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2"/>
    <style:style style:name="ce3" style:family="table-cell" style:parent-style-name="Default" style:data-style-name="N112">
      <style:table-cell-properties fo:background-color="#ffe5ca"/>
    </style:style>
    <style:style style:name="ce4" style:family="table-cell" style:parent-style-name="Default">
      <style:table-cell-properties fo:background-color="#ffe5ca"/>
    </style:style>
    <style:style style:name="ce5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" table:style-name="ta1">
        <office:forms form:automatic-focus="false" form:apply-design-mode="false"/>
        <table:shapes>
          <draw:frame draw:z-index="0" draw:style-name="gr1" draw:text-style-name="P1" svg:width="287.36mm" svg:height="105.06mm" svg:x="25.02mm" svg:y="1752.03mm">
            <draw:object draw:notify-on-update-of-ranges="predict.J2:predict.J386 predict.K2:predict.K3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8.05mm" svg:height="90.01mm" svg:x="28.98mm" svg:y="1866.43mm">
            <draw:object draw:notify-on-update-of-ranges="predict.R3:predict.R386 predict.S3:predict.S386 predict.T3:predict.T386 predict.U3:predict.U3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Default"/>
        <table:table-column table:style-name="co4" table:number-columns-repeated="2" table:default-cell-style-name="ce5"/>
        <table:table-column table:style-name="co4" table:number-columns-repeated="8" table:default-cell-style-name="Default"/>
        <table:table-column table:style-name="co4" table:number-columns-repeated="2" table:default-cell-style-name="ce2"/>
        <table:table-column table:style-name="co4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6702_low</text:p>
          </table:table-cell>
          <table:table-cell table:style-name="Default" office:value-type="string" calcext:value-type="string">
            <text:p>6702_close</text:p>
          </table:table-cell>
          <table:table-cell/>
          <table:table-cell office:value-type="string" calcext:value-type="string">
            <text:p>6702_close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office:value-type="string" calcext:value-type="string">
            <text:p>6702_open</text:p>
          </table:table-cell>
          <table:table-cell/>
          <table:table-cell table:style-name="Default" office:value-type="string" calcext:value-type="string">
            <text:p>6702_low</text:p>
          </table:table-cell>
          <table:table-cell table:style-name="Default" office:value-type="string" calcext:value-type="string">
            <text:p>6702_close</text:p>
          </table:table-cell>
          <table:table-cell/>
          <table:table-cell office:value-type="string" calcext:value-type="string">
            <text:p>買い発注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利益</text:p>
          </table:table-cell>
          <table:table-cell/>
          <table:table-cell office:value-type="string" calcext:value-type="string">
            <text:p>low(実)</text:p>
          </table:table-cell>
          <table:table-cell office:value-type="string" calcext:value-type="string">
            <text:p>close(実)</text:p>
          </table:table-cell>
          <table:table-cell table:style-name="Default" office:value-type="string" calcext:value-type="string">
            <text:p>low(予)</text:p>
          </table:table-cell>
          <table:table-cell table:style-name="Default" office:value-type="string" calcext:value-type="string">
            <text:p>close(予)</text:p>
          </table:table-cell>
          <table:table-cell/>
          <table:table-cell office:value-type="string" calcext:value-type="string">
            <text:p>close(実)-open(実)</text:p>
          </table:table-cell>
          <table:table-cell/>
        </table:table-row>
        <table:table-row table:style-name="ro1">
          <table:table-cell office:value-type="string" calcext:value-type="string">
            <text:p>2016-06-09</text:p>
          </table:table-cell>
          <table:table-cell office:value-type="float" office:value="433.5456" calcext:value-type="float">
            <text:p>433.5</text:p>
          </table:table-cell>
          <table:table-cell office:value-type="float" office:value="435.65253" calcext:value-type="float">
            <text:p>435.7</text:p>
          </table:table-cell>
          <table:table-cell/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27" calcext:value-type="float">
            <text:p>427</text:p>
          </table:table-cell>
          <table:table-cell/>
          <table:table-cell table:formula="of:=[.B2]/[.G2]-1" office:value-type="float" office:value="0.017712676056338" calcext:value-type="float">
            <text:p>0.018</text:p>
          </table:table-cell>
          <table:table-cell table:formula="of:=[.C2]/[.E2]-1" office:value-type="float" office:value="0.00380767281105987" calcext:value-type="float">
            <text:p>0.004</text:p>
          </table:table-cell>
          <table:table-cell/>
          <table:table-cell table:formula="of:=INT([.B2])" office:value-type="float" office:value="433" calcext:value-type="float">
            <text:p>433</text:p>
          </table:table-cell>
          <table:table-cell table:formula="of:=IF([.G2]&lt;[.M2]; [.M2]; &quot;&quot;)" office:value-type="float" office:value="433" calcext:value-type="float">
            <text:p>433</text:p>
          </table:table-cell>
          <table:table-cell table:formula="of:=IF([.N2]&lt;&gt;&quot;&quot;; [.E2])" office:value-type="float" office:value="434" calcext:value-type="float">
            <text:p>434</text:p>
          </table:table-cell>
          <table:table-cell table:formula="of:=IF([.O2]&lt;&gt;&quot;&quot;; [.O2]-[.N2]; &quot;&quot;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]-[.G2]" office:value-type="float" office:value="8" calcext:value-type="float">
            <text:p>8</text:p>
          </table:table-cell>
          <table:table-cell table:formula="of:=[.B2]-[.G2]" office:value-type="float" office:value="7.54559999999998" calcext:value-type="float">
            <text:p>7.5</text:p>
          </table:table-cell>
          <table:table-cell table:formula="of:=[.C2]-[.G2]" office:value-type="float" office:value="9.65253000000001" calcext:value-type="float">
            <text:p>9.7</text:p>
          </table:table-cell>
          <table:table-cell/>
          <table:table-cell table:formula="of:=[.E2]-[.H2]" office:value-type="float" office:value="7" calcext:value-type="float">
            <text:p>7</text:p>
          </table:table-cell>
          <table:table-cell table:formula="of:=IF([.W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office:value-type="float" office:value="432.59085" calcext:value-type="float">
            <text:p>432.6</text:p>
          </table:table-cell>
          <table:table-cell office:value-type="float" office:value="435.1166" calcext:value-type="float">
            <text:p>435.1</text:p>
          </table:table-cell>
          <table:table-cell/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415" calcext:value-type="float">
            <text:p>415</text:p>
          </table:table-cell>
          <table:table-cell/>
          <table:table-cell table:formula="of:=[.B3]/[.G3]-1" office:value-type="float" office:value="0.0226734042553192" calcext:value-type="float">
            <text:p>0.023</text:p>
          </table:table-cell>
          <table:table-cell table:formula="of:=[.C3]/[.E3]-1" office:value-type="float" office:value="0.0190084309133489" calcext:value-type="float">
            <text:p>0.019</text:p>
          </table:table-cell>
          <table:table-cell/>
          <table:table-cell table:formula="of:=INT([.B3])" office:value-type="float" office:value="432" calcext:value-type="float">
            <text:p>432</text:p>
          </table:table-cell>
          <table:table-cell table:formula="of:=IF([.G3]&lt;[.M3]; [.M3]; &quot;&quot;)" office:value-type="float" office:value="432" calcext:value-type="float">
            <text:p>432</text:p>
          </table:table-cell>
          <table:table-cell table:formula="of:=IF([.N3]&lt;&gt;&quot;&quot;; [.E3])" office:value-type="float" office:value="427" calcext:value-type="float">
            <text:p>427</text:p>
          </table:table-cell>
          <table:table-cell table:formula="of:=IF([.O3]&lt;&gt;&quot;&quot;; [.O3]-[.N3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]-[.G3]" office:value-type="float" office:value="4" calcext:value-type="float">
            <text:p>4</text:p>
          </table:table-cell>
          <table:table-cell table:formula="of:=[.B3]-[.G3]" office:value-type="float" office:value="9.59084999999999" calcext:value-type="float">
            <text:p>9.6</text:p>
          </table:table-cell>
          <table:table-cell table:formula="of:=[.C3]-[.G3]" office:value-type="float" office:value="12.1166" calcext:value-type="float">
            <text:p>12.1</text:p>
          </table:table-cell>
          <table:table-cell/>
          <table:table-cell table:formula="of:=[.E3]-[.H3]" office:value-type="float" office:value="12" calcext:value-type="float">
            <text:p>12</text:p>
          </table:table-cell>
          <table:table-cell table:formula="of:=IF([.W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419.2597" calcext:value-type="float">
            <text:p>419.3</text:p>
          </table:table-cell>
          <table:table-cell office:value-type="float" office:value="422.32648" calcext:value-type="float">
            <text:p>422.3</text:p>
          </table:table-cell>
          <table:table-cell/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400" calcext:value-type="float">
            <text:p>400</text:p>
          </table:table-cell>
          <table:table-cell/>
          <table:table-cell table:formula="of:=[.B4]/[.G4]-1" office:value-type="float" office:value="0.030122113022113" calcext:value-type="float">
            <text:p>0.030</text:p>
          </table:table-cell>
          <table:table-cell table:formula="of:=[.C4]/[.E4]-1" office:value-type="float" office:value="0.037657199017199" calcext:value-type="float">
            <text:p>0.038</text:p>
          </table:table-cell>
          <table:table-cell/>
          <table:table-cell table:formula="of:=INT([.B4])" office:value-type="float" office:value="419" calcext:value-type="float">
            <text:p>419</text:p>
          </table:table-cell>
          <table:table-cell table:formula="of:=IF([.G4]&lt;[.M4]; [.M4]; &quot;&quot;)" office:value-type="float" office:value="419" calcext:value-type="float">
            <text:p>419</text:p>
          </table:table-cell>
          <table:table-cell table:formula="of:=IF([.N4]&lt;&gt;&quot;&quot;; [.E4])" office:value-type="float" office:value="407" calcext:value-type="float">
            <text:p>407</text:p>
          </table:table-cell>
          <table:table-cell table:formula="of:=IF([.O4]&lt;&gt;&quot;&quot;; [.O4]-[.N4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]-[.G4]" office:value-type="float" office:value="0" calcext:value-type="float">
            <text:p>0</text:p>
          </table:table-cell>
          <table:table-cell table:formula="of:=[.B4]-[.G4]" office:value-type="float" office:value="12.2597" calcext:value-type="float">
            <text:p>12.3</text:p>
          </table:table-cell>
          <table:table-cell table:formula="of:=[.C4]-[.G4]" office:value-type="float" office:value="15.32648" calcext:value-type="float">
            <text:p>15.3</text:p>
          </table:table-cell>
          <table:table-cell/>
          <table:table-cell table:formula="of:=[.E4]-[.H4]" office:value-type="float" office:value="7" calcext:value-type="float">
            <text:p>7</text:p>
          </table:table-cell>
          <table:table-cell table:formula="of:=IF([.W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410.5438" calcext:value-type="float">
            <text:p>410.5</text:p>
          </table:table-cell>
          <table:table-cell office:value-type="float" office:value="412.95538" calcext:value-type="float">
            <text:p>413.0</text:p>
          </table:table-cell>
          <table:table-cell/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06" calcext:value-type="float">
            <text:p>406</text:p>
          </table:table-cell>
          <table:table-cell table:number-columns-repeated="2" table:style-name="ce4" office:value-type="float" office:value="394" calcext:value-type="float">
            <text:p>394</text:p>
          </table:table-cell>
          <table:table-cell/>
          <table:table-cell table:formula="of:=[.B5]/[.G5]-1" office:value-type="float" office:value="0.0419893401015228" calcext:value-type="float">
            <text:p>0.042</text:p>
          </table:table-cell>
          <table:table-cell table:formula="of:=[.C5]/[.E5]-1" office:value-type="float" office:value="0.0349758897243106" calcext:value-type="float">
            <text:p>0.035</text:p>
          </table:table-cell>
          <table:table-cell/>
          <table:table-cell table:formula="of:=INT([.B5])" office:value-type="float" office:value="410" calcext:value-type="float">
            <text:p>410</text:p>
          </table:table-cell>
          <table:table-cell table:formula="of:=IF([.G5]&lt;[.M5]; [.M5]; &quot;&quot;)" office:value-type="float" office:value="410" calcext:value-type="float">
            <text:p>410</text:p>
          </table:table-cell>
          <table:table-cell table:formula="of:=IF([.N5]&lt;&gt;&quot;&quot;; [.E5])" office:value-type="float" office:value="399" calcext:value-type="float">
            <text:p>399</text:p>
          </table:table-cell>
          <table:table-cell table:formula="of:=IF([.O5]&lt;&gt;&quot;&quot;; [.O5]-[.N5]; &quot;&quot;)"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5]-[.G5]" office:value-type="float" office:value="5" calcext:value-type="float">
            <text:p>5</text:p>
          </table:table-cell>
          <table:table-cell table:formula="of:=[.B5]-[.G5]" office:value-type="float" office:value="16.5438" calcext:value-type="float">
            <text:p>16.5</text:p>
          </table:table-cell>
          <table:table-cell table:formula="of:=[.C5]-[.G5]" office:value-type="float" office:value="18.95538" calcext:value-type="float">
            <text:p>19.0</text:p>
          </table:table-cell>
          <table:table-cell/>
          <table:table-cell table:formula="of:=[.E5]-[.H5]" office:value-type="float" office:value="5" calcext:value-type="float">
            <text:p>5</text:p>
          </table:table-cell>
          <table:table-cell table:formula="of:=IF([.W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office:value-type="float" office:value="400.29788" calcext:value-type="float">
            <text:p>400.3</text:p>
          </table:table-cell>
          <table:table-cell office:value-type="float" office:value="402.90903" calcext:value-type="float">
            <text:p>402.9</text:p>
          </table:table-cell>
          <table:table-cell/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406" calcext:value-type="float">
            <text:p>406</text:p>
          </table:table-cell>
          <table:table-cell/>
          <table:table-cell table:formula="of:=[.B6]/[.G6]-1" office:value-type="float" office:value="0.0185696692111961" calcext:value-type="float">
            <text:p>0.019</text:p>
          </table:table-cell>
          <table:table-cell table:formula="of:=[.C6]/[.E6]-1" office:value-type="float" office:value="-0.00516288888888894" calcext:value-type="float">
            <text:p>-0.005</text:p>
          </table:table-cell>
          <table:table-cell/>
          <table:table-cell table:formula="of:=INT([.B6])" office:value-type="float" office:value="400" calcext:value-type="float">
            <text:p>400</text:p>
          </table:table-cell>
          <table:table-cell table:formula="of:=IF([.G6]&lt;[.M6]; [.M6]; &quot;&quot;)" office:value-type="float" office:value="400" calcext:value-type="float">
            <text:p>400</text:p>
          </table:table-cell>
          <table:table-cell table:formula="of:=IF([.N6]&lt;&gt;&quot;&quot;; [.E6])" office:value-type="float" office:value="405" calcext:value-type="float">
            <text:p>405</text:p>
          </table:table-cell>
          <table:table-cell table:formula="of:=IF([.O6]&lt;&gt;&quot;&quot;; [.O6]-[.N6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6]-[.G6]" office:value-type="float" office:value="12" calcext:value-type="float">
            <text:p>12</text:p>
          </table:table-cell>
          <table:table-cell table:formula="of:=[.B6]-[.G6]" office:value-type="float" office:value="7.29788000000002" calcext:value-type="float">
            <text:p>7.3</text:p>
          </table:table-cell>
          <table:table-cell table:formula="of:=[.C6]-[.G6]" office:value-type="float" office:value="9.90902999999997" calcext:value-type="float">
            <text:p>9.9</text:p>
          </table:table-cell>
          <table:table-cell/>
          <table:table-cell table:formula="of:=[.E6]-[.H6]" office:value-type="float" office:value="-1" calcext:value-type="float">
            <text:p>-1</text:p>
          </table:table-cell>
          <table:table-cell table:formula="of:=IF([.W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table:style-name="ce3" office:value-type="float" office:value="413.37198" calcext:value-type="float">
            <text:p>413.4</text:p>
          </table:table-cell>
          <table:table-cell table:style-name="ce3" office:value-type="float" office:value="415.6293" calcext:value-type="float">
            <text:p>415.6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409" calcext:value-type="float">
            <text:p>409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B7]/[.G7]-1" office:value-type="float" office:value="0.065391701030928" calcext:value-type="float">
            <text:p>0.065</text:p>
          </table:table-cell>
          <table:table-cell table:formula="of:=[.C7]/[.E7]-1" office:value-type="float" office:value="0.0684557840616966" calcext:value-type="float">
            <text:p>0.068</text:p>
          </table:table-cell>
          <table:table-cell/>
          <table:table-cell table:formula="of:=INT([.B7])" office:value-type="float" office:value="413" calcext:value-type="float">
            <text:p>413</text:p>
          </table:table-cell>
          <table:table-cell table:formula="of:=IF([.G7]&lt;[.M7]; [.M7]; &quot;&quot;)" office:value-type="float" office:value="413" calcext:value-type="float">
            <text:p>413</text:p>
          </table:table-cell>
          <table:table-cell table:formula="of:=IF([.N7]&lt;&gt;&quot;&quot;; [.E7]; &quot;&quot;)" office:value-type="float" office:value="389" calcext:value-type="float">
            <text:p>389</text:p>
          </table:table-cell>
          <table:table-cell table:formula="of:=IF([.O7]&lt;&gt;&quot;&quot;; [.O7]-[.N7]; &quot;&quot;)" office:value-type="float" office:value="-24" calcext:value-type="float">
            <text:p>-2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7]-[.G7]" office:value-type="float" office:value="1" calcext:value-type="float">
            <text:p>1</text:p>
          </table:table-cell>
          <table:table-cell table:formula="of:=[.B7]-[.G7]" office:value-type="float" office:value="25.37198" calcext:value-type="float">
            <text:p>25.4</text:p>
          </table:table-cell>
          <table:table-cell table:formula="of:=[.C7]-[.G7]" office:value-type="float" office:value="27.6293" calcext:value-type="float">
            <text:p>27.6</text:p>
          </table:table-cell>
          <table:table-cell/>
          <table:table-cell table:formula="of:=[.E7]-[.H7]" office:value-type="float" office:value="-5" calcext:value-type="float">
            <text:p>-5</text:p>
          </table:table-cell>
          <table:table-cell table:formula="of:=IF([.W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office:value-type="float" office:value="398.29358" calcext:value-type="float">
            <text:p>398.3</text:p>
          </table:table-cell>
          <table:table-cell office:value-type="float" office:value="400.56577" calcext:value-type="float">
            <text:p>400.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B8]/[.G8]-1" office:value-type="float" office:value="0.0108974111675126" calcext:value-type="float">
            <text:p>0.011</text:p>
          </table:table-cell>
          <table:table-cell table:formula="of:=[.C8]/[.E8]-1" office:value-type="float" office:value="0.00141442499999989" calcext:value-type="float">
            <text:p>0.001</text:p>
          </table:table-cell>
          <table:table-cell/>
          <table:table-cell table:formula="of:=INT([.B8])" office:value-type="float" office:value="398" calcext:value-type="float">
            <text:p>398</text:p>
          </table:table-cell>
          <table:table-cell table:formula="of:=IF([.G8]&lt;[.M8]; [.M8]; &quot;&quot;)" office:value-type="float" office:value="398" calcext:value-type="float">
            <text:p>398</text:p>
          </table:table-cell>
          <table:table-cell table:formula="of:=IF([.N8]&lt;&gt;&quot;&quot;; [.E8]; &quot;&quot;)" office:value-type="float" office:value="400" calcext:value-type="float">
            <text:p>400</text:p>
          </table:table-cell>
          <table:table-cell table:formula="of:=IF([.O8]&lt;&gt;&quot;&quot;; [.O8]-[.N8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]-[.G8]" office:value-type="float" office:value="6" calcext:value-type="float">
            <text:p>6</text:p>
          </table:table-cell>
          <table:table-cell table:formula="of:=[.B8]-[.G8]" office:value-type="float" office:value="4.29358000000002" calcext:value-type="float">
            <text:p>4.3</text:p>
          </table:table-cell>
          <table:table-cell table:formula="of:=[.C8]-[.G8]" office:value-type="float" office:value="6.56576999999999" calcext:value-type="float">
            <text:p>6.6</text:p>
          </table:table-cell>
          <table:table-cell/>
          <table:table-cell table:formula="of:=[.E8]-[.H8]" office:value-type="float" office:value="-16" calcext:value-type="float">
            <text:p>-16</text:p>
          </table:table-cell>
          <table:table-cell table:formula="of:=IF([.W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417.56363" calcext:value-type="float">
            <text:p>417.6</text:p>
          </table:table-cell>
          <table:table-cell office:value-type="float" office:value="420.30862" calcext:value-type="float">
            <text:p>420.3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B9]/[.G9]-1" office:value-type="float" office:value="0.0135039563106796" calcext:value-type="float">
            <text:p>0.014</text:p>
          </table:table-cell>
          <table:table-cell table:formula="of:=[.C9]/[.E9]-1" office:value-type="float" office:value="0.0103572596153847" calcext:value-type="float">
            <text:p>0.010</text:p>
          </table:table-cell>
          <table:table-cell/>
          <table:table-cell table:formula="of:=INT([.B9])" office:value-type="float" office:value="417" calcext:value-type="float">
            <text:p>417</text:p>
          </table:table-cell>
          <table:table-cell table:formula="of:=IF([.G9]&lt;[.M9]; [.M9]; &quot;&quot;)" office:value-type="float" office:value="417" calcext:value-type="float">
            <text:p>417</text:p>
          </table:table-cell>
          <table:table-cell table:formula="of:=IF([.N9]&lt;&gt;&quot;&quot;; [.E9]; &quot;&quot;)" office:value-type="float" office:value="416" calcext:value-type="float">
            <text:p>416</text:p>
          </table:table-cell>
          <table:table-cell table:formula="of:=IF([.O9]&lt;&gt;&quot;&quot;; [.O9]-[.N9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]-[.G9]" office:value-type="float" office:value="4" calcext:value-type="float">
            <text:p>4</text:p>
          </table:table-cell>
          <table:table-cell table:formula="of:=[.B9]-[.G9]" office:value-type="float" office:value="5.56362999999999" calcext:value-type="float">
            <text:p>5.6</text:p>
          </table:table-cell>
          <table:table-cell table:formula="of:=[.C9]-[.G9]" office:value-type="float" office:value="8.30862000000002" calcext:value-type="float">
            <text:p>8.3</text:p>
          </table:table-cell>
          <table:table-cell/>
          <table:table-cell table:formula="of:=[.E9]-[.H9]" office:value-type="float" office:value="8" calcext:value-type="float">
            <text:p>8</text:p>
          </table:table-cell>
          <table:table-cell table:formula="of:=IF([.W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float" office:value="413.69092" calcext:value-type="float">
            <text:p>413.7</text:p>
          </table:table-cell>
          <table:table-cell office:value-type="float" office:value="416.18152" calcext:value-type="float">
            <text:p>416.2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B10]/[.G10]-1" office:value-type="float" office:value="0.0342273" calcext:value-type="float">
            <text:p>0.034</text:p>
          </table:table-cell>
          <table:table-cell table:formula="of:=[.C10]/[.E10]-1" office:value-type="float" office:value="0.00284703614457826" calcext:value-type="float">
            <text:p>0.003</text:p>
          </table:table-cell>
          <table:table-cell/>
          <table:table-cell table:formula="of:=INT([.B10])" office:value-type="float" office:value="413" calcext:value-type="float">
            <text:p>413</text:p>
          </table:table-cell>
          <table:table-cell table:formula="of:=IF([.G10]&lt;[.M10]; [.M10]; &quot;&quot;)" office:value-type="float" office:value="413" calcext:value-type="float">
            <text:p>413</text:p>
          </table:table-cell>
          <table:table-cell table:formula="of:=IF([.N10]&lt;&gt;&quot;&quot;; [.E10]; &quot;&quot;)" office:value-type="float" office:value="415" calcext:value-type="float">
            <text:p>415</text:p>
          </table:table-cell>
          <table:table-cell table:formula="of:=IF([.O10]&lt;&gt;&quot;&quot;; [.O10]-[.N10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]-[.G10]" office:value-type="float" office:value="15" calcext:value-type="float">
            <text:p>15</text:p>
          </table:table-cell>
          <table:table-cell table:formula="of:=[.B10]-[.G10]" office:value-type="float" office:value="13.69092" calcext:value-type="float">
            <text:p>13.7</text:p>
          </table:table-cell>
          <table:table-cell table:formula="of:=[.C10]-[.G10]" office:value-type="float" office:value="16.18152" calcext:value-type="float">
            <text:p>16.2</text:p>
          </table:table-cell>
          <table:table-cell/>
          <table:table-cell table:formula="of:=[.E10]-[.H10]" office:value-type="float" office:value="5" calcext:value-type="float">
            <text:p>5</text:p>
          </table:table-cell>
          <table:table-cell table:formula="of:=IF([.W1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office:value-type="float" office:value="416.0735" calcext:value-type="float">
            <text:p>416.1</text:p>
          </table:table-cell>
          <table:table-cell office:value-type="float" office:value="418.03894" calcext:value-type="float">
            <text:p>418.0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9" calcext:value-type="float">
            <text:p>419</text:p>
          </table:table-cell>
          <table:table-cell office:value-type="float" office:value="403" calcext:value-type="float">
            <text:p>403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B11]/[.G11]-1" office:value-type="float" office:value="0.032440446650124" calcext:value-type="float">
            <text:p>0.032</text:p>
          </table:table-cell>
          <table:table-cell table:formula="of:=[.C11]/[.E11]-1" office:value-type="float" office:value="0.00490129807692319" calcext:value-type="float">
            <text:p>0.005</text:p>
          </table:table-cell>
          <table:table-cell/>
          <table:table-cell table:formula="of:=INT([.B11])" office:value-type="float" office:value="416" calcext:value-type="float">
            <text:p>416</text:p>
          </table:table-cell>
          <table:table-cell table:formula="of:=IF([.G11]&lt;[.M11]; [.M11]; &quot;&quot;)" office:value-type="float" office:value="416" calcext:value-type="float">
            <text:p>416</text:p>
          </table:table-cell>
          <table:table-cell table:formula="of:=IF([.N11]&lt;&gt;&quot;&quot;; [.E11]; &quot;&quot;)" office:value-type="float" office:value="416" calcext:value-type="float">
            <text:p>416</text:p>
          </table:table-cell>
          <table:table-cell table:formula="of:=IF([.O11]&lt;&gt;&quot;&quot;; [.O11]-[.N11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]-[.G11]" office:value-type="float" office:value="13" calcext:value-type="float">
            <text:p>13</text:p>
          </table:table-cell>
          <table:table-cell table:formula="of:=[.B11]-[.G11]" office:value-type="float" office:value="13.0735" calcext:value-type="float">
            <text:p>13.1</text:p>
          </table:table-cell>
          <table:table-cell table:formula="of:=[.C11]-[.G11]" office:value-type="float" office:value="15.03894" calcext:value-type="float">
            <text:p>15.0</text:p>
          </table:table-cell>
          <table:table-cell/>
          <table:table-cell table:formula="of:=[.E11]-[.H11]" office:value-type="float" office:value="1" calcext:value-type="float">
            <text:p>1</text:p>
          </table:table-cell>
          <table:table-cell table:formula="of:=IF([.W1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office:value-type="float" office:value="418.11014" calcext:value-type="float">
            <text:p>418.1</text:p>
          </table:table-cell>
          <table:table-cell office:value-type="float" office:value="420.4638" calcext:value-type="float">
            <text:p>420.5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B12]/[.G12]-1" office:value-type="float" office:value="0.017299610705596" calcext:value-type="float">
            <text:p>0.017</text:p>
          </table:table-cell>
          <table:table-cell table:formula="of:=[.C12]/[.E12]-1" office:value-type="float" office:value="-0.0106734117647059" calcext:value-type="float">
            <text:p>-0.011</text:p>
          </table:table-cell>
          <table:table-cell/>
          <table:table-cell table:formula="of:=INT([.B12])" office:value-type="float" office:value="418" calcext:value-type="float">
            <text:p>418</text:p>
          </table:table-cell>
          <table:table-cell table:formula="of:=IF([.G12]&lt;[.M12]; [.M12]; &quot;&quot;)" office:value-type="float" office:value="418" calcext:value-type="float">
            <text:p>418</text:p>
          </table:table-cell>
          <table:table-cell table:formula="of:=IF([.N12]&lt;&gt;&quot;&quot;; [.E12]; &quot;&quot;)" office:value-type="float" office:value="425" calcext:value-type="float">
            <text:p>425</text:p>
          </table:table-cell>
          <table:table-cell table:formula="of:=IF([.O12]&lt;&gt;&quot;&quot;; [.O12]-[.N12]; &quot;&quot;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]-[.G12]" office:value-type="float" office:value="14" calcext:value-type="float">
            <text:p>14</text:p>
          </table:table-cell>
          <table:table-cell table:formula="of:=[.B12]-[.G12]" office:value-type="float" office:value="7.11014" calcext:value-type="float">
            <text:p>7.1</text:p>
          </table:table-cell>
          <table:table-cell table:formula="of:=[.C12]-[.G12]" office:value-type="float" office:value="9.46379999999999" calcext:value-type="float">
            <text:p>9.5</text:p>
          </table:table-cell>
          <table:table-cell/>
          <table:table-cell table:formula="of:=[.E12]-[.H12]" office:value-type="float" office:value="-3" calcext:value-type="float">
            <text:p>-3</text:p>
          </table:table-cell>
          <table:table-cell table:formula="of:=IF([.W1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office:value-type="float" office:value="434.24103" calcext:value-type="float">
            <text:p>434.2</text:p>
          </table:table-cell>
          <table:table-cell office:value-type="float" office:value="435.784" calcext:value-type="float">
            <text:p>435.8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B13]/[.G13]-1" office:value-type="float" office:value="0.15797608" calcext:value-type="float">
            <text:p>0.158</text:p>
          </table:table-cell>
          <table:table-cell table:formula="of:=[.C13]/[.E13]-1" office:value-type="float" office:value="0.152867724867725" calcext:value-type="float">
            <text:p>0.153</text:p>
          </table:table-cell>
          <table:table-cell/>
          <table:table-cell table:formula="of:=INT([.B13])" office:value-type="float" office:value="434" calcext:value-type="float">
            <text:p>434</text:p>
          </table:table-cell>
          <table:table-cell table:formula="of:=IF([.G13]&lt;[.M13]; [.M13]; &quot;&quot;)" office:value-type="float" office:value="434" calcext:value-type="float">
            <text:p>434</text:p>
          </table:table-cell>
          <table:table-cell table:formula="of:=IF([.N13]&lt;&gt;&quot;&quot;; [.E13]; &quot;&quot;)" office:value-type="float" office:value="378" calcext:value-type="float">
            <text:p>378</text:p>
          </table:table-cell>
          <table:table-cell table:formula="of:=IF([.O13]&lt;&gt;&quot;&quot;; [.O13]-[.N13]; &quot;&quot;)" office:value-type="float" office:value="-56" calcext:value-type="float">
            <text:p>-5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]-[.G13]" office:value-type="float" office:value="3" calcext:value-type="float">
            <text:p>3</text:p>
          </table:table-cell>
          <table:table-cell table:formula="of:=[.B13]-[.G13]" office:value-type="float" office:value="59.24103" calcext:value-type="float">
            <text:p>59.2</text:p>
          </table:table-cell>
          <table:table-cell table:formula="of:=[.C13]-[.G13]" office:value-type="float" office:value="60.784" calcext:value-type="float">
            <text:p>60.8</text:p>
          </table:table-cell>
          <table:table-cell/>
          <table:table-cell table:formula="of:=[.E13]-[.H13]" office:value-type="float" office:value="-7" calcext:value-type="float">
            <text:p>-7</text:p>
          </table:table-cell>
          <table:table-cell table:formula="of:=IF([.W1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385.828" calcext:value-type="float">
            <text:p>385.8</text:p>
          </table:table-cell>
          <table:table-cell office:value-type="float" office:value="388.6515" calcext:value-type="float">
            <text:p>388.7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355" calcext:value-type="float">
            <text:p>355</text:p>
          </table:table-cell>
          <table:table-cell/>
          <table:table-cell table:formula="of:=[.B14]/[.G14]-1" office:value-type="float" office:value="0.0868394366197183" calcext:value-type="float">
            <text:p>0.087</text:p>
          </table:table-cell>
          <table:table-cell table:formula="of:=[.C14]/[.E14]-1" office:value-type="float" office:value="0.067723901098901" calcext:value-type="float">
            <text:p>0.068</text:p>
          </table:table-cell>
          <table:table-cell/>
          <table:table-cell table:formula="of:=INT([.B14])" office:value-type="float" office:value="385" calcext:value-type="float">
            <text:p>385</text:p>
          </table:table-cell>
          <table:table-cell table:formula="of:=IF([.G14]&lt;[.M14]; [.M14]; &quot;&quot;)" office:value-type="float" office:value="385" calcext:value-type="float">
            <text:p>385</text:p>
          </table:table-cell>
          <table:table-cell table:formula="of:=IF([.N14]&lt;&gt;&quot;&quot;; [.E14]; &quot;&quot;)" office:value-type="float" office:value="364" calcext:value-type="float">
            <text:p>364</text:p>
          </table:table-cell>
          <table:table-cell table:formula="of:=IF([.O14]&lt;&gt;&quot;&quot;; [.O14]-[.N14]; &quot;&quot;)" office:value-type="float" office:value="-21" calcext:value-type="float">
            <text:p>-2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]-[.G14]" office:value-type="float" office:value="9" calcext:value-type="float">
            <text:p>9</text:p>
          </table:table-cell>
          <table:table-cell table:formula="of:=[.B14]-[.G14]" office:value-type="float" office:value="30.828" calcext:value-type="float">
            <text:p>30.8</text:p>
          </table:table-cell>
          <table:table-cell table:formula="of:=[.C14]-[.G14]" office:value-type="float" office:value="33.6515" calcext:value-type="float">
            <text:p>33.7</text:p>
          </table:table-cell>
          <table:table-cell/>
          <table:table-cell table:formula="of:=[.E14]-[.H14]" office:value-type="float" office:value="9" calcext:value-type="float">
            <text:p>9</text:p>
          </table:table-cell>
          <table:table-cell table:formula="of:=IF([.W1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370.5957" calcext:value-type="float">
            <text:p>370.6</text:p>
          </table:table-cell>
          <table:table-cell office:value-type="float" office:value="373.75528" calcext:value-type="float">
            <text:p>373.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46" calcext:value-type="float">
            <text:p>346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B15]/[.G15]-1" office:value-type="float" office:value="0.071085838150289" calcext:value-type="float">
            <text:p>0.071</text:p>
          </table:table-cell>
          <table:table-cell table:formula="of:=[.C15]/[.E15]-1" office:value-type="float" office:value="0.0528317746478875" calcext:value-type="float">
            <text:p>0.053</text:p>
          </table:table-cell>
          <table:table-cell/>
          <table:table-cell table:formula="of:=INT([.B15])" office:value-type="float" office:value="370" calcext:value-type="float">
            <text:p>370</text:p>
          </table:table-cell>
          <table:table-cell table:formula="of:=IF([.G15]&lt;[.M15]; [.M15]; &quot;&quot;)" office:value-type="float" office:value="370" calcext:value-type="float">
            <text:p>370</text:p>
          </table:table-cell>
          <table:table-cell table:formula="of:=IF([.N15]&lt;&gt;&quot;&quot;; [.E15]; &quot;&quot;)" office:value-type="float" office:value="355" calcext:value-type="float">
            <text:p>355</text:p>
          </table:table-cell>
          <table:table-cell table:formula="of:=IF([.O15]&lt;&gt;&quot;&quot;; [.O15]-[.N15]; &quot;&quot;)" office:value-type="float" office:value="-15" calcext:value-type="float">
            <text:p>-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]-[.G15]" office:value-type="float" office:value="9" calcext:value-type="float">
            <text:p>9</text:p>
          </table:table-cell>
          <table:table-cell table:formula="of:=[.B15]-[.G15]" office:value-type="float" office:value="24.5957" calcext:value-type="float">
            <text:p>24.6</text:p>
          </table:table-cell>
          <table:table-cell table:formula="of:=[.C15]-[.G15]" office:value-type="float" office:value="27.75528" calcext:value-type="float">
            <text:p>27.8</text:p>
          </table:table-cell>
          <table:table-cell/>
          <table:table-cell table:formula="of:=[.E15]-[.H15]" office:value-type="float" office:value="-7" calcext:value-type="float">
            <text:p>-7</text:p>
          </table:table-cell>
          <table:table-cell table:formula="of:=IF([.W1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office:value-type="float" office:value="372.69147" calcext:value-type="float">
            <text:p>372.7</text:p>
          </table:table-cell>
          <table:table-cell office:value-type="float" office:value="375.54886" calcext:value-type="float">
            <text:p>375.5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57" calcext:value-type="float">
            <text:p>357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B16]/[.G16]-1" office:value-type="float" office:value="0.0439536974789916" calcext:value-type="float">
            <text:p>0.044</text:p>
          </table:table-cell>
          <table:table-cell table:formula="of:=[.C16]/[.E16]-1" office:value-type="float" office:value="0.026089781420765" calcext:value-type="float">
            <text:p>0.026</text:p>
          </table:table-cell>
          <table:table-cell/>
          <table:table-cell table:formula="of:=INT([.B16])" office:value-type="float" office:value="372" calcext:value-type="float">
            <text:p>372</text:p>
          </table:table-cell>
          <table:table-cell table:formula="of:=IF([.G16]&lt;[.M16]; [.M16]; &quot;&quot;)" office:value-type="float" office:value="372" calcext:value-type="float">
            <text:p>372</text:p>
          </table:table-cell>
          <table:table-cell table:formula="of:=IF([.N16]&lt;&gt;&quot;&quot;; [.E16]; &quot;&quot;)" office:value-type="float" office:value="366" calcext:value-type="float">
            <text:p>366</text:p>
          </table:table-cell>
          <table:table-cell table:formula="of:=IF([.O16]&lt;&gt;&quot;&quot;; [.O16]-[.N16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6]-[.G16]" office:value-type="float" office:value="9" calcext:value-type="float">
            <text:p>9</text:p>
          </table:table-cell>
          <table:table-cell table:formula="of:=[.B16]-[.G16]" office:value-type="float" office:value="15.69147" calcext:value-type="float">
            <text:p>15.7</text:p>
          </table:table-cell>
          <table:table-cell table:formula="of:=[.C16]-[.G16]" office:value-type="float" office:value="18.54886" calcext:value-type="float">
            <text:p>18.5</text:p>
          </table:table-cell>
          <table:table-cell/>
          <table:table-cell table:formula="of:=[.E16]-[.H16]" office:value-type="float" office:value="-8" calcext:value-type="float">
            <text:p>-8</text:p>
          </table:table-cell>
          <table:table-cell table:formula="of:=IF([.W1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385.76242" calcext:value-type="float">
            <text:p>385.8</text:p>
          </table:table-cell>
          <table:table-cell office:value-type="float" office:value="387.72375" calcext:value-type="float">
            <text:p>387.7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B17]/[.G17]-1" office:value-type="float" office:value="0.0454266124661247" calcext:value-type="float">
            <text:p>0.045</text:p>
          </table:table-cell>
          <table:table-cell table:formula="of:=[.C17]/[.E17]-1" office:value-type="float" office:value="0.0366945187165775" calcext:value-type="float">
            <text:p>0.037</text:p>
          </table:table-cell>
          <table:table-cell/>
          <table:table-cell table:formula="of:=INT([.B17])" office:value-type="float" office:value="385" calcext:value-type="float">
            <text:p>385</text:p>
          </table:table-cell>
          <table:table-cell table:formula="of:=IF([.G17]&lt;[.M17]; [.M17]; &quot;&quot;)" office:value-type="float" office:value="385" calcext:value-type="float">
            <text:p>385</text:p>
          </table:table-cell>
          <table:table-cell table:formula="of:=IF([.N17]&lt;&gt;&quot;&quot;; [.E17]; &quot;&quot;)" office:value-type="float" office:value="374" calcext:value-type="float">
            <text:p>374</text:p>
          </table:table-cell>
          <table:table-cell table:formula="of:=IF([.O17]&lt;&gt;&quot;&quot;; [.O17]-[.N17]; &quot;&quot;)"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7]-[.G17]" office:value-type="float" office:value="5" calcext:value-type="float">
            <text:p>5</text:p>
          </table:table-cell>
          <table:table-cell table:formula="of:=[.B17]-[.G17]" office:value-type="float" office:value="16.76242" calcext:value-type="float">
            <text:p>16.8</text:p>
          </table:table-cell>
          <table:table-cell table:formula="of:=[.C17]-[.G17]" office:value-type="float" office:value="18.72375" calcext:value-type="float">
            <text:p>18.7</text:p>
          </table:table-cell>
          <table:table-cell/>
          <table:table-cell table:formula="of:=[.E17]-[.H17]" office:value-type="float" office:value="0" calcext:value-type="float">
            <text:p>0</text:p>
          </table:table-cell>
          <table:table-cell table:formula="of:=IF([.W1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384.50122" calcext:value-type="float">
            <text:p>384.5</text:p>
          </table:table-cell>
          <table:table-cell office:value-type="float" office:value="387.08575" calcext:value-type="float">
            <text:p>387.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370" calcext:value-type="float">
            <text:p>370</text:p>
          </table:table-cell>
          <table:table-cell/>
          <table:table-cell table:formula="of:=[.B18]/[.G18]-1" office:value-type="float" office:value="0.0391924864864865" calcext:value-type="float">
            <text:p>0.039</text:p>
          </table:table-cell>
          <table:table-cell table:formula="of:=[.C18]/[.E18]-1" office:value-type="float" office:value="0.0433578167115904" calcext:value-type="float">
            <text:p>0.043</text:p>
          </table:table-cell>
          <table:table-cell/>
          <table:table-cell table:formula="of:=INT([.B18])" office:value-type="float" office:value="384" calcext:value-type="float">
            <text:p>384</text:p>
          </table:table-cell>
          <table:table-cell table:formula="of:=IF([.G18]&lt;[.M18]; [.M18]; &quot;&quot;)" office:value-type="float" office:value="384" calcext:value-type="float">
            <text:p>384</text:p>
          </table:table-cell>
          <table:table-cell table:formula="of:=IF([.N18]&lt;&gt;&quot;&quot;; [.E18]; &quot;&quot;)" office:value-type="float" office:value="371" calcext:value-type="float">
            <text:p>371</text:p>
          </table:table-cell>
          <table:table-cell table:formula="of:=IF([.O18]&lt;&gt;&quot;&quot;; [.O18]-[.N18]; &quot;&quot;)" office:value-type="float" office:value="-13" calcext:value-type="float">
            <text:p>-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]-[.G18]" office:value-type="float" office:value="1" calcext:value-type="float">
            <text:p>1</text:p>
          </table:table-cell>
          <table:table-cell table:formula="of:=[.B18]-[.G18]" office:value-type="float" office:value="14.50122" calcext:value-type="float">
            <text:p>14.5</text:p>
          </table:table-cell>
          <table:table-cell table:formula="of:=[.C18]-[.G18]" office:value-type="float" office:value="17.08575" calcext:value-type="float">
            <text:p>17.1</text:p>
          </table:table-cell>
          <table:table-cell/>
          <table:table-cell table:formula="of:=[.E18]-[.H18]" office:value-type="float" office:value="1" calcext:value-type="float">
            <text:p>1</text:p>
          </table:table-cell>
          <table:table-cell table:formula="of:=IF([.W1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385.2989" calcext:value-type="float">
            <text:p>385.3</text:p>
          </table:table-cell>
          <table:table-cell office:value-type="float" office:value="387.39355" calcext:value-type="float">
            <text:p>387.4</text:p>
          </table:table-cell>
          <table:table-cell/>
          <table:table-cell table:number-columns-repeated="2" office:value-type="float" office:value="380" calcext:value-type="float">
            <text:p>380</text:p>
          </table:table-cell>
          <table:table-cell office:value-type="float" office:value="366" calcext:value-type="float">
            <text:p>36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B19]/[.G19]-1" office:value-type="float" office:value="0.0527292349726776" calcext:value-type="float">
            <text:p>0.053</text:p>
          </table:table-cell>
          <table:table-cell table:formula="of:=[.C19]/[.E19]-1" office:value-type="float" office:value="0.0194567105263157" calcext:value-type="float">
            <text:p>0.019</text:p>
          </table:table-cell>
          <table:table-cell/>
          <table:table-cell table:formula="of:=INT([.B19])" office:value-type="float" office:value="385" calcext:value-type="float">
            <text:p>385</text:p>
          </table:table-cell>
          <table:table-cell table:formula="of:=IF([.G19]&lt;[.M19]; [.M19]; &quot;&quot;)" office:value-type="float" office:value="385" calcext:value-type="float">
            <text:p>385</text:p>
          </table:table-cell>
          <table:table-cell table:formula="of:=IF([.N19]&lt;&gt;&quot;&quot;; [.E19]; &quot;&quot;)" office:value-type="float" office:value="380" calcext:value-type="float">
            <text:p>380</text:p>
          </table:table-cell>
          <table:table-cell table:formula="of:=IF([.O19]&lt;&gt;&quot;&quot;; [.O19]-[.N19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]-[.G19]" office:value-type="float" office:value="14" calcext:value-type="float">
            <text:p>14</text:p>
          </table:table-cell>
          <table:table-cell table:formula="of:=[.B19]-[.G19]" office:value-type="float" office:value="19.2989" calcext:value-type="float">
            <text:p>19.3</text:p>
          </table:table-cell>
          <table:table-cell table:formula="of:=[.C19]-[.G19]" office:value-type="float" office:value="21.39355" calcext:value-type="float">
            <text:p>21.4</text:p>
          </table:table-cell>
          <table:table-cell/>
          <table:table-cell table:formula="of:=[.E19]-[.H19]" office:value-type="float" office:value="0" calcext:value-type="float">
            <text:p>0</text:p>
          </table:table-cell>
          <table:table-cell table:formula="of:=IF([.W1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391.74887" calcext:value-type="float">
            <text:p>391.7</text:p>
          </table:table-cell>
          <table:table-cell office:value-type="float" office:value="393.7213" calcext:value-type="float">
            <text:p>393.7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381" calcext:value-type="float">
            <text:p>381</text:p>
          </table:table-cell>
          <table:table-cell office:value-type="float" office:value="374" calcext:value-type="float">
            <text:p>374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B20]/[.G20]-1" office:value-type="float" office:value="0.0474568716577541" calcext:value-type="float">
            <text:p>0.047</text:p>
          </table:table-cell>
          <table:table-cell table:formula="of:=[.C20]/[.E20]-1" office:value-type="float" office:value="0.0471311170212765" calcext:value-type="float">
            <text:p>0.047</text:p>
          </table:table-cell>
          <table:table-cell/>
          <table:table-cell table:formula="of:=INT([.B20])" office:value-type="float" office:value="391" calcext:value-type="float">
            <text:p>391</text:p>
          </table:table-cell>
          <table:table-cell table:formula="of:=IF([.G20]&lt;[.M20]; [.M20]; &quot;&quot;)" office:value-type="float" office:value="391" calcext:value-type="float">
            <text:p>391</text:p>
          </table:table-cell>
          <table:table-cell table:formula="of:=IF([.N20]&lt;&gt;&quot;&quot;; [.E20]; &quot;&quot;)" office:value-type="float" office:value="376" calcext:value-type="float">
            <text:p>376</text:p>
          </table:table-cell>
          <table:table-cell table:formula="of:=IF([.O20]&lt;&gt;&quot;&quot;; [.O20]-[.N20]; &quot;&quot;)" office:value-type="float" office:value="-15" calcext:value-type="float">
            <text:p>-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]-[.G20]" office:value-type="float" office:value="2" calcext:value-type="float">
            <text:p>2</text:p>
          </table:table-cell>
          <table:table-cell table:formula="of:=[.B20]-[.G20]" office:value-type="float" office:value="17.74887" calcext:value-type="float">
            <text:p>17.7</text:p>
          </table:table-cell>
          <table:table-cell table:formula="of:=[.C20]-[.G20]" office:value-type="float" office:value="19.7213" calcext:value-type="float">
            <text:p>19.7</text:p>
          </table:table-cell>
          <table:table-cell/>
          <table:table-cell table:formula="of:=[.E20]-[.H20]" office:value-type="float" office:value="16" calcext:value-type="float">
            <text:p>16</text:p>
          </table:table-cell>
          <table:table-cell table:formula="of:=IF([.W2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office:value-type="float" office:value="380.81653" calcext:value-type="float">
            <text:p>380.8</text:p>
          </table:table-cell>
          <table:table-cell office:value-type="float" office:value="382.98343" calcext:value-type="float">
            <text:p>383.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B21]/[.G21]-1" office:value-type="float" office:value="0.0911648424068767" calcext:value-type="float">
            <text:p>0.091</text:p>
          </table:table-cell>
          <table:table-cell table:formula="of:=[.C21]/[.E21]-1" office:value-type="float" office:value="0.0788265633802816" calcext:value-type="float">
            <text:p>0.079</text:p>
          </table:table-cell>
          <table:table-cell/>
          <table:table-cell table:formula="of:=INT([.B21])" office:value-type="float" office:value="380" calcext:value-type="float">
            <text:p>380</text:p>
          </table:table-cell>
          <table:table-cell table:formula="of:=IF([.G21]&lt;[.M21]; [.M21]; &quot;&quot;)" office:value-type="float" office:value="380" calcext:value-type="float">
            <text:p>380</text:p>
          </table:table-cell>
          <table:table-cell table:formula="of:=IF([.N21]&lt;&gt;&quot;&quot;; [.E21]; &quot;&quot;)" office:value-type="float" office:value="355" calcext:value-type="float">
            <text:p>355</text:p>
          </table:table-cell>
          <table:table-cell table:formula="of:=IF([.O21]&lt;&gt;&quot;&quot;; [.O21]-[.N21]; &quot;&quot;)" office:value-type="float" office:value="-25" calcext:value-type="float">
            <text:p>-2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]-[.G21]" office:value-type="float" office:value="6" calcext:value-type="float">
            <text:p>6</text:p>
          </table:table-cell>
          <table:table-cell table:formula="of:=[.B21]-[.G21]" office:value-type="float" office:value="31.81653" calcext:value-type="float">
            <text:p>31.8</text:p>
          </table:table-cell>
          <table:table-cell table:formula="of:=[.C21]-[.G21]" office:value-type="float" office:value="33.98343" calcext:value-type="float">
            <text:p>34.0</text:p>
          </table:table-cell>
          <table:table-cell/>
          <table:table-cell table:formula="of:=[.E21]-[.H21]" office:value-type="float" office:value="5" calcext:value-type="float">
            <text:p>5</text:p>
          </table:table-cell>
          <table:table-cell table:formula="of:=IF([.W2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float" office:value="366.01953" calcext:value-type="float">
            <text:p>366.0</text:p>
          </table:table-cell>
          <table:table-cell office:value-type="float" office:value="369.1625" calcext:value-type="float">
            <text:p>369.2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56" calcext:value-type="float">
            <text:p>35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B22]/[.G22]-1" office:value-type="float" office:value="0.0548113256484148" calcext:value-type="float">
            <text:p>0.055</text:p>
          </table:table-cell>
          <table:table-cell table:formula="of:=[.C22]/[.E22]-1" office:value-type="float" office:value="0.0608117816091955" calcext:value-type="float">
            <text:p>0.061</text:p>
          </table:table-cell>
          <table:table-cell/>
          <table:table-cell table:formula="of:=INT([.B22])" office:value-type="float" office:value="366" calcext:value-type="float">
            <text:p>366</text:p>
          </table:table-cell>
          <table:table-cell table:formula="of:=IF([.G22]&lt;[.M22]; [.M22]; &quot;&quot;)" office:value-type="float" office:value="366" calcext:value-type="float">
            <text:p>366</text:p>
          </table:table-cell>
          <table:table-cell table:formula="of:=IF([.N22]&lt;&gt;&quot;&quot;; [.E22]; &quot;&quot;)" office:value-type="float" office:value="348" calcext:value-type="float">
            <text:p>348</text:p>
          </table:table-cell>
          <table:table-cell table:formula="of:=IF([.O22]&lt;&gt;&quot;&quot;; [.O22]-[.N22]; &quot;&quot;)" office:value-type="float" office:value="-18" calcext:value-type="float">
            <text:p>-1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2]-[.G22]" office:value-type="float" office:value="1" calcext:value-type="float">
            <text:p>1</text:p>
          </table:table-cell>
          <table:table-cell table:formula="of:=[.B22]-[.G22]" office:value-type="float" office:value="19.01953" calcext:value-type="float">
            <text:p>19.0</text:p>
          </table:table-cell>
          <table:table-cell table:formula="of:=[.C22]-[.G22]" office:value-type="float" office:value="22.1625" calcext:value-type="float">
            <text:p>22.2</text:p>
          </table:table-cell>
          <table:table-cell/>
          <table:table-cell table:formula="of:=[.E22]-[.H22]" office:value-type="float" office:value="0" calcext:value-type="float">
            <text:p>0</text:p>
          </table:table-cell>
          <table:table-cell table:formula="of:=IF([.W2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float" office:value="367.25146" calcext:value-type="float">
            <text:p>367.3</text:p>
          </table:table-cell>
          <table:table-cell office:value-type="float" office:value="369.84796" calcext:value-type="float">
            <text:p>369.8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54" calcext:value-type="float">
            <text:p>354</text:p>
          </table:table-cell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B23]/[.G23]-1" office:value-type="float" office:value="0.0707039650145773" calcext:value-type="float">
            <text:p>0.071</text:p>
          </table:table-cell>
          <table:table-cell table:formula="of:=[.C23]/[.E23]-1" office:value-type="float" office:value="0.0782739358600584" calcext:value-type="float">
            <text:p>0.078</text:p>
          </table:table-cell>
          <table:table-cell/>
          <table:table-cell table:formula="of:=INT([.B23])" office:value-type="float" office:value="367" calcext:value-type="float">
            <text:p>367</text:p>
          </table:table-cell>
          <table:table-cell table:formula="of:=IF([.G23]&lt;[.M23]; [.M23]; &quot;&quot;)" office:value-type="float" office:value="367" calcext:value-type="float">
            <text:p>367</text:p>
          </table:table-cell>
          <table:table-cell table:formula="of:=IF([.N23]&lt;&gt;&quot;&quot;; [.E23]; &quot;&quot;)" office:value-type="float" office:value="343" calcext:value-type="float">
            <text:p>343</text:p>
          </table:table-cell>
          <table:table-cell table:formula="of:=IF([.O23]&lt;&gt;&quot;&quot;; [.O23]-[.N23]; &quot;&quot;)" office:value-type="float" office:value="-24" calcext:value-type="float">
            <text:p>-2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3]-[.G23]" office:value-type="float" office:value="0" calcext:value-type="float">
            <text:p>0</text:p>
          </table:table-cell>
          <table:table-cell table:formula="of:=[.B23]-[.G23]" office:value-type="float" office:value="24.25146" calcext:value-type="float">
            <text:p>24.3</text:p>
          </table:table-cell>
          <table:table-cell table:formula="of:=[.C23]-[.G23]" office:value-type="float" office:value="26.84796" calcext:value-type="float">
            <text:p>26.8</text:p>
          </table:table-cell>
          <table:table-cell/>
          <table:table-cell table:formula="of:=[.E23]-[.H23]" office:value-type="float" office:value="-8" calcext:value-type="float">
            <text:p>-8</text:p>
          </table:table-cell>
          <table:table-cell table:formula="of:=IF([.W2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369.2628" calcext:value-type="float">
            <text:p>369.3</text:p>
          </table:table-cell>
          <table:table-cell office:value-type="float" office:value="371.6155" calcext:value-type="float">
            <text:p>371.6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B24]/[.G24]-1" office:value-type="float" office:value="0.0580595988538684" calcext:value-type="float">
            <text:p>0.058</text:p>
          </table:table-cell>
          <table:table-cell table:formula="of:=[.C24]/[.E24]-1" office:value-type="float" office:value="0.0294058171745153" calcext:value-type="float">
            <text:p>0.029</text:p>
          </table:table-cell>
          <table:table-cell/>
          <table:table-cell table:formula="of:=INT([.B24])" office:value-type="float" office:value="369" calcext:value-type="float">
            <text:p>369</text:p>
          </table:table-cell>
          <table:table-cell table:formula="of:=IF([.G24]&lt;[.M24]; [.M24]; &quot;&quot;)" office:value-type="float" office:value="369" calcext:value-type="float">
            <text:p>369</text:p>
          </table:table-cell>
          <table:table-cell table:formula="of:=IF([.N24]&lt;&gt;&quot;&quot;; [.E24]; &quot;&quot;)" office:value-type="float" office:value="361" calcext:value-type="float">
            <text:p>361</text:p>
          </table:table-cell>
          <table:table-cell table:formula="of:=IF([.O24]&lt;&gt;&quot;&quot;; [.O24]-[.N24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4]-[.G24]" office:value-type="float" office:value="12" calcext:value-type="float">
            <text:p>12</text:p>
          </table:table-cell>
          <table:table-cell table:formula="of:=[.B24]-[.G24]" office:value-type="float" office:value="20.2628" calcext:value-type="float">
            <text:p>20.3</text:p>
          </table:table-cell>
          <table:table-cell table:formula="of:=[.C24]-[.G24]" office:value-type="float" office:value="22.6155" calcext:value-type="float">
            <text:p>22.6</text:p>
          </table:table-cell>
          <table:table-cell/>
          <table:table-cell table:formula="of:=[.E24]-[.H24]" office:value-type="float" office:value="-16" calcext:value-type="float">
            <text:p>-16</text:p>
          </table:table-cell>
          <table:table-cell table:formula="of:=IF([.W2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float" office:value="386.19" calcext:value-type="float">
            <text:p>386.2</text:p>
          </table:table-cell>
          <table:table-cell office:value-type="float" office:value="388.0899" calcext:value-type="float">
            <text:p>388.1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25]/[.G25]-1" office:value-type="float" office:value="0.0271010638297873" calcext:value-type="float">
            <text:p>0.027</text:p>
          </table:table-cell>
          <table:table-cell table:formula="of:=[.C25]/[.E25]-1" office:value-type="float" office:value="0.0159421465968586" calcext:value-type="float">
            <text:p>0.016</text:p>
          </table:table-cell>
          <table:table-cell/>
          <table:table-cell table:formula="of:=INT([.B25])" office:value-type="float" office:value="386" calcext:value-type="float">
            <text:p>386</text:p>
          </table:table-cell>
          <table:table-cell table:formula="of:=IF([.G25]&lt;[.M25]; [.M25]; &quot;&quot;)" office:value-type="float" office:value="386" calcext:value-type="float">
            <text:p>386</text:p>
          </table:table-cell>
          <table:table-cell table:formula="of:=IF([.N25]&lt;&gt;&quot;&quot;; [.E25]; &quot;&quot;)" office:value-type="float" office:value="382" calcext:value-type="float">
            <text:p>382</text:p>
          </table:table-cell>
          <table:table-cell table:formula="of:=IF([.O25]&lt;&gt;&quot;&quot;; [.O25]-[.N25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]-[.G25]" office:value-type="float" office:value="6" calcext:value-type="float">
            <text:p>6</text:p>
          </table:table-cell>
          <table:table-cell table:formula="of:=[.B25]-[.G25]" office:value-type="float" office:value="10.19" calcext:value-type="float">
            <text:p>10.2</text:p>
          </table:table-cell>
          <table:table-cell table:formula="of:=[.C25]-[.G25]" office:value-type="float" office:value="12.0899" calcext:value-type="float">
            <text:p>12.1</text:p>
          </table:table-cell>
          <table:table-cell/>
          <table:table-cell table:formula="of:=[.E25]-[.H25]" office:value-type="float" office:value="-18" calcext:value-type="float">
            <text:p>-18</text:p>
          </table:table-cell>
          <table:table-cell table:formula="of:=IF([.W2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office:value-type="float" office:value="404.3048" calcext:value-type="float">
            <text:p>404.3</text:p>
          </table:table-cell>
          <table:table-cell office:value-type="float" office:value="406.69897" calcext:value-type="float">
            <text:p>406.7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B26]/[.G26]-1" office:value-type="float" office:value="0.0393439588688946" calcext:value-type="float">
            <text:p>0.039</text:p>
          </table:table-cell>
          <table:table-cell table:formula="of:=[.C26]/[.E26]-1" office:value-type="float" office:value="0.0428178717948717" calcext:value-type="float">
            <text:p>0.043</text:p>
          </table:table-cell>
          <table:table-cell/>
          <table:table-cell table:formula="of:=INT([.B26])" office:value-type="float" office:value="404" calcext:value-type="float">
            <text:p>404</text:p>
          </table:table-cell>
          <table:table-cell table:formula="of:=IF([.G26]&lt;[.M26]; [.M26]; &quot;&quot;)" office:value-type="float" office:value="404" calcext:value-type="float">
            <text:p>404</text:p>
          </table:table-cell>
          <table:table-cell table:formula="of:=IF([.N26]&lt;&gt;&quot;&quot;; [.E26]; &quot;&quot;)" office:value-type="float" office:value="390" calcext:value-type="float">
            <text:p>390</text:p>
          </table:table-cell>
          <table:table-cell table:formula="of:=IF([.O26]&lt;&gt;&quot;&quot;; [.O26]-[.N26]; &quot;&quot;)" office:value-type="float" office:value="-14" calcext:value-type="float">
            <text:p>-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]-[.G26]" office:value-type="float" office:value="1" calcext:value-type="float">
            <text:p>1</text:p>
          </table:table-cell>
          <table:table-cell table:formula="of:=[.B26]-[.G26]" office:value-type="float" office:value="15.3048" calcext:value-type="float">
            <text:p>15.3</text:p>
          </table:table-cell>
          <table:table-cell table:formula="of:=[.C26]-[.G26]" office:value-type="float" office:value="17.69897" calcext:value-type="float">
            <text:p>17.7</text:p>
          </table:table-cell>
          <table:table-cell/>
          <table:table-cell table:formula="of:=[.E26]-[.H26]" office:value-type="float" office:value="0" calcext:value-type="float">
            <text:p>0</text:p>
          </table:table-cell>
          <table:table-cell table:formula="of:=IF([.W2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float" office:value="398.25012" calcext:value-type="float">
            <text:p>398.3</text:p>
          </table:table-cell>
          <table:table-cell office:value-type="float" office:value="400.78763" calcext:value-type="float">
            <text:p>400.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[.B27]/[.G27]-1" office:value-type="float" office:value="0.0371096874999999" calcext:value-type="float">
            <text:p>0.037</text:p>
          </table:table-cell>
          <table:table-cell table:formula="of:=[.C27]/[.E27]-1" office:value-type="float" office:value="0.0276605897435898" calcext:value-type="float">
            <text:p>0.028</text:p>
          </table:table-cell>
          <table:table-cell/>
          <table:table-cell table:formula="of:=INT([.B27])" office:value-type="float" office:value="398" calcext:value-type="float">
            <text:p>398</text:p>
          </table:table-cell>
          <table:table-cell table:formula="of:=IF([.G27]&lt;[.M27]; [.M27]; &quot;&quot;)" office:value-type="float" office:value="398" calcext:value-type="float">
            <text:p>398</text:p>
          </table:table-cell>
          <table:table-cell table:formula="of:=IF([.N27]&lt;&gt;&quot;&quot;; [.E27]; &quot;&quot;)" office:value-type="float" office:value="390" calcext:value-type="float">
            <text:p>390</text:p>
          </table:table-cell>
          <table:table-cell table:formula="of:=IF([.O27]&lt;&gt;&quot;&quot;; [.O27]-[.N27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7]-[.G27]" office:value-type="float" office:value="6" calcext:value-type="float">
            <text:p>6</text:p>
          </table:table-cell>
          <table:table-cell table:formula="of:=[.B27]-[.G27]" office:value-type="float" office:value="14.25012" calcext:value-type="float">
            <text:p>14.3</text:p>
          </table:table-cell>
          <table:table-cell table:formula="of:=[.C27]-[.G27]" office:value-type="float" office:value="16.78763" calcext:value-type="float">
            <text:p>16.8</text:p>
          </table:table-cell>
          <table:table-cell/>
          <table:table-cell table:formula="of:=[.E27]-[.H27]" office:value-type="float" office:value="-3" calcext:value-type="float">
            <text:p>-3</text:p>
          </table:table-cell>
          <table:table-cell table:formula="of:=IF([.W2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office:value-type="float" office:value="403.75177" calcext:value-type="float">
            <text:p>403.8</text:p>
          </table:table-cell>
          <table:table-cell office:value-type="float" office:value="405.91986" calcext:value-type="float">
            <text:p>405.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B28]/[.G28]-1" office:value-type="float" office:value="0.0352609487179487" calcext:value-type="float">
            <text:p>0.035</text:p>
          </table:table-cell>
          <table:table-cell table:formula="of:=[.C28]/[.E28]-1" office:value-type="float" office:value="0.0250501515151516" calcext:value-type="float">
            <text:p>0.025</text:p>
          </table:table-cell>
          <table:table-cell/>
          <table:table-cell table:formula="of:=INT([.B28])" office:value-type="float" office:value="403" calcext:value-type="float">
            <text:p>403</text:p>
          </table:table-cell>
          <table:table-cell table:formula="of:=IF([.G28]&lt;[.M28]; [.M28]; &quot;&quot;)" office:value-type="float" office:value="403" calcext:value-type="float">
            <text:p>403</text:p>
          </table:table-cell>
          <table:table-cell table:formula="of:=IF([.N28]&lt;&gt;&quot;&quot;; [.E28]; &quot;&quot;)" office:value-type="float" office:value="396" calcext:value-type="float">
            <text:p>396</text:p>
          </table:table-cell>
          <table:table-cell table:formula="of:=IF([.O28]&lt;&gt;&quot;&quot;; [.O28]-[.N28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8]-[.G28]" office:value-type="float" office:value="6" calcext:value-type="float">
            <text:p>6</text:p>
          </table:table-cell>
          <table:table-cell table:formula="of:=[.B28]-[.G28]" office:value-type="float" office:value="13.75177" calcext:value-type="float">
            <text:p>13.8</text:p>
          </table:table-cell>
          <table:table-cell table:formula="of:=[.C28]-[.G28]" office:value-type="float" office:value="15.91986" calcext:value-type="float">
            <text:p>15.9</text:p>
          </table:table-cell>
          <table:table-cell/>
          <table:table-cell table:formula="of:=[.E28]-[.H28]" office:value-type="float" office:value="-8" calcext:value-type="float">
            <text:p>-8</text:p>
          </table:table-cell>
          <table:table-cell table:formula="of:=IF([.W2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office:value-type="float" office:value="409.29053" calcext:value-type="float">
            <text:p>409.3</text:p>
          </table:table-cell>
          <table:table-cell office:value-type="float" office:value="411.8683" calcext:value-type="float">
            <text:p>411.9</text:p>
          </table:table-cell>
          <table:table-cell/>
          <table:table-cell table:number-columns-repeated="2" office:value-type="float" office:value="405" calcext:value-type="float">
            <text:p>405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29]/[.G29]-1" office:value-type="float" office:value="0.0388084517766498" calcext:value-type="float">
            <text:p>0.039</text:p>
          </table:table-cell>
          <table:table-cell table:formula="of:=[.C29]/[.E29]-1" office:value-type="float" office:value="0.0169587654320986" calcext:value-type="float">
            <text:p>0.017</text:p>
          </table:table-cell>
          <table:table-cell/>
          <table:table-cell table:formula="of:=INT([.B29])" office:value-type="float" office:value="409" calcext:value-type="float">
            <text:p>409</text:p>
          </table:table-cell>
          <table:table-cell table:formula="of:=IF([.G29]&lt;[.M29]; [.M29]; &quot;&quot;)" office:value-type="float" office:value="409" calcext:value-type="float">
            <text:p>409</text:p>
          </table:table-cell>
          <table:table-cell table:formula="of:=IF([.N29]&lt;&gt;&quot;&quot;; [.E29]; &quot;&quot;)" office:value-type="float" office:value="405" calcext:value-type="float">
            <text:p>405</text:p>
          </table:table-cell>
          <table:table-cell table:formula="of:=IF([.O29]&lt;&gt;&quot;&quot;; [.O29]-[.N29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]-[.G29]" office:value-type="float" office:value="11" calcext:value-type="float">
            <text:p>11</text:p>
          </table:table-cell>
          <table:table-cell table:formula="of:=[.B29]-[.G29]" office:value-type="float" office:value="15.29053" calcext:value-type="float">
            <text:p>15.3</text:p>
          </table:table-cell>
          <table:table-cell table:formula="of:=[.C29]-[.G29]" office:value-type="float" office:value="17.8683" calcext:value-type="float">
            <text:p>17.9</text:p>
          </table:table-cell>
          <table:table-cell/>
          <table:table-cell table:formula="of:=[.E29]-[.H29]" office:value-type="float" office:value="5" calcext:value-type="float">
            <text:p>5</text:p>
          </table:table-cell>
          <table:table-cell table:formula="of:=IF([.W2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office:value-type="float" office:value="409.6128" calcext:value-type="float">
            <text:p>409.6</text:p>
          </table:table-cell>
          <table:table-cell office:value-type="float" office:value="411.85028" calcext:value-type="float">
            <text:p>411.9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B30]/[.G30]-1" office:value-type="float" office:value="0.0317702770780857" calcext:value-type="float">
            <text:p>0.032</text:p>
          </table:table-cell>
          <table:table-cell table:formula="of:=[.C30]/[.E30]-1" office:value-type="float" office:value="0.027058054862843" calcext:value-type="float">
            <text:p>0.027</text:p>
          </table:table-cell>
          <table:table-cell/>
          <table:table-cell table:formula="of:=INT([.B30])" office:value-type="float" office:value="409" calcext:value-type="float">
            <text:p>409</text:p>
          </table:table-cell>
          <table:table-cell table:formula="of:=IF([.G30]&lt;[.M30]; [.M30]; &quot;&quot;)" office:value-type="float" office:value="409" calcext:value-type="float">
            <text:p>409</text:p>
          </table:table-cell>
          <table:table-cell table:formula="of:=IF([.N30]&lt;&gt;&quot;&quot;; [.E30]; &quot;&quot;)" office:value-type="float" office:value="401" calcext:value-type="float">
            <text:p>401</text:p>
          </table:table-cell>
          <table:table-cell table:formula="of:=IF([.O30]&lt;&gt;&quot;&quot;; [.O30]-[.N30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0]-[.G30]" office:value-type="float" office:value="4" calcext:value-type="float">
            <text:p>4</text:p>
          </table:table-cell>
          <table:table-cell table:formula="of:=[.B30]-[.G30]" office:value-type="float" office:value="12.6128" calcext:value-type="float">
            <text:p>12.6</text:p>
          </table:table-cell>
          <table:table-cell table:formula="of:=[.C30]-[.G30]" office:value-type="float" office:value="14.85028" calcext:value-type="float">
            <text:p>14.9</text:p>
          </table:table-cell>
          <table:table-cell/>
          <table:table-cell table:formula="of:=[.E30]-[.H30]" office:value-type="float" office:value="-6" calcext:value-type="float">
            <text:p>-6</text:p>
          </table:table-cell>
          <table:table-cell table:formula="of:=IF([.W3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office:value-type="float" office:value="414.3537" calcext:value-type="float">
            <text:p>414.4</text:p>
          </table:table-cell>
          <table:table-cell office:value-type="float" office:value="416.41602" calcext:value-type="float">
            <text:p>416.4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office:value-type="float" office:value="402" calcext:value-type="float">
            <text:p>402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B31]/[.G31]-1" office:value-type="float" office:value="0.0307305970149254" calcext:value-type="float">
            <text:p>0.031</text:p>
          </table:table-cell>
          <table:table-cell table:formula="of:=[.C31]/[.E31]-1" office:value-type="float" office:value="0.0281877037037037" calcext:value-type="float">
            <text:p>0.028</text:p>
          </table:table-cell>
          <table:table-cell/>
          <table:table-cell table:formula="of:=INT([.B31])" office:value-type="float" office:value="414" calcext:value-type="float">
            <text:p>414</text:p>
          </table:table-cell>
          <table:table-cell table:formula="of:=IF([.G31]&lt;[.M31]; [.M31]; &quot;&quot;)" office:value-type="float" office:value="414" calcext:value-type="float">
            <text:p>414</text:p>
          </table:table-cell>
          <table:table-cell table:formula="of:=IF([.N31]&lt;&gt;&quot;&quot;; [.E31]; &quot;&quot;)" office:value-type="float" office:value="405" calcext:value-type="float">
            <text:p>405</text:p>
          </table:table-cell>
          <table:table-cell table:formula="of:=IF([.O31]&lt;&gt;&quot;&quot;; [.O31]-[.N31]; &quot;&quot;)"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1]-[.G31]" office:value-type="float" office:value="3" calcext:value-type="float">
            <text:p>3</text:p>
          </table:table-cell>
          <table:table-cell table:formula="of:=[.B31]-[.G31]" office:value-type="float" office:value="12.3537" calcext:value-type="float">
            <text:p>12.4</text:p>
          </table:table-cell>
          <table:table-cell table:formula="of:=[.C31]-[.G31]" office:value-type="float" office:value="14.41602" calcext:value-type="float">
            <text:p>14.4</text:p>
          </table:table-cell>
          <table:table-cell/>
          <table:table-cell table:formula="of:=[.E31]-[.H31]" office:value-type="float" office:value="8" calcext:value-type="float">
            <text:p>8</text:p>
          </table:table-cell>
          <table:table-cell table:formula="of:=IF([.W3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407.4843" calcext:value-type="float">
            <text:p>407.5</text:p>
          </table:table-cell>
          <table:table-cell office:value-type="float" office:value="409.88986" calcext:value-type="float">
            <text:p>409.9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B32]/[.G32]-1" office:value-type="float" office:value="0.0395007653061226" calcext:value-type="float">
            <text:p>0.040</text:p>
          </table:table-cell>
          <table:table-cell table:formula="of:=[.C32]/[.E32]-1" office:value-type="float" office:value="0.0376958481012659" calcext:value-type="float">
            <text:p>0.038</text:p>
          </table:table-cell>
          <table:table-cell/>
          <table:table-cell table:formula="of:=INT([.B32])" office:value-type="float" office:value="407" calcext:value-type="float">
            <text:p>407</text:p>
          </table:table-cell>
          <table:table-cell table:formula="of:=IF([.G32]&lt;[.M32]; [.M32]; &quot;&quot;)" office:value-type="float" office:value="407" calcext:value-type="float">
            <text:p>407</text:p>
          </table:table-cell>
          <table:table-cell table:formula="of:=IF([.N32]&lt;&gt;&quot;&quot;; [.E32]; &quot;&quot;)" office:value-type="float" office:value="395" calcext:value-type="float">
            <text:p>395</text:p>
          </table:table-cell>
          <table:table-cell table:formula="of:=IF([.O32]&lt;&gt;&quot;&quot;; [.O32]-[.N32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2]-[.G32]" office:value-type="float" office:value="3" calcext:value-type="float">
            <text:p>3</text:p>
          </table:table-cell>
          <table:table-cell table:formula="of:=[.B32]-[.G32]" office:value-type="float" office:value="15.4843" calcext:value-type="float">
            <text:p>15.5</text:p>
          </table:table-cell>
          <table:table-cell table:formula="of:=[.C32]-[.G32]" office:value-type="float" office:value="17.88986" calcext:value-type="float">
            <text:p>17.9</text:p>
          </table:table-cell>
          <table:table-cell/>
          <table:table-cell table:formula="of:=[.E32]-[.H32]" office:value-type="float" office:value="-2" calcext:value-type="float">
            <text:p>-2</text:p>
          </table:table-cell>
          <table:table-cell table:formula="of:=IF([.W3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406.31985" calcext:value-type="float">
            <text:p>406.3</text:p>
          </table:table-cell>
          <table:table-cell office:value-type="float" office:value="408.8336" calcext:value-type="float">
            <text:p>408.8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B33]/[.G33]-1" office:value-type="float" office:value="0.0312686548223349" calcext:value-type="float">
            <text:p>0.031</text:p>
          </table:table-cell>
          <table:table-cell table:formula="of:=[.C33]/[.E33]-1" office:value-type="float" office:value="0.0350217721518986" calcext:value-type="float">
            <text:p>0.035</text:p>
          </table:table-cell>
          <table:table-cell/>
          <table:table-cell table:formula="of:=INT([.B33])" office:value-type="float" office:value="406" calcext:value-type="float">
            <text:p>406</text:p>
          </table:table-cell>
          <table:table-cell table:formula="of:=IF([.G33]&lt;[.M33]; [.M33]; &quot;&quot;)" office:value-type="float" office:value="406" calcext:value-type="float">
            <text:p>406</text:p>
          </table:table-cell>
          <table:table-cell table:formula="of:=IF([.N33]&lt;&gt;&quot;&quot;; [.E33]; &quot;&quot;)" office:value-type="float" office:value="395" calcext:value-type="float">
            <text:p>395</text:p>
          </table:table-cell>
          <table:table-cell table:formula="of:=IF([.O33]&lt;&gt;&quot;&quot;; [.O33]-[.N33]; &quot;&quot;)"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3]-[.G33]" office:value-type="float" office:value="1" calcext:value-type="float">
            <text:p>1</text:p>
          </table:table-cell>
          <table:table-cell table:formula="of:=[.B33]-[.G33]" office:value-type="float" office:value="12.31985" calcext:value-type="float">
            <text:p>12.3</text:p>
          </table:table-cell>
          <table:table-cell table:formula="of:=[.C33]-[.G33]" office:value-type="float" office:value="14.8336" calcext:value-type="float">
            <text:p>14.8</text:p>
          </table:table-cell>
          <table:table-cell/>
          <table:table-cell table:formula="of:=[.E33]-[.H33]" office:value-type="float" office:value="3" calcext:value-type="float">
            <text:p>3</text:p>
          </table:table-cell>
          <table:table-cell table:formula="of:=IF([.W3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office:value-type="float" office:value="403.8167" calcext:value-type="float">
            <text:p>403.8</text:p>
          </table:table-cell>
          <table:table-cell office:value-type="float" office:value="406.15488" calcext:value-type="float">
            <text:p>406.2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387" calcext:value-type="float">
            <text:p>387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B34]/[.G34]-1" office:value-type="float" office:value="0.0434540051679588" calcext:value-type="float">
            <text:p>0.043</text:p>
          </table:table-cell>
          <table:table-cell table:formula="of:=[.C34]/[.E34]-1" office:value-type="float" office:value="0.038759283887468" calcext:value-type="float">
            <text:p>0.039</text:p>
          </table:table-cell>
          <table:table-cell/>
          <table:table-cell table:formula="of:=INT([.B34])" office:value-type="float" office:value="403" calcext:value-type="float">
            <text:p>403</text:p>
          </table:table-cell>
          <table:table-cell table:formula="of:=IF([.G34]&lt;[.M34]; [.M34]; &quot;&quot;)" office:value-type="float" office:value="403" calcext:value-type="float">
            <text:p>403</text:p>
          </table:table-cell>
          <table:table-cell table:formula="of:=IF([.N34]&lt;&gt;&quot;&quot;; [.E34]; &quot;&quot;)" office:value-type="float" office:value="391" calcext:value-type="float">
            <text:p>391</text:p>
          </table:table-cell>
          <table:table-cell table:formula="of:=IF([.O34]&lt;&gt;&quot;&quot;; [.O34]-[.N34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4]-[.G34]" office:value-type="float" office:value="4" calcext:value-type="float">
            <text:p>4</text:p>
          </table:table-cell>
          <table:table-cell table:formula="of:=[.B34]-[.G34]" office:value-type="float" office:value="16.8167" calcext:value-type="float">
            <text:p>16.8</text:p>
          </table:table-cell>
          <table:table-cell table:formula="of:=[.C34]-[.G34]" office:value-type="float" office:value="19.15488" calcext:value-type="float">
            <text:p>19.2</text:p>
          </table:table-cell>
          <table:table-cell/>
          <table:table-cell table:formula="of:=[.E34]-[.H34]" office:value-type="float" office:value="-13" calcext:value-type="float">
            <text:p>-13</text:p>
          </table:table-cell>
          <table:table-cell table:formula="of:=IF([.W3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office:value-type="float" office:value="409.6411" calcext:value-type="float">
            <text:p>409.6</text:p>
          </table:table-cell>
          <table:table-cell office:value-type="float" office:value="411.88293" calcext:value-type="float">
            <text:p>411.9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B35]/[.G35]-1" office:value-type="float" office:value="0.0344472222222223" calcext:value-type="float">
            <text:p>0.034</text:p>
          </table:table-cell>
          <table:table-cell table:formula="of:=[.C35]/[.E35]-1" office:value-type="float" office:value="0.0245844029850746" calcext:value-type="float">
            <text:p>0.025</text:p>
          </table:table-cell>
          <table:table-cell/>
          <table:table-cell table:formula="of:=INT([.B35])" office:value-type="float" office:value="409" calcext:value-type="float">
            <text:p>409</text:p>
          </table:table-cell>
          <table:table-cell table:formula="of:=IF([.G35]&lt;[.M35]; [.M35]; &quot;&quot;)" office:value-type="float" office:value="409" calcext:value-type="float">
            <text:p>409</text:p>
          </table:table-cell>
          <table:table-cell table:formula="of:=IF([.N35]&lt;&gt;&quot;&quot;; [.E35]; &quot;&quot;)" office:value-type="float" office:value="402" calcext:value-type="float">
            <text:p>402</text:p>
          </table:table-cell>
          <table:table-cell table:formula="of:=IF([.O35]&lt;&gt;&quot;&quot;; [.O35]-[.N35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5]-[.G35]" office:value-type="float" office:value="6" calcext:value-type="float">
            <text:p>6</text:p>
          </table:table-cell>
          <table:table-cell table:formula="of:=[.B35]-[.G35]" office:value-type="float" office:value="13.6411" calcext:value-type="float">
            <text:p>13.6</text:p>
          </table:table-cell>
          <table:table-cell table:formula="of:=[.C35]-[.G35]" office:value-type="float" office:value="15.88293" calcext:value-type="float">
            <text:p>15.9</text:p>
          </table:table-cell>
          <table:table-cell/>
          <table:table-cell table:formula="of:=[.E35]-[.H35]" office:value-type="float" office:value="3" calcext:value-type="float">
            <text:p>3</text:p>
          </table:table-cell>
          <table:table-cell table:formula="of:=IF([.W3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office:value-type="float" office:value="408.47516" calcext:value-type="float">
            <text:p>408.5</text:p>
          </table:table-cell>
          <table:table-cell office:value-type="float" office:value="410.52628" calcext:value-type="float">
            <text:p>410.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B36]/[.G36]-1" office:value-type="float" office:value="0.0393769974554707" calcext:value-type="float">
            <text:p>0.039</text:p>
          </table:table-cell>
          <table:table-cell table:formula="of:=[.C36]/[.E36]-1" office:value-type="float" office:value="0.0263157000000001" calcext:value-type="float">
            <text:p>0.026</text:p>
          </table:table-cell>
          <table:table-cell/>
          <table:table-cell table:formula="of:=INT([.B36])" office:value-type="float" office:value="408" calcext:value-type="float">
            <text:p>408</text:p>
          </table:table-cell>
          <table:table-cell table:formula="of:=IF([.G36]&lt;[.M36]; [.M36]; &quot;&quot;)" office:value-type="float" office:value="408" calcext:value-type="float">
            <text:p>408</text:p>
          </table:table-cell>
          <table:table-cell table:formula="of:=IF([.N36]&lt;&gt;&quot;&quot;; [.E36]; &quot;&quot;)" office:value-type="float" office:value="400" calcext:value-type="float">
            <text:p>400</text:p>
          </table:table-cell>
          <table:table-cell table:formula="of:=IF([.O36]&lt;&gt;&quot;&quot;; [.O36]-[.N36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-[.G36]" office:value-type="float" office:value="7" calcext:value-type="float">
            <text:p>7</text:p>
          </table:table-cell>
          <table:table-cell table:formula="of:=[.B36]-[.G36]" office:value-type="float" office:value="15.47516" calcext:value-type="float">
            <text:p>15.5</text:p>
          </table:table-cell>
          <table:table-cell table:formula="of:=[.C36]-[.G36]" office:value-type="float" office:value="17.52628" calcext:value-type="float">
            <text:p>17.5</text:p>
          </table:table-cell>
          <table:table-cell/>
          <table:table-cell table:formula="of:=[.E36]-[.H36]" office:value-type="float" office:value="-20" calcext:value-type="float">
            <text:p>-20</text:p>
          </table:table-cell>
          <table:table-cell table:formula="of:=IF([.W3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416.41638" calcext:value-type="float">
            <text:p>416.4</text:p>
          </table:table-cell>
          <table:table-cell office:value-type="float" office:value="418.46704" calcext:value-type="float">
            <text:p>418.5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06" calcext:value-type="float">
            <text:p>406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B37]/[.G37]-1" office:value-type="float" office:value="0.0256561083743843" calcext:value-type="float">
            <text:p>0.026</text:p>
          </table:table-cell>
          <table:table-cell table:formula="of:=[.C37]/[.E37]-1" office:value-type="float" office:value="-0.0335634180138569" calcext:value-type="float">
            <text:p>-0.034</text:p>
          </table:table-cell>
          <table:table-cell/>
          <table:table-cell table:formula="of:=INT([.B37])" office:value-type="float" office:value="416" calcext:value-type="float">
            <text:p>416</text:p>
          </table:table-cell>
          <table:table-cell table:formula="of:=IF([.G37]&lt;[.M37]; [.M37]; &quot;&quot;)" office:value-type="float" office:value="416" calcext:value-type="float">
            <text:p>416</text:p>
          </table:table-cell>
          <table:table-cell table:formula="of:=IF([.N37]&lt;&gt;&quot;&quot;; [.E37]; &quot;&quot;)" office:value-type="float" office:value="433" calcext:value-type="float">
            <text:p>433</text:p>
          </table:table-cell>
          <table:table-cell table:formula="of:=IF([.O37]&lt;&gt;&quot;&quot;; [.O37]-[.N37]; &quot;&quot;)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7]-[.G37]" office:value-type="float" office:value="27" calcext:value-type="float">
            <text:p>27</text:p>
          </table:table-cell>
          <table:table-cell table:formula="of:=[.B37]-[.G37]" office:value-type="float" office:value="10.41638" calcext:value-type="float">
            <text:p>10.4</text:p>
          </table:table-cell>
          <table:table-cell table:formula="of:=[.C37]-[.G37]" office:value-type="float" office:value="12.46704" calcext:value-type="float">
            <text:p>12.5</text:p>
          </table:table-cell>
          <table:table-cell/>
          <table:table-cell table:formula="of:=[.E37]-[.H37]" office:value-type="float" office:value="8" calcext:value-type="float">
            <text:p>8</text:p>
          </table:table-cell>
          <table:table-cell table:formula="of:=IF([.W3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426.0969" calcext:value-type="float">
            <text:p>426.1</text:p>
          </table:table-cell>
          <table:table-cell office:value-type="float" office:value="428.7896" calcext:value-type="float">
            <text:p>428.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22" calcext:value-type="float">
            <text:p>422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B38]/[.G38]-1" office:value-type="float" office:value="0.00970829383886263" calcext:value-type="float">
            <text:p>0.010</text:p>
          </table:table-cell>
          <table:table-cell table:formula="of:=[.C38]/[.E38]-1" office:value-type="float" office:value="-0.00972378752886838" calcext:value-type="float">
            <text:p>-0.010</text:p>
          </table:table-cell>
          <table:table-cell/>
          <table:table-cell table:formula="of:=INT([.B38])" office:value-type="float" office:value="426" calcext:value-type="float">
            <text:p>426</text:p>
          </table:table-cell>
          <table:table-cell table:formula="of:=IF([.G38]&lt;[.M38]; [.M38]; &quot;&quot;)" office:value-type="float" office:value="426" calcext:value-type="float">
            <text:p>426</text:p>
          </table:table-cell>
          <table:table-cell table:formula="of:=IF([.N38]&lt;&gt;&quot;&quot;; [.E38]; &quot;&quot;)" office:value-type="float" office:value="433" calcext:value-type="float">
            <text:p>433</text:p>
          </table:table-cell>
          <table:table-cell table:formula="of:=IF([.O38]&lt;&gt;&quot;&quot;; [.O38]-[.N38]; &quot;&quot;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8]-[.G38]" office:value-type="float" office:value="11" calcext:value-type="float">
            <text:p>11</text:p>
          </table:table-cell>
          <table:table-cell table:formula="of:=[.B38]-[.G38]" office:value-type="float" office:value="4.09690000000001" calcext:value-type="float">
            <text:p>4.1</text:p>
          </table:table-cell>
          <table:table-cell table:formula="of:=[.C38]-[.G38]" office:value-type="float" office:value="6.78960000000001" calcext:value-type="float">
            <text:p>6.8</text:p>
          </table:table-cell>
          <table:table-cell/>
          <table:table-cell table:formula="of:=[.E38]-[.H38]" office:value-type="float" office:value="3" calcext:value-type="float">
            <text:p>3</text:p>
          </table:table-cell>
          <table:table-cell table:formula="of:=IF([.W3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float" office:value="438.11053" calcext:value-type="float">
            <text:p>438.1</text:p>
          </table:table-cell>
          <table:table-cell office:value-type="float" office:value="440.3575" calcext:value-type="float">
            <text:p>440.4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21" calcext:value-type="float">
            <text:p>421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B39]/[.G39]-1" office:value-type="float" office:value="0.0406425890736342" calcext:value-type="float">
            <text:p>0.041</text:p>
          </table:table-cell>
          <table:table-cell table:formula="of:=[.C39]/[.E39]-1" office:value-type="float" office:value="0.0459798099762472" calcext:value-type="float">
            <text:p>0.046</text:p>
          </table:table-cell>
          <table:table-cell/>
          <table:table-cell table:formula="of:=INT([.B39])" office:value-type="float" office:value="438" calcext:value-type="float">
            <text:p>438</text:p>
          </table:table-cell>
          <table:table-cell table:formula="of:=IF([.G39]&lt;[.M39]; [.M39]; &quot;&quot;)" office:value-type="float" office:value="438" calcext:value-type="float">
            <text:p>438</text:p>
          </table:table-cell>
          <table:table-cell table:formula="of:=IF([.N39]&lt;&gt;&quot;&quot;; [.E39]; &quot;&quot;)" office:value-type="float" office:value="421" calcext:value-type="float">
            <text:p>421</text:p>
          </table:table-cell>
          <table:table-cell table:formula="of:=IF([.O39]&lt;&gt;&quot;&quot;; [.O39]-[.N39]; &quot;&quot;)" office:value-type="float" office:value="-17" calcext:value-type="float">
            <text:p>-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9]-[.G39]" office:value-type="float" office:value="0" calcext:value-type="float">
            <text:p>0</text:p>
          </table:table-cell>
          <table:table-cell table:formula="of:=[.B39]-[.G39]" office:value-type="float" office:value="17.11053" calcext:value-type="float">
            <text:p>17.1</text:p>
          </table:table-cell>
          <table:table-cell table:formula="of:=[.C39]-[.G39]" office:value-type="float" office:value="19.3575" calcext:value-type="float">
            <text:p>19.4</text:p>
          </table:table-cell>
          <table:table-cell/>
          <table:table-cell table:formula="of:=[.E39]-[.H39]" office:value-type="float" office:value="14" calcext:value-type="float">
            <text:p>14</text:p>
          </table:table-cell>
          <table:table-cell table:formula="of:=IF([.W3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office:value-type="float" office:value="416.4757" calcext:value-type="float">
            <text:p>416.5</text:p>
          </table:table-cell>
          <table:table-cell office:value-type="float" office:value="418.95123" calcext:value-type="float">
            <text:p>419.0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B40]/[.G40]-1" office:value-type="float" office:value="0.0258022167487686" calcext:value-type="float">
            <text:p>0.026</text:p>
          </table:table-cell>
          <table:table-cell table:formula="of:=[.C40]/[.E40]-1" office:value-type="float" office:value="0.0243306356968216" calcext:value-type="float">
            <text:p>0.024</text:p>
          </table:table-cell>
          <table:table-cell/>
          <table:table-cell table:formula="of:=INT([.B40])" office:value-type="float" office:value="416" calcext:value-type="float">
            <text:p>416</text:p>
          </table:table-cell>
          <table:table-cell table:formula="of:=IF([.G40]&lt;[.M40]; [.M40]; &quot;&quot;)" office:value-type="float" office:value="416" calcext:value-type="float">
            <text:p>416</text:p>
          </table:table-cell>
          <table:table-cell table:formula="of:=IF([.N40]&lt;&gt;&quot;&quot;; [.E40]; &quot;&quot;)" office:value-type="float" office:value="409" calcext:value-type="float">
            <text:p>409</text:p>
          </table:table-cell>
          <table:table-cell table:formula="of:=IF([.O40]&lt;&gt;&quot;&quot;; [.O40]-[.N40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0]-[.G40]" office:value-type="float" office:value="3" calcext:value-type="float">
            <text:p>3</text:p>
          </table:table-cell>
          <table:table-cell table:formula="of:=[.B40]-[.G40]" office:value-type="float" office:value="10.4757" calcext:value-type="float">
            <text:p>10.5</text:p>
          </table:table-cell>
          <table:table-cell table:formula="of:=[.C40]-[.G40]" office:value-type="float" office:value="12.95123" calcext:value-type="float">
            <text:p>13.0</text:p>
          </table:table-cell>
          <table:table-cell/>
          <table:table-cell table:formula="of:=[.E40]-[.H40]" office:value-type="float" office:value="4" calcext:value-type="float">
            <text:p>4</text:p>
          </table:table-cell>
          <table:table-cell table:formula="of:=IF([.W4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float" office:value="416.33398" calcext:value-type="float">
            <text:p>416.3</text:p>
          </table:table-cell>
          <table:table-cell office:value-type="float" office:value="418.91776" calcext:value-type="float">
            <text:p>418.9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05" calcext:value-type="float">
            <text:p>405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B41]/[.G41]-1" office:value-type="float" office:value="0.0279851358024692" calcext:value-type="float">
            <text:p>0.028</text:p>
          </table:table-cell>
          <table:table-cell table:formula="of:=[.C41]/[.E41]-1" office:value-type="float" office:value="-0.0212201869158879" calcext:value-type="float">
            <text:p>-0.021</text:p>
          </table:table-cell>
          <table:table-cell/>
          <table:table-cell table:formula="of:=INT([.B41])" office:value-type="float" office:value="416" calcext:value-type="float">
            <text:p>416</text:p>
          </table:table-cell>
          <table:table-cell table:formula="of:=IF([.G41]&lt;[.M41]; [.M41]; &quot;&quot;)" office:value-type="float" office:value="416" calcext:value-type="float">
            <text:p>416</text:p>
          </table:table-cell>
          <table:table-cell table:formula="of:=IF([.N41]&lt;&gt;&quot;&quot;; [.E41]; &quot;&quot;)" office:value-type="float" office:value="428" calcext:value-type="float">
            <text:p>428</text:p>
          </table:table-cell>
          <table:table-cell table:formula="of:=IF([.O41]&lt;&gt;&quot;&quot;; [.O41]-[.N41]; &quot;&quot;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1]-[.G41]" office:value-type="float" office:value="23" calcext:value-type="float">
            <text:p>23</text:p>
          </table:table-cell>
          <table:table-cell table:formula="of:=[.B41]-[.G41]" office:value-type="float" office:value="11.33398" calcext:value-type="float">
            <text:p>11.3</text:p>
          </table:table-cell>
          <table:table-cell table:formula="of:=[.C41]-[.G41]" office:value-type="float" office:value="13.91776" calcext:value-type="float">
            <text:p>13.9</text:p>
          </table:table-cell>
          <table:table-cell/>
          <table:table-cell table:formula="of:=[.E41]-[.H41]" office:value-type="float" office:value="0" calcext:value-type="float">
            <text:p>0</text:p>
          </table:table-cell>
          <table:table-cell table:formula="of:=IF([.W4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office:value-type="float" office:value="431.34787" calcext:value-type="float">
            <text:p>431.3</text:p>
          </table:table-cell>
          <table:table-cell office:value-type="float" office:value="433.674" calcext:value-type="float">
            <text:p>433.7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B42]/[.G42]-1" office:value-type="float" office:value="0.0149361647058823" calcext:value-type="float">
            <text:p>0.015</text:p>
          </table:table-cell>
          <table:table-cell table:formula="of:=[.C42]/[.E42]-1" office:value-type="float" office:value="0.0156299765807961" calcext:value-type="float">
            <text:p>0.016</text:p>
          </table:table-cell>
          <table:table-cell/>
          <table:table-cell table:formula="of:=INT([.B42])" office:value-type="float" office:value="431" calcext:value-type="float">
            <text:p>431</text:p>
          </table:table-cell>
          <table:table-cell table:formula="of:=IF([.G42]&lt;[.M42]; [.M42]; &quot;&quot;)" office:value-type="float" office:value="431" calcext:value-type="float">
            <text:p>431</text:p>
          </table:table-cell>
          <table:table-cell table:formula="of:=IF([.N42]&lt;&gt;&quot;&quot;; [.E42]; &quot;&quot;)" office:value-type="float" office:value="427" calcext:value-type="float">
            <text:p>427</text:p>
          </table:table-cell>
          <table:table-cell table:formula="of:=IF([.O42]&lt;&gt;&quot;&quot;; [.O42]-[.N42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2]-[.G42]" office:value-type="float" office:value="2" calcext:value-type="float">
            <text:p>2</text:p>
          </table:table-cell>
          <table:table-cell table:formula="of:=[.B42]-[.G42]" office:value-type="float" office:value="6.34787" calcext:value-type="float">
            <text:p>6.3</text:p>
          </table:table-cell>
          <table:table-cell table:formula="of:=[.C42]-[.G42]" office:value-type="float" office:value="8.67399999999998" calcext:value-type="float">
            <text:p>8.7</text:p>
          </table:table-cell>
          <table:table-cell/>
          <table:table-cell table:formula="of:=[.E42]-[.H42]" office:value-type="float" office:value="-15" calcext:value-type="float">
            <text:p>-15</text:p>
          </table:table-cell>
          <table:table-cell table:formula="of:=IF([.W4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441.10474" calcext:value-type="float">
            <text:p>441.1</text:p>
          </table:table-cell>
          <table:table-cell office:value-type="float" office:value="442.95825" calcext:value-type="float">
            <text:p>443.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B43]/[.G43]-1" office:value-type="float" office:value="0.0140338850574713" calcext:value-type="float">
            <text:p>0.014</text:p>
          </table:table-cell>
          <table:table-cell table:formula="of:=[.C43]/[.E43]-1" office:value-type="float" office:value="0.00901651480637811" calcext:value-type="float">
            <text:p>0.009</text:p>
          </table:table-cell>
          <table:table-cell/>
          <table:table-cell table:formula="of:=INT([.B43])" office:value-type="float" office:value="441" calcext:value-type="float">
            <text:p>441</text:p>
          </table:table-cell>
          <table:table-cell table:formula="of:=IF([.G43]&lt;[.M43]; [.M43]; &quot;&quot;)" office:value-type="float" office:value="441" calcext:value-type="float">
            <text:p>441</text:p>
          </table:table-cell>
          <table:table-cell table:formula="of:=IF([.N43]&lt;&gt;&quot;&quot;; [.E43]; &quot;&quot;)" office:value-type="float" office:value="439" calcext:value-type="float">
            <text:p>439</text:p>
          </table:table-cell>
          <table:table-cell table:formula="of:=IF([.O43]&lt;&gt;&quot;&quot;; [.O43]-[.N43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3]-[.G43]" office:value-type="float" office:value="4" calcext:value-type="float">
            <text:p>4</text:p>
          </table:table-cell>
          <table:table-cell table:formula="of:=[.B43]-[.G43]" office:value-type="float" office:value="6.10473999999999" calcext:value-type="float">
            <text:p>6.1</text:p>
          </table:table-cell>
          <table:table-cell table:formula="of:=[.C43]-[.G43]" office:value-type="float" office:value="7.95825000000002" calcext:value-type="float">
            <text:p>8.0</text:p>
          </table:table-cell>
          <table:table-cell/>
          <table:table-cell table:formula="of:=[.E43]-[.H43]" office:value-type="float" office:value="-3" calcext:value-type="float">
            <text:p>-3</text:p>
          </table:table-cell>
          <table:table-cell table:formula="of:=IF([.W4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office:value-type="float" office:value="444.5975" calcext:value-type="float">
            <text:p>444.6</text:p>
          </table:table-cell>
          <table:table-cell office:value-type="float" office:value="446.48856" calcext:value-type="float">
            <text:p>446.5</text:p>
          </table:table-cell>
          <table:table-cell/>
          <table:table-cell table:number-columns-repeated="2" office:value-type="float" office:value="448" calcext:value-type="float">
            <text:p>448</text:p>
          </table:table-cell>
          <table:table-cell office:value-type="float" office:value="433" calcext:value-type="float">
            <text:p>433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B44]/[.G44]-1" office:value-type="float" office:value="0.0267840646651272" calcext:value-type="float">
            <text:p>0.027</text:p>
          </table:table-cell>
          <table:table-cell table:formula="of:=[.C44]/[.E44]-1" office:value-type="float" office:value="-0.00337374999999995" calcext:value-type="float">
            <text:p>-0.003</text:p>
          </table:table-cell>
          <table:table-cell/>
          <table:table-cell table:formula="of:=INT([.B44])" office:value-type="float" office:value="444" calcext:value-type="float">
            <text:p>444</text:p>
          </table:table-cell>
          <table:table-cell table:formula="of:=IF([.G44]&lt;[.M44]; [.M44]; &quot;&quot;)" office:value-type="float" office:value="444" calcext:value-type="float">
            <text:p>444</text:p>
          </table:table-cell>
          <table:table-cell table:formula="of:=IF([.N44]&lt;&gt;&quot;&quot;; [.E44]; &quot;&quot;)" office:value-type="float" office:value="448" calcext:value-type="float">
            <text:p>448</text:p>
          </table:table-cell>
          <table:table-cell table:formula="of:=IF([.O44]&lt;&gt;&quot;&quot;; [.O44]-[.N44]; &quot;&quot;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4]-[.G44]" office:value-type="float" office:value="15" calcext:value-type="float">
            <text:p>15</text:p>
          </table:table-cell>
          <table:table-cell table:formula="of:=[.B44]-[.G44]" office:value-type="float" office:value="11.5975" calcext:value-type="float">
            <text:p>11.6</text:p>
          </table:table-cell>
          <table:table-cell table:formula="of:=[.C44]-[.G44]" office:value-type="float" office:value="13.48856" calcext:value-type="float">
            <text:p>13.5</text:p>
          </table:table-cell>
          <table:table-cell/>
          <table:table-cell table:formula="of:=[.E44]-[.H44]" office:value-type="float" office:value="8" calcext:value-type="float">
            <text:p>8</text:p>
          </table:table-cell>
          <table:table-cell table:formula="of:=IF([.W4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office:value-type="float" office:value="444.8049" calcext:value-type="float">
            <text:p>444.8</text:p>
          </table:table-cell>
          <table:table-cell office:value-type="float" office:value="447.01016" calcext:value-type="float">
            <text:p>447.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B45]/[.G45]-1" office:value-type="float" office:value="0.0248960829493088" calcext:value-type="float">
            <text:p>0.025</text:p>
          </table:table-cell>
          <table:table-cell table:formula="of:=[.C45]/[.E45]-1" office:value-type="float" office:value="0.0182463781321185" calcext:value-type="float">
            <text:p>0.018</text:p>
          </table:table-cell>
          <table:table-cell/>
          <table:table-cell table:formula="of:=INT([.B45])" office:value-type="float" office:value="444" calcext:value-type="float">
            <text:p>444</text:p>
          </table:table-cell>
          <table:table-cell table:formula="of:=IF([.G45]&lt;[.M45]; [.M45]; &quot;&quot;)" office:value-type="float" office:value="444" calcext:value-type="float">
            <text:p>444</text:p>
          </table:table-cell>
          <table:table-cell table:formula="of:=IF([.N45]&lt;&gt;&quot;&quot;; [.E45]; &quot;&quot;)" office:value-type="float" office:value="439" calcext:value-type="float">
            <text:p>439</text:p>
          </table:table-cell>
          <table:table-cell table:formula="of:=IF([.O45]&lt;&gt;&quot;&quot;; [.O45]-[.N45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5]-[.G45]" office:value-type="float" office:value="5" calcext:value-type="float">
            <text:p>5</text:p>
          </table:table-cell>
          <table:table-cell table:formula="of:=[.B45]-[.G45]" office:value-type="float" office:value="10.8049" calcext:value-type="float">
            <text:p>10.8</text:p>
          </table:table-cell>
          <table:table-cell table:formula="of:=[.C45]-[.G45]" office:value-type="float" office:value="13.01016" calcext:value-type="float">
            <text:p>13.0</text:p>
          </table:table-cell>
          <table:table-cell/>
          <table:table-cell table:formula="of:=[.E45]-[.H45]" office:value-type="float" office:value="-7" calcext:value-type="float">
            <text:p>-7</text:p>
          </table:table-cell>
          <table:table-cell table:formula="of:=IF([.W4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office:value-type="float" office:value="446.5537" calcext:value-type="float">
            <text:p>446.6</text:p>
          </table:table-cell>
          <table:table-cell office:value-type="float" office:value="448.73212" calcext:value-type="float">
            <text:p>448.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B46]/[.G46]-1" office:value-type="float" office:value="0.00575157657657655" calcext:value-type="float">
            <text:p>0.006</text:p>
          </table:table-cell>
          <table:table-cell table:formula="of:=[.C46]/[.E46]-1" office:value-type="float" office:value="0.00163419642857154" calcext:value-type="float">
            <text:p>0.002</text:p>
          </table:table-cell>
          <table:table-cell/>
          <table:table-cell table:formula="of:=INT([.B46])" office:value-type="float" office:value="446" calcext:value-type="float">
            <text:p>446</text:p>
          </table:table-cell>
          <table:table-cell table:formula="of:=IF([.G46]&lt;[.M46]; [.M46]; &quot;&quot;)" office:value-type="float" office:value="446" calcext:value-type="float">
            <text:p>446</text:p>
          </table:table-cell>
          <table:table-cell table:formula="of:=IF([.N46]&lt;&gt;&quot;&quot;; [.E46]; &quot;&quot;)" office:value-type="float" office:value="448" calcext:value-type="float">
            <text:p>448</text:p>
          </table:table-cell>
          <table:table-cell table:formula="of:=IF([.O46]&lt;&gt;&quot;&quot;; [.O46]-[.N46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6]-[.G46]" office:value-type="float" office:value="4" calcext:value-type="float">
            <text:p>4</text:p>
          </table:table-cell>
          <table:table-cell table:formula="of:=[.B46]-[.G46]" office:value-type="float" office:value="2.55369999999999" calcext:value-type="float">
            <text:p>2.6</text:p>
          </table:table-cell>
          <table:table-cell table:formula="of:=[.C46]-[.G46]" office:value-type="float" office:value="4.73212000000001" calcext:value-type="float">
            <text:p>4.7</text:p>
          </table:table-cell>
          <table:table-cell/>
          <table:table-cell table:formula="of:=[.E46]-[.H46]" office:value-type="float" office:value="5" calcext:value-type="float">
            <text:p>5</text:p>
          </table:table-cell>
          <table:table-cell table:formula="of:=IF([.W4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office:value-type="float" office:value="448.26376" calcext:value-type="float">
            <text:p>448.3</text:p>
          </table:table-cell>
          <table:table-cell office:value-type="float" office:value="450.3265" calcext:value-type="float">
            <text:p>450.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B47]/[.G47]-1" office:value-type="float" office:value="0.014171402714932" calcext:value-type="float">
            <text:p>0.014</text:p>
          </table:table-cell>
          <table:table-cell table:formula="of:=[.C47]/[.E47]-1" office:value-type="float" office:value="0.00519308035714294" calcext:value-type="float">
            <text:p>0.005</text:p>
          </table:table-cell>
          <table:table-cell/>
          <table:table-cell table:formula="of:=INT([.B47])" office:value-type="float" office:value="448" calcext:value-type="float">
            <text:p>448</text:p>
          </table:table-cell>
          <table:table-cell table:formula="of:=IF([.G47]&lt;[.M47]; [.M47]; &quot;&quot;)" office:value-type="float" office:value="448" calcext:value-type="float">
            <text:p>448</text:p>
          </table:table-cell>
          <table:table-cell table:formula="of:=IF([.N47]&lt;&gt;&quot;&quot;; [.E47]; &quot;&quot;)" office:value-type="float" office:value="448" calcext:value-type="float">
            <text:p>448</text:p>
          </table:table-cell>
          <table:table-cell table:formula="of:=IF([.O47]&lt;&gt;&quot;&quot;; [.O47]-[.N47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7]-[.G47]" office:value-type="float" office:value="6" calcext:value-type="float">
            <text:p>6</text:p>
          </table:table-cell>
          <table:table-cell table:formula="of:=[.B47]-[.G47]" office:value-type="float" office:value="6.26375999999999" calcext:value-type="float">
            <text:p>6.3</text:p>
          </table:table-cell>
          <table:table-cell table:formula="of:=[.C47]-[.G47]" office:value-type="float" office:value="8.32650000000001" calcext:value-type="float">
            <text:p>8.3</text:p>
          </table:table-cell>
          <table:table-cell/>
          <table:table-cell table:formula="of:=[.E47]-[.H47]" office:value-type="float" office:value="-3" calcext:value-type="float">
            <text:p>-3</text:p>
          </table:table-cell>
          <table:table-cell table:formula="of:=IF([.W4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office:value-type="float" office:value="453.44232" calcext:value-type="float">
            <text:p>453.4</text:p>
          </table:table-cell>
          <table:table-cell office:value-type="float" office:value="455.48355" calcext:value-type="float">
            <text:p>455.5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[.B48]/[.G48]-1" office:value-type="float" office:value="0.00764959999999992" calcext:value-type="float">
            <text:p>0.008</text:p>
          </table:table-cell>
          <table:table-cell table:formula="of:=[.C48]/[.E48]-1" office:value-type="float" office:value="-0.0119662689804773" calcext:value-type="float">
            <text:p>-0.012</text:p>
          </table:table-cell>
          <table:table-cell/>
          <table:table-cell table:formula="of:=INT([.B48])" office:value-type="float" office:value="453" calcext:value-type="float">
            <text:p>453</text:p>
          </table:table-cell>
          <table:table-cell table:formula="of:=IF([.G48]&lt;[.M48]; [.M48]; &quot;&quot;)" office:value-type="float" office:value="453" calcext:value-type="float">
            <text:p>453</text:p>
          </table:table-cell>
          <table:table-cell table:formula="of:=IF([.N48]&lt;&gt;&quot;&quot;; [.E48]; &quot;&quot;)" office:value-type="float" office:value="461" calcext:value-type="float">
            <text:p>461</text:p>
          </table:table-cell>
          <table:table-cell table:formula="of:=IF([.O48]&lt;&gt;&quot;&quot;; [.O48]-[.N48]; &quot;&quot;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8]-[.G48]" office:value-type="float" office:value="11" calcext:value-type="float">
            <text:p>11</text:p>
          </table:table-cell>
          <table:table-cell table:formula="of:=[.B48]-[.G48]" office:value-type="float" office:value="3.44232" calcext:value-type="float">
            <text:p>3.4</text:p>
          </table:table-cell>
          <table:table-cell table:formula="of:=[.C48]-[.G48]" office:value-type="float" office:value="5.48354999999998" calcext:value-type="float">
            <text:p>5.5</text:p>
          </table:table-cell>
          <table:table-cell/>
          <table:table-cell table:formula="of:=[.E48]-[.H48]" office:value-type="float" office:value="3" calcext:value-type="float">
            <text:p>3</text:p>
          </table:table-cell>
          <table:table-cell table:formula="of:=IF([.W4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office:value-type="float" office:value="459.91388" calcext:value-type="float">
            <text:p>459.9</text:p>
          </table:table-cell>
          <table:table-cell office:value-type="float" office:value="462.91205" calcext:value-type="float">
            <text:p>462.9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B49]/[.G49]-1" office:value-type="float" office:value="0.00417877729257654" calcext:value-type="float">
            <text:p>0.004</text:p>
          </table:table-cell>
          <table:table-cell table:formula="of:=[.C49]/[.E49]-1" office:value-type="float" office:value="-0.0171718683651804" calcext:value-type="float">
            <text:p>-0.017</text:p>
          </table:table-cell>
          <table:table-cell/>
          <table:table-cell table:formula="of:=INT([.B49])" office:value-type="float" office:value="459" calcext:value-type="float">
            <text:p>459</text:p>
          </table:table-cell>
          <table:table-cell table:formula="of:=IF([.G49]&lt;[.M49]; [.M49]; &quot;&quot;)" office:value-type="float" office:value="459" calcext:value-type="float">
            <text:p>459</text:p>
          </table:table-cell>
          <table:table-cell table:formula="of:=IF([.N49]&lt;&gt;&quot;&quot;; [.E49]; &quot;&quot;)" office:value-type="float" office:value="471" calcext:value-type="float">
            <text:p>471</text:p>
          </table:table-cell>
          <table:table-cell table:formula="of:=IF([.O49]&lt;&gt;&quot;&quot;; [.O49]-[.N49]; &quot;&quot;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9]-[.G49]" office:value-type="float" office:value="13" calcext:value-type="float">
            <text:p>13</text:p>
          </table:table-cell>
          <table:table-cell table:formula="of:=[.B49]-[.G49]" office:value-type="float" office:value="1.91388000000001" calcext:value-type="float">
            <text:p>1.9</text:p>
          </table:table-cell>
          <table:table-cell table:formula="of:=[.C49]-[.G49]" office:value-type="float" office:value="4.91205000000002" calcext:value-type="float">
            <text:p>4.9</text:p>
          </table:table-cell>
          <table:table-cell/>
          <table:table-cell table:formula="of:=[.E49]-[.H49]" office:value-type="float" office:value="2" calcext:value-type="float">
            <text:p>2</text:p>
          </table:table-cell>
          <table:table-cell table:formula="of:=IF([.W4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office:value-type="float" office:value="469.005" calcext:value-type="float">
            <text:p>469.0</text:p>
          </table:table-cell>
          <table:table-cell office:value-type="float" office:value="471.99173" calcext:value-type="float">
            <text:p>472.0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B50]/[.G50]-1" office:value-type="float" office:value="0.0107866379310344" calcext:value-type="float">
            <text:p>0.011</text:p>
          </table:table-cell>
          <table:table-cell table:formula="of:=[.C50]/[.E50]-1" office:value-type="float" office:value="0.00852933760683761" calcext:value-type="float">
            <text:p>0.009</text:p>
          </table:table-cell>
          <table:table-cell/>
          <table:table-cell table:formula="of:=INT([.B50])" office:value-type="float" office:value="469" calcext:value-type="float">
            <text:p>469</text:p>
          </table:table-cell>
          <table:table-cell table:formula="of:=IF([.G50]&lt;[.M50]; [.M50]; &quot;&quot;)" office:value-type="float" office:value="469" calcext:value-type="float">
            <text:p>469</text:p>
          </table:table-cell>
          <table:table-cell table:formula="of:=IF([.N50]&lt;&gt;&quot;&quot;; [.E50]; &quot;&quot;)" office:value-type="float" office:value="468" calcext:value-type="float">
            <text:p>468</text:p>
          </table:table-cell>
          <table:table-cell table:formula="of:=IF([.O50]&lt;&gt;&quot;&quot;; [.O50]-[.N50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50]-[.G50]" office:value-type="float" office:value="4" calcext:value-type="float">
            <text:p>4</text:p>
          </table:table-cell>
          <table:table-cell table:formula="of:=[.B50]-[.G50]" office:value-type="float" office:value="5.005" calcext:value-type="float">
            <text:p>5.0</text:p>
          </table:table-cell>
          <table:table-cell table:formula="of:=[.C50]-[.G50]" office:value-type="float" office:value="7.99173000000002" calcext:value-type="float">
            <text:p>8.0</text:p>
          </table:table-cell>
          <table:table-cell/>
          <table:table-cell table:formula="of:=[.E50]-[.H50]" office:value-type="float" office:value="-27" calcext:value-type="float">
            <text:p>-27</text:p>
          </table:table-cell>
          <table:table-cell table:formula="of:=IF([.W5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478.93732" calcext:value-type="float">
            <text:p>478.9</text:p>
          </table:table-cell>
          <table:table-cell office:value-type="float" office:value="482.00012" calcext:value-type="float">
            <text:p>482.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493" calcext:value-type="float">
            <text:p>493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B51]/[.G51]-1" office:value-type="float" office:value="-0.0285247058823529" calcext:value-type="float">
            <text:p>-0.029</text:p>
          </table:table-cell>
          <table:table-cell table:formula="of:=[.C51]/[.E51]-1" office:value-type="float" office:value="-0.058593515625" calcext:value-type="float">
            <text:p>-0.059</text:p>
          </table:table-cell>
          <table:table-cell/>
          <table:table-cell table:formula="of:=INT([.B51])" office:value-type="float" office:value="478" calcext:value-type="float">
            <text:p>478</text:p>
          </table:table-cell>
          <table:table-cell table:formula="of:=IF([.G51]&lt;[.M51]; [.M51]; &quot;&quot;)">
            <text:p/>
          </table:table-cell>
          <table:table-cell table:formula="of:=IF([.N51]&lt;&gt;&quot;&quot;; [.E51]; &quot;&quot;)">
            <text:p/>
          </table:table-cell>
          <table:table-cell table:formula="of:=IF([.O51]&lt;&gt;&quot;&quot;; [.O51]-[.N5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51]-[.G51]" office:value-type="float" office:value="19" calcext:value-type="float">
            <text:p>19</text:p>
          </table:table-cell>
          <table:table-cell table:formula="of:=[.B51]-[.G51]" office:value-type="float" office:value="-14.06268" calcext:value-type="float">
            <text:p>-14.1</text:p>
          </table:table-cell>
          <table:table-cell table:formula="of:=[.C51]-[.G51]" office:value-type="float" office:value="-10.99988" calcext:value-type="float">
            <text:p>-11.0</text:p>
          </table:table-cell>
          <table:table-cell/>
          <table:table-cell table:formula="of:=[.E51]-[.H51]" office:value-type="float" office:value="2" calcext:value-type="float">
            <text:p>2</text:p>
          </table:table-cell>
          <table:table-cell table:formula="of:=IF([.W5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507.1021" calcext:value-type="float">
            <text:p>507.1</text:p>
          </table:table-cell>
          <table:table-cell office:value-type="float" office:value="512.1115" calcext:value-type="float">
            <text:p>512.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522" calcext:value-type="float">
            <text:p>522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B52]/[.G52]-1" office:value-type="float" office:value="0.00217806324110681" calcext:value-type="float">
            <text:p>0.002</text:p>
          </table:table-cell>
          <table:table-cell table:formula="of:=[.C52]/[.E52]-1" office:value-type="float" office:value="-0.00945551257253385" calcext:value-type="float">
            <text:p>-0.009</text:p>
          </table:table-cell>
          <table:table-cell/>
          <table:table-cell table:formula="of:=INT([.B52])" office:value-type="float" office:value="507" calcext:value-type="float">
            <text:p>507</text:p>
          </table:table-cell>
          <table:table-cell table:formula="of:=IF([.G52]&lt;[.M52]; [.M52]; &quot;&quot;)" office:value-type="float" office:value="507" calcext:value-type="float">
            <text:p>507</text:p>
          </table:table-cell>
          <table:table-cell table:formula="of:=IF([.N52]&lt;&gt;&quot;&quot;; [.E52]; &quot;&quot;)" office:value-type="float" office:value="517" calcext:value-type="float">
            <text:p>517</text:p>
          </table:table-cell>
          <table:table-cell table:formula="of:=IF([.O52]&lt;&gt;&quot;&quot;; [.O52]-[.N52]; &quot;&quot;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52]-[.G52]" office:value-type="float" office:value="11" calcext:value-type="float">
            <text:p>11</text:p>
          </table:table-cell>
          <table:table-cell table:formula="of:=[.B52]-[.G52]" office:value-type="float" office:value="1.10210000000001" calcext:value-type="float">
            <text:p>1.1</text:p>
          </table:table-cell>
          <table:table-cell table:formula="of:=[.C52]-[.G52]" office:value-type="float" office:value="6.11149999999998" calcext:value-type="float">
            <text:p>6.1</text:p>
          </table:table-cell>
          <table:table-cell/>
          <table:table-cell table:formula="of:=[.E52]-[.H52]" office:value-type="float" office:value="9" calcext:value-type="float">
            <text:p>9</text:p>
          </table:table-cell>
          <table:table-cell table:formula="of:=IF([.W5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office:value-type="float" office:value="504.09296" calcext:value-type="float">
            <text:p>504.1</text:p>
          </table:table-cell>
          <table:table-cell office:value-type="float" office:value="508.3659" calcext:value-type="float">
            <text:p>508.4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office:value-type="float" office:value="503" calcext:value-type="float">
            <text:p>503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B53]/[.G53]-1" office:value-type="float" office:value="0.00217288270377725" calcext:value-type="float">
            <text:p>0.002</text:p>
          </table:table-cell>
          <table:table-cell table:formula="of:=[.C53]/[.E53]-1" office:value-type="float" office:value="0.00269408284023664" calcext:value-type="float">
            <text:p>0.003</text:p>
          </table:table-cell>
          <table:table-cell/>
          <table:table-cell table:formula="of:=INT([.B53])" office:value-type="float" office:value="504" calcext:value-type="float">
            <text:p>504</text:p>
          </table:table-cell>
          <table:table-cell table:formula="of:=IF([.G53]&lt;[.M53]; [.M53]; &quot;&quot;)" office:value-type="float" office:value="504" calcext:value-type="float">
            <text:p>504</text:p>
          </table:table-cell>
          <table:table-cell table:formula="of:=IF([.N53]&lt;&gt;&quot;&quot;; [.E53]; &quot;&quot;)" office:value-type="float" office:value="507" calcext:value-type="float">
            <text:p>507</text:p>
          </table:table-cell>
          <table:table-cell table:formula="of:=IF([.O53]&lt;&gt;&quot;&quot;; [.O53]-[.N53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53]-[.G53]" office:value-type="float" office:value="4" calcext:value-type="float">
            <text:p>4</text:p>
          </table:table-cell>
          <table:table-cell table:formula="of:=[.B53]-[.G53]" office:value-type="float" office:value="1.09296000000001" calcext:value-type="float">
            <text:p>1.1</text:p>
          </table:table-cell>
          <table:table-cell table:formula="of:=[.C53]-[.G53]" office:value-type="float" office:value="5.36590000000001" calcext:value-type="float">
            <text:p>5.4</text:p>
          </table:table-cell>
          <table:table-cell/>
          <table:table-cell table:formula="of:=[.E53]-[.H53]" office:value-type="float" office:value="-3" calcext:value-type="float">
            <text:p>-3</text:p>
          </table:table-cell>
          <table:table-cell table:formula="of:=IF([.W5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office:value-type="float" office:value="501.2797" calcext:value-type="float">
            <text:p>501.3</text:p>
          </table:table-cell>
          <table:table-cell office:value-type="float" office:value="505.69812" calcext:value-type="float">
            <text:p>505.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20" calcext:value-type="float">
            <text:p>520</text:p>
          </table:table-cell>
          <table:table-cell office:value-type="float" office:value="506" calcext:value-type="float">
            <text:p>506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[.B54]/[.G54]-1" office:value-type="float" office:value="-0.00932865612648226" calcext:value-type="float">
            <text:p>-0.009</text:p>
          </table:table-cell>
          <table:table-cell table:formula="of:=[.C54]/[.E54]-1" office:value-type="float" office:value="-0.00256781065088751" calcext:value-type="float">
            <text:p>-0.003</text:p>
          </table:table-cell>
          <table:table-cell/>
          <table:table-cell table:formula="of:=INT([.B54])" office:value-type="float" office:value="501" calcext:value-type="float">
            <text:p>501</text:p>
          </table:table-cell>
          <table:table-cell table:formula="of:=IF([.G54]&lt;[.M54]; [.M54]; &quot;&quot;)">
            <text:p/>
          </table:table-cell>
          <table:table-cell table:formula="of:=IF([.N54]&lt;&gt;&quot;&quot;; [.E54]; &quot;&quot;)">
            <text:p/>
          </table:table-cell>
          <table:table-cell table:formula="of:=IF([.O54]&lt;&gt;&quot;&quot;; [.O54]-[.N54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54]-[.G54]" office:value-type="float" office:value="1" calcext:value-type="float">
            <text:p>1</text:p>
          </table:table-cell>
          <table:table-cell table:formula="of:=[.B54]-[.G54]" office:value-type="float" office:value="-4.72030000000001" calcext:value-type="float">
            <text:p>-4.7</text:p>
          </table:table-cell>
          <table:table-cell table:formula="of:=[.C54]-[.G54]" office:value-type="float" office:value="-0.301879999999983" calcext:value-type="float">
            <text:p>-0.3</text:p>
          </table:table-cell>
          <table:table-cell/>
          <table:table-cell table:formula="of:=[.E54]-[.H54]" office:value-type="float" office:value="-2" calcext:value-type="float">
            <text:p>-2</text:p>
          </table:table-cell>
          <table:table-cell table:formula="of:=IF([.W5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office:value-type="float" office:value="506.34482" calcext:value-type="float">
            <text:p>506.3</text:p>
          </table:table-cell>
          <table:table-cell office:value-type="float" office:value="510.52692" calcext:value-type="float">
            <text:p>510.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504" calcext:value-type="float">
            <text:p>504</text:p>
          </table:table-cell>
          <table:table-cell/>
          <table:table-cell table:formula="of:=[.B55]/[.G55]-1" office:value-type="float" office:value="0.00465242063492077" calcext:value-type="float">
            <text:p>0.005</text:p>
          </table:table-cell>
          <table:table-cell table:formula="of:=[.C55]/[.E55]-1" office:value-type="float" office:value="0.00894648221343886" calcext:value-type="float">
            <text:p>0.009</text:p>
          </table:table-cell>
          <table:table-cell/>
          <table:table-cell table:formula="of:=INT([.B55])" office:value-type="float" office:value="506" calcext:value-type="float">
            <text:p>506</text:p>
          </table:table-cell>
          <table:table-cell table:formula="of:=IF([.G55]&lt;[.M55]; [.M55]; &quot;&quot;)" office:value-type="float" office:value="506" calcext:value-type="float">
            <text:p>506</text:p>
          </table:table-cell>
          <table:table-cell table:formula="of:=IF([.N55]&lt;&gt;&quot;&quot;; [.E55]; &quot;&quot;)" office:value-type="float" office:value="506" calcext:value-type="float">
            <text:p>506</text:p>
          </table:table-cell>
          <table:table-cell table:formula="of:=IF([.O55]&lt;&gt;&quot;&quot;; [.O55]-[.N55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55]-[.G55]" office:value-type="float" office:value="2" calcext:value-type="float">
            <text:p>2</text:p>
          </table:table-cell>
          <table:table-cell table:formula="of:=[.B55]-[.G55]" office:value-type="float" office:value="2.34482000000003" calcext:value-type="float">
            <text:p>2.3</text:p>
          </table:table-cell>
          <table:table-cell table:formula="of:=[.C55]-[.G55]" office:value-type="float" office:value="6.52692000000002" calcext:value-type="float">
            <text:p>6.5</text:p>
          </table:table-cell>
          <table:table-cell/>
          <table:table-cell table:formula="of:=[.E55]-[.H55]" office:value-type="float" office:value="2" calcext:value-type="float">
            <text:p>2</text:p>
          </table:table-cell>
          <table:table-cell table:formula="of:=IF([.W5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office:value-type="float" office:value="499.2838" calcext:value-type="float">
            <text:p>499.3</text:p>
          </table:table-cell>
          <table:table-cell office:value-type="float" office:value="503.2893" calcext:value-type="float">
            <text:p>503.3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B56]/[.G56]-1" office:value-type="float" office:value="-0.0034255489021956" calcext:value-type="float">
            <text:p>-0.003</text:p>
          </table:table-cell>
          <table:table-cell table:formula="of:=[.C56]/[.E56]-1" office:value-type="float" office:value="0.00256832669322704" calcext:value-type="float">
            <text:p>0.003</text:p>
          </table:table-cell>
          <table:table-cell/>
          <table:table-cell table:formula="of:=INT([.B56])" office:value-type="float" office:value="499" calcext:value-type="float">
            <text:p>499</text:p>
          </table:table-cell>
          <table:table-cell table:formula="of:=IF([.G56]&lt;[.M56]; [.M56]; &quot;&quot;)">
            <text:p/>
          </table:table-cell>
          <table:table-cell table:formula="of:=IF([.N56]&lt;&gt;&quot;&quot;; [.E56]; &quot;&quot;)">
            <text:p/>
          </table:table-cell>
          <table:table-cell table:formula="of:=IF([.O56]&lt;&gt;&quot;&quot;; [.O56]-[.N5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56]-[.G56]" office:value-type="float" office:value="1" calcext:value-type="float">
            <text:p>1</text:p>
          </table:table-cell>
          <table:table-cell table:formula="of:=[.B56]-[.G56]" office:value-type="float" office:value="-1.71620000000001" calcext:value-type="float">
            <text:p>-1.7</text:p>
          </table:table-cell>
          <table:table-cell table:formula="of:=[.C56]-[.G56]" office:value-type="float" office:value="2.28930000000003" calcext:value-type="float">
            <text:p>2.3</text:p>
          </table:table-cell>
          <table:table-cell/>
          <table:table-cell table:formula="of:=[.E56]-[.H56]" office:value-type="float" office:value="-13" calcext:value-type="float">
            <text:p>-13</text:p>
          </table:table-cell>
          <table:table-cell table:formula="of:=IF([.W5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507.80045" calcext:value-type="float">
            <text:p>507.8</text:p>
          </table:table-cell>
          <table:table-cell office:value-type="float" office:value="511.42224" calcext:value-type="float">
            <text:p>511.4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16" calcext:value-type="float">
            <text:p>516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B57]/[.G57]-1" office:value-type="float" office:value="0.0135737524950099" calcext:value-type="float">
            <text:p>0.014</text:p>
          </table:table-cell>
          <table:table-cell table:formula="of:=[.C57]/[.E57]-1" office:value-type="float" office:value="0.00872236686390537" calcext:value-type="float">
            <text:p>0.009</text:p>
          </table:table-cell>
          <table:table-cell/>
          <table:table-cell table:formula="of:=INT([.B57])" office:value-type="float" office:value="507" calcext:value-type="float">
            <text:p>507</text:p>
          </table:table-cell>
          <table:table-cell table:formula="of:=IF([.G57]&lt;[.M57]; [.M57]; &quot;&quot;)" office:value-type="float" office:value="507" calcext:value-type="float">
            <text:p>507</text:p>
          </table:table-cell>
          <table:table-cell table:formula="of:=IF([.N57]&lt;&gt;&quot;&quot;; [.E57]; &quot;&quot;)" office:value-type="float" office:value="507" calcext:value-type="float">
            <text:p>507</text:p>
          </table:table-cell>
          <table:table-cell table:formula="of:=IF([.O57]&lt;&gt;&quot;&quot;; [.O57]-[.N57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57]-[.G57]" office:value-type="float" office:value="6" calcext:value-type="float">
            <text:p>6</text:p>
          </table:table-cell>
          <table:table-cell table:formula="of:=[.B57]-[.G57]" office:value-type="float" office:value="6.80045000000001" calcext:value-type="float">
            <text:p>6.8</text:p>
          </table:table-cell>
          <table:table-cell table:formula="of:=[.C57]-[.G57]" office:value-type="float" office:value="10.42224" calcext:value-type="float">
            <text:p>10.4</text:p>
          </table:table-cell>
          <table:table-cell/>
          <table:table-cell table:formula="of:=[.E57]-[.H57]" office:value-type="float" office:value="5" calcext:value-type="float">
            <text:p>5</text:p>
          </table:table-cell>
          <table:table-cell table:formula="of:=IF([.W5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office:value-type="float" office:value="496.54645" calcext:value-type="float">
            <text:p>496.5</text:p>
          </table:table-cell>
          <table:table-cell office:value-type="float" office:value="500.8841" calcext:value-type="float">
            <text:p>500.9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B58]/[.G58]-1" office:value-type="float" office:value="-0.0108636454183267" calcext:value-type="float">
            <text:p>-0.011</text:p>
          </table:table-cell>
          <table:table-cell table:formula="of:=[.C58]/[.E58]-1" office:value-type="float" office:value="-0.0274095145631068" calcext:value-type="float">
            <text:p>-0.027</text:p>
          </table:table-cell>
          <table:table-cell/>
          <table:table-cell table:formula="of:=INT([.B58])" office:value-type="float" office:value="496" calcext:value-type="float">
            <text:p>496</text:p>
          </table:table-cell>
          <table:table-cell table:formula="of:=IF([.G58]&lt;[.M58]; [.M58]; &quot;&quot;)">
            <text:p/>
          </table:table-cell>
          <table:table-cell table:formula="of:=IF([.N58]&lt;&gt;&quot;&quot;; [.E58]; &quot;&quot;)">
            <text:p/>
          </table:table-cell>
          <table:table-cell table:formula="of:=IF([.O58]&lt;&gt;&quot;&quot;; [.O58]-[.N5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58]-[.G58]" office:value-type="float" office:value="13" calcext:value-type="float">
            <text:p>13</text:p>
          </table:table-cell>
          <table:table-cell table:formula="of:=[.B58]-[.G58]" office:value-type="float" office:value="-5.45355000000001" calcext:value-type="float">
            <text:p>-5.5</text:p>
          </table:table-cell>
          <table:table-cell table:formula="of:=[.C58]-[.G58]" office:value-type="float" office:value="-1.11590000000001" calcext:value-type="float">
            <text:p>-1.1</text:p>
          </table:table-cell>
          <table:table-cell/>
          <table:table-cell table:formula="of:=[.E58]-[.H58]" office:value-type="float" office:value="-5" calcext:value-type="float">
            <text:p>-5</text:p>
          </table:table-cell>
          <table:table-cell table:formula="of:=IF([.W5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514.8684" calcext:value-type="float">
            <text:p>514.9</text:p>
          </table:table-cell>
          <table:table-cell office:value-type="float" office:value="518.4949" calcext:value-type="float">
            <text:p>518.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B59]/[.G59]-1" office:value-type="float" office:value="-0.00412301740812393" calcext:value-type="float">
            <text:p>-0.004</text:p>
          </table:table-cell>
          <table:table-cell table:formula="of:=[.C59]/[.E59]-1" office:value-type="float" office:value="-0.0123906666666667" calcext:value-type="float">
            <text:p>-0.012</text:p>
          </table:table-cell>
          <table:table-cell/>
          <table:table-cell table:formula="of:=INT([.B59])" office:value-type="float" office:value="514" calcext:value-type="float">
            <text:p>514</text:p>
          </table:table-cell>
          <table:table-cell table:formula="of:=IF([.G59]&lt;[.M59]; [.M59]; &quot;&quot;)">
            <text:p/>
          </table:table-cell>
          <table:table-cell table:formula="of:=IF([.N59]&lt;&gt;&quot;&quot;; [.E59]; &quot;&quot;)">
            <text:p/>
          </table:table-cell>
          <table:table-cell table:formula="of:=IF([.O59]&lt;&gt;&quot;&quot;; [.O59]-[.N59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59]-[.G59]" office:value-type="float" office:value="8" calcext:value-type="float">
            <text:p>8</text:p>
          </table:table-cell>
          <table:table-cell table:formula="of:=[.B59]-[.G59]" office:value-type="float" office:value="-2.13160000000005" calcext:value-type="float">
            <text:p>-2.1</text:p>
          </table:table-cell>
          <table:table-cell table:formula="of:=[.C59]-[.G59]" office:value-type="float" office:value="1.49490000000003" calcext:value-type="float">
            <text:p>1.5</text:p>
          </table:table-cell>
          <table:table-cell/>
          <table:table-cell table:formula="of:=[.E59]-[.H59]" office:value-type="float" office:value="-3" calcext:value-type="float">
            <text:p>-3</text:p>
          </table:table-cell>
          <table:table-cell table:formula="of:=IF([.W5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521.7828" calcext:value-type="float">
            <text:p>521.8</text:p>
          </table:table-cell>
          <table:table-cell office:value-type="float" office:value="526.26965" calcext:value-type="float">
            <text:p>526.3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B60]/[.G60]-1" office:value-type="float" office:value="-0.000416091954023035" calcext:value-type="float">
            <text:p>0.000</text:p>
          </table:table-cell>
          <table:table-cell table:formula="of:=[.C60]/[.E60]-1" office:value-type="float" office:value="-0.00138586337760915" calcext:value-type="float">
            <text:p>-0.001</text:p>
          </table:table-cell>
          <table:table-cell/>
          <table:table-cell table:formula="of:=INT([.B60])" office:value-type="float" office:value="521" calcext:value-type="float">
            <text:p>521</text:p>
          </table:table-cell>
          <table:table-cell table:formula="of:=IF([.G60]&lt;[.M60]; [.M60]; &quot;&quot;)">
            <text:p/>
          </table:table-cell>
          <table:table-cell table:formula="of:=IF([.N60]&lt;&gt;&quot;&quot;; [.E60]; &quot;&quot;)">
            <text:p/>
          </table:table-cell>
          <table:table-cell table:formula="of:=IF([.O60]&lt;&gt;&quot;&quot;; [.O60]-[.N6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60]-[.G60]" office:value-type="float" office:value="5" calcext:value-type="float">
            <text:p>5</text:p>
          </table:table-cell>
          <table:table-cell table:formula="of:=[.B60]-[.G60]" office:value-type="float" office:value="-0.217200000000048" calcext:value-type="float">
            <text:p>-0.2</text:p>
          </table:table-cell>
          <table:table-cell table:formula="of:=[.C60]-[.G60]" office:value-type="float" office:value="4.26964999999996" calcext:value-type="float">
            <text:p>4.3</text:p>
          </table:table-cell>
          <table:table-cell/>
          <table:table-cell table:formula="of:=[.E60]-[.H60]" office:value-type="float" office:value="6" calcext:value-type="float">
            <text:p>6</text:p>
          </table:table-cell>
          <table:table-cell table:formula="of:=IF([.W6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517.0585" calcext:value-type="float">
            <text:p>517.1</text:p>
          </table:table-cell>
          <table:table-cell office:value-type="float" office:value="522.13525" calcext:value-type="float">
            <text:p>522.1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18" calcext:value-type="float">
            <text:p>518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61]/[.G61]-1" office:value-type="float" office:value="-0.00181756756756757" calcext:value-type="float">
            <text:p>-0.002</text:p>
          </table:table-cell>
          <table:table-cell table:formula="of:=[.C61]/[.E61]-1" office:value-type="float" office:value="-0.011107481060606" calcext:value-type="float">
            <text:p>-0.011</text:p>
          </table:table-cell>
          <table:table-cell/>
          <table:table-cell table:formula="of:=INT([.B61])" office:value-type="float" office:value="517" calcext:value-type="float">
            <text:p>517</text:p>
          </table:table-cell>
          <table:table-cell table:formula="of:=IF([.G61]&lt;[.M61]; [.M61]; &quot;&quot;)">
            <text:p/>
          </table:table-cell>
          <table:table-cell table:formula="of:=IF([.N61]&lt;&gt;&quot;&quot;; [.E61]; &quot;&quot;)">
            <text:p/>
          </table:table-cell>
          <table:table-cell table:formula="of:=IF([.O61]&lt;&gt;&quot;&quot;; [.O61]-[.N6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61]-[.G61]" office:value-type="float" office:value="10" calcext:value-type="float">
            <text:p>10</text:p>
          </table:table-cell>
          <table:table-cell table:formula="of:=[.B61]-[.G61]" office:value-type="float" office:value="-0.941500000000019" calcext:value-type="float">
            <text:p>-0.9</text:p>
          </table:table-cell>
          <table:table-cell table:formula="of:=[.C61]-[.G61]" office:value-type="float" office:value="4.13525000000004" calcext:value-type="float">
            <text:p>4.1</text:p>
          </table:table-cell>
          <table:table-cell/>
          <table:table-cell table:formula="of:=[.E61]-[.H61]" office:value-type="float" office:value="-7" calcext:value-type="float">
            <text:p>-7</text:p>
          </table:table-cell>
          <table:table-cell table:formula="of:=IF([.W6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office:value-type="float" office:value="527.4249" calcext:value-type="float">
            <text:p>527.4</text:p>
          </table:table-cell>
          <table:table-cell office:value-type="float" office:value="532.24713" calcext:value-type="float">
            <text:p>532.2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B62]/[.G62]-1" office:value-type="float" office:value="-0.0085998120300752" calcext:value-type="float">
            <text:p>-0.009</text:p>
          </table:table-cell>
          <table:table-cell table:formula="of:=[.C62]/[.E62]-1" office:value-type="float" office:value="-0.00514555140186923" calcext:value-type="float">
            <text:p>-0.005</text:p>
          </table:table-cell>
          <table:table-cell/>
          <table:table-cell table:formula="of:=INT([.B62])" office:value-type="float" office:value="527" calcext:value-type="float">
            <text:p>527</text:p>
          </table:table-cell>
          <table:table-cell table:formula="of:=IF([.G62]&lt;[.M62]; [.M62]; &quot;&quot;)">
            <text:p/>
          </table:table-cell>
          <table:table-cell table:formula="of:=IF([.N62]&lt;&gt;&quot;&quot;; [.E62]; &quot;&quot;)">
            <text:p/>
          </table:table-cell>
          <table:table-cell table:formula="of:=IF([.O62]&lt;&gt;&quot;&quot;; [.O62]-[.N6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62]-[.G62]" office:value-type="float" office:value="3" calcext:value-type="float">
            <text:p>3</text:p>
          </table:table-cell>
          <table:table-cell table:formula="of:=[.B62]-[.G62]" office:value-type="float" office:value="-4.57510000000002" calcext:value-type="float">
            <text:p>-4.6</text:p>
          </table:table-cell>
          <table:table-cell table:formula="of:=[.C62]-[.G62]" office:value-type="float" office:value="0.24712999999997" calcext:value-type="float">
            <text:p>0.2</text:p>
          </table:table-cell>
          <table:table-cell/>
          <table:table-cell table:formula="of:=[.E62]-[.H62]" office:value-type="float" office:value="-2" calcext:value-type="float">
            <text:p>-2</text:p>
          </table:table-cell>
          <table:table-cell table:formula="of:=IF([.W6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float" office:value="534.9592" calcext:value-type="float">
            <text:p>535.0</text:p>
          </table:table-cell>
          <table:table-cell office:value-type="float" office:value="540.10126" calcext:value-type="float">
            <text:p>540.1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48" calcext:value-type="float">
            <text:p>548</text:p>
          </table:table-cell>
          <table:table-cell office:value-type="float" office:value="534" calcext:value-type="float">
            <text:p>53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B63]/[.G63]-1" office:value-type="float" office:value="0.0017962546816479" calcext:value-type="float">
            <text:p>0.002</text:p>
          </table:table-cell>
          <table:table-cell table:formula="of:=[.C63]/[.E63]-1" office:value-type="float" office:value="0.00765160447761204" calcext:value-type="float">
            <text:p>0.008</text:p>
          </table:table-cell>
          <table:table-cell/>
          <table:table-cell table:formula="of:=INT([.B63])" office:value-type="float" office:value="534" calcext:value-type="float">
            <text:p>534</text:p>
          </table:table-cell>
          <table:table-cell table:formula="of:=IF([.G63]&lt;[.M63]; [.M63]; &quot;&quot;)">
            <text:p/>
          </table:table-cell>
          <table:table-cell table:formula="of:=IF([.N63]&lt;&gt;&quot;&quot;; [.E63]; &quot;&quot;)">
            <text:p/>
          </table:table-cell>
          <table:table-cell table:formula="of:=IF([.O63]&lt;&gt;&quot;&quot;; [.O63]-[.N6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63]-[.G63]" office:value-type="float" office:value="2" calcext:value-type="float">
            <text:p>2</text:p>
          </table:table-cell>
          <table:table-cell table:formula="of:=[.B63]-[.G63]" office:value-type="float" office:value="0.95920000000001" calcext:value-type="float">
            <text:p>1.0</text:p>
          </table:table-cell>
          <table:table-cell table:formula="of:=[.C63]-[.G63]" office:value-type="float" office:value="6.10126000000003" calcext:value-type="float">
            <text:p>6.1</text:p>
          </table:table-cell>
          <table:table-cell/>
          <table:table-cell table:formula="of:=[.E63]-[.H63]" office:value-type="float" office:value="16" calcext:value-type="float">
            <text:p>16</text:p>
          </table:table-cell>
          <table:table-cell table:formula="of:=IF([.W6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office:value-type="float" office:value="524.00714" calcext:value-type="float">
            <text:p>524.0</text:p>
          </table:table-cell>
          <table:table-cell office:value-type="float" office:value="530.1525" calcext:value-type="float">
            <text:p>530.2</text:p>
          </table:table-cell>
          <table:table-cell/>
          <table:table-cell table:number-columns-repeated="2" office:value-type="float" office:value="532" calcext:value-type="float">
            <text:p>532</text:p>
          </table:table-cell>
          <table:table-cell office:value-type="float" office:value="515" calcext:value-type="float">
            <text:p>515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B64]/[.G64]-1" office:value-type="float" office:value="0.0174895922330098" calcext:value-type="float">
            <text:p>0.017</text:p>
          </table:table-cell>
          <table:table-cell table:formula="of:=[.C64]/[.E64]-1" office:value-type="float" office:value="-0.00347274436090217" calcext:value-type="float">
            <text:p>-0.003</text:p>
          </table:table-cell>
          <table:table-cell/>
          <table:table-cell table:formula="of:=INT([.B64])" office:value-type="float" office:value="524" calcext:value-type="float">
            <text:p>524</text:p>
          </table:table-cell>
          <table:table-cell table:formula="of:=IF([.G64]&lt;[.M64]; [.M64]; &quot;&quot;)" office:value-type="float" office:value="524" calcext:value-type="float">
            <text:p>524</text:p>
          </table:table-cell>
          <table:table-cell table:formula="of:=IF([.N64]&lt;&gt;&quot;&quot;; [.E64]; &quot;&quot;)" office:value-type="float" office:value="532" calcext:value-type="float">
            <text:p>532</text:p>
          </table:table-cell>
          <table:table-cell table:formula="of:=IF([.O64]&lt;&gt;&quot;&quot;; [.O64]-[.N64]; &quot;&quot;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64]-[.G64]" office:value-type="float" office:value="17" calcext:value-type="float">
            <text:p>17</text:p>
          </table:table-cell>
          <table:table-cell table:formula="of:=[.B64]-[.G64]" office:value-type="float" office:value="9.00714000000005" calcext:value-type="float">
            <text:p>9.0</text:p>
          </table:table-cell>
          <table:table-cell table:formula="of:=[.C64]-[.G64]" office:value-type="float" office:value="15.1525" calcext:value-type="float">
            <text:p>15.2</text:p>
          </table:table-cell>
          <table:table-cell/>
          <table:table-cell table:formula="of:=[.E64]-[.H64]" office:value-type="float" office:value="-2" calcext:value-type="float">
            <text:p>-2</text:p>
          </table:table-cell>
          <table:table-cell table:formula="of:=IF([.W6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office:value-type="float" office:value="527.31177" calcext:value-type="float">
            <text:p>527.3</text:p>
          </table:table-cell>
          <table:table-cell office:value-type="float" office:value="533.51953" calcext:value-type="float">
            <text:p>533.5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B65]/[.G65]-1" office:value-type="float" office:value="0.0140610961538461" calcext:value-type="float">
            <text:p>0.014</text:p>
          </table:table-cell>
          <table:table-cell table:formula="of:=[.C65]/[.E65]-1" office:value-type="float" office:value="0.00854353497164473" calcext:value-type="float">
            <text:p>0.009</text:p>
          </table:table-cell>
          <table:table-cell/>
          <table:table-cell table:formula="of:=INT([.B65])" office:value-type="float" office:value="527" calcext:value-type="float">
            <text:p>527</text:p>
          </table:table-cell>
          <table:table-cell table:formula="of:=IF([.G65]&lt;[.M65]; [.M65]; &quot;&quot;)" office:value-type="float" office:value="527" calcext:value-type="float">
            <text:p>527</text:p>
          </table:table-cell>
          <table:table-cell table:formula="of:=IF([.N65]&lt;&gt;&quot;&quot;; [.E65]; &quot;&quot;)" office:value-type="float" office:value="529" calcext:value-type="float">
            <text:p>529</text:p>
          </table:table-cell>
          <table:table-cell table:formula="of:=IF([.O65]&lt;&gt;&quot;&quot;; [.O65]-[.N65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65]-[.G65]" office:value-type="float" office:value="9" calcext:value-type="float">
            <text:p>9</text:p>
          </table:table-cell>
          <table:table-cell table:formula="of:=[.B65]-[.G65]" office:value-type="float" office:value="7.31177000000002" calcext:value-type="float">
            <text:p>7.3</text:p>
          </table:table-cell>
          <table:table-cell table:formula="of:=[.C65]-[.G65]" office:value-type="float" office:value="13.51953" calcext:value-type="float">
            <text:p>13.5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formula="of:=IF([.W6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office:value-type="float" office:value="523.4875" calcext:value-type="float">
            <text:p>523.5</text:p>
          </table:table-cell>
          <table:table-cell office:value-type="float" office:value="529.59894" calcext:value-type="float">
            <text:p>529.6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66]/[.G66]-1" office:value-type="float" office:value="-0.00477661596958179" calcext:value-type="float">
            <text:p>-0.005</text:p>
          </table:table-cell>
          <table:table-cell table:formula="of:=[.C66]/[.E66]-1" office:value-type="float" office:value="-0.00638097560975615" calcext:value-type="float">
            <text:p>-0.006</text:p>
          </table:table-cell>
          <table:table-cell/>
          <table:table-cell table:formula="of:=INT([.B66])" office:value-type="float" office:value="523" calcext:value-type="float">
            <text:p>523</text:p>
          </table:table-cell>
          <table:table-cell table:formula="of:=IF([.G66]&lt;[.M66]; [.M66]; &quot;&quot;)">
            <text:p/>
          </table:table-cell>
          <table:table-cell table:formula="of:=IF([.N66]&lt;&gt;&quot;&quot;; [.E66]; &quot;&quot;)">
            <text:p/>
          </table:table-cell>
          <table:table-cell table:formula="of:=IF([.O66]&lt;&gt;&quot;&quot;; [.O66]-[.N6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66]-[.G66]" office:value-type="float" office:value="7" calcext:value-type="float">
            <text:p>7</text:p>
          </table:table-cell>
          <table:table-cell table:formula="of:=[.B66]-[.G66]" office:value-type="float" office:value="-2.51250000000005" calcext:value-type="float">
            <text:p>-2.5</text:p>
          </table:table-cell>
          <table:table-cell table:formula="of:=[.C66]-[.G66]" office:value-type="float" office:value="3.59893999999997" calcext:value-type="float">
            <text:p>3.6</text:p>
          </table:table-cell>
          <table:table-cell/>
          <table:table-cell table:formula="of:=[.E66]-[.H66]" office:value-type="float" office:value="-2" calcext:value-type="float">
            <text:p>-2</text:p>
          </table:table-cell>
          <table:table-cell table:formula="of:=IF([.W6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529.8751" calcext:value-type="float">
            <text:p>529.9</text:p>
          </table:table-cell>
          <table:table-cell office:value-type="float" office:value="535.6001" calcext:value-type="float">
            <text:p>535.6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41" calcext:value-type="float">
            <text:p>541</text:p>
          </table:table-cell>
          <table:table-cell office:value-type="float" office:value="524" calcext:value-type="float">
            <text:p>524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B67]/[.G67]-1" office:value-type="float" office:value="0.0112120229007633" calcext:value-type="float">
            <text:p>0.011</text:p>
          </table:table-cell>
          <table:table-cell table:formula="of:=[.C67]/[.E67]-1" office:value-type="float" office:value="0.0143941287878788" calcext:value-type="float">
            <text:p>0.014</text:p>
          </table:table-cell>
          <table:table-cell/>
          <table:table-cell table:formula="of:=INT([.B67])" office:value-type="float" office:value="529" calcext:value-type="float">
            <text:p>529</text:p>
          </table:table-cell>
          <table:table-cell table:formula="of:=IF([.G67]&lt;[.M67]; [.M67]; &quot;&quot;)" office:value-type="float" office:value="529" calcext:value-type="float">
            <text:p>529</text:p>
          </table:table-cell>
          <table:table-cell table:formula="of:=IF([.N67]&lt;&gt;&quot;&quot;; [.E67]; &quot;&quot;)" office:value-type="float" office:value="528" calcext:value-type="float">
            <text:p>528</text:p>
          </table:table-cell>
          <table:table-cell table:formula="of:=IF([.O67]&lt;&gt;&quot;&quot;; [.O67]-[.N67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67]-[.G67]" office:value-type="float" office:value="4" calcext:value-type="float">
            <text:p>4</text:p>
          </table:table-cell>
          <table:table-cell table:formula="of:=[.B67]-[.G67]" office:value-type="float" office:value="5.87509999999998" calcext:value-type="float">
            <text:p>5.9</text:p>
          </table:table-cell>
          <table:table-cell table:formula="of:=[.C67]-[.G67]" office:value-type="float" office:value="11.6001" calcext:value-type="float">
            <text:p>11.6</text:p>
          </table:table-cell>
          <table:table-cell/>
          <table:table-cell table:formula="of:=[.E67]-[.H67]" office:value-type="float" office:value="-3" calcext:value-type="float">
            <text:p>-3</text:p>
          </table:table-cell>
          <table:table-cell table:formula="of:=IF([.W6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office:value-type="float" office:value="522.91406" calcext:value-type="float">
            <text:p>522.9</text:p>
          </table:table-cell>
          <table:table-cell office:value-type="float" office:value="528.5319" calcext:value-type="float">
            <text:p>528.5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27" calcext:value-type="float">
            <text:p>527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68]/[.G68]-1" office:value-type="float" office:value="-0.00775320683111969" calcext:value-type="float">
            <text:p>-0.008</text:p>
          </table:table-cell>
          <table:table-cell table:formula="of:=[.C68]/[.E68]-1" office:value-type="float" office:value="0.00100738636363618" calcext:value-type="float">
            <text:p>0.001</text:p>
          </table:table-cell>
          <table:table-cell/>
          <table:table-cell table:formula="of:=INT([.B68])" office:value-type="float" office:value="522" calcext:value-type="float">
            <text:p>522</text:p>
          </table:table-cell>
          <table:table-cell table:formula="of:=IF([.G68]&lt;[.M68]; [.M68]; &quot;&quot;)">
            <text:p/>
          </table:table-cell>
          <table:table-cell table:formula="of:=IF([.N68]&lt;&gt;&quot;&quot;; [.E68]; &quot;&quot;)">
            <text:p/>
          </table:table-cell>
          <table:table-cell table:formula="of:=IF([.O68]&lt;&gt;&quot;&quot;; [.O68]-[.N6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68]-[.G68]" office:value-type="float" office:value="1" calcext:value-type="float">
            <text:p>1</text:p>
          </table:table-cell>
          <table:table-cell table:formula="of:=[.B68]-[.G68]" office:value-type="float" office:value="-4.08594000000005" calcext:value-type="float">
            <text:p>-4.1</text:p>
          </table:table-cell>
          <table:table-cell table:formula="of:=[.C68]-[.G68]" office:value-type="float" office:value="1.53189999999995" calcext:value-type="float">
            <text:p>1.5</text:p>
          </table:table-cell>
          <table:table-cell/>
          <table:table-cell table:formula="of:=[.E68]-[.H68]" office:value-type="float" office:value="4" calcext:value-type="float">
            <text:p>4</text:p>
          </table:table-cell>
          <table:table-cell table:formula="of:=IF([.W6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office:value-type="float" office:value="520.16034" calcext:value-type="float">
            <text:p>520.2</text:p>
          </table:table-cell>
          <table:table-cell office:value-type="float" office:value="524.9831" calcext:value-type="float">
            <text:p>525.0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520" calcext:value-type="float">
            <text:p>520</text:p>
          </table:table-cell>
          <table:table-cell/>
          <table:table-cell table:formula="of:=[.B69]/[.G69]-1" office:value-type="float" office:value="0.000308346153846228" calcext:value-type="float">
            <text:p>0.000</text:p>
          </table:table-cell>
          <table:table-cell table:formula="of:=[.C69]/[.E69]-1" office:value-type="float" office:value="0.00571475095785456" calcext:value-type="float">
            <text:p>0.006</text:p>
          </table:table-cell>
          <table:table-cell/>
          <table:table-cell table:formula="of:=INT([.B69])" office:value-type="float" office:value="520" calcext:value-type="float">
            <text:p>520</text:p>
          </table:table-cell>
          <table:table-cell table:formula="of:=IF([.G69]&lt;[.M69]; [.M69]; &quot;&quot;)">
            <text:p/>
          </table:table-cell>
          <table:table-cell table:formula="of:=IF([.N69]&lt;&gt;&quot;&quot;; [.E69]; &quot;&quot;)">
            <text:p/>
          </table:table-cell>
          <table:table-cell table:formula="of:=IF([.O69]&lt;&gt;&quot;&quot;; [.O69]-[.N69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69]-[.G69]" office:value-type="float" office:value="2" calcext:value-type="float">
            <text:p>2</text:p>
          </table:table-cell>
          <table:table-cell table:formula="of:=[.B69]-[.G69]" office:value-type="float" office:value="0.160340000000019" calcext:value-type="float">
            <text:p>0.2</text:p>
          </table:table-cell>
          <table:table-cell table:formula="of:=[.C69]-[.G69]" office:value-type="float" office:value="4.98310000000004" calcext:value-type="float">
            <text:p>5.0</text:p>
          </table:table-cell>
          <table:table-cell/>
          <table:table-cell table:formula="of:=[.E69]-[.H69]" office:value-type="float" office:value="2" calcext:value-type="float">
            <text:p>2</text:p>
          </table:table-cell>
          <table:table-cell table:formula="of:=IF([.W6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float" office:value="514.02496" calcext:value-type="float">
            <text:p>514.0</text:p>
          </table:table-cell>
          <table:table-cell office:value-type="float" office:value="518.8477" calcext:value-type="float">
            <text:p>518.8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B70]/[.G70]-1" office:value-type="float" office:value="-0.00767382239382242" calcext:value-type="float">
            <text:p>-0.008</text:p>
          </table:table-cell>
          <table:table-cell table:formula="of:=[.C70]/[.E70]-1" office:value-type="float" office:value="-0.0135975285171102" calcext:value-type="float">
            <text:p>-0.014</text:p>
          </table:table-cell>
          <table:table-cell/>
          <table:table-cell table:formula="of:=INT([.B70])" office:value-type="float" office:value="514" calcext:value-type="float">
            <text:p>514</text:p>
          </table:table-cell>
          <table:table-cell table:formula="of:=IF([.G70]&lt;[.M70]; [.M70]; &quot;&quot;)">
            <text:p/>
          </table:table-cell>
          <table:table-cell table:formula="of:=IF([.N70]&lt;&gt;&quot;&quot;; [.E70]; &quot;&quot;)">
            <text:p/>
          </table:table-cell>
          <table:table-cell table:formula="of:=IF([.O70]&lt;&gt;&quot;&quot;; [.O70]-[.N7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70]-[.G70]" office:value-type="float" office:value="8" calcext:value-type="float">
            <text:p>8</text:p>
          </table:table-cell>
          <table:table-cell table:formula="of:=[.B70]-[.G70]" office:value-type="float" office:value="-3.97504000000004" calcext:value-type="float">
            <text:p>-4.0</text:p>
          </table:table-cell>
          <table:table-cell table:formula="of:=[.C70]-[.G70]" office:value-type="float" office:value="0.847700000000032" calcext:value-type="float">
            <text:p>0.8</text:p>
          </table:table-cell>
          <table:table-cell/>
          <table:table-cell table:formula="of:=[.E70]-[.H70]" office:value-type="float" office:value="-2" calcext:value-type="float">
            <text:p>-2</text:p>
          </table:table-cell>
          <table:table-cell table:formula="of:=IF([.W7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float" office:value="520.9875" calcext:value-type="float">
            <text:p>521.0</text:p>
          </table:table-cell>
          <table:table-cell office:value-type="float" office:value="525.45166" calcext:value-type="float">
            <text:p>525.5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520" calcext:value-type="float">
            <text:p>520</text:p>
          </table:table-cell>
          <table:table-cell/>
          <table:table-cell table:formula="of:=[.B71]/[.G71]-1" office:value-type="float" office:value="0.00189903846153827" calcext:value-type="float">
            <text:p>0.002</text:p>
          </table:table-cell>
          <table:table-cell table:formula="of:=[.C71]/[.E71]-1" office:value-type="float" office:value="0.00277034351145033" calcext:value-type="float">
            <text:p>0.003</text:p>
          </table:table-cell>
          <table:table-cell/>
          <table:table-cell table:formula="of:=INT([.B71])" office:value-type="float" office:value="520" calcext:value-type="float">
            <text:p>520</text:p>
          </table:table-cell>
          <table:table-cell table:formula="of:=IF([.G71]&lt;[.M71]; [.M71]; &quot;&quot;)">
            <text:p/>
          </table:table-cell>
          <table:table-cell table:formula="of:=IF([.N71]&lt;&gt;&quot;&quot;; [.E71]; &quot;&quot;)">
            <text:p/>
          </table:table-cell>
          <table:table-cell table:formula="of:=IF([.O71]&lt;&gt;&quot;&quot;; [.O71]-[.N7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71]-[.G71]" office:value-type="float" office:value="4" calcext:value-type="float">
            <text:p>4</text:p>
          </table:table-cell>
          <table:table-cell table:formula="of:=[.B71]-[.G71]" office:value-type="float" office:value="0.987499999999955" calcext:value-type="float">
            <text:p>1.0</text:p>
          </table:table-cell>
          <table:table-cell table:formula="of:=[.C71]-[.G71]" office:value-type="float" office:value="5.45165999999995" calcext:value-type="float">
            <text:p>5.5</text:p>
          </table:table-cell>
          <table:table-cell/>
          <table:table-cell table:formula="of:=[.E71]-[.H71]" office:value-type="float" office:value="4" calcext:value-type="float">
            <text:p>4</text:p>
          </table:table-cell>
          <table:table-cell table:formula="of:=IF([.W7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office:value-type="float" office:value="514.2768" calcext:value-type="float">
            <text:p>514.3</text:p>
          </table:table-cell>
          <table:table-cell office:value-type="float" office:value="518.5974" calcext:value-type="float">
            <text:p>518.6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72]/[.G72]-1" office:value-type="float" office:value="-0.00910057803468212" calcext:value-type="float">
            <text:p>-0.009</text:p>
          </table:table-cell>
          <table:table-cell table:formula="of:=[.C72]/[.E72]-1" office:value-type="float" office:value="-0.0324675373134329" calcext:value-type="float">
            <text:p>-0.032</text:p>
          </table:table-cell>
          <table:table-cell/>
          <table:table-cell table:formula="of:=INT([.B72])" office:value-type="float" office:value="514" calcext:value-type="float">
            <text:p>514</text:p>
          </table:table-cell>
          <table:table-cell table:formula="of:=IF([.G72]&lt;[.M72]; [.M72]; &quot;&quot;)">
            <text:p/>
          </table:table-cell>
          <table:table-cell table:formula="of:=IF([.N72]&lt;&gt;&quot;&quot;; [.E72]; &quot;&quot;)">
            <text:p/>
          </table:table-cell>
          <table:table-cell table:formula="of:=IF([.O72]&lt;&gt;&quot;&quot;; [.O72]-[.N7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72]-[.G72]" office:value-type="float" office:value="17" calcext:value-type="float">
            <text:p>17</text:p>
          </table:table-cell>
          <table:table-cell table:formula="of:=[.B72]-[.G72]" office:value-type="float" office:value="-4.72320000000002" calcext:value-type="float">
            <text:p>-4.7</text:p>
          </table:table-cell>
          <table:table-cell table:formula="of:=[.C72]-[.G72]" office:value-type="float" office:value="-0.402600000000007" calcext:value-type="float">
            <text:p>-0.4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formula="of:=IF([.W7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float" office:value="530.6935" calcext:value-type="float">
            <text:p>530.7</text:p>
          </table:table-cell>
          <table:table-cell office:value-type="float" office:value="535.3756" calcext:value-type="float">
            <text:p>535.4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B73]/[.G73]-1" office:value-type="float" office:value="-0.000577212806026406" calcext:value-type="float">
            <text:p>-0.001</text:p>
          </table:table-cell>
          <table:table-cell table:formula="of:=[.C73]/[.E73]-1" office:value-type="float" office:value="-0.0212511882998172" calcext:value-type="float">
            <text:p>-0.021</text:p>
          </table:table-cell>
          <table:table-cell/>
          <table:table-cell table:formula="of:=INT([.B73])" office:value-type="float" office:value="530" calcext:value-type="float">
            <text:p>530</text:p>
          </table:table-cell>
          <table:table-cell table:formula="of:=IF([.G73]&lt;[.M73]; [.M73]; &quot;&quot;)">
            <text:p/>
          </table:table-cell>
          <table:table-cell table:formula="of:=IF([.N73]&lt;&gt;&quot;&quot;; [.E73]; &quot;&quot;)">
            <text:p/>
          </table:table-cell>
          <table:table-cell table:formula="of:=IF([.O73]&lt;&gt;&quot;&quot;; [.O73]-[.N7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73]-[.G73]" office:value-type="float" office:value="16" calcext:value-type="float">
            <text:p>16</text:p>
          </table:table-cell>
          <table:table-cell table:formula="of:=[.B73]-[.G73]" office:value-type="float" office:value="-0.306500000000028" calcext:value-type="float">
            <text:p>-0.3</text:p>
          </table:table-cell>
          <table:table-cell table:formula="of:=[.C73]-[.G73]" office:value-type="float" office:value="4.37559999999996" calcext:value-type="float">
            <text:p>4.4</text:p>
          </table:table-cell>
          <table:table-cell/>
          <table:table-cell table:formula="of:=[.E73]-[.H73]" office:value-type="float" office:value="4" calcext:value-type="float">
            <text:p>4</text:p>
          </table:table-cell>
          <table:table-cell table:formula="of:=IF([.W7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office:value-type="float" office:value="541.28503" calcext:value-type="float">
            <text:p>541.3</text:p>
          </table:table-cell>
          <table:table-cell office:value-type="float" office:value="546.6212" calcext:value-type="float">
            <text:p>546.6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33" calcext:value-type="float">
            <text:p>533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B74]/[.G74]-1" office:value-type="float" office:value="0.0155441463414634" calcext:value-type="float">
            <text:p>0.016</text:p>
          </table:table-cell>
          <table:table-cell table:formula="of:=[.C74]/[.E74]-1" office:value-type="float" office:value="0.0141395176252319" calcext:value-type="float">
            <text:p>0.014</text:p>
          </table:table-cell>
          <table:table-cell/>
          <table:table-cell table:formula="of:=INT([.B74])" office:value-type="float" office:value="541" calcext:value-type="float">
            <text:p>541</text:p>
          </table:table-cell>
          <table:table-cell table:formula="of:=IF([.G74]&lt;[.M74]; [.M74]; &quot;&quot;)" office:value-type="float" office:value="541" calcext:value-type="float">
            <text:p>541</text:p>
          </table:table-cell>
          <table:table-cell table:formula="of:=IF([.N74]&lt;&gt;&quot;&quot;; [.E74]; &quot;&quot;)" office:value-type="float" office:value="539" calcext:value-type="float">
            <text:p>539</text:p>
          </table:table-cell>
          <table:table-cell table:formula="of:=IF([.O74]&lt;&gt;&quot;&quot;; [.O74]-[.N74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74]-[.G74]" office:value-type="float" office:value="6" calcext:value-type="float">
            <text:p>6</text:p>
          </table:table-cell>
          <table:table-cell table:formula="of:=[.B74]-[.G74]" office:value-type="float" office:value="8.28503000000001" calcext:value-type="float">
            <text:p>8.3</text:p>
          </table:table-cell>
          <table:table-cell table:formula="of:=[.C74]-[.G74]" office:value-type="float" office:value="13.6212" calcext:value-type="float">
            <text:p>13.6</text:p>
          </table:table-cell>
          <table:table-cell/>
          <table:table-cell table:formula="of:=[.E74]-[.H74]" office:value-type="float" office:value="3" calcext:value-type="float">
            <text:p>3</text:p>
          </table:table-cell>
          <table:table-cell table:formula="of:=IF([.W7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530.758" calcext:value-type="float">
            <text:p>530.8</text:p>
          </table:table-cell>
          <table:table-cell office:value-type="float" office:value="536.44476" calcext:value-type="float">
            <text:p>536.4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B75]/[.G75]-1" office:value-type="float" office:value="-0.00792897196261677" calcext:value-type="float">
            <text:p>-0.008</text:p>
          </table:table-cell>
          <table:table-cell table:formula="of:=[.C75]/[.E75]-1" office:value-type="float" office:value="-0.00474070500927648" calcext:value-type="float">
            <text:p>-0.005</text:p>
          </table:table-cell>
          <table:table-cell/>
          <table:table-cell table:formula="of:=INT([.B75])" office:value-type="float" office:value="530" calcext:value-type="float">
            <text:p>530</text:p>
          </table:table-cell>
          <table:table-cell table:formula="of:=IF([.G75]&lt;[.M75]; [.M75]; &quot;&quot;)">
            <text:p/>
          </table:table-cell>
          <table:table-cell table:formula="of:=IF([.N75]&lt;&gt;&quot;&quot;; [.E75]; &quot;&quot;)">
            <text:p/>
          </table:table-cell>
          <table:table-cell table:formula="of:=IF([.O75]&lt;&gt;&quot;&quot;; [.O75]-[.N7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75]-[.G75]" office:value-type="float" office:value="4" calcext:value-type="float">
            <text:p>4</text:p>
          </table:table-cell>
          <table:table-cell table:formula="of:=[.B75]-[.G75]" office:value-type="float" office:value="-4.24199999999996" calcext:value-type="float">
            <text:p>-4.2</text:p>
          </table:table-cell>
          <table:table-cell table:formula="of:=[.C75]-[.G75]" office:value-type="float" office:value="1.44475999999997" calcext:value-type="float">
            <text:p>1.4</text:p>
          </table:table-cell>
          <table:table-cell/>
          <table:table-cell table:formula="of:=[.E75]-[.H75]" office:value-type="float" office:value="9" calcext:value-type="float">
            <text:p>9</text:p>
          </table:table-cell>
          <table:table-cell table:formula="of:=IF([.W7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float" office:value="528.66296" calcext:value-type="float">
            <text:p>528.7</text:p>
          </table:table-cell>
          <table:table-cell office:value-type="float" office:value="533.88074" calcext:value-type="float">
            <text:p>533.9</text:p>
          </table:table-cell>
          <table:table-cell/>
          <table:table-cell table:number-columns-repeated="2"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76]/[.G76]-1" office:value-type="float" office:value="0.00889877862595423" calcext:value-type="float">
            <text:p>0.009</text:p>
          </table:table-cell>
          <table:table-cell table:formula="of:=[.C76]/[.E76]-1" office:value-type="float" office:value="-0.011331962962963" calcext:value-type="float">
            <text:p>-0.011</text:p>
          </table:table-cell>
          <table:table-cell/>
          <table:table-cell table:formula="of:=INT([.B76])" office:value-type="float" office:value="528" calcext:value-type="float">
            <text:p>528</text:p>
          </table:table-cell>
          <table:table-cell table:formula="of:=IF([.G76]&lt;[.M76]; [.M76]; &quot;&quot;)" office:value-type="float" office:value="528" calcext:value-type="float">
            <text:p>528</text:p>
          </table:table-cell>
          <table:table-cell table:formula="of:=IF([.N76]&lt;&gt;&quot;&quot;; [.E76]; &quot;&quot;)" office:value-type="float" office:value="540" calcext:value-type="float">
            <text:p>540</text:p>
          </table:table-cell>
          <table:table-cell table:formula="of:=IF([.O76]&lt;&gt;&quot;&quot;; [.O76]-[.N76]; &quot;&quot;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76]-[.G76]" office:value-type="float" office:value="16" calcext:value-type="float">
            <text:p>16</text:p>
          </table:table-cell>
          <table:table-cell table:formula="of:=[.B76]-[.G76]" office:value-type="float" office:value="4.66296" calcext:value-type="float">
            <text:p>4.7</text:p>
          </table:table-cell>
          <table:table-cell table:formula="of:=[.C76]-[.G76]" office:value-type="float" office:value="9.88073999999995" calcext:value-type="float">
            <text:p>9.9</text:p>
          </table:table-cell>
          <table:table-cell/>
          <table:table-cell table:formula="of:=[.E76]-[.H76]" office:value-type="float" office:value="5" calcext:value-type="float">
            <text:p>5</text:p>
          </table:table-cell>
          <table:table-cell table:formula="of:=IF([.W7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office:value-type="float" office:value="530.18445" calcext:value-type="float">
            <text:p>530.2</text:p>
          </table:table-cell>
          <table:table-cell office:value-type="float" office:value="535.23694" calcext:value-type="float">
            <text:p>535.2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29" calcext:value-type="float">
            <text:p>529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B77]/[.G77]-1" office:value-type="float" office:value="0.00223903591682406" calcext:value-type="float">
            <text:p>0.002</text:p>
          </table:table-cell>
          <table:table-cell table:formula="of:=[.C77]/[.E77]-1" office:value-type="float" office:value="-0.00328316573556797" calcext:value-type="float">
            <text:p>-0.003</text:p>
          </table:table-cell>
          <table:table-cell/>
          <table:table-cell table:formula="of:=INT([.B77])" office:value-type="float" office:value="530" calcext:value-type="float">
            <text:p>530</text:p>
          </table:table-cell>
          <table:table-cell table:formula="of:=IF([.G77]&lt;[.M77]; [.M77]; &quot;&quot;)" office:value-type="float" office:value="530" calcext:value-type="float">
            <text:p>530</text:p>
          </table:table-cell>
          <table:table-cell table:formula="of:=IF([.N77]&lt;&gt;&quot;&quot;; [.E77]; &quot;&quot;)" office:value-type="float" office:value="537" calcext:value-type="float">
            <text:p>537</text:p>
          </table:table-cell>
          <table:table-cell table:formula="of:=IF([.O77]&lt;&gt;&quot;&quot;; [.O77]-[.N77]; &quot;&quot;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77]-[.G77]" office:value-type="float" office:value="8" calcext:value-type="float">
            <text:p>8</text:p>
          </table:table-cell>
          <table:table-cell table:formula="of:=[.B77]-[.G77]" office:value-type="float" office:value="1.18444999999997" calcext:value-type="float">
            <text:p>1.2</text:p>
          </table:table-cell>
          <table:table-cell table:formula="of:=[.C77]-[.G77]" office:value-type="float" office:value="6.23694" calcext:value-type="float">
            <text:p>6.2</text:p>
          </table:table-cell>
          <table:table-cell/>
          <table:table-cell table:formula="of:=[.E77]-[.H77]" office:value-type="float" office:value="-5" calcext:value-type="float">
            <text:p>-5</text:p>
          </table:table-cell>
          <table:table-cell table:formula="of:=IF([.W7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office:value-type="float" office:value="533.7153" calcext:value-type="float">
            <text:p>533.7</text:p>
          </table:table-cell>
          <table:table-cell office:value-type="float" office:value="538.2576" calcext:value-type="float">
            <text:p>538.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B78]/[.G78]-1" office:value-type="float" office:value="-0.0134652495378929" calcext:value-type="float">
            <text:p>-0.013</text:p>
          </table:table-cell>
          <table:table-cell table:formula="of:=[.C78]/[.E78]-1" office:value-type="float" office:value="-0.0213498181818181" calcext:value-type="float">
            <text:p>-0.021</text:p>
          </table:table-cell>
          <table:table-cell/>
          <table:table-cell table:formula="of:=INT([.B78])" office:value-type="float" office:value="533" calcext:value-type="float">
            <text:p>533</text:p>
          </table:table-cell>
          <table:table-cell table:formula="of:=IF([.G78]&lt;[.M78]; [.M78]; &quot;&quot;)">
            <text:p/>
          </table:table-cell>
          <table:table-cell table:formula="of:=IF([.N78]&lt;&gt;&quot;&quot;; [.E78]; &quot;&quot;)">
            <text:p/>
          </table:table-cell>
          <table:table-cell table:formula="of:=IF([.O78]&lt;&gt;&quot;&quot;; [.O78]-[.N7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78]-[.G78]" office:value-type="float" office:value="9" calcext:value-type="float">
            <text:p>9</text:p>
          </table:table-cell>
          <table:table-cell table:formula="of:=[.B78]-[.G78]" office:value-type="float" office:value="-7.28470000000004" calcext:value-type="float">
            <text:p>-7.3</text:p>
          </table:table-cell>
          <table:table-cell table:formula="of:=[.C78]-[.G78]" office:value-type="float" office:value="-2.74239999999997" calcext:value-type="float">
            <text:p>-2.7</text:p>
          </table:table-cell>
          <table:table-cell/>
          <table:table-cell table:formula="of:=[.E78]-[.H78]" office:value-type="float" office:value="7" calcext:value-type="float">
            <text:p>7</text:p>
          </table:table-cell>
          <table:table-cell table:formula="of:=IF([.W7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542.3383" calcext:value-type="float">
            <text:p>542.3</text:p>
          </table:table-cell>
          <table:table-cell office:value-type="float" office:value="547.132" calcext:value-type="float">
            <text:p>547.1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B79]/[.G79]-1" office:value-type="float" office:value="0.0137164485981309" calcext:value-type="float">
            <text:p>0.014</text:p>
          </table:table-cell>
          <table:table-cell table:formula="of:=[.C79]/[.E79]-1" office:value-type="float" office:value="0.0132074074074073" calcext:value-type="float">
            <text:p>0.013</text:p>
          </table:table-cell>
          <table:table-cell/>
          <table:table-cell table:formula="of:=INT([.B79])" office:value-type="float" office:value="542" calcext:value-type="float">
            <text:p>542</text:p>
          </table:table-cell>
          <table:table-cell table:formula="of:=IF([.G79]&lt;[.M79]; [.M79]; &quot;&quot;)" office:value-type="float" office:value="542" calcext:value-type="float">
            <text:p>542</text:p>
          </table:table-cell>
          <table:table-cell table:formula="of:=IF([.N79]&lt;&gt;&quot;&quot;; [.E79]; &quot;&quot;)" office:value-type="float" office:value="540" calcext:value-type="float">
            <text:p>540</text:p>
          </table:table-cell>
          <table:table-cell table:formula="of:=IF([.O79]&lt;&gt;&quot;&quot;; [.O79]-[.N79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79]-[.G79]" office:value-type="float" office:value="5" calcext:value-type="float">
            <text:p>5</text:p>
          </table:table-cell>
          <table:table-cell table:formula="of:=[.B79]-[.G79]" office:value-type="float" office:value="7.3383" calcext:value-type="float">
            <text:p>7.3</text:p>
          </table:table-cell>
          <table:table-cell table:formula="of:=[.C79]-[.G79]" office:value-type="float" office:value="12.1319999999999" calcext:value-type="float">
            <text:p>12.1</text:p>
          </table:table-cell>
          <table:table-cell/>
          <table:table-cell table:formula="of:=[.E79]-[.H79]" office:value-type="float" office:value="-7" calcext:value-type="float">
            <text:p>-7</text:p>
          </table:table-cell>
          <table:table-cell table:formula="of:=IF([.W7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537.88367" calcext:value-type="float">
            <text:p>537.9</text:p>
          </table:table-cell>
          <table:table-cell office:value-type="float" office:value="543.17175" calcext:value-type="float">
            <text:p>543.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555" calcext:value-type="float">
            <text:p>555</text:p>
          </table:table-cell>
          <table:table-cell office:value-type="float" office:value="541" calcext:value-type="float">
            <text:p>541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B80]/[.G80]-1" office:value-type="float" office:value="-0.00576031423290191" calcext:value-type="float">
            <text:p>-0.006</text:p>
          </table:table-cell>
          <table:table-cell table:formula="of:=[.C80]/[.E80]-1" office:value-type="float" office:value="0.00401432532347501" calcext:value-type="float">
            <text:p>0.004</text:p>
          </table:table-cell>
          <table:table-cell/>
          <table:table-cell table:formula="of:=INT([.B80])" office:value-type="float" office:value="537" calcext:value-type="float">
            <text:p>537</text:p>
          </table:table-cell>
          <table:table-cell table:formula="of:=IF([.G80]&lt;[.M80]; [.M80]; &quot;&quot;)">
            <text:p/>
          </table:table-cell>
          <table:table-cell table:formula="of:=IF([.N80]&lt;&gt;&quot;&quot;; [.E80]; &quot;&quot;)">
            <text:p/>
          </table:table-cell>
          <table:table-cell table:formula="of:=IF([.O80]&lt;&gt;&quot;&quot;; [.O80]-[.N8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80]-[.G80]" office:value-type="float" office:value="0" calcext:value-type="float">
            <text:p>0</text:p>
          </table:table-cell>
          <table:table-cell table:formula="of:=[.B80]-[.G80]" office:value-type="float" office:value="-3.11632999999995" calcext:value-type="float">
            <text:p>-3.1</text:p>
          </table:table-cell>
          <table:table-cell table:formula="of:=[.C80]-[.G80]" office:value-type="float" office:value="2.17174999999997" calcext:value-type="float">
            <text:p>2.2</text:p>
          </table:table-cell>
          <table:table-cell/>
          <table:table-cell table:formula="of:=[.E80]-[.H80]" office:value-type="float" office:value="-4" calcext:value-type="float">
            <text:p>-4</text:p>
          </table:table-cell>
          <table:table-cell table:formula="of:=IF([.W8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office:value-type="float" office:value="540.3634" calcext:value-type="float">
            <text:p>540.4</text:p>
          </table:table-cell>
          <table:table-cell office:value-type="float" office:value="545.0709" calcext:value-type="float">
            <text:p>545.1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554" calcext:value-type="float">
            <text:p>554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B81]/[.G81]-1" office:value-type="float" office:value="-0.00301955719557201" calcext:value-type="float">
            <text:p>-0.003</text:p>
          </table:table-cell>
          <table:table-cell table:formula="of:=[.C81]/[.E81]-1" office:value-type="float" office:value="0.00196856617647079" calcext:value-type="float">
            <text:p>0.002</text:p>
          </table:table-cell>
          <table:table-cell/>
          <table:table-cell table:formula="of:=INT([.B81])" office:value-type="float" office:value="540" calcext:value-type="float">
            <text:p>540</text:p>
          </table:table-cell>
          <table:table-cell table:formula="of:=IF([.G81]&lt;[.M81]; [.M81]; &quot;&quot;)">
            <text:p/>
          </table:table-cell>
          <table:table-cell table:formula="of:=IF([.N81]&lt;&gt;&quot;&quot;; [.E81]; &quot;&quot;)">
            <text:p/>
          </table:table-cell>
          <table:table-cell table:formula="of:=IF([.O81]&lt;&gt;&quot;&quot;; [.O81]-[.N8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81]-[.G81]" office:value-type="float" office:value="2" calcext:value-type="float">
            <text:p>2</text:p>
          </table:table-cell>
          <table:table-cell table:formula="of:=[.B81]-[.G81]" office:value-type="float" office:value="-1.63660000000004" calcext:value-type="float">
            <text:p>-1.6</text:p>
          </table:table-cell>
          <table:table-cell table:formula="of:=[.C81]-[.G81]" office:value-type="float" office:value="3.07090000000005" calcext:value-type="float">
            <text:p>3.1</text:p>
          </table:table-cell>
          <table:table-cell/>
          <table:table-cell table:formula="of:=[.E81]-[.H81]" office:value-type="float" office:value="-1" calcext:value-type="float">
            <text:p>-1</text:p>
          </table:table-cell>
          <table:table-cell table:formula="of:=IF([.W8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543.5966" calcext:value-type="float">
            <text:p>543.6</text:p>
          </table:table-cell>
          <table:table-cell office:value-type="float" office:value="548.1582" calcext:value-type="float">
            <text:p>548.2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545" calcext:value-type="float">
            <text:p>545</text:p>
          </table:table-cell>
          <table:table-cell office:value-type="float" office:value="535" calcext:value-type="float">
            <text:p>535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[.B82]/[.G82]-1" office:value-type="float" office:value="0.0160684112149532" calcext:value-type="float">
            <text:p>0.016</text:p>
          </table:table-cell>
          <table:table-cell table:formula="of:=[.C82]/[.E82]-1" office:value-type="float" office:value="0.0188814126394052" calcext:value-type="float">
            <text:p>0.019</text:p>
          </table:table-cell>
          <table:table-cell/>
          <table:table-cell table:formula="of:=INT([.B82])" office:value-type="float" office:value="543" calcext:value-type="float">
            <text:p>543</text:p>
          </table:table-cell>
          <table:table-cell table:formula="of:=IF([.G82]&lt;[.M82]; [.M82]; &quot;&quot;)" office:value-type="float" office:value="543" calcext:value-type="float">
            <text:p>543</text:p>
          </table:table-cell>
          <table:table-cell table:formula="of:=IF([.N82]&lt;&gt;&quot;&quot;; [.E82]; &quot;&quot;)" office:value-type="float" office:value="538" calcext:value-type="float">
            <text:p>538</text:p>
          </table:table-cell>
          <table:table-cell table:formula="of:=IF([.O82]&lt;&gt;&quot;&quot;; [.O82]-[.N82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2]-[.G82]" office:value-type="float" office:value="3" calcext:value-type="float">
            <text:p>3</text:p>
          </table:table-cell>
          <table:table-cell table:formula="of:=[.B82]-[.G82]" office:value-type="float" office:value="8.59659999999997" calcext:value-type="float">
            <text:p>8.6</text:p>
          </table:table-cell>
          <table:table-cell table:formula="of:=[.C82]-[.G82]" office:value-type="float" office:value="13.1582" calcext:value-type="float">
            <text:p>13.2</text:p>
          </table:table-cell>
          <table:table-cell/>
          <table:table-cell table:formula="of:=[.E82]-[.H82]" office:value-type="float" office:value="-28" calcext:value-type="float">
            <text:p>-28</text:p>
          </table:table-cell>
          <table:table-cell table:formula="of:=IF([.W8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551.2107" calcext:value-type="float">
            <text:p>551.2</text:p>
          </table:table-cell>
          <table:table-cell office:value-type="float" office:value="556.14404" calcext:value-type="float">
            <text:p>556.1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566" calcext:value-type="float">
            <text:p>566</text:p>
          </table:table-cell>
          <table:table-cell/>
          <table:table-cell table:formula="of:=[.B83]/[.G83]-1" office:value-type="float" office:value="-0.0261295053003534" calcext:value-type="float">
            <text:p>-0.026</text:p>
          </table:table-cell>
          <table:table-cell table:formula="of:=[.C83]/[.E83]-1" office:value-type="float" office:value="-0.0208731690140844" calcext:value-type="float">
            <text:p>-0.021</text:p>
          </table:table-cell>
          <table:table-cell/>
          <table:table-cell table:formula="of:=INT([.B83])" office:value-type="float" office:value="551" calcext:value-type="float">
            <text:p>551</text:p>
          </table:table-cell>
          <table:table-cell table:formula="of:=IF([.G83]&lt;[.M83]; [.M83]; &quot;&quot;)">
            <text:p/>
          </table:table-cell>
          <table:table-cell table:formula="of:=IF([.N83]&lt;&gt;&quot;&quot;; [.E83]; &quot;&quot;)">
            <text:p/>
          </table:table-cell>
          <table:table-cell table:formula="of:=IF([.O83]&lt;&gt;&quot;&quot;; [.O83]-[.N8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83]-[.G83]" office:value-type="float" office:value="2" calcext:value-type="float">
            <text:p>2</text:p>
          </table:table-cell>
          <table:table-cell table:formula="of:=[.B83]-[.G83]" office:value-type="float" office:value="-14.7893" calcext:value-type="float">
            <text:p>-14.8</text:p>
          </table:table-cell>
          <table:table-cell table:formula="of:=[.C83]-[.G83]" office:value-type="float" office:value="-9.85595999999998" calcext:value-type="float">
            <text:p>-9.9</text:p>
          </table:table-cell>
          <table:table-cell/>
          <table:table-cell table:formula="of:=[.E83]-[.H83]" office:value-type="float" office:value="2" calcext:value-type="float">
            <text:p>2</text:p>
          </table:table-cell>
          <table:table-cell table:formula="of:=IF([.W8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570.6924" calcext:value-type="float">
            <text:p>570.7</text:p>
          </table:table-cell>
          <table:table-cell office:value-type="float" office:value="578.46674" calcext:value-type="float">
            <text:p>578.5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54" calcext:value-type="float">
            <text:p>554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B84]/[.G84]-1" office:value-type="float" office:value="0.0301306859205777" calcext:value-type="float">
            <text:p>0.030</text:p>
          </table:table-cell>
          <table:table-cell table:formula="of:=[.C84]/[.E84]-1" office:value-type="float" office:value="0.0148539298245614" calcext:value-type="float">
            <text:p>0.015</text:p>
          </table:table-cell>
          <table:table-cell/>
          <table:table-cell table:formula="of:=INT([.B84])" office:value-type="float" office:value="570" calcext:value-type="float">
            <text:p>570</text:p>
          </table:table-cell>
          <table:table-cell table:formula="of:=IF([.G84]&lt;[.M84]; [.M84]; &quot;&quot;)" office:value-type="float" office:value="570" calcext:value-type="float">
            <text:p>570</text:p>
          </table:table-cell>
          <table:table-cell table:formula="of:=IF([.N84]&lt;&gt;&quot;&quot;; [.E84]; &quot;&quot;)" office:value-type="float" office:value="570" calcext:value-type="float">
            <text:p>570</text:p>
          </table:table-cell>
          <table:table-cell table:formula="of:=IF([.O84]&lt;&gt;&quot;&quot;; [.O84]-[.N84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4]-[.G84]" office:value-type="float" office:value="16" calcext:value-type="float">
            <text:p>16</text:p>
          </table:table-cell>
          <table:table-cell table:formula="of:=[.B84]-[.G84]" office:value-type="float" office:value="16.6924" calcext:value-type="float">
            <text:p>16.7</text:p>
          </table:table-cell>
          <table:table-cell table:formula="of:=[.C84]-[.G84]" office:value-type="float" office:value="24.46674" calcext:value-type="float">
            <text:p>24.5</text:p>
          </table:table-cell>
          <table:table-cell/>
          <table:table-cell table:formula="of:=[.E84]-[.H84]" office:value-type="float" office:value="10" calcext:value-type="float">
            <text:p>10</text:p>
          </table:table-cell>
          <table:table-cell table:formula="of:=IF([.W8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office:value-type="float" office:value="555.8636" calcext:value-type="float">
            <text:p>555.9</text:p>
          </table:table-cell>
          <table:table-cell office:value-type="float" office:value="562.7257" calcext:value-type="float">
            <text:p>562.7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float" office:value="557" calcext:value-type="float">
            <text:p>557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B85]/[.G85]-1" office:value-type="float" office:value="-0.00204021543985633" calcext:value-type="float">
            <text:p>-0.002</text:p>
          </table:table-cell>
          <table:table-cell table:formula="of:=[.C85]/[.E85]-1" office:value-type="float" office:value="0.00846899641577048" calcext:value-type="float">
            <text:p>0.008</text:p>
          </table:table-cell>
          <table:table-cell/>
          <table:table-cell table:formula="of:=INT([.B85])" office:value-type="float" office:value="555" calcext:value-type="float">
            <text:p>555</text:p>
          </table:table-cell>
          <table:table-cell table:formula="of:=IF([.G85]&lt;[.M85]; [.M85]; &quot;&quot;)">
            <text:p/>
          </table:table-cell>
          <table:table-cell table:formula="of:=IF([.N85]&lt;&gt;&quot;&quot;; [.E85]; &quot;&quot;)">
            <text:p/>
          </table:table-cell>
          <table:table-cell table:formula="of:=IF([.O85]&lt;&gt;&quot;&quot;; [.O85]-[.N8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85]-[.G85]" office:value-type="float" office:value="1" calcext:value-type="float">
            <text:p>1</text:p>
          </table:table-cell>
          <table:table-cell table:formula="of:=[.B85]-[.G85]" office:value-type="float" office:value="-1.13639999999998" calcext:value-type="float">
            <text:p>-1.1</text:p>
          </table:table-cell>
          <table:table-cell table:formula="of:=[.C85]-[.G85]" office:value-type="float" office:value="5.72569999999996" calcext:value-type="float">
            <text:p>5.7</text:p>
          </table:table-cell>
          <table:table-cell/>
          <table:table-cell table:formula="of:=[.E85]-[.H85]" office:value-type="float" office:value="10" calcext:value-type="float">
            <text:p>10</text:p>
          </table:table-cell>
          <table:table-cell table:formula="of:=IF([.W8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float" office:value="549.8474" calcext:value-type="float">
            <text:p>549.8</text:p>
          </table:table-cell>
          <table:table-cell office:value-type="float" office:value="556.1323" calcext:value-type="float">
            <text:p>556.1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546" calcext:value-type="float">
            <text:p>546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B86]/[.G86]-1" office:value-type="float" office:value="0.00704652014652019" calcext:value-type="float">
            <text:p>0.007</text:p>
          </table:table-cell>
          <table:table-cell table:formula="of:=[.C86]/[.E86]-1" office:value-type="float" office:value="0.00566419529837248" calcext:value-type="float">
            <text:p>0.006</text:p>
          </table:table-cell>
          <table:table-cell/>
          <table:table-cell table:formula="of:=INT([.B86])" office:value-type="float" office:value="549" calcext:value-type="float">
            <text:p>549</text:p>
          </table:table-cell>
          <table:table-cell table:formula="of:=IF([.G86]&lt;[.M86]; [.M86]; &quot;&quot;)" office:value-type="float" office:value="549" calcext:value-type="float">
            <text:p>549</text:p>
          </table:table-cell>
          <table:table-cell table:formula="of:=IF([.N86]&lt;&gt;&quot;&quot;; [.E86]; &quot;&quot;)" office:value-type="float" office:value="553" calcext:value-type="float">
            <text:p>553</text:p>
          </table:table-cell>
          <table:table-cell table:formula="of:=IF([.O86]&lt;&gt;&quot;&quot;; [.O86]-[.N86]; &quot;&quot;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6]-[.G86]" office:value-type="float" office:value="7" calcext:value-type="float">
            <text:p>7</text:p>
          </table:table-cell>
          <table:table-cell table:formula="of:=[.B86]-[.G86]" office:value-type="float" office:value="3.84739999999999" calcext:value-type="float">
            <text:p>3.8</text:p>
          </table:table-cell>
          <table:table-cell table:formula="of:=[.C86]-[.G86]" office:value-type="float" office:value="10.1323" calcext:value-type="float">
            <text:p>10.1</text:p>
          </table:table-cell>
          <table:table-cell/>
          <table:table-cell table:formula="of:=[.E86]-[.H86]" office:value-type="float" office:value="2" calcext:value-type="float">
            <text:p>2</text:p>
          </table:table-cell>
          <table:table-cell table:formula="of:=IF([.W8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550.7456" calcext:value-type="float">
            <text:p>550.7</text:p>
          </table:table-cell>
          <table:table-cell office:value-type="float" office:value="556.5468" calcext:value-type="float">
            <text:p>556.5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559" calcext:value-type="float">
            <text:p>559</text:p>
          </table:table-cell>
          <table:table-cell office:value-type="float" office:value="546" calcext:value-type="float">
            <text:p>546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B87]/[.G87]-1" office:value-type="float" office:value="0.00869157509157503" calcext:value-type="float">
            <text:p>0.009</text:p>
          </table:table-cell>
          <table:table-cell table:formula="of:=[.C87]/[.E87]-1" office:value-type="float" office:value="0.0100667876588021" calcext:value-type="float">
            <text:p>0.010</text:p>
          </table:table-cell>
          <table:table-cell/>
          <table:table-cell table:formula="of:=INT([.B87])" office:value-type="float" office:value="550" calcext:value-type="float">
            <text:p>550</text:p>
          </table:table-cell>
          <table:table-cell table:formula="of:=IF([.G87]&lt;[.M87]; [.M87]; &quot;&quot;)" office:value-type="float" office:value="550" calcext:value-type="float">
            <text:p>550</text:p>
          </table:table-cell>
          <table:table-cell table:formula="of:=IF([.N87]&lt;&gt;&quot;&quot;; [.E87]; &quot;&quot;)" office:value-type="float" office:value="551" calcext:value-type="float">
            <text:p>551</text:p>
          </table:table-cell>
          <table:table-cell table:formula="of:=IF([.O87]&lt;&gt;&quot;&quot;; [.O87]-[.N87]; &quot;&quot;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7]-[.G87]" office:value-type="float" office:value="5" calcext:value-type="float">
            <text:p>5</text:p>
          </table:table-cell>
          <table:table-cell table:formula="of:=[.B87]-[.G87]" office:value-type="float" office:value="4.74559999999997" calcext:value-type="float">
            <text:p>4.7</text:p>
          </table:table-cell>
          <table:table-cell table:formula="of:=[.C87]-[.G87]" office:value-type="float" office:value="10.5468" calcext:value-type="float">
            <text:p>10.5</text:p>
          </table:table-cell>
          <table:table-cell/>
          <table:table-cell table:formula="of:=[.E87]-[.H87]" office:value-type="float" office:value="-12" calcext:value-type="float">
            <text:p>-12</text:p>
          </table:table-cell>
          <table:table-cell table:formula="of:=IF([.W8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556.39716" calcext:value-type="float">
            <text:p>556.4</text:p>
          </table:table-cell>
          <table:table-cell office:value-type="float" office:value="561.93567" calcext:value-type="float">
            <text:p>561.9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B88]/[.G88]-1" office:value-type="float" office:value="-0.00996946619217087" calcext:value-type="float">
            <text:p>-0.010</text:p>
          </table:table-cell>
          <table:table-cell table:formula="of:=[.C88]/[.E88]-1" office:value-type="float" office:value="-0.00189046181172303" calcext:value-type="float">
            <text:p>-0.002</text:p>
          </table:table-cell>
          <table:table-cell/>
          <table:table-cell table:formula="of:=INT([.B88])" office:value-type="float" office:value="556" calcext:value-type="float">
            <text:p>556</text:p>
          </table:table-cell>
          <table:table-cell table:formula="of:=IF([.G88]&lt;[.M88]; [.M88]; &quot;&quot;)">
            <text:p/>
          </table:table-cell>
          <table:table-cell table:formula="of:=IF([.N88]&lt;&gt;&quot;&quot;; [.E88]; &quot;&quot;)">
            <text:p/>
          </table:table-cell>
          <table:table-cell table:formula="of:=IF([.O88]&lt;&gt;&quot;&quot;; [.O88]-[.N8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88]-[.G88]" office:value-type="float" office:value="1" calcext:value-type="float">
            <text:p>1</text:p>
          </table:table-cell>
          <table:table-cell table:formula="of:=[.B88]-[.G88]" office:value-type="float" office:value="-5.60284000000002" calcext:value-type="float">
            <text:p>-5.6</text:p>
          </table:table-cell>
          <table:table-cell table:formula="of:=[.C88]-[.G88]" office:value-type="float" office:value="-0.0643300000000409" calcext:value-type="float">
            <text:p>-0.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formula="of:=IF([.W8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567.9755" calcext:value-type="float">
            <text:p>568.0</text:p>
          </table:table-cell>
          <table:table-cell office:value-type="float" office:value="575.1915" calcext:value-type="float">
            <text:p>575.2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61" calcext:value-type="float">
            <text:p>561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B89]/[.G89]-1" office:value-type="float" office:value="0.012434046345811" calcext:value-type="float">
            <text:p>0.012</text:p>
          </table:table-cell>
          <table:table-cell table:formula="of:=[.C89]/[.E89]-1" office:value-type="float" office:value="0.00557954545454553" calcext:value-type="float">
            <text:p>0.006</text:p>
          </table:table-cell>
          <table:table-cell/>
          <table:table-cell table:formula="of:=INT([.B89])" office:value-type="float" office:value="567" calcext:value-type="float">
            <text:p>567</text:p>
          </table:table-cell>
          <table:table-cell table:formula="of:=IF([.G89]&lt;[.M89]; [.M89]; &quot;&quot;)" office:value-type="float" office:value="567" calcext:value-type="float">
            <text:p>567</text:p>
          </table:table-cell>
          <table:table-cell table:formula="of:=IF([.N89]&lt;&gt;&quot;&quot;; [.E89]; &quot;&quot;)" office:value-type="float" office:value="572" calcext:value-type="float">
            <text:p>572</text:p>
          </table:table-cell>
          <table:table-cell table:formula="of:=IF([.O89]&lt;&gt;&quot;&quot;; [.O89]-[.N89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89]-[.G89]" office:value-type="float" office:value="11" calcext:value-type="float">
            <text:p>11</text:p>
          </table:table-cell>
          <table:table-cell table:formula="of:=[.B89]-[.G89]" office:value-type="float" office:value="6.97550000000001" calcext:value-type="float">
            <text:p>7.0</text:p>
          </table:table-cell>
          <table:table-cell table:formula="of:=[.C89]-[.G89]" office:value-type="float" office:value="14.1915" calcext:value-type="float">
            <text:p>14.2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formula="of:=IF([.W8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569" calcext:value-type="float">
            <text:p>569.0</text:p>
          </table:table-cell>
          <table:table-cell office:value-type="float" office:value="575.39624" calcext:value-type="float">
            <text:p>575.4</text:p>
          </table:table-cell>
          <table:table-cell/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B90]/[.G90]-1" office:value-type="float" office:value="-0.00175438596491229" calcext:value-type="float">
            <text:p>-0.002</text:p>
          </table:table-cell>
          <table:table-cell table:formula="of:=[.C90]/[.E90]-1" office:value-type="float" office:value="0.00243247386759582" calcext:value-type="float">
            <text:p>0.002</text:p>
          </table:table-cell>
          <table:table-cell/>
          <table:table-cell table:formula="of:=INT([.B90])" office:value-type="float" office:value="569" calcext:value-type="float">
            <text:p>569</text:p>
          </table:table-cell>
          <table:table-cell table:formula="of:=IF([.G90]&lt;[.M90]; [.M90]; &quot;&quot;)">
            <text:p/>
          </table:table-cell>
          <table:table-cell table:formula="of:=IF([.N90]&lt;&gt;&quot;&quot;; [.E90]; &quot;&quot;)">
            <text:p/>
          </table:table-cell>
          <table:table-cell table:formula="of:=IF([.O90]&lt;&gt;&quot;&quot;; [.O90]-[.N9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90]-[.G90]" office:value-type="float" office:value="4" calcext:value-type="float">
            <text:p>4</text:p>
          </table:table-cell>
          <table:table-cell table:formula="of:=[.B90]-[.G90]" office:value-type="float" office:value="-1" calcext:value-type="float">
            <text:p>-1.0</text:p>
          </table:table-cell>
          <table:table-cell table:formula="of:=[.C90]-[.G90]" office:value-type="float" office:value="5.39624000000003" calcext:value-type="float">
            <text:p>5.4</text:p>
          </table:table-cell>
          <table:table-cell/>
          <table:table-cell table:formula="of:=[.E90]-[.H90]" office:value-type="float" office:value="3" calcext:value-type="float">
            <text:p>3</text:p>
          </table:table-cell>
          <table:table-cell table:formula="of:=IF([.W9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575.25256" calcext:value-type="float">
            <text:p>575.3</text:p>
          </table:table-cell>
          <table:table-cell office:value-type="float" office:value="580.91986" calcext:value-type="float">
            <text:p>580.9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7" calcext:value-type="float">
            <text:p>577</text:p>
          </table:table-cell>
          <table:table-cell office:value-type="float" office:value="563" calcext:value-type="float">
            <text:p>563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B91]/[.G91]-1" office:value-type="float" office:value="0.0217629840142097" calcext:value-type="float">
            <text:p>0.022</text:p>
          </table:table-cell>
          <table:table-cell table:formula="of:=[.C91]/[.E91]-1" office:value-type="float" office:value="0.0318292362344581" calcext:value-type="float">
            <text:p>0.032</text:p>
          </table:table-cell>
          <table:table-cell/>
          <table:table-cell table:formula="of:=INT([.B91])" office:value-type="float" office:value="575" calcext:value-type="float">
            <text:p>575</text:p>
          </table:table-cell>
          <table:table-cell table:formula="of:=IF([.G91]&lt;[.M91]; [.M91]; &quot;&quot;)" office:value-type="float" office:value="575" calcext:value-type="float">
            <text:p>575</text:p>
          </table:table-cell>
          <table:table-cell table:formula="of:=IF([.N91]&lt;&gt;&quot;&quot;; [.E91]; &quot;&quot;)" office:value-type="float" office:value="563" calcext:value-type="float">
            <text:p>563</text:p>
          </table:table-cell>
          <table:table-cell table:formula="of:=IF([.O91]&lt;&gt;&quot;&quot;; [.O91]-[.N91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1]-[.G91]" office:value-type="float" office:value="0" calcext:value-type="float">
            <text:p>0</text:p>
          </table:table-cell>
          <table:table-cell table:formula="of:=[.B91]-[.G91]" office:value-type="float" office:value="12.25256" calcext:value-type="float">
            <text:p>12.3</text:p>
          </table:table-cell>
          <table:table-cell table:formula="of:=[.C91]-[.G91]" office:value-type="float" office:value="17.91986" calcext:value-type="float">
            <text:p>17.9</text:p>
          </table:table-cell>
          <table:table-cell/>
          <table:table-cell table:formula="of:=[.E91]-[.H91]" office:value-type="float" office:value="6" calcext:value-type="float">
            <text:p>6</text:p>
          </table:table-cell>
          <table:table-cell table:formula="of:=IF([.W9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563.6712" calcext:value-type="float">
            <text:p>563.7</text:p>
          </table:table-cell>
          <table:table-cell office:value-type="float" office:value="569.6745" calcext:value-type="float">
            <text:p>569.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B92]/[.G92]-1" office:value-type="float" office:value="0.0174570397111913" calcext:value-type="float">
            <text:p>0.017</text:p>
          </table:table-cell>
          <table:table-cell table:formula="of:=[.C92]/[.E92]-1" office:value-type="float" office:value="0.0154625668449198" calcext:value-type="float">
            <text:p>0.015</text:p>
          </table:table-cell>
          <table:table-cell/>
          <table:table-cell table:formula="of:=INT([.B92])" office:value-type="float" office:value="563" calcext:value-type="float">
            <text:p>563</text:p>
          </table:table-cell>
          <table:table-cell table:formula="of:=IF([.G92]&lt;[.M92]; [.M92]; &quot;&quot;)" office:value-type="float" office:value="563" calcext:value-type="float">
            <text:p>563</text:p>
          </table:table-cell>
          <table:table-cell table:formula="of:=IF([.N92]&lt;&gt;&quot;&quot;; [.E92]; &quot;&quot;)" office:value-type="float" office:value="561" calcext:value-type="float">
            <text:p>561</text:p>
          </table:table-cell>
          <table:table-cell table:formula="of:=IF([.O92]&lt;&gt;&quot;&quot;; [.O92]-[.N92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2]-[.G92]" office:value-type="float" office:value="7" calcext:value-type="float">
            <text:p>7</text:p>
          </table:table-cell>
          <table:table-cell table:formula="of:=[.B92]-[.G92]" office:value-type="float" office:value="9.6712" calcext:value-type="float">
            <text:p>9.7</text:p>
          </table:table-cell>
          <table:table-cell table:formula="of:=[.C92]-[.G92]" office:value-type="float" office:value="15.6745" calcext:value-type="float">
            <text:p>15.7</text:p>
          </table:table-cell>
          <table:table-cell/>
          <table:table-cell table:formula="of:=[.E92]-[.H92]" office:value-type="float" office:value="-7" calcext:value-type="float">
            <text:p>-7</text:p>
          </table:table-cell>
          <table:table-cell table:formula="of:=IF([.W9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566.68274" calcext:value-type="float">
            <text:p>566.7</text:p>
          </table:table-cell>
          <table:table-cell office:value-type="float" office:value="573.0633" calcext:value-type="float">
            <text:p>573.1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66" calcext:value-type="float">
            <text:p>566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B93]/[.G93]-1" office:value-type="float" office:value="0.00120625441696109" calcext:value-type="float">
            <text:p>0.001</text:p>
          </table:table-cell>
          <table:table-cell table:formula="of:=[.C93]/[.E93]-1" office:value-type="float" office:value="0.000110471204188611" calcext:value-type="float">
            <text:p>0.000</text:p>
          </table:table-cell>
          <table:table-cell/>
          <table:table-cell table:formula="of:=INT([.B93])" office:value-type="float" office:value="566" calcext:value-type="float">
            <text:p>566</text:p>
          </table:table-cell>
          <table:table-cell table:formula="of:=IF([.G93]&lt;[.M93]; [.M93]; &quot;&quot;)">
            <text:p/>
          </table:table-cell>
          <table:table-cell table:formula="of:=IF([.N93]&lt;&gt;&quot;&quot;; [.E93]; &quot;&quot;)">
            <text:p/>
          </table:table-cell>
          <table:table-cell table:formula="of:=IF([.O93]&lt;&gt;&quot;&quot;; [.O93]-[.N9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93]-[.G93]" office:value-type="float" office:value="7" calcext:value-type="float">
            <text:p>7</text:p>
          </table:table-cell>
          <table:table-cell table:formula="of:=[.B93]-[.G93]" office:value-type="float" office:value="0.682739999999967" calcext:value-type="float">
            <text:p>0.7</text:p>
          </table:table-cell>
          <table:table-cell table:formula="of:=[.C93]-[.G93]" office:value-type="float" office:value="7.06330000000003" calcext:value-type="float">
            <text:p>7.1</text:p>
          </table:table-cell>
          <table:table-cell/>
          <table:table-cell table:formula="of:=[.E93]-[.H93]" office:value-type="float" office:value="4" calcext:value-type="float">
            <text:p>4</text:p>
          </table:table-cell>
          <table:table-cell table:formula="of:=IF([.W9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574.067" calcext:value-type="float">
            <text:p>574.1</text:p>
          </table:table-cell>
          <table:table-cell office:value-type="float" office:value="579.49347" calcext:value-type="float">
            <text:p>579.5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570" calcext:value-type="float">
            <text:p>570</text:p>
          </table:table-cell>
          <table:table-cell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B94]/[.G94]-1" office:value-type="float" office:value="0.026953488372093" calcext:value-type="float">
            <text:p>0.027</text:p>
          </table:table-cell>
          <table:table-cell table:formula="of:=[.C94]/[.E94]-1" office:value-type="float" office:value="0.0292956838365896" calcext:value-type="float">
            <text:p>0.029</text:p>
          </table:table-cell>
          <table:table-cell/>
          <table:table-cell table:formula="of:=INT([.B94])" office:value-type="float" office:value="574" calcext:value-type="float">
            <text:p>574</text:p>
          </table:table-cell>
          <table:table-cell table:formula="of:=IF([.G94]&lt;[.M94]; [.M94]; &quot;&quot;)" office:value-type="float" office:value="574" calcext:value-type="float">
            <text:p>574</text:p>
          </table:table-cell>
          <table:table-cell table:formula="of:=IF([.N94]&lt;&gt;&quot;&quot;; [.E94]; &quot;&quot;)" office:value-type="float" office:value="563" calcext:value-type="float">
            <text:p>563</text:p>
          </table:table-cell>
          <table:table-cell table:formula="of:=IF([.O94]&lt;&gt;&quot;&quot;; [.O94]-[.N94]; &quot;&quot;)"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4]-[.G94]" office:value-type="float" office:value="4" calcext:value-type="float">
            <text:p>4</text:p>
          </table:table-cell>
          <table:table-cell table:formula="of:=[.B94]-[.G94]" office:value-type="float" office:value="15.067" calcext:value-type="float">
            <text:p>15.1</text:p>
          </table:table-cell>
          <table:table-cell table:formula="of:=[.C94]-[.G94]" office:value-type="float" office:value="20.49347" calcext:value-type="float">
            <text:p>20.5</text:p>
          </table:table-cell>
          <table:table-cell/>
          <table:table-cell table:formula="of:=[.E94]-[.H94]" office:value-type="float" office:value="-5" calcext:value-type="float">
            <text:p>-5</text:p>
          </table:table-cell>
          <table:table-cell table:formula="of:=IF([.W9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569.0508" calcext:value-type="float">
            <text:p>569.1</text:p>
          </table:table-cell>
          <table:table-cell office:value-type="float" office:value="574.2871" calcext:value-type="float">
            <text:p>574.3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office:value-type="float" office:value="564" calcext:value-type="float">
            <text:p>564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B95]/[.G95]-1" office:value-type="float" office:value="0.00895531914893621" calcext:value-type="float">
            <text:p>0.009</text:p>
          </table:table-cell>
          <table:table-cell table:formula="of:=[.C95]/[.E95]-1" office:value-type="float" office:value="0.0164373451327433" calcext:value-type="float">
            <text:p>0.016</text:p>
          </table:table-cell>
          <table:table-cell/>
          <table:table-cell table:formula="of:=INT([.B95])" office:value-type="float" office:value="569" calcext:value-type="float">
            <text:p>569</text:p>
          </table:table-cell>
          <table:table-cell table:formula="of:=IF([.G95]&lt;[.M95]; [.M95]; &quot;&quot;)" office:value-type="float" office:value="569" calcext:value-type="float">
            <text:p>569</text:p>
          </table:table-cell>
          <table:table-cell table:formula="of:=IF([.N95]&lt;&gt;&quot;&quot;; [.E95]; &quot;&quot;)" office:value-type="float" office:value="565" calcext:value-type="float">
            <text:p>565</text:p>
          </table:table-cell>
          <table:table-cell table:formula="of:=IF([.O95]&lt;&gt;&quot;&quot;; [.O95]-[.N95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5]-[.G95]" office:value-type="float" office:value="1" calcext:value-type="float">
            <text:p>1</text:p>
          </table:table-cell>
          <table:table-cell table:formula="of:=[.B95]-[.G95]" office:value-type="float" office:value="5.05079999999998" calcext:value-type="float">
            <text:p>5.1</text:p>
          </table:table-cell>
          <table:table-cell table:formula="of:=[.C95]-[.G95]" office:value-type="float" office:value="10.2871" calcext:value-type="float">
            <text:p>10.3</text:p>
          </table:table-cell>
          <table:table-cell/>
          <table:table-cell table:formula="of:=[.E95]-[.H95]" office:value-type="float" office:value="6" calcext:value-type="float">
            <text:p>6</text:p>
          </table:table-cell>
          <table:table-cell table:formula="of:=IF([.W9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567.90717" calcext:value-type="float">
            <text:p>567.9</text:p>
          </table:table-cell>
          <table:table-cell office:value-type="float" office:value="572.71747" calcext:value-type="float">
            <text:p>572.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B96]/[.G96]-1" office:value-type="float" office:value="0.0306845190562612" calcext:value-type="float">
            <text:p>0.031</text:p>
          </table:table-cell>
          <table:table-cell table:formula="of:=[.C96]/[.E96]-1" office:value-type="float" office:value="0.0319233693693695" calcext:value-type="float">
            <text:p>0.032</text:p>
          </table:table-cell>
          <table:table-cell/>
          <table:table-cell table:formula="of:=INT([.B96])" office:value-type="float" office:value="567" calcext:value-type="float">
            <text:p>567</text:p>
          </table:table-cell>
          <table:table-cell table:formula="of:=IF([.G96]&lt;[.M96]; [.M96]; &quot;&quot;)" office:value-type="float" office:value="567" calcext:value-type="float">
            <text:p>567</text:p>
          </table:table-cell>
          <table:table-cell table:formula="of:=IF([.N96]&lt;&gt;&quot;&quot;; [.E96]; &quot;&quot;)" office:value-type="float" office:value="555" calcext:value-type="float">
            <text:p>555</text:p>
          </table:table-cell>
          <table:table-cell table:formula="of:=IF([.O96]&lt;&gt;&quot;&quot;; [.O96]-[.N96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6]-[.G96]" office:value-type="float" office:value="4" calcext:value-type="float">
            <text:p>4</text:p>
          </table:table-cell>
          <table:table-cell table:formula="of:=[.B96]-[.G96]" office:value-type="float" office:value="16.90717" calcext:value-type="float">
            <text:p>16.9</text:p>
          </table:table-cell>
          <table:table-cell table:formula="of:=[.C96]-[.G96]" office:value-type="float" office:value="21.71747" calcext:value-type="float">
            <text:p>21.7</text:p>
          </table:table-cell>
          <table:table-cell/>
          <table:table-cell table:formula="of:=[.E96]-[.H96]" office:value-type="float" office:value="-10" calcext:value-type="float">
            <text:p>-10</text:p>
          </table:table-cell>
          <table:table-cell table:formula="of:=IF([.W9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563.82983" calcext:value-type="float">
            <text:p>563.8</text:p>
          </table:table-cell>
          <table:table-cell office:value-type="float" office:value="569.8022" calcext:value-type="float">
            <text:p>569.8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  <table:table-cell office:value-type="float" office:value="558" calcext:value-type="float">
            <text:p>558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B97]/[.G97]-1" office:value-type="float" office:value="0.010447724014337" calcext:value-type="float">
            <text:p>0.010</text:p>
          </table:table-cell>
          <table:table-cell table:formula="of:=[.C97]/[.E97]-1" office:value-type="float" office:value="-0.0487442404006678" calcext:value-type="float">
            <text:p>-0.049</text:p>
          </table:table-cell>
          <table:table-cell/>
          <table:table-cell table:formula="of:=INT([.B97])" office:value-type="float" office:value="563" calcext:value-type="float">
            <text:p>563</text:p>
          </table:table-cell>
          <table:table-cell table:formula="of:=IF([.G97]&lt;[.M97]; [.M97]; &quot;&quot;)" office:value-type="float" office:value="563" calcext:value-type="float">
            <text:p>563</text:p>
          </table:table-cell>
          <table:table-cell table:formula="of:=IF([.N97]&lt;&gt;&quot;&quot;; [.E97]; &quot;&quot;)" office:value-type="float" office:value="599" calcext:value-type="float">
            <text:p>599</text:p>
          </table:table-cell>
          <table:table-cell table:formula="of:=IF([.O97]&lt;&gt;&quot;&quot;; [.O97]-[.N97]; &quot;&quot;)"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7]-[.G97]" office:value-type="float" office:value="41" calcext:value-type="float">
            <text:p>41</text:p>
          </table:table-cell>
          <table:table-cell table:formula="of:=[.B97]-[.G97]" office:value-type="float" office:value="5.82983000000002" calcext:value-type="float">
            <text:p>5.8</text:p>
          </table:table-cell>
          <table:table-cell table:formula="of:=[.C97]-[.G97]" office:value-type="float" office:value="11.8022" calcext:value-type="float">
            <text:p>11.8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formula="of:=IF([.W9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606.06757" calcext:value-type="float">
            <text:p>606.1</text:p>
          </table:table-cell>
          <table:table-cell office:value-type="float" office:value="615.7031" calcext:value-type="float">
            <text:p>615.7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11" calcext:value-type="float">
            <text:p>611</text:p>
          </table:table-cell>
          <table:table-cell office:value-type="float" office:value="586" calcext:value-type="float">
            <text:p>586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B98]/[.G98]-1" office:value-type="float" office:value="0.0342450000000001" calcext:value-type="float">
            <text:p>0.034</text:p>
          </table:table-cell>
          <table:table-cell table:formula="of:=[.C98]/[.E98]-1" office:value-type="float" office:value="0.0126695723684209" calcext:value-type="float">
            <text:p>0.013</text:p>
          </table:table-cell>
          <table:table-cell/>
          <table:table-cell table:formula="of:=INT([.B98])" office:value-type="float" office:value="606" calcext:value-type="float">
            <text:p>606</text:p>
          </table:table-cell>
          <table:table-cell table:formula="of:=IF([.G98]&lt;[.M98]; [.M98]; &quot;&quot;)" office:value-type="float" office:value="606" calcext:value-type="float">
            <text:p>606</text:p>
          </table:table-cell>
          <table:table-cell table:formula="of:=IF([.N98]&lt;&gt;&quot;&quot;; [.E98]; &quot;&quot;)" office:value-type="float" office:value="608" calcext:value-type="float">
            <text:p>608</text:p>
          </table:table-cell>
          <table:table-cell table:formula="of:=IF([.O98]&lt;&gt;&quot;&quot;; [.O98]-[.N98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8]-[.G98]" office:value-type="float" office:value="22" calcext:value-type="float">
            <text:p>22</text:p>
          </table:table-cell>
          <table:table-cell table:formula="of:=[.B98]-[.G98]" office:value-type="float" office:value="20.06757" calcext:value-type="float">
            <text:p>20.1</text:p>
          </table:table-cell>
          <table:table-cell table:formula="of:=[.C98]-[.G98]" office:value-type="float" office:value="29.7030999999999" calcext:value-type="float">
            <text:p>29.7</text:p>
          </table:table-cell>
          <table:table-cell/>
          <table:table-cell table:formula="of:=[.E98]-[.H98]" office:value-type="float" office:value="5" calcext:value-type="float">
            <text:p>5</text:p>
          </table:table-cell>
          <table:table-cell table:formula="of:=IF([.W9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602.043" calcext:value-type="float">
            <text:p>602.0</text:p>
          </table:table-cell>
          <table:table-cell office:value-type="float" office:value="611.0297" calcext:value-type="float">
            <text:p>611.0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27" calcext:value-type="float">
            <text:p>627</text:p>
          </table:table-cell>
          <table:table-cell office:value-type="float" office:value="601" calcext:value-type="float">
            <text:p>601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B99]/[.G99]-1" office:value-type="float" office:value="0.00173544093178046" calcext:value-type="float">
            <text:p>0.002</text:p>
          </table:table-cell>
          <table:table-cell table:formula="of:=[.C99]/[.E99]-1" office:value-type="float" office:value="-0.0192139646869983" calcext:value-type="float">
            <text:p>-0.019</text:p>
          </table:table-cell>
          <table:table-cell/>
          <table:table-cell table:formula="of:=INT([.B99])" office:value-type="float" office:value="602" calcext:value-type="float">
            <text:p>602</text:p>
          </table:table-cell>
          <table:table-cell table:formula="of:=IF([.G99]&lt;[.M99]; [.M99]; &quot;&quot;)" office:value-type="float" office:value="602" calcext:value-type="float">
            <text:p>602</text:p>
          </table:table-cell>
          <table:table-cell table:formula="of:=IF([.N99]&lt;&gt;&quot;&quot;; [.E99]; &quot;&quot;)" office:value-type="float" office:value="623" calcext:value-type="float">
            <text:p>623</text:p>
          </table:table-cell>
          <table:table-cell table:formula="of:=IF([.O99]&lt;&gt;&quot;&quot;; [.O99]-[.N99]; &quot;&quot;)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99]-[.G99]" office:value-type="float" office:value="22" calcext:value-type="float">
            <text:p>22</text:p>
          </table:table-cell>
          <table:table-cell table:formula="of:=[.B99]-[.G99]" office:value-type="float" office:value="1.04300000000001" calcext:value-type="float">
            <text:p>1.0</text:p>
          </table:table-cell>
          <table:table-cell table:formula="of:=[.C99]-[.G99]" office:value-type="float" office:value="10.0297" calcext:value-type="float">
            <text:p>10.0</text:p>
          </table:table-cell>
          <table:table-cell/>
          <table:table-cell table:formula="of:=[.E99]-[.H99]" office:value-type="float" office:value="9" calcext:value-type="float">
            <text:p>9</text:p>
          </table:table-cell>
          <table:table-cell table:formula="of:=IF([.W9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616.2857" calcext:value-type="float">
            <text:p>616.3</text:p>
          </table:table-cell>
          <table:table-cell office:value-type="float" office:value="624.56525" calcext:value-type="float">
            <text:p>624.6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611" calcext:value-type="float">
            <text:p>611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B100]/[.G100]-1" office:value-type="float" office:value="0.0086509001636661" calcext:value-type="float">
            <text:p>0.009</text:p>
          </table:table-cell>
          <table:table-cell table:formula="of:=[.C100]/[.E100]-1" office:value-type="float" office:value="0.0122613452188007" calcext:value-type="float">
            <text:p>0.012</text:p>
          </table:table-cell>
          <table:table-cell/>
          <table:table-cell table:formula="of:=INT([.B100])" office:value-type="float" office:value="616" calcext:value-type="float">
            <text:p>616</text:p>
          </table:table-cell>
          <table:table-cell table:formula="of:=IF([.G100]&lt;[.M100]; [.M100]; &quot;&quot;)" office:value-type="float" office:value="616" calcext:value-type="float">
            <text:p>616</text:p>
          </table:table-cell>
          <table:table-cell table:formula="of:=IF([.N100]&lt;&gt;&quot;&quot;; [.E100]; &quot;&quot;)" office:value-type="float" office:value="617" calcext:value-type="float">
            <text:p>617</text:p>
          </table:table-cell>
          <table:table-cell table:formula="of:=IF([.O100]&lt;&gt;&quot;&quot;; [.O100]-[.N100]; &quot;&quot;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0]-[.G100]" office:value-type="float" office:value="6" calcext:value-type="float">
            <text:p>6</text:p>
          </table:table-cell>
          <table:table-cell table:formula="of:=[.B100]-[.G100]" office:value-type="float" office:value="5.28570000000002" calcext:value-type="float">
            <text:p>5.3</text:p>
          </table:table-cell>
          <table:table-cell table:formula="of:=[.C100]-[.G100]" office:value-type="float" office:value="13.56525" calcext:value-type="float">
            <text:p>13.6</text:p>
          </table:table-cell>
          <table:table-cell/>
          <table:table-cell table:formula="of:=[.E100]-[.H100]" office:value-type="float" office:value="12" calcext:value-type="float">
            <text:p>12</text:p>
          </table:table-cell>
          <table:table-cell table:formula="of:=IF([.W10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office:value-type="float" office:value="612.09064" calcext:value-type="float">
            <text:p>612.1</text:p>
          </table:table-cell>
          <table:table-cell office:value-type="float" office:value="618.69476" calcext:value-type="float">
            <text:p>618.7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610" calcext:value-type="float">
            <text:p>610</text:p>
          </table:table-cell>
          <table:table-cell office:value-type="float" office:value="601" calcext:value-type="float">
            <text:p>601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B101]/[.G101]-1" office:value-type="float" office:value="0.0184536439267886" calcext:value-type="float">
            <text:p>0.018</text:p>
          </table:table-cell>
          <table:table-cell table:formula="of:=[.C101]/[.E101]-1" office:value-type="float" office:value="0.0243290728476822" calcext:value-type="float">
            <text:p>0.024</text:p>
          </table:table-cell>
          <table:table-cell/>
          <table:table-cell table:formula="of:=INT([.B101])" office:value-type="float" office:value="612" calcext:value-type="float">
            <text:p>612</text:p>
          </table:table-cell>
          <table:table-cell table:formula="of:=IF([.G101]&lt;[.M101]; [.M101]; &quot;&quot;)" office:value-type="float" office:value="612" calcext:value-type="float">
            <text:p>612</text:p>
          </table:table-cell>
          <table:table-cell table:formula="of:=IF([.N101]&lt;&gt;&quot;&quot;; [.E101]; &quot;&quot;)" office:value-type="float" office:value="604" calcext:value-type="float">
            <text:p>604</text:p>
          </table:table-cell>
          <table:table-cell table:formula="of:=IF([.O101]&lt;&gt;&quot;&quot;; [.O101]-[.N101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1]-[.G101]" office:value-type="float" office:value="3" calcext:value-type="float">
            <text:p>3</text:p>
          </table:table-cell>
          <table:table-cell table:formula="of:=[.B101]-[.G101]" office:value-type="float" office:value="11.09064" calcext:value-type="float">
            <text:p>11.1</text:p>
          </table:table-cell>
          <table:table-cell table:formula="of:=[.C101]-[.G101]" office:value-type="float" office:value="17.69476" calcext:value-type="float">
            <text:p>17.7</text:p>
          </table:table-cell>
          <table:table-cell/>
          <table:table-cell table:formula="of:=[.E101]-[.H101]" office:value-type="float" office:value="7" calcext:value-type="float">
            <text:p>7</text:p>
          </table:table-cell>
          <table:table-cell table:formula="of:=IF([.W10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602.4489" calcext:value-type="float">
            <text:p>602.4</text:p>
          </table:table-cell>
          <table:table-cell office:value-type="float" office:value="609.1486" calcext:value-type="float">
            <text:p>609.1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04" calcext:value-type="float">
            <text:p>604</text:p>
          </table:table-cell>
          <table:table-cell office:value-type="float" office:value="589" calcext:value-type="float">
            <text:p>589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B102]/[.G102]-1" office:value-type="float" office:value="0.0228334465195246" calcext:value-type="float">
            <text:p>0.023</text:p>
          </table:table-cell>
          <table:table-cell table:formula="of:=[.C102]/[.E102]-1" office:value-type="float" office:value="0.018643143812709" calcext:value-type="float">
            <text:p>0.019</text:p>
          </table:table-cell>
          <table:table-cell/>
          <table:table-cell table:formula="of:=INT([.B102])" office:value-type="float" office:value="602" calcext:value-type="float">
            <text:p>602</text:p>
          </table:table-cell>
          <table:table-cell table:formula="of:=IF([.G102]&lt;[.M102]; [.M102]; &quot;&quot;)" office:value-type="float" office:value="602" calcext:value-type="float">
            <text:p>602</text:p>
          </table:table-cell>
          <table:table-cell table:formula="of:=IF([.N102]&lt;&gt;&quot;&quot;; [.E102]; &quot;&quot;)" office:value-type="float" office:value="598" calcext:value-type="float">
            <text:p>598</text:p>
          </table:table-cell>
          <table:table-cell table:formula="of:=IF([.O102]&lt;&gt;&quot;&quot;; [.O102]-[.N102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2]-[.G102]" office:value-type="float" office:value="9" calcext:value-type="float">
            <text:p>9</text:p>
          </table:table-cell>
          <table:table-cell table:formula="of:=[.B102]-[.G102]" office:value-type="float" office:value="13.4489" calcext:value-type="float">
            <text:p>13.4</text:p>
          </table:table-cell>
          <table:table-cell table:formula="of:=[.C102]-[.G102]" office:value-type="float" office:value="20.1486" calcext:value-type="float">
            <text:p>20.1</text:p>
          </table:table-cell>
          <table:table-cell/>
          <table:table-cell table:formula="of:=[.E102]-[.H102]" office:value-type="float" office:value="-17" calcext:value-type="float">
            <text:p>-17</text:p>
          </table:table-cell>
          <table:table-cell table:formula="of:=IF([.W10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612.9541" calcext:value-type="float">
            <text:p>613.0</text:p>
          </table:table-cell>
          <table:table-cell office:value-type="float" office:value="619.0304" calcext:value-type="float">
            <text:p>619.0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615" calcext:value-type="float">
            <text:p>615</text:p>
          </table:table-cell>
          <table:table-cell office:value-type="float" office:value="602" calcext:value-type="float">
            <text:p>602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B103]/[.G103]-1" office:value-type="float" office:value="0.0181961794019934" calcext:value-type="float">
            <text:p>0.018</text:p>
          </table:table-cell>
          <table:table-cell table:formula="of:=[.C103]/[.E103]-1" office:value-type="float" office:value="0.0131430441898526" calcext:value-type="float">
            <text:p>0.013</text:p>
          </table:table-cell>
          <table:table-cell/>
          <table:table-cell table:formula="of:=INT([.B103])" office:value-type="float" office:value="612" calcext:value-type="float">
            <text:p>612</text:p>
          </table:table-cell>
          <table:table-cell table:formula="of:=IF([.G103]&lt;[.M103]; [.M103]; &quot;&quot;)" office:value-type="float" office:value="612" calcext:value-type="float">
            <text:p>612</text:p>
          </table:table-cell>
          <table:table-cell table:formula="of:=IF([.N103]&lt;&gt;&quot;&quot;; [.E103]; &quot;&quot;)" office:value-type="float" office:value="611" calcext:value-type="float">
            <text:p>611</text:p>
          </table:table-cell>
          <table:table-cell table:formula="of:=IF([.O103]&lt;&gt;&quot;&quot;; [.O103]-[.N103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3]-[.G103]" office:value-type="float" office:value="9" calcext:value-type="float">
            <text:p>9</text:p>
          </table:table-cell>
          <table:table-cell table:formula="of:=[.B103]-[.G103]" office:value-type="float" office:value="10.9541" calcext:value-type="float">
            <text:p>11.0</text:p>
          </table:table-cell>
          <table:table-cell table:formula="of:=[.C103]-[.G103]" office:value-type="float" office:value="17.0304" calcext:value-type="float">
            <text:p>17.0</text:p>
          </table:table-cell>
          <table:table-cell/>
          <table:table-cell table:formula="of:=[.E103]-[.H103]" office:value-type="float" office:value="-5" calcext:value-type="float">
            <text:p>-5</text:p>
          </table:table-cell>
          <table:table-cell table:formula="of:=IF([.W10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618.6018" calcext:value-type="float">
            <text:p>618.6</text:p>
          </table:table-cell>
          <table:table-cell office:value-type="float" office:value="624.1327" calcext:value-type="float">
            <text:p>624.1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office:value-type="float" office:value="607" calcext:value-type="float">
            <text:p>607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[.B104]/[.G104]-1" office:value-type="float" office:value="0.0191133443163098" calcext:value-type="float">
            <text:p>0.019</text:p>
          </table:table-cell>
          <table:table-cell table:formula="of:=[.C104]/[.E104]-1" office:value-type="float" office:value="0.0265340460526315" calcext:value-type="float">
            <text:p>0.027</text:p>
          </table:table-cell>
          <table:table-cell/>
          <table:table-cell table:formula="of:=INT([.B104])" office:value-type="float" office:value="618" calcext:value-type="float">
            <text:p>618</text:p>
          </table:table-cell>
          <table:table-cell table:formula="of:=IF([.G104]&lt;[.M104]; [.M104]; &quot;&quot;)" office:value-type="float" office:value="618" calcext:value-type="float">
            <text:p>618</text:p>
          </table:table-cell>
          <table:table-cell table:formula="of:=IF([.N104]&lt;&gt;&quot;&quot;; [.E104]; &quot;&quot;)" office:value-type="float" office:value="608" calcext:value-type="float">
            <text:p>608</text:p>
          </table:table-cell>
          <table:table-cell table:formula="of:=IF([.O104]&lt;&gt;&quot;&quot;; [.O104]-[.N104]; &quot;&quot;)"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4]-[.G104]" office:value-type="float" office:value="1" calcext:value-type="float">
            <text:p>1</text:p>
          </table:table-cell>
          <table:table-cell table:formula="of:=[.B104]-[.G104]" office:value-type="float" office:value="11.6018" calcext:value-type="float">
            <text:p>11.6</text:p>
          </table:table-cell>
          <table:table-cell table:formula="of:=[.C104]-[.G104]" office:value-type="float" office:value="17.1327" calcext:value-type="float">
            <text:p>17.1</text:p>
          </table:table-cell>
          <table:table-cell/>
          <table:table-cell table:formula="of:=[.E104]-[.H104]" office:value-type="float" office:value="-11" calcext:value-type="float">
            <text:p>-11</text:p>
          </table:table-cell>
          <table:table-cell table:formula="of:=IF([.W10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620.5168" calcext:value-type="float">
            <text:p>620.5</text:p>
          </table:table-cell>
          <table:table-cell office:value-type="float" office:value="625.7753" calcext:value-type="float">
            <text:p>625.8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619" calcext:value-type="float">
            <text:p>619</text:p>
          </table:table-cell>
          <table:table-cell office:value-type="float" office:value="571" calcext:value-type="float">
            <text:p>571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B105]/[.G105]-1" office:value-type="float" office:value="0.0867194395796846" calcext:value-type="float">
            <text:p>0.087</text:p>
          </table:table-cell>
          <table:table-cell table:formula="of:=[.C105]/[.E105]-1" office:value-type="float" office:value="0.084532582322357" calcext:value-type="float">
            <text:p>0.085</text:p>
          </table:table-cell>
          <table:table-cell/>
          <table:table-cell table:formula="of:=INT([.B105])" office:value-type="float" office:value="620" calcext:value-type="float">
            <text:p>620</text:p>
          </table:table-cell>
          <table:table-cell table:formula="of:=IF([.G105]&lt;[.M105]; [.M105]; &quot;&quot;)" office:value-type="float" office:value="620" calcext:value-type="float">
            <text:p>620</text:p>
          </table:table-cell>
          <table:table-cell table:formula="of:=IF([.N105]&lt;&gt;&quot;&quot;; [.E105]; &quot;&quot;)" office:value-type="float" office:value="577" calcext:value-type="float">
            <text:p>577</text:p>
          </table:table-cell>
          <table:table-cell table:formula="of:=IF([.O105]&lt;&gt;&quot;&quot;; [.O105]-[.N105]; &quot;&quot;)" office:value-type="float" office:value="-43" calcext:value-type="float">
            <text:p>-4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5]-[.G105]" office:value-type="float" office:value="6" calcext:value-type="float">
            <text:p>6</text:p>
          </table:table-cell>
          <table:table-cell table:formula="of:=[.B105]-[.G105]" office:value-type="float" office:value="49.5168" calcext:value-type="float">
            <text:p>49.5</text:p>
          </table:table-cell>
          <table:table-cell table:formula="of:=[.C105]-[.G105]" office:value-type="float" office:value="54.7753" calcext:value-type="float">
            <text:p>54.8</text:p>
          </table:table-cell>
          <table:table-cell/>
          <table:table-cell table:formula="of:=[.E105]-[.H105]" office:value-type="float" office:value="-47" calcext:value-type="float">
            <text:p>-47</text:p>
          </table:table-cell>
          <table:table-cell table:formula="of:=IF([.W10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616.1821" calcext:value-type="float">
            <text:p>616.2</text:p>
          </table:table-cell>
          <table:table-cell office:value-type="float" office:value="622.74384" calcext:value-type="float">
            <text:p>622.7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634" calcext:value-type="float">
            <text:p>634</text:p>
          </table:table-cell>
          <table:table-cell office:value-type="float" office:value="618" calcext:value-type="float">
            <text:p>618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B106]/[.G106]-1" office:value-type="float" office:value="-0.00294158576051784" calcext:value-type="float">
            <text:p>-0.003</text:p>
          </table:table-cell>
          <table:table-cell table:formula="of:=[.C106]/[.E106]-1" office:value-type="float" office:value="-0.0130842472266245" calcext:value-type="float">
            <text:p>-0.013</text:p>
          </table:table-cell>
          <table:table-cell/>
          <table:table-cell table:formula="of:=INT([.B106])" office:value-type="float" office:value="616" calcext:value-type="float">
            <text:p>616</text:p>
          </table:table-cell>
          <table:table-cell table:formula="of:=IF([.G106]&lt;[.M106]; [.M106]; &quot;&quot;)">
            <text:p/>
          </table:table-cell>
          <table:table-cell table:formula="of:=IF([.N106]&lt;&gt;&quot;&quot;; [.E106]; &quot;&quot;)">
            <text:p/>
          </table:table-cell>
          <table:table-cell table:formula="of:=IF([.O106]&lt;&gt;&quot;&quot;; [.O106]-[.N10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06]-[.G106]" office:value-type="float" office:value="13" calcext:value-type="float">
            <text:p>13</text:p>
          </table:table-cell>
          <table:table-cell table:formula="of:=[.B106]-[.G106]" office:value-type="float" office:value="-1.81790000000001" calcext:value-type="float">
            <text:p>-1.8</text:p>
          </table:table-cell>
          <table:table-cell table:formula="of:=[.C106]-[.G106]" office:value-type="float" office:value="4.74383999999998" calcext:value-type="float">
            <text:p>4.7</text:p>
          </table:table-cell>
          <table:table-cell/>
          <table:table-cell table:formula="of:=[.E106]-[.H106]" office:value-type="float" office:value="-9" calcext:value-type="float">
            <text:p>-9</text:p>
          </table:table-cell>
          <table:table-cell table:formula="of:=IF([.W10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645.3653" calcext:value-type="float">
            <text:p>645.4</text:p>
          </table:table-cell>
          <table:table-cell office:value-type="float" office:value="652.5568" calcext:value-type="float">
            <text:p>652.6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42" calcext:value-type="float">
            <text:p>642</text:p>
          </table:table-cell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[.B107]/[.G107]-1" office:value-type="float" office:value="0.0358993579454254" calcext:value-type="float">
            <text:p>0.036</text:p>
          </table:table-cell>
          <table:table-cell table:formula="of:=[.C107]/[.E107]-1" office:value-type="float" office:value="0.0440908799999999" calcext:value-type="float">
            <text:p>0.044</text:p>
          </table:table-cell>
          <table:table-cell/>
          <table:table-cell table:formula="of:=INT([.B107])" office:value-type="float" office:value="645" calcext:value-type="float">
            <text:p>645</text:p>
          </table:table-cell>
          <table:table-cell table:formula="of:=IF([.G107]&lt;[.M107]; [.M107]; &quot;&quot;)" office:value-type="float" office:value="645" calcext:value-type="float">
            <text:p>645</text:p>
          </table:table-cell>
          <table:table-cell table:formula="of:=IF([.N107]&lt;&gt;&quot;&quot;; [.E107]; &quot;&quot;)" office:value-type="float" office:value="625" calcext:value-type="float">
            <text:p>625</text:p>
          </table:table-cell>
          <table:table-cell table:formula="of:=IF([.O107]&lt;&gt;&quot;&quot;; [.O107]-[.N107]; &quot;&quot;)" office:value-type="float" office:value="-20" calcext:value-type="float">
            <text:p>-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7]-[.G107]" office:value-type="float" office:value="2" calcext:value-type="float">
            <text:p>2</text:p>
          </table:table-cell>
          <table:table-cell table:formula="of:=[.B107]-[.G107]" office:value-type="float" office:value="22.3653" calcext:value-type="float">
            <text:p>22.4</text:p>
          </table:table-cell>
          <table:table-cell table:formula="of:=[.C107]-[.G107]" office:value-type="float" office:value="29.5568" calcext:value-type="float">
            <text:p>29.6</text:p>
          </table:table-cell>
          <table:table-cell/>
          <table:table-cell table:formula="of:=[.E107]-[.H107]" office:value-type="float" office:value="-6" calcext:value-type="float">
            <text:p>-6</text:p>
          </table:table-cell>
          <table:table-cell table:formula="of:=IF([.W10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630.4126" calcext:value-type="float">
            <text:p>630.4</text:p>
          </table:table-cell>
          <table:table-cell office:value-type="float" office:value="637.3082" calcext:value-type="float">
            <text:p>637.3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 office:value-type="float" office:value="627" calcext:value-type="float">
            <text:p>627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08]/[.G108]-1" office:value-type="float" office:value="0.00544274322169058" calcext:value-type="float">
            <text:p>0.005</text:p>
          </table:table-cell>
          <table:table-cell table:formula="of:=[.C108]/[.E108]-1" office:value-type="float" office:value="0.0116003174603176" calcext:value-type="float">
            <text:p>0.012</text:p>
          </table:table-cell>
          <table:table-cell/>
          <table:table-cell table:formula="of:=INT([.B108])" office:value-type="float" office:value="630" calcext:value-type="float">
            <text:p>630</text:p>
          </table:table-cell>
          <table:table-cell table:formula="of:=IF([.G108]&lt;[.M108]; [.M108]; &quot;&quot;)" office:value-type="float" office:value="630" calcext:value-type="float">
            <text:p>630</text:p>
          </table:table-cell>
          <table:table-cell table:formula="of:=IF([.N108]&lt;&gt;&quot;&quot;; [.E108]; &quot;&quot;)" office:value-type="float" office:value="630" calcext:value-type="float">
            <text:p>630</text:p>
          </table:table-cell>
          <table:table-cell table:formula="of:=IF([.O108]&lt;&gt;&quot;&quot;; [.O108]-[.N108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8]-[.G108]" office:value-type="float" office:value="3" calcext:value-type="float">
            <text:p>3</text:p>
          </table:table-cell>
          <table:table-cell table:formula="of:=[.B108]-[.G108]" office:value-type="float" office:value="3.4126" calcext:value-type="float">
            <text:p>3.4</text:p>
          </table:table-cell>
          <table:table-cell table:formula="of:=[.C108]-[.G108]" office:value-type="float" office:value="10.3082000000001" calcext:value-type="float">
            <text:p>10.3</text:p>
          </table:table-cell>
          <table:table-cell/>
          <table:table-cell table:formula="of:=[.E108]-[.H108]" office:value-type="float" office:value="-20" calcext:value-type="float">
            <text:p>-20</text:p>
          </table:table-cell>
          <table:table-cell table:formula="of:=IF([.W10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office:value-type="float" office:value="649.80255" calcext:value-type="float">
            <text:p>649.8</text:p>
          </table:table-cell>
          <table:table-cell office:value-type="float" office:value="656.2819" calcext:value-type="float">
            <text:p>656.3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639" calcext:value-type="float">
            <text:p>639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09]/[.G109]-1" office:value-type="float" office:value="0.0169053990610328" calcext:value-type="float">
            <text:p>0.017</text:p>
          </table:table-cell>
          <table:table-cell table:formula="of:=[.C109]/[.E109]-1" office:value-type="float" office:value="0.0127807098765431" calcext:value-type="float">
            <text:p>0.013</text:p>
          </table:table-cell>
          <table:table-cell/>
          <table:table-cell table:formula="of:=INT([.B109])" office:value-type="float" office:value="649" calcext:value-type="float">
            <text:p>649</text:p>
          </table:table-cell>
          <table:table-cell table:formula="of:=IF([.G109]&lt;[.M109]; [.M109]; &quot;&quot;)" office:value-type="float" office:value="649" calcext:value-type="float">
            <text:p>649</text:p>
          </table:table-cell>
          <table:table-cell table:formula="of:=IF([.N109]&lt;&gt;&quot;&quot;; [.E109]; &quot;&quot;)" office:value-type="float" office:value="648" calcext:value-type="float">
            <text:p>648</text:p>
          </table:table-cell>
          <table:table-cell table:formula="of:=IF([.O109]&lt;&gt;&quot;&quot;; [.O109]-[.N109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09]-[.G109]" office:value-type="float" office:value="9" calcext:value-type="float">
            <text:p>9</text:p>
          </table:table-cell>
          <table:table-cell table:formula="of:=[.B109]-[.G109]" office:value-type="float" office:value="10.80255" calcext:value-type="float">
            <text:p>10.8</text:p>
          </table:table-cell>
          <table:table-cell table:formula="of:=[.C109]-[.G109]" office:value-type="float" office:value="17.2819" calcext:value-type="float">
            <text:p>17.3</text:p>
          </table:table-cell>
          <table:table-cell/>
          <table:table-cell table:formula="of:=[.E109]-[.H109]" office:value-type="float" office:value="-8" calcext:value-type="float">
            <text:p>-8</text:p>
          </table:table-cell>
          <table:table-cell table:formula="of:=IF([.W10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661.80414" calcext:value-type="float">
            <text:p>661.8</text:p>
          </table:table-cell>
          <table:table-cell office:value-type="float" office:value="668.84265" calcext:value-type="float">
            <text:p>668.8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2" calcext:value-type="float">
            <text:p>652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10]/[.G110]-1" office:value-type="float" office:value="0.0150370245398772" calcext:value-type="float">
            <text:p>0.015</text:p>
          </table:table-cell>
          <table:table-cell table:formula="of:=[.C110]/[.E110]-1" office:value-type="float" office:value="0.0211338167938933" calcext:value-type="float">
            <text:p>0.021</text:p>
          </table:table-cell>
          <table:table-cell/>
          <table:table-cell table:formula="of:=INT([.B110])" office:value-type="float" office:value="661" calcext:value-type="float">
            <text:p>661</text:p>
          </table:table-cell>
          <table:table-cell table:formula="of:=IF([.G110]&lt;[.M110]; [.M110]; &quot;&quot;)" office:value-type="float" office:value="661" calcext:value-type="float">
            <text:p>661</text:p>
          </table:table-cell>
          <table:table-cell table:formula="of:=IF([.N110]&lt;&gt;&quot;&quot;; [.E110]; &quot;&quot;)" office:value-type="float" office:value="655" calcext:value-type="float">
            <text:p>655</text:p>
          </table:table-cell>
          <table:table-cell table:formula="of:=IF([.O110]&lt;&gt;&quot;&quot;; [.O110]-[.N110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0]-[.G110]" office:value-type="float" office:value="3" calcext:value-type="float">
            <text:p>3</text:p>
          </table:table-cell>
          <table:table-cell table:formula="of:=[.B110]-[.G110]" office:value-type="float" office:value="9.80413999999996" calcext:value-type="float">
            <text:p>9.8</text:p>
          </table:table-cell>
          <table:table-cell table:formula="of:=[.C110]-[.G110]" office:value-type="float" office:value="16.84265" calcext:value-type="float">
            <text:p>16.8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formula="of:=IF([.W11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663.40924" calcext:value-type="float">
            <text:p>663.4</text:p>
          </table:table-cell>
          <table:table-cell office:value-type="float" office:value="669.9936" calcext:value-type="float">
            <text:p>670.0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52" calcext:value-type="float">
            <text:p>652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11]/[.G111]-1" office:value-type="float" office:value="0.0174988343558282" calcext:value-type="float">
            <text:p>0.017</text:p>
          </table:table-cell>
          <table:table-cell table:formula="of:=[.C111]/[.E111]-1" office:value-type="float" office:value="0.0166822458270106" calcext:value-type="float">
            <text:p>0.017</text:p>
          </table:table-cell>
          <table:table-cell/>
          <table:table-cell table:formula="of:=INT([.B111])" office:value-type="float" office:value="663" calcext:value-type="float">
            <text:p>663</text:p>
          </table:table-cell>
          <table:table-cell table:formula="of:=IF([.G111]&lt;[.M111]; [.M111]; &quot;&quot;)" office:value-type="float" office:value="663" calcext:value-type="float">
            <text:p>663</text:p>
          </table:table-cell>
          <table:table-cell table:formula="of:=IF([.N111]&lt;&gt;&quot;&quot;; [.E111]; &quot;&quot;)" office:value-type="float" office:value="659" calcext:value-type="float">
            <text:p>659</text:p>
          </table:table-cell>
          <table:table-cell table:formula="of:=IF([.O111]&lt;&gt;&quot;&quot;; [.O111]-[.N111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1]-[.G111]" office:value-type="float" office:value="7" calcext:value-type="float">
            <text:p>7</text:p>
          </table:table-cell>
          <table:table-cell table:formula="of:=[.B111]-[.G111]" office:value-type="float" office:value="11.40924" calcext:value-type="float">
            <text:p>11.4</text:p>
          </table:table-cell>
          <table:table-cell table:formula="of:=[.C111]-[.G111]" office:value-type="float" office:value="17.9936" calcext:value-type="float">
            <text:p>18.0</text:p>
          </table:table-cell>
          <table:table-cell/>
          <table:table-cell table:formula="of:=[.E111]-[.H111]" office:value-type="float" office:value="-6" calcext:value-type="float">
            <text:p>-6</text:p>
          </table:table-cell>
          <table:table-cell table:formula="of:=IF([.W11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667.3694" calcext:value-type="float">
            <text:p>667.4</text:p>
          </table:table-cell>
          <table:table-cell office:value-type="float" office:value="674.23785" calcext:value-type="float">
            <text:p>674.2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51" calcext:value-type="float">
            <text:p>651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12]/[.G112]-1" office:value-type="float" office:value="0.0251450076804915" calcext:value-type="float">
            <text:p>0.025</text:p>
          </table:table-cell>
          <table:table-cell table:formula="of:=[.C112]/[.E112]-1" office:value-type="float" office:value="0.0356956221198157" calcext:value-type="float">
            <text:p>0.036</text:p>
          </table:table-cell>
          <table:table-cell/>
          <table:table-cell table:formula="of:=INT([.B112])" office:value-type="float" office:value="667" calcext:value-type="float">
            <text:p>667</text:p>
          </table:table-cell>
          <table:table-cell table:formula="of:=IF([.G112]&lt;[.M112]; [.M112]; &quot;&quot;)" office:value-type="float" office:value="667" calcext:value-type="float">
            <text:p>667</text:p>
          </table:table-cell>
          <table:table-cell table:formula="of:=IF([.N112]&lt;&gt;&quot;&quot;; [.E112]; &quot;&quot;)" office:value-type="float" office:value="651" calcext:value-type="float">
            <text:p>651</text:p>
          </table:table-cell>
          <table:table-cell table:formula="of:=IF([.O112]&lt;&gt;&quot;&quot;; [.O112]-[.N112]; &quot;&quot;)" office:value-type="float" office:value="-16" calcext:value-type="float">
            <text:p>-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2]-[.G112]" office:value-type="float" office:value="0" calcext:value-type="float">
            <text:p>0</text:p>
          </table:table-cell>
          <table:table-cell table:formula="of:=[.B112]-[.G112]" office:value-type="float" office:value="16.3694" calcext:value-type="float">
            <text:p>16.4</text:p>
          </table:table-cell>
          <table:table-cell table:formula="of:=[.C112]-[.G112]" office:value-type="float" office:value="23.23785" calcext:value-type="float">
            <text:p>23.2</text:p>
          </table:table-cell>
          <table:table-cell/>
          <table:table-cell table:formula="of:=[.E112]-[.H112]" office:value-type="float" office:value="-5" calcext:value-type="float">
            <text:p>-5</text:p>
          </table:table-cell>
          <table:table-cell table:formula="of:=IF([.W11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662.69366" calcext:value-type="float">
            <text:p>662.7</text:p>
          </table:table-cell>
          <table:table-cell office:value-type="float" office:value="669.4382" calcext:value-type="float">
            <text:p>669.4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59" calcext:value-type="float">
            <text:p>659</text:p>
          </table:table-cell>
          <table:table-cell office:value-type="float" office:value="648" calcext:value-type="float">
            <text:p>648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B113]/[.G113]-1" office:value-type="float" office:value="0.022675401234568" calcext:value-type="float">
            <text:p>0.023</text:p>
          </table:table-cell>
          <table:table-cell table:formula="of:=[.C113]/[.E113]-1" office:value-type="float" office:value="0.0236058103975536" calcext:value-type="float">
            <text:p>0.024</text:p>
          </table:table-cell>
          <table:table-cell/>
          <table:table-cell table:formula="of:=INT([.B113])" office:value-type="float" office:value="662" calcext:value-type="float">
            <text:p>662</text:p>
          </table:table-cell>
          <table:table-cell table:formula="of:=IF([.G113]&lt;[.M113]; [.M113]; &quot;&quot;)" office:value-type="float" office:value="662" calcext:value-type="float">
            <text:p>662</text:p>
          </table:table-cell>
          <table:table-cell table:formula="of:=IF([.N113]&lt;&gt;&quot;&quot;; [.E113]; &quot;&quot;)" office:value-type="float" office:value="654" calcext:value-type="float">
            <text:p>654</text:p>
          </table:table-cell>
          <table:table-cell table:formula="of:=IF([.O113]&lt;&gt;&quot;&quot;; [.O113]-[.N113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3]-[.G113]" office:value-type="float" office:value="6" calcext:value-type="float">
            <text:p>6</text:p>
          </table:table-cell>
          <table:table-cell table:formula="of:=[.B113]-[.G113]" office:value-type="float" office:value="14.69366" calcext:value-type="float">
            <text:p>14.7</text:p>
          </table:table-cell>
          <table:table-cell table:formula="of:=[.C113]-[.G113]" office:value-type="float" office:value="21.4382000000001" calcext:value-type="float">
            <text:p>21.4</text:p>
          </table:table-cell>
          <table:table-cell/>
          <table:table-cell table:formula="of:=[.E113]-[.H113]" office:value-type="float" office:value="1" calcext:value-type="float">
            <text:p>1</text:p>
          </table:table-cell>
          <table:table-cell table:formula="of:=IF([.W11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654.474" calcext:value-type="float">
            <text:p>654.5</text:p>
          </table:table-cell>
          <table:table-cell office:value-type="float" office:value="660.717" calcext:value-type="float">
            <text:p>660.7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B114]/[.G114]-1" office:value-type="float" office:value="0.0146883720930233" calcext:value-type="float">
            <text:p>0.015</text:p>
          </table:table-cell>
          <table:table-cell table:formula="of:=[.C114]/[.E114]-1" office:value-type="float" office:value="0.0118177641653905" calcext:value-type="float">
            <text:p>0.012</text:p>
          </table:table-cell>
          <table:table-cell/>
          <table:table-cell table:formula="of:=INT([.B114])" office:value-type="float" office:value="654" calcext:value-type="float">
            <text:p>654</text:p>
          </table:table-cell>
          <table:table-cell table:formula="of:=IF([.G114]&lt;[.M114]; [.M114]; &quot;&quot;)" office:value-type="float" office:value="654" calcext:value-type="float">
            <text:p>654</text:p>
          </table:table-cell>
          <table:table-cell table:formula="of:=IF([.N114]&lt;&gt;&quot;&quot;; [.E114]; &quot;&quot;)" office:value-type="float" office:value="653" calcext:value-type="float">
            <text:p>653</text:p>
          </table:table-cell>
          <table:table-cell table:formula="of:=IF([.O114]&lt;&gt;&quot;&quot;; [.O114]-[.N114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4]-[.G114]" office:value-type="float" office:value="8" calcext:value-type="float">
            <text:p>8</text:p>
          </table:table-cell>
          <table:table-cell table:formula="of:=[.B114]-[.G114]" office:value-type="float" office:value="9.47400000000005" calcext:value-type="float">
            <text:p>9.5</text:p>
          </table:table-cell>
          <table:table-cell table:formula="of:=[.C114]-[.G114]" office:value-type="float" office:value="15.717" calcext:value-type="float">
            <text:p>15.7</text:p>
          </table:table-cell>
          <table:table-cell/>
          <table:table-cell table:formula="of:=[.E114]-[.H114]" office:value-type="float" office:value="-10" calcext:value-type="float">
            <text:p>-10</text:p>
          </table:table-cell>
          <table:table-cell table:formula="of:=IF([.W11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office:value-type="float" office:value="664.9424" calcext:value-type="float">
            <text:p>664.9</text:p>
          </table:table-cell>
          <table:table-cell office:value-type="float" office:value="671.02985" calcext:value-type="float">
            <text:p>671.0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15]/[.G115]-1" office:value-type="float" office:value="0.0151792366412213" calcext:value-type="float">
            <text:p>0.015</text:p>
          </table:table-cell>
          <table:table-cell table:formula="of:=[.C115]/[.E115]-1" office:value-type="float" office:value="0.0182547040971168" calcext:value-type="float">
            <text:p>0.018</text:p>
          </table:table-cell>
          <table:table-cell/>
          <table:table-cell table:formula="of:=INT([.B115])" office:value-type="float" office:value="664" calcext:value-type="float">
            <text:p>664</text:p>
          </table:table-cell>
          <table:table-cell table:formula="of:=IF([.G115]&lt;[.M115]; [.M115]; &quot;&quot;)" office:value-type="float" office:value="664" calcext:value-type="float">
            <text:p>664</text:p>
          </table:table-cell>
          <table:table-cell table:formula="of:=IF([.N115]&lt;&gt;&quot;&quot;; [.E115]; &quot;&quot;)" office:value-type="float" office:value="659" calcext:value-type="float">
            <text:p>659</text:p>
          </table:table-cell>
          <table:table-cell table:formula="of:=IF([.O115]&lt;&gt;&quot;&quot;; [.O115]-[.N115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5]-[.G115]" office:value-type="float" office:value="4" calcext:value-type="float">
            <text:p>4</text:p>
          </table:table-cell>
          <table:table-cell table:formula="of:=[.B115]-[.G115]" office:value-type="float" office:value="9.94240000000002" calcext:value-type="float">
            <text:p>9.9</text:p>
          </table:table-cell>
          <table:table-cell table:formula="of:=[.C115]-[.G115]" office:value-type="float" office:value="16.02985" calcext:value-type="float">
            <text:p>16.0</text:p>
          </table:table-cell>
          <table:table-cell/>
          <table:table-cell table:formula="of:=[.E115]-[.H115]" office:value-type="float" office:value="3" calcext:value-type="float">
            <text:p>3</text:p>
          </table:table-cell>
          <table:table-cell table:formula="of:=IF([.W11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666.00305" calcext:value-type="float">
            <text:p>666.0</text:p>
          </table:table-cell>
          <table:table-cell office:value-type="float" office:value="672.207" calcext:value-type="float">
            <text:p>672.2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64" calcext:value-type="float">
            <text:p>664</text:p>
          </table:table-cell>
          <table:table-cell office:value-type="float" office:value="648" calcext:value-type="float">
            <text:p>648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16]/[.G116]-1" office:value-type="float" office:value="0.0277824845679013" calcext:value-type="float">
            <text:p>0.028</text:p>
          </table:table-cell>
          <table:table-cell table:formula="of:=[.C116]/[.E116]-1" office:value-type="float" office:value="0.0278394495412844" calcext:value-type="float">
            <text:p>0.028</text:p>
          </table:table-cell>
          <table:table-cell/>
          <table:table-cell table:formula="of:=INT([.B116])" office:value-type="float" office:value="666" calcext:value-type="float">
            <text:p>666</text:p>
          </table:table-cell>
          <table:table-cell table:formula="of:=IF([.G116]&lt;[.M116]; [.M116]; &quot;&quot;)" office:value-type="float" office:value="666" calcext:value-type="float">
            <text:p>666</text:p>
          </table:table-cell>
          <table:table-cell table:formula="of:=IF([.N116]&lt;&gt;&quot;&quot;; [.E116]; &quot;&quot;)" office:value-type="float" office:value="654" calcext:value-type="float">
            <text:p>654</text:p>
          </table:table-cell>
          <table:table-cell table:formula="of:=IF([.O116]&lt;&gt;&quot;&quot;; [.O116]-[.N116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6]-[.G116]" office:value-type="float" office:value="6" calcext:value-type="float">
            <text:p>6</text:p>
          </table:table-cell>
          <table:table-cell table:formula="of:=[.B116]-[.G116]" office:value-type="float" office:value="18.00305" calcext:value-type="float">
            <text:p>18.0</text:p>
          </table:table-cell>
          <table:table-cell table:formula="of:=[.C116]-[.G116]" office:value-type="float" office:value="24.207" calcext:value-type="float">
            <text:p>24.2</text:p>
          </table:table-cell>
          <table:table-cell/>
          <table:table-cell table:formula="of:=[.E116]-[.H116]" office:value-type="float" office:value="-1" calcext:value-type="float">
            <text:p>-1</text:p>
          </table:table-cell>
          <table:table-cell table:formula="of:=IF([.W11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660.2135" calcext:value-type="float">
            <text:p>660.2</text:p>
          </table:table-cell>
          <table:table-cell office:value-type="float" office:value="667.27344" calcext:value-type="float">
            <text:p>667.3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[.B117]/[.G117]-1" office:value-type="float" office:value="0.0141528417818739" calcext:value-type="float">
            <text:p>0.014</text:p>
          </table:table-cell>
          <table:table-cell table:formula="of:=[.C117]/[.E117]-1" office:value-type="float" office:value="0.015636894977169" calcext:value-type="float">
            <text:p>0.016</text:p>
          </table:table-cell>
          <table:table-cell/>
          <table:table-cell table:formula="of:=INT([.B117])" office:value-type="float" office:value="660" calcext:value-type="float">
            <text:p>660</text:p>
          </table:table-cell>
          <table:table-cell table:formula="of:=IF([.G117]&lt;[.M117]; [.M117]; &quot;&quot;)" office:value-type="float" office:value="660" calcext:value-type="float">
            <text:p>660</text:p>
          </table:table-cell>
          <table:table-cell table:formula="of:=IF([.N117]&lt;&gt;&quot;&quot;; [.E117]; &quot;&quot;)" office:value-type="float" office:value="657" calcext:value-type="float">
            <text:p>657</text:p>
          </table:table-cell>
          <table:table-cell table:formula="of:=IF([.O117]&lt;&gt;&quot;&quot;; [.O117]-[.N117]; &quot;&quot;)"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7]-[.G117]" office:value-type="float" office:value="6" calcext:value-type="float">
            <text:p>6</text:p>
          </table:table-cell>
          <table:table-cell table:formula="of:=[.B117]-[.G117]" office:value-type="float" office:value="9.21349999999995" calcext:value-type="float">
            <text:p>9.2</text:p>
          </table:table-cell>
          <table:table-cell table:formula="of:=[.C117]-[.G117]" office:value-type="float" office:value="16.2734400000001" calcext:value-type="float">
            <text:p>16.3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formula="of:=IF([.W11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662.7818" calcext:value-type="float">
            <text:p>662.8</text:p>
          </table:table-cell>
          <table:table-cell office:value-type="float" office:value="669.0945" calcext:value-type="float">
            <text:p>669.1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3" calcext:value-type="float">
            <text:p>663</text:p>
          </table:table-cell>
          <table:table-cell office:value-type="float" office:value="652" calcext:value-type="float">
            <text:p>652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18]/[.G118]-1" office:value-type="float" office:value="0.0165365030674847" calcext:value-type="float">
            <text:p>0.017</text:p>
          </table:table-cell>
          <table:table-cell table:formula="of:=[.C118]/[.E118]-1" office:value-type="float" office:value="0.021518320610687" calcext:value-type="float">
            <text:p>0.022</text:p>
          </table:table-cell>
          <table:table-cell/>
          <table:table-cell table:formula="of:=INT([.B118])" office:value-type="float" office:value="662" calcext:value-type="float">
            <text:p>662</text:p>
          </table:table-cell>
          <table:table-cell table:formula="of:=IF([.G118]&lt;[.M118]; [.M118]; &quot;&quot;)" office:value-type="float" office:value="662" calcext:value-type="float">
            <text:p>662</text:p>
          </table:table-cell>
          <table:table-cell table:formula="of:=IF([.N118]&lt;&gt;&quot;&quot;; [.E118]; &quot;&quot;)" office:value-type="float" office:value="655" calcext:value-type="float">
            <text:p>655</text:p>
          </table:table-cell>
          <table:table-cell table:formula="of:=IF([.O118]&lt;&gt;&quot;&quot;; [.O118]-[.N118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8]-[.G118]" office:value-type="float" office:value="3" calcext:value-type="float">
            <text:p>3</text:p>
          </table:table-cell>
          <table:table-cell table:formula="of:=[.B118]-[.G118]" office:value-type="float" office:value="10.7818" calcext:value-type="float">
            <text:p>10.8</text:p>
          </table:table-cell>
          <table:table-cell table:formula="of:=[.C118]-[.G118]" office:value-type="float" office:value="17.0945" calcext:value-type="float">
            <text:p>17.1</text:p>
          </table:table-cell>
          <table:table-cell/>
          <table:table-cell table:formula="of:=[.E118]-[.H118]" office:value-type="float" office:value="-10" calcext:value-type="float">
            <text:p>-10</text:p>
          </table:table-cell>
          <table:table-cell table:formula="of:=IF([.W11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669.60583" calcext:value-type="float">
            <text:p>669.6</text:p>
          </table:table-cell>
          <table:table-cell office:value-type="float" office:value="675.7946" calcext:value-type="float">
            <text:p>675.8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 office:value-type="float" office:value="664" calcext:value-type="float">
            <text:p>664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[.B119]/[.G119]-1" office:value-type="float" office:value="0.00844251506024096" calcext:value-type="float">
            <text:p>0.008</text:p>
          </table:table-cell>
          <table:table-cell table:formula="of:=[.C119]/[.E119]-1" office:value-type="float" office:value="0.00266261127596423" calcext:value-type="float">
            <text:p>0.003</text:p>
          </table:table-cell>
          <table:table-cell/>
          <table:table-cell table:formula="of:=INT([.B119])" office:value-type="float" office:value="669" calcext:value-type="float">
            <text:p>669</text:p>
          </table:table-cell>
          <table:table-cell table:formula="of:=IF([.G119]&lt;[.M119]; [.M119]; &quot;&quot;)" office:value-type="float" office:value="669" calcext:value-type="float">
            <text:p>669</text:p>
          </table:table-cell>
          <table:table-cell table:formula="of:=IF([.N119]&lt;&gt;&quot;&quot;; [.E119]; &quot;&quot;)" office:value-type="float" office:value="674" calcext:value-type="float">
            <text:p>674</text:p>
          </table:table-cell>
          <table:table-cell table:formula="of:=IF([.O119]&lt;&gt;&quot;&quot;; [.O119]-[.N119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19]-[.G119]" office:value-type="float" office:value="10" calcext:value-type="float">
            <text:p>10</text:p>
          </table:table-cell>
          <table:table-cell table:formula="of:=[.B119]-[.G119]" office:value-type="float" office:value="5.60582999999997" calcext:value-type="float">
            <text:p>5.6</text:p>
          </table:table-cell>
          <table:table-cell table:formula="of:=[.C119]-[.G119]" office:value-type="float" office:value="11.7945999999999" calcext:value-type="float">
            <text:p>11.8</text:p>
          </table:table-cell>
          <table:table-cell/>
          <table:table-cell table:formula="of:=[.E119]-[.H119]" office:value-type="float" office:value="-17" calcext:value-type="float">
            <text:p>-17</text:p>
          </table:table-cell>
          <table:table-cell table:formula="of:=IF([.W11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698.3894" calcext:value-type="float">
            <text:p>698.4</text:p>
          </table:table-cell>
          <table:table-cell office:value-type="float" office:value="706.4119" calcext:value-type="float">
            <text:p>706.4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701" calcext:value-type="float">
            <text:p>701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B120]/[.G120]-1" office:value-type="float" office:value="0.0165784570596799" calcext:value-type="float">
            <text:p>0.017</text:p>
          </table:table-cell>
          <table:table-cell table:formula="of:=[.C120]/[.E120]-1" office:value-type="float" office:value="0.0164199999999999" calcext:value-type="float">
            <text:p>0.016</text:p>
          </table:table-cell>
          <table:table-cell/>
          <table:table-cell table:formula="of:=INT([.B120])" office:value-type="float" office:value="698" calcext:value-type="float">
            <text:p>698</text:p>
          </table:table-cell>
          <table:table-cell table:formula="of:=IF([.G120]&lt;[.M120]; [.M120]; &quot;&quot;)" office:value-type="float" office:value="698" calcext:value-type="float">
            <text:p>698</text:p>
          </table:table-cell>
          <table:table-cell table:formula="of:=IF([.N120]&lt;&gt;&quot;&quot;; [.E120]; &quot;&quot;)" office:value-type="float" office:value="695" calcext:value-type="float">
            <text:p>695</text:p>
          </table:table-cell>
          <table:table-cell table:formula="of:=IF([.O120]&lt;&gt;&quot;&quot;; [.O120]-[.N120]; &quot;&quot;)"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0]-[.G120]" office:value-type="float" office:value="8" calcext:value-type="float">
            <text:p>8</text:p>
          </table:table-cell>
          <table:table-cell table:formula="of:=[.B120]-[.G120]" office:value-type="float" office:value="11.3894" calcext:value-type="float">
            <text:p>11.4</text:p>
          </table:table-cell>
          <table:table-cell table:formula="of:=[.C120]-[.G120]" office:value-type="float" office:value="19.4118999999999" calcext:value-type="float">
            <text:p>19.4</text:p>
          </table:table-cell>
          <table:table-cell/>
          <table:table-cell table:formula="of:=[.E120]-[.H120]" office:value-type="float" office:value="7" calcext:value-type="float">
            <text:p>7</text:p>
          </table:table-cell>
          <table:table-cell table:formula="of:=IF([.W12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694.92694" calcext:value-type="float">
            <text:p>694.9</text:p>
          </table:table-cell>
          <table:table-cell office:value-type="float" office:value="702.934" calcext:value-type="float">
            <text:p>702.9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689" calcext:value-type="float">
            <text:p>689</text:p>
          </table:table-cell>
          <table:table-cell office:value-type="float" office:value="676" calcext:value-type="float">
            <text:p>676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B121]/[.G121]-1" office:value-type="float" office:value="0.0279984319526627" calcext:value-type="float">
            <text:p>0.028</text:p>
          </table:table-cell>
          <table:table-cell table:formula="of:=[.C121]/[.E121]-1" office:value-type="float" office:value="0.0337264705882352" calcext:value-type="float">
            <text:p>0.034</text:p>
          </table:table-cell>
          <table:table-cell/>
          <table:table-cell table:formula="of:=INT([.B121])" office:value-type="float" office:value="694" calcext:value-type="float">
            <text:p>694</text:p>
          </table:table-cell>
          <table:table-cell table:formula="of:=IF([.G121]&lt;[.M121]; [.M121]; &quot;&quot;)" office:value-type="float" office:value="694" calcext:value-type="float">
            <text:p>694</text:p>
          </table:table-cell>
          <table:table-cell table:formula="of:=IF([.N121]&lt;&gt;&quot;&quot;; [.E121]; &quot;&quot;)" office:value-type="float" office:value="680" calcext:value-type="float">
            <text:p>680</text:p>
          </table:table-cell>
          <table:table-cell table:formula="of:=IF([.O121]&lt;&gt;&quot;&quot;; [.O121]-[.N121]; &quot;&quot;)" office:value-type="float" office:value="-14" calcext:value-type="float">
            <text:p>-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1]-[.G121]" office:value-type="float" office:value="4" calcext:value-type="float">
            <text:p>4</text:p>
          </table:table-cell>
          <table:table-cell table:formula="of:=[.B121]-[.G121]" office:value-type="float" office:value="18.9269399999999" calcext:value-type="float">
            <text:p>18.9</text:p>
          </table:table-cell>
          <table:table-cell table:formula="of:=[.C121]-[.G121]" office:value-type="float" office:value="26.934" calcext:value-type="float">
            <text:p>26.9</text:p>
          </table:table-cell>
          <table:table-cell/>
          <table:table-cell table:formula="of:=[.E121]-[.H121]" office:value-type="float" office:value="1" calcext:value-type="float">
            <text:p>1</text:p>
          </table:table-cell>
          <table:table-cell table:formula="of:=IF([.W12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677.0697" calcext:value-type="float">
            <text:p>677.1</text:p>
          </table:table-cell>
          <table:table-cell office:value-type="float" office:value="684.31177" calcext:value-type="float">
            <text:p>684.3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79" calcext:value-type="float">
            <text:p>679</text:p>
          </table:table-cell>
          <table:table-cell office:value-type="float" office:value="666" calcext:value-type="float">
            <text:p>666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B122]/[.G122]-1" office:value-type="float" office:value="0.0166211711711712" calcext:value-type="float">
            <text:p>0.017</text:p>
          </table:table-cell>
          <table:table-cell table:formula="of:=[.C122]/[.E122]-1" office:value-type="float" office:value="0.0108002511078287" calcext:value-type="float">
            <text:p>0.011</text:p>
          </table:table-cell>
          <table:table-cell/>
          <table:table-cell table:formula="of:=INT([.B122])" office:value-type="float" office:value="677" calcext:value-type="float">
            <text:p>677</text:p>
          </table:table-cell>
          <table:table-cell table:formula="of:=IF([.G122]&lt;[.M122]; [.M122]; &quot;&quot;)" office:value-type="float" office:value="677" calcext:value-type="float">
            <text:p>677</text:p>
          </table:table-cell>
          <table:table-cell table:formula="of:=IF([.N122]&lt;&gt;&quot;&quot;; [.E122]; &quot;&quot;)" office:value-type="float" office:value="677" calcext:value-type="float">
            <text:p>677</text:p>
          </table:table-cell>
          <table:table-cell table:formula="of:=IF([.O122]&lt;&gt;&quot;&quot;; [.O122]-[.N122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2]-[.G122]" office:value-type="float" office:value="11" calcext:value-type="float">
            <text:p>11</text:p>
          </table:table-cell>
          <table:table-cell table:formula="of:=[.B122]-[.G122]" office:value-type="float" office:value="11.0697" calcext:value-type="float">
            <text:p>11.1</text:p>
          </table:table-cell>
          <table:table-cell table:formula="of:=[.C122]-[.G122]" office:value-type="float" office:value="18.31177" calcext:value-type="float">
            <text:p>18.3</text:p>
          </table:table-cell>
          <table:table-cell/>
          <table:table-cell table:formula="of:=[.E122]-[.H122]" office:value-type="float" office:value="-4" calcext:value-type="float">
            <text:p>-4</text:p>
          </table:table-cell>
          <table:table-cell table:formula="of:=IF([.W12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683.65314" calcext:value-type="float">
            <text:p>683.7</text:p>
          </table:table-cell>
          <table:table-cell office:value-type="float" office:value="690.14343" calcext:value-type="float">
            <text:p>690.1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684" calcext:value-type="float">
            <text:p>684</text:p>
          </table:table-cell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B123]/[.G123]-1" office:value-type="float" office:value="0.0173409821428572" calcext:value-type="float">
            <text:p>0.017</text:p>
          </table:table-cell>
          <table:table-cell table:formula="of:=[.C123]/[.E123]-1" office:value-type="float" office:value="0.0254731500742942" calcext:value-type="float">
            <text:p>0.025</text:p>
          </table:table-cell>
          <table:table-cell/>
          <table:table-cell table:formula="of:=INT([.B123])" office:value-type="float" office:value="683" calcext:value-type="float">
            <text:p>683</text:p>
          </table:table-cell>
          <table:table-cell table:formula="of:=IF([.G123]&lt;[.M123]; [.M123]; &quot;&quot;)" office:value-type="float" office:value="683" calcext:value-type="float">
            <text:p>683</text:p>
          </table:table-cell>
          <table:table-cell table:formula="of:=IF([.N123]&lt;&gt;&quot;&quot;; [.E123]; &quot;&quot;)" office:value-type="float" office:value="673" calcext:value-type="float">
            <text:p>673</text:p>
          </table:table-cell>
          <table:table-cell table:formula="of:=IF([.O123]&lt;&gt;&quot;&quot;; [.O123]-[.N123]; &quot;&quot;)"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3]-[.G123]" office:value-type="float" office:value="1" calcext:value-type="float">
            <text:p>1</text:p>
          </table:table-cell>
          <table:table-cell table:formula="of:=[.B123]-[.G123]" office:value-type="float" office:value="11.65314" calcext:value-type="float">
            <text:p>11.7</text:p>
          </table:table-cell>
          <table:table-cell table:formula="of:=[.C123]-[.G123]" office:value-type="float" office:value="18.14343" calcext:value-type="float">
            <text:p>18.1</text:p>
          </table:table-cell>
          <table:table-cell/>
          <table:table-cell table:formula="of:=[.E123]-[.H123]" office:value-type="float" office:value="-4" calcext:value-type="float">
            <text:p>-4</text:p>
          </table:table-cell>
          <table:table-cell table:formula="of:=IF([.W12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675.51526" calcext:value-type="float">
            <text:p>675.5</text:p>
          </table:table-cell>
          <table:table-cell office:value-type="float" office:value="681.84955" calcext:value-type="float">
            <text:p>681.8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73" calcext:value-type="float">
            <text:p>673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B124]/[.G124]-1" office:value-type="float" office:value="0.00373738484398212" calcext:value-type="float">
            <text:p>0.004</text:p>
          </table:table-cell>
          <table:table-cell table:formula="of:=[.C124]/[.E124]-1" office:value-type="float" office:value="0.0131494056463597" calcext:value-type="float">
            <text:p>0.013</text:p>
          </table:table-cell>
          <table:table-cell/>
          <table:table-cell table:formula="of:=INT([.B124])" office:value-type="float" office:value="675" calcext:value-type="float">
            <text:p>675</text:p>
          </table:table-cell>
          <table:table-cell table:formula="of:=IF([.G124]&lt;[.M124]; [.M124]; &quot;&quot;)" office:value-type="float" office:value="675" calcext:value-type="float">
            <text:p>675</text:p>
          </table:table-cell>
          <table:table-cell table:formula="of:=IF([.N124]&lt;&gt;&quot;&quot;; [.E124]; &quot;&quot;)" office:value-type="float" office:value="673" calcext:value-type="float">
            <text:p>673</text:p>
          </table:table-cell>
          <table:table-cell table:formula="of:=IF([.O124]&lt;&gt;&quot;&quot;; [.O124]-[.N124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4]-[.G124]" office:value-type="float" office:value="0" calcext:value-type="float">
            <text:p>0</text:p>
          </table:table-cell>
          <table:table-cell table:formula="of:=[.B124]-[.G124]" office:value-type="float" office:value="2.51526000000001" calcext:value-type="float">
            <text:p>2.5</text:p>
          </table:table-cell>
          <table:table-cell table:formula="of:=[.C124]-[.G124]" office:value-type="float" office:value="8.84955000000002" calcext:value-type="float">
            <text:p>8.8</text:p>
          </table:table-cell>
          <table:table-cell/>
          <table:table-cell table:formula="of:=[.E124]-[.H124]" office:value-type="float" office:value="-34" calcext:value-type="float">
            <text:p>-34</text:p>
          </table:table-cell>
          <table:table-cell table:formula="of:=IF([.W12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688.3391" calcext:value-type="float">
            <text:p>688.3</text:p>
          </table:table-cell>
          <table:table-cell office:value-type="float" office:value="694.74854" calcext:value-type="float">
            <text:p>694.7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B125]/[.G125]-1" office:value-type="float" office:value="-0.0236324822695035" calcext:value-type="float">
            <text:p>-0.024</text:p>
          </table:table-cell>
          <table:table-cell table:formula="of:=[.C125]/[.E125]-1" office:value-type="float" office:value="-0.0283237202797202" calcext:value-type="float">
            <text:p>-0.028</text:p>
          </table:table-cell>
          <table:table-cell/>
          <table:table-cell table:formula="of:=INT([.B125])" office:value-type="float" office:value="688" calcext:value-type="float">
            <text:p>688</text:p>
          </table:table-cell>
          <table:table-cell table:formula="of:=IF([.G125]&lt;[.M125]; [.M125]; &quot;&quot;)">
            <text:p/>
          </table:table-cell>
          <table:table-cell table:formula="of:=IF([.N125]&lt;&gt;&quot;&quot;; [.E125]; &quot;&quot;)">
            <text:p/>
          </table:table-cell>
          <table:table-cell table:formula="of:=IF([.O125]&lt;&gt;&quot;&quot;; [.O125]-[.N12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25]-[.G125]" office:value-type="float" office:value="10" calcext:value-type="float">
            <text:p>10</text:p>
          </table:table-cell>
          <table:table-cell table:formula="of:=[.B125]-[.G125]" office:value-type="float" office:value="-16.6609" calcext:value-type="float">
            <text:p>-16.7</text:p>
          </table:table-cell>
          <table:table-cell table:formula="of:=[.C125]-[.G125]" office:value-type="float" office:value="-10.25146" calcext:value-type="float">
            <text:p>-10.3</text:p>
          </table:table-cell>
          <table:table-cell/>
          <table:table-cell table:formula="of:=[.E125]-[.H125]" office:value-type="float" office:value="5" calcext:value-type="float">
            <text:p>5</text:p>
          </table:table-cell>
          <table:table-cell table:formula="of:=IF([.W12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722.6601" calcext:value-type="float">
            <text:p>722.7</text:p>
          </table:table-cell>
          <table:table-cell office:value-type="float" office:value="731.5853" calcext:value-type="float">
            <text:p>731.6</text:p>
          </table:table-cell>
          <table:table-cell/>
          <table:table-cell table:number-columns-repeated="2" office:value-type="float" office:value="717" calcext:value-type="float">
            <text:p>717</text:p>
          </table:table-cell>
          <table:table-cell office:value-type="float" office:value="707" calcext:value-type="float">
            <text:p>707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126]/[.G126]-1" office:value-type="float" office:value="0.022150070721358" calcext:value-type="float">
            <text:p>0.022</text:p>
          </table:table-cell>
          <table:table-cell table:formula="of:=[.C126]/[.E126]-1" office:value-type="float" office:value="0.020342119944212" calcext:value-type="float">
            <text:p>0.020</text:p>
          </table:table-cell>
          <table:table-cell/>
          <table:table-cell table:formula="of:=INT([.B126])" office:value-type="float" office:value="722" calcext:value-type="float">
            <text:p>722</text:p>
          </table:table-cell>
          <table:table-cell table:formula="of:=IF([.G126]&lt;[.M126]; [.M126]; &quot;&quot;)" office:value-type="float" office:value="722" calcext:value-type="float">
            <text:p>722</text:p>
          </table:table-cell>
          <table:table-cell table:formula="of:=IF([.N126]&lt;&gt;&quot;&quot;; [.E126]; &quot;&quot;)" office:value-type="float" office:value="717" calcext:value-type="float">
            <text:p>717</text:p>
          </table:table-cell>
          <table:table-cell table:formula="of:=IF([.O126]&lt;&gt;&quot;&quot;; [.O126]-[.N126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6]-[.G126]" office:value-type="float" office:value="10" calcext:value-type="float">
            <text:p>10</text:p>
          </table:table-cell>
          <table:table-cell table:formula="of:=[.B126]-[.G126]" office:value-type="float" office:value="15.6601000000001" calcext:value-type="float">
            <text:p>15.7</text:p>
          </table:table-cell>
          <table:table-cell table:formula="of:=[.C126]-[.G126]" office:value-type="float" office:value="24.5853" calcext:value-type="float">
            <text:p>24.6</text:p>
          </table:table-cell>
          <table:table-cell/>
          <table:table-cell table:formula="of:=[.E126]-[.H126]" office:value-type="float" office:value="-3" calcext:value-type="float">
            <text:p>-3</text:p>
          </table:table-cell>
          <table:table-cell table:formula="of:=IF([.W12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712.1964" calcext:value-type="float">
            <text:p>712.2</text:p>
          </table:table-cell>
          <table:table-cell office:value-type="float" office:value="719.5846" calcext:value-type="float">
            <text:p>719.6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20" calcext:value-type="float">
            <text:p>720</text:p>
          </table:table-cell>
          <table:table-cell office:value-type="float" office:value="695" calcext:value-type="float">
            <text:p>695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B127]/[.G127]-1" office:value-type="float" office:value="0.0247430215827338" calcext:value-type="float">
            <text:p>0.025</text:p>
          </table:table-cell>
          <table:table-cell table:formula="of:=[.C127]/[.E127]-1" office:value-type="float" office:value="0.0192416430594902" calcext:value-type="float">
            <text:p>0.019</text:p>
          </table:table-cell>
          <table:table-cell/>
          <table:table-cell table:formula="of:=INT([.B127])" office:value-type="float" office:value="712" calcext:value-type="float">
            <text:p>712</text:p>
          </table:table-cell>
          <table:table-cell table:formula="of:=IF([.G127]&lt;[.M127]; [.M127]; &quot;&quot;)" office:value-type="float" office:value="712" calcext:value-type="float">
            <text:p>712</text:p>
          </table:table-cell>
          <table:table-cell table:formula="of:=IF([.N127]&lt;&gt;&quot;&quot;; [.E127]; &quot;&quot;)" office:value-type="float" office:value="706" calcext:value-type="float">
            <text:p>706</text:p>
          </table:table-cell>
          <table:table-cell table:formula="of:=IF([.O127]&lt;&gt;&quot;&quot;; [.O127]-[.N127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7]-[.G127]" office:value-type="float" office:value="11" calcext:value-type="float">
            <text:p>11</text:p>
          </table:table-cell>
          <table:table-cell table:formula="of:=[.B127]-[.G127]" office:value-type="float" office:value="17.1964" calcext:value-type="float">
            <text:p>17.2</text:p>
          </table:table-cell>
          <table:table-cell table:formula="of:=[.C127]-[.G127]" office:value-type="float" office:value="24.5846" calcext:value-type="float">
            <text:p>24.6</text:p>
          </table:table-cell>
          <table:table-cell/>
          <table:table-cell table:formula="of:=[.E127]-[.H127]" office:value-type="float" office:value="1" calcext:value-type="float">
            <text:p>1</text:p>
          </table:table-cell>
          <table:table-cell table:formula="of:=IF([.W12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698.51196" calcext:value-type="float">
            <text:p>698.5</text:p>
          </table:table-cell>
          <table:table-cell office:value-type="float" office:value="705.89417" calcext:value-type="float">
            <text:p>705.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706" calcext:value-type="float">
            <text:p>706</text:p>
          </table:table-cell>
          <table:table-cell office:value-type="float" office:value="692" calcext:value-type="float">
            <text:p>692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B128]/[.G128]-1" office:value-type="float" office:value="0.00941034682080932" calcext:value-type="float">
            <text:p>0.009</text:p>
          </table:table-cell>
          <table:table-cell table:formula="of:=[.C128]/[.E128]-1" office:value-type="float" office:value="0.00842024285714293" calcext:value-type="float">
            <text:p>0.008</text:p>
          </table:table-cell>
          <table:table-cell/>
          <table:table-cell table:formula="of:=INT([.B128])" office:value-type="float" office:value="698" calcext:value-type="float">
            <text:p>698</text:p>
          </table:table-cell>
          <table:table-cell table:formula="of:=IF([.G128]&lt;[.M128]; [.M128]; &quot;&quot;)" office:value-type="float" office:value="698" calcext:value-type="float">
            <text:p>698</text:p>
          </table:table-cell>
          <table:table-cell table:formula="of:=IF([.N128]&lt;&gt;&quot;&quot;; [.E128]; &quot;&quot;)" office:value-type="float" office:value="700" calcext:value-type="float">
            <text:p>700</text:p>
          </table:table-cell>
          <table:table-cell table:formula="of:=IF([.O128]&lt;&gt;&quot;&quot;; [.O128]-[.N128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28]-[.G128]" office:value-type="float" office:value="8" calcext:value-type="float">
            <text:p>8</text:p>
          </table:table-cell>
          <table:table-cell table:formula="of:=[.B128]-[.G128]" office:value-type="float" office:value="6.51196000000004" calcext:value-type="float">
            <text:p>6.5</text:p>
          </table:table-cell>
          <table:table-cell table:formula="of:=[.C128]-[.G128]" office:value-type="float" office:value="13.89417" calcext:value-type="float">
            <text:p>13.9</text:p>
          </table:table-cell>
          <table:table-cell/>
          <table:table-cell table:formula="of:=[.E128]-[.H128]" office:value-type="float" office:value="-2" calcext:value-type="float">
            <text:p>-2</text:p>
          </table:table-cell>
          <table:table-cell table:formula="of:=IF([.W12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697.0635" calcext:value-type="float">
            <text:p>697.1</text:p>
          </table:table-cell>
          <table:table-cell office:value-type="float" office:value="703.7408" calcext:value-type="float">
            <text:p>703.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713" calcext:value-type="float">
            <text:p>713</text:p>
          </table:table-cell>
          <table:table-cell office:value-type="float" office:value="701" calcext:value-type="float">
            <text:p>701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B129]/[.G129]-1" office:value-type="float" office:value="-0.00561554921540663" calcext:value-type="float">
            <text:p>-0.006</text:p>
          </table:table-cell>
          <table:table-cell table:formula="of:=[.C129]/[.E129]-1" office:value-type="float" office:value="-0.00741777150916778" calcext:value-type="float">
            <text:p>-0.007</text:p>
          </table:table-cell>
          <table:table-cell/>
          <table:table-cell table:formula="of:=INT([.B129])" office:value-type="float" office:value="697" calcext:value-type="float">
            <text:p>697</text:p>
          </table:table-cell>
          <table:table-cell table:formula="of:=IF([.G129]&lt;[.M129]; [.M129]; &quot;&quot;)">
            <text:p/>
          </table:table-cell>
          <table:table-cell table:formula="of:=IF([.N129]&lt;&gt;&quot;&quot;; [.E129]; &quot;&quot;)">
            <text:p/>
          </table:table-cell>
          <table:table-cell table:formula="of:=IF([.O129]&lt;&gt;&quot;&quot;; [.O129]-[.N129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29]-[.G129]" office:value-type="float" office:value="8" calcext:value-type="float">
            <text:p>8</text:p>
          </table:table-cell>
          <table:table-cell table:formula="of:=[.B129]-[.G129]" office:value-type="float" office:value="-3.93650000000002" calcext:value-type="float">
            <text:p>-3.9</text:p>
          </table:table-cell>
          <table:table-cell table:formula="of:=[.C129]-[.G129]" office:value-type="float" office:value="2.74080000000004" calcext:value-type="float">
            <text:p>2.7</text:p>
          </table:table-cell>
          <table:table-cell/>
          <table:table-cell table:formula="of:=[.E129]-[.H129]" office:value-type="float" office:value="-3" calcext:value-type="float">
            <text:p>-3</text:p>
          </table:table-cell>
          <table:table-cell table:formula="of:=IF([.W12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711.22736" calcext:value-type="float">
            <text:p>711.2</text:p>
          </table:table-cell>
          <table:table-cell office:value-type="float" office:value="717.50916" calcext:value-type="float">
            <text:p>717.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714" calcext:value-type="float">
            <text:p>714</text:p>
          </table:table-cell>
          <table:table-cell office:value-type="float" office:value="698" calcext:value-type="float">
            <text:p>698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B130]/[.G130]-1" office:value-type="float" office:value="0.0189503724928366" calcext:value-type="float">
            <text:p>0.019</text:p>
          </table:table-cell>
          <table:table-cell table:formula="of:=[.C130]/[.E130]-1" office:value-type="float" office:value="0.0220928205128204" calcext:value-type="float">
            <text:p>0.022</text:p>
          </table:table-cell>
          <table:table-cell/>
          <table:table-cell table:formula="of:=INT([.B130])" office:value-type="float" office:value="711" calcext:value-type="float">
            <text:p>711</text:p>
          </table:table-cell>
          <table:table-cell table:formula="of:=IF([.G130]&lt;[.M130]; [.M130]; &quot;&quot;)" office:value-type="float" office:value="711" calcext:value-type="float">
            <text:p>711</text:p>
          </table:table-cell>
          <table:table-cell table:formula="of:=IF([.N130]&lt;&gt;&quot;&quot;; [.E130]; &quot;&quot;)" office:value-type="float" office:value="702" calcext:value-type="float">
            <text:p>702</text:p>
          </table:table-cell>
          <table:table-cell table:formula="of:=IF([.O130]&lt;&gt;&quot;&quot;; [.O130]-[.N130]; &quot;&quot;)"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0]-[.G130]" office:value-type="float" office:value="4" calcext:value-type="float">
            <text:p>4</text:p>
          </table:table-cell>
          <table:table-cell table:formula="of:=[.B130]-[.G130]" office:value-type="float" office:value="13.22736" calcext:value-type="float">
            <text:p>13.2</text:p>
          </table:table-cell>
          <table:table-cell table:formula="of:=[.C130]-[.G130]" office:value-type="float" office:value="19.50916" calcext:value-type="float">
            <text:p>19.5</text:p>
          </table:table-cell>
          <table:table-cell/>
          <table:table-cell table:formula="of:=[.E130]-[.H130]" office:value-type="float" office:value="-3" calcext:value-type="float">
            <text:p>-3</text:p>
          </table:table-cell>
          <table:table-cell table:formula="of:=IF([.W13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office:value-type="float" office:value="698.7981" calcext:value-type="float">
            <text:p>698.8</text:p>
          </table:table-cell>
          <table:table-cell office:value-type="float" office:value="704.886" calcext:value-type="float">
            <text:p>704.9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705" calcext:value-type="float">
            <text:p>705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B131]/[.G131]-1" office:value-type="float" office:value="0.0246306451612903" calcext:value-type="float">
            <text:p>0.025</text:p>
          </table:table-cell>
          <table:table-cell table:formula="of:=[.C131]/[.E131]-1" office:value-type="float" office:value="0.0200955137481911" calcext:value-type="float">
            <text:p>0.020</text:p>
          </table:table-cell>
          <table:table-cell/>
          <table:table-cell table:formula="of:=INT([.B131])" office:value-type="float" office:value="698" calcext:value-type="float">
            <text:p>698</text:p>
          </table:table-cell>
          <table:table-cell table:formula="of:=IF([.G131]&lt;[.M131]; [.M131]; &quot;&quot;)" office:value-type="float" office:value="698" calcext:value-type="float">
            <text:p>698</text:p>
          </table:table-cell>
          <table:table-cell table:formula="of:=IF([.N131]&lt;&gt;&quot;&quot;; [.E131]; &quot;&quot;)" office:value-type="float" office:value="691" calcext:value-type="float">
            <text:p>691</text:p>
          </table:table-cell>
          <table:table-cell table:formula="of:=IF([.O131]&lt;&gt;&quot;&quot;; [.O131]-[.N131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1]-[.G131]" office:value-type="float" office:value="9" calcext:value-type="float">
            <text:p>9</text:p>
          </table:table-cell>
          <table:table-cell table:formula="of:=[.B131]-[.G131]" office:value-type="float" office:value="16.7981" calcext:value-type="float">
            <text:p>16.8</text:p>
          </table:table-cell>
          <table:table-cell table:formula="of:=[.C131]-[.G131]" office:value-type="float" office:value="22.886" calcext:value-type="float">
            <text:p>22.9</text:p>
          </table:table-cell>
          <table:table-cell/>
          <table:table-cell table:formula="of:=[.E131]-[.H131]" office:value-type="float" office:value="6" calcext:value-type="float">
            <text:p>6</text:p>
          </table:table-cell>
          <table:table-cell table:formula="of:=IF([.W13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float" office:value="684.5761" calcext:value-type="float">
            <text:p>684.6</text:p>
          </table:table-cell>
          <table:table-cell office:value-type="float" office:value="691.9087" calcext:value-type="float">
            <text:p>691.9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692" calcext:value-type="float">
            <text:p>692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B132]/[.G132]-1" office:value-type="float" office:value="0.00525124816446398" calcext:value-type="float">
            <text:p>0.005</text:p>
          </table:table-cell>
          <table:table-cell table:formula="of:=[.C132]/[.E132]-1" office:value-type="float" office:value="0.00568124999999986" calcext:value-type="float">
            <text:p>0.006</text:p>
          </table:table-cell>
          <table:table-cell/>
          <table:table-cell table:formula="of:=INT([.B132])" office:value-type="float" office:value="684" calcext:value-type="float">
            <text:p>684</text:p>
          </table:table-cell>
          <table:table-cell table:formula="of:=IF([.G132]&lt;[.M132]; [.M132]; &quot;&quot;)" office:value-type="float" office:value="684" calcext:value-type="float">
            <text:p>684</text:p>
          </table:table-cell>
          <table:table-cell table:formula="of:=IF([.N132]&lt;&gt;&quot;&quot;; [.E132]; &quot;&quot;)" office:value-type="float" office:value="688" calcext:value-type="float">
            <text:p>688</text:p>
          </table:table-cell>
          <table:table-cell table:formula="of:=IF([.O132]&lt;&gt;&quot;&quot;; [.O132]-[.N132]; &quot;&quot;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2]-[.G132]" office:value-type="float" office:value="7" calcext:value-type="float">
            <text:p>7</text:p>
          </table:table-cell>
          <table:table-cell table:formula="of:=[.B132]-[.G132]" office:value-type="float" office:value="3.5761" calcext:value-type="float">
            <text:p>3.6</text:p>
          </table:table-cell>
          <table:table-cell table:formula="of:=[.C132]-[.G132]" office:value-type="float" office:value="10.9087" calcext:value-type="float">
            <text:p>10.9</text:p>
          </table:table-cell>
          <table:table-cell/>
          <table:table-cell table:formula="of:=[.E132]-[.H132]" office:value-type="float" office:value="6" calcext:value-type="float">
            <text:p>6</text:p>
          </table:table-cell>
          <table:table-cell table:formula="of:=IF([.W13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675.45703" calcext:value-type="float">
            <text:p>675.5</text:p>
          </table:table-cell>
          <table:table-cell office:value-type="float" office:value="682.24945" calcext:value-type="float">
            <text:p>682.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81" calcext:value-type="float">
            <text:p>681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B133]/[.G133]-1" office:value-type="float" office:value="-0.00813945668135085" calcext:value-type="float">
            <text:p>-0.008</text:p>
          </table:table-cell>
          <table:table-cell table:formula="of:=[.C133]/[.E133]-1" office:value-type="float" office:value="-0.00979760522496365" calcext:value-type="float">
            <text:p>-0.010</text:p>
          </table:table-cell>
          <table:table-cell/>
          <table:table-cell table:formula="of:=INT([.B133])" office:value-type="float" office:value="675" calcext:value-type="float">
            <text:p>675</text:p>
          </table:table-cell>
          <table:table-cell table:formula="of:=IF([.G133]&lt;[.M133]; [.M133]; &quot;&quot;)">
            <text:p/>
          </table:table-cell>
          <table:table-cell table:formula="of:=IF([.N133]&lt;&gt;&quot;&quot;; [.E133]; &quot;&quot;)">
            <text:p/>
          </table:table-cell>
          <table:table-cell table:formula="of:=IF([.O133]&lt;&gt;&quot;&quot;; [.O133]-[.N13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33]-[.G133]" office:value-type="float" office:value="8" calcext:value-type="float">
            <text:p>8</text:p>
          </table:table-cell>
          <table:table-cell table:formula="of:=[.B133]-[.G133]" office:value-type="float" office:value="-5.54296999999997" calcext:value-type="float">
            <text:p>-5.5</text:p>
          </table:table-cell>
          <table:table-cell table:formula="of:=[.C133]-[.G133]" office:value-type="float" office:value="1.24945000000002" calcext:value-type="float">
            <text:p>1.2</text:p>
          </table:table-cell>
          <table:table-cell/>
          <table:table-cell table:formula="of:=[.E133]-[.H133]" office:value-type="float" office:value="-1" calcext:value-type="float">
            <text:p>-1</text:p>
          </table:table-cell>
          <table:table-cell table:formula="of:=IF([.W13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687.94574" calcext:value-type="float">
            <text:p>687.9</text:p>
          </table:table-cell>
          <table:table-cell office:value-type="float" office:value="694.38684" calcext:value-type="float">
            <text:p>694.4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694" calcext:value-type="float">
            <text:p>694</text:p>
          </table:table-cell>
          <table:table-cell office:value-type="float" office:value="671" calcext:value-type="float">
            <text:p>671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34]/[.G134]-1" office:value-type="float" office:value="0.0252544560357675" calcext:value-type="float">
            <text:p>0.025</text:p>
          </table:table-cell>
          <table:table-cell table:formula="of:=[.C134]/[.E134]-1" office:value-type="float" office:value="0.0287212444444445" calcext:value-type="float">
            <text:p>0.029</text:p>
          </table:table-cell>
          <table:table-cell/>
          <table:table-cell table:formula="of:=INT([.B134])" office:value-type="float" office:value="687" calcext:value-type="float">
            <text:p>687</text:p>
          </table:table-cell>
          <table:table-cell table:formula="of:=IF([.G134]&lt;[.M134]; [.M134]; &quot;&quot;)" office:value-type="float" office:value="687" calcext:value-type="float">
            <text:p>687</text:p>
          </table:table-cell>
          <table:table-cell table:formula="of:=IF([.N134]&lt;&gt;&quot;&quot;; [.E134]; &quot;&quot;)" office:value-type="float" office:value="675" calcext:value-type="float">
            <text:p>675</text:p>
          </table:table-cell>
          <table:table-cell table:formula="of:=IF([.O134]&lt;&gt;&quot;&quot;; [.O134]-[.N134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4]-[.G134]" office:value-type="float" office:value="4" calcext:value-type="float">
            <text:p>4</text:p>
          </table:table-cell>
          <table:table-cell table:formula="of:=[.B134]-[.G134]" office:value-type="float" office:value="16.94574" calcext:value-type="float">
            <text:p>16.9</text:p>
          </table:table-cell>
          <table:table-cell table:formula="of:=[.C134]-[.G134]" office:value-type="float" office:value="23.38684" calcext:value-type="float">
            <text:p>23.4</text:p>
          </table:table-cell>
          <table:table-cell/>
          <table:table-cell table:formula="of:=[.E134]-[.H134]" office:value-type="float" office:value="10" calcext:value-type="float">
            <text:p>10</text:p>
          </table:table-cell>
          <table:table-cell table:formula="of:=IF([.W13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office:value-type="float" office:value="671.3453" calcext:value-type="float">
            <text:p>671.3</text:p>
          </table:table-cell>
          <table:table-cell office:value-type="float" office:value="678.2573" calcext:value-type="float">
            <text:p>678.3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56" calcext:value-type="float">
            <text:p>656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B135]/[.G135]-1" office:value-type="float" office:value="0.0233922256097561" calcext:value-type="float">
            <text:p>0.023</text:p>
          </table:table-cell>
          <table:table-cell table:formula="of:=[.C135]/[.E135]-1" office:value-type="float" office:value="0.0245578549848942" calcext:value-type="float">
            <text:p>0.025</text:p>
          </table:table-cell>
          <table:table-cell/>
          <table:table-cell table:formula="of:=INT([.B135])" office:value-type="float" office:value="671" calcext:value-type="float">
            <text:p>671</text:p>
          </table:table-cell>
          <table:table-cell table:formula="of:=IF([.G135]&lt;[.M135]; [.M135]; &quot;&quot;)" office:value-type="float" office:value="671" calcext:value-type="float">
            <text:p>671</text:p>
          </table:table-cell>
          <table:table-cell table:formula="of:=IF([.N135]&lt;&gt;&quot;&quot;; [.E135]; &quot;&quot;)" office:value-type="float" office:value="662" calcext:value-type="float">
            <text:p>662</text:p>
          </table:table-cell>
          <table:table-cell table:formula="of:=IF([.O135]&lt;&gt;&quot;&quot;; [.O135]-[.N135]; &quot;&quot;)"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5]-[.G135]" office:value-type="float" office:value="6" calcext:value-type="float">
            <text:p>6</text:p>
          </table:table-cell>
          <table:table-cell table:formula="of:=[.B135]-[.G135]" office:value-type="float" office:value="15.3453" calcext:value-type="float">
            <text:p>15.3</text:p>
          </table:table-cell>
          <table:table-cell table:formula="of:=[.C135]-[.G135]" office:value-type="float" office:value="22.2573" calcext:value-type="float">
            <text:p>22.3</text:p>
          </table:table-cell>
          <table:table-cell/>
          <table:table-cell table:formula="of:=[.E135]-[.H135]" office:value-type="float" office:value="8" calcext:value-type="float">
            <text:p>8</text:p>
          </table:table-cell>
          <table:table-cell table:formula="of:=IF([.W13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649.4539" calcext:value-type="float">
            <text:p>649.5</text:p>
          </table:table-cell>
          <table:table-cell office:value-type="float" office:value="656.40436" calcext:value-type="float">
            <text:p>656.4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51" calcext:value-type="float">
            <text:p>651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B136]/[.G136]-1" office:value-type="float" office:value="-0.00237496159754225" calcext:value-type="float">
            <text:p>-0.002</text:p>
          </table:table-cell>
          <table:table-cell table:formula="of:=[.C136]/[.E136]-1" office:value-type="float" office:value="-0.00845262839879157" calcext:value-type="float">
            <text:p>-0.008</text:p>
          </table:table-cell>
          <table:table-cell/>
          <table:table-cell table:formula="of:=INT([.B136])" office:value-type="float" office:value="649" calcext:value-type="float">
            <text:p>649</text:p>
          </table:table-cell>
          <table:table-cell table:formula="of:=IF([.G136]&lt;[.M136]; [.M136]; &quot;&quot;)">
            <text:p/>
          </table:table-cell>
          <table:table-cell table:formula="of:=IF([.N136]&lt;&gt;&quot;&quot;; [.E136]; &quot;&quot;)">
            <text:p/>
          </table:table-cell>
          <table:table-cell table:formula="of:=IF([.O136]&lt;&gt;&quot;&quot;; [.O136]-[.N13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36]-[.G136]" office:value-type="float" office:value="11" calcext:value-type="float">
            <text:p>11</text:p>
          </table:table-cell>
          <table:table-cell table:formula="of:=[.B136]-[.G136]" office:value-type="float" office:value="-1.54610000000002" calcext:value-type="float">
            <text:p>-1.5</text:p>
          </table:table-cell>
          <table:table-cell table:formula="of:=[.C136]-[.G136]" office:value-type="float" office:value="5.40436" calcext:value-type="float">
            <text:p>5.4</text:p>
          </table:table-cell>
          <table:table-cell/>
          <table:table-cell table:formula="of:=[.E136]-[.H136]" office:value-type="float" office:value="4" calcext:value-type="float">
            <text:p>4</text:p>
          </table:table-cell>
          <table:table-cell table:formula="of:=IF([.W13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663.3116" calcext:value-type="float">
            <text:p>663.3</text:p>
          </table:table-cell>
          <table:table-cell office:value-type="float" office:value="669.70386" calcext:value-type="float">
            <text:p>669.7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7" calcext:value-type="float">
            <text:p>667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B137]/[.G137]-1" office:value-type="float" office:value="0.0111457317073171" calcext:value-type="float">
            <text:p>0.011</text:p>
          </table:table-cell>
          <table:table-cell table:formula="of:=[.C137]/[.E137]-1" office:value-type="float" office:value="0.0131677155824508" calcext:value-type="float">
            <text:p>0.013</text:p>
          </table:table-cell>
          <table:table-cell/>
          <table:table-cell table:formula="of:=INT([.B137])" office:value-type="float" office:value="663" calcext:value-type="float">
            <text:p>663</text:p>
          </table:table-cell>
          <table:table-cell table:formula="of:=IF([.G137]&lt;[.M137]; [.M137]; &quot;&quot;)" office:value-type="float" office:value="663" calcext:value-type="float">
            <text:p>663</text:p>
          </table:table-cell>
          <table:table-cell table:formula="of:=IF([.N137]&lt;&gt;&quot;&quot;; [.E137]; &quot;&quot;)" office:value-type="float" office:value="661" calcext:value-type="float">
            <text:p>661</text:p>
          </table:table-cell>
          <table:table-cell table:formula="of:=IF([.O137]&lt;&gt;&quot;&quot;; [.O137]-[.N137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7]-[.G137]" office:value-type="float" office:value="5" calcext:value-type="float">
            <text:p>5</text:p>
          </table:table-cell>
          <table:table-cell table:formula="of:=[.B137]-[.G137]" office:value-type="float" office:value="7.3116" calcext:value-type="float">
            <text:p>7.3</text:p>
          </table:table-cell>
          <table:table-cell table:formula="of:=[.C137]-[.G137]" office:value-type="float" office:value="13.70386" calcext:value-type="float">
            <text:p>13.7</text:p>
          </table:table-cell>
          <table:table-cell/>
          <table:table-cell table:formula="of:=[.E137]-[.H137]" office:value-type="float" office:value="3" calcext:value-type="float">
            <text:p>3</text:p>
          </table:table-cell>
          <table:table-cell table:formula="of:=IF([.W13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663.5085" calcext:value-type="float">
            <text:p>663.5</text:p>
          </table:table-cell>
          <table:table-cell office:value-type="float" office:value="669.49036" calcext:value-type="float">
            <text:p>669.5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5" calcext:value-type="float">
            <text:p>665</text:p>
          </table:table-cell>
          <table:table-cell office:value-type="float" office:value="658" calcext:value-type="float">
            <text:p>658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38]/[.G138]-1" office:value-type="float" office:value="0.00837158054711251" calcext:value-type="float">
            <text:p>0.008</text:p>
          </table:table-cell>
          <table:table-cell table:formula="of:=[.C138]/[.E138]-1" office:value-type="float" office:value="0.011314743202417" calcext:value-type="float">
            <text:p>0.011</text:p>
          </table:table-cell>
          <table:table-cell/>
          <table:table-cell table:formula="of:=INT([.B138])" office:value-type="float" office:value="663" calcext:value-type="float">
            <text:p>663</text:p>
          </table:table-cell>
          <table:table-cell table:formula="of:=IF([.G138]&lt;[.M138]; [.M138]; &quot;&quot;)" office:value-type="float" office:value="663" calcext:value-type="float">
            <text:p>663</text:p>
          </table:table-cell>
          <table:table-cell table:formula="of:=IF([.N138]&lt;&gt;&quot;&quot;; [.E138]; &quot;&quot;)" office:value-type="float" office:value="662" calcext:value-type="float">
            <text:p>662</text:p>
          </table:table-cell>
          <table:table-cell table:formula="of:=IF([.O138]&lt;&gt;&quot;&quot;; [.O138]-[.N138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8]-[.G138]" office:value-type="float" office:value="4" calcext:value-type="float">
            <text:p>4</text:p>
          </table:table-cell>
          <table:table-cell table:formula="of:=[.B138]-[.G138]" office:value-type="float" office:value="5.50850000000003" calcext:value-type="float">
            <text:p>5.5</text:p>
          </table:table-cell>
          <table:table-cell table:formula="of:=[.C138]-[.G138]" office:value-type="float" office:value="11.49036" calcext:value-type="float">
            <text:p>11.5</text:p>
          </table:table-cell>
          <table:table-cell/>
          <table:table-cell table:formula="of:=[.E138]-[.H138]" office:value-type="float" office:value="12" calcext:value-type="float">
            <text:p>12</text:p>
          </table:table-cell>
          <table:table-cell table:formula="of:=IF([.W13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657.1933" calcext:value-type="float">
            <text:p>657.2</text:p>
          </table:table-cell>
          <table:table-cell office:value-type="float" office:value="662.87604" calcext:value-type="float">
            <text:p>662.9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5" calcext:value-type="float">
            <text:p>655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B139]/[.G139]-1" office:value-type="float" office:value="0.0173270897832818" calcext:value-type="float">
            <text:p>0.017</text:p>
          </table:table-cell>
          <table:table-cell table:formula="of:=[.C139]/[.E139]-1" office:value-type="float" office:value="0.0229568518518519" calcext:value-type="float">
            <text:p>0.023</text:p>
          </table:table-cell>
          <table:table-cell/>
          <table:table-cell table:formula="of:=INT([.B139])" office:value-type="float" office:value="657" calcext:value-type="float">
            <text:p>657</text:p>
          </table:table-cell>
          <table:table-cell table:formula="of:=IF([.G139]&lt;[.M139]; [.M139]; &quot;&quot;)" office:value-type="float" office:value="657" calcext:value-type="float">
            <text:p>657</text:p>
          </table:table-cell>
          <table:table-cell table:formula="of:=IF([.N139]&lt;&gt;&quot;&quot;; [.E139]; &quot;&quot;)" office:value-type="float" office:value="648" calcext:value-type="float">
            <text:p>648</text:p>
          </table:table-cell>
          <table:table-cell table:formula="of:=IF([.O139]&lt;&gt;&quot;&quot;; [.O139]-[.N139]; &quot;&quot;)"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39]-[.G139]" office:value-type="float" office:value="2" calcext:value-type="float">
            <text:p>2</text:p>
          </table:table-cell>
          <table:table-cell table:formula="of:=[.B139]-[.G139]" office:value-type="float" office:value="11.1933" calcext:value-type="float">
            <text:p>11.2</text:p>
          </table:table-cell>
          <table:table-cell table:formula="of:=[.C139]-[.G139]" office:value-type="float" office:value="16.87604" calcext:value-type="float">
            <text:p>16.9</text:p>
          </table:table-cell>
          <table:table-cell/>
          <table:table-cell table:formula="of:=[.E139]-[.H139]" office:value-type="float" office:value="3" calcext:value-type="float">
            <text:p>3</text:p>
          </table:table-cell>
          <table:table-cell table:formula="of:=IF([.W13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647.9748" calcext:value-type="float">
            <text:p>648.0</text:p>
          </table:table-cell>
          <table:table-cell office:value-type="float" office:value="654.0677" calcext:value-type="float">
            <text:p>654.1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651" calcext:value-type="float">
            <text:p>651</text:p>
          </table:table-cell>
          <table:table-cell office:value-type="float" office:value="641" calcext:value-type="float">
            <text:p>641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B140]/[.G140]-1" office:value-type="float" office:value="0.0108811232449297" calcext:value-type="float">
            <text:p>0.011</text:p>
          </table:table-cell>
          <table:table-cell table:formula="of:=[.C140]/[.E140]-1" office:value-type="float" office:value="0.00780847457627121" calcext:value-type="float">
            <text:p>0.008</text:p>
          </table:table-cell>
          <table:table-cell/>
          <table:table-cell table:formula="of:=INT([.B140])" office:value-type="float" office:value="647" calcext:value-type="float">
            <text:p>647</text:p>
          </table:table-cell>
          <table:table-cell table:formula="of:=IF([.G140]&lt;[.M140]; [.M140]; &quot;&quot;)" office:value-type="float" office:value="647" calcext:value-type="float">
            <text:p>647</text:p>
          </table:table-cell>
          <table:table-cell table:formula="of:=IF([.N140]&lt;&gt;&quot;&quot;; [.E140]; &quot;&quot;)" office:value-type="float" office:value="649" calcext:value-type="float">
            <text:p>649</text:p>
          </table:table-cell>
          <table:table-cell table:formula="of:=IF([.O140]&lt;&gt;&quot;&quot;; [.O140]-[.N140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0]-[.G140]" office:value-type="float" office:value="8" calcext:value-type="float">
            <text:p>8</text:p>
          </table:table-cell>
          <table:table-cell table:formula="of:=[.B140]-[.G140]" office:value-type="float" office:value="6.97479999999996" calcext:value-type="float">
            <text:p>7.0</text:p>
          </table:table-cell>
          <table:table-cell table:formula="of:=[.C140]-[.G140]" office:value-type="float" office:value="13.0676999999999" calcext:value-type="float">
            <text:p>13.1</text:p>
          </table:table-cell>
          <table:table-cell/>
          <table:table-cell table:formula="of:=[.E140]-[.H140]" office:value-type="float" office:value="-11" calcext:value-type="float">
            <text:p>-11</text:p>
          </table:table-cell>
          <table:table-cell table:formula="of:=IF([.W14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659.364" calcext:value-type="float">
            <text:p>659.4</text:p>
          </table:table-cell>
          <table:table-cell office:value-type="float" office:value="665.4411" calcext:value-type="float">
            <text:p>665.4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B141]/[.G141]-1" office:value-type="float" office:value="0.00974578866768772" calcext:value-type="float">
            <text:p>0.010</text:p>
          </table:table-cell>
          <table:table-cell table:formula="of:=[.C141]/[.E141]-1" office:value-type="float" office:value="-0.0023371814092954" calcext:value-type="float">
            <text:p>-0.002</text:p>
          </table:table-cell>
          <table:table-cell/>
          <table:table-cell table:formula="of:=INT([.B141])" office:value-type="float" office:value="659" calcext:value-type="float">
            <text:p>659</text:p>
          </table:table-cell>
          <table:table-cell table:formula="of:=IF([.G141]&lt;[.M141]; [.M141]; &quot;&quot;)" office:value-type="float" office:value="659" calcext:value-type="float">
            <text:p>659</text:p>
          </table:table-cell>
          <table:table-cell table:formula="of:=IF([.N141]&lt;&gt;&quot;&quot;; [.E141]; &quot;&quot;)" office:value-type="float" office:value="667" calcext:value-type="float">
            <text:p>667</text:p>
          </table:table-cell>
          <table:table-cell table:formula="of:=IF([.O141]&lt;&gt;&quot;&quot;; [.O141]-[.N141]; &quot;&quot;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1]-[.G141]" office:value-type="float" office:value="14" calcext:value-type="float">
            <text:p>14</text:p>
          </table:table-cell>
          <table:table-cell table:formula="of:=[.B141]-[.G141]" office:value-type="float" office:value="6.36400000000003" calcext:value-type="float">
            <text:p>6.4</text:p>
          </table:table-cell>
          <table:table-cell table:formula="of:=[.C141]-[.G141]" office:value-type="float" office:value="12.4411" calcext:value-type="float">
            <text:p>12.4</text:p>
          </table:table-cell>
          <table:table-cell/>
          <table:table-cell table:formula="of:=[.E141]-[.H141]" office:value-type="float" office:value="-8" calcext:value-type="float">
            <text:p>-8</text:p>
          </table:table-cell>
          <table:table-cell table:formula="of:=IF([.W14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673.45294" calcext:value-type="float">
            <text:p>673.5</text:p>
          </table:table-cell>
          <table:table-cell office:value-type="float" office:value="679.9794" calcext:value-type="float">
            <text:p>680.0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65" calcext:value-type="float">
            <text:p>665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B142]/[.G142]-1" office:value-type="float" office:value="0.0127111879699249" calcext:value-type="float">
            <text:p>0.013</text:p>
          </table:table-cell>
          <table:table-cell table:formula="of:=[.C142]/[.E142]-1" office:value-type="float" office:value="-0.0130923076923076" calcext:value-type="float">
            <text:p>-0.013</text:p>
          </table:table-cell>
          <table:table-cell/>
          <table:table-cell table:formula="of:=INT([.B142])" office:value-type="float" office:value="673" calcext:value-type="float">
            <text:p>673</text:p>
          </table:table-cell>
          <table:table-cell table:formula="of:=IF([.G142]&lt;[.M142]; [.M142]; &quot;&quot;)" office:value-type="float" office:value="673" calcext:value-type="float">
            <text:p>673</text:p>
          </table:table-cell>
          <table:table-cell table:formula="of:=IF([.N142]&lt;&gt;&quot;&quot;; [.E142]; &quot;&quot;)" office:value-type="float" office:value="689" calcext:value-type="float">
            <text:p>689</text:p>
          </table:table-cell>
          <table:table-cell table:formula="of:=IF([.O142]&lt;&gt;&quot;&quot;; [.O142]-[.N142]; &quot;&quot;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2]-[.G142]" office:value-type="float" office:value="24" calcext:value-type="float">
            <text:p>24</text:p>
          </table:table-cell>
          <table:table-cell table:formula="of:=[.B142]-[.G142]" office:value-type="float" office:value="8.45294000000001" calcext:value-type="float">
            <text:p>8.5</text:p>
          </table:table-cell>
          <table:table-cell table:formula="of:=[.C142]-[.G142]" office:value-type="float" office:value="14.9794000000001" calcext:value-type="float">
            <text:p>15.0</text:p>
          </table:table-cell>
          <table:table-cell/>
          <table:table-cell table:formula="of:=[.E142]-[.H142]" office:value-type="float" office:value="9" calcext:value-type="float">
            <text:p>9</text:p>
          </table:table-cell>
          <table:table-cell table:formula="of:=IF([.W14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680.045" calcext:value-type="float">
            <text:p>680.0</text:p>
          </table:table-cell>
          <table:table-cell office:value-type="float" office:value="688.3159" calcext:value-type="float">
            <text:p>688.3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B143]/[.G143]-1" office:value-type="float" office:value="0.0104680534918276" calcext:value-type="float">
            <text:p>0.010</text:p>
          </table:table-cell>
          <table:table-cell table:formula="of:=[.C143]/[.E143]-1" office:value-type="float" office:value="0.00630979532163756" calcext:value-type="float">
            <text:p>0.006</text:p>
          </table:table-cell>
          <table:table-cell/>
          <table:table-cell table:formula="of:=INT([.B143])" office:value-type="float" office:value="680" calcext:value-type="float">
            <text:p>680</text:p>
          </table:table-cell>
          <table:table-cell table:formula="of:=IF([.G143]&lt;[.M143]; [.M143]; &quot;&quot;)" office:value-type="float" office:value="680" calcext:value-type="float">
            <text:p>680</text:p>
          </table:table-cell>
          <table:table-cell table:formula="of:=IF([.N143]&lt;&gt;&quot;&quot;; [.E143]; &quot;&quot;)" office:value-type="float" office:value="684" calcext:value-type="float">
            <text:p>684</text:p>
          </table:table-cell>
          <table:table-cell table:formula="of:=IF([.O143]&lt;&gt;&quot;&quot;; [.O143]-[.N143]; &quot;&quot;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3]-[.G143]" office:value-type="float" office:value="11" calcext:value-type="float">
            <text:p>11</text:p>
          </table:table-cell>
          <table:table-cell table:formula="of:=[.B143]-[.G143]" office:value-type="float" office:value="7.04499999999996" calcext:value-type="float">
            <text:p>7.0</text:p>
          </table:table-cell>
          <table:table-cell table:formula="of:=[.C143]-[.G143]" office:value-type="float" office:value="15.3159000000001" calcext:value-type="float">
            <text:p>15.3</text:p>
          </table:table-cell>
          <table:table-cell/>
          <table:table-cell table:formula="of:=[.E143]-[.H143]" office:value-type="float" office:value="3" calcext:value-type="float">
            <text:p>3</text:p>
          </table:table-cell>
          <table:table-cell table:formula="of:=IF([.W14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10</text:p>
          </table:table-cell>
          <table:table-cell office:value-type="float" office:value="675.666" calcext:value-type="float">
            <text:p>675.7</text:p>
          </table:table-cell>
          <table:table-cell office:value-type="float" office:value="682.3188" calcext:value-type="float">
            <text:p>682.3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B144]/[.G144]-1" office:value-type="float" office:value="0.0145135135135135" calcext:value-type="float">
            <text:p>0.015</text:p>
          </table:table-cell>
          <table:table-cell table:formula="of:=[.C144]/[.E144]-1" office:value-type="float" office:value="0.0168685543964233" calcext:value-type="float">
            <text:p>0.017</text:p>
          </table:table-cell>
          <table:table-cell/>
          <table:table-cell table:formula="of:=INT([.B144])" office:value-type="float" office:value="675" calcext:value-type="float">
            <text:p>675</text:p>
          </table:table-cell>
          <table:table-cell table:formula="of:=IF([.G144]&lt;[.M144]; [.M144]; &quot;&quot;)" office:value-type="float" office:value="675" calcext:value-type="float">
            <text:p>675</text:p>
          </table:table-cell>
          <table:table-cell table:formula="of:=IF([.N144]&lt;&gt;&quot;&quot;; [.E144]; &quot;&quot;)" office:value-type="float" office:value="671" calcext:value-type="float">
            <text:p>671</text:p>
          </table:table-cell>
          <table:table-cell table:formula="of:=IF([.O144]&lt;&gt;&quot;&quot;; [.O144]-[.N144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4]-[.G144]" office:value-type="float" office:value="5" calcext:value-type="float">
            <text:p>5</text:p>
          </table:table-cell>
          <table:table-cell table:formula="of:=[.B144]-[.G144]" office:value-type="float" office:value="9.66600000000005" calcext:value-type="float">
            <text:p>9.7</text:p>
          </table:table-cell>
          <table:table-cell table:formula="of:=[.C144]-[.G144]" office:value-type="float" office:value="16.3188" calcext:value-type="float">
            <text:p>16.3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formula="of:=IF([.W14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672.6783" calcext:value-type="float">
            <text:p>672.7</text:p>
          </table:table-cell>
          <table:table-cell office:value-type="float" office:value="680.2255" calcext:value-type="float">
            <text:p>680.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B145]/[.G145]-1" office:value-type="float" office:value="0.00549820627802689" calcext:value-type="float">
            <text:p>0.005</text:p>
          </table:table-cell>
          <table:table-cell table:formula="of:=[.C145]/[.E145]-1" office:value-type="float" office:value="-0.0040622254758419" calcext:value-type="float">
            <text:p>-0.004</text:p>
          </table:table-cell>
          <table:table-cell/>
          <table:table-cell table:formula="of:=INT([.B145])" office:value-type="float" office:value="672" calcext:value-type="float">
            <text:p>672</text:p>
          </table:table-cell>
          <table:table-cell table:formula="of:=IF([.G145]&lt;[.M145]; [.M145]; &quot;&quot;)" office:value-type="float" office:value="672" calcext:value-type="float">
            <text:p>672</text:p>
          </table:table-cell>
          <table:table-cell table:formula="of:=IF([.N145]&lt;&gt;&quot;&quot;; [.E145]; &quot;&quot;)" office:value-type="float" office:value="683" calcext:value-type="float">
            <text:p>683</text:p>
          </table:table-cell>
          <table:table-cell table:formula="of:=IF([.O145]&lt;&gt;&quot;&quot;; [.O145]-[.N145]; &quot;&quot;)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5]-[.G145]" office:value-type="float" office:value="14" calcext:value-type="float">
            <text:p>14</text:p>
          </table:table-cell>
          <table:table-cell table:formula="of:=[.B145]-[.G145]" office:value-type="float" office:value="3.67830000000004" calcext:value-type="float">
            <text:p>3.7</text:p>
          </table:table-cell>
          <table:table-cell table:formula="of:=[.C145]-[.G145]" office:value-type="float" office:value="11.2255" calcext:value-type="float">
            <text:p>11.2</text:p>
          </table:table-cell>
          <table:table-cell/>
          <table:table-cell table:formula="of:=[.E145]-[.H145]" office:value-type="float" office:value="10" calcext:value-type="float">
            <text:p>10</text:p>
          </table:table-cell>
          <table:table-cell table:formula="of:=IF([.W14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679.6748" calcext:value-type="float">
            <text:p>679.7</text:p>
          </table:table-cell>
          <table:table-cell office:value-type="float" office:value="686.88965" calcext:value-type="float">
            <text:p>686.9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683" calcext:value-type="float">
            <text:p>683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B146]/[.G146]-1" office:value-type="float" office:value="0.0266990936555891" calcext:value-type="float">
            <text:p>0.027</text:p>
          </table:table-cell>
          <table:table-cell table:formula="of:=[.C146]/[.E146]-1" office:value-type="float" office:value="0.0313658408408408" calcext:value-type="float">
            <text:p>0.031</text:p>
          </table:table-cell>
          <table:table-cell/>
          <table:table-cell table:formula="of:=INT([.B146])" office:value-type="float" office:value="679" calcext:value-type="float">
            <text:p>679</text:p>
          </table:table-cell>
          <table:table-cell table:formula="of:=IF([.G146]&lt;[.M146]; [.M146]; &quot;&quot;)" office:value-type="float" office:value="679" calcext:value-type="float">
            <text:p>679</text:p>
          </table:table-cell>
          <table:table-cell table:formula="of:=IF([.N146]&lt;&gt;&quot;&quot;; [.E146]; &quot;&quot;)" office:value-type="float" office:value="666" calcext:value-type="float">
            <text:p>666</text:p>
          </table:table-cell>
          <table:table-cell table:formula="of:=IF([.O146]&lt;&gt;&quot;&quot;; [.O146]-[.N146]; &quot;&quot;)" office:value-type="float" office:value="-13" calcext:value-type="float">
            <text:p>-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6]-[.G146]" office:value-type="float" office:value="4" calcext:value-type="float">
            <text:p>4</text:p>
          </table:table-cell>
          <table:table-cell table:formula="of:=[.B146]-[.G146]" office:value-type="float" office:value="17.6748" calcext:value-type="float">
            <text:p>17.7</text:p>
          </table:table-cell>
          <table:table-cell table:formula="of:=[.C146]-[.G146]" office:value-type="float" office:value="24.88965" calcext:value-type="float">
            <text:p>24.9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formula="of:=IF([.W14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663.513" calcext:value-type="float">
            <text:p>663.5</text:p>
          </table:table-cell>
          <table:table-cell office:value-type="float" office:value="670.8018" calcext:value-type="float">
            <text:p>670.8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66" calcext:value-type="float">
            <text:p>666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147]/[.G147]-1" office:value-type="float" office:value="-0.00373423423423413" calcext:value-type="float">
            <text:p>-0.004</text:p>
          </table:table-cell>
          <table:table-cell table:formula="of:=[.C147]/[.E147]-1" office:value-type="float" office:value="-0.0120739322533138" calcext:value-type="float">
            <text:p>-0.012</text:p>
          </table:table-cell>
          <table:table-cell/>
          <table:table-cell table:formula="of:=INT([.B147])" office:value-type="float" office:value="663" calcext:value-type="float">
            <text:p>663</text:p>
          </table:table-cell>
          <table:table-cell table:formula="of:=IF([.G147]&lt;[.M147]; [.M147]; &quot;&quot;)">
            <text:p/>
          </table:table-cell>
          <table:table-cell table:formula="of:=IF([.N147]&lt;&gt;&quot;&quot;; [.E147]; &quot;&quot;)">
            <text:p/>
          </table:table-cell>
          <table:table-cell table:formula="of:=IF([.O147]&lt;&gt;&quot;&quot;; [.O147]-[.N147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47]-[.G147]" office:value-type="float" office:value="13" calcext:value-type="float">
            <text:p>13</text:p>
          </table:table-cell>
          <table:table-cell table:formula="of:=[.B147]-[.G147]" office:value-type="float" office:value="-2.48699999999997" calcext:value-type="float">
            <text:p>-2.5</text:p>
          </table:table-cell>
          <table:table-cell table:formula="of:=[.C147]-[.G147]" office:value-type="float" office:value="4.80179999999996" calcext:value-type="float">
            <text:p>4.8</text:p>
          </table:table-cell>
          <table:table-cell/>
          <table:table-cell table:formula="of:=[.E147]-[.H147]" office:value-type="float" office:value="5" calcext:value-type="float">
            <text:p>5</text:p>
          </table:table-cell>
          <table:table-cell table:formula="of:=IF([.W14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676.2738" calcext:value-type="float">
            <text:p>676.3</text:p>
          </table:table-cell>
          <table:table-cell office:value-type="float" office:value="683.1327" calcext:value-type="float">
            <text:p>683.1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667" calcext:value-type="float">
            <text:p>667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B148]/[.G148]-1" office:value-type="float" office:value="0.0139037481259372" calcext:value-type="float">
            <text:p>0.014</text:p>
          </table:table-cell>
          <table:table-cell table:formula="of:=[.C148]/[.E148]-1" office:value-type="float" office:value="0.0196010447761195" calcext:value-type="float">
            <text:p>0.020</text:p>
          </table:table-cell>
          <table:table-cell/>
          <table:table-cell table:formula="of:=INT([.B148])" office:value-type="float" office:value="676" calcext:value-type="float">
            <text:p>676</text:p>
          </table:table-cell>
          <table:table-cell table:formula="of:=IF([.G148]&lt;[.M148]; [.M148]; &quot;&quot;)" office:value-type="float" office:value="676" calcext:value-type="float">
            <text:p>676</text:p>
          </table:table-cell>
          <table:table-cell table:formula="of:=IF([.N148]&lt;&gt;&quot;&quot;; [.E148]; &quot;&quot;)" office:value-type="float" office:value="670" calcext:value-type="float">
            <text:p>670</text:p>
          </table:table-cell>
          <table:table-cell table:formula="of:=IF([.O148]&lt;&gt;&quot;&quot;; [.O148]-[.N148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8]-[.G148]" office:value-type="float" office:value="3" calcext:value-type="float">
            <text:p>3</text:p>
          </table:table-cell>
          <table:table-cell table:formula="of:=[.B148]-[.G148]" office:value-type="float" office:value="9.27380000000005" calcext:value-type="float">
            <text:p>9.3</text:p>
          </table:table-cell>
          <table:table-cell table:formula="of:=[.C148]-[.G148]" office:value-type="float" office:value="16.1327" calcext:value-type="float">
            <text:p>16.1</text:p>
          </table:table-cell>
          <table:table-cell/>
          <table:table-cell table:formula="of:=[.E148]-[.H148]" office:value-type="float" office:value="-1" calcext:value-type="float">
            <text:p>-1</text:p>
          </table:table-cell>
          <table:table-cell table:formula="of:=IF([.W14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670.76086" calcext:value-type="float">
            <text:p>670.8</text:p>
          </table:table-cell>
          <table:table-cell office:value-type="float" office:value="676.98376" calcext:value-type="float">
            <text:p>677.0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73" calcext:value-type="float">
            <text:p>673</text:p>
          </table:table-cell>
          <table:table-cell office:value-type="float" office:value="663" calcext:value-type="float">
            <text:p>663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B149]/[.G149]-1" office:value-type="float" office:value="0.0117056711915535" calcext:value-type="float">
            <text:p>0.012</text:p>
          </table:table-cell>
          <table:table-cell table:formula="of:=[.C149]/[.E149]-1" office:value-type="float" office:value="0.0195538554216868" calcext:value-type="float">
            <text:p>0.020</text:p>
          </table:table-cell>
          <table:table-cell/>
          <table:table-cell table:formula="of:=INT([.B149])" office:value-type="float" office:value="670" calcext:value-type="float">
            <text:p>670</text:p>
          </table:table-cell>
          <table:table-cell table:formula="of:=IF([.G149]&lt;[.M149]; [.M149]; &quot;&quot;)" office:value-type="float" office:value="670" calcext:value-type="float">
            <text:p>670</text:p>
          </table:table-cell>
          <table:table-cell table:formula="of:=IF([.N149]&lt;&gt;&quot;&quot;; [.E149]; &quot;&quot;)" office:value-type="float" office:value="664" calcext:value-type="float">
            <text:p>664</text:p>
          </table:table-cell>
          <table:table-cell table:formula="of:=IF([.O149]&lt;&gt;&quot;&quot;; [.O149]-[.N149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49]-[.G149]" office:value-type="float" office:value="1" calcext:value-type="float">
            <text:p>1</text:p>
          </table:table-cell>
          <table:table-cell table:formula="of:=[.B149]-[.G149]" office:value-type="float" office:value="7.76085999999998" calcext:value-type="float">
            <text:p>7.8</text:p>
          </table:table-cell>
          <table:table-cell table:formula="of:=[.C149]-[.G149]" office:value-type="float" office:value="13.98376" calcext:value-type="float">
            <text:p>14.0</text:p>
          </table:table-cell>
          <table:table-cell/>
          <table:table-cell table:formula="of:=[.E149]-[.H149]" office:value-type="float" office:value="4" calcext:value-type="float">
            <text:p>4</text:p>
          </table:table-cell>
          <table:table-cell table:formula="of:=IF([.W14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663.79016" calcext:value-type="float">
            <text:p>663.8</text:p>
          </table:table-cell>
          <table:table-cell office:value-type="float" office:value="670.0412" calcext:value-type="float">
            <text:p>670.0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54" calcext:value-type="float">
            <text:p>654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B150]/[.G150]-1" office:value-type="float" office:value="0.0149696636085628" calcext:value-type="float">
            <text:p>0.015</text:p>
          </table:table-cell>
          <table:table-cell table:formula="of:=[.C150]/[.E150]-1" office:value-type="float" office:value="0.00155635276532129" calcext:value-type="float">
            <text:p>0.002</text:p>
          </table:table-cell>
          <table:table-cell/>
          <table:table-cell table:formula="of:=INT([.B150])" office:value-type="float" office:value="663" calcext:value-type="float">
            <text:p>663</text:p>
          </table:table-cell>
          <table:table-cell table:formula="of:=IF([.G150]&lt;[.M150]; [.M150]; &quot;&quot;)" office:value-type="float" office:value="663" calcext:value-type="float">
            <text:p>663</text:p>
          </table:table-cell>
          <table:table-cell table:formula="of:=IF([.N150]&lt;&gt;&quot;&quot;; [.E150]; &quot;&quot;)" office:value-type="float" office:value="669" calcext:value-type="float">
            <text:p>669</text:p>
          </table:table-cell>
          <table:table-cell table:formula="of:=IF([.O150]&lt;&gt;&quot;&quot;; [.O150]-[.N150]; &quot;&quot;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0]-[.G150]" office:value-type="float" office:value="15" calcext:value-type="float">
            <text:p>15</text:p>
          </table:table-cell>
          <table:table-cell table:formula="of:=[.B150]-[.G150]" office:value-type="float" office:value="9.79016000000001" calcext:value-type="float">
            <text:p>9.8</text:p>
          </table:table-cell>
          <table:table-cell table:formula="of:=[.C150]-[.G150]" office:value-type="float" office:value="16.0412" calcext:value-type="float">
            <text:p>16.0</text:p>
          </table:table-cell>
          <table:table-cell/>
          <table:table-cell table:formula="of:=[.E150]-[.H150]" office:value-type="float" office:value="-9" calcext:value-type="float">
            <text:p>-9</text:p>
          </table:table-cell>
          <table:table-cell table:formula="of:=IF([.W15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675.2816" calcext:value-type="float">
            <text:p>675.3</text:p>
          </table:table-cell>
          <table:table-cell office:value-type="float" office:value="681.4916" calcext:value-type="float">
            <text:p>681.5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B151]/[.G151]-1" office:value-type="float" office:value="0.00788298507462693" calcext:value-type="float">
            <text:p>0.008</text:p>
          </table:table-cell>
          <table:table-cell table:formula="of:=[.C151]/[.E151]-1" office:value-type="float" office:value="0.00514985250737454" calcext:value-type="float">
            <text:p>0.005</text:p>
          </table:table-cell>
          <table:table-cell/>
          <table:table-cell table:formula="of:=INT([.B151])" office:value-type="float" office:value="675" calcext:value-type="float">
            <text:p>675</text:p>
          </table:table-cell>
          <table:table-cell table:formula="of:=IF([.G151]&lt;[.M151]; [.M151]; &quot;&quot;)" office:value-type="float" office:value="675" calcext:value-type="float">
            <text:p>675</text:p>
          </table:table-cell>
          <table:table-cell table:formula="of:=IF([.N151]&lt;&gt;&quot;&quot;; [.E151]; &quot;&quot;)" office:value-type="float" office:value="678" calcext:value-type="float">
            <text:p>678</text:p>
          </table:table-cell>
          <table:table-cell table:formula="of:=IF([.O151]&lt;&gt;&quot;&quot;; [.O151]-[.N151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1]-[.G151]" office:value-type="float" office:value="8" calcext:value-type="float">
            <text:p>8</text:p>
          </table:table-cell>
          <table:table-cell table:formula="of:=[.B151]-[.G151]" office:value-type="float" office:value="5.28160000000003" calcext:value-type="float">
            <text:p>5.3</text:p>
          </table:table-cell>
          <table:table-cell table:formula="of:=[.C151]-[.G151]" office:value-type="float" office:value="11.4915999999999" calcext:value-type="float">
            <text:p>11.5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formula="of:=IF([.W15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679.0848" calcext:value-type="float">
            <text:p>679.1</text:p>
          </table:table-cell>
          <table:table-cell office:value-type="float" office:value="685.42834" calcext:value-type="float">
            <text:p>685.4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B152]/[.G152]-1" office:value-type="float" office:value="0.00754421364985158" calcext:value-type="float">
            <text:p>0.008</text:p>
          </table:table-cell>
          <table:table-cell table:formula="of:=[.C152]/[.E152]-1" office:value-type="float" office:value="0.00208821637426904" calcext:value-type="float">
            <text:p>0.002</text:p>
          </table:table-cell>
          <table:table-cell/>
          <table:table-cell table:formula="of:=INT([.B152])" office:value-type="float" office:value="679" calcext:value-type="float">
            <text:p>679</text:p>
          </table:table-cell>
          <table:table-cell table:formula="of:=IF([.G152]&lt;[.M152]; [.M152]; &quot;&quot;)" office:value-type="float" office:value="679" calcext:value-type="float">
            <text:p>679</text:p>
          </table:table-cell>
          <table:table-cell table:formula="of:=IF([.N152]&lt;&gt;&quot;&quot;; [.E152]; &quot;&quot;)" office:value-type="float" office:value="684" calcext:value-type="float">
            <text:p>684</text:p>
          </table:table-cell>
          <table:table-cell table:formula="of:=IF([.O152]&lt;&gt;&quot;&quot;; [.O152]-[.N152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2]-[.G152]" office:value-type="float" office:value="10" calcext:value-type="float">
            <text:p>10</text:p>
          </table:table-cell>
          <table:table-cell table:formula="of:=[.B152]-[.G152]" office:value-type="float" office:value="5.08479999999997" calcext:value-type="float">
            <text:p>5.1</text:p>
          </table:table-cell>
          <table:table-cell table:formula="of:=[.C152]-[.G152]" office:value-type="float" office:value="11.42834" calcext:value-type="float">
            <text:p>11.4</text:p>
          </table:table-cell>
          <table:table-cell/>
          <table:table-cell table:formula="of:=[.E152]-[.H152]" office:value-type="float" office:value="2" calcext:value-type="float">
            <text:p>2</text:p>
          </table:table-cell>
          <table:table-cell table:formula="of:=IF([.W15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680.7816" calcext:value-type="float">
            <text:p>680.8</text:p>
          </table:table-cell>
          <table:table-cell office:value-type="float" office:value="686.7976" calcext:value-type="float">
            <text:p>686.8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675" calcext:value-type="float">
            <text:p>675</text:p>
          </table:table-cell>
          <table:table-cell/>
          <table:table-cell table:formula="of:=[.B153]/[.G153]-1" office:value-type="float" office:value="0.00856533333333331" calcext:value-type="float">
            <text:p>0.009</text:p>
          </table:table-cell>
          <table:table-cell table:formula="of:=[.C153]/[.E153]-1" office:value-type="float" office:value="0.0114839469808541" calcext:value-type="float">
            <text:p>0.011</text:p>
          </table:table-cell>
          <table:table-cell/>
          <table:table-cell table:formula="of:=INT([.B153])" office:value-type="float" office:value="680" calcext:value-type="float">
            <text:p>680</text:p>
          </table:table-cell>
          <table:table-cell table:formula="of:=IF([.G153]&lt;[.M153]; [.M153]; &quot;&quot;)" office:value-type="float" office:value="680" calcext:value-type="float">
            <text:p>680</text:p>
          </table:table-cell>
          <table:table-cell table:formula="of:=IF([.N153]&lt;&gt;&quot;&quot;; [.E153]; &quot;&quot;)" office:value-type="float" office:value="679" calcext:value-type="float">
            <text:p>679</text:p>
          </table:table-cell>
          <table:table-cell table:formula="of:=IF([.O153]&lt;&gt;&quot;&quot;; [.O153]-[.N153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3]-[.G153]" office:value-type="float" office:value="4" calcext:value-type="float">
            <text:p>4</text:p>
          </table:table-cell>
          <table:table-cell table:formula="of:=[.B153]-[.G153]" office:value-type="float" office:value="5.78160000000003" calcext:value-type="float">
            <text:p>5.8</text:p>
          </table:table-cell>
          <table:table-cell table:formula="of:=[.C153]-[.G153]" office:value-type="float" office:value="11.7976" calcext:value-type="float">
            <text:p>11.8</text:p>
          </table:table-cell>
          <table:table-cell/>
          <table:table-cell table:formula="of:=[.E153]-[.H153]" office:value-type="float" office:value="4" calcext:value-type="float">
            <text:p>4</text:p>
          </table:table-cell>
          <table:table-cell table:formula="of:=IF([.W15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float" office:value="673.7919" calcext:value-type="float">
            <text:p>673.8</text:p>
          </table:table-cell>
          <table:table-cell office:value-type="float" office:value="679.9396" calcext:value-type="float">
            <text:p>679.9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B154]/[.G154]-1" office:value-type="float" office:value="-0.000308753709198695" calcext:value-type="float">
            <text:p>0.000</text:p>
          </table:table-cell>
          <table:table-cell table:formula="of:=[.C154]/[.E154]-1" office:value-type="float" office:value="-0.00155712187958879" calcext:value-type="float">
            <text:p>-0.002</text:p>
          </table:table-cell>
          <table:table-cell/>
          <table:table-cell table:formula="of:=INT([.B154])" office:value-type="float" office:value="673" calcext:value-type="float">
            <text:p>673</text:p>
          </table:table-cell>
          <table:table-cell table:formula="of:=IF([.G154]&lt;[.M154]; [.M154]; &quot;&quot;)">
            <text:p/>
          </table:table-cell>
          <table:table-cell table:formula="of:=IF([.N154]&lt;&gt;&quot;&quot;; [.E154]; &quot;&quot;)">
            <text:p/>
          </table:table-cell>
          <table:table-cell table:formula="of:=IF([.O154]&lt;&gt;&quot;&quot;; [.O154]-[.N154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54]-[.G154]" office:value-type="float" office:value="7" calcext:value-type="float">
            <text:p>7</text:p>
          </table:table-cell>
          <table:table-cell table:formula="of:=[.B154]-[.G154]" office:value-type="float" office:value="-0.208099999999945" calcext:value-type="float">
            <text:p>-0.2</text:p>
          </table:table-cell>
          <table:table-cell table:formula="of:=[.C154]-[.G154]" office:value-type="float" office:value="5.93960000000004" calcext:value-type="float">
            <text:p>5.9</text:p>
          </table:table-cell>
          <table:table-cell/>
          <table:table-cell table:formula="of:=[.E154]-[.H154]" office:value-type="float" office:value="-11" calcext:value-type="float">
            <text:p>-11</text:p>
          </table:table-cell>
          <table:table-cell table:formula="of:=IF([.W15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5</text:p>
          </table:table-cell>
          <table:table-cell office:value-type="float" office:value="687.37" calcext:value-type="float">
            <text:p>687.4</text:p>
          </table:table-cell>
          <table:table-cell office:value-type="float" office:value="693.5486" calcext:value-type="float">
            <text:p>693.5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B155]/[.G155]-1" office:value-type="float" office:value="0.00199708454810499" calcext:value-type="float">
            <text:p>0.002</text:p>
          </table:table-cell>
          <table:table-cell table:formula="of:=[.C155]/[.E155]-1" office:value-type="float" office:value="0.00660174165457184" calcext:value-type="float">
            <text:p>0.007</text:p>
          </table:table-cell>
          <table:table-cell/>
          <table:table-cell table:formula="of:=INT([.B155])" office:value-type="float" office:value="687" calcext:value-type="float">
            <text:p>687</text:p>
          </table:table-cell>
          <table:table-cell table:formula="of:=IF([.G155]&lt;[.M155]; [.M155]; &quot;&quot;)" office:value-type="float" office:value="687" calcext:value-type="float">
            <text:p>687</text:p>
          </table:table-cell>
          <table:table-cell table:formula="of:=IF([.N155]&lt;&gt;&quot;&quot;; [.E155]; &quot;&quot;)" office:value-type="float" office:value="689" calcext:value-type="float">
            <text:p>689</text:p>
          </table:table-cell>
          <table:table-cell table:formula="of:=IF([.O155]&lt;&gt;&quot;&quot;; [.O155]-[.N155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5]-[.G155]" office:value-type="float" office:value="3" calcext:value-type="float">
            <text:p>3</text:p>
          </table:table-cell>
          <table:table-cell table:formula="of:=[.B155]-[.G155]" office:value-type="float" office:value="1.37" calcext:value-type="float">
            <text:p>1.4</text:p>
          </table:table-cell>
          <table:table-cell table:formula="of:=[.C155]-[.G155]" office:value-type="float" office:value="7.54859999999997" calcext:value-type="float">
            <text:p>7.5</text:p>
          </table:table-cell>
          <table:table-cell/>
          <table:table-cell table:formula="of:=[.E155]-[.H155]" office:value-type="float" office:value="-4" calcext:value-type="float">
            <text:p>-4</text:p>
          </table:table-cell>
          <table:table-cell table:formula="of:=IF([.W15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6</text:p>
          </table:table-cell>
          <table:table-cell office:value-type="float" office:value="696.49756" calcext:value-type="float">
            <text:p>696.5</text:p>
          </table:table-cell>
          <table:table-cell office:value-type="float" office:value="702.7574" calcext:value-type="float">
            <text:p>702.8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89" calcext:value-type="float">
            <text:p>689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B156]/[.G156]-1" office:value-type="float" office:value="0.0108817997097244" calcext:value-type="float">
            <text:p>0.011</text:p>
          </table:table-cell>
          <table:table-cell table:formula="of:=[.C156]/[.E156]-1" office:value-type="float" office:value="0.00826025824964116" calcext:value-type="float">
            <text:p>0.008</text:p>
          </table:table-cell>
          <table:table-cell/>
          <table:table-cell table:formula="of:=INT([.B156])" office:value-type="float" office:value="696" calcext:value-type="float">
            <text:p>696</text:p>
          </table:table-cell>
          <table:table-cell table:formula="of:=IF([.G156]&lt;[.M156]; [.M156]; &quot;&quot;)" office:value-type="float" office:value="696" calcext:value-type="float">
            <text:p>696</text:p>
          </table:table-cell>
          <table:table-cell table:formula="of:=IF([.N156]&lt;&gt;&quot;&quot;; [.E156]; &quot;&quot;)" office:value-type="float" office:value="697" calcext:value-type="float">
            <text:p>697</text:p>
          </table:table-cell>
          <table:table-cell table:formula="of:=IF([.O156]&lt;&gt;&quot;&quot;; [.O156]-[.N156]; &quot;&quot;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6]-[.G156]" office:value-type="float" office:value="8" calcext:value-type="float">
            <text:p>8</text:p>
          </table:table-cell>
          <table:table-cell table:formula="of:=[.B156]-[.G156]" office:value-type="float" office:value="7.49756000000002" calcext:value-type="float">
            <text:p>7.5</text:p>
          </table:table-cell>
          <table:table-cell table:formula="of:=[.C156]-[.G156]" office:value-type="float" office:value="13.7574" calcext:value-type="float">
            <text:p>13.8</text:p>
          </table:table-cell>
          <table:table-cell/>
          <table:table-cell table:formula="of:=[.E156]-[.H156]" office:value-type="float" office:value="-2" calcext:value-type="float">
            <text:p>-2</text:p>
          </table:table-cell>
          <table:table-cell table:formula="of:=IF([.W15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7</text:p>
          </table:table-cell>
          <table:table-cell office:value-type="float" office:value="697.5843" calcext:value-type="float">
            <text:p>697.6</text:p>
          </table:table-cell>
          <table:table-cell office:value-type="float" office:value="703.9988" calcext:value-type="float">
            <text:p>704.0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B157]/[.G157]-1" office:value-type="float" office:value="0.0124590711175616" calcext:value-type="float">
            <text:p>0.012</text:p>
          </table:table-cell>
          <table:table-cell table:formula="of:=[.C157]/[.E157]-1" office:value-type="float" office:value="0.014407492795389" calcext:value-type="float">
            <text:p>0.014</text:p>
          </table:table-cell>
          <table:table-cell/>
          <table:table-cell table:formula="of:=INT([.B157])" office:value-type="float" office:value="697" calcext:value-type="float">
            <text:p>697</text:p>
          </table:table-cell>
          <table:table-cell table:formula="of:=IF([.G157]&lt;[.M157]; [.M157]; &quot;&quot;)" office:value-type="float" office:value="697" calcext:value-type="float">
            <text:p>697</text:p>
          </table:table-cell>
          <table:table-cell table:formula="of:=IF([.N157]&lt;&gt;&quot;&quot;; [.E157]; &quot;&quot;)" office:value-type="float" office:value="694" calcext:value-type="float">
            <text:p>694</text:p>
          </table:table-cell>
          <table:table-cell table:formula="of:=IF([.O157]&lt;&gt;&quot;&quot;; [.O157]-[.N157]; &quot;&quot;)"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7]-[.G157]" office:value-type="float" office:value="5" calcext:value-type="float">
            <text:p>5</text:p>
          </table:table-cell>
          <table:table-cell table:formula="of:=[.B157]-[.G157]" office:value-type="float" office:value="8.58429999999999" calcext:value-type="float">
            <text:p>8.6</text:p>
          </table:table-cell>
          <table:table-cell table:formula="of:=[.C157]-[.G157]" office:value-type="float" office:value="14.9988" calcext:value-type="float">
            <text:p>15.0</text:p>
          </table:table-cell>
          <table:table-cell/>
          <table:table-cell table:formula="of:=[.E157]-[.H157]" office:value-type="float" office:value="6" calcext:value-type="float">
            <text:p>6</text:p>
          </table:table-cell>
          <table:table-cell table:formula="of:=IF([.W15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685.9094" calcext:value-type="float">
            <text:p>685.9</text:p>
          </table:table-cell>
          <table:table-cell office:value-type="float" office:value="692.17" calcext:value-type="float">
            <text:p>692.2</text:p>
          </table:table-cell>
          <table:table-cell/>
          <table:table-cell table:number-columns-repeated="2"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58]/[.G158]-1" office:value-type="float" office:value="-0.00158748180494905" calcext:value-type="float">
            <text:p>-0.002</text:p>
          </table:table-cell>
          <table:table-cell table:formula="of:=[.C158]/[.E158]-1" office:value-type="float" office:value="0.00169319826338632" calcext:value-type="float">
            <text:p>0.002</text:p>
          </table:table-cell>
          <table:table-cell/>
          <table:table-cell table:formula="of:=INT([.B158])" office:value-type="float" office:value="685" calcext:value-type="float">
            <text:p>685</text:p>
          </table:table-cell>
          <table:table-cell table:formula="of:=IF([.G158]&lt;[.M158]; [.M158]; &quot;&quot;)">
            <text:p/>
          </table:table-cell>
          <table:table-cell table:formula="of:=IF([.N158]&lt;&gt;&quot;&quot;; [.E158]; &quot;&quot;)">
            <text:p/>
          </table:table-cell>
          <table:table-cell table:formula="of:=IF([.O158]&lt;&gt;&quot;&quot;; [.O158]-[.N15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58]-[.G158]" office:value-type="float" office:value="4" calcext:value-type="float">
            <text:p>4</text:p>
          </table:table-cell>
          <table:table-cell table:formula="of:=[.B158]-[.G158]" office:value-type="float" office:value="-1.0906" calcext:value-type="float">
            <text:p>-1.1</text:p>
          </table:table-cell>
          <table:table-cell table:formula="of:=[.C158]-[.G158]" office:value-type="float" office:value="5.16999999999996" calcext:value-type="float">
            <text:p>5.2</text:p>
          </table:table-cell>
          <table:table-cell/>
          <table:table-cell table:formula="of:=[.E158]-[.H158]" office:value-type="float" office:value="26" calcext:value-type="float">
            <text:p>26</text:p>
          </table:table-cell>
          <table:table-cell table:formula="of:=IF([.W15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670.14594" calcext:value-type="float">
            <text:p>670.1</text:p>
          </table:table-cell>
          <table:table-cell office:value-type="float" office:value="676.31506" calcext:value-type="float">
            <text:p>676.3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73" calcext:value-type="float">
            <text:p>673</text:p>
          </table:table-cell>
          <table:table-cell office:value-type="float" office:value="654" calcext:value-type="float">
            <text:p>654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B159]/[.G159]-1" office:value-type="float" office:value="0.0246879816513761" calcext:value-type="float">
            <text:p>0.025</text:p>
          </table:table-cell>
          <table:table-cell table:formula="of:=[.C159]/[.E159]-1" office:value-type="float" office:value="0.0278344376899697" calcext:value-type="float">
            <text:p>0.028</text:p>
          </table:table-cell>
          <table:table-cell/>
          <table:table-cell table:formula="of:=INT([.B159])" office:value-type="float" office:value="670" calcext:value-type="float">
            <text:p>670</text:p>
          </table:table-cell>
          <table:table-cell table:formula="of:=IF([.G159]&lt;[.M159]; [.M159]; &quot;&quot;)" office:value-type="float" office:value="670" calcext:value-type="float">
            <text:p>670</text:p>
          </table:table-cell>
          <table:table-cell table:formula="of:=IF([.N159]&lt;&gt;&quot;&quot;; [.E159]; &quot;&quot;)" office:value-type="float" office:value="658" calcext:value-type="float">
            <text:p>658</text:p>
          </table:table-cell>
          <table:table-cell table:formula="of:=IF([.O159]&lt;&gt;&quot;&quot;; [.O159]-[.N159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59]-[.G159]" office:value-type="float" office:value="4" calcext:value-type="float">
            <text:p>4</text:p>
          </table:table-cell>
          <table:table-cell table:formula="of:=[.B159]-[.G159]" office:value-type="float" office:value="16.14594" calcext:value-type="float">
            <text:p>16.1</text:p>
          </table:table-cell>
          <table:table-cell table:formula="of:=[.C159]-[.G159]" office:value-type="float" office:value="22.31506" calcext:value-type="float">
            <text:p>22.3</text:p>
          </table:table-cell>
          <table:table-cell/>
          <table:table-cell table:formula="of:=[.E159]-[.H159]" office:value-type="float" office:value="-32" calcext:value-type="float">
            <text:p>-32</text:p>
          </table:table-cell>
          <table:table-cell table:formula="of:=IF([.W15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693.14935" calcext:value-type="float">
            <text:p>693.1</text:p>
          </table:table-cell>
          <table:table-cell office:value-type="float" office:value="701.0842" calcext:value-type="float">
            <text:p>701.1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 office:value-type="float" office:value="681" calcext:value-type="float">
            <text:p>681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B160]/[.G160]-1" office:value-type="float" office:value="0.0178404552129221" calcext:value-type="float">
            <text:p>0.018</text:p>
          </table:table-cell>
          <table:table-cell table:formula="of:=[.C160]/[.E160]-1" office:value-type="float" office:value="0.0219886297376093" calcext:value-type="float">
            <text:p>0.022</text:p>
          </table:table-cell>
          <table:table-cell/>
          <table:table-cell table:formula="of:=INT([.B160])" office:value-type="float" office:value="693" calcext:value-type="float">
            <text:p>693</text:p>
          </table:table-cell>
          <table:table-cell table:formula="of:=IF([.G160]&lt;[.M160]; [.M160]; &quot;&quot;)" office:value-type="float" office:value="693" calcext:value-type="float">
            <text:p>693</text:p>
          </table:table-cell>
          <table:table-cell table:formula="of:=IF([.N160]&lt;&gt;&quot;&quot;; [.E160]; &quot;&quot;)" office:value-type="float" office:value="686" calcext:value-type="float">
            <text:p>686</text:p>
          </table:table-cell>
          <table:table-cell table:formula="of:=IF([.O160]&lt;&gt;&quot;&quot;; [.O160]-[.N160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60]-[.G160]" office:value-type="float" office:value="5" calcext:value-type="float">
            <text:p>5</text:p>
          </table:table-cell>
          <table:table-cell table:formula="of:=[.B160]-[.G160]" office:value-type="float" office:value="12.14935" calcext:value-type="float">
            <text:p>12.1</text:p>
          </table:table-cell>
          <table:table-cell table:formula="of:=[.C160]-[.G160]" office:value-type="float" office:value="20.0842" calcext:value-type="float">
            <text:p>20.1</text:p>
          </table:table-cell>
          <table:table-cell/>
          <table:table-cell table:formula="of:=[.E160]-[.H160]" office:value-type="float" office:value="-6" calcext:value-type="float">
            <text:p>-6</text:p>
          </table:table-cell>
          <table:table-cell table:formula="of:=IF([.W16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2</text:p>
          </table:table-cell>
          <table:table-cell office:value-type="float" office:value="684.93195" calcext:value-type="float">
            <text:p>684.9</text:p>
          </table:table-cell>
          <table:table-cell office:value-type="float" office:value="692.8972" calcext:value-type="float">
            <text:p>692.9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692" calcext:value-type="float">
            <text:p>692</text:p>
          </table:table-cell>
          <table:table-cell office:value-type="float" office:value="676" calcext:value-type="float">
            <text:p>676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B161]/[.G161]-1" office:value-type="float" office:value="0.0132129437869823" calcext:value-type="float">
            <text:p>0.013</text:p>
          </table:table-cell>
          <table:table-cell table:formula="of:=[.C161]/[.E161]-1" office:value-type="float" office:value="0.0219722713864308" calcext:value-type="float">
            <text:p>0.022</text:p>
          </table:table-cell>
          <table:table-cell/>
          <table:table-cell table:formula="of:=INT([.B161])" office:value-type="float" office:value="684" calcext:value-type="float">
            <text:p>684</text:p>
          </table:table-cell>
          <table:table-cell table:formula="of:=IF([.G161]&lt;[.M161]; [.M161]; &quot;&quot;)" office:value-type="float" office:value="684" calcext:value-type="float">
            <text:p>684</text:p>
          </table:table-cell>
          <table:table-cell table:formula="of:=IF([.N161]&lt;&gt;&quot;&quot;; [.E161]; &quot;&quot;)" office:value-type="float" office:value="678" calcext:value-type="float">
            <text:p>678</text:p>
          </table:table-cell>
          <table:table-cell table:formula="of:=IF([.O161]&lt;&gt;&quot;&quot;; [.O161]-[.N161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61]-[.G161]" office:value-type="float" office:value="2" calcext:value-type="float">
            <text:p>2</text:p>
          </table:table-cell>
          <table:table-cell table:formula="of:=[.B161]-[.G161]" office:value-type="float" office:value="8.93195000000003" calcext:value-type="float">
            <text:p>8.9</text:p>
          </table:table-cell>
          <table:table-cell table:formula="of:=[.C161]-[.G161]" office:value-type="float" office:value="16.8972" calcext:value-type="float">
            <text:p>16.9</text:p>
          </table:table-cell>
          <table:table-cell/>
          <table:table-cell table:formula="of:=[.E161]-[.H161]" office:value-type="float" office:value="-3" calcext:value-type="float">
            <text:p>-3</text:p>
          </table:table-cell>
          <table:table-cell table:formula="of:=IF([.W16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3</text:p>
          </table:table-cell>
          <table:table-cell office:value-type="float" office:value="674.62616" calcext:value-type="float">
            <text:p>674.6</text:p>
          </table:table-cell>
          <table:table-cell office:value-type="float" office:value="682.1306" calcext:value-type="float">
            <text:p>682.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85" calcext:value-type="float">
            <text:p>685</text:p>
          </table:table-cell>
          <table:table-cell office:value-type="float" office:value="672" calcext:value-type="float">
            <text:p>672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B162]/[.G162]-1" office:value-type="float" office:value="0.00390797619047634" calcext:value-type="float">
            <text:p>0.004</text:p>
          </table:table-cell>
          <table:table-cell table:formula="of:=[.C162]/[.E162]-1" office:value-type="float" office:value="0.0090689349112425" calcext:value-type="float">
            <text:p>0.009</text:p>
          </table:table-cell>
          <table:table-cell/>
          <table:table-cell table:formula="of:=INT([.B162])" office:value-type="float" office:value="674" calcext:value-type="float">
            <text:p>674</text:p>
          </table:table-cell>
          <table:table-cell table:formula="of:=IF([.G162]&lt;[.M162]; [.M162]; &quot;&quot;)" office:value-type="float" office:value="674" calcext:value-type="float">
            <text:p>674</text:p>
          </table:table-cell>
          <table:table-cell table:formula="of:=IF([.N162]&lt;&gt;&quot;&quot;; [.E162]; &quot;&quot;)" office:value-type="float" office:value="676" calcext:value-type="float">
            <text:p>676</text:p>
          </table:table-cell>
          <table:table-cell table:formula="of:=IF([.O162]&lt;&gt;&quot;&quot;; [.O162]-[.N162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62]-[.G162]" office:value-type="float" office:value="4" calcext:value-type="float">
            <text:p>4</text:p>
          </table:table-cell>
          <table:table-cell table:formula="of:=[.B162]-[.G162]" office:value-type="float" office:value="2.62616000000003" calcext:value-type="float">
            <text:p>2.6</text:p>
          </table:table-cell>
          <table:table-cell table:formula="of:=[.C162]-[.G162]" office:value-type="float" office:value="10.1306" calcext:value-type="float">
            <text:p>10.1</text:p>
          </table:table-cell>
          <table:table-cell/>
          <table:table-cell table:formula="of:=[.E162]-[.H162]" office:value-type="float" office:value="-8" calcext:value-type="float">
            <text:p>-8</text:p>
          </table:table-cell>
          <table:table-cell table:formula="of:=IF([.W16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678.6403" calcext:value-type="float">
            <text:p>678.6</text:p>
          </table:table-cell>
          <table:table-cell office:value-type="float" office:value="686.2496" calcext:value-type="float">
            <text:p>686.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163]/[.G163]-1" office:value-type="float" office:value="0.000944395280235932" calcext:value-type="float">
            <text:p>0.001</text:p>
          </table:table-cell>
          <table:table-cell table:formula="of:=[.C163]/[.E163]-1" office:value-type="float" office:value="0.00475783308931188" calcext:value-type="float">
            <text:p>0.005</text:p>
          </table:table-cell>
          <table:table-cell/>
          <table:table-cell table:formula="of:=INT([.B163])" office:value-type="float" office:value="678" calcext:value-type="float">
            <text:p>678</text:p>
          </table:table-cell>
          <table:table-cell table:formula="of:=IF([.G163]&lt;[.M163]; [.M163]; &quot;&quot;)">
            <text:p/>
          </table:table-cell>
          <table:table-cell table:formula="of:=IF([.N163]&lt;&gt;&quot;&quot;; [.E163]; &quot;&quot;)">
            <text:p/>
          </table:table-cell>
          <table:table-cell table:formula="of:=IF([.O163]&lt;&gt;&quot;&quot;; [.O163]-[.N16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63]-[.G163]" office:value-type="float" office:value="5" calcext:value-type="float">
            <text:p>5</text:p>
          </table:table-cell>
          <table:table-cell table:formula="of:=[.B163]-[.G163]" office:value-type="float" office:value="0.640300000000025" calcext:value-type="float">
            <text:p>0.6</text:p>
          </table:table-cell>
          <table:table-cell table:formula="of:=[.C163]-[.G163]" office:value-type="float" office:value="8.24959999999999" calcext:value-type="float">
            <text:p>8.2</text:p>
          </table:table-cell>
          <table:table-cell/>
          <table:table-cell table:formula="of:=[.E163]-[.H163]" office:value-type="float" office:value="9" calcext:value-type="float">
            <text:p>9</text:p>
          </table:table-cell>
          <table:table-cell table:formula="of:=IF([.W16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07</text:p>
          </table:table-cell>
          <table:table-cell office:value-type="float" office:value="675.2708" calcext:value-type="float">
            <text:p>675.3</text:p>
          </table:table-cell>
          <table:table-cell office:value-type="float" office:value="682.79364" calcext:value-type="float">
            <text:p>682.8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B164]/[.G164]-1" office:value-type="float" office:value="0.006364828614009" calcext:value-type="float">
            <text:p>0.006</text:p>
          </table:table-cell>
          <table:table-cell table:formula="of:=[.C164]/[.E164]-1" office:value-type="float" office:value="0.00855781388478571" calcext:value-type="float">
            <text:p>0.009</text:p>
          </table:table-cell>
          <table:table-cell/>
          <table:table-cell table:formula="of:=INT([.B164])" office:value-type="float" office:value="675" calcext:value-type="float">
            <text:p>675</text:p>
          </table:table-cell>
          <table:table-cell table:formula="of:=IF([.G164]&lt;[.M164]; [.M164]; &quot;&quot;)" office:value-type="float" office:value="675" calcext:value-type="float">
            <text:p>675</text:p>
          </table:table-cell>
          <table:table-cell table:formula="of:=IF([.N164]&lt;&gt;&quot;&quot;; [.E164]; &quot;&quot;)" office:value-type="float" office:value="677" calcext:value-type="float">
            <text:p>677</text:p>
          </table:table-cell>
          <table:table-cell table:formula="of:=IF([.O164]&lt;&gt;&quot;&quot;; [.O164]-[.N164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64]-[.G164]" office:value-type="float" office:value="6" calcext:value-type="float">
            <text:p>6</text:p>
          </table:table-cell>
          <table:table-cell table:formula="of:=[.B164]-[.G164]" office:value-type="float" office:value="4.27080000000001" calcext:value-type="float">
            <text:p>4.3</text:p>
          </table:table-cell>
          <table:table-cell table:formula="of:=[.C164]-[.G164]" office:value-type="float" office:value="11.79364" calcext:value-type="float">
            <text:p>11.8</text:p>
          </table:table-cell>
          <table:table-cell/>
          <table:table-cell table:formula="of:=[.E164]-[.H164]" office:value-type="float" office:value="16" calcext:value-type="float">
            <text:p>16</text:p>
          </table:table-cell>
          <table:table-cell table:formula="of:=IF([.W16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669.861" calcext:value-type="float">
            <text:p>669.9</text:p>
          </table:table-cell>
          <table:table-cell office:value-type="float" office:value="677.04175" calcext:value-type="float">
            <text:p>677.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B165]/[.G165]-1" office:value-type="float" office:value="0.0385441860465117" calcext:value-type="float">
            <text:p>0.039</text:p>
          </table:table-cell>
          <table:table-cell table:formula="of:=[.C165]/[.E165]-1" office:value-type="float" office:value="0.040002688172043" calcext:value-type="float">
            <text:p>0.040</text:p>
          </table:table-cell>
          <table:table-cell/>
          <table:table-cell table:formula="of:=INT([.B165])" office:value-type="float" office:value="669" calcext:value-type="float">
            <text:p>669</text:p>
          </table:table-cell>
          <table:table-cell table:formula="of:=IF([.G165]&lt;[.M165]; [.M165]; &quot;&quot;)" office:value-type="float" office:value="669" calcext:value-type="float">
            <text:p>669</text:p>
          </table:table-cell>
          <table:table-cell table:formula="of:=IF([.N165]&lt;&gt;&quot;&quot;; [.E165]; &quot;&quot;)" office:value-type="float" office:value="651" calcext:value-type="float">
            <text:p>651</text:p>
          </table:table-cell>
          <table:table-cell table:formula="of:=IF([.O165]&lt;&gt;&quot;&quot;; [.O165]-[.N165]; &quot;&quot;)" office:value-type="float" office:value="-18" calcext:value-type="float">
            <text:p>-1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65]-[.G165]" office:value-type="float" office:value="6" calcext:value-type="float">
            <text:p>6</text:p>
          </table:table-cell>
          <table:table-cell table:formula="of:=[.B165]-[.G165]" office:value-type="float" office:value="24.861" calcext:value-type="float">
            <text:p>24.9</text:p>
          </table:table-cell>
          <table:table-cell table:formula="of:=[.C165]-[.G165]" office:value-type="float" office:value="32.04175" calcext:value-type="float">
            <text:p>32.0</text:p>
          </table:table-cell>
          <table:table-cell/>
          <table:table-cell table:formula="of:=[.E165]-[.H165]" office:value-type="float" office:value="16" calcext:value-type="float">
            <text:p>16</text:p>
          </table:table-cell>
          <table:table-cell table:formula="of:=IF([.W16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09</text:p>
          </table:table-cell>
          <table:table-cell office:value-type="float" office:value="650.542" calcext:value-type="float">
            <text:p>650.5</text:p>
          </table:table-cell>
          <table:table-cell office:value-type="float" office:value="660.8869" calcext:value-type="float">
            <text:p>660.9</text:p>
          </table:table-cell>
          <table:table-cell/>
          <table:table-cell office:value-type="float" office:value="634" calcext:value-type="float">
            <text:p>634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B166]/[.G166]-1" office:value-type="float" office:value="0.0293386075949367" calcext:value-type="float">
            <text:p>0.029</text:p>
          </table:table-cell>
          <table:table-cell table:formula="of:=[.C166]/[.E166]-1" office:value-type="float" office:value="0.0424083596214511" calcext:value-type="float">
            <text:p>0.042</text:p>
          </table:table-cell>
          <table:table-cell/>
          <table:table-cell table:formula="of:=INT([.B166])" office:value-type="float" office:value="650" calcext:value-type="float">
            <text:p>650</text:p>
          </table:table-cell>
          <table:table-cell table:formula="of:=IF([.G166]&lt;[.M166]; [.M166]; &quot;&quot;)" office:value-type="float" office:value="650" calcext:value-type="float">
            <text:p>650</text:p>
          </table:table-cell>
          <table:table-cell table:formula="of:=IF([.N166]&lt;&gt;&quot;&quot;; [.E166]; &quot;&quot;)" office:value-type="float" office:value="634" calcext:value-type="float">
            <text:p>634</text:p>
          </table:table-cell>
          <table:table-cell table:formula="of:=IF([.O166]&lt;&gt;&quot;&quot;; [.O166]-[.N166]; &quot;&quot;)" office:value-type="float" office:value="-16" calcext:value-type="float">
            <text:p>-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66]-[.G166]" office:value-type="float" office:value="2" calcext:value-type="float">
            <text:p>2</text:p>
          </table:table-cell>
          <table:table-cell table:formula="of:=[.B166]-[.G166]" office:value-type="float" office:value="18.542" calcext:value-type="float">
            <text:p>18.5</text:p>
          </table:table-cell>
          <table:table-cell table:formula="of:=[.C166]-[.G166]" office:value-type="float" office:value="28.8869" calcext:value-type="float">
            <text:p>28.9</text:p>
          </table:table-cell>
          <table:table-cell/>
          <table:table-cell table:formula="of:=[.E166]-[.H166]" office:value-type="float" office:value="-10" calcext:value-type="float">
            <text:p>-10</text:p>
          </table:table-cell>
          <table:table-cell table:formula="of:=IF([.W16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0</text:p>
          </table:table-cell>
          <table:table-cell office:value-type="float" office:value="644.3962" calcext:value-type="float">
            <text:p>644.4</text:p>
          </table:table-cell>
          <table:table-cell office:value-type="float" office:value="655.6059" calcext:value-type="float">
            <text:p>655.6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38" calcext:value-type="float">
            <text:p>638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B167]/[.G167]-1" office:value-type="float" office:value="0.0100253918495299" calcext:value-type="float">
            <text:p>0.010</text:p>
          </table:table-cell>
          <table:table-cell table:formula="of:=[.C167]/[.E167]-1" office:value-type="float" office:value="0.0133012364760432" calcext:value-type="float">
            <text:p>0.013</text:p>
          </table:table-cell>
          <table:table-cell/>
          <table:table-cell table:formula="of:=INT([.B167])" office:value-type="float" office:value="644" calcext:value-type="float">
            <text:p>644</text:p>
          </table:table-cell>
          <table:table-cell table:formula="of:=IF([.G167]&lt;[.M167]; [.M167]; &quot;&quot;)" office:value-type="float" office:value="644" calcext:value-type="float">
            <text:p>644</text:p>
          </table:table-cell>
          <table:table-cell table:formula="of:=IF([.N167]&lt;&gt;&quot;&quot;; [.E167]; &quot;&quot;)" office:value-type="float" office:value="647" calcext:value-type="float">
            <text:p>647</text:p>
          </table:table-cell>
          <table:table-cell table:formula="of:=IF([.O167]&lt;&gt;&quot;&quot;; [.O167]-[.N167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67]-[.G167]" office:value-type="float" office:value="9" calcext:value-type="float">
            <text:p>9</text:p>
          </table:table-cell>
          <table:table-cell table:formula="of:=[.B167]-[.G167]" office:value-type="float" office:value="6.39620000000002" calcext:value-type="float">
            <text:p>6.4</text:p>
          </table:table-cell>
          <table:table-cell table:formula="of:=[.C167]-[.G167]" office:value-type="float" office:value="17.6059" calcext:value-type="float">
            <text:p>17.6</text:p>
          </table:table-cell>
          <table:table-cell/>
          <table:table-cell table:formula="of:=[.E167]-[.H167]" office:value-type="float" office:value="-2" calcext:value-type="float">
            <text:p>-2</text:p>
          </table:table-cell>
          <table:table-cell table:formula="of:=IF([.W16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645.99194" calcext:value-type="float">
            <text:p>646.0</text:p>
          </table:table-cell>
          <table:table-cell office:value-type="float" office:value="654.8795" calcext:value-type="float">
            <text:p>654.9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30" calcext:value-type="float">
            <text:p>630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B168]/[.G168]-1" office:value-type="float" office:value="0.0253840317460317" calcext:value-type="float">
            <text:p>0.025</text:p>
          </table:table-cell>
          <table:table-cell table:formula="of:=[.C168]/[.E168]-1" office:value-type="float" office:value="0.00905932203389837" calcext:value-type="float">
            <text:p>0.009</text:p>
          </table:table-cell>
          <table:table-cell/>
          <table:table-cell table:formula="of:=INT([.B168])" office:value-type="float" office:value="645" calcext:value-type="float">
            <text:p>645</text:p>
          </table:table-cell>
          <table:table-cell table:formula="of:=IF([.G168]&lt;[.M168]; [.M168]; &quot;&quot;)" office:value-type="float" office:value="645" calcext:value-type="float">
            <text:p>645</text:p>
          </table:table-cell>
          <table:table-cell table:formula="of:=IF([.N168]&lt;&gt;&quot;&quot;; [.E168]; &quot;&quot;)" office:value-type="float" office:value="649" calcext:value-type="float">
            <text:p>649</text:p>
          </table:table-cell>
          <table:table-cell table:formula="of:=IF([.O168]&lt;&gt;&quot;&quot;; [.O168]-[.N168]; &quot;&quot;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68]-[.G168]" office:value-type="float" office:value="19" calcext:value-type="float">
            <text:p>19</text:p>
          </table:table-cell>
          <table:table-cell table:formula="of:=[.B168]-[.G168]" office:value-type="float" office:value="15.99194" calcext:value-type="float">
            <text:p>16.0</text:p>
          </table:table-cell>
          <table:table-cell table:formula="of:=[.C168]-[.G168]" office:value-type="float" office:value="24.8795" calcext:value-type="float">
            <text:p>24.9</text:p>
          </table:table-cell>
          <table:table-cell/>
          <table:table-cell table:formula="of:=[.E168]-[.H168]" office:value-type="float" office:value="-3" calcext:value-type="float">
            <text:p>-3</text:p>
          </table:table-cell>
          <table:table-cell table:formula="of:=IF([.W16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4</text:p>
          </table:table-cell>
          <table:table-cell office:value-type="float" office:value="644.40515" calcext:value-type="float">
            <text:p>644.4</text:p>
          </table:table-cell>
          <table:table-cell office:value-type="float" office:value="652.3994" calcext:value-type="float">
            <text:p>652.4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654" calcext:value-type="float">
            <text:p>654</text:p>
          </table:table-cell>
          <table:table-cell office:value-type="float" office:value="647" calcext:value-type="float">
            <text:p>647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69]/[.G169]-1" office:value-type="float" office:value="-0.00401058732612047" calcext:value-type="float">
            <text:p>-0.004</text:p>
          </table:table-cell>
          <table:table-cell table:formula="of:=[.C169]/[.E169]-1" office:value-type="float" office:value="0.00834528593508499" calcext:value-type="float">
            <text:p>0.008</text:p>
          </table:table-cell>
          <table:table-cell/>
          <table:table-cell table:formula="of:=INT([.B169])" office:value-type="float" office:value="644" calcext:value-type="float">
            <text:p>644</text:p>
          </table:table-cell>
          <table:table-cell table:formula="of:=IF([.G169]&lt;[.M169]; [.M169]; &quot;&quot;)">
            <text:p/>
          </table:table-cell>
          <table:table-cell table:formula="of:=IF([.N169]&lt;&gt;&quot;&quot;; [.E169]; &quot;&quot;)">
            <text:p/>
          </table:table-cell>
          <table:table-cell table:formula="of:=IF([.O169]&lt;&gt;&quot;&quot;; [.O169]-[.N169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69]-[.G169]" office:value-type="float" office:value="0" calcext:value-type="float">
            <text:p>0</text:p>
          </table:table-cell>
          <table:table-cell table:formula="of:=[.B169]-[.G169]" office:value-type="float" office:value="-2.59484999999995" calcext:value-type="float">
            <text:p>-2.6</text:p>
          </table:table-cell>
          <table:table-cell table:formula="of:=[.C169]-[.G169]" office:value-type="float" office:value="5.39940000000001" calcext:value-type="float">
            <text:p>5.4</text:p>
          </table:table-cell>
          <table:table-cell/>
          <table:table-cell table:formula="of:=[.E169]-[.H169]" office:value-type="float" office:value="-8" calcext:value-type="float">
            <text:p>-8</text:p>
          </table:table-cell>
          <table:table-cell table:formula="of:=IF([.W16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5</text:p>
          </table:table-cell>
          <table:table-cell office:value-type="float" office:value="654.6636" calcext:value-type="float">
            <text:p>654.7</text:p>
          </table:table-cell>
          <table:table-cell office:value-type="float" office:value="662.31696" calcext:value-type="float">
            <text:p>662.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56" calcext:value-type="float">
            <text:p>656</text:p>
          </table:table-cell>
          <table:table-cell office:value-type="float" office:value="650" calcext:value-type="float">
            <text:p>650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B170]/[.G170]-1" office:value-type="float" office:value="0.0071747692307691" calcext:value-type="float">
            <text:p>0.007</text:p>
          </table:table-cell>
          <table:table-cell table:formula="of:=[.C170]/[.E170]-1" office:value-type="float" office:value="0.0189491692307693" calcext:value-type="float">
            <text:p>0.019</text:p>
          </table:table-cell>
          <table:table-cell/>
          <table:table-cell table:formula="of:=INT([.B170])" office:value-type="float" office:value="654" calcext:value-type="float">
            <text:p>654</text:p>
          </table:table-cell>
          <table:table-cell table:formula="of:=IF([.G170]&lt;[.M170]; [.M170]; &quot;&quot;)" office:value-type="float" office:value="654" calcext:value-type="float">
            <text:p>654</text:p>
          </table:table-cell>
          <table:table-cell table:formula="of:=IF([.N170]&lt;&gt;&quot;&quot;; [.E170]; &quot;&quot;)" office:value-type="float" office:value="650" calcext:value-type="float">
            <text:p>650</text:p>
          </table:table-cell>
          <table:table-cell table:formula="of:=IF([.O170]&lt;&gt;&quot;&quot;; [.O170]-[.N170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70]-[.G170]" office:value-type="float" office:value="0" calcext:value-type="float">
            <text:p>0</text:p>
          </table:table-cell>
          <table:table-cell table:formula="of:=[.B170]-[.G170]" office:value-type="float" office:value="4.66359999999997" calcext:value-type="float">
            <text:p>4.7</text:p>
          </table:table-cell>
          <table:table-cell table:formula="of:=[.C170]-[.G170]" office:value-type="float" office:value="12.31696" calcext:value-type="float">
            <text:p>12.3</text:p>
          </table:table-cell>
          <table:table-cell/>
          <table:table-cell table:formula="of:=[.E170]-[.H170]" office:value-type="float" office:value="-4" calcext:value-type="float">
            <text:p>-4</text:p>
          </table:table-cell>
          <table:table-cell table:formula="of:=IF([.W17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6</text:p>
          </table:table-cell>
          <table:table-cell office:value-type="float" office:value="650.5954" calcext:value-type="float">
            <text:p>650.6</text:p>
          </table:table-cell>
          <table:table-cell office:value-type="float" office:value="657.88885" calcext:value-type="float">
            <text:p>657.9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B171]/[.G171]-1" office:value-type="float" office:value="-0.000621505376343978" calcext:value-type="float">
            <text:p>-0.001</text:p>
          </table:table-cell>
          <table:table-cell table:formula="of:=[.C171]/[.E171]-1" office:value-type="float" office:value="0.00748675344563554" calcext:value-type="float">
            <text:p>0.007</text:p>
          </table:table-cell>
          <table:table-cell/>
          <table:table-cell table:formula="of:=INT([.B171])" office:value-type="float" office:value="650" calcext:value-type="float">
            <text:p>650</text:p>
          </table:table-cell>
          <table:table-cell table:formula="of:=IF([.G171]&lt;[.M171]; [.M171]; &quot;&quot;)">
            <text:p/>
          </table:table-cell>
          <table:table-cell table:formula="of:=IF([.N171]&lt;&gt;&quot;&quot;; [.E171]; &quot;&quot;)">
            <text:p/>
          </table:table-cell>
          <table:table-cell table:formula="of:=IF([.O171]&lt;&gt;&quot;&quot;; [.O171]-[.N17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71]-[.G171]" office:value-type="float" office:value="2" calcext:value-type="float">
            <text:p>2</text:p>
          </table:table-cell>
          <table:table-cell table:formula="of:=[.B171]-[.G171]" office:value-type="float" office:value="-0.404599999999959" calcext:value-type="float">
            <text:p>-0.4</text:p>
          </table:table-cell>
          <table:table-cell table:formula="of:=[.C171]-[.G171]" office:value-type="float" office:value="6.88885000000005" calcext:value-type="float">
            <text:p>6.9</text:p>
          </table:table-cell>
          <table:table-cell/>
          <table:table-cell table:formula="of:=[.E171]-[.H171]" office:value-type="float" office:value="3" calcext:value-type="float">
            <text:p>3</text:p>
          </table:table-cell>
          <table:table-cell table:formula="of:=IF([.W17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17</text:p>
          </table:table-cell>
          <table:table-cell office:value-type="float" office:value="658.2732" calcext:value-type="float">
            <text:p>658.3</text:p>
          </table:table-cell>
          <table:table-cell office:value-type="float" office:value="665.9708" calcext:value-type="float">
            <text:p>666.0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B172]/[.G172]-1" office:value-type="float" office:value="0.0158537037037036" calcext:value-type="float">
            <text:p>0.016</text:p>
          </table:table-cell>
          <table:table-cell table:formula="of:=[.C172]/[.E172]-1" office:value-type="float" office:value="0.0229966205837175" calcext:value-type="float">
            <text:p>0.023</text:p>
          </table:table-cell>
          <table:table-cell/>
          <table:table-cell table:formula="of:=INT([.B172])" office:value-type="float" office:value="658" calcext:value-type="float">
            <text:p>658</text:p>
          </table:table-cell>
          <table:table-cell table:formula="of:=IF([.G172]&lt;[.M172]; [.M172]; &quot;&quot;)" office:value-type="float" office:value="658" calcext:value-type="float">
            <text:p>658</text:p>
          </table:table-cell>
          <table:table-cell table:formula="of:=IF([.N172]&lt;&gt;&quot;&quot;; [.E172]; &quot;&quot;)" office:value-type="float" office:value="651" calcext:value-type="float">
            <text:p>651</text:p>
          </table:table-cell>
          <table:table-cell table:formula="of:=IF([.O172]&lt;&gt;&quot;&quot;; [.O172]-[.N172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72]-[.G172]" office:value-type="float" office:value="3" calcext:value-type="float">
            <text:p>3</text:p>
          </table:table-cell>
          <table:table-cell table:formula="of:=[.B172]-[.G172]" office:value-type="float" office:value="10.2732" calcext:value-type="float">
            <text:p>10.3</text:p>
          </table:table-cell>
          <table:table-cell table:formula="of:=[.C172]-[.G172]" office:value-type="float" office:value="17.9708000000001" calcext:value-type="float">
            <text:p>18.0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formula="of:=IF([.W17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647.623" calcext:value-type="float">
            <text:p>647.6</text:p>
          </table:table-cell>
          <table:table-cell office:value-type="float" office:value="655.1482" calcext:value-type="float">
            <text:p>655.1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6" calcext:value-type="float">
            <text:p>666</text:p>
          </table:table-cell>
          <table:table-cell office:value-type="float" office:value="649" calcext:value-type="float">
            <text:p>649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B173]/[.G173]-1" office:value-type="float" office:value="-0.00212172573189517" calcext:value-type="float">
            <text:p>-0.002</text:p>
          </table:table-cell>
          <table:table-cell table:formula="of:=[.C173]/[.E173]-1" office:value-type="float" office:value="-0.00584491654021246" calcext:value-type="float">
            <text:p>-0.006</text:p>
          </table:table-cell>
          <table:table-cell/>
          <table:table-cell table:formula="of:=INT([.B173])" office:value-type="float" office:value="647" calcext:value-type="float">
            <text:p>647</text:p>
          </table:table-cell>
          <table:table-cell table:formula="of:=IF([.G173]&lt;[.M173]; [.M173]; &quot;&quot;)">
            <text:p/>
          </table:table-cell>
          <table:table-cell table:formula="of:=IF([.N173]&lt;&gt;&quot;&quot;; [.E173]; &quot;&quot;)">
            <text:p/>
          </table:table-cell>
          <table:table-cell table:formula="of:=IF([.O173]&lt;&gt;&quot;&quot;; [.O173]-[.N17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73]-[.G173]" office:value-type="float" office:value="10" calcext:value-type="float">
            <text:p>10</text:p>
          </table:table-cell>
          <table:table-cell table:formula="of:=[.B173]-[.G173]" office:value-type="float" office:value="-1.37699999999995" calcext:value-type="float">
            <text:p>-1.4</text:p>
          </table:table-cell>
          <table:table-cell table:formula="of:=[.C173]-[.G173]" office:value-type="float" office:value="6.14819999999997" calcext:value-type="float">
            <text:p>6.1</text:p>
          </table:table-cell>
          <table:table-cell/>
          <table:table-cell table:formula="of:=[.E173]-[.H173]" office:value-type="float" office:value="-1" calcext:value-type="float">
            <text:p>-1</text:p>
          </table:table-cell>
          <table:table-cell table:formula="of:=IF([.W17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1</text:p>
          </table:table-cell>
          <table:table-cell office:value-type="float" office:value="664.5809" calcext:value-type="float">
            <text:p>664.6</text:p>
          </table:table-cell>
          <table:table-cell office:value-type="float" office:value="672.19006" calcext:value-type="float">
            <text:p>672.2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3" calcext:value-type="float">
            <text:p>663</text:p>
          </table:table-cell>
          <table:table-cell office:value-type="float" office:value="657" calcext:value-type="float">
            <text:p>657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B174]/[.G174]-1" office:value-type="float" office:value="0.0115386605783867" calcext:value-type="float">
            <text:p>0.012</text:p>
          </table:table-cell>
          <table:table-cell table:formula="of:=[.C174]/[.E174]-1" office:value-type="float" office:value="0.0215654407294834" calcext:value-type="float">
            <text:p>0.022</text:p>
          </table:table-cell>
          <table:table-cell/>
          <table:table-cell table:formula="of:=INT([.B174])" office:value-type="float" office:value="664" calcext:value-type="float">
            <text:p>664</text:p>
          </table:table-cell>
          <table:table-cell table:formula="of:=IF([.G174]&lt;[.M174]; [.M174]; &quot;&quot;)" office:value-type="float" office:value="664" calcext:value-type="float">
            <text:p>664</text:p>
          </table:table-cell>
          <table:table-cell table:formula="of:=IF([.N174]&lt;&gt;&quot;&quot;; [.E174]; &quot;&quot;)" office:value-type="float" office:value="658" calcext:value-type="float">
            <text:p>658</text:p>
          </table:table-cell>
          <table:table-cell table:formula="of:=IF([.O174]&lt;&gt;&quot;&quot;; [.O174]-[.N174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74]-[.G174]" office:value-type="float" office:value="1" calcext:value-type="float">
            <text:p>1</text:p>
          </table:table-cell>
          <table:table-cell table:formula="of:=[.B174]-[.G174]" office:value-type="float" office:value="7.58090000000004" calcext:value-type="float">
            <text:p>7.6</text:p>
          </table:table-cell>
          <table:table-cell table:formula="of:=[.C174]-[.G174]" office:value-type="float" office:value="15.19006" calcext:value-type="float">
            <text:p>15.2</text:p>
          </table:table-cell>
          <table:table-cell/>
          <table:table-cell table:formula="of:=[.E174]-[.H174]" office:value-type="float" office:value="-8" calcext:value-type="float">
            <text:p>-8</text:p>
          </table:table-cell>
          <table:table-cell table:formula="of:=IF([.W17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2</text:p>
          </table:table-cell>
          <table:table-cell office:value-type="float" office:value="662.8624" calcext:value-type="float">
            <text:p>662.9</text:p>
          </table:table-cell>
          <table:table-cell office:value-type="float" office:value="669.83374" calcext:value-type="float">
            <text:p>669.8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B175]/[.G175]-1" office:value-type="float" office:value="0.00892298325722973" calcext:value-type="float">
            <text:p>0.009</text:p>
          </table:table-cell>
          <table:table-cell table:formula="of:=[.C175]/[.E175]-1" office:value-type="float" office:value="0.0148996060606061" calcext:value-type="float">
            <text:p>0.015</text:p>
          </table:table-cell>
          <table:table-cell/>
          <table:table-cell table:formula="of:=INT([.B175])" office:value-type="float" office:value="662" calcext:value-type="float">
            <text:p>662</text:p>
          </table:table-cell>
          <table:table-cell table:formula="of:=IF([.G175]&lt;[.M175]; [.M175]; &quot;&quot;)" office:value-type="float" office:value="662" calcext:value-type="float">
            <text:p>662</text:p>
          </table:table-cell>
          <table:table-cell table:formula="of:=IF([.N175]&lt;&gt;&quot;&quot;; [.E175]; &quot;&quot;)" office:value-type="float" office:value="660" calcext:value-type="float">
            <text:p>660</text:p>
          </table:table-cell>
          <table:table-cell table:formula="of:=IF([.O175]&lt;&gt;&quot;&quot;; [.O175]-[.N175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75]-[.G175]" office:value-type="float" office:value="3" calcext:value-type="float">
            <text:p>3</text:p>
          </table:table-cell>
          <table:table-cell table:formula="of:=[.B175]-[.G175]" office:value-type="float" office:value="5.86239999999998" calcext:value-type="float">
            <text:p>5.9</text:p>
          </table:table-cell>
          <table:table-cell table:formula="of:=[.C175]-[.G175]" office:value-type="float" office:value="12.83374" calcext:value-type="float">
            <text:p>12.8</text:p>
          </table:table-cell>
          <table:table-cell/>
          <table:table-cell table:formula="of:=[.E175]-[.H175]" office:value-type="float" office:value="-2" calcext:value-type="float">
            <text:p>-2</text:p>
          </table:table-cell>
          <table:table-cell table:formula="of:=IF([.W17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3</text:p>
          </table:table-cell>
          <table:table-cell office:value-type="float" office:value="666.714" calcext:value-type="float">
            <text:p>666.7</text:p>
          </table:table-cell>
          <table:table-cell office:value-type="float" office:value="674.7798" calcext:value-type="float">
            <text:p>674.8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B176]/[.G176]-1" office:value-type="float" office:value="0.0163323170731708" calcext:value-type="float">
            <text:p>0.016</text:p>
          </table:table-cell>
          <table:table-cell table:formula="of:=[.C176]/[.E176]-1" office:value-type="float" office:value="0.0270621004566209" calcext:value-type="float">
            <text:p>0.027</text:p>
          </table:table-cell>
          <table:table-cell/>
          <table:table-cell table:formula="of:=INT([.B176])" office:value-type="float" office:value="666" calcext:value-type="float">
            <text:p>666</text:p>
          </table:table-cell>
          <table:table-cell table:formula="of:=IF([.G176]&lt;[.M176]; [.M176]; &quot;&quot;)" office:value-type="float" office:value="666" calcext:value-type="float">
            <text:p>666</text:p>
          </table:table-cell>
          <table:table-cell table:formula="of:=IF([.N176]&lt;&gt;&quot;&quot;; [.E176]; &quot;&quot;)" office:value-type="float" office:value="657" calcext:value-type="float">
            <text:p>657</text:p>
          </table:table-cell>
          <table:table-cell table:formula="of:=IF([.O176]&lt;&gt;&quot;&quot;; [.O176]-[.N176]; &quot;&quot;)"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76]-[.G176]" office:value-type="float" office:value="1" calcext:value-type="float">
            <text:p>1</text:p>
          </table:table-cell>
          <table:table-cell table:formula="of:=[.B176]-[.G176]" office:value-type="float" office:value="10.7140000000001" calcext:value-type="float">
            <text:p>10.7</text:p>
          </table:table-cell>
          <table:table-cell table:formula="of:=[.C176]-[.G176]" office:value-type="float" office:value="18.7798" calcext:value-type="float">
            <text:p>18.8</text:p>
          </table:table-cell>
          <table:table-cell/>
          <table:table-cell table:formula="of:=[.E176]-[.H176]" office:value-type="float" office:value="3" calcext:value-type="float">
            <text:p>3</text:p>
          </table:table-cell>
          <table:table-cell table:formula="of:=IF([.W17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24</text:p>
          </table:table-cell>
          <table:table-cell office:value-type="float" office:value="652.12195" calcext:value-type="float">
            <text:p>652.1</text:p>
          </table:table-cell>
          <table:table-cell office:value-type="float" office:value="659.1213" calcext:value-type="float">
            <text:p>659.1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1" calcext:value-type="float">
            <text:p>661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B177]/[.G177]-1" office:value-type="float" office:value="0.0032645384615384" calcext:value-type="float">
            <text:p>0.003</text:p>
          </table:table-cell>
          <table:table-cell table:formula="of:=[.C177]/[.E177]-1" office:value-type="float" office:value="0.00629206106870228" calcext:value-type="float">
            <text:p>0.006</text:p>
          </table:table-cell>
          <table:table-cell/>
          <table:table-cell table:formula="of:=INT([.B177])" office:value-type="float" office:value="652" calcext:value-type="float">
            <text:p>652</text:p>
          </table:table-cell>
          <table:table-cell table:formula="of:=IF([.G177]&lt;[.M177]; [.M177]; &quot;&quot;)" office:value-type="float" office:value="652" calcext:value-type="float">
            <text:p>652</text:p>
          </table:table-cell>
          <table:table-cell table:formula="of:=IF([.N177]&lt;&gt;&quot;&quot;; [.E177]; &quot;&quot;)" office:value-type="float" office:value="655" calcext:value-type="float">
            <text:p>655</text:p>
          </table:table-cell>
          <table:table-cell table:formula="of:=IF([.O177]&lt;&gt;&quot;&quot;; [.O177]-[.N177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77]-[.G177]" office:value-type="float" office:value="5" calcext:value-type="float">
            <text:p>5</text:p>
          </table:table-cell>
          <table:table-cell table:formula="of:=[.B177]-[.G177]" office:value-type="float" office:value="2.12194999999997" calcext:value-type="float">
            <text:p>2.1</text:p>
          </table:table-cell>
          <table:table-cell table:formula="of:=[.C177]-[.G177]" office:value-type="float" office:value="9.12130000000002" calcext:value-type="float">
            <text:p>9.1</text:p>
          </table:table-cell>
          <table:table-cell/>
          <table:table-cell table:formula="of:=[.E177]-[.H177]" office:value-type="float" office:value="4" calcext:value-type="float">
            <text:p>4</text:p>
          </table:table-cell>
          <table:table-cell table:formula="of:=IF([.W17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656.117" calcext:value-type="float">
            <text:p>656.1</text:p>
          </table:table-cell>
          <table:table-cell office:value-type="float" office:value="663.303" calcext:value-type="float">
            <text:p>663.3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78]/[.G178]-1" office:value-type="float" office:value="0.0172356589147287" calcext:value-type="float">
            <text:p>0.017</text:p>
          </table:table-cell>
          <table:table-cell table:formula="of:=[.C178]/[.E178]-1" office:value-type="float" office:value="0.0173358895705522" calcext:value-type="float">
            <text:p>0.017</text:p>
          </table:table-cell>
          <table:table-cell/>
          <table:table-cell table:formula="of:=INT([.B178])" office:value-type="float" office:value="656" calcext:value-type="float">
            <text:p>656</text:p>
          </table:table-cell>
          <table:table-cell table:formula="of:=IF([.G178]&lt;[.M178]; [.M178]; &quot;&quot;)" office:value-type="float" office:value="656" calcext:value-type="float">
            <text:p>656</text:p>
          </table:table-cell>
          <table:table-cell table:formula="of:=IF([.N178]&lt;&gt;&quot;&quot;; [.E178]; &quot;&quot;)" office:value-type="float" office:value="652" calcext:value-type="float">
            <text:p>652</text:p>
          </table:table-cell>
          <table:table-cell table:formula="of:=IF([.O178]&lt;&gt;&quot;&quot;; [.O178]-[.N178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78]-[.G178]" office:value-type="float" office:value="7" calcext:value-type="float">
            <text:p>7</text:p>
          </table:table-cell>
          <table:table-cell table:formula="of:=[.B178]-[.G178]" office:value-type="float" office:value="11.117" calcext:value-type="float">
            <text:p>11.1</text:p>
          </table:table-cell>
          <table:table-cell table:formula="of:=[.C178]-[.G178]" office:value-type="float" office:value="18.303" calcext:value-type="float">
            <text:p>18.3</text:p>
          </table:table-cell>
          <table:table-cell/>
          <table:table-cell table:formula="of:=[.E178]-[.H178]" office:value-type="float" office:value="-3" calcext:value-type="float">
            <text:p>-3</text:p>
          </table:table-cell>
          <table:table-cell table:formula="of:=IF([.W17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656.0899" calcext:value-type="float">
            <text:p>656.1</text:p>
          </table:table-cell>
          <table:table-cell office:value-type="float" office:value="663.42523" calcext:value-type="float">
            <text:p>663.4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9" calcext:value-type="float">
            <text:p>659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B179]/[.G179]-1" office:value-type="float" office:value="0.00781858678955438" calcext:value-type="float">
            <text:p>0.008</text:p>
          </table:table-cell>
          <table:table-cell table:formula="of:=[.C179]/[.E179]-1" office:value-type="float" office:value="0.0175233588957056" calcext:value-type="float">
            <text:p>0.018</text:p>
          </table:table-cell>
          <table:table-cell/>
          <table:table-cell table:formula="of:=INT([.B179])" office:value-type="float" office:value="656" calcext:value-type="float">
            <text:p>656</text:p>
          </table:table-cell>
          <table:table-cell table:formula="of:=IF([.G179]&lt;[.M179]; [.M179]; &quot;&quot;)" office:value-type="float" office:value="656" calcext:value-type="float">
            <text:p>656</text:p>
          </table:table-cell>
          <table:table-cell table:formula="of:=IF([.N179]&lt;&gt;&quot;&quot;; [.E179]; &quot;&quot;)" office:value-type="float" office:value="652" calcext:value-type="float">
            <text:p>652</text:p>
          </table:table-cell>
          <table:table-cell table:formula="of:=IF([.O179]&lt;&gt;&quot;&quot;; [.O179]-[.N179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79]-[.G179]" office:value-type="float" office:value="1" calcext:value-type="float">
            <text:p>1</text:p>
          </table:table-cell>
          <table:table-cell table:formula="of:=[.B179]-[.G179]" office:value-type="float" office:value="5.08989999999994" calcext:value-type="float">
            <text:p>5.1</text:p>
          </table:table-cell>
          <table:table-cell table:formula="of:=[.C179]-[.G179]" office:value-type="float" office:value="12.4252300000001" calcext:value-type="float">
            <text:p>12.4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formula="of:=IF([.W17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655.3968" calcext:value-type="float">
            <text:p>655.4</text:p>
          </table:table-cell>
          <table:table-cell office:value-type="float" office:value="662.55884" calcext:value-type="float">
            <text:p>662.6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B180]/[.G180]-1" office:value-type="float" office:value="0.00675391705069117" calcext:value-type="float">
            <text:p>0.007</text:p>
          </table:table-cell>
          <table:table-cell table:formula="of:=[.C180]/[.E180]-1" office:value-type="float" office:value="0.00540036418816392" calcext:value-type="float">
            <text:p>0.005</text:p>
          </table:table-cell>
          <table:table-cell/>
          <table:table-cell table:formula="of:=INT([.B180])" office:value-type="float" office:value="655" calcext:value-type="float">
            <text:p>655</text:p>
          </table:table-cell>
          <table:table-cell table:formula="of:=IF([.G180]&lt;[.M180]; [.M180]; &quot;&quot;)" office:value-type="float" office:value="655" calcext:value-type="float">
            <text:p>655</text:p>
          </table:table-cell>
          <table:table-cell table:formula="of:=IF([.N180]&lt;&gt;&quot;&quot;; [.E180]; &quot;&quot;)" office:value-type="float" office:value="659" calcext:value-type="float">
            <text:p>659</text:p>
          </table:table-cell>
          <table:table-cell table:formula="of:=IF([.O180]&lt;&gt;&quot;&quot;; [.O180]-[.N180]; &quot;&quot;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0]-[.G180]" office:value-type="float" office:value="8" calcext:value-type="float">
            <text:p>8</text:p>
          </table:table-cell>
          <table:table-cell table:formula="of:=[.B180]-[.G180]" office:value-type="float" office:value="4.39679999999999" calcext:value-type="float">
            <text:p>4.4</text:p>
          </table:table-cell>
          <table:table-cell table:formula="of:=[.C180]-[.G180]" office:value-type="float" office:value="11.55884" calcext:value-type="float">
            <text:p>11.6</text:p>
          </table:table-cell>
          <table:table-cell/>
          <table:table-cell table:formula="of:=[.E180]-[.H180]" office:value-type="float" office:value="-12" calcext:value-type="float">
            <text:p>-12</text:p>
          </table:table-cell>
          <table:table-cell table:formula="of:=IF([.W18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2</text:p>
          </table:table-cell>
          <table:table-cell office:value-type="float" office:value="669.46814" calcext:value-type="float">
            <text:p>669.5</text:p>
          </table:table-cell>
          <table:table-cell office:value-type="float" office:value="676.5081" calcext:value-type="float">
            <text:p>676.5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74" calcext:value-type="float">
            <text:p>674</text:p>
          </table:table-cell>
          <table:table-cell office:value-type="float" office:value="654" calcext:value-type="float">
            <text:p>654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81]/[.G181]-1" office:value-type="float" office:value="0.0236515902140673" calcext:value-type="float">
            <text:p>0.024</text:p>
          </table:table-cell>
          <table:table-cell table:formula="of:=[.C181]/[.E181]-1" office:value-type="float" office:value="0.0328367938931298" calcext:value-type="float">
            <text:p>0.033</text:p>
          </table:table-cell>
          <table:table-cell/>
          <table:table-cell table:formula="of:=INT([.B181])" office:value-type="float" office:value="669" calcext:value-type="float">
            <text:p>669</text:p>
          </table:table-cell>
          <table:table-cell table:formula="of:=IF([.G181]&lt;[.M181]; [.M181]; &quot;&quot;)" office:value-type="float" office:value="669" calcext:value-type="float">
            <text:p>669</text:p>
          </table:table-cell>
          <table:table-cell table:formula="of:=IF([.N181]&lt;&gt;&quot;&quot;; [.E181]; &quot;&quot;)" office:value-type="float" office:value="655" calcext:value-type="float">
            <text:p>655</text:p>
          </table:table-cell>
          <table:table-cell table:formula="of:=IF([.O181]&lt;&gt;&quot;&quot;; [.O181]-[.N181]; &quot;&quot;)" office:value-type="float" office:value="-14" calcext:value-type="float">
            <text:p>-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1]-[.G181]" office:value-type="float" office:value="1" calcext:value-type="float">
            <text:p>1</text:p>
          </table:table-cell>
          <table:table-cell table:formula="of:=[.B181]-[.G181]" office:value-type="float" office:value="15.4681399999999" calcext:value-type="float">
            <text:p>15.5</text:p>
          </table:table-cell>
          <table:table-cell table:formula="of:=[.C181]-[.G181]" office:value-type="float" office:value="22.5081" calcext:value-type="float">
            <text:p>22.5</text:p>
          </table:table-cell>
          <table:table-cell/>
          <table:table-cell table:formula="of:=[.E181]-[.H181]" office:value-type="float" office:value="-1" calcext:value-type="float">
            <text:p>-1</text:p>
          </table:table-cell>
          <table:table-cell table:formula="of:=IF([.W18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3</text:p>
          </table:table-cell>
          <table:table-cell office:value-type="float" office:value="655.50525" calcext:value-type="float">
            <text:p>655.5</text:p>
          </table:table-cell>
          <table:table-cell office:value-type="float" office:value="662.93463" calcext:value-type="float">
            <text:p>662.9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82]/[.G182]-1" office:value-type="float" office:value="0.0069205069124425" calcext:value-type="float">
            <text:p>0.007</text:p>
          </table:table-cell>
          <table:table-cell table:formula="of:=[.C182]/[.E182]-1" office:value-type="float" office:value="0.0121139389312976" calcext:value-type="float">
            <text:p>0.012</text:p>
          </table:table-cell>
          <table:table-cell/>
          <table:table-cell table:formula="of:=INT([.B182])" office:value-type="float" office:value="655" calcext:value-type="float">
            <text:p>655</text:p>
          </table:table-cell>
          <table:table-cell table:formula="of:=IF([.G182]&lt;[.M182]; [.M182]; &quot;&quot;)" office:value-type="float" office:value="655" calcext:value-type="float">
            <text:p>655</text:p>
          </table:table-cell>
          <table:table-cell table:formula="of:=IF([.N182]&lt;&gt;&quot;&quot;; [.E182]; &quot;&quot;)" office:value-type="float" office:value="655" calcext:value-type="float">
            <text:p>655</text:p>
          </table:table-cell>
          <table:table-cell table:formula="of:=IF([.O182]&lt;&gt;&quot;&quot;; [.O182]-[.N182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2]-[.G182]" office:value-type="float" office:value="4" calcext:value-type="float">
            <text:p>4</text:p>
          </table:table-cell>
          <table:table-cell table:formula="of:=[.B182]-[.G182]" office:value-type="float" office:value="4.50525000000005" calcext:value-type="float">
            <text:p>4.5</text:p>
          </table:table-cell>
          <table:table-cell table:formula="of:=[.C182]-[.G182]" office:value-type="float" office:value="11.93463" calcext:value-type="float">
            <text:p>11.9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formula="of:=IF([.W18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6</text:p>
          </table:table-cell>
          <table:table-cell office:value-type="float" office:value="653.00385" calcext:value-type="float">
            <text:p>653.0</text:p>
          </table:table-cell>
          <table:table-cell office:value-type="float" office:value="660.19775" calcext:value-type="float">
            <text:p>660.2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B183]/[.G183]-1" office:value-type="float" office:value="0.00462130769230784" calcext:value-type="float">
            <text:p>0.005</text:p>
          </table:table-cell>
          <table:table-cell table:formula="of:=[.C183]/[.E183]-1" office:value-type="float" office:value="0.014128648233487" calcext:value-type="float">
            <text:p>0.014</text:p>
          </table:table-cell>
          <table:table-cell/>
          <table:table-cell table:formula="of:=INT([.B183])" office:value-type="float" office:value="653" calcext:value-type="float">
            <text:p>653</text:p>
          </table:table-cell>
          <table:table-cell table:formula="of:=IF([.G183]&lt;[.M183]; [.M183]; &quot;&quot;)" office:value-type="float" office:value="653" calcext:value-type="float">
            <text:p>653</text:p>
          </table:table-cell>
          <table:table-cell table:formula="of:=IF([.N183]&lt;&gt;&quot;&quot;; [.E183]; &quot;&quot;)" office:value-type="float" office:value="651" calcext:value-type="float">
            <text:p>651</text:p>
          </table:table-cell>
          <table:table-cell table:formula="of:=IF([.O183]&lt;&gt;&quot;&quot;; [.O183]-[.N183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3]-[.G183]" office:value-type="float" office:value="1" calcext:value-type="float">
            <text:p>1</text:p>
          </table:table-cell>
          <table:table-cell table:formula="of:=[.B183]-[.G183]" office:value-type="float" office:value="3.00385000000006" calcext:value-type="float">
            <text:p>3.0</text:p>
          </table:table-cell>
          <table:table-cell table:formula="of:=[.C183]-[.G183]" office:value-type="float" office:value="10.19775" calcext:value-type="float">
            <text:p>10.2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formula="of:=IF([.W18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7</text:p>
          </table:table-cell>
          <table:table-cell office:value-type="float" office:value="653.07623" calcext:value-type="float">
            <text:p>653.1</text:p>
          </table:table-cell>
          <table:table-cell office:value-type="float" office:value="659.7732" calcext:value-type="float">
            <text:p>659.8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B184]/[.G184]-1" office:value-type="float" office:value="0.00473266153846152" calcext:value-type="float">
            <text:p>0.005</text:p>
          </table:table-cell>
          <table:table-cell table:formula="of:=[.C184]/[.E184]-1" office:value-type="float" office:value="0.0103724349157732" calcext:value-type="float">
            <text:p>0.010</text:p>
          </table:table-cell>
          <table:table-cell/>
          <table:table-cell table:formula="of:=INT([.B184])" office:value-type="float" office:value="653" calcext:value-type="float">
            <text:p>653</text:p>
          </table:table-cell>
          <table:table-cell table:formula="of:=IF([.G184]&lt;[.M184]; [.M184]; &quot;&quot;)" office:value-type="float" office:value="653" calcext:value-type="float">
            <text:p>653</text:p>
          </table:table-cell>
          <table:table-cell table:formula="of:=IF([.N184]&lt;&gt;&quot;&quot;; [.E184]; &quot;&quot;)" office:value-type="float" office:value="653" calcext:value-type="float">
            <text:p>653</text:p>
          </table:table-cell>
          <table:table-cell table:formula="of:=IF([.O184]&lt;&gt;&quot;&quot;; [.O184]-[.N184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4]-[.G184]" office:value-type="float" office:value="3" calcext:value-type="float">
            <text:p>3</text:p>
          </table:table-cell>
          <table:table-cell table:formula="of:=[.B184]-[.G184]" office:value-type="float" office:value="3.07623000000001" calcext:value-type="float">
            <text:p>3.1</text:p>
          </table:table-cell>
          <table:table-cell table:formula="of:=[.C184]-[.G184]" office:value-type="float" office:value="9.77319999999997" calcext:value-type="float">
            <text:p>9.8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formula="of:=IF([.W18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8</text:p>
          </table:table-cell>
          <table:table-cell office:value-type="float" office:value="656.94745" calcext:value-type="float">
            <text:p>656.9</text:p>
          </table:table-cell>
          <table:table-cell office:value-type="float" office:value="663.84265" calcext:value-type="float">
            <text:p>663.8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B185]/[.G185]-1" office:value-type="float" office:value="0.00913586789554532" calcext:value-type="float">
            <text:p>0.009</text:p>
          </table:table-cell>
          <table:table-cell table:formula="of:=[.C185]/[.E185]-1" office:value-type="float" office:value="0.0181635736196319" calcext:value-type="float">
            <text:p>0.018</text:p>
          </table:table-cell>
          <table:table-cell/>
          <table:table-cell table:formula="of:=INT([.B185])" office:value-type="float" office:value="656" calcext:value-type="float">
            <text:p>656</text:p>
          </table:table-cell>
          <table:table-cell table:formula="of:=IF([.G185]&lt;[.M185]; [.M185]; &quot;&quot;)" office:value-type="float" office:value="656" calcext:value-type="float">
            <text:p>656</text:p>
          </table:table-cell>
          <table:table-cell table:formula="of:=IF([.N185]&lt;&gt;&quot;&quot;; [.E185]; &quot;&quot;)" office:value-type="float" office:value="652" calcext:value-type="float">
            <text:p>652</text:p>
          </table:table-cell>
          <table:table-cell table:formula="of:=IF([.O185]&lt;&gt;&quot;&quot;; [.O185]-[.N185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5]-[.G185]" office:value-type="float" office:value="1" calcext:value-type="float">
            <text:p>1</text:p>
          </table:table-cell>
          <table:table-cell table:formula="of:=[.B185]-[.G185]" office:value-type="float" office:value="5.94745" calcext:value-type="float">
            <text:p>5.9</text:p>
          </table:table-cell>
          <table:table-cell table:formula="of:=[.C185]-[.G185]" office:value-type="float" office:value="12.84265" calcext:value-type="float">
            <text:p>12.8</text:p>
          </table:table-cell>
          <table:table-cell/>
          <table:table-cell table:formula="of:=[.E185]-[.H185]" office:value-type="float" office:value="-3" calcext:value-type="float">
            <text:p>-3</text:p>
          </table:table-cell>
          <table:table-cell table:formula="of:=IF([.W18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9</text:p>
          </table:table-cell>
          <table:table-cell office:value-type="float" office:value="657.6227" calcext:value-type="float">
            <text:p>657.6</text:p>
          </table:table-cell>
          <table:table-cell office:value-type="float" office:value="664.8638" calcext:value-type="float">
            <text:p>664.9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B186]/[.G186]-1" office:value-type="float" office:value="0.0101731182795699" calcext:value-type="float">
            <text:p>0.010</text:p>
          </table:table-cell>
          <table:table-cell table:formula="of:=[.C186]/[.E186]-1" office:value-type="float" office:value="0.0119692541856924" calcext:value-type="float">
            <text:p>0.012</text:p>
          </table:table-cell>
          <table:table-cell/>
          <table:table-cell table:formula="of:=INT([.B186])" office:value-type="float" office:value="657" calcext:value-type="float">
            <text:p>657</text:p>
          </table:table-cell>
          <table:table-cell table:formula="of:=IF([.G186]&lt;[.M186]; [.M186]; &quot;&quot;)" office:value-type="float" office:value="657" calcext:value-type="float">
            <text:p>657</text:p>
          </table:table-cell>
          <table:table-cell table:formula="of:=IF([.N186]&lt;&gt;&quot;&quot;; [.E186]; &quot;&quot;)" office:value-type="float" office:value="657" calcext:value-type="float">
            <text:p>657</text:p>
          </table:table-cell>
          <table:table-cell table:formula="of:=IF([.O186]&lt;&gt;&quot;&quot;; [.O186]-[.N186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6]-[.G186]" office:value-type="float" office:value="6" calcext:value-type="float">
            <text:p>6</text:p>
          </table:table-cell>
          <table:table-cell table:formula="of:=[.B186]-[.G186]" office:value-type="float" office:value="6.62270000000001" calcext:value-type="float">
            <text:p>6.6</text:p>
          </table:table-cell>
          <table:table-cell table:formula="of:=[.C186]-[.G186]" office:value-type="float" office:value="13.8638" calcext:value-type="float">
            <text:p>13.9</text:p>
          </table:table-cell>
          <table:table-cell/>
          <table:table-cell table:formula="of:=[.E186]-[.H186]" office:value-type="float" office:value="-2" calcext:value-type="float">
            <text:p>-2</text:p>
          </table:table-cell>
          <table:table-cell table:formula="of:=IF([.W18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0</text:p>
          </table:table-cell>
          <table:table-cell office:value-type="float" office:value="659.14606" calcext:value-type="float">
            <text:p>659.1</text:p>
          </table:table-cell>
          <table:table-cell office:value-type="float" office:value="666.1353" calcext:value-type="float">
            <text:p>666.1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office:value-type="float" office:value="656" calcext:value-type="float">
            <text:p>656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B187]/[.G187]-1" office:value-type="float" office:value="0.00479582317073168" calcext:value-type="float">
            <text:p>0.005</text:p>
          </table:table-cell>
          <table:table-cell table:formula="of:=[.C187]/[.E187]-1" office:value-type="float" office:value="-0.00279146706586819" calcext:value-type="float">
            <text:p>-0.003</text:p>
          </table:table-cell>
          <table:table-cell/>
          <table:table-cell table:formula="of:=INT([.B187])" office:value-type="float" office:value="659" calcext:value-type="float">
            <text:p>659</text:p>
          </table:table-cell>
          <table:table-cell table:formula="of:=IF([.G187]&lt;[.M187]; [.M187]; &quot;&quot;)" office:value-type="float" office:value="659" calcext:value-type="float">
            <text:p>659</text:p>
          </table:table-cell>
          <table:table-cell table:formula="of:=IF([.N187]&lt;&gt;&quot;&quot;; [.E187]; &quot;&quot;)" office:value-type="float" office:value="668" calcext:value-type="float">
            <text:p>668</text:p>
          </table:table-cell>
          <table:table-cell table:formula="of:=IF([.O187]&lt;&gt;&quot;&quot;; [.O187]-[.N187]; &quot;&quot;)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7]-[.G187]" office:value-type="float" office:value="12" calcext:value-type="float">
            <text:p>12</text:p>
          </table:table-cell>
          <table:table-cell table:formula="of:=[.B187]-[.G187]" office:value-type="float" office:value="3.14606000000003" calcext:value-type="float">
            <text:p>3.1</text:p>
          </table:table-cell>
          <table:table-cell table:formula="of:=[.C187]-[.G187]" office:value-type="float" office:value="10.1353" calcext:value-type="float">
            <text:p>10.1</text:p>
          </table:table-cell>
          <table:table-cell/>
          <table:table-cell table:formula="of:=[.E187]-[.H187]" office:value-type="float" office:value="2" calcext:value-type="float">
            <text:p>2</text:p>
          </table:table-cell>
          <table:table-cell table:formula="of:=IF([.W18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3-13</text:p>
          </table:table-cell>
          <table:table-cell office:value-type="float" office:value="669.8675" calcext:value-type="float">
            <text:p>669.9</text:p>
          </table:table-cell>
          <table:table-cell office:value-type="float" office:value="677.30676" calcext:value-type="float">
            <text:p>677.3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B188]/[.G188]-1" office:value-type="float" office:value="0.00883659638554213" calcext:value-type="float">
            <text:p>0.009</text:p>
          </table:table-cell>
          <table:table-cell table:formula="of:=[.C188]/[.E188]-1" office:value-type="float" office:value="0.0124166816143498" calcext:value-type="float">
            <text:p>0.012</text:p>
          </table:table-cell>
          <table:table-cell/>
          <table:table-cell table:formula="of:=INT([.B188])" office:value-type="float" office:value="669" calcext:value-type="float">
            <text:p>669</text:p>
          </table:table-cell>
          <table:table-cell table:formula="of:=IF([.G188]&lt;[.M188]; [.M188]; &quot;&quot;)" office:value-type="float" office:value="669" calcext:value-type="float">
            <text:p>669</text:p>
          </table:table-cell>
          <table:table-cell table:formula="of:=IF([.N188]&lt;&gt;&quot;&quot;; [.E188]; &quot;&quot;)" office:value-type="float" office:value="669" calcext:value-type="float">
            <text:p>669</text:p>
          </table:table-cell>
          <table:table-cell table:formula="of:=IF([.O188]&lt;&gt;&quot;&quot;; [.O188]-[.N188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88]-[.G188]" office:value-type="float" office:value="5" calcext:value-type="float">
            <text:p>5</text:p>
          </table:table-cell>
          <table:table-cell table:formula="of:=[.B188]-[.G188]" office:value-type="float" office:value="5.86749999999995" calcext:value-type="float">
            <text:p>5.9</text:p>
          </table:table-cell>
          <table:table-cell table:formula="of:=[.C188]-[.G188]" office:value-type="float" office:value="13.3067600000001" calcext:value-type="float">
            <text:p>13.3</text:p>
          </table:table-cell>
          <table:table-cell/>
          <table:table-cell table:formula="of:=[.E188]-[.H188]" office:value-type="float" office:value="-3" calcext:value-type="float">
            <text:p>-3</text:p>
          </table:table-cell>
          <table:table-cell table:formula="of:=IF([.W18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4</text:p>
          </table:table-cell>
          <table:table-cell office:value-type="float" office:value="669.9961" calcext:value-type="float">
            <text:p>670.0</text:p>
          </table:table-cell>
          <table:table-cell office:value-type="float" office:value="676.63367" calcext:value-type="float">
            <text:p>676.6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69" calcext:value-type="float">
            <text:p>669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B189]/[.G189]-1" office:value-type="float" office:value="0.00148893871449918" calcext:value-type="float">
            <text:p>0.001</text:p>
          </table:table-cell>
          <table:table-cell table:formula="of:=[.C189]/[.E189]-1" office:value-type="float" office:value="-0.000541107828655796" calcext:value-type="float">
            <text:p>-0.001</text:p>
          </table:table-cell>
          <table:table-cell/>
          <table:table-cell table:formula="of:=INT([.B189])" office:value-type="float" office:value="669" calcext:value-type="float">
            <text:p>669</text:p>
          </table:table-cell>
          <table:table-cell table:formula="of:=IF([.G189]&lt;[.M189]; [.M189]; &quot;&quot;)">
            <text:p/>
          </table:table-cell>
          <table:table-cell table:formula="of:=IF([.N189]&lt;&gt;&quot;&quot;; [.E189]; &quot;&quot;)">
            <text:p/>
          </table:table-cell>
          <table:table-cell table:formula="of:=IF([.O189]&lt;&gt;&quot;&quot;; [.O189]-[.N189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89]-[.G189]" office:value-type="float" office:value="8" calcext:value-type="float">
            <text:p>8</text:p>
          </table:table-cell>
          <table:table-cell table:formula="of:=[.B189]-[.G189]" office:value-type="float" office:value="0.996099999999956" calcext:value-type="float">
            <text:p>1.0</text:p>
          </table:table-cell>
          <table:table-cell table:formula="of:=[.C189]-[.G189]" office:value-type="float" office:value="7.63367000000005" calcext:value-type="float">
            <text:p>7.6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formula="of:=IF([.W18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5</text:p>
          </table:table-cell>
          <table:table-cell office:value-type="float" office:value="678.152" calcext:value-type="float">
            <text:p>678.2</text:p>
          </table:table-cell>
          <table:table-cell office:value-type="float" office:value="685.0762" calcext:value-type="float">
            <text:p>685.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190]/[.G190]-1" office:value-type="float" office:value="0.0121671641791046" calcext:value-type="float">
            <text:p>0.012</text:p>
          </table:table-cell>
          <table:table-cell table:formula="of:=[.C190]/[.E190]-1" office:value-type="float" office:value="0.0134263313609466" calcext:value-type="float">
            <text:p>0.013</text:p>
          </table:table-cell>
          <table:table-cell/>
          <table:table-cell table:formula="of:=INT([.B190])" office:value-type="float" office:value="678" calcext:value-type="float">
            <text:p>678</text:p>
          </table:table-cell>
          <table:table-cell table:formula="of:=IF([.G190]&lt;[.M190]; [.M190]; &quot;&quot;)" office:value-type="float" office:value="678" calcext:value-type="float">
            <text:p>678</text:p>
          </table:table-cell>
          <table:table-cell table:formula="of:=IF([.N190]&lt;&gt;&quot;&quot;; [.E190]; &quot;&quot;)" office:value-type="float" office:value="676" calcext:value-type="float">
            <text:p>676</text:p>
          </table:table-cell>
          <table:table-cell table:formula="of:=IF([.O190]&lt;&gt;&quot;&quot;; [.O190]-[.N190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0]-[.G190]" office:value-type="float" office:value="6" calcext:value-type="float">
            <text:p>6</text:p>
          </table:table-cell>
          <table:table-cell table:formula="of:=[.B190]-[.G190]" office:value-type="float" office:value="8.15200000000004" calcext:value-type="float">
            <text:p>8.2</text:p>
          </table:table-cell>
          <table:table-cell table:formula="of:=[.C190]-[.G190]" office:value-type="float" office:value="15.0762" calcext:value-type="float">
            <text:p>15.1</text:p>
          </table:table-cell>
          <table:table-cell/>
          <table:table-cell table:formula="of:=[.E190]-[.H190]" office:value-type="float" office:value="2" calcext:value-type="float">
            <text:p>2</text:p>
          </table:table-cell>
          <table:table-cell table:formula="of:=IF([.W19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3-16</text:p>
          </table:table-cell>
          <table:table-cell office:value-type="float" office:value="673.01746" calcext:value-type="float">
            <text:p>673.0</text:p>
          </table:table-cell>
          <table:table-cell office:value-type="float" office:value="679.6375" calcext:value-type="float">
            <text:p>679.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B191]/[.G191]-1" office:value-type="float" office:value="0.004503671641791" calcext:value-type="float">
            <text:p>0.005</text:p>
          </table:table-cell>
          <table:table-cell table:formula="of:=[.C191]/[.E191]-1" office:value-type="float" office:value="0.0113653273809524" calcext:value-type="float">
            <text:p>0.011</text:p>
          </table:table-cell>
          <table:table-cell/>
          <table:table-cell table:formula="of:=INT([.B191])" office:value-type="float" office:value="673" calcext:value-type="float">
            <text:p>673</text:p>
          </table:table-cell>
          <table:table-cell table:formula="of:=IF([.G191]&lt;[.M191]; [.M191]; &quot;&quot;)" office:value-type="float" office:value="673" calcext:value-type="float">
            <text:p>673</text:p>
          </table:table-cell>
          <table:table-cell table:formula="of:=IF([.N191]&lt;&gt;&quot;&quot;; [.E191]; &quot;&quot;)" office:value-type="float" office:value="672" calcext:value-type="float">
            <text:p>672</text:p>
          </table:table-cell>
          <table:table-cell table:formula="of:=IF([.O191]&lt;&gt;&quot;&quot;; [.O191]-[.N191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1]-[.G191]" office:value-type="float" office:value="2" calcext:value-type="float">
            <text:p>2</text:p>
          </table:table-cell>
          <table:table-cell table:formula="of:=[.B191]-[.G191]" office:value-type="float" office:value="3.01746000000003" calcext:value-type="float">
            <text:p>3.0</text:p>
          </table:table-cell>
          <table:table-cell table:formula="of:=[.C191]-[.G191]" office:value-type="float" office:value="9.63750000000005" calcext:value-type="float">
            <text:p>9.6</text:p>
          </table:table-cell>
          <table:table-cell/>
          <table:table-cell table:formula="of:=[.E191]-[.H191]" office:value-type="float" office:value="6" calcext:value-type="float">
            <text:p>6</text:p>
          </table:table-cell>
          <table:table-cell table:formula="of:=IF([.W19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3-17</text:p>
          </table:table-cell>
          <table:table-cell office:value-type="float" office:value="669.4128" calcext:value-type="float">
            <text:p>669.4</text:p>
          </table:table-cell>
          <table:table-cell office:value-type="float" office:value="676.0627" calcext:value-type="float">
            <text:p>676.1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B192]/[.G192]-1" office:value-type="float" office:value="0.00512432432432419" calcext:value-type="float">
            <text:p>0.005</text:p>
          </table:table-cell>
          <table:table-cell table:formula="of:=[.C192]/[.E192]-1" office:value-type="float" office:value="0.0120699101796407" calcext:value-type="float">
            <text:p>0.012</text:p>
          </table:table-cell>
          <table:table-cell/>
          <table:table-cell table:formula="of:=INT([.B192])" office:value-type="float" office:value="669" calcext:value-type="float">
            <text:p>669</text:p>
          </table:table-cell>
          <table:table-cell table:formula="of:=IF([.G192]&lt;[.M192]; [.M192]; &quot;&quot;)" office:value-type="float" office:value="669" calcext:value-type="float">
            <text:p>669</text:p>
          </table:table-cell>
          <table:table-cell table:formula="of:=IF([.N192]&lt;&gt;&quot;&quot;; [.E192]; &quot;&quot;)" office:value-type="float" office:value="668" calcext:value-type="float">
            <text:p>668</text:p>
          </table:table-cell>
          <table:table-cell table:formula="of:=IF([.O192]&lt;&gt;&quot;&quot;; [.O192]-[.N192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2]-[.G192]" office:value-type="float" office:value="2" calcext:value-type="float">
            <text:p>2</text:p>
          </table:table-cell>
          <table:table-cell table:formula="of:=[.B192]-[.G192]" office:value-type="float" office:value="3.41279999999995" calcext:value-type="float">
            <text:p>3.4</text:p>
          </table:table-cell>
          <table:table-cell table:formula="of:=[.C192]-[.G192]" office:value-type="float" office:value="10.0626999999999" calcext:value-type="float">
            <text:p>10.1</text:p>
          </table:table-cell>
          <table:table-cell/>
          <table:table-cell table:formula="of:=[.E192]-[.H192]" office:value-type="float" office:value="-4" calcext:value-type="float">
            <text:p>-4</text:p>
          </table:table-cell>
          <table:table-cell table:formula="of:=IF([.W19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21</text:p>
          </table:table-cell>
          <table:table-cell office:value-type="float" office:value="673.6105" calcext:value-type="float">
            <text:p>673.6</text:p>
          </table:table-cell>
          <table:table-cell office:value-type="float" office:value="680.2783" calcext:value-type="float">
            <text:p>680.3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193]/[.G193]-1" office:value-type="float" office:value="0.00839895209580832" calcext:value-type="float">
            <text:p>0.008</text:p>
          </table:table-cell>
          <table:table-cell table:formula="of:=[.C193]/[.E193]-1" office:value-type="float" office:value="0.00931498516320461" calcext:value-type="float">
            <text:p>0.009</text:p>
          </table:table-cell>
          <table:table-cell/>
          <table:table-cell table:formula="of:=INT([.B193])" office:value-type="float" office:value="673" calcext:value-type="float">
            <text:p>673</text:p>
          </table:table-cell>
          <table:table-cell table:formula="of:=IF([.G193]&lt;[.M193]; [.M193]; &quot;&quot;)" office:value-type="float" office:value="673" calcext:value-type="float">
            <text:p>673</text:p>
          </table:table-cell>
          <table:table-cell table:formula="of:=IF([.N193]&lt;&gt;&quot;&quot;; [.E193]; &quot;&quot;)" office:value-type="float" office:value="674" calcext:value-type="float">
            <text:p>674</text:p>
          </table:table-cell>
          <table:table-cell table:formula="of:=IF([.O193]&lt;&gt;&quot;&quot;; [.O193]-[.N193]; &quot;&quot;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3]-[.G193]" office:value-type="float" office:value="6" calcext:value-type="float">
            <text:p>6</text:p>
          </table:table-cell>
          <table:table-cell table:formula="of:=[.B193]-[.G193]" office:value-type="float" office:value="5.6105" calcext:value-type="float">
            <text:p>5.6</text:p>
          </table:table-cell>
          <table:table-cell table:formula="of:=[.C193]-[.G193]" office:value-type="float" office:value="12.2782999999999" calcext:value-type="float">
            <text:p>12.3</text:p>
          </table:table-cell>
          <table:table-cell/>
          <table:table-cell table:formula="of:=[.E193]-[.H193]" office:value-type="float" office:value="9" calcext:value-type="float">
            <text:p>9</text:p>
          </table:table-cell>
          <table:table-cell table:formula="of:=IF([.W19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3-22</text:p>
          </table:table-cell>
          <table:table-cell office:value-type="float" office:value="668.0796" calcext:value-type="float">
            <text:p>668.1</text:p>
          </table:table-cell>
          <table:table-cell office:value-type="float" office:value="674.75323" calcext:value-type="float">
            <text:p>674.8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53" calcext:value-type="float">
            <text:p>653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B194]/[.G194]-1" office:value-type="float" office:value="0.0230928024502297" calcext:value-type="float">
            <text:p>0.023</text:p>
          </table:table-cell>
          <table:table-cell table:formula="of:=[.C194]/[.E194]-1" office:value-type="float" office:value="0.0254608358662614" calcext:value-type="float">
            <text:p>0.025</text:p>
          </table:table-cell>
          <table:table-cell/>
          <table:table-cell table:formula="of:=INT([.B194])" office:value-type="float" office:value="668" calcext:value-type="float">
            <text:p>668</text:p>
          </table:table-cell>
          <table:table-cell table:formula="of:=IF([.G194]&lt;[.M194]; [.M194]; &quot;&quot;)" office:value-type="float" office:value="668" calcext:value-type="float">
            <text:p>668</text:p>
          </table:table-cell>
          <table:table-cell table:formula="of:=IF([.N194]&lt;&gt;&quot;&quot;; [.E194]; &quot;&quot;)" office:value-type="float" office:value="658" calcext:value-type="float">
            <text:p>658</text:p>
          </table:table-cell>
          <table:table-cell table:formula="of:=IF([.O194]&lt;&gt;&quot;&quot;; [.O194]-[.N194]; &quot;&quot;)"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4]-[.G194]" office:value-type="float" office:value="5" calcext:value-type="float">
            <text:p>5</text:p>
          </table:table-cell>
          <table:table-cell table:formula="of:=[.B194]-[.G194]" office:value-type="float" office:value="15.0796" calcext:value-type="float">
            <text:p>15.1</text:p>
          </table:table-cell>
          <table:table-cell table:formula="of:=[.C194]-[.G194]" office:value-type="float" office:value="21.75323" calcext:value-type="float">
            <text:p>21.8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formula="of:=IF([.W19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23</text:p>
          </table:table-cell>
          <table:table-cell office:value-type="float" office:value="657.0901" calcext:value-type="float">
            <text:p>657.1</text:p>
          </table:table-cell>
          <table:table-cell office:value-type="float" office:value="663.8492" calcext:value-type="float">
            <text:p>663.8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office:value-type="float" office:value="640" calcext:value-type="float">
            <text:p>640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195]/[.G195]-1" office:value-type="float" office:value="0.0267032812500001" calcext:value-type="float">
            <text:p>0.027</text:p>
          </table:table-cell>
          <table:table-cell table:formula="of:=[.C195]/[.E195]-1" office:value-type="float" office:value="0.0166143950995405" calcext:value-type="float">
            <text:p>0.017</text:p>
          </table:table-cell>
          <table:table-cell/>
          <table:table-cell table:formula="of:=INT([.B195])" office:value-type="float" office:value="657" calcext:value-type="float">
            <text:p>657</text:p>
          </table:table-cell>
          <table:table-cell table:formula="of:=IF([.G195]&lt;[.M195]; [.M195]; &quot;&quot;)" office:value-type="float" office:value="657" calcext:value-type="float">
            <text:p>657</text:p>
          </table:table-cell>
          <table:table-cell table:formula="of:=IF([.N195]&lt;&gt;&quot;&quot;; [.E195]; &quot;&quot;)" office:value-type="float" office:value="653" calcext:value-type="float">
            <text:p>653</text:p>
          </table:table-cell>
          <table:table-cell table:formula="of:=IF([.O195]&lt;&gt;&quot;&quot;; [.O195]-[.N195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5]-[.G195]" office:value-type="float" office:value="13" calcext:value-type="float">
            <text:p>13</text:p>
          </table:table-cell>
          <table:table-cell table:formula="of:=[.B195]-[.G195]" office:value-type="float" office:value="17.0901" calcext:value-type="float">
            <text:p>17.1</text:p>
          </table:table-cell>
          <table:table-cell table:formula="of:=[.C195]-[.G195]" office:value-type="float" office:value="23.8492" calcext:value-type="float">
            <text:p>23.8</text:p>
          </table:table-cell>
          <table:table-cell/>
          <table:table-cell table:formula="of:=[.E195]-[.H195]" office:value-type="float" office:value="-3" calcext:value-type="float">
            <text:p>-3</text:p>
          </table:table-cell>
          <table:table-cell table:formula="of:=IF([.W19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24</text:p>
          </table:table-cell>
          <table:table-cell office:value-type="float" office:value="656.338" calcext:value-type="float">
            <text:p>656.3</text:p>
          </table:table-cell>
          <table:table-cell office:value-type="float" office:value="664.2645" calcext:value-type="float">
            <text:p>664.3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office:value-type="float" office:value="655" calcext:value-type="float">
            <text:p>655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B196]/[.G196]-1" office:value-type="float" office:value="0.00204274809160299" calcext:value-type="float">
            <text:p>0.002</text:p>
          </table:table-cell>
          <table:table-cell table:formula="of:=[.C196]/[.E196]-1" office:value-type="float" office:value="0.00493872919818461" calcext:value-type="float">
            <text:p>0.005</text:p>
          </table:table-cell>
          <table:table-cell/>
          <table:table-cell table:formula="of:=INT([.B196])" office:value-type="float" office:value="656" calcext:value-type="float">
            <text:p>656</text:p>
          </table:table-cell>
          <table:table-cell table:formula="of:=IF([.G196]&lt;[.M196]; [.M196]; &quot;&quot;)" office:value-type="float" office:value="656" calcext:value-type="float">
            <text:p>656</text:p>
          </table:table-cell>
          <table:table-cell table:formula="of:=IF([.N196]&lt;&gt;&quot;&quot;; [.E196]; &quot;&quot;)" office:value-type="float" office:value="661" calcext:value-type="float">
            <text:p>661</text:p>
          </table:table-cell>
          <table:table-cell table:formula="of:=IF([.O196]&lt;&gt;&quot;&quot;; [.O196]-[.N196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6]-[.G196]" office:value-type="float" office:value="6" calcext:value-type="float">
            <text:p>6</text:p>
          </table:table-cell>
          <table:table-cell table:formula="of:=[.B196]-[.G196]" office:value-type="float" office:value="1.33799999999997" calcext:value-type="float">
            <text:p>1.3</text:p>
          </table:table-cell>
          <table:table-cell table:formula="of:=[.C196]-[.G196]" office:value-type="float" office:value="9.2645" calcext:value-type="float">
            <text:p>9.3</text:p>
          </table:table-cell>
          <table:table-cell/>
          <table:table-cell table:formula="of:=[.E196]-[.H196]" office:value-type="float" office:value="1" calcext:value-type="float">
            <text:p>1</text:p>
          </table:table-cell>
          <table:table-cell table:formula="of:=IF([.W19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664.50806" calcext:value-type="float">
            <text:p>664.5</text:p>
          </table:table-cell>
          <table:table-cell office:value-type="float" office:value="672.04846" calcext:value-type="float">
            <text:p>672.0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  <table:table-cell office:value-type="float" office:value="659" calcext:value-type="float">
            <text:p>659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B197]/[.G197]-1" office:value-type="float" office:value="0.00835820940819421" calcext:value-type="float">
            <text:p>0.008</text:p>
          </table:table-cell>
          <table:table-cell table:formula="of:=[.C197]/[.E197]-1" office:value-type="float" office:value="0.0121211746987953" calcext:value-type="float">
            <text:p>0.012</text:p>
          </table:table-cell>
          <table:table-cell/>
          <table:table-cell table:formula="of:=INT([.B197])" office:value-type="float" office:value="664" calcext:value-type="float">
            <text:p>664</text:p>
          </table:table-cell>
          <table:table-cell table:formula="of:=IF([.G197]&lt;[.M197]; [.M197]; &quot;&quot;)" office:value-type="float" office:value="664" calcext:value-type="float">
            <text:p>664</text:p>
          </table:table-cell>
          <table:table-cell table:formula="of:=IF([.N197]&lt;&gt;&quot;&quot;; [.E197]; &quot;&quot;)" office:value-type="float" office:value="664" calcext:value-type="float">
            <text:p>664</text:p>
          </table:table-cell>
          <table:table-cell table:formula="of:=IF([.O197]&lt;&gt;&quot;&quot;; [.O197]-[.N197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7]-[.G197]" office:value-type="float" office:value="5" calcext:value-type="float">
            <text:p>5</text:p>
          </table:table-cell>
          <table:table-cell table:formula="of:=[.B197]-[.G197]" office:value-type="float" office:value="5.50806" calcext:value-type="float">
            <text:p>5.5</text:p>
          </table:table-cell>
          <table:table-cell table:formula="of:=[.C197]-[.G197]" office:value-type="float" office:value="13.04846" calcext:value-type="float">
            <text:p>13.0</text:p>
          </table:table-cell>
          <table:table-cell/>
          <table:table-cell table:formula="of:=[.E197]-[.H197]" office:value-type="float" office:value="-11" calcext:value-type="float">
            <text:p>-11</text:p>
          </table:table-cell>
          <table:table-cell table:formula="of:=IF([.W19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28</text:p>
          </table:table-cell>
          <table:table-cell office:value-type="float" office:value="671.7979" calcext:value-type="float">
            <text:p>671.8</text:p>
          </table:table-cell>
          <table:table-cell office:value-type="float" office:value="678.9035" calcext:value-type="float">
            <text:p>678.9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B198]/[.G198]-1" office:value-type="float" office:value="-0.000300744047619039" calcext:value-type="float">
            <text:p>0.000</text:p>
          </table:table-cell>
          <table:table-cell table:formula="of:=[.C198]/[.E198]-1" office:value-type="float" office:value="-0.0117852983988355" calcext:value-type="float">
            <text:p>-0.012</text:p>
          </table:table-cell>
          <table:table-cell/>
          <table:table-cell table:formula="of:=INT([.B198])" office:value-type="float" office:value="671" calcext:value-type="float">
            <text:p>671</text:p>
          </table:table-cell>
          <table:table-cell table:formula="of:=IF([.G198]&lt;[.M198]; [.M198]; &quot;&quot;)">
            <text:p/>
          </table:table-cell>
          <table:table-cell table:formula="of:=IF([.N198]&lt;&gt;&quot;&quot;; [.E198]; &quot;&quot;)">
            <text:p/>
          </table:table-cell>
          <table:table-cell table:formula="of:=IF([.O198]&lt;&gt;&quot;&quot;; [.O198]-[.N19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198]-[.G198]" office:value-type="float" office:value="15" calcext:value-type="float">
            <text:p>15</text:p>
          </table:table-cell>
          <table:table-cell table:formula="of:=[.B198]-[.G198]" office:value-type="float" office:value="-0.202099999999973" calcext:value-type="float">
            <text:p>-0.2</text:p>
          </table:table-cell>
          <table:table-cell table:formula="of:=[.C198]-[.G198]" office:value-type="float" office:value="6.90350000000001" calcext:value-type="float">
            <text:p>6.9</text:p>
          </table:table-cell>
          <table:table-cell/>
          <table:table-cell table:formula="of:=[.E198]-[.H198]" office:value-type="float" office:value="-2" calcext:value-type="float">
            <text:p>-2</text:p>
          </table:table-cell>
          <table:table-cell table:formula="of:=IF([.W19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29</text:p>
          </table:table-cell>
          <table:table-cell office:value-type="float" office:value="696.71674" calcext:value-type="float">
            <text:p>696.7</text:p>
          </table:table-cell>
          <table:table-cell office:value-type="float" office:value="704.54126" calcext:value-type="float">
            <text:p>704.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B199]/[.G199]-1" office:value-type="float" office:value="0.0200830746705709" calcext:value-type="float">
            <text:p>0.020</text:p>
          </table:table-cell>
          <table:table-cell table:formula="of:=[.C199]/[.E199]-1" office:value-type="float" office:value="0.0285273868613138" calcext:value-type="float">
            <text:p>0.029</text:p>
          </table:table-cell>
          <table:table-cell/>
          <table:table-cell table:formula="of:=INT([.B199])" office:value-type="float" office:value="696" calcext:value-type="float">
            <text:p>696</text:p>
          </table:table-cell>
          <table:table-cell table:formula="of:=IF([.G199]&lt;[.M199]; [.M199]; &quot;&quot;)" office:value-type="float" office:value="696" calcext:value-type="float">
            <text:p>696</text:p>
          </table:table-cell>
          <table:table-cell table:formula="of:=IF([.N199]&lt;&gt;&quot;&quot;; [.E199]; &quot;&quot;)" office:value-type="float" office:value="685" calcext:value-type="float">
            <text:p>685</text:p>
          </table:table-cell>
          <table:table-cell table:formula="of:=IF([.O199]&lt;&gt;&quot;&quot;; [.O199]-[.N199]; &quot;&quot;)"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199]-[.G199]" office:value-type="float" office:value="2" calcext:value-type="float">
            <text:p>2</text:p>
          </table:table-cell>
          <table:table-cell table:formula="of:=[.B199]-[.G199]" office:value-type="float" office:value="13.71674" calcext:value-type="float">
            <text:p>13.7</text:p>
          </table:table-cell>
          <table:table-cell table:formula="of:=[.C199]-[.G199]" office:value-type="float" office:value="21.54126" calcext:value-type="float">
            <text:p>21.5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formula="of:=IF([.W19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30</text:p>
          </table:table-cell>
          <table:table-cell office:value-type="float" office:value="681.74146" calcext:value-type="float">
            <text:p>681.7</text:p>
          </table:table-cell>
          <table:table-cell office:value-type="float" office:value="688.78394" calcext:value-type="float">
            <text:p>688.8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B200]/[.G200]-1" office:value-type="float" office:value="-0.0018426647144949" calcext:value-type="float">
            <text:p>-0.002</text:p>
          </table:table-cell>
          <table:table-cell table:formula="of:=[.C200]/[.E200]-1" office:value-type="float" office:value="-0.0103679022988505" calcext:value-type="float">
            <text:p>-0.010</text:p>
          </table:table-cell>
          <table:table-cell/>
          <table:table-cell table:formula="of:=INT([.B200])" office:value-type="float" office:value="681" calcext:value-type="float">
            <text:p>681</text:p>
          </table:table-cell>
          <table:table-cell table:formula="of:=IF([.G200]&lt;[.M200]; [.M200]; &quot;&quot;)">
            <text:p/>
          </table:table-cell>
          <table:table-cell table:formula="of:=IF([.N200]&lt;&gt;&quot;&quot;; [.E200]; &quot;&quot;)">
            <text:p/>
          </table:table-cell>
          <table:table-cell table:formula="of:=IF([.O200]&lt;&gt;&quot;&quot;; [.O200]-[.N20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00]-[.G200]" office:value-type="float" office:value="13" calcext:value-type="float">
            <text:p>13</text:p>
          </table:table-cell>
          <table:table-cell table:formula="of:=[.B200]-[.G200]" office:value-type="float" office:value="-1.25854000000004" calcext:value-type="float">
            <text:p>-1.3</text:p>
          </table:table-cell>
          <table:table-cell table:formula="of:=[.C200]-[.G200]" office:value-type="float" office:value="5.78394000000003" calcext:value-type="float">
            <text:p>5.8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formula="of:=IF([.W20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704.5595" calcext:value-type="float">
            <text:p>704.6</text:p>
          </table:table-cell>
          <table:table-cell office:value-type="float" office:value="712.5062" calcext:value-type="float">
            <text:p>712.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702" calcext:value-type="float">
            <text:p>702</text:p>
          </table:table-cell>
          <table:table-cell office:value-type="float" office:value="680" calcext:value-type="float">
            <text:p>680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B201]/[.G201]-1" office:value-type="float" office:value="0.0361169117647058" calcext:value-type="float">
            <text:p>0.036</text:p>
          </table:table-cell>
          <table:table-cell table:formula="of:=[.C201]/[.E201]-1" office:value-type="float" office:value="0.0478032352941178" calcext:value-type="float">
            <text:p>0.048</text:p>
          </table:table-cell>
          <table:table-cell/>
          <table:table-cell table:formula="of:=INT([.B201])" office:value-type="float" office:value="704" calcext:value-type="float">
            <text:p>704</text:p>
          </table:table-cell>
          <table:table-cell table:formula="of:=IF([.G201]&lt;[.M201]; [.M201]; &quot;&quot;)" office:value-type="float" office:value="704" calcext:value-type="float">
            <text:p>704</text:p>
          </table:table-cell>
          <table:table-cell table:formula="of:=IF([.N201]&lt;&gt;&quot;&quot;; [.E201]; &quot;&quot;)" office:value-type="float" office:value="680" calcext:value-type="float">
            <text:p>680</text:p>
          </table:table-cell>
          <table:table-cell table:formula="of:=IF([.O201]&lt;&gt;&quot;&quot;; [.O201]-[.N201]; &quot;&quot;)" office:value-type="float" office:value="-24" calcext:value-type="float">
            <text:p>-2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1]-[.G201]" office:value-type="float" office:value="0" calcext:value-type="float">
            <text:p>0</text:p>
          </table:table-cell>
          <table:table-cell table:formula="of:=[.B201]-[.G201]" office:value-type="float" office:value="24.5595" calcext:value-type="float">
            <text:p>24.6</text:p>
          </table:table-cell>
          <table:table-cell table:formula="of:=[.C201]-[.G201]" office:value-type="float" office:value="32.5062" calcext:value-type="float">
            <text:p>32.5</text:p>
          </table:table-cell>
          <table:table-cell/>
          <table:table-cell table:formula="of:=[.E201]-[.H201]" office:value-type="float" office:value="2" calcext:value-type="float">
            <text:p>2</text:p>
          </table:table-cell>
          <table:table-cell table:formula="of:=IF([.W20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678.48566" calcext:value-type="float">
            <text:p>678.5</text:p>
          </table:table-cell>
          <table:table-cell office:value-type="float" office:value="686.21747" calcext:value-type="float">
            <text:p>686.2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671" calcext:value-type="float">
            <text:p>671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B202]/[.G202]-1" office:value-type="float" office:value="0.0111559761549926" calcext:value-type="float">
            <text:p>0.011</text:p>
          </table:table-cell>
          <table:table-cell table:formula="of:=[.C202]/[.E202]-1" office:value-type="float" office:value="0.015114600591716" calcext:value-type="float">
            <text:p>0.015</text:p>
          </table:table-cell>
          <table:table-cell/>
          <table:table-cell table:formula="of:=INT([.B202])" office:value-type="float" office:value="678" calcext:value-type="float">
            <text:p>678</text:p>
          </table:table-cell>
          <table:table-cell table:formula="of:=IF([.G202]&lt;[.M202]; [.M202]; &quot;&quot;)" office:value-type="float" office:value="678" calcext:value-type="float">
            <text:p>678</text:p>
          </table:table-cell>
          <table:table-cell table:formula="of:=IF([.N202]&lt;&gt;&quot;&quot;; [.E202]; &quot;&quot;)" office:value-type="float" office:value="676" calcext:value-type="float">
            <text:p>676</text:p>
          </table:table-cell>
          <table:table-cell table:formula="of:=IF([.O202]&lt;&gt;&quot;&quot;; [.O202]-[.N202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2]-[.G202]" office:value-type="float" office:value="5" calcext:value-type="float">
            <text:p>5</text:p>
          </table:table-cell>
          <table:table-cell table:formula="of:=[.B202]-[.G202]" office:value-type="float" office:value="7.48566000000005" calcext:value-type="float">
            <text:p>7.5</text:p>
          </table:table-cell>
          <table:table-cell table:formula="of:=[.C202]-[.G202]" office:value-type="float" office:value="15.21747" calcext:value-type="float">
            <text:p>15.2</text:p>
          </table:table-cell>
          <table:table-cell/>
          <table:table-cell table:formula="of:=[.E202]-[.H202]" office:value-type="float" office:value="-6" calcext:value-type="float">
            <text:p>-6</text:p>
          </table:table-cell>
          <table:table-cell table:formula="of:=IF([.W20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float" office:value="677.5694" calcext:value-type="float">
            <text:p>677.6</text:p>
          </table:table-cell>
          <table:table-cell office:value-type="float" office:value="684.8845" calcext:value-type="float">
            <text:p>684.9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685" calcext:value-type="float">
            <text:p>685</text:p>
          </table:table-cell>
          <table:table-cell office:value-type="float" office:value="671" calcext:value-type="float">
            <text:p>671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B203]/[.G203]-1" office:value-type="float" office:value="0.00979046199701927" calcext:value-type="float">
            <text:p>0.010</text:p>
          </table:table-cell>
          <table:table-cell table:formula="of:=[.C203]/[.E203]-1" office:value-type="float" office:value="0.0161491097922848" calcext:value-type="float">
            <text:p>0.016</text:p>
          </table:table-cell>
          <table:table-cell/>
          <table:table-cell table:formula="of:=INT([.B203])" office:value-type="float" office:value="677" calcext:value-type="float">
            <text:p>677</text:p>
          </table:table-cell>
          <table:table-cell table:formula="of:=IF([.G203]&lt;[.M203]; [.M203]; &quot;&quot;)" office:value-type="float" office:value="677" calcext:value-type="float">
            <text:p>677</text:p>
          </table:table-cell>
          <table:table-cell table:formula="of:=IF([.N203]&lt;&gt;&quot;&quot;; [.E203]; &quot;&quot;)" office:value-type="float" office:value="674" calcext:value-type="float">
            <text:p>674</text:p>
          </table:table-cell>
          <table:table-cell table:formula="of:=IF([.O203]&lt;&gt;&quot;&quot;; [.O203]-[.N203]; &quot;&quot;)"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3]-[.G203]" office:value-type="float" office:value="3" calcext:value-type="float">
            <text:p>3</text:p>
          </table:table-cell>
          <table:table-cell table:formula="of:=[.B203]-[.G203]" office:value-type="float" office:value="6.56939999999997" calcext:value-type="float">
            <text:p>6.6</text:p>
          </table:table-cell>
          <table:table-cell table:formula="of:=[.C203]-[.G203]" office:value-type="float" office:value="13.8845" calcext:value-type="float">
            <text:p>13.9</text:p>
          </table:table-cell>
          <table:table-cell/>
          <table:table-cell table:formula="of:=[.E203]-[.H203]" office:value-type="float" office:value="-8" calcext:value-type="float">
            <text:p>-8</text:p>
          </table:table-cell>
          <table:table-cell table:formula="of:=IF([.W20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float" office:value="683.48193" calcext:value-type="float">
            <text:p>683.5</text:p>
          </table:table-cell>
          <table:table-cell office:value-type="float" office:value="690.6664" calcext:value-type="float">
            <text:p>690.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695" calcext:value-type="float">
            <text:p>695</text:p>
          </table:table-cell>
          <table:table-cell office:value-type="float" office:value="676" calcext:value-type="float">
            <text:p>676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204]/[.G204]-1" office:value-type="float" office:value="0.0110679437869823" calcext:value-type="float">
            <text:p>0.011</text:p>
          </table:table-cell>
          <table:table-cell table:formula="of:=[.C204]/[.E204]-1" office:value-type="float" office:value="0.0156858823529411" calcext:value-type="float">
            <text:p>0.016</text:p>
          </table:table-cell>
          <table:table-cell/>
          <table:table-cell table:formula="of:=INT([.B204])" office:value-type="float" office:value="683" calcext:value-type="float">
            <text:p>683</text:p>
          </table:table-cell>
          <table:table-cell table:formula="of:=IF([.G204]&lt;[.M204]; [.M204]; &quot;&quot;)" office:value-type="float" office:value="683" calcext:value-type="float">
            <text:p>683</text:p>
          </table:table-cell>
          <table:table-cell table:formula="of:=IF([.N204]&lt;&gt;&quot;&quot;; [.E204]; &quot;&quot;)" office:value-type="float" office:value="680" calcext:value-type="float">
            <text:p>680</text:p>
          </table:table-cell>
          <table:table-cell table:formula="of:=IF([.O204]&lt;&gt;&quot;&quot;; [.O204]-[.N204]; &quot;&quot;)"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4]-[.G204]" office:value-type="float" office:value="4" calcext:value-type="float">
            <text:p>4</text:p>
          </table:table-cell>
          <table:table-cell table:formula="of:=[.B204]-[.G204]" office:value-type="float" office:value="7.48193000000003" calcext:value-type="float">
            <text:p>7.5</text:p>
          </table:table-cell>
          <table:table-cell table:formula="of:=[.C204]-[.G204]" office:value-type="float" office:value="14.6664" calcext:value-type="float">
            <text:p>14.7</text:p>
          </table:table-cell>
          <table:table-cell/>
          <table:table-cell table:formula="of:=[.E204]-[.H204]" office:value-type="float" office:value="6" calcext:value-type="float">
            <text:p>6</text:p>
          </table:table-cell>
          <table:table-cell table:formula="of:=IF([.W20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6</text:p>
          </table:table-cell>
          <table:table-cell office:value-type="float" office:value="681.27136" calcext:value-type="float">
            <text:p>681.3</text:p>
          </table:table-cell>
          <table:table-cell office:value-type="float" office:value="688.5875" calcext:value-type="float">
            <text:p>688.6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[.B205]/[.G205]-1" office:value-type="float" office:value="0.0353668085106382" calcext:value-type="float">
            <text:p>0.035</text:p>
          </table:table-cell>
          <table:table-cell table:formula="of:=[.C205]/[.E205]-1" office:value-type="float" office:value="0.03546992481203" calcext:value-type="float">
            <text:p>0.035</text:p>
          </table:table-cell>
          <table:table-cell/>
          <table:table-cell table:formula="of:=INT([.B205])" office:value-type="float" office:value="681" calcext:value-type="float">
            <text:p>681</text:p>
          </table:table-cell>
          <table:table-cell table:formula="of:=IF([.G205]&lt;[.M205]; [.M205]; &quot;&quot;)" office:value-type="float" office:value="681" calcext:value-type="float">
            <text:p>681</text:p>
          </table:table-cell>
          <table:table-cell table:formula="of:=IF([.N205]&lt;&gt;&quot;&quot;; [.E205]; &quot;&quot;)" office:value-type="float" office:value="665" calcext:value-type="float">
            <text:p>665</text:p>
          </table:table-cell>
          <table:table-cell table:formula="of:=IF([.O205]&lt;&gt;&quot;&quot;; [.O205]-[.N205]; &quot;&quot;)" office:value-type="float" office:value="-16" calcext:value-type="float">
            <text:p>-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5]-[.G205]" office:value-type="float" office:value="7" calcext:value-type="float">
            <text:p>7</text:p>
          </table:table-cell>
          <table:table-cell table:formula="of:=[.B205]-[.G205]" office:value-type="float" office:value="23.27136" calcext:value-type="float">
            <text:p>23.3</text:p>
          </table:table-cell>
          <table:table-cell table:formula="of:=[.C205]-[.G205]" office:value-type="float" office:value="30.5875" calcext:value-type="float">
            <text:p>30.6</text:p>
          </table:table-cell>
          <table:table-cell/>
          <table:table-cell table:formula="of:=[.E205]-[.H205]" office:value-type="float" office:value="-4" calcext:value-type="float">
            <text:p>-4</text:p>
          </table:table-cell>
          <table:table-cell table:formula="of:=IF([.W20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7</text:p>
          </table:table-cell>
          <table:table-cell office:value-type="float" office:value="666.9917" calcext:value-type="float">
            <text:p>667.0</text:p>
          </table:table-cell>
          <table:table-cell office:value-type="float" office:value="674.24817" calcext:value-type="float">
            <text:p>674.2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B206]/[.G206]-1" office:value-type="float" office:value="0.013665197568389" calcext:value-type="float">
            <text:p>0.014</text:p>
          </table:table-cell>
          <table:table-cell table:formula="of:=[.C206]/[.E206]-1" office:value-type="float" office:value="0.0108668215892054" calcext:value-type="float">
            <text:p>0.011</text:p>
          </table:table-cell>
          <table:table-cell/>
          <table:table-cell table:formula="of:=INT([.B206])" office:value-type="float" office:value="666" calcext:value-type="float">
            <text:p>666</text:p>
          </table:table-cell>
          <table:table-cell table:formula="of:=IF([.G206]&lt;[.M206]; [.M206]; &quot;&quot;)" office:value-type="float" office:value="666" calcext:value-type="float">
            <text:p>666</text:p>
          </table:table-cell>
          <table:table-cell table:formula="of:=IF([.N206]&lt;&gt;&quot;&quot;; [.E206]; &quot;&quot;)" office:value-type="float" office:value="667" calcext:value-type="float">
            <text:p>667</text:p>
          </table:table-cell>
          <table:table-cell table:formula="of:=IF([.O206]&lt;&gt;&quot;&quot;; [.O206]-[.N206]; &quot;&quot;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6]-[.G206]" office:value-type="float" office:value="9" calcext:value-type="float">
            <text:p>9</text:p>
          </table:table-cell>
          <table:table-cell table:formula="of:=[.B206]-[.G206]" office:value-type="float" office:value="8.99170000000004" calcext:value-type="float">
            <text:p>9.0</text:p>
          </table:table-cell>
          <table:table-cell table:formula="of:=[.C206]-[.G206]" office:value-type="float" office:value="16.24817" calcext:value-type="float">
            <text:p>16.2</text:p>
          </table:table-cell>
          <table:table-cell/>
          <table:table-cell table:formula="of:=[.E206]-[.H206]" office:value-type="float" office:value="-7" calcext:value-type="float">
            <text:p>-7</text:p>
          </table:table-cell>
          <table:table-cell table:formula="of:=IF([.W20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674.58405" calcext:value-type="float">
            <text:p>674.6</text:p>
          </table:table-cell>
          <table:table-cell office:value-type="float" office:value="681.5919" calcext:value-type="float">
            <text:p>681.6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B207]/[.G207]-1" office:value-type="float" office:value="0.0068418656716418" calcext:value-type="float">
            <text:p>0.007</text:p>
          </table:table-cell>
          <table:table-cell table:formula="of:=[.C207]/[.E207]-1" office:value-type="float" office:value="0.00827204142011828" calcext:value-type="float">
            <text:p>0.008</text:p>
          </table:table-cell>
          <table:table-cell/>
          <table:table-cell table:formula="of:=INT([.B207])" office:value-type="float" office:value="674" calcext:value-type="float">
            <text:p>674</text:p>
          </table:table-cell>
          <table:table-cell table:formula="of:=IF([.G207]&lt;[.M207]; [.M207]; &quot;&quot;)" office:value-type="float" office:value="674" calcext:value-type="float">
            <text:p>674</text:p>
          </table:table-cell>
          <table:table-cell table:formula="of:=IF([.N207]&lt;&gt;&quot;&quot;; [.E207]; &quot;&quot;)" office:value-type="float" office:value="676" calcext:value-type="float">
            <text:p>676</text:p>
          </table:table-cell>
          <table:table-cell table:formula="of:=IF([.O207]&lt;&gt;&quot;&quot;; [.O207]-[.N207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7]-[.G207]" office:value-type="float" office:value="6" calcext:value-type="float">
            <text:p>6</text:p>
          </table:table-cell>
          <table:table-cell table:formula="of:=[.B207]-[.G207]" office:value-type="float" office:value="4.58405000000005" calcext:value-type="float">
            <text:p>4.6</text:p>
          </table:table-cell>
          <table:table-cell table:formula="of:=[.C207]-[.G207]" office:value-type="float" office:value="11.5919" calcext:value-type="float">
            <text:p>11.6</text:p>
          </table:table-cell>
          <table:table-cell/>
          <table:table-cell table:formula="of:=[.E207]-[.H207]" office:value-type="float" office:value="5" calcext:value-type="float">
            <text:p>5</text:p>
          </table:table-cell>
          <table:table-cell table:formula="of:=IF([.W20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11</text:p>
          </table:table-cell>
          <table:table-cell office:value-type="float" office:value="674.4442" calcext:value-type="float">
            <text:p>674.4</text:p>
          </table:table-cell>
          <table:table-cell office:value-type="float" office:value="680.9775" calcext:value-type="float">
            <text:p>681.0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672" calcext:value-type="float">
            <text:p>672</text:p>
          </table:table-cell>
          <table:table-cell office:value-type="float" office:value="662" calcext:value-type="float">
            <text:p>662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B208]/[.G208]-1" office:value-type="float" office:value="0.0187978851963746" calcext:value-type="float">
            <text:p>0.019</text:p>
          </table:table-cell>
          <table:table-cell table:formula="of:=[.C208]/[.E208]-1" office:value-type="float" office:value="0.0179035874439462" calcext:value-type="float">
            <text:p>0.018</text:p>
          </table:table-cell>
          <table:table-cell/>
          <table:table-cell table:formula="of:=INT([.B208])" office:value-type="float" office:value="674" calcext:value-type="float">
            <text:p>674</text:p>
          </table:table-cell>
          <table:table-cell table:formula="of:=IF([.G208]&lt;[.M208]; [.M208]; &quot;&quot;)" office:value-type="float" office:value="674" calcext:value-type="float">
            <text:p>674</text:p>
          </table:table-cell>
          <table:table-cell table:formula="of:=IF([.N208]&lt;&gt;&quot;&quot;; [.E208]; &quot;&quot;)" office:value-type="float" office:value="669" calcext:value-type="float">
            <text:p>669</text:p>
          </table:table-cell>
          <table:table-cell table:formula="of:=IF([.O208]&lt;&gt;&quot;&quot;; [.O208]-[.N208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8]-[.G208]" office:value-type="float" office:value="7" calcext:value-type="float">
            <text:p>7</text:p>
          </table:table-cell>
          <table:table-cell table:formula="of:=[.B208]-[.G208]" office:value-type="float" office:value="12.4442" calcext:value-type="float">
            <text:p>12.4</text:p>
          </table:table-cell>
          <table:table-cell table:formula="of:=[.C208]-[.G208]" office:value-type="float" office:value="18.9775" calcext:value-type="float">
            <text:p>19.0</text:p>
          </table:table-cell>
          <table:table-cell/>
          <table:table-cell table:formula="of:=[.E208]-[.H208]" office:value-type="float" office:value="4" calcext:value-type="float">
            <text:p>4</text:p>
          </table:table-cell>
          <table:table-cell table:formula="of:=IF([.W20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12</text:p>
          </table:table-cell>
          <table:table-cell office:value-type="float" office:value="668.7487" calcext:value-type="float">
            <text:p>668.7</text:p>
          </table:table-cell>
          <table:table-cell office:value-type="float" office:value="675.532" calcext:value-type="float">
            <text:p>675.5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667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209]/[.G209]-1" office:value-type="float" office:value="0.0178823439878235" calcext:value-type="float">
            <text:p>0.018</text:p>
          </table:table-cell>
          <table:table-cell table:formula="of:=[.C209]/[.E209]-1" office:value-type="float" office:value="0.0173674698795181" calcext:value-type="float">
            <text:p>0.017</text:p>
          </table:table-cell>
          <table:table-cell/>
          <table:table-cell table:formula="of:=INT([.B209])" office:value-type="float" office:value="668" calcext:value-type="float">
            <text:p>668</text:p>
          </table:table-cell>
          <table:table-cell table:formula="of:=IF([.G209]&lt;[.M209]; [.M209]; &quot;&quot;)" office:value-type="float" office:value="668" calcext:value-type="float">
            <text:p>668</text:p>
          </table:table-cell>
          <table:table-cell table:formula="of:=IF([.N209]&lt;&gt;&quot;&quot;; [.E209]; &quot;&quot;)" office:value-type="float" office:value="664" calcext:value-type="float">
            <text:p>664</text:p>
          </table:table-cell>
          <table:table-cell table:formula="of:=IF([.O209]&lt;&gt;&quot;&quot;; [.O209]-[.N209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09]-[.G209]" office:value-type="float" office:value="7" calcext:value-type="float">
            <text:p>7</text:p>
          </table:table-cell>
          <table:table-cell table:formula="of:=[.B209]-[.G209]" office:value-type="float" office:value="11.7487" calcext:value-type="float">
            <text:p>11.7</text:p>
          </table:table-cell>
          <table:table-cell table:formula="of:=[.C209]-[.G209]" office:value-type="float" office:value="18.532" calcext:value-type="float">
            <text:p>18.5</text:p>
          </table:table-cell>
          <table:table-cell/>
          <table:table-cell table:formula="of:=[.E209]-[.H209]" office:value-type="float" office:value="8" calcext:value-type="float">
            <text:p>8</text:p>
          </table:table-cell>
          <table:table-cell table:formula="of:=IF([.W20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13</text:p>
          </table:table-cell>
          <table:table-cell office:value-type="float" office:value="661.35767" calcext:value-type="float">
            <text:p>661.4</text:p>
          </table:table-cell>
          <table:table-cell office:value-type="float" office:value="668.3362" calcext:value-type="float">
            <text:p>668.3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B210]/[.G210]-1" office:value-type="float" office:value="0.0159103993855607" calcext:value-type="float">
            <text:p>0.016</text:p>
          </table:table-cell>
          <table:table-cell table:formula="of:=[.C210]/[.E210]-1" office:value-type="float" office:value="0.0157085106382979" calcext:value-type="float">
            <text:p>0.016</text:p>
          </table:table-cell>
          <table:table-cell/>
          <table:table-cell table:formula="of:=INT([.B210])" office:value-type="float" office:value="661" calcext:value-type="float">
            <text:p>661</text:p>
          </table:table-cell>
          <table:table-cell table:formula="of:=IF([.G210]&lt;[.M210]; [.M210]; &quot;&quot;)" office:value-type="float" office:value="661" calcext:value-type="float">
            <text:p>661</text:p>
          </table:table-cell>
          <table:table-cell table:formula="of:=IF([.N210]&lt;&gt;&quot;&quot;; [.E210]; &quot;&quot;)" office:value-type="float" office:value="658" calcext:value-type="float">
            <text:p>658</text:p>
          </table:table-cell>
          <table:table-cell table:formula="of:=IF([.O210]&lt;&gt;&quot;&quot;; [.O210]-[.N210]; &quot;&quot;)"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0]-[.G210]" office:value-type="float" office:value="7" calcext:value-type="float">
            <text:p>7</text:p>
          </table:table-cell>
          <table:table-cell table:formula="of:=[.B210]-[.G210]" office:value-type="float" office:value="10.35767" calcext:value-type="float">
            <text:p>10.4</text:p>
          </table:table-cell>
          <table:table-cell table:formula="of:=[.C210]-[.G210]" office:value-type="float" office:value="17.3362" calcext:value-type="float">
            <text:p>17.3</text:p>
          </table:table-cell>
          <table:table-cell/>
          <table:table-cell table:formula="of:=[.E210]-[.H210]" office:value-type="float" office:value="2" calcext:value-type="float">
            <text:p>2</text:p>
          </table:table-cell>
          <table:table-cell table:formula="of:=IF([.W21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14</text:p>
          </table:table-cell>
          <table:table-cell office:value-type="float" office:value="658.6508" calcext:value-type="float">
            <text:p>658.7</text:p>
          </table:table-cell>
          <table:table-cell office:value-type="float" office:value="665.546" calcext:value-type="float">
            <text:p>665.5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8" calcext:value-type="float">
            <text:p>658</text:p>
          </table:table-cell>
          <table:table-cell office:value-type="float" office:value="647" calcext:value-type="float">
            <text:p>647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B211]/[.G211]-1" office:value-type="float" office:value="0.0180074188562596" calcext:value-type="float">
            <text:p>0.018</text:p>
          </table:table-cell>
          <table:table-cell table:formula="of:=[.C211]/[.E211]-1" office:value-type="float" office:value="0.0270771604938271" calcext:value-type="float">
            <text:p>0.027</text:p>
          </table:table-cell>
          <table:table-cell/>
          <table:table-cell table:formula="of:=INT([.B211])" office:value-type="float" office:value="658" calcext:value-type="float">
            <text:p>658</text:p>
          </table:table-cell>
          <table:table-cell table:formula="of:=IF([.G211]&lt;[.M211]; [.M211]; &quot;&quot;)" office:value-type="float" office:value="658" calcext:value-type="float">
            <text:p>658</text:p>
          </table:table-cell>
          <table:table-cell table:formula="of:=IF([.N211]&lt;&gt;&quot;&quot;; [.E211]; &quot;&quot;)" office:value-type="float" office:value="648" calcext:value-type="float">
            <text:p>648</text:p>
          </table:table-cell>
          <table:table-cell table:formula="of:=IF([.O211]&lt;&gt;&quot;&quot;; [.O211]-[.N211]; &quot;&quot;)"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1]-[.G211]" office:value-type="float" office:value="1" calcext:value-type="float">
            <text:p>1</text:p>
          </table:table-cell>
          <table:table-cell table:formula="of:=[.B211]-[.G211]" office:value-type="float" office:value="11.6508" calcext:value-type="float">
            <text:p>11.7</text:p>
          </table:table-cell>
          <table:table-cell table:formula="of:=[.C211]-[.G211]" office:value-type="float" office:value="18.5460000000001" calcext:value-type="float">
            <text:p>18.5</text:p>
          </table:table-cell>
          <table:table-cell/>
          <table:table-cell table:formula="of:=[.E211]-[.H211]" office:value-type="float" office:value="2" calcext:value-type="float">
            <text:p>2</text:p>
          </table:table-cell>
          <table:table-cell table:formula="of:=IF([.W21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17</text:p>
          </table:table-cell>
          <table:table-cell office:value-type="float" office:value="648.9742" calcext:value-type="float">
            <text:p>649.0</text:p>
          </table:table-cell>
          <table:table-cell office:value-type="float" office:value="655.6261" calcext:value-type="float">
            <text:p>655.6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646" calcext:value-type="float">
            <text:p>646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B212]/[.G212]-1" office:value-type="float" office:value="0.00460402476780186" calcext:value-type="float">
            <text:p>0.005</text:p>
          </table:table-cell>
          <table:table-cell table:formula="of:=[.C212]/[.E212]-1" office:value-type="float" office:value="0.00248639143730878" calcext:value-type="float">
            <text:p>0.002</text:p>
          </table:table-cell>
          <table:table-cell/>
          <table:table-cell table:formula="of:=INT([.B212])" office:value-type="float" office:value="648" calcext:value-type="float">
            <text:p>648</text:p>
          </table:table-cell>
          <table:table-cell table:formula="of:=IF([.G212]&lt;[.M212]; [.M212]; &quot;&quot;)" office:value-type="float" office:value="648" calcext:value-type="float">
            <text:p>648</text:p>
          </table:table-cell>
          <table:table-cell table:formula="of:=IF([.N212]&lt;&gt;&quot;&quot;; [.E212]; &quot;&quot;)" office:value-type="float" office:value="654" calcext:value-type="float">
            <text:p>654</text:p>
          </table:table-cell>
          <table:table-cell table:formula="of:=IF([.O212]&lt;&gt;&quot;&quot;; [.O212]-[.N212]; &quot;&quot;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2]-[.G212]" office:value-type="float" office:value="8" calcext:value-type="float">
            <text:p>8</text:p>
          </table:table-cell>
          <table:table-cell table:formula="of:=[.B212]-[.G212]" office:value-type="float" office:value="2.9742" calcext:value-type="float">
            <text:p>3.0</text:p>
          </table:table-cell>
          <table:table-cell table:formula="of:=[.C212]-[.G212]" office:value-type="float" office:value="9.62609999999995" calcext:value-type="float">
            <text:p>9.6</text:p>
          </table:table-cell>
          <table:table-cell/>
          <table:table-cell table:formula="of:=[.E212]-[.H212]" office:value-type="float" office:value="-9" calcext:value-type="float">
            <text:p>-9</text:p>
          </table:table-cell>
          <table:table-cell table:formula="of:=IF([.W21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8</text:p>
          </table:table-cell>
          <table:table-cell office:value-type="float" office:value="667.14935" calcext:value-type="float">
            <text:p>667.1</text:p>
          </table:table-cell>
          <table:table-cell office:value-type="float" office:value="673.6106" calcext:value-type="float">
            <text:p>673.6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B213]/[.G213]-1" office:value-type="float" office:value="0.0169959603658536" calcext:value-type="float">
            <text:p>0.017</text:p>
          </table:table-cell>
          <table:table-cell table:formula="of:=[.C213]/[.E213]-1" office:value-type="float" office:value="0.0190780635400907" calcext:value-type="float">
            <text:p>0.019</text:p>
          </table:table-cell>
          <table:table-cell/>
          <table:table-cell table:formula="of:=INT([.B213])" office:value-type="float" office:value="667" calcext:value-type="float">
            <text:p>667</text:p>
          </table:table-cell>
          <table:table-cell table:formula="of:=IF([.G213]&lt;[.M213]; [.M213]; &quot;&quot;)" office:value-type="float" office:value="667" calcext:value-type="float">
            <text:p>667</text:p>
          </table:table-cell>
          <table:table-cell table:formula="of:=IF([.N213]&lt;&gt;&quot;&quot;; [.E213]; &quot;&quot;)" office:value-type="float" office:value="661" calcext:value-type="float">
            <text:p>661</text:p>
          </table:table-cell>
          <table:table-cell table:formula="of:=IF([.O213]&lt;&gt;&quot;&quot;; [.O213]-[.N213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3]-[.G213]" office:value-type="float" office:value="5" calcext:value-type="float">
            <text:p>5</text:p>
          </table:table-cell>
          <table:table-cell table:formula="of:=[.B213]-[.G213]" office:value-type="float" office:value="11.14935" calcext:value-type="float">
            <text:p>11.1</text:p>
          </table:table-cell>
          <table:table-cell table:formula="of:=[.C213]-[.G213]" office:value-type="float" office:value="17.6106" calcext:value-type="float">
            <text:p>17.6</text:p>
          </table:table-cell>
          <table:table-cell/>
          <table:table-cell table:formula="of:=[.E213]-[.H213]" office:value-type="float" office:value="-3" calcext:value-type="float">
            <text:p>-3</text:p>
          </table:table-cell>
          <table:table-cell table:formula="of:=IF([.W21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9</text:p>
          </table:table-cell>
          <table:table-cell office:value-type="float" office:value="667.7765" calcext:value-type="float">
            <text:p>667.8</text:p>
          </table:table-cell>
          <table:table-cell office:value-type="float" office:value="674.4687" calcext:value-type="float">
            <text:p>674.5</text:p>
          </table:table-cell>
          <table:table-cell/>
          <table:table-cell table:number-columns-repeated="2" office:value-type="float" office:value="689" calcext:value-type="float">
            <text:p>689</text:p>
          </table:table-cell>
          <table:table-cell office:value-type="float" office:value="662" calcext:value-type="float">
            <text:p>662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B214]/[.G214]-1" office:value-type="float" office:value="0.0087258308157101" calcext:value-type="float">
            <text:p>0.009</text:p>
          </table:table-cell>
          <table:table-cell table:formula="of:=[.C214]/[.E214]-1" office:value-type="float" office:value="-0.0210904208998548" calcext:value-type="float">
            <text:p>-0.021</text:p>
          </table:table-cell>
          <table:table-cell/>
          <table:table-cell table:formula="of:=INT([.B214])" office:value-type="float" office:value="667" calcext:value-type="float">
            <text:p>667</text:p>
          </table:table-cell>
          <table:table-cell table:formula="of:=IF([.G214]&lt;[.M214]; [.M214]; &quot;&quot;)" office:value-type="float" office:value="667" calcext:value-type="float">
            <text:p>667</text:p>
          </table:table-cell>
          <table:table-cell table:formula="of:=IF([.N214]&lt;&gt;&quot;&quot;; [.E214]; &quot;&quot;)" office:value-type="float" office:value="689" calcext:value-type="float">
            <text:p>689</text:p>
          </table:table-cell>
          <table:table-cell table:formula="of:=IF([.O214]&lt;&gt;&quot;&quot;; [.O214]-[.N214]; &quot;&quot;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4]-[.G214]" office:value-type="float" office:value="27" calcext:value-type="float">
            <text:p>27</text:p>
          </table:table-cell>
          <table:table-cell table:formula="of:=[.B214]-[.G214]" office:value-type="float" office:value="5.77650000000006" calcext:value-type="float">
            <text:p>5.8</text:p>
          </table:table-cell>
          <table:table-cell table:formula="of:=[.C214]-[.G214]" office:value-type="float" office:value="12.4687" calcext:value-type="float">
            <text:p>12.5</text:p>
          </table:table-cell>
          <table:table-cell/>
          <table:table-cell table:formula="of:=[.E214]-[.H214]" office:value-type="float" office:value="4" calcext:value-type="float">
            <text:p>4</text:p>
          </table:table-cell>
          <table:table-cell table:formula="of:=IF([.W21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20</text:p>
          </table:table-cell>
          <table:table-cell office:value-type="float" office:value="695.2105" calcext:value-type="float">
            <text:p>695.2</text:p>
          </table:table-cell>
          <table:table-cell office:value-type="float" office:value="704.0618" calcext:value-type="float">
            <text:p>704.1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688" calcext:value-type="float">
            <text:p>688</text:p>
          </table:table-cell>
          <table:table-cell office:value-type="float" office:value="679" calcext:value-type="float">
            <text:p>679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B215]/[.G215]-1" office:value-type="float" office:value="0.0238740795287187" calcext:value-type="float">
            <text:p>0.024</text:p>
          </table:table-cell>
          <table:table-cell table:formula="of:=[.C215]/[.E215]-1" office:value-type="float" office:value="0.0308371888726207" calcext:value-type="float">
            <text:p>0.031</text:p>
          </table:table-cell>
          <table:table-cell/>
          <table:table-cell table:formula="of:=INT([.B215])" office:value-type="float" office:value="695" calcext:value-type="float">
            <text:p>695</text:p>
          </table:table-cell>
          <table:table-cell table:formula="of:=IF([.G215]&lt;[.M215]; [.M215]; &quot;&quot;)" office:value-type="float" office:value="695" calcext:value-type="float">
            <text:p>695</text:p>
          </table:table-cell>
          <table:table-cell table:formula="of:=IF([.N215]&lt;&gt;&quot;&quot;; [.E215]; &quot;&quot;)" office:value-type="float" office:value="683" calcext:value-type="float">
            <text:p>683</text:p>
          </table:table-cell>
          <table:table-cell table:formula="of:=IF([.O215]&lt;&gt;&quot;&quot;; [.O215]-[.N215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5]-[.G215]" office:value-type="float" office:value="4" calcext:value-type="float">
            <text:p>4</text:p>
          </table:table-cell>
          <table:table-cell table:formula="of:=[.B215]-[.G215]" office:value-type="float" office:value="16.2105" calcext:value-type="float">
            <text:p>16.2</text:p>
          </table:table-cell>
          <table:table-cell table:formula="of:=[.C215]-[.G215]" office:value-type="float" office:value="25.0617999999999" calcext:value-type="float">
            <text:p>25.1</text:p>
          </table:table-cell>
          <table:table-cell/>
          <table:table-cell table:formula="of:=[.E215]-[.H215]" office:value-type="float" office:value="-3" calcext:value-type="float">
            <text:p>-3</text:p>
          </table:table-cell>
          <table:table-cell table:formula="of:=IF([.W21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1</text:p>
          </table:table-cell>
          <table:table-cell office:value-type="float" office:value="680.406" calcext:value-type="float">
            <text:p>680.4</text:p>
          </table:table-cell>
          <table:table-cell office:value-type="float" office:value="687.5271" calcext:value-type="float">
            <text:p>687.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89" calcext:value-type="float">
            <text:p>689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B216]/[.G216]-1" office:value-type="float" office:value="0.0262533936651583" calcext:value-type="float">
            <text:p>0.026</text:p>
          </table:table-cell>
          <table:table-cell table:formula="of:=[.C216]/[.E216]-1" office:value-type="float" office:value="0.0261598507462686" calcext:value-type="float">
            <text:p>0.026</text:p>
          </table:table-cell>
          <table:table-cell/>
          <table:table-cell table:formula="of:=INT([.B216])" office:value-type="float" office:value="680" calcext:value-type="float">
            <text:p>680</text:p>
          </table:table-cell>
          <table:table-cell table:formula="of:=IF([.G216]&lt;[.M216]; [.M216]; &quot;&quot;)" office:value-type="float" office:value="680" calcext:value-type="float">
            <text:p>680</text:p>
          </table:table-cell>
          <table:table-cell table:formula="of:=IF([.N216]&lt;&gt;&quot;&quot;; [.E216]; &quot;&quot;)" office:value-type="float" office:value="670" calcext:value-type="float">
            <text:p>670</text:p>
          </table:table-cell>
          <table:table-cell table:formula="of:=IF([.O216]&lt;&gt;&quot;&quot;; [.O216]-[.N216]; &quot;&quot;)"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6]-[.G216]" office:value-type="float" office:value="7" calcext:value-type="float">
            <text:p>7</text:p>
          </table:table-cell>
          <table:table-cell table:formula="of:=[.B216]-[.G216]" office:value-type="float" office:value="17.4059999999999" calcext:value-type="float">
            <text:p>17.4</text:p>
          </table:table-cell>
          <table:table-cell table:formula="of:=[.C216]-[.G216]" office:value-type="float" office:value="24.5271" calcext:value-type="float">
            <text:p>24.5</text:p>
          </table:table-cell>
          <table:table-cell/>
          <table:table-cell table:formula="of:=[.E216]-[.H216]" office:value-type="float" office:value="-7" calcext:value-type="float">
            <text:p>-7</text:p>
          </table:table-cell>
          <table:table-cell table:formula="of:=IF([.W21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675.5171" calcext:value-type="float">
            <text:p>675.5</text:p>
          </table:table-cell>
          <table:table-cell office:value-type="float" office:value="683.32733" calcext:value-type="float">
            <text:p>683.3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B217]/[.G217]-1" office:value-type="float" office:value="0.0127692653673164" calcext:value-type="float">
            <text:p>0.013</text:p>
          </table:table-cell>
          <table:table-cell table:formula="of:=[.C217]/[.E217]-1" office:value-type="float" office:value="0.00934612998522888" calcext:value-type="float">
            <text:p>0.009</text:p>
          </table:table-cell>
          <table:table-cell/>
          <table:table-cell table:formula="of:=INT([.B217])" office:value-type="float" office:value="675" calcext:value-type="float">
            <text:p>675</text:p>
          </table:table-cell>
          <table:table-cell table:formula="of:=IF([.G217]&lt;[.M217]; [.M217]; &quot;&quot;)" office:value-type="float" office:value="675" calcext:value-type="float">
            <text:p>675</text:p>
          </table:table-cell>
          <table:table-cell table:formula="of:=IF([.N217]&lt;&gt;&quot;&quot;; [.E217]; &quot;&quot;)" office:value-type="float" office:value="677" calcext:value-type="float">
            <text:p>677</text:p>
          </table:table-cell>
          <table:table-cell table:formula="of:=IF([.O217]&lt;&gt;&quot;&quot;; [.O217]-[.N217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7]-[.G217]" office:value-type="float" office:value="10" calcext:value-type="float">
            <text:p>10</text:p>
          </table:table-cell>
          <table:table-cell table:formula="of:=[.B217]-[.G217]" office:value-type="float" office:value="8.51710000000003" calcext:value-type="float">
            <text:p>8.5</text:p>
          </table:table-cell>
          <table:table-cell table:formula="of:=[.C217]-[.G217]" office:value-type="float" office:value="16.32733" calcext:value-type="float">
            <text:p>16.3</text:p>
          </table:table-cell>
          <table:table-cell/>
          <table:table-cell table:formula="of:=[.E217]-[.H217]" office:value-type="float" office:value="1" calcext:value-type="float">
            <text:p>1</text:p>
          </table:table-cell>
          <table:table-cell table:formula="of:=IF([.W21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25</text:p>
          </table:table-cell>
          <table:table-cell office:value-type="float" office:value="673.17676" calcext:value-type="float">
            <text:p>673.2</text:p>
          </table:table-cell>
          <table:table-cell office:value-type="float" office:value="680.3312" calcext:value-type="float">
            <text:p>680.3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B218]/[.G218]-1" office:value-type="float" office:value="0.00175113095238078" calcext:value-type="float">
            <text:p>0.002</text:p>
          </table:table-cell>
          <table:table-cell table:formula="of:=[.C218]/[.E218]-1" office:value-type="float" office:value="-0.00536374269005857" calcext:value-type="float">
            <text:p>-0.005</text:p>
          </table:table-cell>
          <table:table-cell/>
          <table:table-cell table:formula="of:=INT([.B218])" office:value-type="float" office:value="673" calcext:value-type="float">
            <text:p>673</text:p>
          </table:table-cell>
          <table:table-cell table:formula="of:=IF([.G218]&lt;[.M218]; [.M218]; &quot;&quot;)" office:value-type="float" office:value="673" calcext:value-type="float">
            <text:p>673</text:p>
          </table:table-cell>
          <table:table-cell table:formula="of:=IF([.N218]&lt;&gt;&quot;&quot;; [.E218]; &quot;&quot;)" office:value-type="float" office:value="684" calcext:value-type="float">
            <text:p>684</text:p>
          </table:table-cell>
          <table:table-cell table:formula="of:=IF([.O218]&lt;&gt;&quot;&quot;; [.O218]-[.N218]; &quot;&quot;)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8]-[.G218]" office:value-type="float" office:value="12" calcext:value-type="float">
            <text:p>12</text:p>
          </table:table-cell>
          <table:table-cell table:formula="of:=[.B218]-[.G218]" office:value-type="float" office:value="1.17675999999994" calcext:value-type="float">
            <text:p>1.2</text:p>
          </table:table-cell>
          <table:table-cell table:formula="of:=[.C218]-[.G218]" office:value-type="float" office:value="8.33119999999997" calcext:value-type="float">
            <text:p>8.3</text:p>
          </table:table-cell>
          <table:table-cell/>
          <table:table-cell table:formula="of:=[.E218]-[.H218]" office:value-type="float" office:value="-5" calcext:value-type="float">
            <text:p>-5</text:p>
          </table:table-cell>
          <table:table-cell table:formula="of:=IF([.W21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float" office:value="692.20483" calcext:value-type="float">
            <text:p>692.2</text:p>
          </table:table-cell>
          <table:table-cell office:value-type="float" office:value="699.06537" calcext:value-type="float">
            <text:p>699.1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B219]/[.G219]-1" office:value-type="float" office:value="0.010518" calcext:value-type="float">
            <text:p>0.011</text:p>
          </table:table-cell>
          <table:table-cell table:formula="of:=[.C219]/[.E219]-1" office:value-type="float" office:value="0.020533386861314" calcext:value-type="float">
            <text:p>0.021</text:p>
          </table:table-cell>
          <table:table-cell/>
          <table:table-cell table:formula="of:=INT([.B219])" office:value-type="float" office:value="692" calcext:value-type="float">
            <text:p>692</text:p>
          </table:table-cell>
          <table:table-cell table:formula="of:=IF([.G219]&lt;[.M219]; [.M219]; &quot;&quot;)" office:value-type="float" office:value="692" calcext:value-type="float">
            <text:p>692</text:p>
          </table:table-cell>
          <table:table-cell table:formula="of:=IF([.N219]&lt;&gt;&quot;&quot;; [.E219]; &quot;&quot;)" office:value-type="float" office:value="685" calcext:value-type="float">
            <text:p>685</text:p>
          </table:table-cell>
          <table:table-cell table:formula="of:=IF([.O219]&lt;&gt;&quot;&quot;; [.O219]-[.N219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9]-[.G219]" office:value-type="float" office:value="0" calcext:value-type="float">
            <text:p>0</text:p>
          </table:table-cell>
          <table:table-cell table:formula="of:=[.B219]-[.G219]" office:value-type="float" office:value="7.20483000000002" calcext:value-type="float">
            <text:p>7.2</text:p>
          </table:table-cell>
          <table:table-cell table:formula="of:=[.C219]-[.G219]" office:value-type="float" office:value="14.06537" calcext:value-type="float">
            <text:p>14.1</text:p>
          </table:table-cell>
          <table:table-cell/>
          <table:table-cell table:formula="of:=[.E219]-[.H219]" office:value-type="float" office:value="-1" calcext:value-type="float">
            <text:p>-1</text:p>
          </table:table-cell>
          <table:table-cell table:formula="of:=IF([.W21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7</text:p>
          </table:table-cell>
          <table:table-cell office:value-type="float" office:value="687.13257" calcext:value-type="float">
            <text:p>687.1</text:p>
          </table:table-cell>
          <table:table-cell office:value-type="float" office:value="694.30585" calcext:value-type="float">
            <text:p>694.3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B220]/[.G220]-1" office:value-type="float" office:value="0.00165097667638481" calcext:value-type="float">
            <text:p>0.002</text:p>
          </table:table-cell>
          <table:table-cell table:formula="of:=[.C220]/[.E220]-1" office:value-type="float" office:value="0.000440706051873185" calcext:value-type="float">
            <text:p>0.000</text:p>
          </table:table-cell>
          <table:table-cell/>
          <table:table-cell table:formula="of:=INT([.B220])" office:value-type="float" office:value="687" calcext:value-type="float">
            <text:p>687</text:p>
          </table:table-cell>
          <table:table-cell table:formula="of:=IF([.G220]&lt;[.M220]; [.M220]; &quot;&quot;)" office:value-type="float" office:value="687" calcext:value-type="float">
            <text:p>687</text:p>
          </table:table-cell>
          <table:table-cell table:formula="of:=IF([.N220]&lt;&gt;&quot;&quot;; [.E220]; &quot;&quot;)" office:value-type="float" office:value="694" calcext:value-type="float">
            <text:p>694</text:p>
          </table:table-cell>
          <table:table-cell table:formula="of:=IF([.O220]&lt;&gt;&quot;&quot;; [.O220]-[.N220]; &quot;&quot;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20]-[.G220]" office:value-type="float" office:value="8" calcext:value-type="float">
            <text:p>8</text:p>
          </table:table-cell>
          <table:table-cell table:formula="of:=[.B220]-[.G220]" office:value-type="float" office:value="1.13256999999999" calcext:value-type="float">
            <text:p>1.1</text:p>
          </table:table-cell>
          <table:table-cell table:formula="of:=[.C220]-[.G220]" office:value-type="float" office:value="8.30584999999996" calcext:value-type="float">
            <text:p>8.3</text:p>
          </table:table-cell>
          <table:table-cell/>
          <table:table-cell table:formula="of:=[.E220]-[.H220]" office:value-type="float" office:value="1" calcext:value-type="float">
            <text:p>1</text:p>
          </table:table-cell>
          <table:table-cell table:formula="of:=IF([.W22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692.51624" calcext:value-type="float">
            <text:p>692.5</text:p>
          </table:table-cell>
          <table:table-cell office:value-type="float" office:value="699.63855" calcext:value-type="float">
            <text:p>699.6</text:p>
          </table:table-cell>
          <table:table-cell/>
          <table:table-cell table:number-columns-repeated="2"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B221]/[.G221]-1" office:value-type="float" office:value="0.0124506432748539" calcext:value-type="float">
            <text:p>0.012</text:p>
          </table:table-cell>
          <table:table-cell table:formula="of:=[.C221]/[.E221]-1" office:value-type="float" office:value="0.00812471181556207" calcext:value-type="float">
            <text:p>0.008</text:p>
          </table:table-cell>
          <table:table-cell/>
          <table:table-cell table:formula="of:=INT([.B221])" office:value-type="float" office:value="692" calcext:value-type="float">
            <text:p>692</text:p>
          </table:table-cell>
          <table:table-cell table:formula="of:=IF([.G221]&lt;[.M221]; [.M221]; &quot;&quot;)" office:value-type="float" office:value="692" calcext:value-type="float">
            <text:p>692</text:p>
          </table:table-cell>
          <table:table-cell table:formula="of:=IF([.N221]&lt;&gt;&quot;&quot;; [.E221]; &quot;&quot;)" office:value-type="float" office:value="694" calcext:value-type="float">
            <text:p>694</text:p>
          </table:table-cell>
          <table:table-cell table:formula="of:=IF([.O221]&lt;&gt;&quot;&quot;; [.O221]-[.N221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21]-[.G221]" office:value-type="float" office:value="10" calcext:value-type="float">
            <text:p>10</text:p>
          </table:table-cell>
          <table:table-cell table:formula="of:=[.B221]-[.G221]" office:value-type="float" office:value="8.51624000000004" calcext:value-type="float">
            <text:p>8.5</text:p>
          </table:table-cell>
          <table:table-cell table:formula="of:=[.C221]-[.G221]" office:value-type="float" office:value="15.63855" calcext:value-type="float">
            <text:p>15.6</text:p>
          </table:table-cell>
          <table:table-cell/>
          <table:table-cell table:formula="of:=[.E221]-[.H221]" office:value-type="float" office:value="-55" calcext:value-type="float">
            <text:p>-55</text:p>
          </table:table-cell>
          <table:table-cell table:formula="of:=IF([.W22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730.0002" calcext:value-type="float">
            <text:p>730.0</text:p>
          </table:table-cell>
          <table:table-cell office:value-type="float" office:value="737.1362" calcext:value-type="float">
            <text:p>737.1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60" calcext:value-type="float">
            <text:p>760</text:p>
          </table:table-cell>
          <table:table-cell office:value-type="float" office:value="729" calcext:value-type="float">
            <text:p>729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B222]/[.G222]-1" office:value-type="float" office:value="0.00137201646090523" calcext:value-type="float">
            <text:p>0.001</text:p>
          </table:table-cell>
          <table:table-cell table:formula="of:=[.C222]/[.E222]-1" office:value-type="float" office:value="-0.0197656914893617" calcext:value-type="float">
            <text:p>-0.020</text:p>
          </table:table-cell>
          <table:table-cell/>
          <table:table-cell table:formula="of:=INT([.B222])" office:value-type="float" office:value="730" calcext:value-type="float">
            <text:p>730</text:p>
          </table:table-cell>
          <table:table-cell table:formula="of:=IF([.G222]&lt;[.M222]; [.M222]; &quot;&quot;)" office:value-type="float" office:value="730" calcext:value-type="float">
            <text:p>730</text:p>
          </table:table-cell>
          <table:table-cell table:formula="of:=IF([.N222]&lt;&gt;&quot;&quot;; [.E222]; &quot;&quot;)" office:value-type="float" office:value="752" calcext:value-type="float">
            <text:p>752</text:p>
          </table:table-cell>
          <table:table-cell table:formula="of:=IF([.O222]&lt;&gt;&quot;&quot;; [.O222]-[.N222]; &quot;&quot;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22]-[.G222]" office:value-type="float" office:value="23" calcext:value-type="float">
            <text:p>23</text:p>
          </table:table-cell>
          <table:table-cell table:formula="of:=[.B222]-[.G222]" office:value-type="float" office:value="1.00019999999995" calcext:value-type="float">
            <text:p>1.0</text:p>
          </table:table-cell>
          <table:table-cell table:formula="of:=[.C222]-[.G222]" office:value-type="float" office:value="8.13620000000003" calcext:value-type="float">
            <text:p>8.1</text:p>
          </table:table-cell>
          <table:table-cell/>
          <table:table-cell table:formula="of:=[.E222]-[.H222]" office:value-type="float" office:value="-2" calcext:value-type="float">
            <text:p>-2</text:p>
          </table:table-cell>
          <table:table-cell table:formula="of:=IF([.W22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2</text:p>
          </table:table-cell>
          <table:table-cell office:value-type="float" office:value="761.48566" calcext:value-type="float">
            <text:p>761.5</text:p>
          </table:table-cell>
          <table:table-cell office:value-type="float" office:value="771.254" calcext:value-type="float">
            <text:p>771.3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763" calcext:value-type="float">
            <text:p>763</text:p>
          </table:table-cell>
          <table:table-cell office:value-type="float" office:value="748" calcext:value-type="float">
            <text:p>748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[.B223]/[.G223]-1" office:value-type="float" office:value="0.0180289572192514" calcext:value-type="float">
            <text:p>0.018</text:p>
          </table:table-cell>
          <table:table-cell table:formula="of:=[.C223]/[.E223]-1" office:value-type="float" office:value="0.0201772486772487" calcext:value-type="float">
            <text:p>0.020</text:p>
          </table:table-cell>
          <table:table-cell/>
          <table:table-cell table:formula="of:=INT([.B223])" office:value-type="float" office:value="761" calcext:value-type="float">
            <text:p>761</text:p>
          </table:table-cell>
          <table:table-cell table:formula="of:=IF([.G223]&lt;[.M223]; [.M223]; &quot;&quot;)" office:value-type="float" office:value="761" calcext:value-type="float">
            <text:p>761</text:p>
          </table:table-cell>
          <table:table-cell table:formula="of:=IF([.N223]&lt;&gt;&quot;&quot;; [.E223]; &quot;&quot;)" office:value-type="float" office:value="756" calcext:value-type="float">
            <text:p>756</text:p>
          </table:table-cell>
          <table:table-cell table:formula="of:=IF([.O223]&lt;&gt;&quot;&quot;; [.O223]-[.N223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23]-[.G223]" office:value-type="float" office:value="8" calcext:value-type="float">
            <text:p>8</text:p>
          </table:table-cell>
          <table:table-cell table:formula="of:=[.B223]-[.G223]" office:value-type="float" office:value="13.4856600000001" calcext:value-type="float">
            <text:p>13.5</text:p>
          </table:table-cell>
          <table:table-cell table:formula="of:=[.C223]-[.G223]" office:value-type="float" office:value="23.254" calcext:value-type="float">
            <text:p>23.3</text:p>
          </table:table-cell>
          <table:table-cell/>
          <table:table-cell table:formula="of:=[.E223]-[.H223]" office:value-type="float" office:value="-14" calcext:value-type="float">
            <text:p>-14</text:p>
          </table:table-cell>
          <table:table-cell table:formula="of:=IF([.W22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758.4861" calcext:value-type="float">
            <text:p>758.5</text:p>
          </table:table-cell>
          <table:table-cell office:value-type="float" office:value="765.8943" calcext:value-type="float">
            <text:p>765.9</text:p>
          </table:table-cell>
          <table:table-cell/>
          <table:table-cell table:number-columns-repeated="2" office:value-type="float" office:value="792" calcext:value-type="float">
            <text:p>792</text:p>
          </table:table-cell>
          <table:table-cell office:value-type="float" office:value="769" calcext:value-type="float">
            <text:p>769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B224]/[.G224]-1" office:value-type="float" office:value="-0.0136721716514955" calcext:value-type="float">
            <text:p>-0.014</text:p>
          </table:table-cell>
          <table:table-cell table:formula="of:=[.C224]/[.E224]-1" office:value-type="float" office:value="-0.0329617424242423" calcext:value-type="float">
            <text:p>-0.033</text:p>
          </table:table-cell>
          <table:table-cell/>
          <table:table-cell table:formula="of:=INT([.B224])" office:value-type="float" office:value="758" calcext:value-type="float">
            <text:p>758</text:p>
          </table:table-cell>
          <table:table-cell table:formula="of:=IF([.G224]&lt;[.M224]; [.M224]; &quot;&quot;)">
            <text:p/>
          </table:table-cell>
          <table:table-cell table:formula="of:=IF([.N224]&lt;&gt;&quot;&quot;; [.E224]; &quot;&quot;)">
            <text:p/>
          </table:table-cell>
          <table:table-cell table:formula="of:=IF([.O224]&lt;&gt;&quot;&quot;; [.O224]-[.N224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24]-[.G224]" office:value-type="float" office:value="23" calcext:value-type="float">
            <text:p>23</text:p>
          </table:table-cell>
          <table:table-cell table:formula="of:=[.B224]-[.G224]" office:value-type="float" office:value="-10.5139" calcext:value-type="float">
            <text:p>-10.5</text:p>
          </table:table-cell>
          <table:table-cell table:formula="of:=[.C224]-[.G224]" office:value-type="float" office:value="-3.10569999999996" calcext:value-type="float">
            <text:p>-3.1</text:p>
          </table:table-cell>
          <table:table-cell/>
          <table:table-cell table:formula="of:=[.E224]-[.H224]" office:value-type="float" office:value="2" calcext:value-type="float">
            <text:p>2</text:p>
          </table:table-cell>
          <table:table-cell table:formula="of:=IF([.W22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float" office:value="788.83093" calcext:value-type="float">
            <text:p>788.8</text:p>
          </table:table-cell>
          <table:table-cell office:value-type="float" office:value="796.01166" calcext:value-type="float">
            <text:p>796.0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780" calcext:value-type="float">
            <text:p>780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B225]/[.G225]-1" office:value-type="float" office:value="0.0113217051282051" calcext:value-type="float">
            <text:p>0.011</text:p>
          </table:table-cell>
          <table:table-cell table:formula="of:=[.C225]/[.E225]-1" office:value-type="float" office:value="0.0114506480304957" calcext:value-type="float">
            <text:p>0.011</text:p>
          </table:table-cell>
          <table:table-cell/>
          <table:table-cell table:formula="of:=INT([.B225])" office:value-type="float" office:value="788" calcext:value-type="float">
            <text:p>788</text:p>
          </table:table-cell>
          <table:table-cell table:formula="of:=IF([.G225]&lt;[.M225]; [.M225]; &quot;&quot;)" office:value-type="float" office:value="788" calcext:value-type="float">
            <text:p>788</text:p>
          </table:table-cell>
          <table:table-cell table:formula="of:=IF([.N225]&lt;&gt;&quot;&quot;; [.E225]; &quot;&quot;)" office:value-type="float" office:value="787" calcext:value-type="float">
            <text:p>787</text:p>
          </table:table-cell>
          <table:table-cell table:formula="of:=IF([.O225]&lt;&gt;&quot;&quot;; [.O225]-[.N225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25]-[.G225]" office:value-type="float" office:value="7" calcext:value-type="float">
            <text:p>7</text:p>
          </table:table-cell>
          <table:table-cell table:formula="of:=[.B225]-[.G225]" office:value-type="float" office:value="8.83092999999997" calcext:value-type="float">
            <text:p>8.8</text:p>
          </table:table-cell>
          <table:table-cell table:formula="of:=[.C225]-[.G225]" office:value-type="float" office:value="16.01166" calcext:value-type="float">
            <text:p>16.0</text:p>
          </table:table-cell>
          <table:table-cell/>
          <table:table-cell table:formula="of:=[.E225]-[.H225]" office:value-type="float" office:value="-5" calcext:value-type="float">
            <text:p>-5</text:p>
          </table:table-cell>
          <table:table-cell table:formula="of:=IF([.W22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0</text:p>
          </table:table-cell>
          <table:table-cell office:value-type="float" office:value="783.7639" calcext:value-type="float">
            <text:p>783.8</text:p>
          </table:table-cell>
          <table:table-cell office:value-type="float" office:value="789.2715" calcext:value-type="float">
            <text:p>789.3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26]/[.G226]-1" office:value-type="float" office:value="-0.00789379746835439" calcext:value-type="float">
            <text:p>-0.008</text:p>
          </table:table-cell>
          <table:table-cell table:formula="of:=[.C226]/[.E226]-1" office:value-type="float" office:value="-0.00969698870765379" calcext:value-type="float">
            <text:p>-0.010</text:p>
          </table:table-cell>
          <table:table-cell/>
          <table:table-cell table:formula="of:=INT([.B226])" office:value-type="float" office:value="783" calcext:value-type="float">
            <text:p>783</text:p>
          </table:table-cell>
          <table:table-cell table:formula="of:=IF([.G226]&lt;[.M226]; [.M226]; &quot;&quot;)">
            <text:p/>
          </table:table-cell>
          <table:table-cell table:formula="of:=IF([.N226]&lt;&gt;&quot;&quot;; [.E226]; &quot;&quot;)">
            <text:p/>
          </table:table-cell>
          <table:table-cell table:formula="of:=IF([.O226]&lt;&gt;&quot;&quot;; [.O226]-[.N22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26]-[.G226]" office:value-type="float" office:value="7" calcext:value-type="float">
            <text:p>7</text:p>
          </table:table-cell>
          <table:table-cell table:formula="of:=[.B226]-[.G226]" office:value-type="float" office:value="-6.23609999999997" calcext:value-type="float">
            <text:p>-6.2</text:p>
          </table:table-cell>
          <table:table-cell table:formula="of:=[.C226]-[.G226]" office:value-type="float" office:value="-0.728500000000054" calcext:value-type="float">
            <text:p>-0.7</text:p>
          </table:table-cell>
          <table:table-cell/>
          <table:table-cell table:formula="of:=[.E226]-[.H226]" office:value-type="float" office:value="-3" calcext:value-type="float">
            <text:p>-3</text:p>
          </table:table-cell>
          <table:table-cell table:formula="of:=IF([.W22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1</text:p>
          </table:table-cell>
          <table:table-cell office:value-type="float" office:value="802.37335" calcext:value-type="float">
            <text:p>802.4</text:p>
          </table:table-cell>
          <table:table-cell office:value-type="float" office:value="807.8924" calcext:value-type="float">
            <text:p>807.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B227]/[.G227]-1" office:value-type="float" office:value="0.00674196988707654" calcext:value-type="float">
            <text:p>0.007</text:p>
          </table:table-cell>
          <table:table-cell table:formula="of:=[.C227]/[.E227]-1" office:value-type="float" office:value="0.00986549999999986" calcext:value-type="float">
            <text:p>0.010</text:p>
          </table:table-cell>
          <table:table-cell/>
          <table:table-cell table:formula="of:=INT([.B227])" office:value-type="float" office:value="802" calcext:value-type="float">
            <text:p>802</text:p>
          </table:table-cell>
          <table:table-cell table:formula="of:=IF([.G227]&lt;[.M227]; [.M227]; &quot;&quot;)" office:value-type="float" office:value="802" calcext:value-type="float">
            <text:p>802</text:p>
          </table:table-cell>
          <table:table-cell table:formula="of:=IF([.N227]&lt;&gt;&quot;&quot;; [.E227]; &quot;&quot;)" office:value-type="float" office:value="800" calcext:value-type="float">
            <text:p>800</text:p>
          </table:table-cell>
          <table:table-cell table:formula="of:=IF([.O227]&lt;&gt;&quot;&quot;; [.O227]-[.N227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27]-[.G227]" office:value-type="float" office:value="3" calcext:value-type="float">
            <text:p>3</text:p>
          </table:table-cell>
          <table:table-cell table:formula="of:=[.B227]-[.G227]" office:value-type="float" office:value="5.37334999999996" calcext:value-type="float">
            <text:p>5.4</text:p>
          </table:table-cell>
          <table:table-cell table:formula="of:=[.C227]-[.G227]" office:value-type="float" office:value="10.8924" calcext:value-type="float">
            <text:p>10.9</text:p>
          </table:table-cell>
          <table:table-cell/>
          <table:table-cell table:formula="of:=[.E227]-[.H227]" office:value-type="float" office:value="-4" calcext:value-type="float">
            <text:p>-4</text:p>
          </table:table-cell>
          <table:table-cell table:formula="of:=IF([.W22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2</text:p>
          </table:table-cell>
          <table:table-cell office:value-type="float" office:value="803.8401" calcext:value-type="float">
            <text:p>803.8</text:p>
          </table:table-cell>
          <table:table-cell office:value-type="float" office:value="809.11816" calcext:value-type="float">
            <text:p>809.1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808" calcext:value-type="float">
            <text:p>808</text:p>
          </table:table-cell>
          <table:table-cell office:value-type="float" office:value="783" calcext:value-type="float">
            <text:p>783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B228]/[.G228]-1" office:value-type="float" office:value="0.0266157088122605" calcext:value-type="float">
            <text:p>0.027</text:p>
          </table:table-cell>
          <table:table-cell table:formula="of:=[.C228]/[.E228]-1" office:value-type="float" office:value="0.026799695431472" calcext:value-type="float">
            <text:p>0.027</text:p>
          </table:table-cell>
          <table:table-cell/>
          <table:table-cell table:formula="of:=INT([.B228])" office:value-type="float" office:value="803" calcext:value-type="float">
            <text:p>803</text:p>
          </table:table-cell>
          <table:table-cell table:formula="of:=IF([.G228]&lt;[.M228]; [.M228]; &quot;&quot;)" office:value-type="float" office:value="803" calcext:value-type="float">
            <text:p>803</text:p>
          </table:table-cell>
          <table:table-cell table:formula="of:=IF([.N228]&lt;&gt;&quot;&quot;; [.E228]; &quot;&quot;)" office:value-type="float" office:value="788" calcext:value-type="float">
            <text:p>788</text:p>
          </table:table-cell>
          <table:table-cell table:formula="of:=IF([.O228]&lt;&gt;&quot;&quot;; [.O228]-[.N228]; &quot;&quot;)" office:value-type="float" office:value="-15" calcext:value-type="float">
            <text:p>-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28]-[.G228]" office:value-type="float" office:value="5" calcext:value-type="float">
            <text:p>5</text:p>
          </table:table-cell>
          <table:table-cell table:formula="of:=[.B228]-[.G228]" office:value-type="float" office:value="20.8401" calcext:value-type="float">
            <text:p>20.8</text:p>
          </table:table-cell>
          <table:table-cell table:formula="of:=[.C228]-[.G228]" office:value-type="float" office:value="26.11816" calcext:value-type="float">
            <text:p>26.1</text:p>
          </table:table-cell>
          <table:table-cell/>
          <table:table-cell table:formula="of:=[.E228]-[.H228]" office:value-type="float" office:value="1" calcext:value-type="float">
            <text:p>1</text:p>
          </table:table-cell>
          <table:table-cell table:formula="of:=IF([.W22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782.4536" calcext:value-type="float">
            <text:p>782.5</text:p>
          </table:table-cell>
          <table:table-cell office:value-type="float" office:value="788.32007" calcext:value-type="float">
            <text:p>788.3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B229]/[.G229]-1" office:value-type="float" office:value="0.0109219638242895" calcext:value-type="float">
            <text:p>0.011</text:p>
          </table:table-cell>
          <table:table-cell table:formula="of:=[.C229]/[.E229]-1" office:value-type="float" office:value="0.00422938853503174" calcext:value-type="float">
            <text:p>0.004</text:p>
          </table:table-cell>
          <table:table-cell/>
          <table:table-cell table:formula="of:=INT([.B229])" office:value-type="float" office:value="782" calcext:value-type="float">
            <text:p>782</text:p>
          </table:table-cell>
          <table:table-cell table:formula="of:=IF([.G229]&lt;[.M229]; [.M229]; &quot;&quot;)" office:value-type="float" office:value="782" calcext:value-type="float">
            <text:p>782</text:p>
          </table:table-cell>
          <table:table-cell table:formula="of:=IF([.N229]&lt;&gt;&quot;&quot;; [.E229]; &quot;&quot;)" office:value-type="float" office:value="785" calcext:value-type="float">
            <text:p>785</text:p>
          </table:table-cell>
          <table:table-cell table:formula="of:=IF([.O229]&lt;&gt;&quot;&quot;; [.O229]-[.N229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29]-[.G229]" office:value-type="float" office:value="11" calcext:value-type="float">
            <text:p>11</text:p>
          </table:table-cell>
          <table:table-cell table:formula="of:=[.B229]-[.G229]" office:value-type="float" office:value="8.45360000000005" calcext:value-type="float">
            <text:p>8.5</text:p>
          </table:table-cell>
          <table:table-cell table:formula="of:=[.C229]-[.G229]" office:value-type="float" office:value="14.32007" calcext:value-type="float">
            <text:p>14.3</text:p>
          </table:table-cell>
          <table:table-cell/>
          <table:table-cell table:formula="of:=[.E229]-[.H229]" office:value-type="float" office:value="-8" calcext:value-type="float">
            <text:p>-8</text:p>
          </table:table-cell>
          <table:table-cell table:formula="of:=IF([.W22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6</text:p>
          </table:table-cell>
          <table:table-cell office:value-type="float" office:value="783.4756" calcext:value-type="float">
            <text:p>783.5</text:p>
          </table:table-cell>
          <table:table-cell office:value-type="float" office:value="789.2469" calcext:value-type="float">
            <text:p>789.2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792" calcext:value-type="float">
            <text:p>792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B230]/[.G230]-1" office:value-type="float" office:value="-0.0107631313131313" calcext:value-type="float">
            <text:p>-0.011</text:p>
          </table:table-cell>
          <table:table-cell table:formula="of:=[.C230]/[.E230]-1" office:value-type="float" office:value="-0.0183496268656717" calcext:value-type="float">
            <text:p>-0.018</text:p>
          </table:table-cell>
          <table:table-cell/>
          <table:table-cell table:formula="of:=INT([.B230])" office:value-type="float" office:value="783" calcext:value-type="float">
            <text:p>783</text:p>
          </table:table-cell>
          <table:table-cell table:formula="of:=IF([.G230]&lt;[.M230]; [.M230]; &quot;&quot;)">
            <text:p/>
          </table:table-cell>
          <table:table-cell table:formula="of:=IF([.N230]&lt;&gt;&quot;&quot;; [.E230]; &quot;&quot;)">
            <text:p/>
          </table:table-cell>
          <table:table-cell table:formula="of:=IF([.O230]&lt;&gt;&quot;&quot;; [.O230]-[.N23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30]-[.G230]" office:value-type="float" office:value="12" calcext:value-type="float">
            <text:p>12</text:p>
          </table:table-cell>
          <table:table-cell table:formula="of:=[.B230]-[.G230]" office:value-type="float" office:value="-8.52440000000001" calcext:value-type="float">
            <text:p>-8.5</text:p>
          </table:table-cell>
          <table:table-cell table:formula="of:=[.C230]-[.G230]" office:value-type="float" office:value="-2.75310000000002" calcext:value-type="float">
            <text:p>-2.8</text:p>
          </table:table-cell>
          <table:table-cell/>
          <table:table-cell table:formula="of:=[.E230]-[.H230]" office:value-type="float" office:value="7" calcext:value-type="float">
            <text:p>7</text:p>
          </table:table-cell>
          <table:table-cell table:formula="of:=IF([.W23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17</text:p>
          </table:table-cell>
          <table:table-cell office:value-type="float" office:value="800.6652" calcext:value-type="float">
            <text:p>800.7</text:p>
          </table:table-cell>
          <table:table-cell office:value-type="float" office:value="806.9228" calcext:value-type="float">
            <text:p>806.9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795" calcext:value-type="float">
            <text:p>795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B231]/[.G231]-1" office:value-type="float" office:value="0.00712603773584908" calcext:value-type="float">
            <text:p>0.007</text:p>
          </table:table-cell>
          <table:table-cell table:formula="of:=[.C231]/[.E231]-1" office:value-type="float" office:value="0.00613815461346645" calcext:value-type="float">
            <text:p>0.006</text:p>
          </table:table-cell>
          <table:table-cell/>
          <table:table-cell table:formula="of:=INT([.B231])" office:value-type="float" office:value="800" calcext:value-type="float">
            <text:p>800</text:p>
          </table:table-cell>
          <table:table-cell table:formula="of:=IF([.G231]&lt;[.M231]; [.M231]; &quot;&quot;)" office:value-type="float" office:value="800" calcext:value-type="float">
            <text:p>800</text:p>
          </table:table-cell>
          <table:table-cell table:formula="of:=IF([.N231]&lt;&gt;&quot;&quot;; [.E231]; &quot;&quot;)" office:value-type="float" office:value="802" calcext:value-type="float">
            <text:p>802</text:p>
          </table:table-cell>
          <table:table-cell table:formula="of:=IF([.O231]&lt;&gt;&quot;&quot;; [.O231]-[.N231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31]-[.G231]" office:value-type="float" office:value="7" calcext:value-type="float">
            <text:p>7</text:p>
          </table:table-cell>
          <table:table-cell table:formula="of:=[.B231]-[.G231]" office:value-type="float" office:value="5.66520000000003" calcext:value-type="float">
            <text:p>5.7</text:p>
          </table:table-cell>
          <table:table-cell table:formula="of:=[.C231]-[.G231]" office:value-type="float" office:value="11.9228000000001" calcext:value-type="float">
            <text:p>11.9</text:p>
          </table:table-cell>
          <table:table-cell/>
          <table:table-cell table:formula="of:=[.E231]-[.H231]" office:value-type="float" office:value="9" calcext:value-type="float">
            <text:p>9</text:p>
          </table:table-cell>
          <table:table-cell table:formula="of:=IF([.W23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18</text:p>
          </table:table-cell>
          <table:table-cell office:value-type="float" office:value="790.3539" calcext:value-type="float">
            <text:p>790.4</text:p>
          </table:table-cell>
          <table:table-cell office:value-type="float" office:value="795.2409" calcext:value-type="float">
            <text:p>795.2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B232]/[.G232]-1" office:value-type="float" office:value="0.00939195402298854" calcext:value-type="float">
            <text:p>0.009</text:p>
          </table:table-cell>
          <table:table-cell table:formula="of:=[.C232]/[.E232]-1" office:value-type="float" office:value="0.00409204545454545" calcext:value-type="float">
            <text:p>0.004</text:p>
          </table:table-cell>
          <table:table-cell/>
          <table:table-cell table:formula="of:=INT([.B232])" office:value-type="float" office:value="790" calcext:value-type="float">
            <text:p>790</text:p>
          </table:table-cell>
          <table:table-cell table:formula="of:=IF([.G232]&lt;[.M232]; [.M232]; &quot;&quot;)" office:value-type="float" office:value="790" calcext:value-type="float">
            <text:p>790</text:p>
          </table:table-cell>
          <table:table-cell table:formula="of:=IF([.N232]&lt;&gt;&quot;&quot;; [.E232]; &quot;&quot;)" office:value-type="float" office:value="792" calcext:value-type="float">
            <text:p>792</text:p>
          </table:table-cell>
          <table:table-cell table:formula="of:=IF([.O232]&lt;&gt;&quot;&quot;; [.O232]-[.N232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32]-[.G232]" office:value-type="float" office:value="9" calcext:value-type="float">
            <text:p>9</text:p>
          </table:table-cell>
          <table:table-cell table:formula="of:=[.B232]-[.G232]" office:value-type="float" office:value="7.35389999999995" calcext:value-type="float">
            <text:p>7.4</text:p>
          </table:table-cell>
          <table:table-cell table:formula="of:=[.C232]-[.G232]" office:value-type="float" office:value="12.2409" calcext:value-type="float">
            <text:p>12.2</text:p>
          </table:table-cell>
          <table:table-cell/>
          <table:table-cell table:formula="of:=[.E232]-[.H232]" office:value-type="float" office:value="-1" calcext:value-type="float">
            <text:p>-1</text:p>
          </table:table-cell>
          <table:table-cell table:formula="of:=IF([.W23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9</text:p>
          </table:table-cell>
          <table:table-cell office:value-type="float" office:value="791.6365" calcext:value-type="float">
            <text:p>791.6</text:p>
          </table:table-cell>
          <table:table-cell office:value-type="float" office:value="796.5924" calcext:value-type="float">
            <text:p>796.6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798" calcext:value-type="float">
            <text:p>798</text:p>
          </table:table-cell>
          <table:table-cell office:value-type="float" office:value="786" calcext:value-type="float">
            <text:p>786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B233]/[.G233]-1" office:value-type="float" office:value="0.0071711195928752" calcext:value-type="float">
            <text:p>0.007</text:p>
          </table:table-cell>
          <table:table-cell table:formula="of:=[.C233]/[.E233]-1" office:value-type="float" office:value="0.00834481012658217" calcext:value-type="float">
            <text:p>0.008</text:p>
          </table:table-cell>
          <table:table-cell/>
          <table:table-cell table:formula="of:=INT([.B233])" office:value-type="float" office:value="791" calcext:value-type="float">
            <text:p>791</text:p>
          </table:table-cell>
          <table:table-cell table:formula="of:=IF([.G233]&lt;[.M233]; [.M233]; &quot;&quot;)" office:value-type="float" office:value="791" calcext:value-type="float">
            <text:p>791</text:p>
          </table:table-cell>
          <table:table-cell table:formula="of:=IF([.N233]&lt;&gt;&quot;&quot;; [.E233]; &quot;&quot;)" office:value-type="float" office:value="790" calcext:value-type="float">
            <text:p>790</text:p>
          </table:table-cell>
          <table:table-cell table:formula="of:=IF([.O233]&lt;&gt;&quot;&quot;; [.O233]-[.N233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33]-[.G233]" office:value-type="float" office:value="4" calcext:value-type="float">
            <text:p>4</text:p>
          </table:table-cell>
          <table:table-cell table:formula="of:=[.B233]-[.G233]" office:value-type="float" office:value="5.63649999999996" calcext:value-type="float">
            <text:p>5.6</text:p>
          </table:table-cell>
          <table:table-cell table:formula="of:=[.C233]-[.G233]" office:value-type="float" office:value="10.5924" calcext:value-type="float">
            <text:p>10.6</text:p>
          </table:table-cell>
          <table:table-cell/>
          <table:table-cell table:formula="of:=[.E233]-[.H233]" office:value-type="float" office:value="-3" calcext:value-type="float">
            <text:p>-3</text:p>
          </table:table-cell>
          <table:table-cell table:formula="of:=IF([.W23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790.46216" calcext:value-type="float">
            <text:p>790.5</text:p>
          </table:table-cell>
          <table:table-cell office:value-type="float" office:value="795.4296" calcext:value-type="float">
            <text:p>795.4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[.B234]/[.G234]-1" office:value-type="float" office:value="0.000585012658227857" calcext:value-type="float">
            <text:p>0.001</text:p>
          </table:table-cell>
          <table:table-cell table:formula="of:=[.C234]/[.E234]-1" office:value-type="float" office:value="0.00560000000000005" calcext:value-type="float">
            <text:p>0.006</text:p>
          </table:table-cell>
          <table:table-cell/>
          <table:table-cell table:formula="of:=INT([.B234])" office:value-type="float" office:value="790" calcext:value-type="float">
            <text:p>790</text:p>
          </table:table-cell>
          <table:table-cell table:formula="of:=IF([.G234]&lt;[.M234]; [.M234]; &quot;&quot;)">
            <text:p/>
          </table:table-cell>
          <table:table-cell table:formula="of:=IF([.N234]&lt;&gt;&quot;&quot;; [.E234]; &quot;&quot;)">
            <text:p/>
          </table:table-cell>
          <table:table-cell table:formula="of:=IF([.O234]&lt;&gt;&quot;&quot;; [.O234]-[.N234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34]-[.G234]" office:value-type="float" office:value="1" calcext:value-type="float">
            <text:p>1</text:p>
          </table:table-cell>
          <table:table-cell table:formula="of:=[.B234]-[.G234]" office:value-type="float" office:value="0.46216000000004" calcext:value-type="float">
            <text:p>0.5</text:p>
          </table:table-cell>
          <table:table-cell table:formula="of:=[.C234]-[.G234]" office:value-type="float" office:value="5.42960000000005" calcext:value-type="float">
            <text:p>5.4</text:p>
          </table:table-cell>
          <table:table-cell/>
          <table:table-cell table:formula="of:=[.E234]-[.H234]" office:value-type="float" office:value="2" calcext:value-type="float">
            <text:p>2</text:p>
          </table:table-cell>
          <table:table-cell table:formula="of:=IF([.W23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23</text:p>
          </table:table-cell>
          <table:table-cell office:value-type="float" office:value="787.7505" calcext:value-type="float">
            <text:p>787.8</text:p>
          </table:table-cell>
          <table:table-cell office:value-type="float" office:value="792.0517" calcext:value-type="float">
            <text:p>792.1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792" calcext:value-type="float">
            <text:p>792</text:p>
          </table:table-cell>
          <table:table-cell office:value-type="float" office:value="785" calcext:value-type="float">
            <text:p>785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B235]/[.G235]-1" office:value-type="float" office:value="0.00350382165605101" calcext:value-type="float">
            <text:p>0.004</text:p>
          </table:table-cell>
          <table:table-cell table:formula="of:=[.C235]/[.E235]-1" office:value-type="float" office:value="0.00769936386768455" calcext:value-type="float">
            <text:p>0.008</text:p>
          </table:table-cell>
          <table:table-cell/>
          <table:table-cell table:formula="of:=INT([.B235])" office:value-type="float" office:value="787" calcext:value-type="float">
            <text:p>787</text:p>
          </table:table-cell>
          <table:table-cell table:formula="of:=IF([.G235]&lt;[.M235]; [.M235]; &quot;&quot;)" office:value-type="float" office:value="787" calcext:value-type="float">
            <text:p>787</text:p>
          </table:table-cell>
          <table:table-cell table:formula="of:=IF([.N235]&lt;&gt;&quot;&quot;; [.E235]; &quot;&quot;)" office:value-type="float" office:value="786" calcext:value-type="float">
            <text:p>786</text:p>
          </table:table-cell>
          <table:table-cell table:formula="of:=IF([.O235]&lt;&gt;&quot;&quot;; [.O235]-[.N235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35]-[.G235]" office:value-type="float" office:value="1" calcext:value-type="float">
            <text:p>1</text:p>
          </table:table-cell>
          <table:table-cell table:formula="of:=[.B235]-[.G235]" office:value-type="float" office:value="2.75049999999999" calcext:value-type="float">
            <text:p>2.8</text:p>
          </table:table-cell>
          <table:table-cell table:formula="of:=[.C235]-[.G235]" office:value-type="float" office:value="7.05169999999998" calcext:value-type="float">
            <text:p>7.1</text:p>
          </table:table-cell>
          <table:table-cell/>
          <table:table-cell table:formula="of:=[.E235]-[.H235]" office:value-type="float" office:value="-8" calcext:value-type="float">
            <text:p>-8</text:p>
          </table:table-cell>
          <table:table-cell table:formula="of:=IF([.W23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4</text:p>
          </table:table-cell>
          <table:table-cell office:value-type="float" office:value="792.0905" calcext:value-type="float">
            <text:p>792.1</text:p>
          </table:table-cell>
          <table:table-cell office:value-type="float" office:value="796.08875" calcext:value-type="float">
            <text:p>796.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236]/[.G236]-1" office:value-type="float" office:value="-0.00114691046658255" calcext:value-type="float">
            <text:p>-0.001</text:p>
          </table:table-cell>
          <table:table-cell table:formula="of:=[.C236]/[.E236]-1" office:value-type="float" office:value="-0.018386251541307" calcext:value-type="float">
            <text:p>-0.018</text:p>
          </table:table-cell>
          <table:table-cell/>
          <table:table-cell table:formula="of:=INT([.B236])" office:value-type="float" office:value="792" calcext:value-type="float">
            <text:p>792</text:p>
          </table:table-cell>
          <table:table-cell table:formula="of:=IF([.G236]&lt;[.M236]; [.M236]; &quot;&quot;)">
            <text:p/>
          </table:table-cell>
          <table:table-cell table:formula="of:=IF([.N236]&lt;&gt;&quot;&quot;; [.E236]; &quot;&quot;)">
            <text:p/>
          </table:table-cell>
          <table:table-cell table:formula="of:=IF([.O236]&lt;&gt;&quot;&quot;; [.O236]-[.N23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36]-[.G236]" office:value-type="float" office:value="18" calcext:value-type="float">
            <text:p>18</text:p>
          </table:table-cell>
          <table:table-cell table:formula="of:=[.B236]-[.G236]" office:value-type="float" office:value="-0.90949999999998" calcext:value-type="float">
            <text:p>-0.9</text:p>
          </table:table-cell>
          <table:table-cell table:formula="of:=[.C236]-[.G236]" office:value-type="float" office:value="3.08875" calcext:value-type="float">
            <text:p>3.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formula="of:=IF([.W23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5</text:p>
          </table:table-cell>
          <table:table-cell office:value-type="float" office:value="815.7979" calcext:value-type="float">
            <text:p>815.8</text:p>
          </table:table-cell>
          <table:table-cell office:value-type="float" office:value="820.21893" calcext:value-type="float">
            <text:p>820.2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1" calcext:value-type="float">
            <text:p>821</text:p>
          </table:table-cell>
          <table:table-cell office:value-type="float" office:value="806" calcext:value-type="float">
            <text:p>806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237]/[.G237]-1" office:value-type="float" office:value="0.0121562034739455" calcext:value-type="float">
            <text:p>0.012</text:p>
          </table:table-cell>
          <table:table-cell table:formula="of:=[.C237]/[.E237]-1" office:value-type="float" office:value="0.00763996314496307" calcext:value-type="float">
            <text:p>0.008</text:p>
          </table:table-cell>
          <table:table-cell/>
          <table:table-cell table:formula="of:=INT([.B237])" office:value-type="float" office:value="815" calcext:value-type="float">
            <text:p>815</text:p>
          </table:table-cell>
          <table:table-cell table:formula="of:=IF([.G237]&lt;[.M237]; [.M237]; &quot;&quot;)" office:value-type="float" office:value="815" calcext:value-type="float">
            <text:p>815</text:p>
          </table:table-cell>
          <table:table-cell table:formula="of:=IF([.N237]&lt;&gt;&quot;&quot;; [.E237]; &quot;&quot;)" office:value-type="float" office:value="814" calcext:value-type="float">
            <text:p>814</text:p>
          </table:table-cell>
          <table:table-cell table:formula="of:=IF([.O237]&lt;&gt;&quot;&quot;; [.O237]-[.N237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37]-[.G237]" office:value-type="float" office:value="8" calcext:value-type="float">
            <text:p>8</text:p>
          </table:table-cell>
          <table:table-cell table:formula="of:=[.B237]-[.G237]" office:value-type="float" office:value="9.79790000000003" calcext:value-type="float">
            <text:p>9.8</text:p>
          </table:table-cell>
          <table:table-cell table:formula="of:=[.C237]-[.G237]" office:value-type="float" office:value="14.21893" calcext:value-type="float">
            <text:p>14.2</text:p>
          </table:table-cell>
          <table:table-cell/>
          <table:table-cell table:formula="of:=[.E237]-[.H237]" office:value-type="float" office:value="3" calcext:value-type="float">
            <text:p>3</text:p>
          </table:table-cell>
          <table:table-cell table:formula="of:=IF([.W23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26</text:p>
          </table:table-cell>
          <table:table-cell office:value-type="float" office:value="808.9168" calcext:value-type="float">
            <text:p>808.9</text:p>
          </table:table-cell>
          <table:table-cell office:value-type="float" office:value="812.70404" calcext:value-type="float">
            <text:p>812.7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238]/[.G238]-1" office:value-type="float" office:value="-0.000102843016069221" calcext:value-type="float">
            <text:p>0.000</text:p>
          </table:table-cell>
          <table:table-cell table:formula="of:=[.C238]/[.E238]-1" office:value-type="float" office:value="-0.00281712883435592" calcext:value-type="float">
            <text:p>-0.003</text:p>
          </table:table-cell>
          <table:table-cell/>
          <table:table-cell table:formula="of:=INT([.B238])" office:value-type="float" office:value="808" calcext:value-type="float">
            <text:p>808</text:p>
          </table:table-cell>
          <table:table-cell table:formula="of:=IF([.G238]&lt;[.M238]; [.M238]; &quot;&quot;)">
            <text:p/>
          </table:table-cell>
          <table:table-cell table:formula="of:=IF([.N238]&lt;&gt;&quot;&quot;; [.E238]; &quot;&quot;)">
            <text:p/>
          </table:table-cell>
          <table:table-cell table:formula="of:=IF([.O238]&lt;&gt;&quot;&quot;; [.O238]-[.N23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38]-[.G238]" office:value-type="float" office:value="6" calcext:value-type="float">
            <text:p>6</text:p>
          </table:table-cell>
          <table:table-cell table:formula="of:=[.B238]-[.G238]" office:value-type="float" office:value="-0.0832000000000335" calcext:value-type="float">
            <text:p>-0.1</text:p>
          </table:table-cell>
          <table:table-cell table:formula="of:=[.C238]-[.G238]" office:value-type="float" office:value="3.70403999999996" calcext:value-type="float">
            <text:p>3.7</text:p>
          </table:table-cell>
          <table:table-cell/>
          <table:table-cell table:formula="of:=[.E238]-[.H238]" office:value-type="float" office:value="4" calcext:value-type="float">
            <text:p>4</text:p>
          </table:table-cell>
          <table:table-cell table:formula="of:=IF([.W23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818.5692" calcext:value-type="float">
            <text:p>818.6</text:p>
          </table:table-cell>
          <table:table-cell office:value-type="float" office:value="822.1287" calcext:value-type="float">
            <text:p>822.1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239]/[.G239]-1" office:value-type="float" office:value="0.016856149068323" calcext:value-type="float">
            <text:p>0.017</text:p>
          </table:table-cell>
          <table:table-cell table:formula="of:=[.C239]/[.E239]-1" office:value-type="float" office:value="0.0187468401486988" calcext:value-type="float">
            <text:p>0.019</text:p>
          </table:table-cell>
          <table:table-cell/>
          <table:table-cell table:formula="of:=INT([.B239])" office:value-type="float" office:value="818" calcext:value-type="float">
            <text:p>818</text:p>
          </table:table-cell>
          <table:table-cell table:formula="of:=IF([.G239]&lt;[.M239]; [.M239]; &quot;&quot;)" office:value-type="float" office:value="818" calcext:value-type="float">
            <text:p>818</text:p>
          </table:table-cell>
          <table:table-cell table:formula="of:=IF([.N239]&lt;&gt;&quot;&quot;; [.E239]; &quot;&quot;)" office:value-type="float" office:value="807" calcext:value-type="float">
            <text:p>807</text:p>
          </table:table-cell>
          <table:table-cell table:formula="of:=IF([.O239]&lt;&gt;&quot;&quot;; [.O239]-[.N239]; &quot;&quot;)"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39]-[.G239]" office:value-type="float" office:value="2" calcext:value-type="float">
            <text:p>2</text:p>
          </table:table-cell>
          <table:table-cell table:formula="of:=[.B239]-[.G239]" office:value-type="float" office:value="13.5692" calcext:value-type="float">
            <text:p>13.6</text:p>
          </table:table-cell>
          <table:table-cell table:formula="of:=[.C239]-[.G239]" office:value-type="float" office:value="17.1287" calcext:value-type="float">
            <text:p>17.1</text:p>
          </table:table-cell>
          <table:table-cell/>
          <table:table-cell table:formula="of:=[.E239]-[.H239]" office:value-type="float" office:value="-3" calcext:value-type="float">
            <text:p>-3</text:p>
          </table:table-cell>
          <table:table-cell table:formula="of:=IF([.W23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30</text:p>
          </table:table-cell>
          <table:table-cell office:value-type="float" office:value="809.83575" calcext:value-type="float">
            <text:p>809.8</text:p>
          </table:table-cell>
          <table:table-cell office:value-type="float" office:value="813.15466" calcext:value-type="float">
            <text:p>813.2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240]/[.G240]-1" office:value-type="float" office:value="0.00351394052044607" calcext:value-type="float">
            <text:p>0.004</text:p>
          </table:table-cell>
          <table:table-cell table:formula="of:=[.C240]/[.E240]-1" office:value-type="float" office:value="-0.00103850122850113" calcext:value-type="float">
            <text:p>-0.001</text:p>
          </table:table-cell>
          <table:table-cell/>
          <table:table-cell table:formula="of:=INT([.B240])" office:value-type="float" office:value="809" calcext:value-type="float">
            <text:p>809</text:p>
          </table:table-cell>
          <table:table-cell table:formula="of:=IF([.G240]&lt;[.M240]; [.M240]; &quot;&quot;)" office:value-type="float" office:value="809" calcext:value-type="float">
            <text:p>809</text:p>
          </table:table-cell>
          <table:table-cell table:formula="of:=IF([.N240]&lt;&gt;&quot;&quot;; [.E240]; &quot;&quot;)" office:value-type="float" office:value="814" calcext:value-type="float">
            <text:p>814</text:p>
          </table:table-cell>
          <table:table-cell table:formula="of:=IF([.O240]&lt;&gt;&quot;&quot;; [.O240]-[.N240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40]-[.G240]" office:value-type="float" office:value="7" calcext:value-type="float">
            <text:p>7</text:p>
          </table:table-cell>
          <table:table-cell table:formula="of:=[.B240]-[.G240]" office:value-type="float" office:value="2.83574999999996" calcext:value-type="float">
            <text:p>2.8</text:p>
          </table:table-cell>
          <table:table-cell table:formula="of:=[.C240]-[.G240]" office:value-type="float" office:value="6.15466000000004" calcext:value-type="float">
            <text:p>6.2</text:p>
          </table:table-cell>
          <table:table-cell/>
          <table:table-cell table:formula="of:=[.E240]-[.H240]" office:value-type="float" office:value="4" calcext:value-type="float">
            <text:p>4</text:p>
          </table:table-cell>
          <table:table-cell table:formula="of:=IF([.W24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816.798" calcext:value-type="float">
            <text:p>816.8</text:p>
          </table:table-cell>
          <table:table-cell office:value-type="float" office:value="819.95764" calcext:value-type="float">
            <text:p>820.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6" calcext:value-type="float">
            <text:p>816</text:p>
          </table:table-cell>
          <table:table-cell office:value-type="float" office:value="802" calcext:value-type="float">
            <text:p>802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B241]/[.G241]-1" office:value-type="float" office:value="0.0184513715710724" calcext:value-type="float">
            <text:p>0.018</text:p>
          </table:table-cell>
          <table:table-cell table:formula="of:=[.C241]/[.E241]-1" office:value-type="float" office:value="0.0160565551425031" calcext:value-type="float">
            <text:p>0.016</text:p>
          </table:table-cell>
          <table:table-cell/>
          <table:table-cell table:formula="of:=INT([.B241])" office:value-type="float" office:value="816" calcext:value-type="float">
            <text:p>816</text:p>
          </table:table-cell>
          <table:table-cell table:formula="of:=IF([.G241]&lt;[.M241]; [.M241]; &quot;&quot;)" office:value-type="float" office:value="816" calcext:value-type="float">
            <text:p>816</text:p>
          </table:table-cell>
          <table:table-cell table:formula="of:=IF([.N241]&lt;&gt;&quot;&quot;; [.E241]; &quot;&quot;)" office:value-type="float" office:value="807" calcext:value-type="float">
            <text:p>807</text:p>
          </table:table-cell>
          <table:table-cell table:formula="of:=IF([.O241]&lt;&gt;&quot;&quot;; [.O241]-[.N241]; &quot;&quot;)"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41]-[.G241]" office:value-type="float" office:value="5" calcext:value-type="float">
            <text:p>5</text:p>
          </table:table-cell>
          <table:table-cell table:formula="of:=[.B241]-[.G241]" office:value-type="float" office:value="14.798" calcext:value-type="float">
            <text:p>14.8</text:p>
          </table:table-cell>
          <table:table-cell table:formula="of:=[.C241]-[.G241]" office:value-type="float" office:value="17.95764" calcext:value-type="float">
            <text:p>18.0</text:p>
          </table:table-cell>
          <table:table-cell/>
          <table:table-cell table:formula="of:=[.E241]-[.H241]" office:value-type="float" office:value="3" calcext:value-type="float">
            <text:p>3</text:p>
          </table:table-cell>
          <table:table-cell table:formula="of:=IF([.W24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806.93567" calcext:value-type="float">
            <text:p>806.9</text:p>
          </table:table-cell>
          <table:table-cell office:value-type="float" office:value="811.297" calcext:value-type="float">
            <text:p>811.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806" calcext:value-type="float">
            <text:p>806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42]/[.G242]-1" office:value-type="float" office:value="0.0124663362609787" calcext:value-type="float">
            <text:p>0.012</text:p>
          </table:table-cell>
          <table:table-cell table:formula="of:=[.C242]/[.E242]-1" office:value-type="float" office:value="0.0141212500000001" calcext:value-type="float">
            <text:p>0.014</text:p>
          </table:table-cell>
          <table:table-cell/>
          <table:table-cell table:formula="of:=INT([.B242])" office:value-type="float" office:value="806" calcext:value-type="float">
            <text:p>806</text:p>
          </table:table-cell>
          <table:table-cell table:formula="of:=IF([.G242]&lt;[.M242]; [.M242]; &quot;&quot;)" office:value-type="float" office:value="806" calcext:value-type="float">
            <text:p>806</text:p>
          </table:table-cell>
          <table:table-cell table:formula="of:=IF([.N242]&lt;&gt;&quot;&quot;; [.E242]; &quot;&quot;)" office:value-type="float" office:value="800" calcext:value-type="float">
            <text:p>800</text:p>
          </table:table-cell>
          <table:table-cell table:formula="of:=IF([.O242]&lt;&gt;&quot;&quot;; [.O242]-[.N242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42]-[.G242]" office:value-type="float" office:value="3" calcext:value-type="float">
            <text:p>3</text:p>
          </table:table-cell>
          <table:table-cell table:formula="of:=[.B242]-[.G242]" office:value-type="float" office:value="9.93566999999996" calcext:value-type="float">
            <text:p>9.9</text:p>
          </table:table-cell>
          <table:table-cell table:formula="of:=[.C242]-[.G242]" office:value-type="float" office:value="14.297" calcext:value-type="float">
            <text:p>14.3</text:p>
          </table:table-cell>
          <table:table-cell/>
          <table:table-cell table:formula="of:=[.E242]-[.H242]" office:value-type="float" office:value="0" calcext:value-type="float">
            <text:p>0</text:p>
          </table:table-cell>
          <table:table-cell table:formula="of:=IF([.W24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02</text:p>
          </table:table-cell>
          <table:table-cell office:value-type="float" office:value="793.99036" calcext:value-type="float">
            <text:p>794.0</text:p>
          </table:table-cell>
          <table:table-cell office:value-type="float" office:value="798.00366" calcext:value-type="float">
            <text:p>798.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B243]/[.G243]-1" office:value-type="float" office:value="-0.00502461152882205" calcext:value-type="float">
            <text:p>-0.005</text:p>
          </table:table-cell>
          <table:table-cell table:formula="of:=[.C243]/[.E243]-1" office:value-type="float" office:value="-0.0111478810408923" calcext:value-type="float">
            <text:p>-0.011</text:p>
          </table:table-cell>
          <table:table-cell/>
          <table:table-cell table:formula="of:=INT([.B243])" office:value-type="float" office:value="793" calcext:value-type="float">
            <text:p>793</text:p>
          </table:table-cell>
          <table:table-cell table:formula="of:=IF([.G243]&lt;[.M243]; [.M243]; &quot;&quot;)">
            <text:p/>
          </table:table-cell>
          <table:table-cell table:formula="of:=IF([.N243]&lt;&gt;&quot;&quot;; [.E243]; &quot;&quot;)">
            <text:p/>
          </table:table-cell>
          <table:table-cell table:formula="of:=IF([.O243]&lt;&gt;&quot;&quot;; [.O243]-[.N24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43]-[.G243]" office:value-type="float" office:value="9" calcext:value-type="float">
            <text:p>9</text:p>
          </table:table-cell>
          <table:table-cell table:formula="of:=[.B243]-[.G243]" office:value-type="float" office:value="-4.00963999999999" calcext:value-type="float">
            <text:p>-4.0</text:p>
          </table:table-cell>
          <table:table-cell table:formula="of:=[.C243]-[.G243]" office:value-type="float" office:value="0.00365999999996802" calcext:value-type="float">
            <text:p>0.0</text:p>
          </table:table-cell>
          <table:table-cell/>
          <table:table-cell table:formula="of:=[.E243]-[.H243]" office:value-type="float" office:value="-1" calcext:value-type="float">
            <text:p>-1</text:p>
          </table:table-cell>
          <table:table-cell table:formula="of:=IF([.W24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811.9446" calcext:value-type="float">
            <text:p>811.9</text:p>
          </table:table-cell>
          <table:table-cell office:value-type="float" office:value="815.8955" calcext:value-type="float">
            <text:p>815.9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6" calcext:value-type="float">
            <text:p>806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B244]/[.G244]-1" office:value-type="float" office:value="0.00737543424317622" calcext:value-type="float">
            <text:p>0.007</text:p>
          </table:table-cell>
          <table:table-cell table:formula="of:=[.C244]/[.E244]-1" office:value-type="float" office:value="-0.00621741778319129" calcext:value-type="float">
            <text:p>-0.006</text:p>
          </table:table-cell>
          <table:table-cell/>
          <table:table-cell table:formula="of:=INT([.B244])" office:value-type="float" office:value="811" calcext:value-type="float">
            <text:p>811</text:p>
          </table:table-cell>
          <table:table-cell table:formula="of:=IF([.G244]&lt;[.M244]; [.M244]; &quot;&quot;)" office:value-type="float" office:value="811" calcext:value-type="float">
            <text:p>811</text:p>
          </table:table-cell>
          <table:table-cell table:formula="of:=IF([.N244]&lt;&gt;&quot;&quot;; [.E244]; &quot;&quot;)" office:value-type="float" office:value="821" calcext:value-type="float">
            <text:p>821</text:p>
          </table:table-cell>
          <table:table-cell table:formula="of:=IF([.O244]&lt;&gt;&quot;&quot;; [.O244]-[.N244]; &quot;&quot;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44]-[.G244]" office:value-type="float" office:value="15" calcext:value-type="float">
            <text:p>15</text:p>
          </table:table-cell>
          <table:table-cell table:formula="of:=[.B244]-[.G244]" office:value-type="float" office:value="5.94460000000004" calcext:value-type="float">
            <text:p>5.9</text:p>
          </table:table-cell>
          <table:table-cell table:formula="of:=[.C244]-[.G244]" office:value-type="float" office:value="9.89549999999997" calcext:value-type="float">
            <text:p>9.9</text:p>
          </table:table-cell>
          <table:table-cell/>
          <table:table-cell table:formula="of:=[.E244]-[.H244]" office:value-type="float" office:value="0" calcext:value-type="float">
            <text:p>0</text:p>
          </table:table-cell>
          <table:table-cell table:formula="of:=IF([.W24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820.1908" calcext:value-type="float">
            <text:p>820.2</text:p>
          </table:table-cell>
          <table:table-cell office:value-type="float" office:value="823.58105" calcext:value-type="float">
            <text:p>823.6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21" calcext:value-type="float">
            <text:p>821</text:p>
          </table:table-cell>
          <table:table-cell office:value-type="float" office:value="802" calcext:value-type="float">
            <text:p>802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45]/[.G245]-1" office:value-type="float" office:value="0.022681795511222" calcext:value-type="float">
            <text:p>0.023</text:p>
          </table:table-cell>
          <table:table-cell table:formula="of:=[.C245]/[.E245]-1" office:value-type="float" office:value="0.0230820496894411" calcext:value-type="float">
            <text:p>0.023</text:p>
          </table:table-cell>
          <table:table-cell/>
          <table:table-cell table:formula="of:=INT([.B245])" office:value-type="float" office:value="820" calcext:value-type="float">
            <text:p>820</text:p>
          </table:table-cell>
          <table:table-cell table:formula="of:=IF([.G245]&lt;[.M245]; [.M245]; &quot;&quot;)" office:value-type="float" office:value="820" calcext:value-type="float">
            <text:p>820</text:p>
          </table:table-cell>
          <table:table-cell table:formula="of:=IF([.N245]&lt;&gt;&quot;&quot;; [.E245]; &quot;&quot;)" office:value-type="float" office:value="805" calcext:value-type="float">
            <text:p>805</text:p>
          </table:table-cell>
          <table:table-cell table:formula="of:=IF([.O245]&lt;&gt;&quot;&quot;; [.O245]-[.N245]; &quot;&quot;)" office:value-type="float" office:value="-15" calcext:value-type="float">
            <text:p>-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45]-[.G245]" office:value-type="float" office:value="3" calcext:value-type="float">
            <text:p>3</text:p>
          </table:table-cell>
          <table:table-cell table:formula="of:=[.B245]-[.G245]" office:value-type="float" office:value="18.1908" calcext:value-type="float">
            <text:p>18.2</text:p>
          </table:table-cell>
          <table:table-cell table:formula="of:=[.C245]-[.G245]" office:value-type="float" office:value="21.58105" calcext:value-type="float">
            <text:p>21.6</text:p>
          </table:table-cell>
          <table:table-cell/>
          <table:table-cell table:formula="of:=[.E245]-[.H245]" office:value-type="float" office:value="5" calcext:value-type="float">
            <text:p>5</text:p>
          </table:table-cell>
          <table:table-cell table:formula="of:=IF([.W24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07</text:p>
          </table:table-cell>
          <table:table-cell office:value-type="float" office:value="802.1984" calcext:value-type="float">
            <text:p>802.2</text:p>
          </table:table-cell>
          <table:table-cell office:value-type="float" office:value="806.12744" calcext:value-type="float">
            <text:p>806.1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807" calcext:value-type="float">
            <text:p>807</text:p>
          </table:table-cell>
          <table:table-cell office:value-type="float" office:value="782" calcext:value-type="float">
            <text:p>782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B246]/[.G246]-1" office:value-type="float" office:value="0.0258291560102302" calcext:value-type="float">
            <text:p>0.026</text:p>
          </table:table-cell>
          <table:table-cell table:formula="of:=[.C246]/[.E246]-1" office:value-type="float" office:value="0.0165541488020176" calcext:value-type="float">
            <text:p>0.017</text:p>
          </table:table-cell>
          <table:table-cell/>
          <table:table-cell table:formula="of:=INT([.B246])" office:value-type="float" office:value="802" calcext:value-type="float">
            <text:p>802</text:p>
          </table:table-cell>
          <table:table-cell table:formula="of:=IF([.G246]&lt;[.M246]; [.M246]; &quot;&quot;)" office:value-type="float" office:value="802" calcext:value-type="float">
            <text:p>802</text:p>
          </table:table-cell>
          <table:table-cell table:formula="of:=IF([.N246]&lt;&gt;&quot;&quot;; [.E246]; &quot;&quot;)" office:value-type="float" office:value="793" calcext:value-type="float">
            <text:p>793</text:p>
          </table:table-cell>
          <table:table-cell table:formula="of:=IF([.O246]&lt;&gt;&quot;&quot;; [.O246]-[.N246]; &quot;&quot;)"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46]-[.G246]" office:value-type="float" office:value="11" calcext:value-type="float">
            <text:p>11</text:p>
          </table:table-cell>
          <table:table-cell table:formula="of:=[.B246]-[.G246]" office:value-type="float" office:value="20.1984" calcext:value-type="float">
            <text:p>20.2</text:p>
          </table:table-cell>
          <table:table-cell table:formula="of:=[.C246]-[.G246]" office:value-type="float" office:value="24.12744" calcext:value-type="float">
            <text:p>24.1</text:p>
          </table:table-cell>
          <table:table-cell/>
          <table:table-cell table:formula="of:=[.E246]-[.H246]" office:value-type="float" office:value="-8" calcext:value-type="float">
            <text:p>-8</text:p>
          </table:table-cell>
          <table:table-cell table:formula="of:=IF([.W24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08</text:p>
          </table:table-cell>
          <table:table-cell office:value-type="float" office:value="800.7875" calcext:value-type="float">
            <text:p>800.8</text:p>
          </table:table-cell>
          <table:table-cell office:value-type="float" office:value="805.8996" calcext:value-type="float">
            <text:p>805.9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787" calcext:value-type="float">
            <text:p>787</text:p>
          </table:table-cell>
          <table:table-cell/>
          <table:table-cell table:formula="of:=[.B247]/[.G247]-1" office:value-type="float" office:value="0.0175190597204575" calcext:value-type="float">
            <text:p>0.018</text:p>
          </table:table-cell>
          <table:table-cell table:formula="of:=[.C247]/[.E247]-1" office:value-type="float" office:value="0.0240147395171537" calcext:value-type="float">
            <text:p>0.024</text:p>
          </table:table-cell>
          <table:table-cell/>
          <table:table-cell table:formula="of:=INT([.B247])" office:value-type="float" office:value="800" calcext:value-type="float">
            <text:p>800</text:p>
          </table:table-cell>
          <table:table-cell table:formula="of:=IF([.G247]&lt;[.M247]; [.M247]; &quot;&quot;)" office:value-type="float" office:value="800" calcext:value-type="float">
            <text:p>800</text:p>
          </table:table-cell>
          <table:table-cell table:formula="of:=IF([.N247]&lt;&gt;&quot;&quot;; [.E247]; &quot;&quot;)" office:value-type="float" office:value="787" calcext:value-type="float">
            <text:p>787</text:p>
          </table:table-cell>
          <table:table-cell table:formula="of:=IF([.O247]&lt;&gt;&quot;&quot;; [.O247]-[.N247]; &quot;&quot;)" office:value-type="float" office:value="-13" calcext:value-type="float">
            <text:p>-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47]-[.G247]" office:value-type="float" office:value="0" calcext:value-type="float">
            <text:p>0</text:p>
          </table:table-cell>
          <table:table-cell table:formula="of:=[.B247]-[.G247]" office:value-type="float" office:value="13.7875" calcext:value-type="float">
            <text:p>13.8</text:p>
          </table:table-cell>
          <table:table-cell table:formula="of:=[.C247]-[.G247]" office:value-type="float" office:value="18.8996" calcext:value-type="float">
            <text:p>18.9</text:p>
          </table:table-cell>
          <table:table-cell/>
          <table:table-cell table:formula="of:=[.E247]-[.H247]" office:value-type="float" office:value="0" calcext:value-type="float">
            <text:p>0</text:p>
          </table:table-cell>
          <table:table-cell table:formula="of:=IF([.W24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09</text:p>
          </table:table-cell>
          <table:table-cell office:value-type="float" office:value="785.7833" calcext:value-type="float">
            <text:p>785.8</text:p>
          </table:table-cell>
          <table:table-cell office:value-type="float" office:value="790.3132" calcext:value-type="float">
            <text:p>790.3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B248]/[.G248]-1" office:value-type="float" office:value="0.000997834394904418" calcext:value-type="float">
            <text:p>0.001</text:p>
          </table:table-cell>
          <table:table-cell table:formula="of:=[.C248]/[.E248]-1" office:value-type="float" office:value="-0.00963258145363399" calcext:value-type="float">
            <text:p>-0.010</text:p>
          </table:table-cell>
          <table:table-cell/>
          <table:table-cell table:formula="of:=INT([.B248])" office:value-type="float" office:value="785" calcext:value-type="float">
            <text:p>785</text:p>
          </table:table-cell>
          <table:table-cell table:formula="of:=IF([.G248]&lt;[.M248]; [.M248]; &quot;&quot;)">
            <text:p/>
          </table:table-cell>
          <table:table-cell table:formula="of:=IF([.N248]&lt;&gt;&quot;&quot;; [.E248]; &quot;&quot;)">
            <text:p/>
          </table:table-cell>
          <table:table-cell table:formula="of:=IF([.O248]&lt;&gt;&quot;&quot;; [.O248]-[.N24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48]-[.G248]" office:value-type="float" office:value="13" calcext:value-type="float">
            <text:p>13</text:p>
          </table:table-cell>
          <table:table-cell table:formula="of:=[.B248]-[.G248]" office:value-type="float" office:value="0.783300000000054" calcext:value-type="float">
            <text:p>0.8</text:p>
          </table:table-cell>
          <table:table-cell table:formula="of:=[.C248]-[.G248]" office:value-type="float" office:value="5.31320000000005" calcext:value-type="float">
            <text:p>5.3</text:p>
          </table:table-cell>
          <table:table-cell/>
          <table:table-cell table:formula="of:=[.E248]-[.H248]" office:value-type="float" office:value="12" calcext:value-type="float">
            <text:p>12</text:p>
          </table:table-cell>
          <table:table-cell table:formula="of:=IF([.W24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793.58575" calcext:value-type="float">
            <text:p>793.6</text:p>
          </table:table-cell>
          <table:table-cell office:value-type="float" office:value="797.92316" calcext:value-type="float">
            <text:p>797.9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B249]/[.G249]-1" office:value-type="float" office:value="0.0239816129032258" calcext:value-type="float">
            <text:p>0.024</text:p>
          </table:table-cell>
          <table:table-cell table:formula="of:=[.C249]/[.E249]-1" office:value-type="float" office:value="0.0242916046213095" calcext:value-type="float">
            <text:p>0.024</text:p>
          </table:table-cell>
          <table:table-cell/>
          <table:table-cell table:formula="of:=INT([.B249])" office:value-type="float" office:value="793" calcext:value-type="float">
            <text:p>793</text:p>
          </table:table-cell>
          <table:table-cell table:formula="of:=IF([.G249]&lt;[.M249]; [.M249]; &quot;&quot;)" office:value-type="float" office:value="793" calcext:value-type="float">
            <text:p>793</text:p>
          </table:table-cell>
          <table:table-cell table:formula="of:=IF([.N249]&lt;&gt;&quot;&quot;; [.E249]; &quot;&quot;)" office:value-type="float" office:value="779" calcext:value-type="float">
            <text:p>779</text:p>
          </table:table-cell>
          <table:table-cell table:formula="of:=IF([.O249]&lt;&gt;&quot;&quot;; [.O249]-[.N249]; &quot;&quot;)" office:value-type="float" office:value="-14" calcext:value-type="float">
            <text:p>-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49]-[.G249]" office:value-type="float" office:value="4" calcext:value-type="float">
            <text:p>4</text:p>
          </table:table-cell>
          <table:table-cell table:formula="of:=[.B249]-[.G249]" office:value-type="float" office:value="18.58575" calcext:value-type="float">
            <text:p>18.6</text:p>
          </table:table-cell>
          <table:table-cell table:formula="of:=[.C249]-[.G249]" office:value-type="float" office:value="22.9231600000001" calcext:value-type="float">
            <text:p>22.9</text:p>
          </table:table-cell>
          <table:table-cell/>
          <table:table-cell table:formula="of:=[.E249]-[.H249]" office:value-type="float" office:value="-8" calcext:value-type="float">
            <text:p>-8</text:p>
          </table:table-cell>
          <table:table-cell table:formula="of:=IF([.W24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13</text:p>
          </table:table-cell>
          <table:table-cell office:value-type="float" office:value="779.4545" calcext:value-type="float">
            <text:p>779.5</text:p>
          </table:table-cell>
          <table:table-cell office:value-type="float" office:value="783.5212" calcext:value-type="float">
            <text:p>783.5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50]/[.G250]-1" office:value-type="float" office:value="-0.00832760814249356" calcext:value-type="float">
            <text:p>-0.008</text:p>
          </table:table-cell>
          <table:table-cell table:formula="of:=[.C250]/[.E250]-1" office:value-type="float" office:value="-0.0107055555555555" calcext:value-type="float">
            <text:p>-0.011</text:p>
          </table:table-cell>
          <table:table-cell/>
          <table:table-cell table:formula="of:=INT([.B250])" office:value-type="float" office:value="779" calcext:value-type="float">
            <text:p>779</text:p>
          </table:table-cell>
          <table:table-cell table:formula="of:=IF([.G250]&lt;[.M250]; [.M250]; &quot;&quot;)">
            <text:p/>
          </table:table-cell>
          <table:table-cell table:formula="of:=IF([.N250]&lt;&gt;&quot;&quot;; [.E250]; &quot;&quot;)">
            <text:p/>
          </table:table-cell>
          <table:table-cell table:formula="of:=IF([.O250]&lt;&gt;&quot;&quot;; [.O250]-[.N25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50]-[.G250]" office:value-type="float" office:value="6" calcext:value-type="float">
            <text:p>6</text:p>
          </table:table-cell>
          <table:table-cell table:formula="of:=[.B250]-[.G250]" office:value-type="float" office:value="-6.54549999999995" calcext:value-type="float">
            <text:p>-6.5</text:p>
          </table:table-cell>
          <table:table-cell table:formula="of:=[.C250]-[.G250]" office:value-type="float" office:value="-2.47879999999998" calcext:value-type="float">
            <text:p>-2.5</text:p>
          </table:table-cell>
          <table:table-cell/>
          <table:table-cell table:formula="of:=[.E250]-[.H250]" office:value-type="float" office:value="-8" calcext:value-type="float">
            <text:p>-8</text:p>
          </table:table-cell>
          <table:table-cell table:formula="of:=IF([.W25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14</text:p>
          </table:table-cell>
          <table:table-cell office:value-type="float" office:value="802.24927" calcext:value-type="float">
            <text:p>802.2</text:p>
          </table:table-cell>
          <table:table-cell office:value-type="float" office:value="806.26184" calcext:value-type="float">
            <text:p>806.3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800" calcext:value-type="float">
            <text:p>800</text:p>
          </table:table-cell>
          <table:table-cell office:value-type="float" office:value="789" calcext:value-type="float">
            <text:p>789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B251]/[.G251]-1" office:value-type="float" office:value="0.0167924841571609" calcext:value-type="float">
            <text:p>0.017</text:p>
          </table:table-cell>
          <table:table-cell table:formula="of:=[.C251]/[.E251]-1" office:value-type="float" office:value="0.0218781242078581" calcext:value-type="float">
            <text:p>0.022</text:p>
          </table:table-cell>
          <table:table-cell/>
          <table:table-cell table:formula="of:=INT([.B251])" office:value-type="float" office:value="802" calcext:value-type="float">
            <text:p>802</text:p>
          </table:table-cell>
          <table:table-cell table:formula="of:=IF([.G251]&lt;[.M251]; [.M251]; &quot;&quot;)" office:value-type="float" office:value="802" calcext:value-type="float">
            <text:p>802</text:p>
          </table:table-cell>
          <table:table-cell table:formula="of:=IF([.N251]&lt;&gt;&quot;&quot;; [.E251]; &quot;&quot;)" office:value-type="float" office:value="789" calcext:value-type="float">
            <text:p>789</text:p>
          </table:table-cell>
          <table:table-cell table:formula="of:=IF([.O251]&lt;&gt;&quot;&quot;; [.O251]-[.N251]; &quot;&quot;)" office:value-type="float" office:value="-13" calcext:value-type="float">
            <text:p>-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1]-[.G251]" office:value-type="float" office:value="0" calcext:value-type="float">
            <text:p>0</text:p>
          </table:table-cell>
          <table:table-cell table:formula="of:=[.B251]-[.G251]" office:value-type="float" office:value="13.24927" calcext:value-type="float">
            <text:p>13.2</text:p>
          </table:table-cell>
          <table:table-cell table:formula="of:=[.C251]-[.G251]" office:value-type="float" office:value="17.26184" calcext:value-type="float">
            <text:p>17.3</text:p>
          </table:table-cell>
          <table:table-cell/>
          <table:table-cell table:formula="of:=[.E251]-[.H251]" office:value-type="float" office:value="4" calcext:value-type="float">
            <text:p>4</text:p>
          </table:table-cell>
          <table:table-cell table:formula="of:=IF([.W25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15</text:p>
          </table:table-cell>
          <table:table-cell office:value-type="float" office:value="785.6045" calcext:value-type="float">
            <text:p>785.6</text:p>
          </table:table-cell>
          <table:table-cell office:value-type="float" office:value="789.3756" calcext:value-type="float">
            <text:p>789.4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792" calcext:value-type="float">
            <text:p>792</text:p>
          </table:table-cell>
          <table:table-cell office:value-type="float" office:value="783" calcext:value-type="float">
            <text:p>783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B252]/[.G252]-1" office:value-type="float" office:value="0.00332630906768849" calcext:value-type="float">
            <text:p>0.003</text:p>
          </table:table-cell>
          <table:table-cell table:formula="of:=[.C252]/[.E252]-1" office:value-type="float" office:value="0.00174568527918773" calcext:value-type="float">
            <text:p>0.002</text:p>
          </table:table-cell>
          <table:table-cell/>
          <table:table-cell table:formula="of:=INT([.B252])" office:value-type="float" office:value="785" calcext:value-type="float">
            <text:p>785</text:p>
          </table:table-cell>
          <table:table-cell table:formula="of:=IF([.G252]&lt;[.M252]; [.M252]; &quot;&quot;)" office:value-type="float" office:value="785" calcext:value-type="float">
            <text:p>785</text:p>
          </table:table-cell>
          <table:table-cell table:formula="of:=IF([.N252]&lt;&gt;&quot;&quot;; [.E252]; &quot;&quot;)" office:value-type="float" office:value="788" calcext:value-type="float">
            <text:p>788</text:p>
          </table:table-cell>
          <table:table-cell table:formula="of:=IF([.O252]&lt;&gt;&quot;&quot;; [.O252]-[.N252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2]-[.G252]" office:value-type="float" office:value="5" calcext:value-type="float">
            <text:p>5</text:p>
          </table:table-cell>
          <table:table-cell table:formula="of:=[.B252]-[.G252]" office:value-type="float" office:value="2.60450000000003" calcext:value-type="float">
            <text:p>2.6</text:p>
          </table:table-cell>
          <table:table-cell table:formula="of:=[.C252]-[.G252]" office:value-type="float" office:value="6.37559999999996" calcext:value-type="float">
            <text:p>6.4</text:p>
          </table:table-cell>
          <table:table-cell/>
          <table:table-cell table:formula="of:=[.E252]-[.H252]" office:value-type="float" office:value="-7" calcext:value-type="float">
            <text:p>-7</text:p>
          </table:table-cell>
          <table:table-cell table:formula="of:=IF([.W25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16</text:p>
          </table:table-cell>
          <table:table-cell office:value-type="float" office:value="795.0957" calcext:value-type="float">
            <text:p>795.1</text:p>
          </table:table-cell>
          <table:table-cell office:value-type="float" office:value="798.91675" calcext:value-type="float">
            <text:p>798.9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798" calcext:value-type="float">
            <text:p>798</text:p>
          </table:table-cell>
          <table:table-cell office:value-type="float" office:value="788" calcext:value-type="float">
            <text:p>788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B253]/[.G253]-1" office:value-type="float" office:value="0.00900469543147198" calcext:value-type="float">
            <text:p>0.009</text:p>
          </table:table-cell>
          <table:table-cell table:formula="of:=[.C253]/[.E253]-1" office:value-type="float" office:value="0.0138537436548223" calcext:value-type="float">
            <text:p>0.014</text:p>
          </table:table-cell>
          <table:table-cell/>
          <table:table-cell table:formula="of:=INT([.B253])" office:value-type="float" office:value="795" calcext:value-type="float">
            <text:p>795</text:p>
          </table:table-cell>
          <table:table-cell table:formula="of:=IF([.G253]&lt;[.M253]; [.M253]; &quot;&quot;)" office:value-type="float" office:value="795" calcext:value-type="float">
            <text:p>795</text:p>
          </table:table-cell>
          <table:table-cell table:formula="of:=IF([.N253]&lt;&gt;&quot;&quot;; [.E253]; &quot;&quot;)" office:value-type="float" office:value="788" calcext:value-type="float">
            <text:p>788</text:p>
          </table:table-cell>
          <table:table-cell table:formula="of:=IF([.O253]&lt;&gt;&quot;&quot;; [.O253]-[.N253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3]-[.G253]" office:value-type="float" office:value="0" calcext:value-type="float">
            <text:p>0</text:p>
          </table:table-cell>
          <table:table-cell table:formula="of:=[.B253]-[.G253]" office:value-type="float" office:value="7.09569999999997" calcext:value-type="float">
            <text:p>7.1</text:p>
          </table:table-cell>
          <table:table-cell table:formula="of:=[.C253]-[.G253]" office:value-type="float" office:value="10.91675" calcext:value-type="float">
            <text:p>10.9</text:p>
          </table:table-cell>
          <table:table-cell/>
          <table:table-cell table:formula="of:=[.E253]-[.H253]" office:value-type="float" office:value="-3" calcext:value-type="float">
            <text:p>-3</text:p>
          </table:table-cell>
          <table:table-cell table:formula="of:=IF([.W25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790.12646" calcext:value-type="float">
            <text:p>790.1</text:p>
          </table:table-cell>
          <table:table-cell office:value-type="float" office:value="794.18774" calcext:value-type="float">
            <text:p>794.2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office:value-type="float" office:value="785" calcext:value-type="float">
            <text:p>785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B254]/[.G254]-1" office:value-type="float" office:value="0.00653052229299367" calcext:value-type="float">
            <text:p>0.007</text:p>
          </table:table-cell>
          <table:table-cell table:formula="of:=[.C254]/[.E254]-1" office:value-type="float" office:value="-0.001021710691824" calcext:value-type="float">
            <text:p>-0.001</text:p>
          </table:table-cell>
          <table:table-cell/>
          <table:table-cell table:formula="of:=INT([.B254])" office:value-type="float" office:value="790" calcext:value-type="float">
            <text:p>790</text:p>
          </table:table-cell>
          <table:table-cell table:formula="of:=IF([.G254]&lt;[.M254]; [.M254]; &quot;&quot;)" office:value-type="float" office:value="790" calcext:value-type="float">
            <text:p>790</text:p>
          </table:table-cell>
          <table:table-cell table:formula="of:=IF([.N254]&lt;&gt;&quot;&quot;; [.E254]; &quot;&quot;)" office:value-type="float" office:value="795" calcext:value-type="float">
            <text:p>795</text:p>
          </table:table-cell>
          <table:table-cell table:formula="of:=IF([.O254]&lt;&gt;&quot;&quot;; [.O254]-[.N254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4]-[.G254]" office:value-type="float" office:value="10" calcext:value-type="float">
            <text:p>10</text:p>
          </table:table-cell>
          <table:table-cell table:formula="of:=[.B254]-[.G254]" office:value-type="float" office:value="5.12645999999995" calcext:value-type="float">
            <text:p>5.1</text:p>
          </table:table-cell>
          <table:table-cell table:formula="of:=[.C254]-[.G254]" office:value-type="float" office:value="9.18773999999996" calcext:value-type="float">
            <text:p>9.2</text:p>
          </table:table-cell>
          <table:table-cell/>
          <table:table-cell table:formula="of:=[.E254]-[.H254]" office:value-type="float" office:value="-11" calcext:value-type="float">
            <text:p>-11</text:p>
          </table:table-cell>
          <table:table-cell table:formula="of:=IF([.W25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20</text:p>
          </table:table-cell>
          <table:table-cell office:value-type="float" office:value="794.47406" calcext:value-type="float">
            <text:p>794.5</text:p>
          </table:table-cell>
          <table:table-cell office:value-type="float" office:value="797.96075" calcext:value-type="float">
            <text:p>798.0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255]/[.G255]-1" office:value-type="float" office:value="-0.00441847117794481" calcext:value-type="float">
            <text:p>-0.004</text:p>
          </table:table-cell>
          <table:table-cell table:formula="of:=[.C255]/[.E255]-1" office:value-type="float" office:value="-0.00379431960049947" calcext:value-type="float">
            <text:p>-0.004</text:p>
          </table:table-cell>
          <table:table-cell/>
          <table:table-cell table:formula="of:=INT([.B255])" office:value-type="float" office:value="794" calcext:value-type="float">
            <text:p>794</text:p>
          </table:table-cell>
          <table:table-cell table:formula="of:=IF([.G255]&lt;[.M255]; [.M255]; &quot;&quot;)">
            <text:p/>
          </table:table-cell>
          <table:table-cell table:formula="of:=IF([.N255]&lt;&gt;&quot;&quot;; [.E255]; &quot;&quot;)">
            <text:p/>
          </table:table-cell>
          <table:table-cell table:formula="of:=IF([.O255]&lt;&gt;&quot;&quot;; [.O255]-[.N25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55]-[.G255]" office:value-type="float" office:value="3" calcext:value-type="float">
            <text:p>3</text:p>
          </table:table-cell>
          <table:table-cell table:formula="of:=[.B255]-[.G255]" office:value-type="float" office:value="-3.52593999999999" calcext:value-type="float">
            <text:p>-3.5</text:p>
          </table:table-cell>
          <table:table-cell table:formula="of:=[.C255]-[.G255]" office:value-type="float" office:value="-0.0392500000000382" calcext:value-type="float">
            <text:p>0.0</text:p>
          </table:table-cell>
          <table:table-cell/>
          <table:table-cell table:formula="of:=[.E255]-[.H255]" office:value-type="float" office:value="1" calcext:value-type="float">
            <text:p>1</text:p>
          </table:table-cell>
          <table:table-cell table:formula="of:=IF([.W25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21</text:p>
          </table:table-cell>
          <table:table-cell office:value-type="float" office:value="804.40125" calcext:value-type="float">
            <text:p>804.4</text:p>
          </table:table-cell>
          <table:table-cell office:value-type="float" office:value="807.6946" calcext:value-type="float">
            <text:p>807.7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5" calcext:value-type="float">
            <text:p>795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256]/[.G256]-1" office:value-type="float" office:value="0.0118254716981132" calcext:value-type="float">
            <text:p>0.012</text:p>
          </table:table-cell>
          <table:table-cell table:formula="of:=[.C256]/[.E256]-1" office:value-type="float" office:value="0.000860718711276354" calcext:value-type="float">
            <text:p>0.001</text:p>
          </table:table-cell>
          <table:table-cell/>
          <table:table-cell table:formula="of:=INT([.B256])" office:value-type="float" office:value="804" calcext:value-type="float">
            <text:p>804</text:p>
          </table:table-cell>
          <table:table-cell table:formula="of:=IF([.G256]&lt;[.M256]; [.M256]; &quot;&quot;)" office:value-type="float" office:value="804" calcext:value-type="float">
            <text:p>804</text:p>
          </table:table-cell>
          <table:table-cell table:formula="of:=IF([.N256]&lt;&gt;&quot;&quot;; [.E256]; &quot;&quot;)" office:value-type="float" office:value="807" calcext:value-type="float">
            <text:p>807</text:p>
          </table:table-cell>
          <table:table-cell table:formula="of:=IF([.O256]&lt;&gt;&quot;&quot;; [.O256]-[.N256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6]-[.G256]" office:value-type="float" office:value="12" calcext:value-type="float">
            <text:p>12</text:p>
          </table:table-cell>
          <table:table-cell table:formula="of:=[.B256]-[.G256]" office:value-type="float" office:value="9.40125" calcext:value-type="float">
            <text:p>9.4</text:p>
          </table:table-cell>
          <table:table-cell table:formula="of:=[.C256]-[.G256]" office:value-type="float" office:value="12.6946" calcext:value-type="float">
            <text:p>12.7</text:p>
          </table:table-cell>
          <table:table-cell/>
          <table:table-cell table:formula="of:=[.E256]-[.H256]" office:value-type="float" office:value="-3" calcext:value-type="float">
            <text:p>-3</text:p>
          </table:table-cell>
          <table:table-cell table:formula="of:=IF([.W25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22</text:p>
          </table:table-cell>
          <table:table-cell office:value-type="float" office:value="811.9851" calcext:value-type="float">
            <text:p>812.0</text:p>
          </table:table-cell>
          <table:table-cell office:value-type="float" office:value="815.1454" calcext:value-type="float">
            <text:p>815.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257]/[.G257]-1" office:value-type="float" office:value="0.00245074074074081" calcext:value-type="float">
            <text:p>0.002</text:p>
          </table:table-cell>
          <table:table-cell table:formula="of:=[.C257]/[.E257]-1" office:value-type="float" office:value="-0.0107458737864078" calcext:value-type="float">
            <text:p>-0.011</text:p>
          </table:table-cell>
          <table:table-cell/>
          <table:table-cell table:formula="of:=INT([.B257])" office:value-type="float" office:value="811" calcext:value-type="float">
            <text:p>811</text:p>
          </table:table-cell>
          <table:table-cell table:formula="of:=IF([.G257]&lt;[.M257]; [.M257]; &quot;&quot;)" office:value-type="float" office:value="811" calcext:value-type="float">
            <text:p>811</text:p>
          </table:table-cell>
          <table:table-cell table:formula="of:=IF([.N257]&lt;&gt;&quot;&quot;; [.E257]; &quot;&quot;)" office:value-type="float" office:value="824" calcext:value-type="float">
            <text:p>824</text:p>
          </table:table-cell>
          <table:table-cell table:formula="of:=IF([.O257]&lt;&gt;&quot;&quot;; [.O257]-[.N257]; &quot;&quot;)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7]-[.G257]" office:value-type="float" office:value="14" calcext:value-type="float">
            <text:p>14</text:p>
          </table:table-cell>
          <table:table-cell table:formula="of:=[.B257]-[.G257]" office:value-type="float" office:value="1.98509999999999" calcext:value-type="float">
            <text:p>2.0</text:p>
          </table:table-cell>
          <table:table-cell table:formula="of:=[.C257]-[.G257]" office:value-type="float" office:value="5.1454" calcext:value-type="float">
            <text:p>5.1</text:p>
          </table:table-cell>
          <table:table-cell/>
          <table:table-cell table:formula="of:=[.E257]-[.H257]" office:value-type="float" office:value="-6" calcext:value-type="float">
            <text:p>-6</text:p>
          </table:table-cell>
          <table:table-cell table:formula="of:=IF([.W25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23</text:p>
          </table:table-cell>
          <table:table-cell office:value-type="float" office:value="833.3303" calcext:value-type="float">
            <text:p>833.3</text:p>
          </table:table-cell>
          <table:table-cell office:value-type="float" office:value="837.1345" calcext:value-type="float">
            <text:p>837.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40" calcext:value-type="float">
            <text:p>840</text:p>
          </table:table-cell>
          <table:table-cell office:value-type="float" office:value="827" calcext:value-type="float">
            <text:p>827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258]/[.G258]-1" office:value-type="float" office:value="0.00765453446191056" calcext:value-type="float">
            <text:p>0.008</text:p>
          </table:table-cell>
          <table:table-cell table:formula="of:=[.C258]/[.E258]-1" office:value-type="float" office:value="0.00496338535414176" calcext:value-type="float">
            <text:p>0.005</text:p>
          </table:table-cell>
          <table:table-cell/>
          <table:table-cell table:formula="of:=INT([.B258])" office:value-type="float" office:value="833" calcext:value-type="float">
            <text:p>833</text:p>
          </table:table-cell>
          <table:table-cell table:formula="of:=IF([.G258]&lt;[.M258]; [.M258]; &quot;&quot;)" office:value-type="float" office:value="833" calcext:value-type="float">
            <text:p>833</text:p>
          </table:table-cell>
          <table:table-cell table:formula="of:=IF([.N258]&lt;&gt;&quot;&quot;; [.E258]; &quot;&quot;)" office:value-type="float" office:value="833" calcext:value-type="float">
            <text:p>833</text:p>
          </table:table-cell>
          <table:table-cell table:formula="of:=IF([.O258]&lt;&gt;&quot;&quot;; [.O258]-[.N258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8]-[.G258]" office:value-type="float" office:value="6" calcext:value-type="float">
            <text:p>6</text:p>
          </table:table-cell>
          <table:table-cell table:formula="of:=[.B258]-[.G258]" office:value-type="float" office:value="6.33029999999997" calcext:value-type="float">
            <text:p>6.3</text:p>
          </table:table-cell>
          <table:table-cell table:formula="of:=[.C258]-[.G258]" office:value-type="float" office:value="10.1345" calcext:value-type="float">
            <text:p>10.1</text:p>
          </table:table-cell>
          <table:table-cell/>
          <table:table-cell table:formula="of:=[.E258]-[.H258]" office:value-type="float" office:value="3" calcext:value-type="float">
            <text:p>3</text:p>
          </table:table-cell>
          <table:table-cell table:formula="of:=IF([.W25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26</text:p>
          </table:table-cell>
          <table:table-cell office:value-type="float" office:value="831.5079" calcext:value-type="float">
            <text:p>831.5</text:p>
          </table:table-cell>
          <table:table-cell office:value-type="float" office:value="834.93866" calcext:value-type="float">
            <text:p>834.9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16" calcext:value-type="float">
            <text:p>816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B259]/[.G259]-1" office:value-type="float" office:value="0.0190047794117647" calcext:value-type="float">
            <text:p>0.019</text:p>
          </table:table-cell>
          <table:table-cell table:formula="of:=[.C259]/[.E259]-1" office:value-type="float" office:value="0.00473966305655837" calcext:value-type="float">
            <text:p>0.005</text:p>
          </table:table-cell>
          <table:table-cell/>
          <table:table-cell table:formula="of:=INT([.B259])" office:value-type="float" office:value="831" calcext:value-type="float">
            <text:p>831</text:p>
          </table:table-cell>
          <table:table-cell table:formula="of:=IF([.G259]&lt;[.M259]; [.M259]; &quot;&quot;)" office:value-type="float" office:value="831" calcext:value-type="float">
            <text:p>831</text:p>
          </table:table-cell>
          <table:table-cell table:formula="of:=IF([.N259]&lt;&gt;&quot;&quot;; [.E259]; &quot;&quot;)" office:value-type="float" office:value="831" calcext:value-type="float">
            <text:p>831</text:p>
          </table:table-cell>
          <table:table-cell table:formula="of:=IF([.O259]&lt;&gt;&quot;&quot;; [.O259]-[.N259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59]-[.G259]" office:value-type="float" office:value="15" calcext:value-type="float">
            <text:p>15</text:p>
          </table:table-cell>
          <table:table-cell table:formula="of:=[.B259]-[.G259]" office:value-type="float" office:value="15.5079" calcext:value-type="float">
            <text:p>15.5</text:p>
          </table:table-cell>
          <table:table-cell table:formula="of:=[.C259]-[.G259]" office:value-type="float" office:value="18.93866" calcext:value-type="float">
            <text:p>18.9</text:p>
          </table:table-cell>
          <table:table-cell/>
          <table:table-cell table:formula="of:=[.E259]-[.H259]" office:value-type="float" office:value="-2" calcext:value-type="float">
            <text:p>-2</text:p>
          </table:table-cell>
          <table:table-cell table:formula="of:=IF([.W25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27</text:p>
          </table:table-cell>
          <table:table-cell office:value-type="float" office:value="827.33777" calcext:value-type="float">
            <text:p>827.3</text:p>
          </table:table-cell>
          <table:table-cell office:value-type="float" office:value="830.4183" calcext:value-type="float">
            <text:p>830.4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B260]/[.G260]-1" office:value-type="float" office:value="-0.00200510253317254" calcext:value-type="float">
            <text:p>-0.002</text:p>
          </table:table-cell>
          <table:table-cell table:formula="of:=[.C260]/[.E260]-1" office:value-type="float" office:value="-0.0310171528588098" calcext:value-type="float">
            <text:p>-0.031</text:p>
          </table:table-cell>
          <table:table-cell/>
          <table:table-cell table:formula="of:=INT([.B260])" office:value-type="float" office:value="827" calcext:value-type="float">
            <text:p>827</text:p>
          </table:table-cell>
          <table:table-cell table:formula="of:=IF([.G260]&lt;[.M260]; [.M260]; &quot;&quot;)">
            <text:p/>
          </table:table-cell>
          <table:table-cell table:formula="of:=IF([.N260]&lt;&gt;&quot;&quot;; [.E260]; &quot;&quot;)">
            <text:p/>
          </table:table-cell>
          <table:table-cell table:formula="of:=IF([.O260]&lt;&gt;&quot;&quot;; [.O260]-[.N26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60]-[.G260]" office:value-type="float" office:value="28" calcext:value-type="float">
            <text:p>28</text:p>
          </table:table-cell>
          <table:table-cell table:formula="of:=[.B260]-[.G260]" office:value-type="float" office:value="-1.66223000000002" calcext:value-type="float">
            <text:p>-1.7</text:p>
          </table:table-cell>
          <table:table-cell table:formula="of:=[.C260]-[.G260]" office:value-type="float" office:value="1.41830000000004" calcext:value-type="float">
            <text:p>1.4</text:p>
          </table:table-cell>
          <table:table-cell/>
          <table:table-cell table:formula="of:=[.E260]-[.H260]" office:value-type="float" office:value="1" calcext:value-type="float">
            <text:p>1</text:p>
          </table:table-cell>
          <table:table-cell table:formula="of:=IF([.W26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28</text:p>
          </table:table-cell>
          <table:table-cell office:value-type="float" office:value="855.3153" calcext:value-type="float">
            <text:p>855.3</text:p>
          </table:table-cell>
          <table:table-cell office:value-type="float" office:value="859.6536" calcext:value-type="float">
            <text:p>859.7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B261]/[.G261]-1" office:value-type="float" office:value="0.0218820788530465" calcext:value-type="float">
            <text:p>0.022</text:p>
          </table:table-cell>
          <table:table-cell table:formula="of:=[.C261]/[.E261]-1" office:value-type="float" office:value="0.0246169249106079" calcext:value-type="float">
            <text:p>0.025</text:p>
          </table:table-cell>
          <table:table-cell/>
          <table:table-cell table:formula="of:=INT([.B261])" office:value-type="float" office:value="855" calcext:value-type="float">
            <text:p>855</text:p>
          </table:table-cell>
          <table:table-cell table:formula="of:=IF([.G261]&lt;[.M261]; [.M261]; &quot;&quot;)" office:value-type="float" office:value="855" calcext:value-type="float">
            <text:p>855</text:p>
          </table:table-cell>
          <table:table-cell table:formula="of:=IF([.N261]&lt;&gt;&quot;&quot;; [.E261]; &quot;&quot;)" office:value-type="float" office:value="839" calcext:value-type="float">
            <text:p>839</text:p>
          </table:table-cell>
          <table:table-cell table:formula="of:=IF([.O261]&lt;&gt;&quot;&quot;; [.O261]-[.N261]; &quot;&quot;)" office:value-type="float" office:value="-16" calcext:value-type="float">
            <text:p>-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1]-[.G261]" office:value-type="float" office:value="2" calcext:value-type="float">
            <text:p>2</text:p>
          </table:table-cell>
          <table:table-cell table:formula="of:=[.B261]-[.G261]" office:value-type="float" office:value="18.3153" calcext:value-type="float">
            <text:p>18.3</text:p>
          </table:table-cell>
          <table:table-cell table:formula="of:=[.C261]-[.G261]" office:value-type="float" office:value="22.6536" calcext:value-type="float">
            <text:p>22.7</text:p>
          </table:table-cell>
          <table:table-cell/>
          <table:table-cell table:formula="of:=[.E261]-[.H261]" office:value-type="float" office:value="-10" calcext:value-type="float">
            <text:p>-10</text:p>
          </table:table-cell>
          <table:table-cell table:formula="of:=IF([.W26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6-29</text:p>
          </table:table-cell>
          <table:table-cell office:value-type="float" office:value="836.3643" calcext:value-type="float">
            <text:p>836.4</text:p>
          </table:table-cell>
          <table:table-cell office:value-type="float" office:value="839.4742" calcext:value-type="float">
            <text:p>839.5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B262]/[.G262]-1" office:value-type="float" office:value="0.00524555288461537" calcext:value-type="float">
            <text:p>0.005</text:p>
          </table:table-cell>
          <table:table-cell table:formula="of:=[.C262]/[.E262]-1" office:value-type="float" office:value="0.00656378896882504" calcext:value-type="float">
            <text:p>0.007</text:p>
          </table:table-cell>
          <table:table-cell/>
          <table:table-cell table:formula="of:=INT([.B262])" office:value-type="float" office:value="836" calcext:value-type="float">
            <text:p>836</text:p>
          </table:table-cell>
          <table:table-cell table:formula="of:=IF([.G262]&lt;[.M262]; [.M262]; &quot;&quot;)" office:value-type="float" office:value="836" calcext:value-type="float">
            <text:p>836</text:p>
          </table:table-cell>
          <table:table-cell table:formula="of:=IF([.N262]&lt;&gt;&quot;&quot;; [.E262]; &quot;&quot;)" office:value-type="float" office:value="834" calcext:value-type="float">
            <text:p>834</text:p>
          </table:table-cell>
          <table:table-cell table:formula="of:=IF([.O262]&lt;&gt;&quot;&quot;; [.O262]-[.N262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2]-[.G262]" office:value-type="float" office:value="2" calcext:value-type="float">
            <text:p>2</text:p>
          </table:table-cell>
          <table:table-cell table:formula="of:=[.B262]-[.G262]" office:value-type="float" office:value="4.36429999999996" calcext:value-type="float">
            <text:p>4.4</text:p>
          </table:table-cell>
          <table:table-cell table:formula="of:=[.C262]-[.G262]" office:value-type="float" office:value="7.4742" calcext:value-type="float">
            <text:p>7.5</text:p>
          </table:table-cell>
          <table:table-cell/>
          <table:table-cell table:formula="of:=[.E262]-[.H262]" office:value-type="float" office:value="12" calcext:value-type="float">
            <text:p>12</text:p>
          </table:table-cell>
          <table:table-cell table:formula="of:=IF([.W26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824.36975" calcext:value-type="float">
            <text:p>824.4</text:p>
          </table:table-cell>
          <table:table-cell office:value-type="float" office:value="827.3738" calcext:value-type="float">
            <text:p>827.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 office:value-type="float" office:value="821" calcext:value-type="float">
            <text:p>821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B263]/[.G263]-1" office:value-type="float" office:value="0.00410444579780744" calcext:value-type="float">
            <text:p>0.004</text:p>
          </table:table-cell>
          <table:table-cell table:formula="of:=[.C263]/[.E263]-1" office:value-type="float" office:value="0.000451995163240682" calcext:value-type="float">
            <text:p>0.000</text:p>
          </table:table-cell>
          <table:table-cell/>
          <table:table-cell table:formula="of:=INT([.B263])" office:value-type="float" office:value="824" calcext:value-type="float">
            <text:p>824</text:p>
          </table:table-cell>
          <table:table-cell table:formula="of:=IF([.G263]&lt;[.M263]; [.M263]; &quot;&quot;)" office:value-type="float" office:value="824" calcext:value-type="float">
            <text:p>824</text:p>
          </table:table-cell>
          <table:table-cell table:formula="of:=IF([.N263]&lt;&gt;&quot;&quot;; [.E263]; &quot;&quot;)" office:value-type="float" office:value="827" calcext:value-type="float">
            <text:p>827</text:p>
          </table:table-cell>
          <table:table-cell table:formula="of:=IF([.O263]&lt;&gt;&quot;&quot;; [.O263]-[.N263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3]-[.G263]" office:value-type="float" office:value="6" calcext:value-type="float">
            <text:p>6</text:p>
          </table:table-cell>
          <table:table-cell table:formula="of:=[.B263]-[.G263]" office:value-type="float" office:value="3.36974999999995" calcext:value-type="float">
            <text:p>3.4</text:p>
          </table:table-cell>
          <table:table-cell table:formula="of:=[.C263]-[.G263]" office:value-type="float" office:value="6.37379999999996" calcext:value-type="float">
            <text:p>6.4</text:p>
          </table:table-cell>
          <table:table-cell/>
          <table:table-cell table:formula="of:=[.E263]-[.H263]" office:value-type="float" office:value="3" calcext:value-type="float">
            <text:p>3</text:p>
          </table:table-cell>
          <table:table-cell table:formula="of:=IF([.W26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828.0875" calcext:value-type="float">
            <text:p>828.1</text:p>
          </table:table-cell>
          <table:table-cell office:value-type="float" office:value="830.7743" calcext:value-type="float">
            <text:p>830.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[.B264]/[.G264]-1" office:value-type="float" office:value="0.0110958485958486" calcext:value-type="float">
            <text:p>0.011</text:p>
          </table:table-cell>
          <table:table-cell table:formula="of:=[.C264]/[.E264]-1" office:value-type="float" office:value="0.00944629404617259" calcext:value-type="float">
            <text:p>0.009</text:p>
          </table:table-cell>
          <table:table-cell/>
          <table:table-cell table:formula="of:=INT([.B264])" office:value-type="float" office:value="828" calcext:value-type="float">
            <text:p>828</text:p>
          </table:table-cell>
          <table:table-cell table:formula="of:=IF([.G264]&lt;[.M264]; [.M264]; &quot;&quot;)" office:value-type="float" office:value="828" calcext:value-type="float">
            <text:p>828</text:p>
          </table:table-cell>
          <table:table-cell table:formula="of:=IF([.N264]&lt;&gt;&quot;&quot;; [.E264]; &quot;&quot;)" office:value-type="float" office:value="823" calcext:value-type="float">
            <text:p>823</text:p>
          </table:table-cell>
          <table:table-cell table:formula="of:=IF([.O264]&lt;&gt;&quot;&quot;; [.O264]-[.N264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4]-[.G264]" office:value-type="float" office:value="4" calcext:value-type="float">
            <text:p>4</text:p>
          </table:table-cell>
          <table:table-cell table:formula="of:=[.B264]-[.G264]" office:value-type="float" office:value="9.08749999999998" calcext:value-type="float">
            <text:p>9.1</text:p>
          </table:table-cell>
          <table:table-cell table:formula="of:=[.C264]-[.G264]" office:value-type="float" office:value="11.7743" calcext:value-type="float">
            <text:p>11.8</text:p>
          </table:table-cell>
          <table:table-cell/>
          <table:table-cell table:formula="of:=[.E264]-[.H264]" office:value-type="float" office:value="-6" calcext:value-type="float">
            <text:p>-6</text:p>
          </table:table-cell>
          <table:table-cell table:formula="of:=IF([.W26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04</text:p>
          </table:table-cell>
          <table:table-cell office:value-type="float" office:value="825.9983" calcext:value-type="float">
            <text:p>826.0</text:p>
          </table:table-cell>
          <table:table-cell office:value-type="float" office:value="828.1975" calcext:value-type="float">
            <text:p>828.2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265]/[.G265]-1" office:value-type="float" office:value="0.0235418835192069" calcext:value-type="float">
            <text:p>0.024</text:p>
          </table:table-cell>
          <table:table-cell table:formula="of:=[.C265]/[.E265]-1" office:value-type="float" office:value="0.0212053020961775" calcext:value-type="float">
            <text:p>0.021</text:p>
          </table:table-cell>
          <table:table-cell/>
          <table:table-cell table:formula="of:=INT([.B265])" office:value-type="float" office:value="825" calcext:value-type="float">
            <text:p>825</text:p>
          </table:table-cell>
          <table:table-cell table:formula="of:=IF([.G265]&lt;[.M265]; [.M265]; &quot;&quot;)" office:value-type="float" office:value="825" calcext:value-type="float">
            <text:p>825</text:p>
          </table:table-cell>
          <table:table-cell table:formula="of:=IF([.N265]&lt;&gt;&quot;&quot;; [.E265]; &quot;&quot;)" office:value-type="float" office:value="811" calcext:value-type="float">
            <text:p>811</text:p>
          </table:table-cell>
          <table:table-cell table:formula="of:=IF([.O265]&lt;&gt;&quot;&quot;; [.O265]-[.N265]; &quot;&quot;)" office:value-type="float" office:value="-14" calcext:value-type="float">
            <text:p>-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5]-[.G265]" office:value-type="float" office:value="4" calcext:value-type="float">
            <text:p>4</text:p>
          </table:table-cell>
          <table:table-cell table:formula="of:=[.B265]-[.G265]" office:value-type="float" office:value="18.9983" calcext:value-type="float">
            <text:p>19.0</text:p>
          </table:table-cell>
          <table:table-cell table:formula="of:=[.C265]-[.G265]" office:value-type="float" office:value="21.1975" calcext:value-type="float">
            <text:p>21.2</text:p>
          </table:table-cell>
          <table:table-cell/>
          <table:table-cell table:formula="of:=[.E265]-[.H265]" office:value-type="float" office:value="2" calcext:value-type="float">
            <text:p>2</text:p>
          </table:table-cell>
          <table:table-cell table:formula="of:=IF([.W26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05</text:p>
          </table:table-cell>
          <table:table-cell office:value-type="float" office:value="807.879" calcext:value-type="float">
            <text:p>807.9</text:p>
          </table:table-cell>
          <table:table-cell office:value-type="float" office:value="810.5962" calcext:value-type="float">
            <text:p>810.6</text:p>
          </table:table-cell>
          <table:table-cell/>
          <table:table-cell table:number-columns-repeated="2"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B266]/[.G266]-1" office:value-type="float" office:value="0.00357639751552807" calcext:value-type="float">
            <text:p>0.004</text:p>
          </table:table-cell>
          <table:table-cell table:formula="of:=[.C266]/[.E266]-1" office:value-type="float" office:value="-0.00662230392156871" calcext:value-type="float">
            <text:p>-0.007</text:p>
          </table:table-cell>
          <table:table-cell/>
          <table:table-cell table:formula="of:=INT([.B266])" office:value-type="float" office:value="807" calcext:value-type="float">
            <text:p>807</text:p>
          </table:table-cell>
          <table:table-cell table:formula="of:=IF([.G266]&lt;[.M266]; [.M266]; &quot;&quot;)" office:value-type="float" office:value="807" calcext:value-type="float">
            <text:p>807</text:p>
          </table:table-cell>
          <table:table-cell table:formula="of:=IF([.N266]&lt;&gt;&quot;&quot;; [.E266]; &quot;&quot;)" office:value-type="float" office:value="816" calcext:value-type="float">
            <text:p>816</text:p>
          </table:table-cell>
          <table:table-cell table:formula="of:=IF([.O266]&lt;&gt;&quot;&quot;; [.O266]-[.N266]; &quot;&quot;)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6]-[.G266]" office:value-type="float" office:value="11" calcext:value-type="float">
            <text:p>11</text:p>
          </table:table-cell>
          <table:table-cell table:formula="of:=[.B266]-[.G266]" office:value-type="float" office:value="2.87900000000002" calcext:value-type="float">
            <text:p>2.9</text:p>
          </table:table-cell>
          <table:table-cell table:formula="of:=[.C266]-[.G266]" office:value-type="float" office:value="5.59619999999995" calcext:value-type="float">
            <text:p>5.6</text:p>
          </table:table-cell>
          <table:table-cell/>
          <table:table-cell table:formula="of:=[.E266]-[.H266]" office:value-type="float" office:value="-6" calcext:value-type="float">
            <text:p>-6</text:p>
          </table:table-cell>
          <table:table-cell table:formula="of:=IF([.W26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824.0319" calcext:value-type="float">
            <text:p>824.0</text:p>
          </table:table-cell>
          <table:table-cell office:value-type="float" office:value="826.4382" calcext:value-type="float">
            <text:p>826.4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824" calcext:value-type="float">
            <text:p>824</text:p>
          </table:table-cell>
          <table:table-cell office:value-type="float" office:value="815" calcext:value-type="float">
            <text:p>815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267]/[.G267]-1" office:value-type="float" office:value="0.0110820858895704" calcext:value-type="float">
            <text:p>0.011</text:p>
          </table:table-cell>
          <table:table-cell table:formula="of:=[.C267]/[.E267]-1" office:value-type="float" office:value="0.0115522643818851" calcext:value-type="float">
            <text:p>0.012</text:p>
          </table:table-cell>
          <table:table-cell/>
          <table:table-cell table:formula="of:=INT([.B267])" office:value-type="float" office:value="824" calcext:value-type="float">
            <text:p>824</text:p>
          </table:table-cell>
          <table:table-cell table:formula="of:=IF([.G267]&lt;[.M267]; [.M267]; &quot;&quot;)" office:value-type="float" office:value="824" calcext:value-type="float">
            <text:p>824</text:p>
          </table:table-cell>
          <table:table-cell table:formula="of:=IF([.N267]&lt;&gt;&quot;&quot;; [.E267]; &quot;&quot;)" office:value-type="float" office:value="817" calcext:value-type="float">
            <text:p>817</text:p>
          </table:table-cell>
          <table:table-cell table:formula="of:=IF([.O267]&lt;&gt;&quot;&quot;; [.O267]-[.N267]; &quot;&quot;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7]-[.G267]" office:value-type="float" office:value="2" calcext:value-type="float">
            <text:p>2</text:p>
          </table:table-cell>
          <table:table-cell table:formula="of:=[.B267]-[.G267]" office:value-type="float" office:value="9.03189999999995" calcext:value-type="float">
            <text:p>9.0</text:p>
          </table:table-cell>
          <table:table-cell table:formula="of:=[.C267]-[.G267]" office:value-type="float" office:value="11.4382000000001" calcext:value-type="float">
            <text:p>11.4</text:p>
          </table:table-cell>
          <table:table-cell/>
          <table:table-cell table:formula="of:=[.E267]-[.H267]" office:value-type="float" office:value="6" calcext:value-type="float">
            <text:p>6</text:p>
          </table:table-cell>
          <table:table-cell table:formula="of:=IF([.W26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07</text:p>
          </table:table-cell>
          <table:table-cell office:value-type="float" office:value="811.87646" calcext:value-type="float">
            <text:p>811.9</text:p>
          </table:table-cell>
          <table:table-cell office:value-type="float" office:value="814.16754" calcext:value-type="float">
            <text:p>814.2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B268]/[.G268]-1" office:value-type="float" office:value="0.00231661728395061" calcext:value-type="float">
            <text:p>0.002</text:p>
          </table:table-cell>
          <table:table-cell table:formula="of:=[.C268]/[.E268]-1" office:value-type="float" office:value="0.00143608856088573" calcext:value-type="float">
            <text:p>0.001</text:p>
          </table:table-cell>
          <table:table-cell/>
          <table:table-cell table:formula="of:=INT([.B268])" office:value-type="float" office:value="811" calcext:value-type="float">
            <text:p>811</text:p>
          </table:table-cell>
          <table:table-cell table:formula="of:=IF([.G268]&lt;[.M268]; [.M268]; &quot;&quot;)" office:value-type="float" office:value="811" calcext:value-type="float">
            <text:p>811</text:p>
          </table:table-cell>
          <table:table-cell table:formula="of:=IF([.N268]&lt;&gt;&quot;&quot;; [.E268]; &quot;&quot;)" office:value-type="float" office:value="813" calcext:value-type="float">
            <text:p>813</text:p>
          </table:table-cell>
          <table:table-cell table:formula="of:=IF([.O268]&lt;&gt;&quot;&quot;; [.O268]-[.N268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8]-[.G268]" office:value-type="float" office:value="3" calcext:value-type="float">
            <text:p>3</text:p>
          </table:table-cell>
          <table:table-cell table:formula="of:=[.B268]-[.G268]" office:value-type="float" office:value="1.87645999999995" calcext:value-type="float">
            <text:p>1.9</text:p>
          </table:table-cell>
          <table:table-cell table:formula="of:=[.C268]-[.G268]" office:value-type="float" office:value="4.16754000000003" calcext:value-type="float">
            <text:p>4.2</text:p>
          </table:table-cell>
          <table:table-cell/>
          <table:table-cell table:formula="of:=[.E268]-[.H268]" office:value-type="float" office:value="-8" calcext:value-type="float">
            <text:p>-8</text:p>
          </table:table-cell>
          <table:table-cell table:formula="of:=IF([.W26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820.4117" calcext:value-type="float">
            <text:p>820.4</text:p>
          </table:table-cell>
          <table:table-cell office:value-type="float" office:value="822.41235" calcext:value-type="float">
            <text:p>822.4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26" calcext:value-type="float">
            <text:p>826</text:p>
          </table:table-cell>
          <table:table-cell office:value-type="float" office:value="818" calcext:value-type="float">
            <text:p>818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B269]/[.G269]-1" office:value-type="float" office:value="0.00294828850855744" calcext:value-type="float">
            <text:p>0.003</text:p>
          </table:table-cell>
          <table:table-cell table:formula="of:=[.C269]/[.E269]-1" office:value-type="float" office:value="0.00294189024390246" calcext:value-type="float">
            <text:p>0.003</text:p>
          </table:table-cell>
          <table:table-cell/>
          <table:table-cell table:formula="of:=INT([.B269])" office:value-type="float" office:value="820" calcext:value-type="float">
            <text:p>820</text:p>
          </table:table-cell>
          <table:table-cell table:formula="of:=IF([.G269]&lt;[.M269]; [.M269]; &quot;&quot;)" office:value-type="float" office:value="820" calcext:value-type="float">
            <text:p>820</text:p>
          </table:table-cell>
          <table:table-cell table:formula="of:=IF([.N269]&lt;&gt;&quot;&quot;; [.E269]; &quot;&quot;)" office:value-type="float" office:value="820" calcext:value-type="float">
            <text:p>820</text:p>
          </table:table-cell>
          <table:table-cell table:formula="of:=IF([.O269]&lt;&gt;&quot;&quot;; [.O269]-[.N269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69]-[.G269]" office:value-type="float" office:value="2" calcext:value-type="float">
            <text:p>2</text:p>
          </table:table-cell>
          <table:table-cell table:formula="of:=[.B269]-[.G269]" office:value-type="float" office:value="2.4117" calcext:value-type="float">
            <text:p>2.4</text:p>
          </table:table-cell>
          <table:table-cell table:formula="of:=[.C269]-[.G269]" office:value-type="float" office:value="4.41234999999995" calcext:value-type="float">
            <text:p>4.4</text:p>
          </table:table-cell>
          <table:table-cell/>
          <table:table-cell table:formula="of:=[.E269]-[.H269]" office:value-type="float" office:value="-6" calcext:value-type="float">
            <text:p>-6</text:p>
          </table:table-cell>
          <table:table-cell table:formula="of:=IF([.W26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11</text:p>
          </table:table-cell>
          <table:table-cell office:value-type="float" office:value="827.10925" calcext:value-type="float">
            <text:p>827.1</text:p>
          </table:table-cell>
          <table:table-cell office:value-type="float" office:value="829.1266" calcext:value-type="float">
            <text:p>829.1</text:p>
          </table:table-cell>
          <table:table-cell/>
          <table:table-cell table:number-columns-repeated="2" office:value-type="float" office:value="837" calcext:value-type="float">
            <text:p>837</text:p>
          </table:table-cell>
          <table:table-cell office:value-type="float" office:value="818" calcext:value-type="float">
            <text:p>818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B270]/[.G270]-1" office:value-type="float" office:value="0.0111360024449878" calcext:value-type="float">
            <text:p>0.011</text:p>
          </table:table-cell>
          <table:table-cell table:formula="of:=[.C270]/[.E270]-1" office:value-type="float" office:value="-0.00940669056152921" calcext:value-type="float">
            <text:p>-0.009</text:p>
          </table:table-cell>
          <table:table-cell/>
          <table:table-cell table:formula="of:=INT([.B270])" office:value-type="float" office:value="827" calcext:value-type="float">
            <text:p>827</text:p>
          </table:table-cell>
          <table:table-cell table:formula="of:=IF([.G270]&lt;[.M270]; [.M270]; &quot;&quot;)" office:value-type="float" office:value="827" calcext:value-type="float">
            <text:p>827</text:p>
          </table:table-cell>
          <table:table-cell table:formula="of:=IF([.N270]&lt;&gt;&quot;&quot;; [.E270]; &quot;&quot;)" office:value-type="float" office:value="837" calcext:value-type="float">
            <text:p>837</text:p>
          </table:table-cell>
          <table:table-cell table:formula="of:=IF([.O270]&lt;&gt;&quot;&quot;; [.O270]-[.N270]; &quot;&quot;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70]-[.G270]" office:value-type="float" office:value="19" calcext:value-type="float">
            <text:p>19</text:p>
          </table:table-cell>
          <table:table-cell table:formula="of:=[.B270]-[.G270]" office:value-type="float" office:value="9.10924999999997" calcext:value-type="float">
            <text:p>9.1</text:p>
          </table:table-cell>
          <table:table-cell table:formula="of:=[.C270]-[.G270]" office:value-type="float" office:value="11.1266000000001" calcext:value-type="float">
            <text:p>11.1</text:p>
          </table:table-cell>
          <table:table-cell/>
          <table:table-cell table:formula="of:=[.E270]-[.H270]" office:value-type="float" office:value="2" calcext:value-type="float">
            <text:p>2</text:p>
          </table:table-cell>
          <table:table-cell table:formula="of:=IF([.W27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12</text:p>
          </table:table-cell>
          <table:table-cell office:value-type="float" office:value="836.56177" calcext:value-type="float">
            <text:p>836.6</text:p>
          </table:table-cell>
          <table:table-cell office:value-type="float" office:value="838.5225" calcext:value-type="float">
            <text:p>838.5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B271]/[.G271]-1" office:value-type="float" office:value="0.0127866464891042" calcext:value-type="float">
            <text:p>0.013</text:p>
          </table:table-cell>
          <table:table-cell table:formula="of:=[.C271]/[.E271]-1" office:value-type="float" office:value="0.0127083333333333" calcext:value-type="float">
            <text:p>0.013</text:p>
          </table:table-cell>
          <table:table-cell/>
          <table:table-cell table:formula="of:=INT([.B271])" office:value-type="float" office:value="836" calcext:value-type="float">
            <text:p>836</text:p>
          </table:table-cell>
          <table:table-cell table:formula="of:=IF([.G271]&lt;[.M271]; [.M271]; &quot;&quot;)" office:value-type="float" office:value="836" calcext:value-type="float">
            <text:p>836</text:p>
          </table:table-cell>
          <table:table-cell table:formula="of:=IF([.N271]&lt;&gt;&quot;&quot;; [.E271]; &quot;&quot;)" office:value-type="float" office:value="828" calcext:value-type="float">
            <text:p>828</text:p>
          </table:table-cell>
          <table:table-cell table:formula="of:=IF([.O271]&lt;&gt;&quot;&quot;; [.O271]-[.N271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71]-[.G271]" office:value-type="float" office:value="2" calcext:value-type="float">
            <text:p>2</text:p>
          </table:table-cell>
          <table:table-cell table:formula="of:=[.B271]-[.G271]" office:value-type="float" office:value="10.56177" calcext:value-type="float">
            <text:p>10.6</text:p>
          </table:table-cell>
          <table:table-cell table:formula="of:=[.C271]-[.G271]" office:value-type="float" office:value="12.5225" calcext:value-type="float">
            <text:p>12.5</text:p>
          </table:table-cell>
          <table:table-cell/>
          <table:table-cell table:formula="of:=[.E271]-[.H271]" office:value-type="float" office:value="-7" calcext:value-type="float">
            <text:p>-7</text:p>
          </table:table-cell>
          <table:table-cell table:formula="of:=IF([.W27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float" office:value="832.37787" calcext:value-type="float">
            <text:p>832.4</text:p>
          </table:table-cell>
          <table:table-cell office:value-type="float" office:value="834.1466" calcext:value-type="float">
            <text:p>834.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835" calcext:value-type="float">
            <text:p>835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B272]/[.G272]-1" office:value-type="float" office:value="-0.00314027544910178" calcext:value-type="float">
            <text:p>-0.003</text:p>
          </table:table-cell>
          <table:table-cell table:formula="of:=[.C272]/[.E272]-1" office:value-type="float" office:value="-0.00932707838479807" calcext:value-type="float">
            <text:p>-0.009</text:p>
          </table:table-cell>
          <table:table-cell/>
          <table:table-cell table:formula="of:=INT([.B272])" office:value-type="float" office:value="832" calcext:value-type="float">
            <text:p>832</text:p>
          </table:table-cell>
          <table:table-cell table:formula="of:=IF([.G272]&lt;[.M272]; [.M272]; &quot;&quot;)">
            <text:p/>
          </table:table-cell>
          <table:table-cell table:formula="of:=IF([.N272]&lt;&gt;&quot;&quot;; [.E272]; &quot;&quot;)">
            <text:p/>
          </table:table-cell>
          <table:table-cell table:formula="of:=IF([.O272]&lt;&gt;&quot;&quot;; [.O272]-[.N27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72]-[.G272]" office:value-type="float" office:value="7" calcext:value-type="float">
            <text:p>7</text:p>
          </table:table-cell>
          <table:table-cell table:formula="of:=[.B272]-[.G272]" office:value-type="float" office:value="-2.62212999999997" calcext:value-type="float">
            <text:p>-2.6</text:p>
          </table:table-cell>
          <table:table-cell table:formula="of:=[.C272]-[.G272]" office:value-type="float" office:value="-0.853399999999965" calcext:value-type="float">
            <text:p>-0.9</text:p>
          </table:table-cell>
          <table:table-cell/>
          <table:table-cell table:formula="of:=[.E272]-[.H272]" office:value-type="float" office:value="-4" calcext:value-type="float">
            <text:p>-4</text:p>
          </table:table-cell>
          <table:table-cell table:formula="of:=IF([.W27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14</text:p>
          </table:table-cell>
          <table:table-cell office:value-type="float" office:value="848.9719" calcext:value-type="float">
            <text:p>849.0</text:p>
          </table:table-cell>
          <table:table-cell office:value-type="float" office:value="850.79175" calcext:value-type="float">
            <text:p>850.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848" calcext:value-type="float">
            <text:p>848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B273]/[.G273]-1" office:value-type="float" office:value="0.0155166267942584" calcext:value-type="float">
            <text:p>0.016</text:p>
          </table:table-cell>
          <table:table-cell table:formula="of:=[.C273]/[.E273]-1" office:value-type="float" office:value="0.0152646181384248" calcext:value-type="float">
            <text:p>0.015</text:p>
          </table:table-cell>
          <table:table-cell/>
          <table:table-cell table:formula="of:=INT([.B273])" office:value-type="float" office:value="848" calcext:value-type="float">
            <text:p>848</text:p>
          </table:table-cell>
          <table:table-cell table:formula="of:=IF([.G273]&lt;[.M273]; [.M273]; &quot;&quot;)" office:value-type="float" office:value="848" calcext:value-type="float">
            <text:p>848</text:p>
          </table:table-cell>
          <table:table-cell table:formula="of:=IF([.N273]&lt;&gt;&quot;&quot;; [.E273]; &quot;&quot;)" office:value-type="float" office:value="838" calcext:value-type="float">
            <text:p>838</text:p>
          </table:table-cell>
          <table:table-cell table:formula="of:=IF([.O273]&lt;&gt;&quot;&quot;; [.O273]-[.N273]; &quot;&quot;)"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73]-[.G273]" office:value-type="float" office:value="2" calcext:value-type="float">
            <text:p>2</text:p>
          </table:table-cell>
          <table:table-cell table:formula="of:=[.B273]-[.G273]" office:value-type="float" office:value="12.9719" calcext:value-type="float">
            <text:p>13.0</text:p>
          </table:table-cell>
          <table:table-cell table:formula="of:=[.C273]-[.G273]" office:value-type="float" office:value="14.79175" calcext:value-type="float">
            <text:p>14.8</text:p>
          </table:table-cell>
          <table:table-cell/>
          <table:table-cell table:formula="of:=[.E273]-[.H273]" office:value-type="float" office:value="0" calcext:value-type="float">
            <text:p>0</text:p>
          </table:table-cell>
          <table:table-cell table:formula="of:=IF([.W27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18</text:p>
          </table:table-cell>
          <table:table-cell office:value-type="float" office:value="836.18604" calcext:value-type="float">
            <text:p>836.2</text:p>
          </table:table-cell>
          <table:table-cell office:value-type="float" office:value="837.7573" calcext:value-type="float">
            <text:p>837.8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36" calcext:value-type="float">
            <text:p>836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B274]/[.G274]-1" office:value-type="float" office:value="0.000222535885167519" calcext:value-type="float">
            <text:p>0.000</text:p>
          </table:table-cell>
          <table:table-cell table:formula="of:=[.C274]/[.E274]-1" office:value-type="float" office:value="-0.0326128175519631" calcext:value-type="float">
            <text:p>-0.033</text:p>
          </table:table-cell>
          <table:table-cell/>
          <table:table-cell table:formula="of:=INT([.B274])" office:value-type="float" office:value="836" calcext:value-type="float">
            <text:p>836</text:p>
          </table:table-cell>
          <table:table-cell table:formula="of:=IF([.G274]&lt;[.M274]; [.M274]; &quot;&quot;)">
            <text:p/>
          </table:table-cell>
          <table:table-cell table:formula="of:=IF([.N274]&lt;&gt;&quot;&quot;; [.E274]; &quot;&quot;)">
            <text:p/>
          </table:table-cell>
          <table:table-cell table:formula="of:=IF([.O274]&lt;&gt;&quot;&quot;; [.O274]-[.N274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74]-[.G274]" office:value-type="float" office:value="30" calcext:value-type="float">
            <text:p>30</text:p>
          </table:table-cell>
          <table:table-cell table:formula="of:=[.B274]-[.G274]" office:value-type="float" office:value="0.186040000000048" calcext:value-type="float">
            <text:p>0.2</text:p>
          </table:table-cell>
          <table:table-cell table:formula="of:=[.C274]-[.G274]" office:value-type="float" office:value="1.75729999999999" calcext:value-type="float">
            <text:p>1.8</text:p>
          </table:table-cell>
          <table:table-cell/>
          <table:table-cell table:formula="of:=[.E274]-[.H274]" office:value-type="float" office:value="2" calcext:value-type="float">
            <text:p>2</text:p>
          </table:table-cell>
          <table:table-cell table:formula="of:=IF([.W27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19</text:p>
          </table:table-cell>
          <table:table-cell office:value-type="float" office:value="867.8036" calcext:value-type="float">
            <text:p>867.8</text:p>
          </table:table-cell>
          <table:table-cell office:value-type="float" office:value="870.6065" calcext:value-type="float">
            <text:p>870.6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[.B275]/[.G275]-1" office:value-type="float" office:value="0.0126063010501749" calcext:value-type="float">
            <text:p>0.013</text:p>
          </table:table-cell>
          <table:table-cell table:formula="of:=[.C275]/[.E275]-1" office:value-type="float" office:value="0.0099843387470997" calcext:value-type="float">
            <text:p>0.010</text:p>
          </table:table-cell>
          <table:table-cell/>
          <table:table-cell table:formula="of:=INT([.B275])" office:value-type="float" office:value="867" calcext:value-type="float">
            <text:p>867</text:p>
          </table:table-cell>
          <table:table-cell table:formula="of:=IF([.G275]&lt;[.M275]; [.M275]; &quot;&quot;)" office:value-type="float" office:value="867" calcext:value-type="float">
            <text:p>867</text:p>
          </table:table-cell>
          <table:table-cell table:formula="of:=IF([.N275]&lt;&gt;&quot;&quot;; [.E275]; &quot;&quot;)" office:value-type="float" office:value="862" calcext:value-type="float">
            <text:p>862</text:p>
          </table:table-cell>
          <table:table-cell table:formula="of:=IF([.O275]&lt;&gt;&quot;&quot;; [.O275]-[.N275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75]-[.G275]" office:value-type="float" office:value="5" calcext:value-type="float">
            <text:p>5</text:p>
          </table:table-cell>
          <table:table-cell table:formula="of:=[.B275]-[.G275]" office:value-type="float" office:value="10.8036" calcext:value-type="float">
            <text:p>10.8</text:p>
          </table:table-cell>
          <table:table-cell table:formula="of:=[.C275]-[.G275]" office:value-type="float" office:value="13.6065" calcext:value-type="float">
            <text:p>13.6</text:p>
          </table:table-cell>
          <table:table-cell/>
          <table:table-cell table:formula="of:=[.E275]-[.H275]" office:value-type="float" office:value="1" calcext:value-type="float">
            <text:p>1</text:p>
          </table:table-cell>
          <table:table-cell table:formula="of:=IF([.W27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20</text:p>
          </table:table-cell>
          <table:table-cell office:value-type="float" office:value="855.59094" calcext:value-type="float">
            <text:p>855.6</text:p>
          </table:table-cell>
          <table:table-cell office:value-type="float" office:value="857.21063" calcext:value-type="float">
            <text:p>857.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[.B276]/[.G276]-1" office:value-type="float" office:value="-0.0016441773628938" calcext:value-type="float">
            <text:p>-0.002</text:p>
          </table:table-cell>
          <table:table-cell table:formula="of:=[.C276]/[.E276]-1" office:value-type="float" office:value="-0.010149387990762" calcext:value-type="float">
            <text:p>-0.010</text:p>
          </table:table-cell>
          <table:table-cell/>
          <table:table-cell table:formula="of:=INT([.B276])" office:value-type="float" office:value="855" calcext:value-type="float">
            <text:p>855</text:p>
          </table:table-cell>
          <table:table-cell table:formula="of:=IF([.G276]&lt;[.M276]; [.M276]; &quot;&quot;)">
            <text:p/>
          </table:table-cell>
          <table:table-cell table:formula="of:=IF([.N276]&lt;&gt;&quot;&quot;; [.E276]; &quot;&quot;)">
            <text:p/>
          </table:table-cell>
          <table:table-cell table:formula="of:=IF([.O276]&lt;&gt;&quot;&quot;; [.O276]-[.N27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76]-[.G276]" office:value-type="float" office:value="9" calcext:value-type="float">
            <text:p>9</text:p>
          </table:table-cell>
          <table:table-cell table:formula="of:=[.B276]-[.G276]" office:value-type="float" office:value="-1.40905999999995" calcext:value-type="float">
            <text:p>-1.4</text:p>
          </table:table-cell>
          <table:table-cell table:formula="of:=[.C276]-[.G276]" office:value-type="float" office:value="0.210630000000037" calcext:value-type="float">
            <text:p>0.2</text:p>
          </table:table-cell>
          <table:table-cell/>
          <table:table-cell table:formula="of:=[.E276]-[.H276]" office:value-type="float" office:value="0" calcext:value-type="float">
            <text:p>0</text:p>
          </table:table-cell>
          <table:table-cell table:formula="of:=IF([.W27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1</text:p>
          </table:table-cell>
          <table:table-cell office:value-type="float" office:value="866.9225" calcext:value-type="float">
            <text:p>866.9</text:p>
          </table:table-cell>
          <table:table-cell office:value-type="float" office:value="868.3821" calcext:value-type="float">
            <text:p>868.4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875" calcext:value-type="float">
            <text:p>875</text:p>
          </table:table-cell>
          <table:table-cell office:value-type="float" office:value="859" calcext:value-type="float">
            <text:p>859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B277]/[.G277]-1" office:value-type="float" office:value="0.00922293364377191" calcext:value-type="float">
            <text:p>0.009</text:p>
          </table:table-cell>
          <table:table-cell table:formula="of:=[.C277]/[.E277]-1" office:value-type="float" office:value="0.00857386759581891" calcext:value-type="float">
            <text:p>0.009</text:p>
          </table:table-cell>
          <table:table-cell/>
          <table:table-cell table:formula="of:=INT([.B277])" office:value-type="float" office:value="866" calcext:value-type="float">
            <text:p>866</text:p>
          </table:table-cell>
          <table:table-cell table:formula="of:=IF([.G277]&lt;[.M277]; [.M277]; &quot;&quot;)" office:value-type="float" office:value="866" calcext:value-type="float">
            <text:p>866</text:p>
          </table:table-cell>
          <table:table-cell table:formula="of:=IF([.N277]&lt;&gt;&quot;&quot;; [.E277]; &quot;&quot;)" office:value-type="float" office:value="861" calcext:value-type="float">
            <text:p>861</text:p>
          </table:table-cell>
          <table:table-cell table:formula="of:=IF([.O277]&lt;&gt;&quot;&quot;; [.O277]-[.N277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77]-[.G277]" office:value-type="float" office:value="2" calcext:value-type="float">
            <text:p>2</text:p>
          </table:table-cell>
          <table:table-cell table:formula="of:=[.B277]-[.G277]" office:value-type="float" office:value="7.92250000000001" calcext:value-type="float">
            <text:p>7.9</text:p>
          </table:table-cell>
          <table:table-cell table:formula="of:=[.C277]-[.G277]" office:value-type="float" office:value="9.38210000000004" calcext:value-type="float">
            <text:p>9.4</text:p>
          </table:table-cell>
          <table:table-cell/>
          <table:table-cell table:formula="of:=[.E277]-[.H277]" office:value-type="float" office:value="11" calcext:value-type="float">
            <text:p>11</text:p>
          </table:table-cell>
          <table:table-cell table:formula="of:=IF([.W277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853.75104" calcext:value-type="float">
            <text:p>853.8</text:p>
          </table:table-cell>
          <table:table-cell office:value-type="float" office:value="855.319" calcext:value-type="float">
            <text:p>855.3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852" calcext:value-type="float">
            <text:p>852</text:p>
          </table:table-cell>
          <table:table-cell office:value-type="float" office:value="845" calcext:value-type="float">
            <text:p>845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B278]/[.G278]-1" office:value-type="float" office:value="0.0103562603550296" calcext:value-type="float">
            <text:p>0.010</text:p>
          </table:table-cell>
          <table:table-cell table:formula="of:=[.C278]/[.E278]-1" office:value-type="float" office:value="0.00744287396937571" calcext:value-type="float">
            <text:p>0.007</text:p>
          </table:table-cell>
          <table:table-cell/>
          <table:table-cell table:formula="of:=INT([.B278])" office:value-type="float" office:value="853" calcext:value-type="float">
            <text:p>853</text:p>
          </table:table-cell>
          <table:table-cell table:formula="of:=IF([.G278]&lt;[.M278]; [.M278]; &quot;&quot;)" office:value-type="float" office:value="853" calcext:value-type="float">
            <text:p>853</text:p>
          </table:table-cell>
          <table:table-cell table:formula="of:=IF([.N278]&lt;&gt;&quot;&quot;; [.E278]; &quot;&quot;)" office:value-type="float" office:value="849" calcext:value-type="float">
            <text:p>849</text:p>
          </table:table-cell>
          <table:table-cell table:formula="of:=IF([.O278]&lt;&gt;&quot;&quot;; [.O278]-[.N278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78]-[.G278]" office:value-type="float" office:value="4" calcext:value-type="float">
            <text:p>4</text:p>
          </table:table-cell>
          <table:table-cell table:formula="of:=[.B278]-[.G278]" office:value-type="float" office:value="8.75103999999999" calcext:value-type="float">
            <text:p>8.8</text:p>
          </table:table-cell>
          <table:table-cell table:formula="of:=[.C278]-[.G278]" office:value-type="float" office:value="10.319" calcext:value-type="float">
            <text:p>10.3</text:p>
          </table:table-cell>
          <table:table-cell/>
          <table:table-cell table:formula="of:=[.E278]-[.H278]" office:value-type="float" office:value="0" calcext:value-type="float">
            <text:p>0</text:p>
          </table:table-cell>
          <table:table-cell table:formula="of:=IF([.W27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5</text:p>
          </table:table-cell>
          <table:table-cell office:value-type="float" office:value="845.8743" calcext:value-type="float">
            <text:p>845.9</text:p>
          </table:table-cell>
          <table:table-cell office:value-type="float" office:value="847.378" calcext:value-type="float">
            <text:p>847.4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B279]/[.G279]-1" office:value-type="float" office:value="0.00699321428571431" calcext:value-type="float">
            <text:p>0.007</text:p>
          </table:table-cell>
          <table:table-cell table:formula="of:=[.C279]/[.E279]-1" office:value-type="float" office:value="0.00281420118343201" calcext:value-type="float">
            <text:p>0.003</text:p>
          </table:table-cell>
          <table:table-cell/>
          <table:table-cell table:formula="of:=INT([.B279])" office:value-type="float" office:value="845" calcext:value-type="float">
            <text:p>845</text:p>
          </table:table-cell>
          <table:table-cell table:formula="of:=IF([.G279]&lt;[.M279]; [.M279]; &quot;&quot;)" office:value-type="float" office:value="845" calcext:value-type="float">
            <text:p>845</text:p>
          </table:table-cell>
          <table:table-cell table:formula="of:=IF([.N279]&lt;&gt;&quot;&quot;; [.E279]; &quot;&quot;)" office:value-type="float" office:value="845" calcext:value-type="float">
            <text:p>845</text:p>
          </table:table-cell>
          <table:table-cell table:formula="of:=IF([.O279]&lt;&gt;&quot;&quot;; [.O279]-[.N279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79]-[.G279]" office:value-type="float" office:value="5" calcext:value-type="float">
            <text:p>5</text:p>
          </table:table-cell>
          <table:table-cell table:formula="of:=[.B279]-[.G279]" office:value-type="float" office:value="5.87429999999995" calcext:value-type="float">
            <text:p>5.9</text:p>
          </table:table-cell>
          <table:table-cell table:formula="of:=[.C279]-[.G279]" office:value-type="float" office:value="7.37800000000004" calcext:value-type="float">
            <text:p>7.4</text:p>
          </table:table-cell>
          <table:table-cell/>
          <table:table-cell table:formula="of:=[.E279]-[.H279]" office:value-type="float" office:value="-6" calcext:value-type="float">
            <text:p>-6</text:p>
          </table:table-cell>
          <table:table-cell table:formula="of:=IF([.W27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float" office:value="850.85" calcext:value-type="float">
            <text:p>850.9</text:p>
          </table:table-cell>
          <table:table-cell office:value-type="float" office:value="852.2774" calcext:value-type="float">
            <text:p>852.3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53" calcext:value-type="float">
            <text:p>853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B280]/[.G280]-1" office:value-type="float" office:value="0.0238868832731649" calcext:value-type="float">
            <text:p>0.024</text:p>
          </table:table-cell>
          <table:table-cell table:formula="of:=[.C280]/[.E280]-1" office:value-type="float" office:value="0.0231421368547418" calcext:value-type="float">
            <text:p>0.023</text:p>
          </table:table-cell>
          <table:table-cell/>
          <table:table-cell table:formula="of:=INT([.B280])" office:value-type="float" office:value="850" calcext:value-type="float">
            <text:p>850</text:p>
          </table:table-cell>
          <table:table-cell table:formula="of:=IF([.G280]&lt;[.M280]; [.M280]; &quot;&quot;)" office:value-type="float" office:value="850" calcext:value-type="float">
            <text:p>850</text:p>
          </table:table-cell>
          <table:table-cell table:formula="of:=IF([.N280]&lt;&gt;&quot;&quot;; [.E280]; &quot;&quot;)" office:value-type="float" office:value="833" calcext:value-type="float">
            <text:p>833</text:p>
          </table:table-cell>
          <table:table-cell table:formula="of:=IF([.O280]&lt;&gt;&quot;&quot;; [.O280]-[.N280]; &quot;&quot;)" office:value-type="float" office:value="-17" calcext:value-type="float">
            <text:p>-1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80]-[.G280]" office:value-type="float" office:value="2" calcext:value-type="float">
            <text:p>2</text:p>
          </table:table-cell>
          <table:table-cell table:formula="of:=[.B280]-[.G280]" office:value-type="float" office:value="19.85" calcext:value-type="float">
            <text:p>19.9</text:p>
          </table:table-cell>
          <table:table-cell table:formula="of:=[.C280]-[.G280]" office:value-type="float" office:value="21.2773999999999" calcext:value-type="float">
            <text:p>21.3</text:p>
          </table:table-cell>
          <table:table-cell/>
          <table:table-cell table:formula="of:=[.E280]-[.H280]" office:value-type="float" office:value="0" calcext:value-type="float">
            <text:p>0</text:p>
          </table:table-cell>
          <table:table-cell table:formula="of:=IF([.W28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7</text:p>
          </table:table-cell>
          <table:table-cell office:value-type="float" office:value="829.53735" calcext:value-type="float">
            <text:p>829.5</text:p>
          </table:table-cell>
          <table:table-cell office:value-type="float" office:value="831.76184" calcext:value-type="float">
            <text:p>831.8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281]/[.G281]-1" office:value-type="float" office:value="-0.000557409638554329" calcext:value-type="float">
            <text:p>-0.001</text:p>
          </table:table-cell>
          <table:table-cell table:formula="of:=[.C281]/[.E281]-1" office:value-type="float" office:value="-0.0121593349168646" calcext:value-type="float">
            <text:p>-0.012</text:p>
          </table:table-cell>
          <table:table-cell/>
          <table:table-cell table:formula="of:=INT([.B281])" office:value-type="float" office:value="829" calcext:value-type="float">
            <text:p>829</text:p>
          </table:table-cell>
          <table:table-cell table:formula="of:=IF([.G281]&lt;[.M281]; [.M281]; &quot;&quot;)">
            <text:p/>
          </table:table-cell>
          <table:table-cell table:formula="of:=IF([.N281]&lt;&gt;&quot;&quot;; [.E281]; &quot;&quot;)">
            <text:p/>
          </table:table-cell>
          <table:table-cell table:formula="of:=IF([.O281]&lt;&gt;&quot;&quot;; [.O281]-[.N28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81]-[.G281]" office:value-type="float" office:value="12" calcext:value-type="float">
            <text:p>12</text:p>
          </table:table-cell>
          <table:table-cell table:formula="of:=[.B281]-[.G281]" office:value-type="float" office:value="-0.462650000000053" calcext:value-type="float">
            <text:p>-0.5</text:p>
          </table:table-cell>
          <table:table-cell table:formula="of:=[.C281]-[.G281]" office:value-type="float" office:value="1.76184000000001" calcext:value-type="float">
            <text:p>1.8</text:p>
          </table:table-cell>
          <table:table-cell/>
          <table:table-cell table:formula="of:=[.E281]-[.H281]" office:value-type="float" office:value="24" calcext:value-type="float">
            <text:p>24</text:p>
          </table:table-cell>
          <table:table-cell table:formula="of:=IF([.W28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7-28</text:p>
          </table:table-cell>
          <table:table-cell office:value-type="float" office:value="829.2553" calcext:value-type="float">
            <text:p>829.3</text:p>
          </table:table-cell>
          <table:table-cell office:value-type="float" office:value="831.65576" calcext:value-type="float">
            <text:p>831.7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27" calcext:value-type="float">
            <text:p>827</text:p>
          </table:table-cell>
          <table:table-cell office:value-type="float" office:value="802" calcext:value-type="float">
            <text:p>802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B282]/[.G282]-1" office:value-type="float" office:value="0.0339841645885288" calcext:value-type="float">
            <text:p>0.034</text:p>
          </table:table-cell>
          <table:table-cell table:formula="of:=[.C282]/[.E282]-1" office:value-type="float" office:value="0.0318309677419355" calcext:value-type="float">
            <text:p>0.032</text:p>
          </table:table-cell>
          <table:table-cell/>
          <table:table-cell table:formula="of:=INT([.B282])" office:value-type="float" office:value="829" calcext:value-type="float">
            <text:p>829</text:p>
          </table:table-cell>
          <table:table-cell table:formula="of:=IF([.G282]&lt;[.M282]; [.M282]; &quot;&quot;)" office:value-type="float" office:value="829" calcext:value-type="float">
            <text:p>829</text:p>
          </table:table-cell>
          <table:table-cell table:formula="of:=IF([.N282]&lt;&gt;&quot;&quot;; [.E282]; &quot;&quot;)" office:value-type="float" office:value="806" calcext:value-type="float">
            <text:p>806</text:p>
          </table:table-cell>
          <table:table-cell table:formula="of:=IF([.O282]&lt;&gt;&quot;&quot;; [.O282]-[.N282]; &quot;&quot;)" office:value-type="float" office:value="-23" calcext:value-type="float">
            <text:p>-2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82]-[.G282]" office:value-type="float" office:value="4" calcext:value-type="float">
            <text:p>4</text:p>
          </table:table-cell>
          <table:table-cell table:formula="of:=[.B282]-[.G282]" office:value-type="float" office:value="27.2553" calcext:value-type="float">
            <text:p>27.3</text:p>
          </table:table-cell>
          <table:table-cell table:formula="of:=[.C282]-[.G282]" office:value-type="float" office:value="29.65576" calcext:value-type="float">
            <text:p>29.7</text:p>
          </table:table-cell>
          <table:table-cell/>
          <table:table-cell table:formula="of:=[.E282]-[.H282]" office:value-type="float" office:value="-9" calcext:value-type="float">
            <text:p>-9</text:p>
          </table:table-cell>
          <table:table-cell table:formula="of:=IF([.W28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803.42236" calcext:value-type="float">
            <text:p>803.4</text:p>
          </table:table-cell>
          <table:table-cell office:value-type="float" office:value="807.2097" calcext:value-type="float">
            <text:p>807.2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34" calcext:value-type="float">
            <text:p>834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B283]/[.G283]-1" office:value-type="float" office:value="-0.0105635960591133" calcext:value-type="float">
            <text:p>-0.011</text:p>
          </table:table-cell>
          <table:table-cell table:formula="of:=[.C283]/[.E283]-1" office:value-type="float" office:value="-0.019186269744836" calcext:value-type="float">
            <text:p>-0.019</text:p>
          </table:table-cell>
          <table:table-cell/>
          <table:table-cell table:formula="of:=INT([.B283])" office:value-type="float" office:value="803" calcext:value-type="float">
            <text:p>803</text:p>
          </table:table-cell>
          <table:table-cell table:formula="of:=IF([.G283]&lt;[.M283]; [.M283]; &quot;&quot;)">
            <text:p/>
          </table:table-cell>
          <table:table-cell table:formula="of:=IF([.N283]&lt;&gt;&quot;&quot;; [.E283]; &quot;&quot;)">
            <text:p/>
          </table:table-cell>
          <table:table-cell table:formula="of:=IF([.O283]&lt;&gt;&quot;&quot;; [.O283]-[.N28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83]-[.G283]" office:value-type="float" office:value="11" calcext:value-type="float">
            <text:p>11</text:p>
          </table:table-cell>
          <table:table-cell table:formula="of:=[.B283]-[.G283]" office:value-type="float" office:value="-8.57763999999997" calcext:value-type="float">
            <text:p>-8.6</text:p>
          </table:table-cell>
          <table:table-cell table:formula="of:=[.C283]-[.G283]" office:value-type="float" office:value="-4.7903" calcext:value-type="float">
            <text:p>-4.8</text:p>
          </table:table-cell>
          <table:table-cell/>
          <table:table-cell table:formula="of:=[.E283]-[.H283]" office:value-type="float" office:value="1" calcext:value-type="float">
            <text:p>1</text:p>
          </table:table-cell>
          <table:table-cell table:formula="of:=IF([.W28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821.2195" calcext:value-type="float">
            <text:p>821.2</text:p>
          </table:table-cell>
          <table:table-cell office:value-type="float" office:value="825.73096" calcext:value-type="float">
            <text:p>825.7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25" calcext:value-type="float">
            <text:p>825</text:p>
          </table:table-cell>
          <table:table-cell office:value-type="float" office:value="811" calcext:value-type="float">
            <text:p>811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284]/[.G284]-1" office:value-type="float" office:value="0.0126011097410605" calcext:value-type="float">
            <text:p>0.013</text:p>
          </table:table-cell>
          <table:table-cell table:formula="of:=[.C284]/[.E284]-1" office:value-type="float" office:value="0.0156592373923738" calcext:value-type="float">
            <text:p>0.016</text:p>
          </table:table-cell>
          <table:table-cell/>
          <table:table-cell table:formula="of:=INT([.B284])" office:value-type="float" office:value="821" calcext:value-type="float">
            <text:p>821</text:p>
          </table:table-cell>
          <table:table-cell table:formula="of:=IF([.G284]&lt;[.M284]; [.M284]; &quot;&quot;)" office:value-type="float" office:value="821" calcext:value-type="float">
            <text:p>821</text:p>
          </table:table-cell>
          <table:table-cell table:formula="of:=IF([.N284]&lt;&gt;&quot;&quot;; [.E284]; &quot;&quot;)" office:value-type="float" office:value="813" calcext:value-type="float">
            <text:p>813</text:p>
          </table:table-cell>
          <table:table-cell table:formula="of:=IF([.O284]&lt;&gt;&quot;&quot;; [.O284]-[.N284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84]-[.G284]" office:value-type="float" office:value="2" calcext:value-type="float">
            <text:p>2</text:p>
          </table:table-cell>
          <table:table-cell table:formula="of:=[.B284]-[.G284]" office:value-type="float" office:value="10.2195" calcext:value-type="float">
            <text:p>10.2</text:p>
          </table:table-cell>
          <table:table-cell table:formula="of:=[.C284]-[.G284]" office:value-type="float" office:value="14.73096" calcext:value-type="float">
            <text:p>14.7</text:p>
          </table:table-cell>
          <table:table-cell/>
          <table:table-cell table:formula="of:=[.E284]-[.H284]" office:value-type="float" office:value="-5" calcext:value-type="float">
            <text:p>-5</text:p>
          </table:table-cell>
          <table:table-cell table:formula="of:=IF([.W28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02</text:p>
          </table:table-cell>
          <table:table-cell office:value-type="float" office:value="804.4161" calcext:value-type="float">
            <text:p>804.4</text:p>
          </table:table-cell>
          <table:table-cell office:value-type="float" office:value="807.7179" calcext:value-type="float">
            <text:p>807.7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18" calcext:value-type="float">
            <text:p>818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285]/[.G285]-1" office:value-type="float" office:value="-0.0166062347188264" calcext:value-type="float">
            <text:p>-0.017</text:p>
          </table:table-cell>
          <table:table-cell table:formula="of:=[.C285]/[.E285]-1" office:value-type="float" office:value="-0.0291852163461539" calcext:value-type="float">
            <text:p>-0.029</text:p>
          </table:table-cell>
          <table:table-cell/>
          <table:table-cell table:formula="of:=INT([.B285])" office:value-type="float" office:value="804" calcext:value-type="float">
            <text:p>804</text:p>
          </table:table-cell>
          <table:table-cell table:formula="of:=IF([.G285]&lt;[.M285]; [.M285]; &quot;&quot;)">
            <text:p/>
          </table:table-cell>
          <table:table-cell table:formula="of:=IF([.N285]&lt;&gt;&quot;&quot;; [.E285]; &quot;&quot;)">
            <text:p/>
          </table:table-cell>
          <table:table-cell table:formula="of:=IF([.O285]&lt;&gt;&quot;&quot;; [.O285]-[.N28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85]-[.G285]" office:value-type="float" office:value="14" calcext:value-type="float">
            <text:p>14</text:p>
          </table:table-cell>
          <table:table-cell table:formula="of:=[.B285]-[.G285]" office:value-type="float" office:value="-13.5839" calcext:value-type="float">
            <text:p>-13.6</text:p>
          </table:table-cell>
          <table:table-cell table:formula="of:=[.C285]-[.G285]" office:value-type="float" office:value="-10.2821" calcext:value-type="float">
            <text:p>-10.3</text:p>
          </table:table-cell>
          <table:table-cell/>
          <table:table-cell table:formula="of:=[.E285]-[.H285]" office:value-type="float" office:value="2" calcext:value-type="float">
            <text:p>2</text:p>
          </table:table-cell>
          <table:table-cell table:formula="of:=IF([.W28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03</text:p>
          </table:table-cell>
          <table:table-cell office:value-type="float" office:value="832.2875" calcext:value-type="float">
            <text:p>832.3</text:p>
          </table:table-cell>
          <table:table-cell office:value-type="float" office:value="835.1085" calcext:value-type="float">
            <text:p>835.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828" calcext:value-type="float">
            <text:p>828</text:p>
          </table:table-cell>
          <table:table-cell/>
          <table:table-cell table:formula="of:=[.B286]/[.G286]-1" office:value-type="float" office:value="0.00517814009661843" calcext:value-type="float">
            <text:p>0.005</text:p>
          </table:table-cell>
          <table:table-cell table:formula="of:=[.C286]/[.E286]-1" office:value-type="float" office:value="0.00615481927710859" calcext:value-type="float">
            <text:p>0.006</text:p>
          </table:table-cell>
          <table:table-cell/>
          <table:table-cell table:formula="of:=INT([.B286])" office:value-type="float" office:value="832" calcext:value-type="float">
            <text:p>832</text:p>
          </table:table-cell>
          <table:table-cell table:formula="of:=IF([.G286]&lt;[.M286]; [.M286]; &quot;&quot;)" office:value-type="float" office:value="832" calcext:value-type="float">
            <text:p>832</text:p>
          </table:table-cell>
          <table:table-cell table:formula="of:=IF([.N286]&lt;&gt;&quot;&quot;; [.E286]; &quot;&quot;)" office:value-type="float" office:value="830" calcext:value-type="float">
            <text:p>830</text:p>
          </table:table-cell>
          <table:table-cell table:formula="of:=IF([.O286]&lt;&gt;&quot;&quot;; [.O286]-[.N286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86]-[.G286]" office:value-type="float" office:value="2" calcext:value-type="float">
            <text:p>2</text:p>
          </table:table-cell>
          <table:table-cell table:formula="of:=[.B286]-[.G286]" office:value-type="float" office:value="4.28750000000002" calcext:value-type="float">
            <text:p>4.3</text:p>
          </table:table-cell>
          <table:table-cell table:formula="of:=[.C286]-[.G286]" office:value-type="float" office:value="7.10850000000005" calcext:value-type="float">
            <text:p>7.1</text:p>
          </table:table-cell>
          <table:table-cell/>
          <table:table-cell table:formula="of:=[.E286]-[.H286]" office:value-type="float" office:value="2" calcext:value-type="float">
            <text:p>2</text:p>
          </table:table-cell>
          <table:table-cell table:formula="of:=IF([.W28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04</text:p>
          </table:table-cell>
          <table:table-cell office:value-type="float" office:value="825.48645" calcext:value-type="float">
            <text:p>825.5</text:p>
          </table:table-cell>
          <table:table-cell office:value-type="float" office:value="827.592" calcext:value-type="float">
            <text:p>827.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827" calcext:value-type="float">
            <text:p>827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B287]/[.G287]-1" office:value-type="float" office:value="-0.00183016928657798" calcext:value-type="float">
            <text:p>-0.002</text:p>
          </table:table-cell>
          <table:table-cell table:formula="of:=[.C287]/[.E287]-1" office:value-type="float" office:value="-0.00529807692307693" calcext:value-type="float">
            <text:p>-0.005</text:p>
          </table:table-cell>
          <table:table-cell/>
          <table:table-cell table:formula="of:=INT([.B287])" office:value-type="float" office:value="825" calcext:value-type="float">
            <text:p>825</text:p>
          </table:table-cell>
          <table:table-cell table:formula="of:=IF([.G287]&lt;[.M287]; [.M287]; &quot;&quot;)">
            <text:p/>
          </table:table-cell>
          <table:table-cell table:formula="of:=IF([.N287]&lt;&gt;&quot;&quot;; [.E287]; &quot;&quot;)">
            <text:p/>
          </table:table-cell>
          <table:table-cell table:formula="of:=IF([.O287]&lt;&gt;&quot;&quot;; [.O287]-[.N287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87]-[.G287]" office:value-type="float" office:value="5" calcext:value-type="float">
            <text:p>5</text:p>
          </table:table-cell>
          <table:table-cell table:formula="of:=[.B287]-[.G287]" office:value-type="float" office:value="-1.51355000000001" calcext:value-type="float">
            <text:p>-1.5</text:p>
          </table:table-cell>
          <table:table-cell table:formula="of:=[.C287]-[.G287]" office:value-type="float" office:value="0.591999999999985" calcext:value-type="float">
            <text:p>0.6</text:p>
          </table:table-cell>
          <table:table-cell/>
          <table:table-cell table:formula="of:=[.E287]-[.H287]" office:value-type="float" office:value="-5" calcext:value-type="float">
            <text:p>-5</text:p>
          </table:table-cell>
          <table:table-cell table:formula="of:=IF([.W28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838.18604" calcext:value-type="float">
            <text:p>838.2</text:p>
          </table:table-cell>
          <table:table-cell office:value-type="float" office:value="839.9932" calcext:value-type="float">
            <text:p>840.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7" calcext:value-type="float">
            <text:p>837</text:p>
          </table:table-cell>
          <table:table-cell office:value-type="float" office:value="831" calcext:value-type="float">
            <text:p>831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B288]/[.G288]-1" office:value-type="float" office:value="0.0086474608904934" calcext:value-type="float">
            <text:p>0.009</text:p>
          </table:table-cell>
          <table:table-cell table:formula="of:=[.C288]/[.E288]-1" office:value-type="float" office:value="0.00960721153846156" calcext:value-type="float">
            <text:p>0.010</text:p>
          </table:table-cell>
          <table:table-cell/>
          <table:table-cell table:formula="of:=INT([.B288])" office:value-type="float" office:value="838" calcext:value-type="float">
            <text:p>838</text:p>
          </table:table-cell>
          <table:table-cell table:formula="of:=IF([.G288]&lt;[.M288]; [.M288]; &quot;&quot;)" office:value-type="float" office:value="838" calcext:value-type="float">
            <text:p>838</text:p>
          </table:table-cell>
          <table:table-cell table:formula="of:=IF([.N288]&lt;&gt;&quot;&quot;; [.E288]; &quot;&quot;)" office:value-type="float" office:value="832" calcext:value-type="float">
            <text:p>832</text:p>
          </table:table-cell>
          <table:table-cell table:formula="of:=IF([.O288]&lt;&gt;&quot;&quot;; [.O288]-[.N288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88]-[.G288]" office:value-type="float" office:value="1" calcext:value-type="float">
            <text:p>1</text:p>
          </table:table-cell>
          <table:table-cell table:formula="of:=[.B288]-[.G288]" office:value-type="float" office:value="7.18604000000005" calcext:value-type="float">
            <text:p>7.2</text:p>
          </table:table-cell>
          <table:table-cell table:formula="of:=[.C288]-[.G288]" office:value-type="float" office:value="8.9932" calcext:value-type="float">
            <text:p>9.0</text:p>
          </table:table-cell>
          <table:table-cell/>
          <table:table-cell table:formula="of:=[.E288]-[.H288]" office:value-type="float" office:value="-3" calcext:value-type="float">
            <text:p>-3</text:p>
          </table:table-cell>
          <table:table-cell table:formula="of:=IF([.W28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08</text:p>
          </table:table-cell>
          <table:table-cell office:value-type="float" office:value="832.90796" calcext:value-type="float">
            <text:p>832.9</text:p>
          </table:table-cell>
          <table:table-cell office:value-type="float" office:value="834.45337" calcext:value-type="float">
            <text:p>834.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[.B289]/[.G289]-1" office:value-type="float" office:value="0.00592748792270537" calcext:value-type="float">
            <text:p>0.006</text:p>
          </table:table-cell>
          <table:table-cell table:formula="of:=[.C289]/[.E289]-1" office:value-type="float" office:value="0.00294876201923078" calcext:value-type="float">
            <text:p>0.003</text:p>
          </table:table-cell>
          <table:table-cell/>
          <table:table-cell table:formula="of:=INT([.B289])" office:value-type="float" office:value="832" calcext:value-type="float">
            <text:p>832</text:p>
          </table:table-cell>
          <table:table-cell table:formula="of:=IF([.G289]&lt;[.M289]; [.M289]; &quot;&quot;)" office:value-type="float" office:value="832" calcext:value-type="float">
            <text:p>832</text:p>
          </table:table-cell>
          <table:table-cell table:formula="of:=IF([.N289]&lt;&gt;&quot;&quot;; [.E289]; &quot;&quot;)" office:value-type="float" office:value="832" calcext:value-type="float">
            <text:p>832</text:p>
          </table:table-cell>
          <table:table-cell table:formula="of:=IF([.O289]&lt;&gt;&quot;&quot;; [.O289]-[.N289]; &quot;&quot;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89]-[.G289]" office:value-type="float" office:value="4" calcext:value-type="float">
            <text:p>4</text:p>
          </table:table-cell>
          <table:table-cell table:formula="of:=[.B289]-[.G289]" office:value-type="float" office:value="4.90796" calcext:value-type="float">
            <text:p>4.9</text:p>
          </table:table-cell>
          <table:table-cell table:formula="of:=[.C289]-[.G289]" office:value-type="float" office:value="6.45336999999995" calcext:value-type="float">
            <text:p>6.5</text:p>
          </table:table-cell>
          <table:table-cell/>
          <table:table-cell table:formula="of:=[.E289]-[.H289]" office:value-type="float" office:value="5" calcext:value-type="float">
            <text:p>5</text:p>
          </table:table-cell>
          <table:table-cell table:formula="of:=IF([.W28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09</text:p>
          </table:table-cell>
          <table:table-cell office:value-type="float" office:value="828.3735" calcext:value-type="float">
            <text:p>828.4</text:p>
          </table:table-cell>
          <table:table-cell office:value-type="float" office:value="830.1167" calcext:value-type="float">
            <text:p>830.1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831" calcext:value-type="float">
            <text:p>831</text:p>
          </table:table-cell>
          <table:table-cell office:value-type="float" office:value="811" calcext:value-type="float">
            <text:p>811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B290]/[.G290]-1" office:value-type="float" office:value="0.0214223181257707" calcext:value-type="float">
            <text:p>0.021</text:p>
          </table:table-cell>
          <table:table-cell table:formula="of:=[.C290]/[.E290]-1" office:value-type="float" office:value="0.0160547123623012" calcext:value-type="float">
            <text:p>0.016</text:p>
          </table:table-cell>
          <table:table-cell/>
          <table:table-cell table:formula="of:=INT([.B290])" office:value-type="float" office:value="828" calcext:value-type="float">
            <text:p>828</text:p>
          </table:table-cell>
          <table:table-cell table:formula="of:=IF([.G290]&lt;[.M290]; [.M290]; &quot;&quot;)" office:value-type="float" office:value="828" calcext:value-type="float">
            <text:p>828</text:p>
          </table:table-cell>
          <table:table-cell table:formula="of:=IF([.N290]&lt;&gt;&quot;&quot;; [.E290]; &quot;&quot;)" office:value-type="float" office:value="817" calcext:value-type="float">
            <text:p>817</text:p>
          </table:table-cell>
          <table:table-cell table:formula="of:=IF([.O290]&lt;&gt;&quot;&quot;; [.O290]-[.N290]; &quot;&quot;)"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0]-[.G290]" office:value-type="float" office:value="6" calcext:value-type="float">
            <text:p>6</text:p>
          </table:table-cell>
          <table:table-cell table:formula="of:=[.B290]-[.G290]" office:value-type="float" office:value="17.3735" calcext:value-type="float">
            <text:p>17.4</text:p>
          </table:table-cell>
          <table:table-cell table:formula="of:=[.C290]-[.G290]" office:value-type="float" office:value="19.1167" calcext:value-type="float">
            <text:p>19.1</text:p>
          </table:table-cell>
          <table:table-cell/>
          <table:table-cell table:formula="of:=[.E290]-[.H290]" office:value-type="float" office:value="-2" calcext:value-type="float">
            <text:p>-2</text:p>
          </table:table-cell>
          <table:table-cell table:formula="of:=IF([.W29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10</text:p>
          </table:table-cell>
          <table:table-cell office:value-type="float" office:value="815.907" calcext:value-type="float">
            <text:p>815.9</text:p>
          </table:table-cell>
          <table:table-cell office:value-type="float" office:value="818.1541" calcext:value-type="float">
            <text:p>818.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B291]/[.G291]-1" office:value-type="float" office:value="-0.00377655677655675" calcext:value-type="float">
            <text:p>-0.004</text:p>
          </table:table-cell>
          <table:table-cell table:formula="of:=[.C291]/[.E291]-1" office:value-type="float" office:value="-0.00829806060606064" calcext:value-type="float">
            <text:p>-0.008</text:p>
          </table:table-cell>
          <table:table-cell/>
          <table:table-cell table:formula="of:=INT([.B291])" office:value-type="float" office:value="815" calcext:value-type="float">
            <text:p>815</text:p>
          </table:table-cell>
          <table:table-cell table:formula="of:=IF([.G291]&lt;[.M291]; [.M291]; &quot;&quot;)">
            <text:p/>
          </table:table-cell>
          <table:table-cell table:formula="of:=IF([.N291]&lt;&gt;&quot;&quot;; [.E291]; &quot;&quot;)">
            <text:p/>
          </table:table-cell>
          <table:table-cell table:formula="of:=IF([.O291]&lt;&gt;&quot;&quot;; [.O291]-[.N29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91]-[.G291]" office:value-type="float" office:value="6" calcext:value-type="float">
            <text:p>6</text:p>
          </table:table-cell>
          <table:table-cell table:formula="of:=[.B291]-[.G291]" office:value-type="float" office:value="-3.09299999999996" calcext:value-type="float">
            <text:p>-3.1</text:p>
          </table:table-cell>
          <table:table-cell table:formula="of:=[.C291]-[.G291]" office:value-type="float" office:value="-0.845900000000029" calcext:value-type="float">
            <text:p>-0.8</text:p>
          </table:table-cell>
          <table:table-cell/>
          <table:table-cell table:formula="of:=[.E291]-[.H291]" office:value-type="float" office:value="-1" calcext:value-type="float">
            <text:p>-1</text:p>
          </table:table-cell>
          <table:table-cell table:formula="of:=IF([.W29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827.3491" calcext:value-type="float">
            <text:p>827.3</text:p>
          </table:table-cell>
          <table:table-cell office:value-type="float" office:value="829.49915" calcext:value-type="float">
            <text:p>829.5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B292]/[.G292]-1" office:value-type="float" office:value="0.0114292176039119" calcext:value-type="float">
            <text:p>0.011</text:p>
          </table:table-cell>
          <table:table-cell table:formula="of:=[.C292]/[.E292]-1" office:value-type="float" office:value="0.00423625907990322" calcext:value-type="float">
            <text:p>0.004</text:p>
          </table:table-cell>
          <table:table-cell/>
          <table:table-cell table:formula="of:=INT([.B292])" office:value-type="float" office:value="827" calcext:value-type="float">
            <text:p>827</text:p>
          </table:table-cell>
          <table:table-cell table:formula="of:=IF([.G292]&lt;[.M292]; [.M292]; &quot;&quot;)" office:value-type="float" office:value="827" calcext:value-type="float">
            <text:p>827</text:p>
          </table:table-cell>
          <table:table-cell table:formula="of:=IF([.N292]&lt;&gt;&quot;&quot;; [.E292]; &quot;&quot;)" office:value-type="float" office:value="826" calcext:value-type="float">
            <text:p>826</text:p>
          </table:table-cell>
          <table:table-cell table:formula="of:=IF([.O292]&lt;&gt;&quot;&quot;; [.O292]-[.N292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2]-[.G292]" office:value-type="float" office:value="8" calcext:value-type="float">
            <text:p>8</text:p>
          </table:table-cell>
          <table:table-cell table:formula="of:=[.B292]-[.G292]" office:value-type="float" office:value="9.34910000000002" calcext:value-type="float">
            <text:p>9.3</text:p>
          </table:table-cell>
          <table:table-cell table:formula="of:=[.C292]-[.G292]" office:value-type="float" office:value="11.49915" calcext:value-type="float">
            <text:p>11.5</text:p>
          </table:table-cell>
          <table:table-cell/>
          <table:table-cell table:formula="of:=[.E292]-[.H292]" office:value-type="float" office:value="-8" calcext:value-type="float">
            <text:p>-8</text:p>
          </table:table-cell>
          <table:table-cell table:formula="of:=IF([.W29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15</text:p>
          </table:table-cell>
          <table:table-cell office:value-type="float" office:value="830.9358" calcext:value-type="float">
            <text:p>830.9</text:p>
          </table:table-cell>
          <table:table-cell office:value-type="float" office:value="833.1959" calcext:value-type="float">
            <text:p>833.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33" calcext:value-type="float">
            <text:p>833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B293]/[.G293]-1" office:value-type="float" office:value="-0.00247803121248502" calcext:value-type="float">
            <text:p>-0.002</text:p>
          </table:table-cell>
          <table:table-cell table:formula="of:=[.C293]/[.E293]-1" office:value-type="float" office:value="-0.00216059880239516" calcext:value-type="float">
            <text:p>-0.002</text:p>
          </table:table-cell>
          <table:table-cell/>
          <table:table-cell table:formula="of:=INT([.B293])" office:value-type="float" office:value="830" calcext:value-type="float">
            <text:p>830</text:p>
          </table:table-cell>
          <table:table-cell table:formula="of:=IF([.G293]&lt;[.M293]; [.M293]; &quot;&quot;)">
            <text:p/>
          </table:table-cell>
          <table:table-cell table:formula="of:=IF([.N293]&lt;&gt;&quot;&quot;; [.E293]; &quot;&quot;)">
            <text:p/>
          </table:table-cell>
          <table:table-cell table:formula="of:=IF([.O293]&lt;&gt;&quot;&quot;; [.O293]-[.N29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293]-[.G293]" office:value-type="float" office:value="2" calcext:value-type="float">
            <text:p>2</text:p>
          </table:table-cell>
          <table:table-cell table:formula="of:=[.B293]-[.G293]" office:value-type="float" office:value="-2.06420000000003" calcext:value-type="float">
            <text:p>-2.1</text:p>
          </table:table-cell>
          <table:table-cell table:formula="of:=[.C293]-[.G293]" office:value-type="float" office:value="0.195900000000051" calcext:value-type="float">
            <text:p>0.2</text:p>
          </table:table-cell>
          <table:table-cell/>
          <table:table-cell table:formula="of:=[.E293]-[.H293]" office:value-type="float" office:value="-2" calcext:value-type="float">
            <text:p>-2</text:p>
          </table:table-cell>
          <table:table-cell table:formula="of:=IF([.W29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16</text:p>
          </table:table-cell>
          <table:table-cell office:value-type="float" office:value="838.673" calcext:value-type="float">
            <text:p>838.7</text:p>
          </table:table-cell>
          <table:table-cell office:value-type="float" office:value="841.131" calcext:value-type="float">
            <text:p>841.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B294]/[.G294]-1" office:value-type="float" office:value="0.0128900966183574" calcext:value-type="float">
            <text:p>0.013</text:p>
          </table:table-cell>
          <table:table-cell table:formula="of:=[.C294]/[.E294]-1" office:value-type="float" office:value="0.00976110444177669" calcext:value-type="float">
            <text:p>0.010</text:p>
          </table:table-cell>
          <table:table-cell/>
          <table:table-cell table:formula="of:=INT([.B294])" office:value-type="float" office:value="838" calcext:value-type="float">
            <text:p>838</text:p>
          </table:table-cell>
          <table:table-cell table:formula="of:=IF([.G294]&lt;[.M294]; [.M294]; &quot;&quot;)" office:value-type="float" office:value="838" calcext:value-type="float">
            <text:p>838</text:p>
          </table:table-cell>
          <table:table-cell table:formula="of:=IF([.N294]&lt;&gt;&quot;&quot;; [.E294]; &quot;&quot;)" office:value-type="float" office:value="833" calcext:value-type="float">
            <text:p>833</text:p>
          </table:table-cell>
          <table:table-cell table:formula="of:=IF([.O294]&lt;&gt;&quot;&quot;; [.O294]-[.N294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4]-[.G294]" office:value-type="float" office:value="5" calcext:value-type="float">
            <text:p>5</text:p>
          </table:table-cell>
          <table:table-cell table:formula="of:=[.B294]-[.G294]" office:value-type="float" office:value="10.673" calcext:value-type="float">
            <text:p>10.7</text:p>
          </table:table-cell>
          <table:table-cell table:formula="of:=[.C294]-[.G294]" office:value-type="float" office:value="13.131" calcext:value-type="float">
            <text:p>13.1</text:p>
          </table:table-cell>
          <table:table-cell/>
          <table:table-cell table:formula="of:=[.E294]-[.H294]" office:value-type="float" office:value="-3" calcext:value-type="float">
            <text:p>-3</text:p>
          </table:table-cell>
          <table:table-cell table:formula="of:=IF([.W29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17</text:p>
          </table:table-cell>
          <table:table-cell office:value-type="float" office:value="833.05365" calcext:value-type="float">
            <text:p>833.1</text:p>
          </table:table-cell>
          <table:table-cell office:value-type="float" office:value="835.1171" calcext:value-type="float">
            <text:p>835.1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295]/[.G295]-1" office:value-type="float" office:value="0.0036790963855422" calcext:value-type="float">
            <text:p>0.004</text:p>
          </table:table-cell>
          <table:table-cell table:formula="of:=[.C295]/[.E295]-1" office:value-type="float" office:value="0.00495439229843564" calcext:value-type="float">
            <text:p>0.005</text:p>
          </table:table-cell>
          <table:table-cell/>
          <table:table-cell table:formula="of:=INT([.B295])" office:value-type="float" office:value="833" calcext:value-type="float">
            <text:p>833</text:p>
          </table:table-cell>
          <table:table-cell table:formula="of:=IF([.G295]&lt;[.M295]; [.M295]; &quot;&quot;)" office:value-type="float" office:value="833" calcext:value-type="float">
            <text:p>833</text:p>
          </table:table-cell>
          <table:table-cell table:formula="of:=IF([.N295]&lt;&gt;&quot;&quot;; [.E295]; &quot;&quot;)" office:value-type="float" office:value="831" calcext:value-type="float">
            <text:p>831</text:p>
          </table:table-cell>
          <table:table-cell table:formula="of:=IF([.O295]&lt;&gt;&quot;&quot;; [.O295]-[.N295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5]-[.G295]" office:value-type="float" office:value="1" calcext:value-type="float">
            <text:p>1</text:p>
          </table:table-cell>
          <table:table-cell table:formula="of:=[.B295]-[.G295]" office:value-type="float" office:value="3.05364999999995" calcext:value-type="float">
            <text:p>3.1</text:p>
          </table:table-cell>
          <table:table-cell table:formula="of:=[.C295]-[.G295]" office:value-type="float" office:value="5.11710000000005" calcext:value-type="float">
            <text:p>5.1</text:p>
          </table:table-cell>
          <table:table-cell/>
          <table:table-cell table:formula="of:=[.E295]-[.H295]" office:value-type="float" office:value="13" calcext:value-type="float">
            <text:p>13</text:p>
          </table:table-cell>
          <table:table-cell table:formula="of:=IF([.W29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18</text:p>
          </table:table-cell>
          <table:table-cell office:value-type="float" office:value="822.37634" calcext:value-type="float">
            <text:p>822.4</text:p>
          </table:table-cell>
          <table:table-cell office:value-type="float" office:value="824.3926" calcext:value-type="float">
            <text:p>824.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16" calcext:value-type="float">
            <text:p>816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B296]/[.G296]-1" office:value-type="float" office:value="0.00781414215686271" calcext:value-type="float">
            <text:p>0.008</text:p>
          </table:table-cell>
          <table:table-cell table:formula="of:=[.C296]/[.E296]-1" office:value-type="float" office:value="0.00781491442542781" calcext:value-type="float">
            <text:p>0.008</text:p>
          </table:table-cell>
          <table:table-cell/>
          <table:table-cell table:formula="of:=INT([.B296])" office:value-type="float" office:value="822" calcext:value-type="float">
            <text:p>822</text:p>
          </table:table-cell>
          <table:table-cell table:formula="of:=IF([.G296]&lt;[.M296]; [.M296]; &quot;&quot;)" office:value-type="float" office:value="822" calcext:value-type="float">
            <text:p>822</text:p>
          </table:table-cell>
          <table:table-cell table:formula="of:=IF([.N296]&lt;&gt;&quot;&quot;; [.E296]; &quot;&quot;)" office:value-type="float" office:value="818" calcext:value-type="float">
            <text:p>818</text:p>
          </table:table-cell>
          <table:table-cell table:formula="of:=IF([.O296]&lt;&gt;&quot;&quot;; [.O296]-[.N296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6]-[.G296]" office:value-type="float" office:value="2" calcext:value-type="float">
            <text:p>2</text:p>
          </table:table-cell>
          <table:table-cell table:formula="of:=[.B296]-[.G296]" office:value-type="float" office:value="6.37634000000003" calcext:value-type="float">
            <text:p>6.4</text:p>
          </table:table-cell>
          <table:table-cell table:formula="of:=[.C296]-[.G296]" office:value-type="float" office:value="8.39260000000002" calcext:value-type="float">
            <text:p>8.4</text:p>
          </table:table-cell>
          <table:table-cell/>
          <table:table-cell table:formula="of:=[.E296]-[.H296]" office:value-type="float" office:value="3" calcext:value-type="float">
            <text:p>3</text:p>
          </table:table-cell>
          <table:table-cell table:formula="of:=IF([.W29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818.59674" calcext:value-type="float">
            <text:p>818.6</text:p>
          </table:table-cell>
          <table:table-cell office:value-type="float" office:value="820.9855" calcext:value-type="float">
            <text:p>821.0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6" calcext:value-type="float">
            <text:p>816</text:p>
          </table:table-cell>
          <table:table-cell office:value-type="float" office:value="801" calcext:value-type="float">
            <text:p>801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B297]/[.G297]-1" office:value-type="float" office:value="0.0219684644194755" calcext:value-type="float">
            <text:p>0.022</text:p>
          </table:table-cell>
          <table:table-cell table:formula="of:=[.C297]/[.E297]-1" office:value-type="float" office:value="0.0185924317617867" calcext:value-type="float">
            <text:p>0.019</text:p>
          </table:table-cell>
          <table:table-cell/>
          <table:table-cell table:formula="of:=INT([.B297])" office:value-type="float" office:value="818" calcext:value-type="float">
            <text:p>818</text:p>
          </table:table-cell>
          <table:table-cell table:formula="of:=IF([.G297]&lt;[.M297]; [.M297]; &quot;&quot;)" office:value-type="float" office:value="818" calcext:value-type="float">
            <text:p>818</text:p>
          </table:table-cell>
          <table:table-cell table:formula="of:=IF([.N297]&lt;&gt;&quot;&quot;; [.E297]; &quot;&quot;)" office:value-type="float" office:value="806" calcext:value-type="float">
            <text:p>806</text:p>
          </table:table-cell>
          <table:table-cell table:formula="of:=IF([.O297]&lt;&gt;&quot;&quot;; [.O297]-[.N297]; &quot;&quot;)" office:value-type="float" office:value="-12" calcext:value-type="float">
            <text:p>-1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7]-[.G297]" office:value-type="float" office:value="5" calcext:value-type="float">
            <text:p>5</text:p>
          </table:table-cell>
          <table:table-cell table:formula="of:=[.B297]-[.G297]" office:value-type="float" office:value="17.59674" calcext:value-type="float">
            <text:p>17.6</text:p>
          </table:table-cell>
          <table:table-cell table:formula="of:=[.C297]-[.G297]" office:value-type="float" office:value="19.9855" calcext:value-type="float">
            <text:p>20.0</text:p>
          </table:table-cell>
          <table:table-cell/>
          <table:table-cell table:formula="of:=[.E297]-[.H297]" office:value-type="float" office:value="-8" calcext:value-type="float">
            <text:p>-8</text:p>
          </table:table-cell>
          <table:table-cell table:formula="of:=IF([.W29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22</text:p>
          </table:table-cell>
          <table:table-cell office:value-type="float" office:value="807.2904" calcext:value-type="float">
            <text:p>807.3</text:p>
          </table:table-cell>
          <table:table-cell office:value-type="float" office:value="809.95953" calcext:value-type="float">
            <text:p>810.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822" calcext:value-type="float">
            <text:p>822</text:p>
          </table:table-cell>
          <table:table-cell office:value-type="float" office:value="805" calcext:value-type="float">
            <text:p>805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298]/[.G298]-1" office:value-type="float" office:value="0.00284521739130428" calcext:value-type="float">
            <text:p>0.003</text:p>
          </table:table-cell>
          <table:table-cell table:formula="of:=[.C298]/[.E298]-1" office:value-type="float" office:value="-0.0000499629629630016" calcext:value-type="float">
            <text:p>0.000</text:p>
          </table:table-cell>
          <table:table-cell/>
          <table:table-cell table:formula="of:=INT([.B298])" office:value-type="float" office:value="807" calcext:value-type="float">
            <text:p>807</text:p>
          </table:table-cell>
          <table:table-cell table:formula="of:=IF([.G298]&lt;[.M298]; [.M298]; &quot;&quot;)" office:value-type="float" office:value="807" calcext:value-type="float">
            <text:p>807</text:p>
          </table:table-cell>
          <table:table-cell table:formula="of:=IF([.N298]&lt;&gt;&quot;&quot;; [.E298]; &quot;&quot;)" office:value-type="float" office:value="810" calcext:value-type="float">
            <text:p>810</text:p>
          </table:table-cell>
          <table:table-cell table:formula="of:=IF([.O298]&lt;&gt;&quot;&quot;; [.O298]-[.N298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8]-[.G298]" office:value-type="float" office:value="5" calcext:value-type="float">
            <text:p>5</text:p>
          </table:table-cell>
          <table:table-cell table:formula="of:=[.B298]-[.G298]" office:value-type="float" office:value="2.29039999999998" calcext:value-type="float">
            <text:p>2.3</text:p>
          </table:table-cell>
          <table:table-cell table:formula="of:=[.C298]-[.G298]" office:value-type="float" office:value="4.95952999999997" calcext:value-type="float">
            <text:p>5.0</text:p>
          </table:table-cell>
          <table:table-cell/>
          <table:table-cell table:formula="of:=[.E298]-[.H298]" office:value-type="float" office:value="-8" calcext:value-type="float">
            <text:p>-8</text:p>
          </table:table-cell>
          <table:table-cell table:formula="of:=IF([.W29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817.8332" calcext:value-type="float">
            <text:p>817.8</text:p>
          </table:table-cell>
          <table:table-cell office:value-type="float" office:value="820.5823" calcext:value-type="float">
            <text:p>820.6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21" calcext:value-type="float">
            <text:p>821</text:p>
          </table:table-cell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B299]/[.G299]-1" office:value-type="float" office:value="0.00718374384236453" calcext:value-type="float">
            <text:p>0.007</text:p>
          </table:table-cell>
          <table:table-cell table:formula="of:=[.C299]/[.E299]-1" office:value-type="float" office:value="0.00684944785276076" calcext:value-type="float">
            <text:p>0.007</text:p>
          </table:table-cell>
          <table:table-cell/>
          <table:table-cell table:formula="of:=INT([.B299])" office:value-type="float" office:value="817" calcext:value-type="float">
            <text:p>817</text:p>
          </table:table-cell>
          <table:table-cell table:formula="of:=IF([.G299]&lt;[.M299]; [.M299]; &quot;&quot;)" office:value-type="float" office:value="817" calcext:value-type="float">
            <text:p>817</text:p>
          </table:table-cell>
          <table:table-cell table:formula="of:=IF([.N299]&lt;&gt;&quot;&quot;; [.E299]; &quot;&quot;)" office:value-type="float" office:value="815" calcext:value-type="float">
            <text:p>815</text:p>
          </table:table-cell>
          <table:table-cell table:formula="of:=IF([.O299]&lt;&gt;&quot;&quot;; [.O299]-[.N299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99]-[.G299]" office:value-type="float" office:value="3" calcext:value-type="float">
            <text:p>3</text:p>
          </table:table-cell>
          <table:table-cell table:formula="of:=[.B299]-[.G299]" office:value-type="float" office:value="5.83320000000003" calcext:value-type="float">
            <text:p>5.8</text:p>
          </table:table-cell>
          <table:table-cell table:formula="of:=[.C299]-[.G299]" office:value-type="float" office:value="8.58230000000003" calcext:value-type="float">
            <text:p>8.6</text:p>
          </table:table-cell>
          <table:table-cell/>
          <table:table-cell table:formula="of:=[.E299]-[.H299]" office:value-type="float" office:value="2" calcext:value-type="float">
            <text:p>2</text:p>
          </table:table-cell>
          <table:table-cell table:formula="of:=IF([.W29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24</text:p>
          </table:table-cell>
          <table:table-cell office:value-type="float" office:value="811.56116" calcext:value-type="float">
            <text:p>811.6</text:p>
          </table:table-cell>
          <table:table-cell office:value-type="float" office:value="814.0043" calcext:value-type="float">
            <text:p>814.0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B300]/[.G300]-1" office:value-type="float" office:value="0.00689970223325065" calcext:value-type="float">
            <text:p>0.007</text:p>
          </table:table-cell>
          <table:table-cell table:formula="of:=[.C300]/[.E300]-1" office:value-type="float" office:value="0.00993089330024799" calcext:value-type="float">
            <text:p>0.010</text:p>
          </table:table-cell>
          <table:table-cell/>
          <table:table-cell table:formula="of:=INT([.B300])" office:value-type="float" office:value="811" calcext:value-type="float">
            <text:p>811</text:p>
          </table:table-cell>
          <table:table-cell table:formula="of:=IF([.G300]&lt;[.M300]; [.M300]; &quot;&quot;)" office:value-type="float" office:value="811" calcext:value-type="float">
            <text:p>811</text:p>
          </table:table-cell>
          <table:table-cell table:formula="of:=IF([.N300]&lt;&gt;&quot;&quot;; [.E300]; &quot;&quot;)" office:value-type="float" office:value="806" calcext:value-type="float">
            <text:p>806</text:p>
          </table:table-cell>
          <table:table-cell table:formula="of:=IF([.O300]&lt;&gt;&quot;&quot;; [.O300]-[.N300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00]-[.G300]" office:value-type="float" office:value="0" calcext:value-type="float">
            <text:p>0</text:p>
          </table:table-cell>
          <table:table-cell table:formula="of:=[.B300]-[.G300]" office:value-type="float" office:value="5.56115999999997" calcext:value-type="float">
            <text:p>5.6</text:p>
          </table:table-cell>
          <table:table-cell table:formula="of:=[.C300]-[.G300]" office:value-type="float" office:value="8.00429999999994" calcext:value-type="float">
            <text:p>8.0</text:p>
          </table:table-cell>
          <table:table-cell/>
          <table:table-cell table:formula="of:=[.E300]-[.H300]" office:value-type="float" office:value="-1" calcext:value-type="float">
            <text:p>-1</text:p>
          </table:table-cell>
          <table:table-cell table:formula="of:=IF([.W30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25</text:p>
          </table:table-cell>
          <table:table-cell office:value-type="float" office:value="807.52295" calcext:value-type="float">
            <text:p>807.5</text:p>
          </table:table-cell>
          <table:table-cell office:value-type="float" office:value="809.953" calcext:value-type="float">
            <text:p>810.0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9" calcext:value-type="float">
            <text:p>809</text:p>
          </table:table-cell>
          <table:table-cell office:value-type="float" office:value="797" calcext:value-type="float">
            <text:p>797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B301]/[.G301]-1" office:value-type="float" office:value="0.0132031994981179" calcext:value-type="float">
            <text:p>0.013</text:p>
          </table:table-cell>
          <table:table-cell table:formula="of:=[.C301]/[.E301]-1" office:value-type="float" office:value="0.00991645885286774" calcext:value-type="float">
            <text:p>0.010</text:p>
          </table:table-cell>
          <table:table-cell/>
          <table:table-cell table:formula="of:=INT([.B301])" office:value-type="float" office:value="807" calcext:value-type="float">
            <text:p>807</text:p>
          </table:table-cell>
          <table:table-cell table:formula="of:=IF([.G301]&lt;[.M301]; [.M301]; &quot;&quot;)" office:value-type="float" office:value="807" calcext:value-type="float">
            <text:p>807</text:p>
          </table:table-cell>
          <table:table-cell table:formula="of:=IF([.N301]&lt;&gt;&quot;&quot;; [.E301]; &quot;&quot;)" office:value-type="float" office:value="802" calcext:value-type="float">
            <text:p>802</text:p>
          </table:table-cell>
          <table:table-cell table:formula="of:=IF([.O301]&lt;&gt;&quot;&quot;; [.O301]-[.N301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01]-[.G301]" office:value-type="float" office:value="5" calcext:value-type="float">
            <text:p>5</text:p>
          </table:table-cell>
          <table:table-cell table:formula="of:=[.B301]-[.G301]" office:value-type="float" office:value="10.52295" calcext:value-type="float">
            <text:p>10.5</text:p>
          </table:table-cell>
          <table:table-cell table:formula="of:=[.C301]-[.G301]" office:value-type="float" office:value="12.953" calcext:value-type="float">
            <text:p>13.0</text:p>
          </table:table-cell>
          <table:table-cell/>
          <table:table-cell table:formula="of:=[.E301]-[.H301]" office:value-type="float" office:value="-2" calcext:value-type="float">
            <text:p>-2</text:p>
          </table:table-cell>
          <table:table-cell table:formula="of:=IF([.W30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801.65533" calcext:value-type="float">
            <text:p>801.7</text:p>
          </table:table-cell>
          <table:table-cell office:value-type="float" office:value="804.20856" calcext:value-type="float">
            <text:p>804.2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09" calcext:value-type="float">
            <text:p>809</text:p>
          </table:table-cell>
          <table:table-cell office:value-type="float" office:value="802" calcext:value-type="float">
            <text:p>802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B302]/[.G302]-1" office:value-type="float" office:value="-0.000429763092269275" calcext:value-type="float">
            <text:p>0.000</text:p>
          </table:table-cell>
          <table:table-cell table:formula="of:=[.C302]/[.E302]-1" office:value-type="float" office:value="-0.000983155279503101" calcext:value-type="float">
            <text:p>-0.001</text:p>
          </table:table-cell>
          <table:table-cell/>
          <table:table-cell table:formula="of:=INT([.B302])" office:value-type="float" office:value="801" calcext:value-type="float">
            <text:p>801</text:p>
          </table:table-cell>
          <table:table-cell table:formula="of:=IF([.G302]&lt;[.M302]; [.M302]; &quot;&quot;)">
            <text:p/>
          </table:table-cell>
          <table:table-cell table:formula="of:=IF([.N302]&lt;&gt;&quot;&quot;; [.E302]; &quot;&quot;)">
            <text:p/>
          </table:table-cell>
          <table:table-cell table:formula="of:=IF([.O302]&lt;&gt;&quot;&quot;; [.O302]-[.N30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02]-[.G302]" office:value-type="float" office:value="3" calcext:value-type="float">
            <text:p>3</text:p>
          </table:table-cell>
          <table:table-cell table:formula="of:=[.B302]-[.G302]" office:value-type="float" office:value="-0.344669999999951" calcext:value-type="float">
            <text:p>-0.3</text:p>
          </table:table-cell>
          <table:table-cell table:formula="of:=[.C302]-[.G302]" office:value-type="float" office:value="2.20856000000003" calcext:value-type="float">
            <text:p>2.2</text:p>
          </table:table-cell>
          <table:table-cell/>
          <table:table-cell table:formula="of:=[.E302]-[.H302]" office:value-type="float" office:value="8" calcext:value-type="float">
            <text:p>8</text:p>
          </table:table-cell>
          <table:table-cell table:formula="of:=IF([.W30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8-29</text:p>
          </table:table-cell>
          <table:table-cell office:value-type="float" office:value="799.5558" calcext:value-type="float">
            <text:p>799.6</text:p>
          </table:table-cell>
          <table:table-cell office:value-type="float" office:value="802.14075" calcext:value-type="float">
            <text:p>802.1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801" calcext:value-type="float">
            <text:p>801</text:p>
          </table:table-cell>
          <table:table-cell office:value-type="float" office:value="793" calcext:value-type="float">
            <text:p>793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B303]/[.G303]-1" office:value-type="float" office:value="0.00826708701134926" calcext:value-type="float">
            <text:p>0.008</text:p>
          </table:table-cell>
          <table:table-cell table:formula="of:=[.C303]/[.E303]-1" office:value-type="float" office:value="0.00898207547169805" calcext:value-type="float">
            <text:p>0.009</text:p>
          </table:table-cell>
          <table:table-cell/>
          <table:table-cell table:formula="of:=INT([.B303])" office:value-type="float" office:value="799" calcext:value-type="float">
            <text:p>799</text:p>
          </table:table-cell>
          <table:table-cell table:formula="of:=IF([.G303]&lt;[.M303]; [.M303]; &quot;&quot;)" office:value-type="float" office:value="799" calcext:value-type="float">
            <text:p>799</text:p>
          </table:table-cell>
          <table:table-cell table:formula="of:=IF([.N303]&lt;&gt;&quot;&quot;; [.E303]; &quot;&quot;)" office:value-type="float" office:value="795" calcext:value-type="float">
            <text:p>795</text:p>
          </table:table-cell>
          <table:table-cell table:formula="of:=IF([.O303]&lt;&gt;&quot;&quot;; [.O303]-[.N303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03]-[.G303]" office:value-type="float" office:value="2" calcext:value-type="float">
            <text:p>2</text:p>
          </table:table-cell>
          <table:table-cell table:formula="of:=[.B303]-[.G303]" office:value-type="float" office:value="6.55579999999998" calcext:value-type="float">
            <text:p>6.6</text:p>
          </table:table-cell>
          <table:table-cell table:formula="of:=[.C303]-[.G303]" office:value-type="float" office:value="9.14075000000003" calcext:value-type="float">
            <text:p>9.1</text:p>
          </table:table-cell>
          <table:table-cell/>
          <table:table-cell table:formula="of:=[.E303]-[.H303]" office:value-type="float" office:value="-6" calcext:value-type="float">
            <text:p>-6</text:p>
          </table:table-cell>
          <table:table-cell table:formula="of:=IF([.W30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30</text:p>
          </table:table-cell>
          <table:table-cell office:value-type="float" office:value="799.16595" calcext:value-type="float">
            <text:p>799.2</text:p>
          </table:table-cell>
          <table:table-cell office:value-type="float" office:value="801.99506" calcext:value-type="float">
            <text:p>802.0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794" calcext:value-type="float">
            <text:p>794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B304]/[.G304]-1" office:value-type="float" office:value="0.00650623425692687" calcext:value-type="float">
            <text:p>0.007</text:p>
          </table:table-cell>
          <table:table-cell table:formula="of:=[.C304]/[.E304]-1" office:value-type="float" office:value="-0.00000615960099759061" calcext:value-type="float">
            <text:p>0.000</text:p>
          </table:table-cell>
          <table:table-cell/>
          <table:table-cell table:formula="of:=INT([.B304])" office:value-type="float" office:value="799" calcext:value-type="float">
            <text:p>799</text:p>
          </table:table-cell>
          <table:table-cell table:formula="of:=IF([.G304]&lt;[.M304]; [.M304]; &quot;&quot;)" office:value-type="float" office:value="799" calcext:value-type="float">
            <text:p>799</text:p>
          </table:table-cell>
          <table:table-cell table:formula="of:=IF([.N304]&lt;&gt;&quot;&quot;; [.E304]; &quot;&quot;)" office:value-type="float" office:value="802" calcext:value-type="float">
            <text:p>802</text:p>
          </table:table-cell>
          <table:table-cell table:formula="of:=IF([.O304]&lt;&gt;&quot;&quot;; [.O304]-[.N304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04]-[.G304]" office:value-type="float" office:value="8" calcext:value-type="float">
            <text:p>8</text:p>
          </table:table-cell>
          <table:table-cell table:formula="of:=[.B304]-[.G304]" office:value-type="float" office:value="5.16594999999995" calcext:value-type="float">
            <text:p>5.2</text:p>
          </table:table-cell>
          <table:table-cell table:formula="of:=[.C304]-[.G304]" office:value-type="float" office:value="7.99505999999997" calcext:value-type="float">
            <text:p>8.0</text:p>
          </table:table-cell>
          <table:table-cell/>
          <table:table-cell table:formula="of:=[.E304]-[.H304]" office:value-type="float" office:value="-6" calcext:value-type="float">
            <text:p>-6</text:p>
          </table:table-cell>
          <table:table-cell table:formula="of:=IF([.W30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802.2733" calcext:value-type="float">
            <text:p>802.3</text:p>
          </table:table-cell>
          <table:table-cell office:value-type="float" office:value="805.49805" calcext:value-type="float">
            <text:p>805.5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B305]/[.G305]-1" office:value-type="float" office:value="-0.00462369727047152" calcext:value-type="float">
            <text:p>-0.005</text:p>
          </table:table-cell>
          <table:table-cell table:formula="of:=[.C305]/[.E305]-1" office:value-type="float" office:value="-0.0116588343558282" calcext:value-type="float">
            <text:p>-0.012</text:p>
          </table:table-cell>
          <table:table-cell/>
          <table:table-cell table:formula="of:=INT([.B305])" office:value-type="float" office:value="802" calcext:value-type="float">
            <text:p>802</text:p>
          </table:table-cell>
          <table:table-cell table:formula="of:=IF([.G305]&lt;[.M305]; [.M305]; &quot;&quot;)">
            <text:p/>
          </table:table-cell>
          <table:table-cell table:formula="of:=IF([.N305]&lt;&gt;&quot;&quot;; [.E305]; &quot;&quot;)">
            <text:p/>
          </table:table-cell>
          <table:table-cell table:formula="of:=IF([.O305]&lt;&gt;&quot;&quot;; [.O305]-[.N30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05]-[.G305]" office:value-type="float" office:value="9" calcext:value-type="float">
            <text:p>9</text:p>
          </table:table-cell>
          <table:table-cell table:formula="of:=[.B305]-[.G305]" office:value-type="float" office:value="-3.72670000000005" calcext:value-type="float">
            <text:p>-3.7</text:p>
          </table:table-cell>
          <table:table-cell table:formula="of:=[.C305]-[.G305]" office:value-type="float" office:value="-0.501949999999965" calcext:value-type="float">
            <text:p>-0.5</text:p>
          </table:table-cell>
          <table:table-cell/>
          <table:table-cell table:formula="of:=[.E305]-[.H305]" office:value-type="float" office:value="0" calcext:value-type="float">
            <text:p>0</text:p>
          </table:table-cell>
          <table:table-cell table:formula="of:=IF([.W30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814.77423" calcext:value-type="float">
            <text:p>814.8</text:p>
          </table:table-cell>
          <table:table-cell office:value-type="float" office:value="818.0989" calcext:value-type="float">
            <text:p>818.1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B306]/[.G306]-1" office:value-type="float" office:value="0.0159279675810473" calcext:value-type="float">
            <text:p>0.016</text:p>
          </table:table-cell>
          <table:table-cell table:formula="of:=[.C306]/[.E306]-1" office:value-type="float" office:value="0.0112470951792336" calcext:value-type="float">
            <text:p>0.011</text:p>
          </table:table-cell>
          <table:table-cell/>
          <table:table-cell table:formula="of:=INT([.B306])" office:value-type="float" office:value="814" calcext:value-type="float">
            <text:p>814</text:p>
          </table:table-cell>
          <table:table-cell table:formula="of:=IF([.G306]&lt;[.M306]; [.M306]; &quot;&quot;)" office:value-type="float" office:value="814" calcext:value-type="float">
            <text:p>814</text:p>
          </table:table-cell>
          <table:table-cell table:formula="of:=IF([.N306]&lt;&gt;&quot;&quot;; [.E306]; &quot;&quot;)" office:value-type="float" office:value="809" calcext:value-type="float">
            <text:p>809</text:p>
          </table:table-cell>
          <table:table-cell table:formula="of:=IF([.O306]&lt;&gt;&quot;&quot;; [.O306]-[.N306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06]-[.G306]" office:value-type="float" office:value="7" calcext:value-type="float">
            <text:p>7</text:p>
          </table:table-cell>
          <table:table-cell table:formula="of:=[.B306]-[.G306]" office:value-type="float" office:value="12.77423" calcext:value-type="float">
            <text:p>12.8</text:p>
          </table:table-cell>
          <table:table-cell table:formula="of:=[.C306]-[.G306]" office:value-type="float" office:value="16.0989" calcext:value-type="float">
            <text:p>16.1</text:p>
          </table:table-cell>
          <table:table-cell/>
          <table:table-cell table:formula="of:=[.E306]-[.H306]" office:value-type="float" office:value="2" calcext:value-type="float">
            <text:p>2</text:p>
          </table:table-cell>
          <table:table-cell table:formula="of:=IF([.W30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798.796" calcext:value-type="float">
            <text:p>798.8</text:p>
          </table:table-cell>
          <table:table-cell office:value-type="float" office:value="801.6933" calcext:value-type="float">
            <text:p>801.7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797" calcext:value-type="float">
            <text:p>797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[.B307]/[.G307]-1" office:value-type="float" office:value="0.00225345043914693" calcext:value-type="float">
            <text:p>0.002</text:p>
          </table:table-cell>
          <table:table-cell table:formula="of:=[.C307]/[.E307]-1" office:value-type="float" office:value="-0.00038241895261848" calcext:value-type="float">
            <text:p>0.000</text:p>
          </table:table-cell>
          <table:table-cell/>
          <table:table-cell table:formula="of:=INT([.B307])" office:value-type="float" office:value="798" calcext:value-type="float">
            <text:p>798</text:p>
          </table:table-cell>
          <table:table-cell table:formula="of:=IF([.G307]&lt;[.M307]; [.M307]; &quot;&quot;)" office:value-type="float" office:value="798" calcext:value-type="float">
            <text:p>798</text:p>
          </table:table-cell>
          <table:table-cell table:formula="of:=IF([.N307]&lt;&gt;&quot;&quot;; [.E307]; &quot;&quot;)" office:value-type="float" office:value="802" calcext:value-type="float">
            <text:p>802</text:p>
          </table:table-cell>
          <table:table-cell table:formula="of:=IF([.O307]&lt;&gt;&quot;&quot;; [.O307]-[.N307]; &quot;&quot;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07]-[.G307]" office:value-type="float" office:value="5" calcext:value-type="float">
            <text:p>5</text:p>
          </table:table-cell>
          <table:table-cell table:formula="of:=[.B307]-[.G307]" office:value-type="float" office:value="1.79600000000005" calcext:value-type="float">
            <text:p>1.8</text:p>
          </table:table-cell>
          <table:table-cell table:formula="of:=[.C307]-[.G307]" office:value-type="float" office:value="4.69330000000002" calcext:value-type="float">
            <text:p>4.7</text:p>
          </table:table-cell>
          <table:table-cell/>
          <table:table-cell table:formula="of:=[.E307]-[.H307]" office:value-type="float" office:value="-1" calcext:value-type="float">
            <text:p>-1</text:p>
          </table:table-cell>
          <table:table-cell table:formula="of:=IF([.W30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5</text:p>
          </table:table-cell>
          <table:table-cell office:value-type="float" office:value="803.46576" calcext:value-type="float">
            <text:p>803.5</text:p>
          </table:table-cell>
          <table:table-cell office:value-type="float" office:value="806.26807" calcext:value-type="float">
            <text:p>806.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803" calcext:value-type="float">
            <text:p>803</text:p>
          </table:table-cell>
          <table:table-cell office:value-type="float" office:value="777" calcext:value-type="float">
            <text:p>777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B308]/[.G308]-1" office:value-type="float" office:value="0.0340614671814672" calcext:value-type="float">
            <text:p>0.034</text:p>
          </table:table-cell>
          <table:table-cell table:formula="of:=[.C308]/[.E308]-1" office:value-type="float" office:value="0.0336770128205128" calcext:value-type="float">
            <text:p>0.034</text:p>
          </table:table-cell>
          <table:table-cell/>
          <table:table-cell table:formula="of:=INT([.B308])" office:value-type="float" office:value="803" calcext:value-type="float">
            <text:p>803</text:p>
          </table:table-cell>
          <table:table-cell table:formula="of:=IF([.G308]&lt;[.M308]; [.M308]; &quot;&quot;)" office:value-type="float" office:value="803" calcext:value-type="float">
            <text:p>803</text:p>
          </table:table-cell>
          <table:table-cell table:formula="of:=IF([.N308]&lt;&gt;&quot;&quot;; [.E308]; &quot;&quot;)" office:value-type="float" office:value="780" calcext:value-type="float">
            <text:p>780</text:p>
          </table:table-cell>
          <table:table-cell table:formula="of:=IF([.O308]&lt;&gt;&quot;&quot;; [.O308]-[.N308]; &quot;&quot;)" office:value-type="float" office:value="-23" calcext:value-type="float">
            <text:p>-2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08]-[.G308]" office:value-type="float" office:value="3" calcext:value-type="float">
            <text:p>3</text:p>
          </table:table-cell>
          <table:table-cell table:formula="of:=[.B308]-[.G308]" office:value-type="float" office:value="26.46576" calcext:value-type="float">
            <text:p>26.5</text:p>
          </table:table-cell>
          <table:table-cell table:formula="of:=[.C308]-[.G308]" office:value-type="float" office:value="29.26807" calcext:value-type="float">
            <text:p>29.3</text:p>
          </table:table-cell>
          <table:table-cell/>
          <table:table-cell table:formula="of:=[.E308]-[.H308]" office:value-type="float" office:value="16" calcext:value-type="float">
            <text:p>16</text:p>
          </table:table-cell>
          <table:table-cell table:formula="of:=IF([.W30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float" office:value="764.5995" calcext:value-type="float">
            <text:p>764.6</text:p>
          </table:table-cell>
          <table:table-cell office:value-type="float" office:value="768.64746" calcext:value-type="float">
            <text:p>768.6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780" calcext:value-type="float">
            <text:p>780</text:p>
          </table:table-cell>
          <table:table-cell office:value-type="float" office:value="758" calcext:value-type="float">
            <text:p>758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B309]/[.G309]-1" office:value-type="float" office:value="0.00870646437994727" calcext:value-type="float">
            <text:p>0.009</text:p>
          </table:table-cell>
          <table:table-cell table:formula="of:=[.C309]/[.E309]-1" office:value-type="float" office:value="-0.0120212596401028" calcext:value-type="float">
            <text:p>-0.012</text:p>
          </table:table-cell>
          <table:table-cell/>
          <table:table-cell table:formula="of:=INT([.B309])" office:value-type="float" office:value="764" calcext:value-type="float">
            <text:p>764</text:p>
          </table:table-cell>
          <table:table-cell table:formula="of:=IF([.G309]&lt;[.M309]; [.M309]; &quot;&quot;)" office:value-type="float" office:value="764" calcext:value-type="float">
            <text:p>764</text:p>
          </table:table-cell>
          <table:table-cell table:formula="of:=IF([.N309]&lt;&gt;&quot;&quot;; [.E309]; &quot;&quot;)" office:value-type="float" office:value="778" calcext:value-type="float">
            <text:p>778</text:p>
          </table:table-cell>
          <table:table-cell table:formula="of:=IF([.O309]&lt;&gt;&quot;&quot;; [.O309]-[.N309]; &quot;&quot;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09]-[.G309]" office:value-type="float" office:value="20" calcext:value-type="float">
            <text:p>20</text:p>
          </table:table-cell>
          <table:table-cell table:formula="of:=[.B309]-[.G309]" office:value-type="float" office:value="6.59950000000003" calcext:value-type="float">
            <text:p>6.6</text:p>
          </table:table-cell>
          <table:table-cell table:formula="of:=[.C309]-[.G309]" office:value-type="float" office:value="10.64746" calcext:value-type="float">
            <text:p>10.6</text:p>
          </table:table-cell>
          <table:table-cell/>
          <table:table-cell table:formula="of:=[.E309]-[.H309]" office:value-type="float" office:value="-7" calcext:value-type="float">
            <text:p>-7</text:p>
          </table:table-cell>
          <table:table-cell table:formula="of:=IF([.W30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float" office:value="780.6582" calcext:value-type="float">
            <text:p>780.7</text:p>
          </table:table-cell>
          <table:table-cell office:value-type="float" office:value="784.7169" calcext:value-type="float">
            <text:p>784.7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82" calcext:value-type="float">
            <text:p>782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B310]/[.G310]-1" office:value-type="float" office:value="-0.00171585677749364" calcext:value-type="float">
            <text:p>-0.002</text:p>
          </table:table-cell>
          <table:table-cell table:formula="of:=[.C310]/[.E310]-1" office:value-type="float" office:value="-0.000360636942675185" calcext:value-type="float">
            <text:p>0.000</text:p>
          </table:table-cell>
          <table:table-cell/>
          <table:table-cell table:formula="of:=INT([.B310])" office:value-type="float" office:value="780" calcext:value-type="float">
            <text:p>780</text:p>
          </table:table-cell>
          <table:table-cell table:formula="of:=IF([.G310]&lt;[.M310]; [.M310]; &quot;&quot;)">
            <text:p/>
          </table:table-cell>
          <table:table-cell table:formula="of:=IF([.N310]&lt;&gt;&quot;&quot;; [.E310]; &quot;&quot;)">
            <text:p/>
          </table:table-cell>
          <table:table-cell table:formula="of:=IF([.O310]&lt;&gt;&quot;&quot;; [.O310]-[.N31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10]-[.G310]" office:value-type="float" office:value="3" calcext:value-type="float">
            <text:p>3</text:p>
          </table:table-cell>
          <table:table-cell table:formula="of:=[.B310]-[.G310]" office:value-type="float" office:value="-1.34180000000003" calcext:value-type="float">
            <text:p>-1.3</text:p>
          </table:table-cell>
          <table:table-cell table:formula="of:=[.C310]-[.G310]" office:value-type="float" office:value="2.71690000000001" calcext:value-type="float">
            <text:p>2.7</text:p>
          </table:table-cell>
          <table:table-cell/>
          <table:table-cell table:formula="of:=[.E310]-[.H310]" office:value-type="float" office:value="-10" calcext:value-type="float">
            <text:p>-10</text:p>
          </table:table-cell>
          <table:table-cell table:formula="of:=IF([.W31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float" office:value="788.8781" calcext:value-type="float">
            <text:p>788.9</text:p>
          </table:table-cell>
          <table:table-cell office:value-type="float" office:value="792.2639" calcext:value-type="float">
            <text:p>792.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797" calcext:value-type="float">
            <text:p>797</text:p>
          </table:table-cell>
          <table:table-cell office:value-type="float" office:value="788" calcext:value-type="float">
            <text:p>788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[.B311]/[.G311]-1" office:value-type="float" office:value="0.00111434010152278" calcext:value-type="float">
            <text:p>0.001</text:p>
          </table:table-cell>
          <table:table-cell table:formula="of:=[.C311]/[.E311]-1" office:value-type="float" office:value="-0.00218652392947094" calcext:value-type="float">
            <text:p>-0.002</text:p>
          </table:table-cell>
          <table:table-cell/>
          <table:table-cell table:formula="of:=INT([.B311])" office:value-type="float" office:value="788" calcext:value-type="float">
            <text:p>788</text:p>
          </table:table-cell>
          <table:table-cell table:formula="of:=IF([.G311]&lt;[.M311]; [.M311]; &quot;&quot;)">
            <text:p/>
          </table:table-cell>
          <table:table-cell table:formula="of:=IF([.N311]&lt;&gt;&quot;&quot;; [.E311]; &quot;&quot;)">
            <text:p/>
          </table:table-cell>
          <table:table-cell table:formula="of:=IF([.O311]&lt;&gt;&quot;&quot;; [.O311]-[.N31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11]-[.G311]" office:value-type="float" office:value="6" calcext:value-type="float">
            <text:p>6</text:p>
          </table:table-cell>
          <table:table-cell table:formula="of:=[.B311]-[.G311]" office:value-type="float" office:value="0.878100000000018" calcext:value-type="float">
            <text:p>0.9</text:p>
          </table:table-cell>
          <table:table-cell table:formula="of:=[.C311]-[.G311]" office:value-type="float" office:value="4.26390000000004" calcext:value-type="float">
            <text:p>4.3</text:p>
          </table:table-cell>
          <table:table-cell/>
          <table:table-cell table:formula="of:=[.E311]-[.H311]" office:value-type="float" office:value="-8" calcext:value-type="float">
            <text:p>-8</text:p>
          </table:table-cell>
          <table:table-cell table:formula="of:=IF([.W31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797.6559" calcext:value-type="float">
            <text:p>797.7</text:p>
          </table:table-cell>
          <table:table-cell office:value-type="float" office:value="801.31995" calcext:value-type="float">
            <text:p>801.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B312]/[.G312]-1" office:value-type="float" office:value="-0.00293012500000001" calcext:value-type="float">
            <text:p>-0.003</text:p>
          </table:table-cell>
          <table:table-cell table:formula="of:=[.C312]/[.E312]-1" office:value-type="float" office:value="-0.0119359432799014" calcext:value-type="float">
            <text:p>-0.012</text:p>
          </table:table-cell>
          <table:table-cell/>
          <table:table-cell table:formula="of:=INT([.B312])" office:value-type="float" office:value="797" calcext:value-type="float">
            <text:p>797</text:p>
          </table:table-cell>
          <table:table-cell table:formula="of:=IF([.G312]&lt;[.M312]; [.M312]; &quot;&quot;)">
            <text:p/>
          </table:table-cell>
          <table:table-cell table:formula="of:=IF([.N312]&lt;&gt;&quot;&quot;; [.E312]; &quot;&quot;)">
            <text:p/>
          </table:table-cell>
          <table:table-cell table:formula="of:=IF([.O312]&lt;&gt;&quot;&quot;; [.O312]-[.N31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12]-[.G312]" office:value-type="float" office:value="11" calcext:value-type="float">
            <text:p>11</text:p>
          </table:table-cell>
          <table:table-cell table:formula="of:=[.B312]-[.G312]" office:value-type="float" office:value="-2.34410000000003" calcext:value-type="float">
            <text:p>-2.3</text:p>
          </table:table-cell>
          <table:table-cell table:formula="of:=[.C312]-[.G312]" office:value-type="float" office:value="1.31994999999995" calcext:value-type="float">
            <text:p>1.3</text:p>
          </table:table-cell>
          <table:table-cell/>
          <table:table-cell table:formula="of:=[.E312]-[.H312]" office:value-type="float" office:value="-4" calcext:value-type="float">
            <text:p>-4</text:p>
          </table:table-cell>
          <table:table-cell table:formula="of:=IF([.W31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2</text:p>
          </table:table-cell>
          <table:table-cell office:value-type="float" office:value="812.13367" calcext:value-type="float">
            <text:p>812.1</text:p>
          </table:table-cell>
          <table:table-cell office:value-type="float" office:value="815.2942" calcext:value-type="float">
            <text:p>815.3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[.B313]/[.G313]-1" office:value-type="float" office:value="0.0126354987531172" calcext:value-type="float">
            <text:p>0.013</text:p>
          </table:table-cell>
          <table:table-cell table:formula="of:=[.C313]/[.E313]-1" office:value-type="float" office:value="0.00902747524752479" calcext:value-type="float">
            <text:p>0.009</text:p>
          </table:table-cell>
          <table:table-cell/>
          <table:table-cell table:formula="of:=INT([.B313])" office:value-type="float" office:value="812" calcext:value-type="float">
            <text:p>812</text:p>
          </table:table-cell>
          <table:table-cell table:formula="of:=IF([.G313]&lt;[.M313]; [.M313]; &quot;&quot;)" office:value-type="float" office:value="812" calcext:value-type="float">
            <text:p>812</text:p>
          </table:table-cell>
          <table:table-cell table:formula="of:=IF([.N313]&lt;&gt;&quot;&quot;; [.E313]; &quot;&quot;)" office:value-type="float" office:value="808" calcext:value-type="float">
            <text:p>808</text:p>
          </table:table-cell>
          <table:table-cell table:formula="of:=IF([.O313]&lt;&gt;&quot;&quot;; [.O313]-[.N313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13]-[.G313]" office:value-type="float" office:value="6" calcext:value-type="float">
            <text:p>6</text:p>
          </table:table-cell>
          <table:table-cell table:formula="of:=[.B313]-[.G313]" office:value-type="float" office:value="10.1336700000001" calcext:value-type="float">
            <text:p>10.1</text:p>
          </table:table-cell>
          <table:table-cell table:formula="of:=[.C313]-[.G313]" office:value-type="float" office:value="13.2942" calcext:value-type="float">
            <text:p>13.3</text:p>
          </table:table-cell>
          <table:table-cell/>
          <table:table-cell table:formula="of:=[.E313]-[.H313]" office:value-type="float" office:value="-4" calcext:value-type="float">
            <text:p>-4</text:p>
          </table:table-cell>
          <table:table-cell table:formula="of:=IF([.W31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3</text:p>
          </table:table-cell>
          <table:table-cell office:value-type="float" office:value="806.87494" calcext:value-type="float">
            <text:p>806.9</text:p>
          </table:table-cell>
          <table:table-cell office:value-type="float" office:value="810.0607" calcext:value-type="float">
            <text:p>810.1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22" calcext:value-type="float">
            <text:p>822</text:p>
          </table:table-cell>
          <table:table-cell office:value-type="float" office:value="810" calcext:value-type="float">
            <text:p>810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B314]/[.G314]-1" office:value-type="float" office:value="-0.00385809876543208" calcext:value-type="float">
            <text:p>-0.004</text:p>
          </table:table-cell>
          <table:table-cell table:formula="of:=[.C314]/[.E314]-1" office:value-type="float" office:value="-0.0121210975609756" calcext:value-type="float">
            <text:p>-0.012</text:p>
          </table:table-cell>
          <table:table-cell/>
          <table:table-cell table:formula="of:=INT([.B314])" office:value-type="float" office:value="806" calcext:value-type="float">
            <text:p>806</text:p>
          </table:table-cell>
          <table:table-cell table:formula="of:=IF([.G314]&lt;[.M314]; [.M314]; &quot;&quot;)">
            <text:p/>
          </table:table-cell>
          <table:table-cell table:formula="of:=IF([.N314]&lt;&gt;&quot;&quot;; [.E314]; &quot;&quot;)">
            <text:p/>
          </table:table-cell>
          <table:table-cell table:formula="of:=IF([.O314]&lt;&gt;&quot;&quot;; [.O314]-[.N314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14]-[.G314]" office:value-type="float" office:value="10" calcext:value-type="float">
            <text:p>10</text:p>
          </table:table-cell>
          <table:table-cell table:formula="of:=[.B314]-[.G314]" office:value-type="float" office:value="-3.12505999999996" calcext:value-type="float">
            <text:p>-3.1</text:p>
          </table:table-cell>
          <table:table-cell table:formula="of:=[.C314]-[.G314]" office:value-type="float" office:value="0.0606999999999971" calcext:value-type="float">
            <text:p>0.1</text:p>
          </table:table-cell>
          <table:table-cell/>
          <table:table-cell table:formula="of:=[.E314]-[.H314]" office:value-type="float" office:value="4" calcext:value-type="float">
            <text:p>4</text:p>
          </table:table-cell>
          <table:table-cell table:formula="of:=IF([.W31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float" office:value="814.1267" calcext:value-type="float">
            <text:p>814.1</text:p>
          </table:table-cell>
          <table:table-cell office:value-type="float" office:value="816.7908" calcext:value-type="float">
            <text:p>816.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315]/[.G315]-1" office:value-type="float" office:value="0.00758254950495063" calcext:value-type="float">
            <text:p>0.008</text:p>
          </table:table-cell>
          <table:table-cell table:formula="of:=[.C315]/[.E315]-1" office:value-type="float" office:value="0.00590000000000002" calcext:value-type="float">
            <text:p>0.006</text:p>
          </table:table-cell>
          <table:table-cell/>
          <table:table-cell table:formula="of:=INT([.B315])" office:value-type="float" office:value="814" calcext:value-type="float">
            <text:p>814</text:p>
          </table:table-cell>
          <table:table-cell table:formula="of:=IF([.G315]&lt;[.M315]; [.M315]; &quot;&quot;)" office:value-type="float" office:value="814" calcext:value-type="float">
            <text:p>814</text:p>
          </table:table-cell>
          <table:table-cell table:formula="of:=IF([.N315]&lt;&gt;&quot;&quot;; [.E315]; &quot;&quot;)" office:value-type="float" office:value="812" calcext:value-type="float">
            <text:p>812</text:p>
          </table:table-cell>
          <table:table-cell table:formula="of:=IF([.O315]&lt;&gt;&quot;&quot;; [.O315]-[.N315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15]-[.G315]" office:value-type="float" office:value="4" calcext:value-type="float">
            <text:p>4</text:p>
          </table:table-cell>
          <table:table-cell table:formula="of:=[.B315]-[.G315]" office:value-type="float" office:value="6.12670000000003" calcext:value-type="float">
            <text:p>6.1</text:p>
          </table:table-cell>
          <table:table-cell table:formula="of:=[.C315]-[.G315]" office:value-type="float" office:value="8.79079999999999" calcext:value-type="float">
            <text:p>8.8</text:p>
          </table:table-cell>
          <table:table-cell/>
          <table:table-cell table:formula="of:=[.E315]-[.H315]" office:value-type="float" office:value="3" calcext:value-type="float">
            <text:p>3</text:p>
          </table:table-cell>
          <table:table-cell table:formula="of:=IF([.W31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float" office:value="809.31116" calcext:value-type="float">
            <text:p>809.3</text:p>
          </table:table-cell>
          <table:table-cell office:value-type="float" office:value="812.30634" calcext:value-type="float">
            <text:p>812.3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 office:value-type="float" office:value="808" calcext:value-type="float">
            <text:p>808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316]/[.G316]-1" office:value-type="float" office:value="0.00162272277227715" calcext:value-type="float">
            <text:p>0.002</text:p>
          </table:table-cell>
          <table:table-cell table:formula="of:=[.C316]/[.E316]-1" office:value-type="float" office:value="-0.0081729670329671" calcext:value-type="float">
            <text:p>-0.008</text:p>
          </table:table-cell>
          <table:table-cell/>
          <table:table-cell table:formula="of:=INT([.B316])" office:value-type="float" office:value="809" calcext:value-type="float">
            <text:p>809</text:p>
          </table:table-cell>
          <table:table-cell table:formula="of:=IF([.G316]&lt;[.M316]; [.M316]; &quot;&quot;)" office:value-type="float" office:value="809" calcext:value-type="float">
            <text:p>809</text:p>
          </table:table-cell>
          <table:table-cell table:formula="of:=IF([.N316]&lt;&gt;&quot;&quot;; [.E316]; &quot;&quot;)" office:value-type="float" office:value="819" calcext:value-type="float">
            <text:p>819</text:p>
          </table:table-cell>
          <table:table-cell table:formula="of:=IF([.O316]&lt;&gt;&quot;&quot;; [.O316]-[.N316]; &quot;&quot;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16]-[.G316]" office:value-type="float" office:value="11" calcext:value-type="float">
            <text:p>11</text:p>
          </table:table-cell>
          <table:table-cell table:formula="of:=[.B316]-[.G316]" office:value-type="float" office:value="1.31115999999997" calcext:value-type="float">
            <text:p>1.3</text:p>
          </table:table-cell>
          <table:table-cell table:formula="of:=[.C316]-[.G316]" office:value-type="float" office:value="4.30633999999998" calcext:value-type="float">
            <text:p>4.3</text:p>
          </table:table-cell>
          <table:table-cell/>
          <table:table-cell table:formula="of:=[.E316]-[.H316]" office:value-type="float" office:value="-11" calcext:value-type="float">
            <text:p>-11</text:p>
          </table:table-cell>
          <table:table-cell table:formula="of:=IF([.W31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19</text:p>
          </table:table-cell>
          <table:table-cell office:value-type="float" office:value="827.0765" calcext:value-type="float">
            <text:p>827.1</text:p>
          </table:table-cell>
          <table:table-cell office:value-type="float" office:value="830.0524" calcext:value-type="float">
            <text:p>830.1</text:p>
          </table:table-cell>
          <table:table-cell/>
          <table:table-cell table:number-columns-repeated="2"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B317]/[.G317]-1" office:value-type="float" office:value="-0.00232026537997587" calcext:value-type="float">
            <text:p>-0.002</text:p>
          </table:table-cell>
          <table:table-cell table:formula="of:=[.C317]/[.E317]-1" office:value-type="float" office:value="-0.0188505910165484" calcext:value-type="float">
            <text:p>-0.019</text:p>
          </table:table-cell>
          <table:table-cell/>
          <table:table-cell table:formula="of:=INT([.B317])" office:value-type="float" office:value="827" calcext:value-type="float">
            <text:p>827</text:p>
          </table:table-cell>
          <table:table-cell table:formula="of:=IF([.G317]&lt;[.M317]; [.M317]; &quot;&quot;)">
            <text:p/>
          </table:table-cell>
          <table:table-cell table:formula="of:=IF([.N317]&lt;&gt;&quot;&quot;; [.E317]; &quot;&quot;)">
            <text:p/>
          </table:table-cell>
          <table:table-cell table:formula="of:=IF([.O317]&lt;&gt;&quot;&quot;; [.O317]-[.N317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17]-[.G317]" office:value-type="float" office:value="17" calcext:value-type="float">
            <text:p>17</text:p>
          </table:table-cell>
          <table:table-cell table:formula="of:=[.B317]-[.G317]" office:value-type="float" office:value="-1.92349999999999" calcext:value-type="float">
            <text:p>-1.9</text:p>
          </table:table-cell>
          <table:table-cell table:formula="of:=[.C317]-[.G317]" office:value-type="float" office:value="1.05240000000003" calcext:value-type="float">
            <text:p>1.1</text:p>
          </table:table-cell>
          <table:table-cell/>
          <table:table-cell table:formula="of:=[.E317]-[.H317]" office:value-type="float" office:value="-3" calcext:value-type="float">
            <text:p>-3</text:p>
          </table:table-cell>
          <table:table-cell table:formula="of:=IF([.W31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20</text:p>
          </table:table-cell>
          <table:table-cell office:value-type="float" office:value="841.9481" calcext:value-type="float">
            <text:p>841.9</text:p>
          </table:table-cell>
          <table:table-cell office:value-type="float" office:value="844.4832" calcext:value-type="float">
            <text:p>844.5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B318]/[.G318]-1" office:value-type="float" office:value="0.00231916666666665" calcext:value-type="float">
            <text:p>0.002</text:p>
          </table:table-cell>
          <table:table-cell table:formula="of:=[.C318]/[.E318]-1" office:value-type="float" office:value="-0.00297142857142851" calcext:value-type="float">
            <text:p>-0.003</text:p>
          </table:table-cell>
          <table:table-cell/>
          <table:table-cell table:formula="of:=INT([.B318])" office:value-type="float" office:value="841" calcext:value-type="float">
            <text:p>841</text:p>
          </table:table-cell>
          <table:table-cell table:formula="of:=IF([.G318]&lt;[.M318]; [.M318]; &quot;&quot;)" office:value-type="float" office:value="841" calcext:value-type="float">
            <text:p>841</text:p>
          </table:table-cell>
          <table:table-cell table:formula="of:=IF([.N318]&lt;&gt;&quot;&quot;; [.E318]; &quot;&quot;)" office:value-type="float" office:value="847" calcext:value-type="float">
            <text:p>847</text:p>
          </table:table-cell>
          <table:table-cell table:formula="of:=IF([.O318]&lt;&gt;&quot;&quot;; [.O318]-[.N318]; &quot;&quot;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18]-[.G318]" office:value-type="float" office:value="7" calcext:value-type="float">
            <text:p>7</text:p>
          </table:table-cell>
          <table:table-cell table:formula="of:=[.B318]-[.G318]" office:value-type="float" office:value="1.94809999999995" calcext:value-type="float">
            <text:p>1.9</text:p>
          </table:table-cell>
          <table:table-cell table:formula="of:=[.C318]-[.G318]" office:value-type="float" office:value="4.48320000000001" calcext:value-type="float">
            <text:p>4.5</text:p>
          </table:table-cell>
          <table:table-cell/>
          <table:table-cell table:formula="of:=[.E318]-[.H318]" office:value-type="float" office:value="-2" calcext:value-type="float">
            <text:p>-2</text:p>
          </table:table-cell>
          <table:table-cell table:formula="of:=IF([.W31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float" office:value="840.76184" calcext:value-type="float">
            <text:p>840.8</text:p>
          </table:table-cell>
          <table:table-cell office:value-type="float" office:value="842.9424" calcext:value-type="float">
            <text:p>842.9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19]/[.G319]-1" office:value-type="float" office:value="0.00209992848629326" calcext:value-type="float">
            <text:p>0.002</text:p>
          </table:table-cell>
          <table:table-cell table:formula="of:=[.C319]/[.E319]-1" office:value-type="float" office:value="-0.00243502958579878" calcext:value-type="float">
            <text:p>-0.002</text:p>
          </table:table-cell>
          <table:table-cell/>
          <table:table-cell table:formula="of:=INT([.B319])" office:value-type="float" office:value="840" calcext:value-type="float">
            <text:p>840</text:p>
          </table:table-cell>
          <table:table-cell table:formula="of:=IF([.G319]&lt;[.M319]; [.M319]; &quot;&quot;)" office:value-type="float" office:value="840" calcext:value-type="float">
            <text:p>840</text:p>
          </table:table-cell>
          <table:table-cell table:formula="of:=IF([.N319]&lt;&gt;&quot;&quot;; [.E319]; &quot;&quot;)" office:value-type="float" office:value="845" calcext:value-type="float">
            <text:p>845</text:p>
          </table:table-cell>
          <table:table-cell table:formula="of:=IF([.O319]&lt;&gt;&quot;&quot;; [.O319]-[.N319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19]-[.G319]" office:value-type="float" office:value="6" calcext:value-type="float">
            <text:p>6</text:p>
          </table:table-cell>
          <table:table-cell table:formula="of:=[.B319]-[.G319]" office:value-type="float" office:value="1.76184000000001" calcext:value-type="float">
            <text:p>1.8</text:p>
          </table:table-cell>
          <table:table-cell table:formula="of:=[.C319]-[.G319]" office:value-type="float" office:value="3.94240000000002" calcext:value-type="float">
            <text:p>3.9</text:p>
          </table:table-cell>
          <table:table-cell/>
          <table:table-cell table:formula="of:=[.E319]-[.H319]" office:value-type="float" office:value="0" calcext:value-type="float">
            <text:p>0</text:p>
          </table:table-cell>
          <table:table-cell table:formula="of:=IF([.W31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22</text:p>
          </table:table-cell>
          <table:table-cell office:value-type="float" office:value="840.465" calcext:value-type="float">
            <text:p>840.5</text:p>
          </table:table-cell>
          <table:table-cell office:value-type="float" office:value="842.6024" calcext:value-type="float">
            <text:p>842.6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B320]/[.G320]-1" office:value-type="float" office:value="0.001746126340882" calcext:value-type="float">
            <text:p>0.002</text:p>
          </table:table-cell>
          <table:table-cell table:formula="of:=[.C320]/[.E320]-1" office:value-type="float" office:value="0.000715439429928688" calcext:value-type="float">
            <text:p>0.001</text:p>
          </table:table-cell>
          <table:table-cell/>
          <table:table-cell table:formula="of:=INT([.B320])" office:value-type="float" office:value="840" calcext:value-type="float">
            <text:p>840</text:p>
          </table:table-cell>
          <table:table-cell table:formula="of:=IF([.G320]&lt;[.M320]; [.M320]; &quot;&quot;)" office:value-type="float" office:value="840" calcext:value-type="float">
            <text:p>840</text:p>
          </table:table-cell>
          <table:table-cell table:formula="of:=IF([.N320]&lt;&gt;&quot;&quot;; [.E320]; &quot;&quot;)" office:value-type="float" office:value="842" calcext:value-type="float">
            <text:p>842</text:p>
          </table:table-cell>
          <table:table-cell table:formula="of:=IF([.O320]&lt;&gt;&quot;&quot;; [.O320]-[.N320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20]-[.G320]" office:value-type="float" office:value="3" calcext:value-type="float">
            <text:p>3</text:p>
          </table:table-cell>
          <table:table-cell table:formula="of:=[.B320]-[.G320]" office:value-type="float" office:value="1.46500000000003" calcext:value-type="float">
            <text:p>1.5</text:p>
          </table:table-cell>
          <table:table-cell table:formula="of:=[.C320]-[.G320]" office:value-type="float" office:value="3.60239999999999" calcext:value-type="float">
            <text:p>3.6</text:p>
          </table:table-cell>
          <table:table-cell/>
          <table:table-cell table:formula="of:=[.E320]-[.H320]" office:value-type="float" office:value="-4" calcext:value-type="float">
            <text:p>-4</text:p>
          </table:table-cell>
          <table:table-cell table:formula="of:=IF([.W32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840.98157" calcext:value-type="float">
            <text:p>841.0</text:p>
          </table:table-cell>
          <table:table-cell office:value-type="float" office:value="842.6333" calcext:value-type="float">
            <text:p>842.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851" calcext:value-type="float">
            <text:p>851</text:p>
          </table:table-cell>
          <table:table-cell office:value-type="float" office:value="838" calcext:value-type="float">
            <text:p>838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[.B321]/[.G321]-1" office:value-type="float" office:value="0.00355795942720771" calcext:value-type="float">
            <text:p>0.004</text:p>
          </table:table-cell>
          <table:table-cell table:formula="of:=[.C321]/[.E321]-1" office:value-type="float" office:value="-0.00280082840236695" calcext:value-type="float">
            <text:p>-0.003</text:p>
          </table:table-cell>
          <table:table-cell/>
          <table:table-cell table:formula="of:=INT([.B321])" office:value-type="float" office:value="840" calcext:value-type="float">
            <text:p>840</text:p>
          </table:table-cell>
          <table:table-cell table:formula="of:=IF([.G321]&lt;[.M321]; [.M321]; &quot;&quot;)" office:value-type="float" office:value="840" calcext:value-type="float">
            <text:p>840</text:p>
          </table:table-cell>
          <table:table-cell table:formula="of:=IF([.N321]&lt;&gt;&quot;&quot;; [.E321]; &quot;&quot;)" office:value-type="float" office:value="845" calcext:value-type="float">
            <text:p>845</text:p>
          </table:table-cell>
          <table:table-cell table:formula="of:=IF([.O321]&lt;&gt;&quot;&quot;; [.O321]-[.N321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21]-[.G321]" office:value-type="float" office:value="7" calcext:value-type="float">
            <text:p>7</text:p>
          </table:table-cell>
          <table:table-cell table:formula="of:=[.B321]-[.G321]" office:value-type="float" office:value="2.98157000000003" calcext:value-type="float">
            <text:p>3.0</text:p>
          </table:table-cell>
          <table:table-cell table:formula="of:=[.C321]-[.G321]" office:value-type="float" office:value="4.63329999999996" calcext:value-type="float">
            <text:p>4.6</text:p>
          </table:table-cell>
          <table:table-cell/>
          <table:table-cell table:formula="of:=[.E321]-[.H321]" office:value-type="float" office:value="3" calcext:value-type="float">
            <text:p>3</text:p>
          </table:table-cell>
          <table:table-cell table:formula="of:=IF([.W32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6</text:p>
          </table:table-cell>
          <table:table-cell office:value-type="float" office:value="839.19885" calcext:value-type="float">
            <text:p>839.2</text:p>
          </table:table-cell>
          <table:table-cell office:value-type="float" office:value="840.79724" calcext:value-type="float">
            <text:p>840.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B322]/[.G322]-1" office:value-type="float" office:value="0.000237008343265677" calcext:value-type="float">
            <text:p>0.000</text:p>
          </table:table-cell>
          <table:table-cell table:formula="of:=[.C322]/[.E322]-1" office:value-type="float" office:value="0.000949095238095277" calcext:value-type="float">
            <text:p>0.001</text:p>
          </table:table-cell>
          <table:table-cell/>
          <table:table-cell table:formula="of:=INT([.B322])" office:value-type="float" office:value="839" calcext:value-type="float">
            <text:p>839</text:p>
          </table:table-cell>
          <table:table-cell table:formula="of:=IF([.G322]&lt;[.M322]; [.M322]; &quot;&quot;)">
            <text:p/>
          </table:table-cell>
          <table:table-cell table:formula="of:=IF([.N322]&lt;&gt;&quot;&quot;; [.E322]; &quot;&quot;)">
            <text:p/>
          </table:table-cell>
          <table:table-cell table:formula="of:=IF([.O322]&lt;&gt;&quot;&quot;; [.O322]-[.N32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22]-[.G322]" office:value-type="float" office:value="1" calcext:value-type="float">
            <text:p>1</text:p>
          </table:table-cell>
          <table:table-cell table:formula="of:=[.B322]-[.G322]" office:value-type="float" office:value="0.198849999999993" calcext:value-type="float">
            <text:p>0.2</text:p>
          </table:table-cell>
          <table:table-cell table:formula="of:=[.C322]-[.G322]" office:value-type="float" office:value="1.79723999999999" calcext:value-type="float">
            <text:p>1.8</text:p>
          </table:table-cell>
          <table:table-cell/>
          <table:table-cell table:formula="of:=[.E322]-[.H322]" office:value-type="float" office:value="8" calcext:value-type="float">
            <text:p>8</text:p>
          </table:table-cell>
          <table:table-cell table:formula="of:=IF([.W32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float" office:value="834.0642" calcext:value-type="float">
            <text:p>834.1</text:p>
          </table:table-cell>
          <table:table-cell office:value-type="float" office:value="835.9794" calcext:value-type="float">
            <text:p>836.0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B323]/[.G323]-1" office:value-type="float" office:value="0.00610880579010864" calcext:value-type="float">
            <text:p>0.006</text:p>
          </table:table-cell>
          <table:table-cell table:formula="of:=[.C323]/[.E323]-1" office:value-type="float" office:value="-0.00121935483870961" calcext:value-type="float">
            <text:p>-0.001</text:p>
          </table:table-cell>
          <table:table-cell/>
          <table:table-cell table:formula="of:=INT([.B323])" office:value-type="float" office:value="834" calcext:value-type="float">
            <text:p>834</text:p>
          </table:table-cell>
          <table:table-cell table:formula="of:=IF([.G323]&lt;[.M323]; [.M323]; &quot;&quot;)" office:value-type="float" office:value="834" calcext:value-type="float">
            <text:p>834</text:p>
          </table:table-cell>
          <table:table-cell table:formula="of:=IF([.N323]&lt;&gt;&quot;&quot;; [.E323]; &quot;&quot;)" office:value-type="float" office:value="837" calcext:value-type="float">
            <text:p>837</text:p>
          </table:table-cell>
          <table:table-cell table:formula="of:=IF([.O323]&lt;&gt;&quot;&quot;; [.O323]-[.N323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23]-[.G323]" office:value-type="float" office:value="8" calcext:value-type="float">
            <text:p>8</text:p>
          </table:table-cell>
          <table:table-cell table:formula="of:=[.B323]-[.G323]" office:value-type="float" office:value="5.06420000000003" calcext:value-type="float">
            <text:p>5.1</text:p>
          </table:table-cell>
          <table:table-cell table:formula="of:=[.C323]-[.G323]" office:value-type="float" office:value="6.97940000000006" calcext:value-type="float">
            <text:p>7.0</text:p>
          </table:table-cell>
          <table:table-cell/>
          <table:table-cell table:formula="of:=[.E323]-[.H323]" office:value-type="float" office:value="-7" calcext:value-type="float">
            <text:p>-7</text:p>
          </table:table-cell>
          <table:table-cell table:formula="of:=IF([.W32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float" office:value="839.23706" calcext:value-type="float">
            <text:p>839.2</text:p>
          </table:table-cell>
          <table:table-cell office:value-type="float" office:value="840.8476" calcext:value-type="float">
            <text:p>840.8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835" calcext:value-type="float">
            <text:p>835</text:p>
          </table:table-cell>
          <table:table-cell/>
          <table:table-cell table:formula="of:=[.B324]/[.G324]-1" office:value-type="float" office:value="0.0050743233532935" calcext:value-type="float">
            <text:p>0.005</text:p>
          </table:table-cell>
          <table:table-cell table:formula="of:=[.C324]/[.E324]-1" office:value-type="float" office:value="0.00459689366786153" calcext:value-type="float">
            <text:p>0.005</text:p>
          </table:table-cell>
          <table:table-cell/>
          <table:table-cell table:formula="of:=INT([.B324])" office:value-type="float" office:value="839" calcext:value-type="float">
            <text:p>839</text:p>
          </table:table-cell>
          <table:table-cell table:formula="of:=IF([.G324]&lt;[.M324]; [.M324]; &quot;&quot;)" office:value-type="float" office:value="839" calcext:value-type="float">
            <text:p>839</text:p>
          </table:table-cell>
          <table:table-cell table:formula="of:=IF([.N324]&lt;&gt;&quot;&quot;; [.E324]; &quot;&quot;)" office:value-type="float" office:value="837" calcext:value-type="float">
            <text:p>837</text:p>
          </table:table-cell>
          <table:table-cell table:formula="of:=IF([.O324]&lt;&gt;&quot;&quot;; [.O324]-[.N324]; &quot;&quot;)"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24]-[.G324]" office:value-type="float" office:value="2" calcext:value-type="float">
            <text:p>2</text:p>
          </table:table-cell>
          <table:table-cell table:formula="of:=[.B324]-[.G324]" office:value-type="float" office:value="4.23706000000004" calcext:value-type="float">
            <text:p>4.2</text:p>
          </table:table-cell>
          <table:table-cell table:formula="of:=[.C324]-[.G324]" office:value-type="float" office:value="5.84760000000006" calcext:value-type="float">
            <text:p>5.8</text:p>
          </table:table-cell>
          <table:table-cell/>
          <table:table-cell table:formula="of:=[.E324]-[.H324]" office:value-type="float" office:value="2" calcext:value-type="float">
            <text:p>2</text:p>
          </table:table-cell>
          <table:table-cell table:formula="of:=IF([.W32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29</text:p>
          </table:table-cell>
          <table:table-cell office:value-type="float" office:value="832.77527" calcext:value-type="float">
            <text:p>832.8</text:p>
          </table:table-cell>
          <table:table-cell office:value-type="float" office:value="834.45154" calcext:value-type="float">
            <text:p>834.5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29" calcext:value-type="float">
            <text:p>829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B325]/[.G325]-1" office:value-type="float" office:value="0.0045540048250905" calcext:value-type="float">
            <text:p>0.005</text:p>
          </table:table-cell>
          <table:table-cell table:formula="of:=[.C325]/[.E325]-1" office:value-type="float" office:value="-0.000656838323353282" calcext:value-type="float">
            <text:p>-0.001</text:p>
          </table:table-cell>
          <table:table-cell/>
          <table:table-cell table:formula="of:=INT([.B325])" office:value-type="float" office:value="832" calcext:value-type="float">
            <text:p>832</text:p>
          </table:table-cell>
          <table:table-cell table:formula="of:=IF([.G325]&lt;[.M325]; [.M325]; &quot;&quot;)" office:value-type="float" office:value="832" calcext:value-type="float">
            <text:p>832</text:p>
          </table:table-cell>
          <table:table-cell table:formula="of:=IF([.N325]&lt;&gt;&quot;&quot;; [.E325]; &quot;&quot;)" office:value-type="float" office:value="835" calcext:value-type="float">
            <text:p>835</text:p>
          </table:table-cell>
          <table:table-cell table:formula="of:=IF([.O325]&lt;&gt;&quot;&quot;; [.O325]-[.N325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25]-[.G325]" office:value-type="float" office:value="6" calcext:value-type="float">
            <text:p>6</text:p>
          </table:table-cell>
          <table:table-cell table:formula="of:=[.B325]-[.G325]" office:value-type="float" office:value="3.77526999999998" calcext:value-type="float">
            <text:p>3.8</text:p>
          </table:table-cell>
          <table:table-cell table:formula="of:=[.C325]-[.G325]" office:value-type="float" office:value="5.45154000000002" calcext:value-type="float">
            <text:p>5.5</text:p>
          </table:table-cell>
          <table:table-cell/>
          <table:table-cell table:formula="of:=[.E325]-[.H325]" office:value-type="float" office:value="-1" calcext:value-type="float">
            <text:p>-1</text:p>
          </table:table-cell>
          <table:table-cell table:formula="of:=IF([.W32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float" office:value="835.1606" calcext:value-type="float">
            <text:p>835.2</text:p>
          </table:table-cell>
          <table:table-cell office:value-type="float" office:value="837.383" calcext:value-type="float">
            <text:p>837.4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B326]/[.G326]-1" office:value-type="float" office:value="0.000192335329341375" calcext:value-type="float">
            <text:p>0.000</text:p>
          </table:table-cell>
          <table:table-cell table:formula="of:=[.C326]/[.E326]-1" office:value-type="float" office:value="-0.000736276849641948" calcext:value-type="float">
            <text:p>-0.001</text:p>
          </table:table-cell>
          <table:table-cell/>
          <table:table-cell table:formula="of:=INT([.B326])" office:value-type="float" office:value="835" calcext:value-type="float">
            <text:p>835</text:p>
          </table:table-cell>
          <table:table-cell table:formula="of:=IF([.G326]&lt;[.M326]; [.M326]; &quot;&quot;)">
            <text:p/>
          </table:table-cell>
          <table:table-cell table:formula="of:=IF([.N326]&lt;&gt;&quot;&quot;; [.E326]; &quot;&quot;)">
            <text:p/>
          </table:table-cell>
          <table:table-cell table:formula="of:=IF([.O326]&lt;&gt;&quot;&quot;; [.O326]-[.N32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26]-[.G326]" office:value-type="float" office:value="3" calcext:value-type="float">
            <text:p>3</text:p>
          </table:table-cell>
          <table:table-cell table:formula="of:=[.B326]-[.G326]" office:value-type="float" office:value="0.160600000000045" calcext:value-type="float">
            <text:p>0.2</text:p>
          </table:table-cell>
          <table:table-cell table:formula="of:=[.C326]-[.G326]" office:value-type="float" office:value="2.38300000000004" calcext:value-type="float">
            <text:p>2.4</text:p>
          </table:table-cell>
          <table:table-cell/>
          <table:table-cell table:formula="of:=[.E326]-[.H326]" office:value-type="float" office:value="-3" calcext:value-type="float">
            <text:p>-3</text:p>
          </table:table-cell>
          <table:table-cell table:formula="of:=IF([.W32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03</text:p>
          </table:table-cell>
          <table:table-cell office:value-type="float" office:value="837.89246" calcext:value-type="float">
            <text:p>837.9</text:p>
          </table:table-cell>
          <table:table-cell office:value-type="float" office:value="839.6321" calcext:value-type="float">
            <text:p>839.6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36" calcext:value-type="float">
            <text:p>836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27]/[.G327]-1" office:value-type="float" office:value="0.00226370813397136" calcext:value-type="float">
            <text:p>0.002</text:p>
          </table:table-cell>
          <table:table-cell table:formula="of:=[.C327]/[.E327]-1" office:value-type="float" office:value="-0.00281223277909737" calcext:value-type="float">
            <text:p>-0.003</text:p>
          </table:table-cell>
          <table:table-cell/>
          <table:table-cell table:formula="of:=INT([.B327])" office:value-type="float" office:value="837" calcext:value-type="float">
            <text:p>837</text:p>
          </table:table-cell>
          <table:table-cell table:formula="of:=IF([.G327]&lt;[.M327]; [.M327]; &quot;&quot;)" office:value-type="float" office:value="837" calcext:value-type="float">
            <text:p>837</text:p>
          </table:table-cell>
          <table:table-cell table:formula="of:=IF([.N327]&lt;&gt;&quot;&quot;; [.E327]; &quot;&quot;)" office:value-type="float" office:value="842" calcext:value-type="float">
            <text:p>842</text:p>
          </table:table-cell>
          <table:table-cell table:formula="of:=IF([.O327]&lt;&gt;&quot;&quot;; [.O327]-[.N327]; &quot;&quot;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27]-[.G327]" office:value-type="float" office:value="6" calcext:value-type="float">
            <text:p>6</text:p>
          </table:table-cell>
          <table:table-cell table:formula="of:=[.B327]-[.G327]" office:value-type="float" office:value="1.89246000000003" calcext:value-type="float">
            <text:p>1.9</text:p>
          </table:table-cell>
          <table:table-cell table:formula="of:=[.C327]-[.G327]" office:value-type="float" office:value="3.63210000000004" calcext:value-type="float">
            <text:p>3.6</text:p>
          </table:table-cell>
          <table:table-cell/>
          <table:table-cell table:formula="of:=[.E327]-[.H327]" office:value-type="float" office:value="-3" calcext:value-type="float">
            <text:p>-3</text:p>
          </table:table-cell>
          <table:table-cell table:formula="of:=IF([.W32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04</text:p>
          </table:table-cell>
          <table:table-cell office:value-type="float" office:value="840.2257" calcext:value-type="float">
            <text:p>840.2</text:p>
          </table:table-cell>
          <table:table-cell office:value-type="float" office:value="841.6834" calcext:value-type="float">
            <text:p>841.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B328]/[.G328]-1" office:value-type="float" office:value="0.0135412545235223" calcext:value-type="float">
            <text:p>0.014</text:p>
          </table:table-cell>
          <table:table-cell table:formula="of:=[.C328]/[.E328]-1" office:value-type="float" office:value="0.0152996381182147" calcext:value-type="float">
            <text:p>0.015</text:p>
          </table:table-cell>
          <table:table-cell/>
          <table:table-cell table:formula="of:=INT([.B328])" office:value-type="float" office:value="840" calcext:value-type="float">
            <text:p>840</text:p>
          </table:table-cell>
          <table:table-cell table:formula="of:=IF([.G328]&lt;[.M328]; [.M328]; &quot;&quot;)" office:value-type="float" office:value="840" calcext:value-type="float">
            <text:p>840</text:p>
          </table:table-cell>
          <table:table-cell table:formula="of:=IF([.N328]&lt;&gt;&quot;&quot;; [.E328]; &quot;&quot;)" office:value-type="float" office:value="829" calcext:value-type="float">
            <text:p>829</text:p>
          </table:table-cell>
          <table:table-cell table:formula="of:=IF([.O328]&lt;&gt;&quot;&quot;; [.O328]-[.N328]; &quot;&quot;)" office:value-type="float" office:value="-11" calcext:value-type="float">
            <text:p>-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28]-[.G328]" office:value-type="float" office:value="0" calcext:value-type="float">
            <text:p>0</text:p>
          </table:table-cell>
          <table:table-cell table:formula="of:=[.B328]-[.G328]" office:value-type="float" office:value="11.2257" calcext:value-type="float">
            <text:p>11.2</text:p>
          </table:table-cell>
          <table:table-cell table:formula="of:=[.C328]-[.G328]" office:value-type="float" office:value="12.6834" calcext:value-type="float">
            <text:p>12.7</text:p>
          </table:table-cell>
          <table:table-cell/>
          <table:table-cell table:formula="of:=[.E328]-[.H328]" office:value-type="float" office:value="-4" calcext:value-type="float">
            <text:p>-4</text:p>
          </table:table-cell>
          <table:table-cell table:formula="of:=IF([.W32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05</text:p>
          </table:table-cell>
          <table:table-cell office:value-type="float" office:value="828.3761" calcext:value-type="float">
            <text:p>828.4</text:p>
          </table:table-cell>
          <table:table-cell office:value-type="float" office:value="830.2757" calcext:value-type="float">
            <text:p>830.3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831" calcext:value-type="float">
            <text:p>831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B329]/[.G329]-1" office:value-type="float" office:value="-0.00315752105896516" calcext:value-type="float">
            <text:p>-0.003</text:p>
          </table:table-cell>
          <table:table-cell table:formula="of:=[.C329]/[.E329]-1" office:value-type="float" office:value="-0.00803381123058544" calcext:value-type="float">
            <text:p>-0.008</text:p>
          </table:table-cell>
          <table:table-cell/>
          <table:table-cell table:formula="of:=INT([.B329])" office:value-type="float" office:value="828" calcext:value-type="float">
            <text:p>828</text:p>
          </table:table-cell>
          <table:table-cell table:formula="of:=IF([.G329]&lt;[.M329]; [.M329]; &quot;&quot;)">
            <text:p/>
          </table:table-cell>
          <table:table-cell table:formula="of:=IF([.N329]&lt;&gt;&quot;&quot;; [.E329]; &quot;&quot;)">
            <text:p/>
          </table:table-cell>
          <table:table-cell table:formula="of:=IF([.O329]&lt;&gt;&quot;&quot;; [.O329]-[.N329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29]-[.G329]" office:value-type="float" office:value="6" calcext:value-type="float">
            <text:p>6</text:p>
          </table:table-cell>
          <table:table-cell table:formula="of:=[.B329]-[.G329]" office:value-type="float" office:value="-2.62390000000005" calcext:value-type="float">
            <text:p>-2.6</text:p>
          </table:table-cell>
          <table:table-cell table:formula="of:=[.C329]-[.G329]" office:value-type="float" office:value="-0.724299999999971" calcext:value-type="float">
            <text:p>-0.7</text:p>
          </table:table-cell>
          <table:table-cell/>
          <table:table-cell table:formula="of:=[.E329]-[.H329]" office:value-type="float" office:value="-7" calcext:value-type="float">
            <text:p>-7</text:p>
          </table:table-cell>
          <table:table-cell table:formula="of:=IF([.W32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06</text:p>
          </table:table-cell>
          <table:table-cell office:value-type="float" office:value="839.7069" calcext:value-type="float">
            <text:p>839.7</text:p>
          </table:table-cell>
          <table:table-cell office:value-type="float" office:value="841.56366" calcext:value-type="float">
            <text:p>841.6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42" calcext:value-type="float">
            <text:p>842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B330]/[.G330]-1" office:value-type="float" office:value="-0.00272339667458432" calcext:value-type="float">
            <text:p>-0.003</text:p>
          </table:table-cell>
          <table:table-cell table:formula="of:=[.C330]/[.E330]-1" office:value-type="float" office:value="-0.00759002358490568" calcext:value-type="float">
            <text:p>-0.008</text:p>
          </table:table-cell>
          <table:table-cell/>
          <table:table-cell table:formula="of:=INT([.B330])" office:value-type="float" office:value="839" calcext:value-type="float">
            <text:p>839</text:p>
          </table:table-cell>
          <table:table-cell table:formula="of:=IF([.G330]&lt;[.M330]; [.M330]; &quot;&quot;)">
            <text:p/>
          </table:table-cell>
          <table:table-cell table:formula="of:=IF([.N330]&lt;&gt;&quot;&quot;; [.E330]; &quot;&quot;)">
            <text:p/>
          </table:table-cell>
          <table:table-cell table:formula="of:=IF([.O330]&lt;&gt;&quot;&quot;; [.O330]-[.N33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30]-[.G330]" office:value-type="float" office:value="6" calcext:value-type="float">
            <text:p>6</text:p>
          </table:table-cell>
          <table:table-cell table:formula="of:=[.B330]-[.G330]" office:value-type="float" office:value="-2.29309999999998" calcext:value-type="float">
            <text:p>-2.3</text:p>
          </table:table-cell>
          <table:table-cell table:formula="of:=[.C330]-[.G330]" office:value-type="float" office:value="-0.436339999999973" calcext:value-type="float">
            <text:p>-0.4</text:p>
          </table:table-cell>
          <table:table-cell/>
          <table:table-cell table:formula="of:=[.E330]-[.H330]" office:value-type="float" office:value="-6" calcext:value-type="float">
            <text:p>-6</text:p>
          </table:table-cell>
          <table:table-cell table:formula="of:=IF([.W33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0</text:p>
          </table:table-cell>
          <table:table-cell office:value-type="float" office:value="848.15955" calcext:value-type="float">
            <text:p>848.2</text:p>
          </table:table-cell>
          <table:table-cell office:value-type="float" office:value="849.91815" calcext:value-type="float">
            <text:p>849.9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53" calcext:value-type="float">
            <text:p>853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[.B331]/[.G331]-1" office:value-type="float" office:value="-0.00567461899179367" calcext:value-type="float">
            <text:p>-0.006</text:p>
          </table:table-cell>
          <table:table-cell table:formula="of:=[.C331]/[.E331]-1" office:value-type="float" office:value="-0.0140160672853829" calcext:value-type="float">
            <text:p>-0.014</text:p>
          </table:table-cell>
          <table:table-cell/>
          <table:table-cell table:formula="of:=INT([.B331])" office:value-type="float" office:value="848" calcext:value-type="float">
            <text:p>848</text:p>
          </table:table-cell>
          <table:table-cell table:formula="of:=IF([.G331]&lt;[.M331]; [.M331]; &quot;&quot;)">
            <text:p/>
          </table:table-cell>
          <table:table-cell table:formula="of:=IF([.N331]&lt;&gt;&quot;&quot;; [.E331]; &quot;&quot;)">
            <text:p/>
          </table:table-cell>
          <table:table-cell table:formula="of:=IF([.O331]&lt;&gt;&quot;&quot;; [.O331]-[.N33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31]-[.G331]" office:value-type="float" office:value="9" calcext:value-type="float">
            <text:p>9</text:p>
          </table:table-cell>
          <table:table-cell table:formula="of:=[.B331]-[.G331]" office:value-type="float" office:value="-4.84045000000003" calcext:value-type="float">
            <text:p>-4.8</text:p>
          </table:table-cell>
          <table:table-cell table:formula="of:=[.C331]-[.G331]" office:value-type="float" office:value="-3.08185000000003" calcext:value-type="float">
            <text:p>-3.1</text:p>
          </table:table-cell>
          <table:table-cell/>
          <table:table-cell table:formula="of:=[.E331]-[.H331]" office:value-type="float" office:value="-3" calcext:value-type="float">
            <text:p>-3</text:p>
          </table:table-cell>
          <table:table-cell table:formula="of:=IF([.W33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float" office:value="857.89575" calcext:value-type="float">
            <text:p>857.9</text:p>
          </table:table-cell>
          <table:table-cell office:value-type="float" office:value="859.72675" calcext:value-type="float">
            <text:p>859.7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80" calcext:value-type="float">
            <text:p>880</text:p>
          </table:table-cell>
          <table:table-cell office:value-type="float" office:value="864" calcext:value-type="float">
            <text:p>864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[.B332]/[.G332]-1" office:value-type="float" office:value="-0.00706510416666661" calcext:value-type="float">
            <text:p>-0.007</text:p>
          </table:table-cell>
          <table:table-cell table:formula="of:=[.C332]/[.E332]-1" office:value-type="float" office:value="-0.0208123576309794" calcext:value-type="float">
            <text:p>-0.021</text:p>
          </table:table-cell>
          <table:table-cell/>
          <table:table-cell table:formula="of:=INT([.B332])" office:value-type="float" office:value="857" calcext:value-type="float">
            <text:p>857</text:p>
          </table:table-cell>
          <table:table-cell table:formula="of:=IF([.G332]&lt;[.M332]; [.M332]; &quot;&quot;)">
            <text:p/>
          </table:table-cell>
          <table:table-cell table:formula="of:=IF([.N332]&lt;&gt;&quot;&quot;; [.E332]; &quot;&quot;)">
            <text:p/>
          </table:table-cell>
          <table:table-cell table:formula="of:=IF([.O332]&lt;&gt;&quot;&quot;; [.O332]-[.N33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32]-[.G332]" office:value-type="float" office:value="14" calcext:value-type="float">
            <text:p>14</text:p>
          </table:table-cell>
          <table:table-cell table:formula="of:=[.B332]-[.G332]" office:value-type="float" office:value="-6.10424999999998" calcext:value-type="float">
            <text:p>-6.1</text:p>
          </table:table-cell>
          <table:table-cell table:formula="of:=[.C332]-[.G332]" office:value-type="float" office:value="-4.27324999999996" calcext:value-type="float">
            <text:p>-4.3</text:p>
          </table:table-cell>
          <table:table-cell/>
          <table:table-cell table:formula="of:=[.E332]-[.H332]" office:value-type="float" office:value="-1" calcext:value-type="float">
            <text:p>-1</text:p>
          </table:table-cell>
          <table:table-cell table:formula="of:=IF([.W33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float" office:value="869.9977" calcext:value-type="float">
            <text:p>870.0</text:p>
          </table:table-cell>
          <table:table-cell office:value-type="float" office:value="871.625" calcext:value-type="float">
            <text:p>871.6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[.B333]/[.G333]-1" office:value-type="float" office:value="-0.00457929061784901" calcext:value-type="float">
            <text:p>-0.005</text:p>
          </table:table-cell>
          <table:table-cell table:formula="of:=[.C333]/[.E333]-1" office:value-type="float" office:value="-0.0173337091319054" calcext:value-type="float">
            <text:p>-0.017</text:p>
          </table:table-cell>
          <table:table-cell/>
          <table:table-cell table:formula="of:=INT([.B333])" office:value-type="float" office:value="869" calcext:value-type="float">
            <text:p>869</text:p>
          </table:table-cell>
          <table:table-cell table:formula="of:=IF([.G333]&lt;[.M333]; [.M333]; &quot;&quot;)">
            <text:p/>
          </table:table-cell>
          <table:table-cell table:formula="of:=IF([.N333]&lt;&gt;&quot;&quot;; [.E333]; &quot;&quot;)">
            <text:p/>
          </table:table-cell>
          <table:table-cell table:formula="of:=IF([.O333]&lt;&gt;&quot;&quot;; [.O333]-[.N33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33]-[.G333]" office:value-type="float" office:value="13" calcext:value-type="float">
            <text:p>13</text:p>
          </table:table-cell>
          <table:table-cell table:formula="of:=[.B333]-[.G333]" office:value-type="float" office:value="-4.00229999999999" calcext:value-type="float">
            <text:p>-4.0</text:p>
          </table:table-cell>
          <table:table-cell table:formula="of:=[.C333]-[.G333]" office:value-type="float" office:value="-2.375" calcext:value-type="float">
            <text:p>-2.4</text:p>
          </table:table-cell>
          <table:table-cell/>
          <table:table-cell table:formula="of:=[.E333]-[.H333]" office:value-type="float" office:value="0" calcext:value-type="float">
            <text:p>0</text:p>
          </table:table-cell>
          <table:table-cell table:formula="of:=IF([.W33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float" office:value="876.0726" calcext:value-type="float">
            <text:p>876.1</text:p>
          </table:table-cell>
          <table:table-cell office:value-type="float" office:value="877.4713" calcext:value-type="float">
            <text:p>877.5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[.B334]/[.G334]-1" office:value-type="float" office:value="-0.00559296254256536" calcext:value-type="float">
            <text:p>-0.006</text:p>
          </table:table-cell>
          <table:table-cell table:formula="of:=[.C334]/[.E334]-1" office:value-type="float" office:value="-0.0129681664791901" calcext:value-type="float">
            <text:p>-0.013</text:p>
          </table:table-cell>
          <table:table-cell/>
          <table:table-cell table:formula="of:=INT([.B334])" office:value-type="float" office:value="876" calcext:value-type="float">
            <text:p>876</text:p>
          </table:table-cell>
          <table:table-cell table:formula="of:=IF([.G334]&lt;[.M334]; [.M334]; &quot;&quot;)">
            <text:p/>
          </table:table-cell>
          <table:table-cell table:formula="of:=IF([.N334]&lt;&gt;&quot;&quot;; [.E334]; &quot;&quot;)">
            <text:p/>
          </table:table-cell>
          <table:table-cell table:formula="of:=IF([.O334]&lt;&gt;&quot;&quot;; [.O334]-[.N334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34]-[.G334]" office:value-type="float" office:value="8" calcext:value-type="float">
            <text:p>8</text:p>
          </table:table-cell>
          <table:table-cell table:formula="of:=[.B334]-[.G334]" office:value-type="float" office:value="-4.92740000000003" calcext:value-type="float">
            <text:p>-4.9</text:p>
          </table:table-cell>
          <table:table-cell table:formula="of:=[.C334]-[.G334]" office:value-type="float" office:value="-3.52869999999996" calcext:value-type="float">
            <text:p>-3.5</text:p>
          </table:table-cell>
          <table:table-cell/>
          <table:table-cell table:formula="of:=[.E334]-[.H334]" office:value-type="float" office:value="-5" calcext:value-type="float">
            <text:p>-5</text:p>
          </table:table-cell>
          <table:table-cell table:formula="of:=IF([.W33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6</text:p>
          </table:table-cell>
          <table:table-cell office:value-type="float" office:value="882.58685" calcext:value-type="float">
            <text:p>882.6</text:p>
          </table:table-cell>
          <table:table-cell office:value-type="float" office:value="883.46747" calcext:value-type="float">
            <text:p>883.5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890" calcext:value-type="float">
            <text:p>890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B335]/[.G335]-1" office:value-type="float" office:value="-0.00832938202247191" calcext:value-type="float">
            <text:p>-0.008</text:p>
          </table:table-cell>
          <table:table-cell table:formula="of:=[.C335]/[.E335]-1" office:value-type="float" office:value="-0.0161832182628062" calcext:value-type="float">
            <text:p>-0.016</text:p>
          </table:table-cell>
          <table:table-cell/>
          <table:table-cell table:formula="of:=INT([.B335])" office:value-type="float" office:value="882" calcext:value-type="float">
            <text:p>882</text:p>
          </table:table-cell>
          <table:table-cell table:formula="of:=IF([.G335]&lt;[.M335]; [.M335]; &quot;&quot;)">
            <text:p/>
          </table:table-cell>
          <table:table-cell table:formula="of:=IF([.N335]&lt;&gt;&quot;&quot;; [.E335]; &quot;&quot;)">
            <text:p/>
          </table:table-cell>
          <table:table-cell table:formula="of:=IF([.O335]&lt;&gt;&quot;&quot;; [.O335]-[.N33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35]-[.G335]" office:value-type="float" office:value="8" calcext:value-type="float">
            <text:p>8</text:p>
          </table:table-cell>
          <table:table-cell table:formula="of:=[.B335]-[.G335]" office:value-type="float" office:value="-7.41314999999997" calcext:value-type="float">
            <text:p>-7.4</text:p>
          </table:table-cell>
          <table:table-cell table:formula="of:=[.C335]-[.G335]" office:value-type="float" office:value="-6.53252999999995" calcext:value-type="float">
            <text:p>-6.5</text:p>
          </table:table-cell>
          <table:table-cell/>
          <table:table-cell table:formula="of:=[.E335]-[.H335]" office:value-type="float" office:value="-4" calcext:value-type="float">
            <text:p>-4</text:p>
          </table:table-cell>
          <table:table-cell table:formula="of:=IF([.W33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7</text:p>
          </table:table-cell>
          <table:table-cell office:value-type="float" office:value="892.1473" calcext:value-type="float">
            <text:p>892.1</text:p>
          </table:table-cell>
          <table:table-cell office:value-type="float" office:value="892.5894" calcext:value-type="float">
            <text:p>892.6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903" calcext:value-type="float">
            <text:p>903</text:p>
          </table:table-cell>
          <table:table-cell office:value-type="float" office:value="885" calcext:value-type="float">
            <text:p>885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B336]/[.G336]-1" office:value-type="float" office:value="0.00807604519774019" calcext:value-type="float">
            <text:p>0.008</text:p>
          </table:table-cell>
          <table:table-cell table:formula="of:=[.C336]/[.E336]-1" office:value-type="float" office:value="-0.00269340782122907" calcext:value-type="float">
            <text:p>-0.003</text:p>
          </table:table-cell>
          <table:table-cell/>
          <table:table-cell table:formula="of:=INT([.B336])" office:value-type="float" office:value="892" calcext:value-type="float">
            <text:p>892</text:p>
          </table:table-cell>
          <table:table-cell table:formula="of:=IF([.G336]&lt;[.M336]; [.M336]; &quot;&quot;)" office:value-type="float" office:value="892" calcext:value-type="float">
            <text:p>892</text:p>
          </table:table-cell>
          <table:table-cell table:formula="of:=IF([.N336]&lt;&gt;&quot;&quot;; [.E336]; &quot;&quot;)" office:value-type="float" office:value="895" calcext:value-type="float">
            <text:p>895</text:p>
          </table:table-cell>
          <table:table-cell table:formula="of:=IF([.O336]&lt;&gt;&quot;&quot;; [.O336]-[.N336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36]-[.G336]" office:value-type="float" office:value="10" calcext:value-type="float">
            <text:p>10</text:p>
          </table:table-cell>
          <table:table-cell table:formula="of:=[.B336]-[.G336]" office:value-type="float" office:value="7.14729999999997" calcext:value-type="float">
            <text:p>7.1</text:p>
          </table:table-cell>
          <table:table-cell table:formula="of:=[.C336]-[.G336]" office:value-type="float" office:value="7.58939999999996" calcext:value-type="float">
            <text:p>7.6</text:p>
          </table:table-cell>
          <table:table-cell/>
          <table:table-cell table:formula="of:=[.E336]-[.H336]" office:value-type="float" office:value="-5" calcext:value-type="float">
            <text:p>-5</text:p>
          </table:table-cell>
          <table:table-cell table:formula="of:=IF([.W33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8</text:p>
          </table:table-cell>
          <table:table-cell office:value-type="float" office:value="886.2928" calcext:value-type="float">
            <text:p>886.3</text:p>
          </table:table-cell>
          <table:table-cell office:value-type="float" office:value="886.5508" calcext:value-type="float">
            <text:p>886.6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904" calcext:value-type="float">
            <text:p>904</text:p>
          </table:table-cell>
          <table:table-cell office:value-type="float" office:value="889" calcext:value-type="float">
            <text:p>889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[.B337]/[.G337]-1" office:value-type="float" office:value="-0.00304521934758151" calcext:value-type="float">
            <text:p>-0.003</text:p>
          </table:table-cell>
          <table:table-cell table:formula="of:=[.C337]/[.E337]-1" office:value-type="float" office:value="-0.00387550561797756" calcext:value-type="float">
            <text:p>-0.004</text:p>
          </table:table-cell>
          <table:table-cell/>
          <table:table-cell table:formula="of:=INT([.B337])" office:value-type="float" office:value="886" calcext:value-type="float">
            <text:p>886</text:p>
          </table:table-cell>
          <table:table-cell table:formula="of:=IF([.G337]&lt;[.M337]; [.M337]; &quot;&quot;)">
            <text:p/>
          </table:table-cell>
          <table:table-cell table:formula="of:=IF([.N337]&lt;&gt;&quot;&quot;; [.E337]; &quot;&quot;)">
            <text:p/>
          </table:table-cell>
          <table:table-cell table:formula="of:=IF([.O337]&lt;&gt;&quot;&quot;; [.O337]-[.N337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37]-[.G337]" office:value-type="float" office:value="1" calcext:value-type="float">
            <text:p>1</text:p>
          </table:table-cell>
          <table:table-cell table:formula="of:=[.B337]-[.G337]" office:value-type="float" office:value="-2.70719999999994" calcext:value-type="float">
            <text:p>-2.7</text:p>
          </table:table-cell>
          <table:table-cell table:formula="of:=[.C337]-[.G337]" office:value-type="float" office:value="-2.44920000000002" calcext:value-type="float">
            <text:p>-2.4</text:p>
          </table:table-cell>
          <table:table-cell/>
          <table:table-cell table:formula="of:=[.E337]-[.H337]" office:value-type="float" office:value="-5" calcext:value-type="float">
            <text:p>-5</text:p>
          </table:table-cell>
          <table:table-cell table:formula="of:=IF([.W33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19</text:p>
          </table:table-cell>
          <table:table-cell office:value-type="float" office:value="886.3833" calcext:value-type="float">
            <text:p>886.4</text:p>
          </table:table-cell>
          <table:table-cell office:value-type="float" office:value="886.57495" calcext:value-type="float">
            <text:p>886.6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891" calcext:value-type="float">
            <text:p>891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[.B338]/[.G338]-1" office:value-type="float" office:value="-0.00518148148148156" calcext:value-type="float">
            <text:p>-0.005</text:p>
          </table:table-cell>
          <table:table-cell table:formula="of:=[.C338]/[.E338]-1" office:value-type="float" office:value="-0.00830542505592846" calcext:value-type="float">
            <text:p>-0.008</text:p>
          </table:table-cell>
          <table:table-cell/>
          <table:table-cell table:formula="of:=INT([.B338])" office:value-type="float" office:value="886" calcext:value-type="float">
            <text:p>886</text:p>
          </table:table-cell>
          <table:table-cell table:formula="of:=IF([.G338]&lt;[.M338]; [.M338]; &quot;&quot;)">
            <text:p/>
          </table:table-cell>
          <table:table-cell table:formula="of:=IF([.N338]&lt;&gt;&quot;&quot;; [.E338]; &quot;&quot;)">
            <text:p/>
          </table:table-cell>
          <table:table-cell table:formula="of:=IF([.O338]&lt;&gt;&quot;&quot;; [.O338]-[.N33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38]-[.G338]" office:value-type="float" office:value="3" calcext:value-type="float">
            <text:p>3</text:p>
          </table:table-cell>
          <table:table-cell table:formula="of:=[.B338]-[.G338]" office:value-type="float" office:value="-4.61670000000004" calcext:value-type="float">
            <text:p>-4.6</text:p>
          </table:table-cell>
          <table:table-cell table:formula="of:=[.C338]-[.G338]" office:value-type="float" office:value="-4.42505000000006" calcext:value-type="float">
            <text:p>-4.4</text:p>
          </table:table-cell>
          <table:table-cell/>
          <table:table-cell table:formula="of:=[.E338]-[.H338]" office:value-type="float" office:value="1" calcext:value-type="float">
            <text:p>1</text:p>
          </table:table-cell>
          <table:table-cell table:formula="of:=IF([.W33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0-20</text:p>
          </table:table-cell>
          <table:table-cell office:value-type="float" office:value="882.9073" calcext:value-type="float">
            <text:p>882.9</text:p>
          </table:table-cell>
          <table:table-cell office:value-type="float" office:value="883.3164" calcext:value-type="float">
            <text:p>883.3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89" calcext:value-type="float">
            <text:p>889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[.B339]/[.G339]-1" office:value-type="float" office:value="-0.00685343082114742" calcext:value-type="float">
            <text:p>-0.007</text:p>
          </table:table-cell>
          <table:table-cell table:formula="of:=[.C339]/[.E339]-1" office:value-type="float" office:value="-0.0141558035714285" calcext:value-type="float">
            <text:p>-0.014</text:p>
          </table:table-cell>
          <table:table-cell/>
          <table:table-cell table:formula="of:=INT([.B339])" office:value-type="float" office:value="882" calcext:value-type="float">
            <text:p>882</text:p>
          </table:table-cell>
          <table:table-cell table:formula="of:=IF([.G339]&lt;[.M339]; [.M339]; &quot;&quot;)">
            <text:p/>
          </table:table-cell>
          <table:table-cell table:formula="of:=IF([.N339]&lt;&gt;&quot;&quot;; [.E339]; &quot;&quot;)">
            <text:p/>
          </table:table-cell>
          <table:table-cell table:formula="of:=IF([.O339]&lt;&gt;&quot;&quot;; [.O339]-[.N339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39]-[.G339]" office:value-type="float" office:value="7" calcext:value-type="float">
            <text:p>7</text:p>
          </table:table-cell>
          <table:table-cell table:formula="of:=[.B339]-[.G339]" office:value-type="float" office:value="-6.09270000000004" calcext:value-type="float">
            <text:p>-6.1</text:p>
          </table:table-cell>
          <table:table-cell table:formula="of:=[.C339]-[.G339]" office:value-type="float" office:value="-5.68359999999996" calcext:value-type="float">
            <text:p>-5.7</text:p>
          </table:table-cell>
          <table:table-cell/>
          <table:table-cell table:formula="of:=[.E339]-[.H339]" office:value-type="float" office:value="-9" calcext:value-type="float">
            <text:p>-9</text:p>
          </table:table-cell>
          <table:table-cell table:formula="of:=IF([.W33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3</text:p>
          </table:table-cell>
          <table:table-cell office:value-type="float" office:value="889.12805" calcext:value-type="float">
            <text:p>889.1</text:p>
          </table:table-cell>
          <table:table-cell office:value-type="float" office:value="889.132" calcext:value-type="float">
            <text:p>889.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912" calcext:value-type="float">
            <text:p>912</text:p>
          </table:table-cell>
          <table:table-cell office:value-type="float" office:value="905" calcext:value-type="float">
            <text:p>905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B340]/[.G340]-1" office:value-type="float" office:value="-0.0175380662983425" calcext:value-type="float">
            <text:p>-0.018</text:p>
          </table:table-cell>
          <table:table-cell table:formula="of:=[.C340]/[.E340]-1" office:value-type="float" office:value="-0.0229318681318682" calcext:value-type="float">
            <text:p>-0.023</text:p>
          </table:table-cell>
          <table:table-cell/>
          <table:table-cell table:formula="of:=INT([.B340])" office:value-type="float" office:value="889" calcext:value-type="float">
            <text:p>889</text:p>
          </table:table-cell>
          <table:table-cell table:formula="of:=IF([.G340]&lt;[.M340]; [.M340]; &quot;&quot;)">
            <text:p/>
          </table:table-cell>
          <table:table-cell table:formula="of:=IF([.N340]&lt;&gt;&quot;&quot;; [.E340]; &quot;&quot;)">
            <text:p/>
          </table:table-cell>
          <table:table-cell table:formula="of:=IF([.O340]&lt;&gt;&quot;&quot;; [.O340]-[.N34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40]-[.G340]" office:value-type="float" office:value="5" calcext:value-type="float">
            <text:p>5</text:p>
          </table:table-cell>
          <table:table-cell table:formula="of:=[.B340]-[.G340]" office:value-type="float" office:value="-15.87195" calcext:value-type="float">
            <text:p>-15.9</text:p>
          </table:table-cell>
          <table:table-cell table:formula="of:=[.C340]-[.G340]" office:value-type="float" office:value="-15.8680000000001" calcext:value-type="float">
            <text:p>-15.9</text:p>
          </table:table-cell>
          <table:table-cell/>
          <table:table-cell table:formula="of:=[.E340]-[.H340]" office:value-type="float" office:value="0" calcext:value-type="float">
            <text:p>0</text:p>
          </table:table-cell>
          <table:table-cell table:formula="of:=IF([.W34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4</text:p>
          </table:table-cell>
          <table:table-cell office:value-type="float" office:value="893.2483" calcext:value-type="float">
            <text:p>893.2</text:p>
          </table:table-cell>
          <table:table-cell office:value-type="float" office:value="893.2346" calcext:value-type="float">
            <text:p>893.2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922" calcext:value-type="float">
            <text:p>922</text:p>
          </table:table-cell>
          <table:table-cell office:value-type="float" office:value="910" calcext:value-type="float">
            <text:p>910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[.B341]/[.G341]-1" office:value-type="float" office:value="-0.0184084615384615" calcext:value-type="float">
            <text:p>-0.018</text:p>
          </table:table-cell>
          <table:table-cell table:formula="of:=[.C341]/[.E341]-1" office:value-type="float" office:value="-0.026977559912854" calcext:value-type="float">
            <text:p>-0.027</text:p>
          </table:table-cell>
          <table:table-cell/>
          <table:table-cell table:formula="of:=INT([.B341])" office:value-type="float" office:value="893" calcext:value-type="float">
            <text:p>893</text:p>
          </table:table-cell>
          <table:table-cell table:formula="of:=IF([.G341]&lt;[.M341]; [.M341]; &quot;&quot;)">
            <text:p/>
          </table:table-cell>
          <table:table-cell table:formula="of:=IF([.N341]&lt;&gt;&quot;&quot;; [.E341]; &quot;&quot;)">
            <text:p/>
          </table:table-cell>
          <table:table-cell table:formula="of:=IF([.O341]&lt;&gt;&quot;&quot;; [.O341]-[.N34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41]-[.G341]" office:value-type="float" office:value="8" calcext:value-type="float">
            <text:p>8</text:p>
          </table:table-cell>
          <table:table-cell table:formula="of:=[.B341]-[.G341]" office:value-type="float" office:value="-16.7517" calcext:value-type="float">
            <text:p>-16.8</text:p>
          </table:table-cell>
          <table:table-cell table:formula="of:=[.C341]-[.G341]" office:value-type="float" office:value="-16.7654" calcext:value-type="float">
            <text:p>-16.8</text:p>
          </table:table-cell>
          <table:table-cell/>
          <table:table-cell table:formula="of:=[.E341]-[.H341]" office:value-type="float" office:value="-7" calcext:value-type="float">
            <text:p>-7</text:p>
          </table:table-cell>
          <table:table-cell table:formula="of:=IF([.W34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25</text:p>
          </table:table-cell>
          <table:table-cell office:value-type="float" office:value="908.203" calcext:value-type="float">
            <text:p>908.2</text:p>
          </table:table-cell>
          <table:table-cell office:value-type="float" office:value="908.09595" calcext:value-type="float">
            <text:p>908.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927" calcext:value-type="float">
            <text:p>927</text:p>
          </table:table-cell>
          <table:table-cell office:value-type="float" office:value="918" calcext:value-type="float">
            <text:p>918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B342]/[.G342]-1" office:value-type="float" office:value="-0.0106721132897604" calcext:value-type="float">
            <text:p>-0.011</text:p>
          </table:table-cell>
          <table:table-cell table:formula="of:=[.C342]/[.E342]-1" office:value-type="float" office:value="-0.0140109120521172" calcext:value-type="float">
            <text:p>-0.014</text:p>
          </table:table-cell>
          <table:table-cell/>
          <table:table-cell table:formula="of:=INT([.B342])" office:value-type="float" office:value="908" calcext:value-type="float">
            <text:p>908</text:p>
          </table:table-cell>
          <table:table-cell table:formula="of:=IF([.G342]&lt;[.M342]; [.M342]; &quot;&quot;)">
            <text:p/>
          </table:table-cell>
          <table:table-cell table:formula="of:=IF([.N342]&lt;&gt;&quot;&quot;; [.E342]; &quot;&quot;)">
            <text:p/>
          </table:table-cell>
          <table:table-cell table:formula="of:=IF([.O342]&lt;&gt;&quot;&quot;; [.O342]-[.N34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42]-[.G342]" office:value-type="float" office:value="3" calcext:value-type="float">
            <text:p>3</text:p>
          </table:table-cell>
          <table:table-cell table:formula="of:=[.B342]-[.G342]" office:value-type="float" office:value="-9.79700000000003" calcext:value-type="float">
            <text:p>-9.8</text:p>
          </table:table-cell>
          <table:table-cell table:formula="of:=[.C342]-[.G342]" office:value-type="float" office:value="-9.90404999999998" calcext:value-type="float">
            <text:p>-9.9</text:p>
          </table:table-cell>
          <table:table-cell/>
          <table:table-cell table:formula="of:=[.E342]-[.H342]" office:value-type="float" office:value="5" calcext:value-type="float">
            <text:p>5</text:p>
          </table:table-cell>
          <table:table-cell table:formula="of:=IF([.W34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0-26</text:p>
          </table:table-cell>
          <table:table-cell office:value-type="float" office:value="900.7173" calcext:value-type="float">
            <text:p>900.7</text:p>
          </table:table-cell>
          <table:table-cell office:value-type="float" office:value="900.6493" calcext:value-type="float">
            <text:p>900.6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B343]/[.G343]-1" office:value-type="float" office:value="-0.00142206208425721" calcext:value-type="float">
            <text:p>-0.001</text:p>
          </table:table-cell>
          <table:table-cell table:formula="of:=[.C343]/[.E343]-1" office:value-type="float" office:value="-0.00809548458149778" calcext:value-type="float">
            <text:p>-0.008</text:p>
          </table:table-cell>
          <table:table-cell/>
          <table:table-cell table:formula="of:=INT([.B343])" office:value-type="float" office:value="900" calcext:value-type="float">
            <text:p>900</text:p>
          </table:table-cell>
          <table:table-cell table:formula="of:=IF([.G343]&lt;[.M343]; [.M343]; &quot;&quot;)">
            <text:p/>
          </table:table-cell>
          <table:table-cell table:formula="of:=IF([.N343]&lt;&gt;&quot;&quot;; [.E343]; &quot;&quot;)">
            <text:p/>
          </table:table-cell>
          <table:table-cell table:formula="of:=IF([.O343]&lt;&gt;&quot;&quot;; [.O343]-[.N34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43]-[.G343]" office:value-type="float" office:value="6" calcext:value-type="float">
            <text:p>6</text:p>
          </table:table-cell>
          <table:table-cell table:formula="of:=[.B343]-[.G343]" office:value-type="float" office:value="-1.28269999999998" calcext:value-type="float">
            <text:p>-1.3</text:p>
          </table:table-cell>
          <table:table-cell table:formula="of:=[.C343]-[.G343]" office:value-type="float" office:value="-1.35069999999996" calcext:value-type="float">
            <text:p>-1.4</text:p>
          </table:table-cell>
          <table:table-cell/>
          <table:table-cell table:formula="of:=[.E343]-[.H343]" office:value-type="float" office:value="58" calcext:value-type="float">
            <text:p>58</text:p>
          </table:table-cell>
          <table:table-cell table:formula="of:=IF([.W343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0-27</text:p>
          </table:table-cell>
          <table:table-cell office:value-type="float" office:value="860.08044" calcext:value-type="float">
            <text:p>860.1</text:p>
          </table:table-cell>
          <table:table-cell office:value-type="float" office:value="860.8396" calcext:value-type="float">
            <text:p>860.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850" calcext:value-type="float">
            <text:p>850</text:p>
          </table:table-cell>
          <table:table-cell office:value-type="float" office:value="819" calcext:value-type="float">
            <text:p>819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B344]/[.G344]-1" office:value-type="float" office:value="0.0501592673992672" calcext:value-type="float">
            <text:p>0.050</text:p>
          </table:table-cell>
          <table:table-cell table:formula="of:=[.C344]/[.E344]-1" office:value-type="float" office:value="0.0163395513577331" calcext:value-type="float">
            <text:p>0.016</text:p>
          </table:table-cell>
          <table:table-cell/>
          <table:table-cell table:formula="of:=INT([.B344])" office:value-type="float" office:value="860" calcext:value-type="float">
            <text:p>860</text:p>
          </table:table-cell>
          <table:table-cell table:formula="of:=IF([.G344]&lt;[.M344]; [.M344]; &quot;&quot;)" office:value-type="float" office:value="860" calcext:value-type="float">
            <text:p>860</text:p>
          </table:table-cell>
          <table:table-cell table:formula="of:=IF([.N344]&lt;&gt;&quot;&quot;; [.E344]; &quot;&quot;)" office:value-type="float" office:value="847" calcext:value-type="float">
            <text:p>847</text:p>
          </table:table-cell>
          <table:table-cell table:formula="of:=IF([.O344]&lt;&gt;&quot;&quot;; [.O344]-[.N344]; &quot;&quot;)" office:value-type="float" office:value="-13" calcext:value-type="float">
            <text:p>-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44]-[.G344]" office:value-type="float" office:value="28" calcext:value-type="float">
            <text:p>28</text:p>
          </table:table-cell>
          <table:table-cell table:formula="of:=[.B344]-[.G344]" office:value-type="float" office:value="41.08044" calcext:value-type="float">
            <text:p>41.1</text:p>
          </table:table-cell>
          <table:table-cell table:formula="of:=[.C344]-[.G344]" office:value-type="float" office:value="41.8396" calcext:value-type="float">
            <text:p>41.8</text:p>
          </table:table-cell>
          <table:table-cell/>
          <table:table-cell table:formula="of:=[.E344]-[.H344]" office:value-type="float" office:value="-7" calcext:value-type="float">
            <text:p>-7</text:p>
          </table:table-cell>
          <table:table-cell table:formula="of:=IF([.W34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836.0594" calcext:value-type="float">
            <text:p>836.1</text:p>
          </table:table-cell>
          <table:table-cell office:value-type="float" office:value="841.97705" calcext:value-type="float">
            <text:p>842.0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868" calcext:value-type="float">
            <text:p>868</text:p>
          </table:table-cell>
          <table:table-cell office:value-type="float" office:value="849" calcext:value-type="float">
            <text:p>849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B345]/[.G345]-1" office:value-type="float" office:value="-0.0152421672555948" calcext:value-type="float">
            <text:p>-0.015</text:p>
          </table:table-cell>
          <table:table-cell table:formula="of:=[.C345]/[.E345]-1" office:value-type="float" office:value="-0.0243603128621089" calcext:value-type="float">
            <text:p>-0.024</text:p>
          </table:table-cell>
          <table:table-cell/>
          <table:table-cell table:formula="of:=INT([.B345])" office:value-type="float" office:value="836" calcext:value-type="float">
            <text:p>836</text:p>
          </table:table-cell>
          <table:table-cell table:formula="of:=IF([.G345]&lt;[.M345]; [.M345]; &quot;&quot;)">
            <text:p/>
          </table:table-cell>
          <table:table-cell table:formula="of:=IF([.N345]&lt;&gt;&quot;&quot;; [.E345]; &quot;&quot;)">
            <text:p/>
          </table:table-cell>
          <table:table-cell table:formula="of:=IF([.O345]&lt;&gt;&quot;&quot;; [.O345]-[.N34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45]-[.G345]" office:value-type="float" office:value="14" calcext:value-type="float">
            <text:p>14</text:p>
          </table:table-cell>
          <table:table-cell table:formula="of:=[.B345]-[.G345]" office:value-type="float" office:value="-12.9406" calcext:value-type="float">
            <text:p>-12.9</text:p>
          </table:table-cell>
          <table:table-cell table:formula="of:=[.C345]-[.G345]" office:value-type="float" office:value="-7.02295000000004" calcext:value-type="float">
            <text:p>-7.0</text:p>
          </table:table-cell>
          <table:table-cell/>
          <table:table-cell table:formula="of:=[.E345]-[.H345]" office:value-type="float" office:value="-11" calcext:value-type="float">
            <text:p>-11</text:p>
          </table:table-cell>
          <table:table-cell table:formula="of:=IF([.W345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0-31</text:p>
          </table:table-cell>
          <table:table-cell office:value-type="float" office:value="851.7483" calcext:value-type="float">
            <text:p>851.7</text:p>
          </table:table-cell>
          <table:table-cell office:value-type="float" office:value="856.09436" calcext:value-type="float">
            <text:p>856.1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882" calcext:value-type="float">
            <text:p>882</text:p>
          </table:table-cell>
          <table:table-cell office:value-type="float" office:value="868" calcext:value-type="float">
            <text:p>868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B346]/[.G346]-1" office:value-type="float" office:value="-0.0187231566820277" calcext:value-type="float">
            <text:p>-0.019</text:p>
          </table:table-cell>
          <table:table-cell table:formula="of:=[.C346]/[.E346]-1" office:value-type="float" office:value="-0.0249494760820045" calcext:value-type="float">
            <text:p>-0.025</text:p>
          </table:table-cell>
          <table:table-cell/>
          <table:table-cell table:formula="of:=INT([.B346])" office:value-type="float" office:value="851" calcext:value-type="float">
            <text:p>851</text:p>
          </table:table-cell>
          <table:table-cell table:formula="of:=IF([.G346]&lt;[.M346]; [.M346]; &quot;&quot;)">
            <text:p/>
          </table:table-cell>
          <table:table-cell table:formula="of:=IF([.N346]&lt;&gt;&quot;&quot;; [.E346]; &quot;&quot;)">
            <text:p/>
          </table:table-cell>
          <table:table-cell table:formula="of:=IF([.O346]&lt;&gt;&quot;&quot;; [.O346]-[.N34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46]-[.G346]" office:value-type="float" office:value="10" calcext:value-type="float">
            <text:p>10</text:p>
          </table:table-cell>
          <table:table-cell table:formula="of:=[.B346]-[.G346]" office:value-type="float" office:value="-16.2517" calcext:value-type="float">
            <text:p>-16.3</text:p>
          </table:table-cell>
          <table:table-cell table:formula="of:=[.C346]-[.G346]" office:value-type="float" office:value="-11.9056399999999" calcext:value-type="float">
            <text:p>-11.9</text:p>
          </table:table-cell>
          <table:table-cell/>
          <table:table-cell table:formula="of:=[.E346]-[.H346]" office:value-type="float" office:value="-7" calcext:value-type="float">
            <text:p>-7</text:p>
          </table:table-cell>
          <table:table-cell table:formula="of:=IF([.W34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float" office:value="863.33136" calcext:value-type="float">
            <text:p>863.3</text:p>
          </table:table-cell>
          <table:table-cell office:value-type="float" office:value="865.71" calcext:value-type="float">
            <text:p>865.7</text:p>
          </table:table-cell>
          <table:table-cell/>
          <table:table-cell table:number-columns-repeated="2" office:value-type="float" office:value="896" calcext:value-type="float">
            <text:p>896</text:p>
          </table:table-cell>
          <table:table-cell office:value-type="float" office:value="883" calcext:value-type="float">
            <text:p>883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B347]/[.G347]-1" office:value-type="float" office:value="-0.0222747904869762" calcext:value-type="float">
            <text:p>-0.022</text:p>
          </table:table-cell>
          <table:table-cell table:formula="of:=[.C347]/[.E347]-1" office:value-type="float" office:value="-0.0338058035714285" calcext:value-type="float">
            <text:p>-0.034</text:p>
          </table:table-cell>
          <table:table-cell/>
          <table:table-cell table:formula="of:=INT([.B347])" office:value-type="float" office:value="863" calcext:value-type="float">
            <text:p>863</text:p>
          </table:table-cell>
          <table:table-cell table:formula="of:=IF([.G347]&lt;[.M347]; [.M347]; &quot;&quot;)">
            <text:p/>
          </table:table-cell>
          <table:table-cell table:formula="of:=IF([.N347]&lt;&gt;&quot;&quot;; [.E347]; &quot;&quot;)">
            <text:p/>
          </table:table-cell>
          <table:table-cell table:formula="of:=IF([.O347]&lt;&gt;&quot;&quot;; [.O347]-[.N347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47]-[.G347]" office:value-type="float" office:value="13" calcext:value-type="float">
            <text:p>13</text:p>
          </table:table-cell>
          <table:table-cell table:formula="of:=[.B347]-[.G347]" office:value-type="float" office:value="-19.66864" calcext:value-type="float">
            <text:p>-19.7</text:p>
          </table:table-cell>
          <table:table-cell table:formula="of:=[.C347]-[.G347]" office:value-type="float" office:value="-17.29" calcext:value-type="float">
            <text:p>-17.3</text:p>
          </table:table-cell>
          <table:table-cell/>
          <table:table-cell table:formula="of:=[.E347]-[.H347]" office:value-type="float" office:value="0" calcext:value-type="float">
            <text:p>0</text:p>
          </table:table-cell>
          <table:table-cell table:formula="of:=IF([.W34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2</text:p>
          </table:table-cell>
          <table:table-cell office:value-type="float" office:value="879.25977" calcext:value-type="float">
            <text:p>879.3</text:p>
          </table:table-cell>
          <table:table-cell office:value-type="float" office:value="881.7863" calcext:value-type="float">
            <text:p>881.8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[.B348]/[.G348]-1" office:value-type="float" office:value="0.0153115127020784" calcext:value-type="float">
            <text:p>0.015</text:p>
          </table:table-cell>
          <table:table-cell table:formula="of:=[.C348]/[.E348]-1" office:value-type="float" office:value="0.00660536529680367" calcext:value-type="float">
            <text:p>0.007</text:p>
          </table:table-cell>
          <table:table-cell/>
          <table:table-cell table:formula="of:=INT([.B348])" office:value-type="float" office:value="879" calcext:value-type="float">
            <text:p>879</text:p>
          </table:table-cell>
          <table:table-cell table:formula="of:=IF([.G348]&lt;[.M348]; [.M348]; &quot;&quot;)" office:value-type="float" office:value="879" calcext:value-type="float">
            <text:p>879</text:p>
          </table:table-cell>
          <table:table-cell table:formula="of:=IF([.N348]&lt;&gt;&quot;&quot;; [.E348]; &quot;&quot;)" office:value-type="float" office:value="876" calcext:value-type="float">
            <text:p>876</text:p>
          </table:table-cell>
          <table:table-cell table:formula="of:=IF([.O348]&lt;&gt;&quot;&quot;; [.O348]-[.N348]; &quot;&quot;)"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48]-[.G348]" office:value-type="float" office:value="10" calcext:value-type="float">
            <text:p>10</text:p>
          </table:table-cell>
          <table:table-cell table:formula="of:=[.B348]-[.G348]" office:value-type="float" office:value="13.25977" calcext:value-type="float">
            <text:p>13.3</text:p>
          </table:table-cell>
          <table:table-cell table:formula="of:=[.C348]-[.G348]" office:value-type="float" office:value="15.7863" calcext:value-type="float">
            <text:p>15.8</text:p>
          </table:table-cell>
          <table:table-cell/>
          <table:table-cell table:formula="of:=[.E348]-[.H348]" office:value-type="float" office:value="0" calcext:value-type="float">
            <text:p>0</text:p>
          </table:table-cell>
          <table:table-cell table:formula="of:=IF([.W348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855.6229" calcext:value-type="float">
            <text:p>855.6</text:p>
          </table:table-cell>
          <table:table-cell office:value-type="float" office:value="858.1405" calcext:value-type="float">
            <text:p>858.1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[.B349]/[.G349]-1" office:value-type="float" office:value="0.007800824499411" calcext:value-type="float">
            <text:p>0.008</text:p>
          </table:table-cell>
          <table:table-cell table:formula="of:=[.C349]/[.E349]-1" office:value-type="float" office:value="0.00839071680376025" calcext:value-type="float">
            <text:p>0.008</text:p>
          </table:table-cell>
          <table:table-cell/>
          <table:table-cell table:formula="of:=INT([.B349])" office:value-type="float" office:value="855" calcext:value-type="float">
            <text:p>855</text:p>
          </table:table-cell>
          <table:table-cell table:formula="of:=IF([.G349]&lt;[.M349]; [.M349]; &quot;&quot;)" office:value-type="float" office:value="855" calcext:value-type="float">
            <text:p>855</text:p>
          </table:table-cell>
          <table:table-cell table:formula="of:=IF([.N349]&lt;&gt;&quot;&quot;; [.E349]; &quot;&quot;)" office:value-type="float" office:value="851" calcext:value-type="float">
            <text:p>851</text:p>
          </table:table-cell>
          <table:table-cell table:formula="of:=IF([.O349]&lt;&gt;&quot;&quot;; [.O349]-[.N349]; &quot;&quot;)" office:value-type="float" office:value="-4" calcext:value-type="float">
            <text:p>-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49]-[.G349]" office:value-type="float" office:value="2" calcext:value-type="float">
            <text:p>2</text:p>
          </table:table-cell>
          <table:table-cell table:formula="of:=[.B349]-[.G349]" office:value-type="float" office:value="6.62289999999996" calcext:value-type="float">
            <text:p>6.6</text:p>
          </table:table-cell>
          <table:table-cell table:formula="of:=[.C349]-[.G349]" office:value-type="float" office:value="9.14049999999997" calcext:value-type="float">
            <text:p>9.1</text:p>
          </table:table-cell>
          <table:table-cell/>
          <table:table-cell table:formula="of:=[.E349]-[.H349]" office:value-type="float" office:value="-4" calcext:value-type="float">
            <text:p>-4</text:p>
          </table:table-cell>
          <table:table-cell table:formula="of:=IF([.W349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7</text:p>
          </table:table-cell>
          <table:table-cell office:value-type="float" office:value="843.4593" calcext:value-type="float">
            <text:p>843.5</text:p>
          </table:table-cell>
          <table:table-cell office:value-type="float" office:value="846.1549" calcext:value-type="float">
            <text:p>846.2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869" calcext:value-type="float">
            <text:p>869</text:p>
          </table:table-cell>
          <table:table-cell office:value-type="float" office:value="853" calcext:value-type="float">
            <text:p>853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B350]/[.G350]-1" office:value-type="float" office:value="-0.011184876905041" calcext:value-type="float">
            <text:p>-0.011</text:p>
          </table:table-cell>
          <table:table-cell table:formula="of:=[.C350]/[.E350]-1" office:value-type="float" office:value="-0.019519235225956" calcext:value-type="float">
            <text:p>-0.020</text:p>
          </table:table-cell>
          <table:table-cell/>
          <table:table-cell table:formula="of:=INT([.B350])" office:value-type="float" office:value="843" calcext:value-type="float">
            <text:p>843</text:p>
          </table:table-cell>
          <table:table-cell table:formula="of:=IF([.G350]&lt;[.M350]; [.M350]; &quot;&quot;)">
            <text:p/>
          </table:table-cell>
          <table:table-cell table:formula="of:=IF([.N350]&lt;&gt;&quot;&quot;; [.E350]; &quot;&quot;)">
            <text:p/>
          </table:table-cell>
          <table:table-cell table:formula="of:=IF([.O350]&lt;&gt;&quot;&quot;; [.O350]-[.N35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50]-[.G350]" office:value-type="float" office:value="10" calcext:value-type="float">
            <text:p>10</text:p>
          </table:table-cell>
          <table:table-cell table:formula="of:=[.B350]-[.G350]" office:value-type="float" office:value="-9.54070000000002" calcext:value-type="float">
            <text:p>-9.5</text:p>
          </table:table-cell>
          <table:table-cell table:formula="of:=[.C350]-[.G350]" office:value-type="float" office:value="-6.8451" calcext:value-type="float">
            <text:p>-6.8</text:p>
          </table:table-cell>
          <table:table-cell/>
          <table:table-cell table:formula="of:=[.E350]-[.H350]" office:value-type="float" office:value="0" calcext:value-type="float">
            <text:p>0</text:p>
          </table:table-cell>
          <table:table-cell table:formula="of:=IF([.W35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8</text:p>
          </table:table-cell>
          <table:table-cell office:value-type="float" office:value="852.2307" calcext:value-type="float">
            <text:p>852.2</text:p>
          </table:table-cell>
          <table:table-cell office:value-type="float" office:value="854.2959" calcext:value-type="float">
            <text:p>854.3</text:p>
          </table:table-cell>
          <table:table-cell/>
          <table:table-cell table:number-columns-repeated="2" office:value-type="float" office:value="874" calcext:value-type="float">
            <text:p>874</text:p>
          </table:table-cell>
          <table:table-cell office:value-type="float" office:value="860" calcext:value-type="float">
            <text:p>860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B351]/[.G351]-1" office:value-type="float" office:value="-0.00903406976744192" calcext:value-type="float">
            <text:p>-0.009</text:p>
          </table:table-cell>
          <table:table-cell table:formula="of:=[.C351]/[.E351]-1" office:value-type="float" office:value="-0.0225447368421053" calcext:value-type="float">
            <text:p>-0.023</text:p>
          </table:table-cell>
          <table:table-cell/>
          <table:table-cell table:formula="of:=INT([.B351])" office:value-type="float" office:value="852" calcext:value-type="float">
            <text:p>852</text:p>
          </table:table-cell>
          <table:table-cell table:formula="of:=IF([.G351]&lt;[.M351]; [.M351]; &quot;&quot;)">
            <text:p/>
          </table:table-cell>
          <table:table-cell table:formula="of:=IF([.N351]&lt;&gt;&quot;&quot;; [.E351]; &quot;&quot;)">
            <text:p/>
          </table:table-cell>
          <table:table-cell table:formula="of:=IF([.O351]&lt;&gt;&quot;&quot;; [.O351]-[.N35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51]-[.G351]" office:value-type="float" office:value="14" calcext:value-type="float">
            <text:p>14</text:p>
          </table:table-cell>
          <table:table-cell table:formula="of:=[.B351]-[.G351]" office:value-type="float" office:value="-7.76930000000004" calcext:value-type="float">
            <text:p>-7.8</text:p>
          </table:table-cell>
          <table:table-cell table:formula="of:=[.C351]-[.G351]" office:value-type="float" office:value="-5.70410000000004" calcext:value-type="float">
            <text:p>-5.7</text:p>
          </table:table-cell>
          <table:table-cell/>
          <table:table-cell table:formula="of:=[.E351]-[.H351]" office:value-type="float" office:value="-6" calcext:value-type="float">
            <text:p>-6</text:p>
          </table:table-cell>
          <table:table-cell table:formula="of:=IF([.W35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9</text:p>
          </table:table-cell>
          <table:table-cell office:value-type="float" office:value="865.18243" calcext:value-type="float">
            <text:p>865.2</text:p>
          </table:table-cell>
          <table:table-cell office:value-type="float" office:value="866.8341" calcext:value-type="float">
            <text:p>866.8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861" calcext:value-type="float">
            <text:p>861</text:p>
          </table:table-cell>
          <table:table-cell/>
          <table:table-cell table:formula="of:=[.B352]/[.G352]-1" office:value-type="float" office:value="0.0048576422764226" calcext:value-type="float">
            <text:p>0.005</text:p>
          </table:table-cell>
          <table:table-cell table:formula="of:=[.C352]/[.E352]-1" office:value-type="float" office:value="-0.0104633561643835" calcext:value-type="float">
            <text:p>-0.010</text:p>
          </table:table-cell>
          <table:table-cell/>
          <table:table-cell table:formula="of:=INT([.B352])" office:value-type="float" office:value="865" calcext:value-type="float">
            <text:p>865</text:p>
          </table:table-cell>
          <table:table-cell table:formula="of:=IF([.G352]&lt;[.M352]; [.M352]; &quot;&quot;)" office:value-type="float" office:value="865" calcext:value-type="float">
            <text:p>865</text:p>
          </table:table-cell>
          <table:table-cell table:formula="of:=IF([.N352]&lt;&gt;&quot;&quot;; [.E352]; &quot;&quot;)" office:value-type="float" office:value="876" calcext:value-type="float">
            <text:p>876</text:p>
          </table:table-cell>
          <table:table-cell table:formula="of:=IF([.O352]&lt;&gt;&quot;&quot;; [.O352]-[.N352]; &quot;&quot;)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52]-[.G352]" office:value-type="float" office:value="15" calcext:value-type="float">
            <text:p>15</text:p>
          </table:table-cell>
          <table:table-cell table:formula="of:=[.B352]-[.G352]" office:value-type="float" office:value="4.18242999999995" calcext:value-type="float">
            <text:p>4.2</text:p>
          </table:table-cell>
          <table:table-cell table:formula="of:=[.C352]-[.G352]" office:value-type="float" office:value="5.83410000000004" calcext:value-type="float">
            <text:p>5.8</text:p>
          </table:table-cell>
          <table:table-cell/>
          <table:table-cell table:formula="of:=[.E352]-[.H352]" office:value-type="float" office:value="15" calcext:value-type="float">
            <text:p>15</text:p>
          </table:table-cell>
          <table:table-cell table:formula="of:=IF([.W35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10</text:p>
          </table:table-cell>
          <table:table-cell office:value-type="float" office:value="853.3508" calcext:value-type="float">
            <text:p>853.4</text:p>
          </table:table-cell>
          <table:table-cell office:value-type="float" office:value="854.9785" calcext:value-type="float">
            <text:p>855.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875" calcext:value-type="float">
            <text:p>875</text:p>
          </table:table-cell>
          <table:table-cell office:value-type="float" office:value="861" calcext:value-type="float">
            <text:p>861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B353]/[.G353]-1" office:value-type="float" office:value="-0.00888408826945408" calcext:value-type="float">
            <text:p>-0.009</text:p>
          </table:table-cell>
          <table:table-cell table:formula="of:=[.C353]/[.E353]-1" office:value-type="float" office:value="-0.0161352128883774" calcext:value-type="float">
            <text:p>-0.016</text:p>
          </table:table-cell>
          <table:table-cell/>
          <table:table-cell table:formula="of:=INT([.B353])" office:value-type="float" office:value="853" calcext:value-type="float">
            <text:p>853</text:p>
          </table:table-cell>
          <table:table-cell table:formula="of:=IF([.G353]&lt;[.M353]; [.M353]; &quot;&quot;)">
            <text:p/>
          </table:table-cell>
          <table:table-cell table:formula="of:=IF([.N353]&lt;&gt;&quot;&quot;; [.E353]; &quot;&quot;)">
            <text:p/>
          </table:table-cell>
          <table:table-cell table:formula="of:=IF([.O353]&lt;&gt;&quot;&quot;; [.O353]-[.N35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53]-[.G353]" office:value-type="float" office:value="8" calcext:value-type="float">
            <text:p>8</text:p>
          </table:table-cell>
          <table:table-cell table:formula="of:=[.B353]-[.G353]" office:value-type="float" office:value="-7.64919999999995" calcext:value-type="float">
            <text:p>-7.6</text:p>
          </table:table-cell>
          <table:table-cell table:formula="of:=[.C353]-[.G353]" office:value-type="float" office:value="-6.02149999999995" calcext:value-type="float">
            <text:p>-6.0</text:p>
          </table:table-cell>
          <table:table-cell/>
          <table:table-cell table:formula="of:=[.E353]-[.H353]" office:value-type="float" office:value="-5" calcext:value-type="float">
            <text:p>-5</text:p>
          </table:table-cell>
          <table:table-cell table:formula="of:=IF([.W35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860.2511" calcext:value-type="float">
            <text:p>860.3</text:p>
          </table:table-cell>
          <table:table-cell office:value-type="float" office:value="861.2699" calcext:value-type="float">
            <text:p>861.3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874" calcext:value-type="float">
            <text:p>874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B354]/[.G354]-1" office:value-type="float" office:value="0.00968438967136143" calcext:value-type="float">
            <text:p>0.010</text:p>
          </table:table-cell>
          <table:table-cell table:formula="of:=[.C354]/[.E354]-1" office:value-type="float" office:value="0.0108801643192489" calcext:value-type="float">
            <text:p>0.011</text:p>
          </table:table-cell>
          <table:table-cell/>
          <table:table-cell table:formula="of:=INT([.B354])" office:value-type="float" office:value="860" calcext:value-type="float">
            <text:p>860</text:p>
          </table:table-cell>
          <table:table-cell table:formula="of:=IF([.G354]&lt;[.M354]; [.M354]; &quot;&quot;)" office:value-type="float" office:value="860" calcext:value-type="float">
            <text:p>860</text:p>
          </table:table-cell>
          <table:table-cell table:formula="of:=IF([.N354]&lt;&gt;&quot;&quot;; [.E354]; &quot;&quot;)" office:value-type="float" office:value="852" calcext:value-type="float">
            <text:p>852</text:p>
          </table:table-cell>
          <table:table-cell table:formula="of:=IF([.O354]&lt;&gt;&quot;&quot;; [.O354]-[.N354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54]-[.G354]" office:value-type="float" office:value="0" calcext:value-type="float">
            <text:p>0</text:p>
          </table:table-cell>
          <table:table-cell table:formula="of:=[.B354]-[.G354]" office:value-type="float" office:value="8.25109999999995" calcext:value-type="float">
            <text:p>8.3</text:p>
          </table:table-cell>
          <table:table-cell table:formula="of:=[.C354]-[.G354]" office:value-type="float" office:value="9.26990000000001" calcext:value-type="float">
            <text:p>9.3</text:p>
          </table:table-cell>
          <table:table-cell/>
          <table:table-cell table:formula="of:=[.E354]-[.H354]" office:value-type="float" office:value="1" calcext:value-type="float">
            <text:p>1</text:p>
          </table:table-cell>
          <table:table-cell table:formula="of:=IF([.W354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14</text:p>
          </table:table-cell>
          <table:table-cell office:value-type="float" office:value="841.5934" calcext:value-type="float">
            <text:p>841.6</text:p>
          </table:table-cell>
          <table:table-cell office:value-type="float" office:value="842.61017" calcext:value-type="float">
            <text:p>842.6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55]/[.G355]-1" office:value-type="float" office:value="-0.00638323494687132" calcext:value-type="float">
            <text:p>-0.006</text:p>
          </table:table-cell>
          <table:table-cell table:formula="of:=[.C355]/[.E355]-1" office:value-type="float" office:value="-0.00752630153121314" calcext:value-type="float">
            <text:p>-0.008</text:p>
          </table:table-cell>
          <table:table-cell/>
          <table:table-cell table:formula="of:=INT([.B355])" office:value-type="float" office:value="841" calcext:value-type="float">
            <text:p>841</text:p>
          </table:table-cell>
          <table:table-cell table:formula="of:=IF([.G355]&lt;[.M355]; [.M355]; &quot;&quot;)">
            <text:p/>
          </table:table-cell>
          <table:table-cell table:formula="of:=IF([.N355]&lt;&gt;&quot;&quot;; [.E355]; &quot;&quot;)">
            <text:p/>
          </table:table-cell>
          <table:table-cell table:formula="of:=IF([.O355]&lt;&gt;&quot;&quot;; [.O355]-[.N35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55]-[.G355]" office:value-type="float" office:value="2" calcext:value-type="float">
            <text:p>2</text:p>
          </table:table-cell>
          <table:table-cell table:formula="of:=[.B355]-[.G355]" office:value-type="float" office:value="-5.40660000000003" calcext:value-type="float">
            <text:p>-5.4</text:p>
          </table:table-cell>
          <table:table-cell table:formula="of:=[.C355]-[.G355]" office:value-type="float" office:value="-4.38982999999996" calcext:value-type="float">
            <text:p>-4.4</text:p>
          </table:table-cell>
          <table:table-cell/>
          <table:table-cell table:formula="of:=[.E355]-[.H355]" office:value-type="float" office:value="4" calcext:value-type="float">
            <text:p>4</text:p>
          </table:table-cell>
          <table:table-cell table:formula="of:=IF([.W35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15</text:p>
          </table:table-cell>
          <table:table-cell office:value-type="float" office:value="838.5619" calcext:value-type="float">
            <text:p>838.6</text:p>
          </table:table-cell>
          <table:table-cell office:value-type="float" office:value="840.18915" calcext:value-type="float">
            <text:p>840.2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825" calcext:value-type="float">
            <text:p>825</text:p>
          </table:table-cell>
          <table:table-cell/>
          <table:table-cell table:formula="of:=[.B356]/[.G356]-1" office:value-type="float" office:value="0.0164386666666667" calcext:value-type="float">
            <text:p>0.016</text:p>
          </table:table-cell>
          <table:table-cell table:formula="of:=[.C356]/[.E356]-1" office:value-type="float" office:value="0.00984272836538458" calcext:value-type="float">
            <text:p>0.010</text:p>
          </table:table-cell>
          <table:table-cell/>
          <table:table-cell table:formula="of:=INT([.B356])" office:value-type="float" office:value="838" calcext:value-type="float">
            <text:p>838</text:p>
          </table:table-cell>
          <table:table-cell table:formula="of:=IF([.G356]&lt;[.M356]; [.M356]; &quot;&quot;)" office:value-type="float" office:value="838" calcext:value-type="float">
            <text:p>838</text:p>
          </table:table-cell>
          <table:table-cell table:formula="of:=IF([.N356]&lt;&gt;&quot;&quot;; [.E356]; &quot;&quot;)" office:value-type="float" office:value="832" calcext:value-type="float">
            <text:p>832</text:p>
          </table:table-cell>
          <table:table-cell table:formula="of:=IF([.O356]&lt;&gt;&quot;&quot;; [.O356]-[.N356]; &quot;&quot;)"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56]-[.G356]" office:value-type="float" office:value="7" calcext:value-type="float">
            <text:p>7</text:p>
          </table:table-cell>
          <table:table-cell table:formula="of:=[.B356]-[.G356]" office:value-type="float" office:value="13.5619" calcext:value-type="float">
            <text:p>13.6</text:p>
          </table:table-cell>
          <table:table-cell table:formula="of:=[.C356]-[.G356]" office:value-type="float" office:value="15.18915" calcext:value-type="float">
            <text:p>15.2</text:p>
          </table:table-cell>
          <table:table-cell/>
          <table:table-cell table:formula="of:=[.E356]-[.H356]" office:value-type="float" office:value="7" calcext:value-type="float">
            <text:p>7</text:p>
          </table:table-cell>
          <table:table-cell table:formula="of:=IF([.W35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16</text:p>
          </table:table-cell>
          <table:table-cell office:value-type="float" office:value="813.6526" calcext:value-type="float">
            <text:p>813.7</text:p>
          </table:table-cell>
          <table:table-cell office:value-type="float" office:value="816.41754" calcext:value-type="float">
            <text:p>816.4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B357]/[.G357]-1" office:value-type="float" office:value="-0.0137544242424242" calcext:value-type="float">
            <text:p>-0.014</text:p>
          </table:table-cell>
          <table:table-cell table:formula="of:=[.C357]/[.E357]-1" office:value-type="float" office:value="-0.0199069147659063" calcext:value-type="float">
            <text:p>-0.020</text:p>
          </table:table-cell>
          <table:table-cell/>
          <table:table-cell table:formula="of:=INT([.B357])" office:value-type="float" office:value="813" calcext:value-type="float">
            <text:p>813</text:p>
          </table:table-cell>
          <table:table-cell table:formula="of:=IF([.G357]&lt;[.M357]; [.M357]; &quot;&quot;)">
            <text:p/>
          </table:table-cell>
          <table:table-cell table:formula="of:=IF([.N357]&lt;&gt;&quot;&quot;; [.E357]; &quot;&quot;)">
            <text:p/>
          </table:table-cell>
          <table:table-cell table:formula="of:=IF([.O357]&lt;&gt;&quot;&quot;; [.O357]-[.N357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57]-[.G357]" office:value-type="float" office:value="8" calcext:value-type="float">
            <text:p>8</text:p>
          </table:table-cell>
          <table:table-cell table:formula="of:=[.B357]-[.G357]" office:value-type="float" office:value="-11.3474" calcext:value-type="float">
            <text:p>-11.3</text:p>
          </table:table-cell>
          <table:table-cell table:formula="of:=[.C357]-[.G357]" office:value-type="float" office:value="-8.58245999999997" calcext:value-type="float">
            <text:p>-8.6</text:p>
          </table:table-cell>
          <table:table-cell/>
          <table:table-cell table:formula="of:=[.E357]-[.H357]" office:value-type="float" office:value="-11" calcext:value-type="float">
            <text:p>-11</text:p>
          </table:table-cell>
          <table:table-cell table:formula="of:=IF([.W35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7</text:p>
          </table:table-cell>
          <table:table-cell office:value-type="float" office:value="836.9501" calcext:value-type="float">
            <text:p>837.0</text:p>
          </table:table-cell>
          <table:table-cell office:value-type="float" office:value="839.3127" calcext:value-type="float">
            <text:p>839.3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B358]/[.G358]-1" office:value-type="float" office:value="0.0108092995169082" calcext:value-type="float">
            <text:p>0.011</text:p>
          </table:table-cell>
          <table:table-cell table:formula="of:=[.C358]/[.E358]-1" office:value-type="float" office:value="0.0100032490974729" calcext:value-type="float">
            <text:p>0.010</text:p>
          </table:table-cell>
          <table:table-cell/>
          <table:table-cell table:formula="of:=INT([.B358])" office:value-type="float" office:value="836" calcext:value-type="float">
            <text:p>836</text:p>
          </table:table-cell>
          <table:table-cell table:formula="of:=IF([.G358]&lt;[.M358]; [.M358]; &quot;&quot;)" office:value-type="float" office:value="836" calcext:value-type="float">
            <text:p>836</text:p>
          </table:table-cell>
          <table:table-cell table:formula="of:=IF([.N358]&lt;&gt;&quot;&quot;; [.E358]; &quot;&quot;)" office:value-type="float" office:value="831" calcext:value-type="float">
            <text:p>831</text:p>
          </table:table-cell>
          <table:table-cell table:formula="of:=IF([.O358]&lt;&gt;&quot;&quot;; [.O358]-[.N358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58]-[.G358]" office:value-type="float" office:value="3" calcext:value-type="float">
            <text:p>3</text:p>
          </table:table-cell>
          <table:table-cell table:formula="of:=[.B358]-[.G358]" office:value-type="float" office:value="8.95010000000002" calcext:value-type="float">
            <text:p>9.0</text:p>
          </table:table-cell>
          <table:table-cell table:formula="of:=[.C358]-[.G358]" office:value-type="float" office:value="11.3126999999999" calcext:value-type="float">
            <text:p>11.3</text:p>
          </table:table-cell>
          <table:table-cell/>
          <table:table-cell table:formula="of:=[.E358]-[.H358]" office:value-type="float" office:value="7" calcext:value-type="float">
            <text:p>7</text:p>
          </table:table-cell>
          <table:table-cell table:formula="of:=IF([.W35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812.4053" calcext:value-type="float">
            <text:p>812.4</text:p>
          </table:table-cell>
          <table:table-cell office:value-type="float" office:value="814.7479" calcext:value-type="float">
            <text:p>814.7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31" calcext:value-type="float">
            <text:p>831</text:p>
          </table:table-cell>
          <table:table-cell office:value-type="float" office:value="817" calcext:value-type="float">
            <text:p>817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B359]/[.G359]-1" office:value-type="float" office:value="-0.00562386780905755" calcext:value-type="float">
            <text:p>-0.006</text:p>
          </table:table-cell>
          <table:table-cell table:formula="of:=[.C359]/[.E359]-1" office:value-type="float" office:value="-0.0100268529769137" calcext:value-type="float">
            <text:p>-0.010</text:p>
          </table:table-cell>
          <table:table-cell/>
          <table:table-cell table:formula="of:=INT([.B359])" office:value-type="float" office:value="812" calcext:value-type="float">
            <text:p>812</text:p>
          </table:table-cell>
          <table:table-cell table:formula="of:=IF([.G359]&lt;[.M359]; [.M359]; &quot;&quot;)">
            <text:p/>
          </table:table-cell>
          <table:table-cell table:formula="of:=IF([.N359]&lt;&gt;&quot;&quot;; [.E359]; &quot;&quot;)">
            <text:p/>
          </table:table-cell>
          <table:table-cell table:formula="of:=IF([.O359]&lt;&gt;&quot;&quot;; [.O359]-[.N359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59]-[.G359]" office:value-type="float" office:value="6" calcext:value-type="float">
            <text:p>6</text:p>
          </table:table-cell>
          <table:table-cell table:formula="of:=[.B359]-[.G359]" office:value-type="float" office:value="-4.59469999999999" calcext:value-type="float">
            <text:p>-4.6</text:p>
          </table:table-cell>
          <table:table-cell table:formula="of:=[.C359]-[.G359]" office:value-type="float" office:value="-2.25210000000004" calcext:value-type="float">
            <text:p>-2.3</text:p>
          </table:table-cell>
          <table:table-cell/>
          <table:table-cell table:formula="of:=[.E359]-[.H359]" office:value-type="float" office:value="2" calcext:value-type="float">
            <text:p>2</text:p>
          </table:table-cell>
          <table:table-cell table:formula="of:=IF([.W35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float" office:value="817.51624" calcext:value-type="float">
            <text:p>817.5</text:p>
          </table:table-cell>
          <table:table-cell office:value-type="float" office:value="819.95233" calcext:value-type="float">
            <text:p>820.0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B360]/[.G360]-1" office:value-type="float" office:value="0.0130312763320943" calcext:value-type="float">
            <text:p>0.013</text:p>
          </table:table-cell>
          <table:table-cell table:formula="of:=[.C360]/[.E360]-1" office:value-type="float" office:value="0.00484354166666656" calcext:value-type="float">
            <text:p>0.005</text:p>
          </table:table-cell>
          <table:table-cell/>
          <table:table-cell table:formula="of:=INT([.B360])" office:value-type="float" office:value="817" calcext:value-type="float">
            <text:p>817</text:p>
          </table:table-cell>
          <table:table-cell table:formula="of:=IF([.G360]&lt;[.M360]; [.M360]; &quot;&quot;)" office:value-type="float" office:value="817" calcext:value-type="float">
            <text:p>817</text:p>
          </table:table-cell>
          <table:table-cell table:formula="of:=IF([.N360]&lt;&gt;&quot;&quot;; [.E360]; &quot;&quot;)" office:value-type="float" office:value="816" calcext:value-type="float">
            <text:p>816</text:p>
          </table:table-cell>
          <table:table-cell table:formula="of:=IF([.O360]&lt;&gt;&quot;&quot;; [.O360]-[.N360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0]-[.G360]" office:value-type="float" office:value="9" calcext:value-type="float">
            <text:p>9</text:p>
          </table:table-cell>
          <table:table-cell table:formula="of:=[.B360]-[.G360]" office:value-type="float" office:value="10.51624" calcext:value-type="float">
            <text:p>10.5</text:p>
          </table:table-cell>
          <table:table-cell table:formula="of:=[.C360]-[.G360]" office:value-type="float" office:value="12.95233" calcext:value-type="float">
            <text:p>13.0</text:p>
          </table:table-cell>
          <table:table-cell/>
          <table:table-cell table:formula="of:=[.E360]-[.H360]" office:value-type="float" office:value="-8" calcext:value-type="float">
            <text:p>-8</text:p>
          </table:table-cell>
          <table:table-cell table:formula="of:=IF([.W36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float" office:value="813.37854" calcext:value-type="float">
            <text:p>813.4</text:p>
          </table:table-cell>
          <table:table-cell office:value-type="float" office:value="816.10626" calcext:value-type="float">
            <text:p>816.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811" calcext:value-type="float">
            <text:p>811</text:p>
          </table:table-cell>
          <table:table-cell/>
          <table:table-cell table:formula="of:=[.B361]/[.G361]-1" office:value-type="float" office:value="0.00293284833538854" calcext:value-type="float">
            <text:p>0.003</text:p>
          </table:table-cell>
          <table:table-cell table:formula="of:=[.C361]/[.E361]-1" office:value-type="float" office:value="0.00135737423312876" calcext:value-type="float">
            <text:p>0.001</text:p>
          </table:table-cell>
          <table:table-cell/>
          <table:table-cell table:formula="of:=INT([.B361])" office:value-type="float" office:value="813" calcext:value-type="float">
            <text:p>813</text:p>
          </table:table-cell>
          <table:table-cell table:formula="of:=IF([.G361]&lt;[.M361]; [.M361]; &quot;&quot;)" office:value-type="float" office:value="813" calcext:value-type="float">
            <text:p>813</text:p>
          </table:table-cell>
          <table:table-cell table:formula="of:=IF([.N361]&lt;&gt;&quot;&quot;; [.E361]; &quot;&quot;)" office:value-type="float" office:value="815" calcext:value-type="float">
            <text:p>815</text:p>
          </table:table-cell>
          <table:table-cell table:formula="of:=IF([.O361]&lt;&gt;&quot;&quot;; [.O361]-[.N361]; &quot;&quot;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1]-[.G361]" office:value-type="float" office:value="4" calcext:value-type="float">
            <text:p>4</text:p>
          </table:table-cell>
          <table:table-cell table:formula="of:=[.B361]-[.G361]" office:value-type="float" office:value="2.37854000000004" calcext:value-type="float">
            <text:p>2.4</text:p>
          </table:table-cell>
          <table:table-cell table:formula="of:=[.C361]-[.G361]" office:value-type="float" office:value="5.10626000000002" calcext:value-type="float">
            <text:p>5.1</text:p>
          </table:table-cell>
          <table:table-cell/>
          <table:table-cell table:formula="of:=[.E361]-[.H361]" office:value-type="float" office:value="4" calcext:value-type="float">
            <text:p>4</text:p>
          </table:table-cell>
          <table:table-cell table:formula="of:=IF([.W36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4</text:p>
          </table:table-cell>
          <table:table-cell office:value-type="float" office:value="803.4284" calcext:value-type="float">
            <text:p>803.4</text:p>
          </table:table-cell>
          <table:table-cell office:value-type="float" office:value="806.3866" calcext:value-type="float">
            <text:p>806.4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B362]/[.G362]-1" office:value-type="float" office:value="-0.00565792079207916" calcext:value-type="float">
            <text:p>-0.006</text:p>
          </table:table-cell>
          <table:table-cell table:formula="of:=[.C362]/[.E362]-1" office:value-type="float" office:value="-0.00323040791100115" calcext:value-type="float">
            <text:p>-0.003</text:p>
          </table:table-cell>
          <table:table-cell/>
          <table:table-cell table:formula="of:=INT([.B362])" office:value-type="float" office:value="803" calcext:value-type="float">
            <text:p>803</text:p>
          </table:table-cell>
          <table:table-cell table:formula="of:=IF([.G362]&lt;[.M362]; [.M362]; &quot;&quot;)">
            <text:p/>
          </table:table-cell>
          <table:table-cell table:formula="of:=IF([.N362]&lt;&gt;&quot;&quot;; [.E362]; &quot;&quot;)">
            <text:p/>
          </table:table-cell>
          <table:table-cell table:formula="of:=IF([.O362]&lt;&gt;&quot;&quot;; [.O362]-[.N36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62]-[.G362]" office:value-type="float" office:value="1" calcext:value-type="float">
            <text:p>1</text:p>
          </table:table-cell>
          <table:table-cell table:formula="of:=[.B362]-[.G362]" office:value-type="float" office:value="-4.57159999999999" calcext:value-type="float">
            <text:p>-4.6</text:p>
          </table:table-cell>
          <table:table-cell table:formula="of:=[.C362]-[.G362]" office:value-type="float" office:value="-1.61339999999996" calcext:value-type="float">
            <text:p>-1.6</text:p>
          </table:table-cell>
          <table:table-cell/>
          <table:table-cell table:formula="of:=[.E362]-[.H362]" office:value-type="float" office:value="-36" calcext:value-type="float">
            <text:p>-36</text:p>
          </table:table-cell>
          <table:table-cell table:formula="of:=IF([.W36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825.4258" calcext:value-type="float">
            <text:p>825.4</text:p>
          </table:table-cell>
          <table:table-cell office:value-type="float" office:value="827.81964" calcext:value-type="float">
            <text:p>827.8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850" calcext:value-type="float">
            <text:p>85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B363]/[.G363]-1" office:value-type="float" office:value="0.00661682926829266" calcext:value-type="float">
            <text:p>0.007</text:p>
          </table:table-cell>
          <table:table-cell table:formula="of:=[.C363]/[.E363]-1" office:value-type="float" office:value="0.00953614634146338" calcext:value-type="float">
            <text:p>0.010</text:p>
          </table:table-cell>
          <table:table-cell/>
          <table:table-cell table:formula="of:=INT([.B363])" office:value-type="float" office:value="825" calcext:value-type="float">
            <text:p>825</text:p>
          </table:table-cell>
          <table:table-cell table:formula="of:=IF([.G363]&lt;[.M363]; [.M363]; &quot;&quot;)" office:value-type="float" office:value="825" calcext:value-type="float">
            <text:p>825</text:p>
          </table:table-cell>
          <table:table-cell table:formula="of:=IF([.N363]&lt;&gt;&quot;&quot;; [.E363]; &quot;&quot;)" office:value-type="float" office:value="820" calcext:value-type="float">
            <text:p>820</text:p>
          </table:table-cell>
          <table:table-cell table:formula="of:=IF([.O363]&lt;&gt;&quot;&quot;; [.O363]-[.N363]; &quot;&quot;)" office:value-type="float" office:value="-5" calcext:value-type="float">
            <text:p>-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3]-[.G363]" office:value-type="float" office:value="0" calcext:value-type="float">
            <text:p>0</text:p>
          </table:table-cell>
          <table:table-cell table:formula="of:=[.B363]-[.G363]" office:value-type="float" office:value="5.42579999999998" calcext:value-type="float">
            <text:p>5.4</text:p>
          </table:table-cell>
          <table:table-cell table:formula="of:=[.C363]-[.G363]" office:value-type="float" office:value="7.81964000000005" calcext:value-type="float">
            <text:p>7.8</text:p>
          </table:table-cell>
          <table:table-cell/>
          <table:table-cell table:formula="of:=[.E363]-[.H363]" office:value-type="float" office:value="-10" calcext:value-type="float">
            <text:p>-10</text:p>
          </table:table-cell>
          <table:table-cell table:formula="of:=IF([.W36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8</text:p>
          </table:table-cell>
          <table:table-cell office:value-type="float" office:value="827.2672" calcext:value-type="float">
            <text:p>827.3</text:p>
          </table:table-cell>
          <table:table-cell office:value-type="float" office:value="830.50726" calcext:value-type="float">
            <text:p>830.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836" calcext:value-type="float">
            <text:p>836</text:p>
          </table:table-cell>
          <table:table-cell office:value-type="float" office:value="813" calcext:value-type="float">
            <text:p>813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B364]/[.G364]-1" office:value-type="float" office:value="0.017548831488315" calcext:value-type="float">
            <text:p>0.018</text:p>
          </table:table-cell>
          <table:table-cell table:formula="of:=[.C364]/[.E364]-1" office:value-type="float" office:value="0.0140503785103785" calcext:value-type="float">
            <text:p>0.014</text:p>
          </table:table-cell>
          <table:table-cell/>
          <table:table-cell table:formula="of:=INT([.B364])" office:value-type="float" office:value="827" calcext:value-type="float">
            <text:p>827</text:p>
          </table:table-cell>
          <table:table-cell table:formula="of:=IF([.G364]&lt;[.M364]; [.M364]; &quot;&quot;)" office:value-type="float" office:value="827" calcext:value-type="float">
            <text:p>827</text:p>
          </table:table-cell>
          <table:table-cell table:formula="of:=IF([.N364]&lt;&gt;&quot;&quot;; [.E364]; &quot;&quot;)" office:value-type="float" office:value="819" calcext:value-type="float">
            <text:p>819</text:p>
          </table:table-cell>
          <table:table-cell table:formula="of:=IF([.O364]&lt;&gt;&quot;&quot;; [.O364]-[.N364]; &quot;&quot;)"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4]-[.G364]" office:value-type="float" office:value="6" calcext:value-type="float">
            <text:p>6</text:p>
          </table:table-cell>
          <table:table-cell table:formula="of:=[.B364]-[.G364]" office:value-type="float" office:value="14.2672" calcext:value-type="float">
            <text:p>14.3</text:p>
          </table:table-cell>
          <table:table-cell table:formula="of:=[.C364]-[.G364]" office:value-type="float" office:value="17.50726" calcext:value-type="float">
            <text:p>17.5</text:p>
          </table:table-cell>
          <table:table-cell/>
          <table:table-cell table:formula="of:=[.E364]-[.H364]" office:value-type="float" office:value="-21" calcext:value-type="float">
            <text:p>-21</text:p>
          </table:table-cell>
          <table:table-cell table:formula="of:=IF([.W36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9</text:p>
          </table:table-cell>
          <table:table-cell office:value-type="float" office:value="819.52997" calcext:value-type="float">
            <text:p>819.5</text:p>
          </table:table-cell>
          <table:table-cell office:value-type="float" office:value="822.4605" calcext:value-type="float">
            <text:p>822.5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851" calcext:value-type="float">
            <text:p>851</text:p>
          </table:table-cell>
          <table:table-cell office:value-type="float" office:value="830" calcext:value-type="float">
            <text:p>830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B365]/[.G365]-1" office:value-type="float" office:value="-0.0126144939759035" calcext:value-type="float">
            <text:p>-0.013</text:p>
          </table:table-cell>
          <table:table-cell table:formula="of:=[.C365]/[.E365]-1" office:value-type="float" office:value="-0.0232060570071259" calcext:value-type="float">
            <text:p>-0.023</text:p>
          </table:table-cell>
          <table:table-cell/>
          <table:table-cell table:formula="of:=INT([.B365])" office:value-type="float" office:value="819" calcext:value-type="float">
            <text:p>819</text:p>
          </table:table-cell>
          <table:table-cell table:formula="of:=IF([.G365]&lt;[.M365]; [.M365]; &quot;&quot;)">
            <text:p/>
          </table:table-cell>
          <table:table-cell table:formula="of:=IF([.N365]&lt;&gt;&quot;&quot;; [.E365]; &quot;&quot;)">
            <text:p/>
          </table:table-cell>
          <table:table-cell table:formula="of:=IF([.O365]&lt;&gt;&quot;&quot;; [.O365]-[.N36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65]-[.G365]" office:value-type="float" office:value="12" calcext:value-type="float">
            <text:p>12</text:p>
          </table:table-cell>
          <table:table-cell table:formula="of:=[.B365]-[.G365]" office:value-type="float" office:value="-10.47003" calcext:value-type="float">
            <text:p>-10.5</text:p>
          </table:table-cell>
          <table:table-cell table:formula="of:=[.C365]-[.G365]" office:value-type="float" office:value="-7.53949999999998" calcext:value-type="float">
            <text:p>-7.5</text:p>
          </table:table-cell>
          <table:table-cell/>
          <table:table-cell table:formula="of:=[.E365]-[.H365]" office:value-type="float" office:value="8" calcext:value-type="float">
            <text:p>8</text:p>
          </table:table-cell>
          <table:table-cell table:formula="of:=IF([.W36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30</text:p>
          </table:table-cell>
          <table:table-cell office:value-type="float" office:value="830.6084" calcext:value-type="float">
            <text:p>830.6</text:p>
          </table:table-cell>
          <table:table-cell office:value-type="float" office:value="833.8967" calcext:value-type="float">
            <text:p>833.9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21" calcext:value-type="float">
            <text:p>821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B366]/[.G366]-1" office:value-type="float" office:value="0.0117032886723507" calcext:value-type="float">
            <text:p>0.012</text:p>
          </table:table-cell>
          <table:table-cell table:formula="of:=[.C366]/[.E366]-1" office:value-type="float" office:value="-0.000123860911270923" calcext:value-type="float">
            <text:p>0.000</text:p>
          </table:table-cell>
          <table:table-cell/>
          <table:table-cell table:formula="of:=INT([.B366])" office:value-type="float" office:value="830" calcext:value-type="float">
            <text:p>830</text:p>
          </table:table-cell>
          <table:table-cell table:formula="of:=IF([.G366]&lt;[.M366]; [.M366]; &quot;&quot;)" office:value-type="float" office:value="830" calcext:value-type="float">
            <text:p>830</text:p>
          </table:table-cell>
          <table:table-cell table:formula="of:=IF([.N366]&lt;&gt;&quot;&quot;; [.E366]; &quot;&quot;)" office:value-type="float" office:value="834" calcext:value-type="float">
            <text:p>834</text:p>
          </table:table-cell>
          <table:table-cell table:formula="of:=IF([.O366]&lt;&gt;&quot;&quot;; [.O366]-[.N366]; &quot;&quot;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6]-[.G366]" office:value-type="float" office:value="13" calcext:value-type="float">
            <text:p>13</text:p>
          </table:table-cell>
          <table:table-cell table:formula="of:=[.B366]-[.G366]" office:value-type="float" office:value="9.60839999999996" calcext:value-type="float">
            <text:p>9.6</text:p>
          </table:table-cell>
          <table:table-cell table:formula="of:=[.C366]-[.G366]" office:value-type="float" office:value="12.8967" calcext:value-type="float">
            <text:p>12.9</text:p>
          </table:table-cell>
          <table:table-cell/>
          <table:table-cell table:formula="of:=[.E366]-[.H366]" office:value-type="float" office:value="-12" calcext:value-type="float">
            <text:p>-12</text:p>
          </table:table-cell>
          <table:table-cell table:formula="of:=IF([.W366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1</text:p>
          </table:table-cell>
          <table:table-cell office:value-type="float" office:value="826.025" calcext:value-type="float">
            <text:p>826.0</text:p>
          </table:table-cell>
          <table:table-cell office:value-type="float" office:value="828.9674" calcext:value-type="float">
            <text:p>829.0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848" calcext:value-type="float">
            <text:p>848</text:p>
          </table:table-cell>
          <table:table-cell office:value-type="float" office:value="822" calcext:value-type="float">
            <text:p>822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B367]/[.G367]-1" office:value-type="float" office:value="0.004896593673966" calcext:value-type="float">
            <text:p>0.005</text:p>
          </table:table-cell>
          <table:table-cell table:formula="of:=[.C367]/[.E367]-1" office:value-type="float" office:value="0.00725078979343863" calcext:value-type="float">
            <text:p>0.007</text:p>
          </table:table-cell>
          <table:table-cell/>
          <table:table-cell table:formula="of:=INT([.B367])" office:value-type="float" office:value="826" calcext:value-type="float">
            <text:p>826</text:p>
          </table:table-cell>
          <table:table-cell table:formula="of:=IF([.G367]&lt;[.M367]; [.M367]; &quot;&quot;)" office:value-type="float" office:value="826" calcext:value-type="float">
            <text:p>826</text:p>
          </table:table-cell>
          <table:table-cell table:formula="of:=IF([.N367]&lt;&gt;&quot;&quot;; [.E367]; &quot;&quot;)" office:value-type="float" office:value="823" calcext:value-type="float">
            <text:p>823</text:p>
          </table:table-cell>
          <table:table-cell table:formula="of:=IF([.O367]&lt;&gt;&quot;&quot;; [.O367]-[.N367]; &quot;&quot;)"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7]-[.G367]" office:value-type="float" office:value="1" calcext:value-type="float">
            <text:p>1</text:p>
          </table:table-cell>
          <table:table-cell table:formula="of:=[.B367]-[.G367]" office:value-type="float" office:value="4.02499999999998" calcext:value-type="float">
            <text:p>4.0</text:p>
          </table:table-cell>
          <table:table-cell table:formula="of:=[.C367]-[.G367]" office:value-type="float" office:value="6.9674" calcext:value-type="float">
            <text:p>7.0</text:p>
          </table:table-cell>
          <table:table-cell/>
          <table:table-cell table:formula="of:=[.E367]-[.H367]" office:value-type="float" office:value="-3" calcext:value-type="float">
            <text:p>-3</text:p>
          </table:table-cell>
          <table:table-cell table:formula="of:=IF([.W36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809.1422" calcext:value-type="float">
            <text:p>809.1</text:p>
          </table:table-cell>
          <table:table-cell office:value-type="float" office:value="811.8851" calcext:value-type="float">
            <text:p>811.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11" calcext:value-type="float">
            <text:p>811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368]/[.G368]-1" office:value-type="float" office:value="-0.00229075215782981" calcext:value-type="float">
            <text:p>-0.002</text:p>
          </table:table-cell>
          <table:table-cell table:formula="of:=[.C368]/[.E368]-1" office:value-type="float" office:value="-0.00137134071340717" calcext:value-type="float">
            <text:p>-0.001</text:p>
          </table:table-cell>
          <table:table-cell/>
          <table:table-cell table:formula="of:=INT([.B368])" office:value-type="float" office:value="809" calcext:value-type="float">
            <text:p>809</text:p>
          </table:table-cell>
          <table:table-cell table:formula="of:=IF([.G368]&lt;[.M368]; [.M368]; &quot;&quot;)">
            <text:p/>
          </table:table-cell>
          <table:table-cell table:formula="of:=IF([.N368]&lt;&gt;&quot;&quot;; [.E368]; &quot;&quot;)">
            <text:p/>
          </table:table-cell>
          <table:table-cell table:formula="of:=IF([.O368]&lt;&gt;&quot;&quot;; [.O368]-[.N36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68]-[.G368]" office:value-type="float" office:value="2" calcext:value-type="float">
            <text:p>2</text:p>
          </table:table-cell>
          <table:table-cell table:formula="of:=[.B368]-[.G368]" office:value-type="float" office:value="-1.8578" calcext:value-type="float">
            <text:p>-1.9</text:p>
          </table:table-cell>
          <table:table-cell table:formula="of:=[.C368]-[.G368]" office:value-type="float" office:value="0.885099999999966" calcext:value-type="float">
            <text:p>0.9</text:p>
          </table:table-cell>
          <table:table-cell/>
          <table:table-cell table:formula="of:=[.E368]-[.H368]" office:value-type="float" office:value="3" calcext:value-type="float">
            <text:p>3</text:p>
          </table:table-cell>
          <table:table-cell table:formula="of:=IF([.W36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05</text:p>
          </table:table-cell>
          <table:table-cell office:value-type="float" office:value="801.31213" calcext:value-type="float">
            <text:p>801.3</text:p>
          </table:table-cell>
          <table:table-cell office:value-type="float" office:value="804.4457" calcext:value-type="float">
            <text:p>804.4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B369]/[.G369]-1" office:value-type="float" office:value="0.00164016249999999" calcext:value-type="float">
            <text:p>0.002</text:p>
          </table:table-cell>
          <table:table-cell table:formula="of:=[.C369]/[.E369]-1" office:value-type="float" office:value="-0.00562954264524107" calcext:value-type="float">
            <text:p>-0.006</text:p>
          </table:table-cell>
          <table:table-cell/>
          <table:table-cell table:formula="of:=INT([.B369])" office:value-type="float" office:value="801" calcext:value-type="float">
            <text:p>801</text:p>
          </table:table-cell>
          <table:table-cell table:formula="of:=IF([.G369]&lt;[.M369]; [.M369]; &quot;&quot;)" office:value-type="float" office:value="801" calcext:value-type="float">
            <text:p>801</text:p>
          </table:table-cell>
          <table:table-cell table:formula="of:=IF([.N369]&lt;&gt;&quot;&quot;; [.E369]; &quot;&quot;)" office:value-type="float" office:value="809" calcext:value-type="float">
            <text:p>809</text:p>
          </table:table-cell>
          <table:table-cell table:formula="of:=IF([.O369]&lt;&gt;&quot;&quot;; [.O369]-[.N369]; &quot;&quot;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9]-[.G369]" office:value-type="float" office:value="9" calcext:value-type="float">
            <text:p>9</text:p>
          </table:table-cell>
          <table:table-cell table:formula="of:=[.B369]-[.G369]" office:value-type="float" office:value="1.31213000000002" calcext:value-type="float">
            <text:p>1.3</text:p>
          </table:table-cell>
          <table:table-cell table:formula="of:=[.C369]-[.G369]" office:value-type="float" office:value="4.44569999999999" calcext:value-type="float">
            <text:p>4.4</text:p>
          </table:table-cell>
          <table:table-cell/>
          <table:table-cell table:formula="of:=[.E369]-[.H369]" office:value-type="float" office:value="8" calcext:value-type="float">
            <text:p>8</text:p>
          </table:table-cell>
          <table:table-cell table:formula="of:=IF([.W36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06</text:p>
          </table:table-cell>
          <table:table-cell office:value-type="float" office:value="794.31555" calcext:value-type="float">
            <text:p>794.3</text:p>
          </table:table-cell>
          <table:table-cell office:value-type="float" office:value="797.55164" calcext:value-type="float">
            <text:p>797.6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806" calcext:value-type="float">
            <text:p>806</text:p>
          </table:table-cell>
          <table:table-cell office:value-type="float" office:value="790" calcext:value-type="float">
            <text:p>790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[.B370]/[.G370]-1" office:value-type="float" office:value="0.0054627215189873" calcext:value-type="float">
            <text:p>0.005</text:p>
          </table:table-cell>
          <table:table-cell table:formula="of:=[.C370]/[.E370]-1" office:value-type="float" office:value="0.0057397730138713" calcext:value-type="float">
            <text:p>0.006</text:p>
          </table:table-cell>
          <table:table-cell/>
          <table:table-cell table:formula="of:=INT([.B370])" office:value-type="float" office:value="794" calcext:value-type="float">
            <text:p>794</text:p>
          </table:table-cell>
          <table:table-cell table:formula="of:=IF([.G370]&lt;[.M370]; [.M370]; &quot;&quot;)" office:value-type="float" office:value="794" calcext:value-type="float">
            <text:p>794</text:p>
          </table:table-cell>
          <table:table-cell table:formula="of:=IF([.N370]&lt;&gt;&quot;&quot;; [.E370]; &quot;&quot;)" office:value-type="float" office:value="793" calcext:value-type="float">
            <text:p>793</text:p>
          </table:table-cell>
          <table:table-cell table:formula="of:=IF([.O370]&lt;&gt;&quot;&quot;; [.O370]-[.N370]; &quot;&quot;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70]-[.G370]" office:value-type="float" office:value="3" calcext:value-type="float">
            <text:p>3</text:p>
          </table:table-cell>
          <table:table-cell table:formula="of:=[.B370]-[.G370]" office:value-type="float" office:value="4.31555000000003" calcext:value-type="float">
            <text:p>4.3</text:p>
          </table:table-cell>
          <table:table-cell table:formula="of:=[.C370]-[.G370]" office:value-type="float" office:value="7.55164000000002" calcext:value-type="float">
            <text:p>7.6</text:p>
          </table:table-cell>
          <table:table-cell/>
          <table:table-cell table:formula="of:=[.E370]-[.H370]" office:value-type="float" office:value="-5" calcext:value-type="float">
            <text:p>-5</text:p>
          </table:table-cell>
          <table:table-cell table:formula="of:=IF([.W370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7</text:p>
          </table:table-cell>
          <table:table-cell office:value-type="float" office:value="790.8339" calcext:value-type="float">
            <text:p>790.8</text:p>
          </table:table-cell>
          <table:table-cell office:value-type="float" office:value="794.78296" calcext:value-type="float">
            <text:p>794.8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811" calcext:value-type="float">
            <text:p>811</text:p>
          </table:table-cell>
          <table:table-cell office:value-type="float" office:value="798" calcext:value-type="float">
            <text:p>798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B371]/[.G371]-1" office:value-type="float" office:value="-0.00898007518796995" calcext:value-type="float">
            <text:p>-0.009</text:p>
          </table:table-cell>
          <table:table-cell table:formula="of:=[.C371]/[.E371]-1" office:value-type="float" office:value="-0.013916923076923" calcext:value-type="float">
            <text:p>-0.014</text:p>
          </table:table-cell>
          <table:table-cell/>
          <table:table-cell table:formula="of:=INT([.B371])" office:value-type="float" office:value="790" calcext:value-type="float">
            <text:p>790</text:p>
          </table:table-cell>
          <table:table-cell table:formula="of:=IF([.G371]&lt;[.M371]; [.M371]; &quot;&quot;)">
            <text:p/>
          </table:table-cell>
          <table:table-cell table:formula="of:=IF([.N371]&lt;&gt;&quot;&quot;; [.E371]; &quot;&quot;)">
            <text:p/>
          </table:table-cell>
          <table:table-cell table:formula="of:=IF([.O371]&lt;&gt;&quot;&quot;; [.O371]-[.N37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71]-[.G371]" office:value-type="float" office:value="8" calcext:value-type="float">
            <text:p>8</text:p>
          </table:table-cell>
          <table:table-cell table:formula="of:=[.B371]-[.G371]" office:value-type="float" office:value="-7.16610000000003" calcext:value-type="float">
            <text:p>-7.2</text:p>
          </table:table-cell>
          <table:table-cell table:formula="of:=[.C371]-[.G371]" office:value-type="float" office:value="-3.21704" calcext:value-type="float">
            <text:p>-3.2</text:p>
          </table:table-cell>
          <table:table-cell/>
          <table:table-cell table:formula="of:=[.E371]-[.H371]" office:value-type="float" office:value="-1" calcext:value-type="float">
            <text:p>-1</text:p>
          </table:table-cell>
          <table:table-cell table:formula="of:=IF([.W371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8</text:p>
          </table:table-cell>
          <table:table-cell office:value-type="float" office:value="801.12524" calcext:value-type="float">
            <text:p>801.1</text:p>
          </table:table-cell>
          <table:table-cell office:value-type="float" office:value="804.78845" calcext:value-type="float">
            <text:p>804.8</text:p>
          </table:table-cell>
          <table:table-cell/>
          <table:table-cell table:number-columns-repeated="2"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B372]/[.G372]-1" office:value-type="float" office:value="-0.00604808933002488" calcext:value-type="float">
            <text:p>-0.006</text:p>
          </table:table-cell>
          <table:table-cell table:formula="of:=[.C372]/[.E372]-1" office:value-type="float" office:value="-0.014946817625459" calcext:value-type="float">
            <text:p>-0.015</text:p>
          </table:table-cell>
          <table:table-cell/>
          <table:table-cell table:formula="of:=INT([.B372])" office:value-type="float" office:value="801" calcext:value-type="float">
            <text:p>801</text:p>
          </table:table-cell>
          <table:table-cell table:formula="of:=IF([.G372]&lt;[.M372]; [.M372]; &quot;&quot;)">
            <text:p/>
          </table:table-cell>
          <table:table-cell table:formula="of:=IF([.N372]&lt;&gt;&quot;&quot;; [.E372]; &quot;&quot;)">
            <text:p/>
          </table:table-cell>
          <table:table-cell table:formula="of:=IF([.O372]&lt;&gt;&quot;&quot;; [.O372]-[.N37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72]-[.G372]" office:value-type="float" office:value="11" calcext:value-type="float">
            <text:p>11</text:p>
          </table:table-cell>
          <table:table-cell table:formula="of:=[.B372]-[.G372]" office:value-type="float" office:value="-4.87476000000004" calcext:value-type="float">
            <text:p>-4.9</text:p>
          </table:table-cell>
          <table:table-cell table:formula="of:=[.C372]-[.G372]" office:value-type="float" office:value="-1.21154999999999" calcext:value-type="float">
            <text:p>-1.2</text:p>
          </table:table-cell>
          <table:table-cell/>
          <table:table-cell table:formula="of:=[.E372]-[.H372]" office:value-type="float" office:value="-2" calcext:value-type="float">
            <text:p>-2</text:p>
          </table:table-cell>
          <table:table-cell table:formula="of:=IF([.W372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808.91455" calcext:value-type="float">
            <text:p>808.9</text:p>
          </table:table-cell>
          <table:table-cell office:value-type="float" office:value="811.9158" calcext:value-type="float">
            <text:p>811.9</text:p>
          </table:table-cell>
          <table:table-cell/>
          <table:table-cell table:number-columns-repeated="2" office:value-type="float" office:value="825" calcext:value-type="float">
            <text:p>825</text:p>
          </table:table-cell>
          <table:table-cell office:value-type="float" office:value="815" calcext:value-type="float">
            <text:p>815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[.B373]/[.G373]-1" office:value-type="float" office:value="-0.00746680981595094" calcext:value-type="float">
            <text:p>-0.007</text:p>
          </table:table-cell>
          <table:table-cell table:formula="of:=[.C373]/[.E373]-1" office:value-type="float" office:value="-0.0158596363636364" calcext:value-type="float">
            <text:p>-0.016</text:p>
          </table:table-cell>
          <table:table-cell/>
          <table:table-cell table:formula="of:=INT([.B373])" office:value-type="float" office:value="808" calcext:value-type="float">
            <text:p>808</text:p>
          </table:table-cell>
          <table:table-cell table:formula="of:=IF([.G373]&lt;[.M373]; [.M373]; &quot;&quot;)">
            <text:p/>
          </table:table-cell>
          <table:table-cell table:formula="of:=IF([.N373]&lt;&gt;&quot;&quot;; [.E373]; &quot;&quot;)">
            <text:p/>
          </table:table-cell>
          <table:table-cell table:formula="of:=IF([.O373]&lt;&gt;&quot;&quot;; [.O373]-[.N37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73]-[.G373]" office:value-type="float" office:value="10" calcext:value-type="float">
            <text:p>10</text:p>
          </table:table-cell>
          <table:table-cell table:formula="of:=[.B373]-[.G373]" office:value-type="float" office:value="-6.08545000000004" calcext:value-type="float">
            <text:p>-6.1</text:p>
          </table:table-cell>
          <table:table-cell table:formula="of:=[.C373]-[.G373]" office:value-type="float" office:value="-3.08420000000001" calcext:value-type="float">
            <text:p>-3.1</text:p>
          </table:table-cell>
          <table:table-cell/>
          <table:table-cell table:formula="of:=[.E373]-[.H373]" office:value-type="float" office:value="-3" calcext:value-type="float">
            <text:p>-3</text:p>
          </table:table-cell>
          <table:table-cell table:formula="of:=IF([.W37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</text:p>
          </table:table-cell>
          <table:table-cell office:value-type="float" office:value="813.8833" calcext:value-type="float">
            <text:p>813.9</text:p>
          </table:table-cell>
          <table:table-cell office:value-type="float" office:value="816.1579" calcext:value-type="float">
            <text:p>816.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28" calcext:value-type="float">
            <text:p>828</text:p>
          </table:table-cell>
          <table:table-cell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B374]/[.G374]-1" office:value-type="float" office:value="0.00108646986469862" calcext:value-type="float">
            <text:p>0.001</text:p>
          </table:table-cell>
          <table:table-cell table:formula="of:=[.C374]/[.E374]-1" office:value-type="float" office:value="0.000193504901960795" calcext:value-type="float">
            <text:p>0.000</text:p>
          </table:table-cell>
          <table:table-cell/>
          <table:table-cell table:formula="of:=INT([.B374])" office:value-type="float" office:value="813" calcext:value-type="float">
            <text:p>813</text:p>
          </table:table-cell>
          <table:table-cell table:formula="of:=IF([.G374]&lt;[.M374]; [.M374]; &quot;&quot;)">
            <text:p/>
          </table:table-cell>
          <table:table-cell table:formula="of:=IF([.N374]&lt;&gt;&quot;&quot;; [.E374]; &quot;&quot;)">
            <text:p/>
          </table:table-cell>
          <table:table-cell table:formula="of:=IF([.O374]&lt;&gt;&quot;&quot;; [.O374]-[.N374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74]-[.G374]" office:value-type="float" office:value="3" calcext:value-type="float">
            <text:p>3</text:p>
          </table:table-cell>
          <table:table-cell table:formula="of:=[.B374]-[.G374]" office:value-type="float" office:value="0.883299999999963" calcext:value-type="float">
            <text:p>0.9</text:p>
          </table:table-cell>
          <table:table-cell table:formula="of:=[.C374]-[.G374]" office:value-type="float" office:value="3.15790000000004" calcext:value-type="float">
            <text:p>3.2</text:p>
          </table:table-cell>
          <table:table-cell/>
          <table:table-cell table:formula="of:=[.E374]-[.H374]" office:value-type="float" office:value="0" calcext:value-type="float">
            <text:p>0</text:p>
          </table:table-cell>
          <table:table-cell table:formula="of:=IF([.W37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float" office:value="807.706" calcext:value-type="float">
            <text:p>807.7</text:p>
          </table:table-cell>
          <table:table-cell office:value-type="float" office:value="810.1305" calcext:value-type="float">
            <text:p>810.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375]/[.G375]-1" office:value-type="float" office:value="0.000874845105328426" calcext:value-type="float">
            <text:p>0.001</text:p>
          </table:table-cell>
          <table:table-cell table:formula="of:=[.C375]/[.E375]-1" office:value-type="float" office:value="-0.00107213316892729" calcext:value-type="float">
            <text:p>-0.001</text:p>
          </table:table-cell>
          <table:table-cell/>
          <table:table-cell table:formula="of:=INT([.B375])" office:value-type="float" office:value="807" calcext:value-type="float">
            <text:p>807</text:p>
          </table:table-cell>
          <table:table-cell table:formula="of:=IF([.G375]&lt;[.M375]; [.M375]; &quot;&quot;)">
            <text:p/>
          </table:table-cell>
          <table:table-cell table:formula="of:=IF([.N375]&lt;&gt;&quot;&quot;; [.E375]; &quot;&quot;)">
            <text:p/>
          </table:table-cell>
          <table:table-cell table:formula="of:=IF([.O375]&lt;&gt;&quot;&quot;; [.O375]-[.N37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75]-[.G375]" office:value-type="float" office:value="4" calcext:value-type="float">
            <text:p>4</text:p>
          </table:table-cell>
          <table:table-cell table:formula="of:=[.B375]-[.G375]" office:value-type="float" office:value="0.706000000000017" calcext:value-type="float">
            <text:p>0.7</text:p>
          </table:table-cell>
          <table:table-cell table:formula="of:=[.C375]-[.G375]" office:value-type="float" office:value="3.13049999999998" calcext:value-type="float">
            <text:p>3.1</text:p>
          </table:table-cell>
          <table:table-cell/>
          <table:table-cell table:formula="of:=[.E375]-[.H375]" office:value-type="float" office:value="2" calcext:value-type="float">
            <text:p>2</text:p>
          </table:table-cell>
          <table:table-cell table:formula="of:=IF([.W37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4</text:p>
          </table:table-cell>
          <table:table-cell office:value-type="float" office:value="800.31506" calcext:value-type="float">
            <text:p>800.3</text:p>
          </table:table-cell>
          <table:table-cell office:value-type="float" office:value="802.59674" calcext:value-type="float">
            <text:p>802.6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6" calcext:value-type="float">
            <text:p>816</text:p>
          </table:table-cell>
          <table:table-cell office:value-type="float" office:value="803" calcext:value-type="float">
            <text:p>803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376]/[.G376]-1" office:value-type="float" office:value="-0.00334363636363633" calcext:value-type="float">
            <text:p>-0.003</text:p>
          </table:table-cell>
          <table:table-cell table:formula="of:=[.C376]/[.E376]-1" office:value-type="float" office:value="-0.0115803694581281" calcext:value-type="float">
            <text:p>-0.012</text:p>
          </table:table-cell>
          <table:table-cell/>
          <table:table-cell table:formula="of:=INT([.B376])" office:value-type="float" office:value="800" calcext:value-type="float">
            <text:p>800</text:p>
          </table:table-cell>
          <table:table-cell table:formula="of:=IF([.G376]&lt;[.M376]; [.M376]; &quot;&quot;)">
            <text:p/>
          </table:table-cell>
          <table:table-cell table:formula="of:=IF([.N376]&lt;&gt;&quot;&quot;; [.E376]; &quot;&quot;)">
            <text:p/>
          </table:table-cell>
          <table:table-cell table:formula="of:=IF([.O376]&lt;&gt;&quot;&quot;; [.O376]-[.N37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76]-[.G376]" office:value-type="float" office:value="9" calcext:value-type="float">
            <text:p>9</text:p>
          </table:table-cell>
          <table:table-cell table:formula="of:=[.B376]-[.G376]" office:value-type="float" office:value="-2.68493999999998" calcext:value-type="float">
            <text:p>-2.7</text:p>
          </table:table-cell>
          <table:table-cell table:formula="of:=[.C376]-[.G376]" office:value-type="float" office:value="-0.403260000000046" calcext:value-type="float">
            <text:p>-0.4</text:p>
          </table:table-cell>
          <table:table-cell/>
          <table:table-cell table:formula="of:=[.E376]-[.H376]" office:value-type="float" office:value="3" calcext:value-type="float">
            <text:p>3</text:p>
          </table:table-cell>
          <table:table-cell table:formula="of:=IF([.W376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5</text:p>
          </table:table-cell>
          <table:table-cell office:value-type="float" office:value="804.1712" calcext:value-type="float">
            <text:p>804.2</text:p>
          </table:table-cell>
          <table:table-cell office:value-type="float" office:value="806.64355" calcext:value-type="float">
            <text:p>806.6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813" calcext:value-type="float">
            <text:p>813</text:p>
          </table:table-cell>
          <table:table-cell office:value-type="float" office:value="802" calcext:value-type="float">
            <text:p>802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B377]/[.G377]-1" office:value-type="float" office:value="0.0027072319201995" calcext:value-type="float">
            <text:p>0.003</text:p>
          </table:table-cell>
          <table:table-cell table:formula="of:=[.C377]/[.E377]-1" office:value-type="float" office:value="-0.00044169764560098" calcext:value-type="float">
            <text:p>0.000</text:p>
          </table:table-cell>
          <table:table-cell/>
          <table:table-cell table:formula="of:=INT([.B377])" office:value-type="float" office:value="804" calcext:value-type="float">
            <text:p>804</text:p>
          </table:table-cell>
          <table:table-cell table:formula="of:=IF([.G377]&lt;[.M377]; [.M377]; &quot;&quot;)" office:value-type="float" office:value="804" calcext:value-type="float">
            <text:p>804</text:p>
          </table:table-cell>
          <table:table-cell table:formula="of:=IF([.N377]&lt;&gt;&quot;&quot;; [.E377]; &quot;&quot;)" office:value-type="float" office:value="807" calcext:value-type="float">
            <text:p>807</text:p>
          </table:table-cell>
          <table:table-cell table:formula="of:=IF([.O377]&lt;&gt;&quot;&quot;; [.O377]-[.N377]; &quot;&quot;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77]-[.G377]" office:value-type="float" office:value="5" calcext:value-type="float">
            <text:p>5</text:p>
          </table:table-cell>
          <table:table-cell table:formula="of:=[.B377]-[.G377]" office:value-type="float" office:value="2.1712" calcext:value-type="float">
            <text:p>2.2</text:p>
          </table:table-cell>
          <table:table-cell table:formula="of:=[.C377]-[.G377]" office:value-type="float" office:value="4.64355000000001" calcext:value-type="float">
            <text:p>4.6</text:p>
          </table:table-cell>
          <table:table-cell/>
          <table:table-cell table:formula="of:=[.E377]-[.H377]" office:value-type="float" office:value="-7" calcext:value-type="float">
            <text:p>-7</text:p>
          </table:table-cell>
          <table:table-cell table:formula="of:=IF([.W377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808.5873" calcext:value-type="float">
            <text:p>808.6</text:p>
          </table:table-cell>
          <table:table-cell office:value-type="float" office:value="811.1567" calcext:value-type="float">
            <text:p>811.2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9" calcext:value-type="float">
            <text:p>809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B378]/[.G378]-1" office:value-type="float" office:value="-0.000510135970333669" calcext:value-type="float">
            <text:p>-0.001</text:p>
          </table:table-cell>
          <table:table-cell table:formula="of:=[.C378]/[.E378]-1" office:value-type="float" office:value="-0.0119894031668697" calcext:value-type="float">
            <text:p>-0.012</text:p>
          </table:table-cell>
          <table:table-cell/>
          <table:table-cell table:formula="of:=INT([.B378])" office:value-type="float" office:value="808" calcext:value-type="float">
            <text:p>808</text:p>
          </table:table-cell>
          <table:table-cell table:formula="of:=IF([.G378]&lt;[.M378]; [.M378]; &quot;&quot;)">
            <text:p/>
          </table:table-cell>
          <table:table-cell table:formula="of:=IF([.N378]&lt;&gt;&quot;&quot;; [.E378]; &quot;&quot;)">
            <text:p/>
          </table:table-cell>
          <table:table-cell table:formula="of:=IF([.O378]&lt;&gt;&quot;&quot;; [.O378]-[.N378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78]-[.G378]" office:value-type="float" office:value="12" calcext:value-type="float">
            <text:p>12</text:p>
          </table:table-cell>
          <table:table-cell table:formula="of:=[.B378]-[.G378]" office:value-type="float" office:value="-0.412699999999973" calcext:value-type="float">
            <text:p>-0.4</text:p>
          </table:table-cell>
          <table:table-cell table:formula="of:=[.C378]-[.G378]" office:value-type="float" office:value="2.1567" calcext:value-type="float">
            <text:p>2.2</text:p>
          </table:table-cell>
          <table:table-cell/>
          <table:table-cell table:formula="of:=[.E378]-[.H378]" office:value-type="float" office:value="3" calcext:value-type="float">
            <text:p>3</text:p>
          </table:table-cell>
          <table:table-cell table:formula="of:=IF([.W378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9</text:p>
          </table:table-cell>
          <table:table-cell office:value-type="float" office:value="798.9295" calcext:value-type="float">
            <text:p>798.9</text:p>
          </table:table-cell>
          <table:table-cell office:value-type="float" office:value="801.3342" calcext:value-type="float">
            <text:p>801.3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811" calcext:value-type="float">
            <text:p>811</text:p>
          </table:table-cell>
          <table:table-cell/>
          <table:table-cell table:formula="of:=[.B379]/[.G379]-1" office:value-type="float" office:value="-0.014883477188656" calcext:value-type="float">
            <text:p>-0.015</text:p>
          </table:table-cell>
          <table:table-cell table:formula="of:=[.C379]/[.E379]-1" office:value-type="float" office:value="-0.0155599508599509" calcext:value-type="float">
            <text:p>-0.016</text:p>
          </table:table-cell>
          <table:table-cell/>
          <table:table-cell table:formula="of:=INT([.B379])" office:value-type="float" office:value="798" calcext:value-type="float">
            <text:p>798</text:p>
          </table:table-cell>
          <table:table-cell table:formula="of:=IF([.G379]&lt;[.M379]; [.M379]; &quot;&quot;)">
            <text:p/>
          </table:table-cell>
          <table:table-cell table:formula="of:=IF([.N379]&lt;&gt;&quot;&quot;; [.E379]; &quot;&quot;)">
            <text:p/>
          </table:table-cell>
          <table:table-cell table:formula="of:=IF([.O379]&lt;&gt;&quot;&quot;; [.O379]-[.N379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79]-[.G379]" office:value-type="float" office:value="3" calcext:value-type="float">
            <text:p>3</text:p>
          </table:table-cell>
          <table:table-cell table:formula="of:=[.B379]-[.G379]" office:value-type="float" office:value="-12.0705" calcext:value-type="float">
            <text:p>-12.1</text:p>
          </table:table-cell>
          <table:table-cell table:formula="of:=[.C379]-[.G379]" office:value-type="float" office:value="-9.66579999999999" calcext:value-type="float">
            <text:p>-9.7</text:p>
          </table:table-cell>
          <table:table-cell/>
          <table:table-cell table:formula="of:=[.E379]-[.H379]" office:value-type="float" office:value="3" calcext:value-type="float">
            <text:p>3</text:p>
          </table:table-cell>
          <table:table-cell table:formula="of:=IF([.W379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20</text:p>
          </table:table-cell>
          <table:table-cell office:value-type="float" office:value="806.21576" calcext:value-type="float">
            <text:p>806.2</text:p>
          </table:table-cell>
          <table:table-cell office:value-type="float" office:value="808.72424" calcext:value-type="float">
            <text:p>808.7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808" calcext:value-type="float">
            <text:p>808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B380]/[.G380]-1" office:value-type="float" office:value="-0.00220821782178215" calcext:value-type="float">
            <text:p>-0.002</text:p>
          </table:table-cell>
          <table:table-cell table:formula="of:=[.C380]/[.E380]-1" office:value-type="float" office:value="-0.00403418719211823" calcext:value-type="float">
            <text:p>-0.004</text:p>
          </table:table-cell>
          <table:table-cell/>
          <table:table-cell table:formula="of:=INT([.B380])" office:value-type="float" office:value="806" calcext:value-type="float">
            <text:p>806</text:p>
          </table:table-cell>
          <table:table-cell table:formula="of:=IF([.G380]&lt;[.M380]; [.M380]; &quot;&quot;)">
            <text:p/>
          </table:table-cell>
          <table:table-cell table:formula="of:=IF([.N380]&lt;&gt;&quot;&quot;; [.E380]; &quot;&quot;)">
            <text:p/>
          </table:table-cell>
          <table:table-cell table:formula="of:=IF([.O380]&lt;&gt;&quot;&quot;; [.O380]-[.N380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80]-[.G380]" office:value-type="float" office:value="4" calcext:value-type="float">
            <text:p>4</text:p>
          </table:table-cell>
          <table:table-cell table:formula="of:=[.B380]-[.G380]" office:value-type="float" office:value="-1.78423999999995" calcext:value-type="float">
            <text:p>-1.8</text:p>
          </table:table-cell>
          <table:table-cell table:formula="of:=[.C380]-[.G380]" office:value-type="float" office:value="0.724240000000009" calcext:value-type="float">
            <text:p>0.7</text:p>
          </table:table-cell>
          <table:table-cell/>
          <table:table-cell table:formula="of:=[.E380]-[.H380]" office:value-type="float" office:value="1" calcext:value-type="float">
            <text:p>1</text:p>
          </table:table-cell>
          <table:table-cell table:formula="of:=IF([.W380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21</text:p>
          </table:table-cell>
          <table:table-cell office:value-type="float" office:value="804.32104" calcext:value-type="float">
            <text:p>804.3</text:p>
          </table:table-cell>
          <table:table-cell office:value-type="float" office:value="806.7797" calcext:value-type="float">
            <text:p>806.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809" calcext:value-type="float">
            <text:p>809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[.B381]/[.G381]-1" office:value-type="float" office:value="-0.00578363411619276" calcext:value-type="float">
            <text:p>-0.006</text:p>
          </table:table-cell>
          <table:table-cell table:formula="of:=[.C381]/[.E381]-1" office:value-type="float" office:value="-0.0185161800486617" calcext:value-type="float">
            <text:p>-0.019</text:p>
          </table:table-cell>
          <table:table-cell/>
          <table:table-cell table:formula="of:=INT([.B381])" office:value-type="float" office:value="804" calcext:value-type="float">
            <text:p>804</text:p>
          </table:table-cell>
          <table:table-cell table:formula="of:=IF([.G381]&lt;[.M381]; [.M381]; &quot;&quot;)">
            <text:p/>
          </table:table-cell>
          <table:table-cell table:formula="of:=IF([.N381]&lt;&gt;&quot;&quot;; [.E381]; &quot;&quot;)">
            <text:p/>
          </table:table-cell>
          <table:table-cell table:formula="of:=IF([.O381]&lt;&gt;&quot;&quot;; [.O381]-[.N381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81]-[.G381]" office:value-type="float" office:value="13" calcext:value-type="float">
            <text:p>13</text:p>
          </table:table-cell>
          <table:table-cell table:formula="of:=[.B381]-[.G381]" office:value-type="float" office:value="-4.67895999999996" calcext:value-type="float">
            <text:p>-4.7</text:p>
          </table:table-cell>
          <table:table-cell table:formula="of:=[.C381]-[.G381]" office:value-type="float" office:value="-2.22029999999995" calcext:value-type="float">
            <text:p>-2.2</text:p>
          </table:table-cell>
          <table:table-cell/>
          <table:table-cell table:formula="of:=[.E381]-[.H381]" office:value-type="float" office:value="5" calcext:value-type="float">
            <text:p>5</text:p>
          </table:table-cell>
          <table:table-cell table:formula="of:=IF([.W381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22</text:p>
          </table:table-cell>
          <table:table-cell office:value-type="float" office:value="810.49493" calcext:value-type="float">
            <text:p>810.5</text:p>
          </table:table-cell>
          <table:table-cell office:value-type="float" office:value="812.987" calcext:value-type="float">
            <text:p>813.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0" calcext:value-type="float">
            <text:p>820</text:p>
          </table:table-cell>
          <table:table-cell office:value-type="float" office:value="812" calcext:value-type="float">
            <text:p>812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382]/[.G382]-1" office:value-type="float" office:value="-0.00185353448275871" calcext:value-type="float">
            <text:p>-0.002</text:p>
          </table:table-cell>
          <table:table-cell table:formula="of:=[.C382]/[.E382]-1" office:value-type="float" office:value="-0.00124447174447173" calcext:value-type="float">
            <text:p>-0.001</text:p>
          </table:table-cell>
          <table:table-cell/>
          <table:table-cell table:formula="of:=INT([.B382])" office:value-type="float" office:value="810" calcext:value-type="float">
            <text:p>810</text:p>
          </table:table-cell>
          <table:table-cell table:formula="of:=IF([.G382]&lt;[.M382]; [.M382]; &quot;&quot;)">
            <text:p/>
          </table:table-cell>
          <table:table-cell table:formula="of:=IF([.N382]&lt;&gt;&quot;&quot;; [.E382]; &quot;&quot;)">
            <text:p/>
          </table:table-cell>
          <table:table-cell table:formula="of:=IF([.O382]&lt;&gt;&quot;&quot;; [.O382]-[.N382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82]-[.G382]" office:value-type="float" office:value="2" calcext:value-type="float">
            <text:p>2</text:p>
          </table:table-cell>
          <table:table-cell table:formula="of:=[.B382]-[.G382]" office:value-type="float" office:value="-1.50507000000005" calcext:value-type="float">
            <text:p>-1.5</text:p>
          </table:table-cell>
          <table:table-cell table:formula="of:=[.C382]-[.G382]" office:value-type="float" office:value="0.986999999999966" calcext:value-type="float">
            <text:p>1.0</text:p>
          </table:table-cell>
          <table:table-cell/>
          <table:table-cell table:formula="of:=[.E382]-[.H382]" office:value-type="float" office:value="4" calcext:value-type="float">
            <text:p>4</text:p>
          </table:table-cell>
          <table:table-cell table:formula="of:=IF([.W382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25</text:p>
          </table:table-cell>
          <table:table-cell office:value-type="float" office:value="800.7584" calcext:value-type="float">
            <text:p>800.8</text:p>
          </table:table-cell>
          <table:table-cell office:value-type="float" office:value="803.0667" calcext:value-type="float">
            <text:p>803.1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807" calcext:value-type="float">
            <text:p>807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B383]/[.G383]-1" office:value-type="float" office:value="-0.00773432465923163" calcext:value-type="float">
            <text:p>-0.008</text:p>
          </table:table-cell>
          <table:table-cell table:formula="of:=[.C383]/[.E383]-1" office:value-type="float" office:value="-0.00978212083847108" calcext:value-type="float">
            <text:p>-0.010</text:p>
          </table:table-cell>
          <table:table-cell/>
          <table:table-cell table:formula="of:=INT([.B383])" office:value-type="float" office:value="800" calcext:value-type="float">
            <text:p>800</text:p>
          </table:table-cell>
          <table:table-cell table:formula="of:=IF([.G383]&lt;[.M383]; [.M383]; &quot;&quot;)">
            <text:p/>
          </table:table-cell>
          <table:table-cell table:formula="of:=IF([.N383]&lt;&gt;&quot;&quot;; [.E383]; &quot;&quot;)">
            <text:p/>
          </table:table-cell>
          <table:table-cell table:formula="of:=IF([.O383]&lt;&gt;&quot;&quot;; [.O383]-[.N383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83]-[.G383]" office:value-type="float" office:value="4" calcext:value-type="float">
            <text:p>4</text:p>
          </table:table-cell>
          <table:table-cell table:formula="of:=[.B383]-[.G383]" office:value-type="float" office:value="-6.24159999999995" calcext:value-type="float">
            <text:p>-6.2</text:p>
          </table:table-cell>
          <table:table-cell table:formula="of:=[.C383]-[.G383]" office:value-type="float" office:value="-3.93330000000003" calcext:value-type="float">
            <text:p>-3.9</text:p>
          </table:table-cell>
          <table:table-cell/>
          <table:table-cell table:formula="of:=[.E383]-[.H383]" office:value-type="float" office:value="-2" calcext:value-type="float">
            <text:p>-2</text:p>
          </table:table-cell>
          <table:table-cell table:formula="of:=IF([.W383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6</text:p>
          </table:table-cell>
          <table:table-cell office:value-type="float" office:value="804.6389" calcext:value-type="float">
            <text:p>804.6</text:p>
          </table:table-cell>
          <table:table-cell office:value-type="float" office:value="806.76636" calcext:value-type="float">
            <text:p>806.8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818" calcext:value-type="float">
            <text:p>818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B384]/[.G384]-1" office:value-type="float" office:value="-0.00415977722772276" calcext:value-type="float">
            <text:p>-0.004</text:p>
          </table:table-cell>
          <table:table-cell table:formula="of:=[.C384]/[.E384]-1" office:value-type="float" office:value="-0.00399214814814819" calcext:value-type="float">
            <text:p>-0.004</text:p>
          </table:table-cell>
          <table:table-cell/>
          <table:table-cell table:formula="of:=INT([.B384])" office:value-type="float" office:value="804" calcext:value-type="float">
            <text:p>804</text:p>
          </table:table-cell>
          <table:table-cell table:formula="of:=IF([.G384]&lt;[.M384]; [.M384]; &quot;&quot;)">
            <text:p/>
          </table:table-cell>
          <table:table-cell table:formula="of:=IF([.N384]&lt;&gt;&quot;&quot;; [.E384]; &quot;&quot;)">
            <text:p/>
          </table:table-cell>
          <table:table-cell table:formula="of:=IF([.O384]&lt;&gt;&quot;&quot;; [.O384]-[.N384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84]-[.G384]" office:value-type="float" office:value="2" calcext:value-type="float">
            <text:p>2</text:p>
          </table:table-cell>
          <table:table-cell table:formula="of:=[.B384]-[.G384]" office:value-type="float" office:value="-3.36109999999996" calcext:value-type="float">
            <text:p>-3.4</text:p>
          </table:table-cell>
          <table:table-cell table:formula="of:=[.C384]-[.G384]" office:value-type="float" office:value="-1.23364000000004" calcext:value-type="float">
            <text:p>-1.2</text:p>
          </table:table-cell>
          <table:table-cell/>
          <table:table-cell table:formula="of:=[.E384]-[.H384]" office:value-type="float" office:value="0" calcext:value-type="float">
            <text:p>0</text:p>
          </table:table-cell>
          <table:table-cell table:formula="of:=IF([.W384]&gt;0; 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7</text:p>
          </table:table-cell>
          <table:table-cell office:value-type="float" office:value="804.2946" calcext:value-type="float">
            <text:p>804.3</text:p>
          </table:table-cell>
          <table:table-cell office:value-type="float" office:value="806.3948" calcext:value-type="float">
            <text:p>806.4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809" calcext:value-type="float">
            <text:p>809</text:p>
          </table:table-cell>
          <table:table-cell/>
          <table:table-cell table:formula="of:=[.B385]/[.G385]-1" office:value-type="float" office:value="-0.00581631644004954" calcext:value-type="float">
            <text:p>-0.006</text:p>
          </table:table-cell>
          <table:table-cell table:formula="of:=[.C385]/[.E385]-1" office:value-type="float" office:value="-0.00567842170160293" calcext:value-type="float">
            <text:p>-0.006</text:p>
          </table:table-cell>
          <table:table-cell/>
          <table:table-cell table:formula="of:=INT([.B385])" office:value-type="float" office:value="804" calcext:value-type="float">
            <text:p>804</text:p>
          </table:table-cell>
          <table:table-cell table:formula="of:=IF([.G385]&lt;[.M385]; [.M385]; &quot;&quot;)">
            <text:p/>
          </table:table-cell>
          <table:table-cell table:formula="of:=IF([.N385]&lt;&gt;&quot;&quot;; [.E385]; &quot;&quot;)">
            <text:p/>
          </table:table-cell>
          <table:table-cell table:formula="of:=IF([.O385]&lt;&gt;&quot;&quot;; [.O385]-[.N385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85]-[.G385]" office:value-type="float" office:value="2" calcext:value-type="float">
            <text:p>2</text:p>
          </table:table-cell>
          <table:table-cell table:formula="of:=[.B385]-[.G385]" office:value-type="float" office:value="-4.70540000000005" calcext:value-type="float">
            <text:p>-4.7</text:p>
          </table:table-cell>
          <table:table-cell table:formula="of:=[.C385]-[.G385]" office:value-type="float" office:value="-2.60519999999997" calcext:value-type="float">
            <text:p>-2.6</text:p>
          </table:table-cell>
          <table:table-cell/>
          <table:table-cell table:formula="of:=[.E385]-[.H385]" office:value-type="float" office:value="2" calcext:value-type="float">
            <text:p>2</text:p>
          </table:table-cell>
          <table:table-cell table:formula="of:=IF([.W385]&gt;0; 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28</text:p>
          </table:table-cell>
          <table:table-cell office:value-type="float" office:value="802.92017" calcext:value-type="float">
            <text:p>802.9</text:p>
          </table:table-cell>
          <table:table-cell office:value-type="float" office:value="804.80035" calcext:value-type="float">
            <text:p>804.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11" calcext:value-type="float">
            <text:p>811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[.B386]/[.G386]-1" office:value-type="float" office:value="-0.0000994146948941621" calcext:value-type="float">
            <text:p>0.000</text:p>
          </table:table-cell>
          <table:table-cell table:formula="of:=[.C386]/[.E386]-1" office:value-type="float" office:value="-0.000248012422360278" calcext:value-type="float">
            <text:p>0.000</text:p>
          </table:table-cell>
          <table:table-cell/>
          <table:table-cell table:formula="of:=INT([.B386])" office:value-type="float" office:value="802" calcext:value-type="float">
            <text:p>802</text:p>
          </table:table-cell>
          <table:table-cell table:formula="of:=IF([.G386]&lt;[.M386]; [.M386]; &quot;&quot;)">
            <text:p/>
          </table:table-cell>
          <table:table-cell table:formula="of:=IF([.N386]&lt;&gt;&quot;&quot;; [.E386]; &quot;&quot;)">
            <text:p/>
          </table:table-cell>
          <table:table-cell table:formula="of:=IF([.O386]&lt;&gt;&quot;&quot;; [.O386]-[.N386]; &quot;&quot;)">
            <text:p/>
          </table:table-cell>
          <table:table-cell/>
          <table:table-cell office:value-type="float" office:value="0" calcext:value-type="float">
            <text:p>0</text:p>
          </table:table-cell>
          <table:table-cell table:formula="of:=[.E386]-[.G386]" office:value-type="float" office:value="2" calcext:value-type="float">
            <text:p>2</text:p>
          </table:table-cell>
          <table:table-cell table:formula="of:=[.B386]-[.G386]" office:value-type="float" office:value="-0.0798300000000154" calcext:value-type="float">
            <text:p>-0.1</text:p>
          </table:table-cell>
          <table:table-cell table:formula="of:=[.C386]-[.G386]" office:value-type="float" office:value="1.80034999999998" calcext:value-type="float">
            <text:p>1.8</text:p>
          </table:table-cell>
          <table:table-cell/>
          <table:table-cell table:formula="of:=[.E386]-[.H386]" office:value-type="float" office:value="0" calcext:value-type="float">
            <text:p>0</text:p>
          </table:table-cell>
          <table:table-cell table:formula="of:=IF([.W386]&gt;0; 1; 0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4"/>
          <table:table-cell table:formula="of:=SUM([.P2:.P386])" office:value-type="float" office:value="-859" calcext:value-type="float">
            <text:p>-859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formula="of:=SUM([.X2:.X386])" office:value-type="float" office:value="153" calcext:value-type="float">
            <text:p>153</text:p>
          </table:table-cell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2"/>
          <table:table-cell table:formula="of:=COUNT([.X2:.X386])" office:value-type="float" office:value="385" calcext:value-type="float">
            <text:p>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00/00/00</text:date>, <text:time style:data-style-name="N2" text:time-value="07:10:27.7814226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1T07:43:25.299340312</dc:date>
    <meta:editing-duration>PT27M53S</meta:editing-duration>
    <meta:editing-cycles>5</meta:editing-cycles>
    <meta:generator>LibreOffice/6.0.7.3$Linux_X86_64 LibreOffice_project/00m0$Build-3</meta:generator>
    <meta:document-statistic meta:table-count="1" meta:cell-count="73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-0.05" chart:maximum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737cm" svg:height="10.507cm" xlink:href=".." xlink:type="simple" chart:class="chart:line" chart:style-name="ch1">
        <chart:legend chart:legend-position="end" svg:x="26.637cm" svg:y="4.705cm" style:legend-expansion="high" chart:style-name="ch2"/>
        <chart:plot-area chart:style-name="ch3" table:cell-range-address="predict.J2:predict.K386" svg:x="0.574cm" svg:y="0.21cm" svg:width="25.489cm" svg:height="10.087cm">
          <chartooo:coordinate-region svg:x="1.778cm" svg:y="0.409cm" svg:width="24.285cm" svg:height="9.6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edict.J2:predict.J386" chart:class="chart:line">
            <chart:data-point chart:repeated="385"/>
          </chart:series>
          <chart:series chart:style-name="ch8" chart:values-cell-range-address="predict.K2:predict.K386" chart:class="chart:line">
            <chart:data-point chart:repeated="3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712676056338">
                <text:p>0.017712676056338</text:p>
                <draw:g>
                  <svg:desc>predict.J2:predict.J386</svg:desc>
                </draw:g>
              </table:table-cell>
              <table:table-cell office:value-type="float" office:value="0.00380767281105987">
                <text:p>0.00380767281105987</text:p>
                <draw:g>
                  <svg:desc>predict.K2:predict.K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6734042553192">
                <text:p>0.0226734042553192</text:p>
              </table:table-cell>
              <table:table-cell office:value-type="float" office:value="0.0190084309133489">
                <text:p>0.0190084309133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122113022113">
                <text:p>0.030122113022113</text:p>
              </table:table-cell>
              <table:table-cell office:value-type="float" office:value="0.037657199017199">
                <text:p>0.037657199017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9893401015228">
                <text:p>0.0419893401015228</text:p>
              </table:table-cell>
              <table:table-cell office:value-type="float" office:value="0.0349758897243106">
                <text:p>0.0349758897243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696692111961">
                <text:p>0.0185696692111961</text:p>
              </table:table-cell>
              <table:table-cell office:value-type="float" office:value="-0.00516288888888894">
                <text:p>-0.00516288888888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5391701030928">
                <text:p>0.065391701030928</text:p>
              </table:table-cell>
              <table:table-cell office:value-type="float" office:value="0.0684557840616966">
                <text:p>0.0684557840616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8974111675126">
                <text:p>0.0108974111675126</text:p>
              </table:table-cell>
              <table:table-cell office:value-type="float" office:value="0.00141442499999989">
                <text:p>0.00141442499999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5039563106796">
                <text:p>0.0135039563106796</text:p>
              </table:table-cell>
              <table:table-cell office:value-type="float" office:value="0.0103572596153847">
                <text:p>0.0103572596153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42273">
                <text:p>0.0342273</text:p>
              </table:table-cell>
              <table:table-cell office:value-type="float" office:value="0.00284703614457826">
                <text:p>0.00284703614457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440446650124">
                <text:p>0.032440446650124</text:p>
              </table:table-cell>
              <table:table-cell office:value-type="float" office:value="0.00490129807692319">
                <text:p>0.00490129807692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299610705596">
                <text:p>0.017299610705596</text:p>
              </table:table-cell>
              <table:table-cell office:value-type="float" office:value="-0.0106734117647059">
                <text:p>-0.0106734117647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797608">
                <text:p>0.15797608</text:p>
              </table:table-cell>
              <table:table-cell office:value-type="float" office:value="0.152867724867725">
                <text:p>0.152867724867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68394366197183">
                <text:p>0.0868394366197183</text:p>
              </table:table-cell>
              <table:table-cell office:value-type="float" office:value="0.067723901098901">
                <text:p>0.067723901098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085838150289">
                <text:p>0.071085838150289</text:p>
              </table:table-cell>
              <table:table-cell office:value-type="float" office:value="0.0528317746478875">
                <text:p>0.0528317746478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39536974789916">
                <text:p>0.0439536974789916</text:p>
              </table:table-cell>
              <table:table-cell office:value-type="float" office:value="0.026089781420765">
                <text:p>0.026089781420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4266124661247">
                <text:p>0.0454266124661247</text:p>
              </table:table-cell>
              <table:table-cell office:value-type="float" office:value="0.0366945187165775">
                <text:p>0.0366945187165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91924864864865">
                <text:p>0.0391924864864865</text:p>
              </table:table-cell>
              <table:table-cell office:value-type="float" office:value="0.0433578167115904">
                <text:p>0.0433578167115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27292349726776">
                <text:p>0.0527292349726776</text:p>
              </table:table-cell>
              <table:table-cell office:value-type="float" office:value="0.0194567105263157">
                <text:p>0.0194567105263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74568716577541">
                <text:p>0.0474568716577541</text:p>
              </table:table-cell>
              <table:table-cell office:value-type="float" office:value="0.0471311170212765">
                <text:p>0.0471311170212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11648424068767">
                <text:p>0.0911648424068767</text:p>
              </table:table-cell>
              <table:table-cell office:value-type="float" office:value="0.0788265633802816">
                <text:p>0.0788265633802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48113256484148">
                <text:p>0.0548113256484148</text:p>
              </table:table-cell>
              <table:table-cell office:value-type="float" office:value="0.0608117816091955">
                <text:p>0.0608117816091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7039650145773">
                <text:p>0.0707039650145773</text:p>
              </table:table-cell>
              <table:table-cell office:value-type="float" office:value="0.0782739358600584">
                <text:p>0.0782739358600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595988538684">
                <text:p>0.0580595988538684</text:p>
              </table:table-cell>
              <table:table-cell office:value-type="float" office:value="0.0294058171745153">
                <text:p>0.0294058171745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71010638297873">
                <text:p>0.0271010638297873</text:p>
              </table:table-cell>
              <table:table-cell office:value-type="float" office:value="0.0159421465968586">
                <text:p>0.0159421465968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3439588688946">
                <text:p>0.0393439588688946</text:p>
              </table:table-cell>
              <table:table-cell office:value-type="float" office:value="0.0428178717948717">
                <text:p>0.0428178717948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71096874999999">
                <text:p>0.0371096874999999</text:p>
              </table:table-cell>
              <table:table-cell office:value-type="float" office:value="0.0276605897435898">
                <text:p>0.0276605897435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52609487179487">
                <text:p>0.0352609487179487</text:p>
              </table:table-cell>
              <table:table-cell office:value-type="float" office:value="0.0250501515151516">
                <text:p>0.02505015151515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88084517766498">
                <text:p>0.0388084517766498</text:p>
              </table:table-cell>
              <table:table-cell office:value-type="float" office:value="0.0169587654320986">
                <text:p>0.0169587654320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17702770780857">
                <text:p>0.0317702770780857</text:p>
              </table:table-cell>
              <table:table-cell office:value-type="float" office:value="0.027058054862843">
                <text:p>0.027058054862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07305970149254">
                <text:p>0.0307305970149254</text:p>
              </table:table-cell>
              <table:table-cell office:value-type="float" office:value="0.0281877037037037">
                <text:p>0.0281877037037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95007653061226">
                <text:p>0.0395007653061226</text:p>
              </table:table-cell>
              <table:table-cell office:value-type="float" office:value="0.0376958481012659">
                <text:p>0.03769584810126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2686548223349">
                <text:p>0.0312686548223349</text:p>
              </table:table-cell>
              <table:table-cell office:value-type="float" office:value="0.0350217721518986">
                <text:p>0.03502177215189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34540051679588">
                <text:p>0.0434540051679588</text:p>
              </table:table-cell>
              <table:table-cell office:value-type="float" office:value="0.038759283887468">
                <text:p>0.038759283887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4472222222223">
                <text:p>0.0344472222222223</text:p>
              </table:table-cell>
              <table:table-cell office:value-type="float" office:value="0.0245844029850746">
                <text:p>0.02458440298507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93769974554707">
                <text:p>0.0393769974554707</text:p>
              </table:table-cell>
              <table:table-cell office:value-type="float" office:value="0.0263157000000001">
                <text:p>0.0263157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56561083743843">
                <text:p>0.0256561083743843</text:p>
              </table:table-cell>
              <table:table-cell office:value-type="float" office:value="-0.0335634180138569">
                <text:p>-0.0335634180138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70829383886263">
                <text:p>0.00970829383886263</text:p>
              </table:table-cell>
              <table:table-cell office:value-type="float" office:value="-0.00972378752886838">
                <text:p>-0.00972378752886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06425890736342">
                <text:p>0.0406425890736342</text:p>
              </table:table-cell>
              <table:table-cell office:value-type="float" office:value="0.0459798099762472">
                <text:p>0.0459798099762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8022167487686">
                <text:p>0.0258022167487686</text:p>
              </table:table-cell>
              <table:table-cell office:value-type="float" office:value="0.0243306356968216">
                <text:p>0.02433063569682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9851358024692">
                <text:p>0.0279851358024692</text:p>
              </table:table-cell>
              <table:table-cell office:value-type="float" office:value="-0.0212201869158879">
                <text:p>-0.0212201869158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9361647058823">
                <text:p>0.0149361647058823</text:p>
              </table:table-cell>
              <table:table-cell office:value-type="float" office:value="0.0156299765807961">
                <text:p>0.01562997658079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40338850574713">
                <text:p>0.0140338850574713</text:p>
              </table:table-cell>
              <table:table-cell office:value-type="float" office:value="0.00901651480637811">
                <text:p>0.009016514806378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67840646651272">
                <text:p>0.0267840646651272</text:p>
              </table:table-cell>
              <table:table-cell office:value-type="float" office:value="-0.00337374999999995">
                <text:p>-0.00337374999999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48960829493088">
                <text:p>0.0248960829493088</text:p>
              </table:table-cell>
              <table:table-cell office:value-type="float" office:value="0.0182463781321185">
                <text:p>0.0182463781321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75157657657655">
                <text:p>0.00575157657657655</text:p>
              </table:table-cell>
              <table:table-cell office:value-type="float" office:value="0.00163419642857154">
                <text:p>0.00163419642857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4171402714932">
                <text:p>0.014171402714932</text:p>
              </table:table-cell>
              <table:table-cell office:value-type="float" office:value="0.00519308035714294">
                <text:p>0.00519308035714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764959999999992">
                <text:p>0.00764959999999992</text:p>
              </table:table-cell>
              <table:table-cell office:value-type="float" office:value="-0.0119662689804773">
                <text:p>-0.0119662689804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17877729257654">
                <text:p>0.00417877729257654</text:p>
              </table:table-cell>
              <table:table-cell office:value-type="float" office:value="-0.0171718683651804">
                <text:p>-0.0171718683651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07866379310344">
                <text:p>0.0107866379310344</text:p>
              </table:table-cell>
              <table:table-cell office:value-type="float" office:value="0.00852933760683761">
                <text:p>0.008529337606837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85247058823529">
                <text:p>-0.0285247058823529</text:p>
              </table:table-cell>
              <table:table-cell office:value-type="float" office:value="-0.058593515625">
                <text:p>-0.05859351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17806324110681">
                <text:p>0.00217806324110681</text:p>
              </table:table-cell>
              <table:table-cell office:value-type="float" office:value="-0.00945551257253385">
                <text:p>-0.009455512572533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17288270377725">
                <text:p>0.00217288270377725</text:p>
              </table:table-cell>
              <table:table-cell office:value-type="float" office:value="0.00269408284023664">
                <text:p>0.00269408284023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932865612648226">
                <text:p>-0.00932865612648226</text:p>
              </table:table-cell>
              <table:table-cell office:value-type="float" office:value="-0.00256781065088751">
                <text:p>-0.002567810650887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65242063492077">
                <text:p>0.00465242063492077</text:p>
              </table:table-cell>
              <table:table-cell office:value-type="float" office:value="0.00894648221343886">
                <text:p>0.008946482213438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34255489021956">
                <text:p>-0.0034255489021956</text:p>
              </table:table-cell>
              <table:table-cell office:value-type="float" office:value="0.00256832669322704">
                <text:p>0.002568326693227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35737524950099">
                <text:p>0.0135737524950099</text:p>
              </table:table-cell>
              <table:table-cell office:value-type="float" office:value="0.00872236686390537">
                <text:p>0.00872236686390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108636454183267">
                <text:p>-0.0108636454183267</text:p>
              </table:table-cell>
              <table:table-cell office:value-type="float" office:value="-0.0274095145631068">
                <text:p>-0.0274095145631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12301740812393">
                <text:p>-0.00412301740812393</text:p>
              </table:table-cell>
              <table:table-cell office:value-type="float" office:value="-0.0123906666666667">
                <text:p>-0.012390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416091954023035">
                <text:p>-0.000416091954023035</text:p>
              </table:table-cell>
              <table:table-cell office:value-type="float" office:value="-0.00138586337760915">
                <text:p>-0.00138586337760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81756756756757">
                <text:p>-0.00181756756756757</text:p>
              </table:table-cell>
              <table:table-cell office:value-type="float" office:value="-0.011107481060606">
                <text:p>-0.0111074810606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85998120300752">
                <text:p>-0.0085998120300752</text:p>
              </table:table-cell>
              <table:table-cell office:value-type="float" office:value="-0.00514555140186923">
                <text:p>-0.005145551401869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7962546816479">
                <text:p>0.0017962546816479</text:p>
              </table:table-cell>
              <table:table-cell office:value-type="float" office:value="0.00765160447761204">
                <text:p>0.00765160447761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74895922330098">
                <text:p>0.0174895922330098</text:p>
              </table:table-cell>
              <table:table-cell office:value-type="float" office:value="-0.00347274436090217">
                <text:p>-0.003472744360902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0610961538461">
                <text:p>0.0140610961538461</text:p>
              </table:table-cell>
              <table:table-cell office:value-type="float" office:value="0.00854353497164473">
                <text:p>0.008543534971644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477661596958179">
                <text:p>-0.00477661596958179</text:p>
              </table:table-cell>
              <table:table-cell office:value-type="float" office:value="-0.00638097560975615">
                <text:p>-0.00638097560975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12120229007633">
                <text:p>0.0112120229007633</text:p>
              </table:table-cell>
              <table:table-cell office:value-type="float" office:value="0.0143941287878788">
                <text:p>0.0143941287878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775320683111969">
                <text:p>-0.00775320683111969</text:p>
              </table:table-cell>
              <table:table-cell office:value-type="float" office:value="0.00100738636363618">
                <text:p>0.001007386363636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308346153846228">
                <text:p>0.000308346153846228</text:p>
              </table:table-cell>
              <table:table-cell office:value-type="float" office:value="0.00571475095785456">
                <text:p>0.00571475095785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767382239382242">
                <text:p>-0.00767382239382242</text:p>
              </table:table-cell>
              <table:table-cell office:value-type="float" office:value="-0.0135975285171102">
                <text:p>-0.01359752851711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89903846153827">
                <text:p>0.00189903846153827</text:p>
              </table:table-cell>
              <table:table-cell office:value-type="float" office:value="0.00277034351145033">
                <text:p>0.00277034351145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910057803468212">
                <text:p>-0.00910057803468212</text:p>
              </table:table-cell>
              <table:table-cell office:value-type="float" office:value="-0.0324675373134329">
                <text:p>-0.03246753731343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577212806026406">
                <text:p>-0.000577212806026406</text:p>
              </table:table-cell>
              <table:table-cell office:value-type="float" office:value="-0.0212511882998172">
                <text:p>-0.0212511882998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55441463414634">
                <text:p>0.0155441463414634</text:p>
              </table:table-cell>
              <table:table-cell office:value-type="float" office:value="0.0141395176252319">
                <text:p>0.01413951762523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792897196261677">
                <text:p>-0.00792897196261677</text:p>
              </table:table-cell>
              <table:table-cell office:value-type="float" office:value="-0.00474070500927648">
                <text:p>-0.004740705009276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889877862595423">
                <text:p>0.00889877862595423</text:p>
              </table:table-cell>
              <table:table-cell office:value-type="float" office:value="-0.011331962962963">
                <text:p>-0.011331962962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23903591682406">
                <text:p>0.00223903591682406</text:p>
              </table:table-cell>
              <table:table-cell office:value-type="float" office:value="-0.00328316573556797">
                <text:p>-0.00328316573556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34652495378929">
                <text:p>-0.0134652495378929</text:p>
              </table:table-cell>
              <table:table-cell office:value-type="float" office:value="-0.0213498181818181">
                <text:p>-0.02134981818181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7164485981309">
                <text:p>0.0137164485981309</text:p>
              </table:table-cell>
              <table:table-cell office:value-type="float" office:value="0.0132074074074073">
                <text:p>0.01320740740740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576031423290191">
                <text:p>-0.00576031423290191</text:p>
              </table:table-cell>
              <table:table-cell office:value-type="float" office:value="0.00401432532347501">
                <text:p>0.004014325323475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301955719557201">
                <text:p>-0.00301955719557201</text:p>
              </table:table-cell>
              <table:table-cell office:value-type="float" office:value="0.00196856617647079">
                <text:p>0.00196856617647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60684112149532">
                <text:p>0.0160684112149532</text:p>
              </table:table-cell>
              <table:table-cell office:value-type="float" office:value="0.0188814126394052">
                <text:p>0.0188814126394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61295053003534">
                <text:p>-0.0261295053003534</text:p>
              </table:table-cell>
              <table:table-cell office:value-type="float" office:value="-0.0208731690140844">
                <text:p>-0.02087316901408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01306859205777">
                <text:p>0.0301306859205777</text:p>
              </table:table-cell>
              <table:table-cell office:value-type="float" office:value="0.0148539298245614">
                <text:p>0.01485392982456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204021543985633">
                <text:p>-0.00204021543985633</text:p>
              </table:table-cell>
              <table:table-cell office:value-type="float" office:value="0.00846899641577048">
                <text:p>0.00846899641577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704652014652019">
                <text:p>0.00704652014652019</text:p>
              </table:table-cell>
              <table:table-cell office:value-type="float" office:value="0.00566419529837248">
                <text:p>0.005664195298372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69157509157503">
                <text:p>0.00869157509157503</text:p>
              </table:table-cell>
              <table:table-cell office:value-type="float" office:value="0.0100667876588021">
                <text:p>0.0100667876588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996946619217087">
                <text:p>-0.00996946619217087</text:p>
              </table:table-cell>
              <table:table-cell office:value-type="float" office:value="-0.00189046181172303">
                <text:p>-0.00189046181172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434046345811">
                <text:p>0.012434046345811</text:p>
              </table:table-cell>
              <table:table-cell office:value-type="float" office:value="0.00557954545454553">
                <text:p>0.005579545454545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175438596491229">
                <text:p>-0.00175438596491229</text:p>
              </table:table-cell>
              <table:table-cell office:value-type="float" office:value="0.00243247386759582">
                <text:p>0.00243247386759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17629840142097">
                <text:p>0.0217629840142097</text:p>
              </table:table-cell>
              <table:table-cell office:value-type="float" office:value="0.0318292362344581">
                <text:p>0.03182923623445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74570397111913">
                <text:p>0.0174570397111913</text:p>
              </table:table-cell>
              <table:table-cell office:value-type="float" office:value="0.0154625668449198">
                <text:p>0.01546256684491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20625441696109">
                <text:p>0.00120625441696109</text:p>
              </table:table-cell>
              <table:table-cell office:value-type="float" office:value="0.000110471204188611">
                <text:p>0.0001104712041886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953488372093">
                <text:p>0.026953488372093</text:p>
              </table:table-cell>
              <table:table-cell office:value-type="float" office:value="0.0292956838365896">
                <text:p>0.0292956838365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895531914893621">
                <text:p>0.00895531914893621</text:p>
              </table:table-cell>
              <table:table-cell office:value-type="float" office:value="0.0164373451327433">
                <text:p>0.01643734513274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06845190562612">
                <text:p>0.0306845190562612</text:p>
              </table:table-cell>
              <table:table-cell office:value-type="float" office:value="0.0319233693693695">
                <text:p>0.0319233693693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447724014337">
                <text:p>0.010447724014337</text:p>
              </table:table-cell>
              <table:table-cell office:value-type="float" office:value="-0.0487442404006678">
                <text:p>-0.0487442404006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42450000000001">
                <text:p>0.0342450000000001</text:p>
              </table:table-cell>
              <table:table-cell office:value-type="float" office:value="0.0126695723684209">
                <text:p>0.01266957236842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73544093178046">
                <text:p>0.00173544093178046</text:p>
              </table:table-cell>
              <table:table-cell office:value-type="float" office:value="-0.0192139646869983">
                <text:p>-0.01921396468699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86509001636661">
                <text:p>0.0086509001636661</text:p>
              </table:table-cell>
              <table:table-cell office:value-type="float" office:value="0.0122613452188007">
                <text:p>0.01226134521880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84536439267886">
                <text:p>0.0184536439267886</text:p>
              </table:table-cell>
              <table:table-cell office:value-type="float" office:value="0.0243290728476822">
                <text:p>0.02432907284768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28334465195246">
                <text:p>0.0228334465195246</text:p>
              </table:table-cell>
              <table:table-cell office:value-type="float" office:value="0.018643143812709">
                <text:p>0.0186431438127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1961794019934">
                <text:p>0.0181961794019934</text:p>
              </table:table-cell>
              <table:table-cell office:value-type="float" office:value="0.0131430441898526">
                <text:p>0.01314304418985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91133443163098">
                <text:p>0.0191133443163098</text:p>
              </table:table-cell>
              <table:table-cell office:value-type="float" office:value="0.0265340460526315">
                <text:p>0.0265340460526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67194395796846">
                <text:p>0.0867194395796846</text:p>
              </table:table-cell>
              <table:table-cell office:value-type="float" office:value="0.084532582322357">
                <text:p>0.0845325823223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294158576051784">
                <text:p>-0.00294158576051784</text:p>
              </table:table-cell>
              <table:table-cell office:value-type="float" office:value="-0.0130842472266245">
                <text:p>-0.01308424722662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58993579454254">
                <text:p>0.0358993579454254</text:p>
              </table:table-cell>
              <table:table-cell office:value-type="float" office:value="0.0440908799999999">
                <text:p>0.04409087999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44274322169058">
                <text:p>0.00544274322169058</text:p>
              </table:table-cell>
              <table:table-cell office:value-type="float" office:value="0.0116003174603176">
                <text:p>0.01160031746031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69053990610328">
                <text:p>0.0169053990610328</text:p>
              </table:table-cell>
              <table:table-cell office:value-type="float" office:value="0.0127807098765431">
                <text:p>0.0127807098765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50370245398772">
                <text:p>0.0150370245398772</text:p>
              </table:table-cell>
              <table:table-cell office:value-type="float" office:value="0.0211338167938933">
                <text:p>0.02113381679389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74988343558282">
                <text:p>0.0174988343558282</text:p>
              </table:table-cell>
              <table:table-cell office:value-type="float" office:value="0.0166822458270106">
                <text:p>0.01668224582701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51450076804915">
                <text:p>0.0251450076804915</text:p>
              </table:table-cell>
              <table:table-cell office:value-type="float" office:value="0.0356956221198157">
                <text:p>0.0356956221198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2675401234568">
                <text:p>0.022675401234568</text:p>
              </table:table-cell>
              <table:table-cell office:value-type="float" office:value="0.0236058103975536">
                <text:p>0.02360581039755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46883720930233">
                <text:p>0.0146883720930233</text:p>
              </table:table-cell>
              <table:table-cell office:value-type="float" office:value="0.0118177641653905">
                <text:p>0.01181776416539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51792366412213">
                <text:p>0.0151792366412213</text:p>
              </table:table-cell>
              <table:table-cell office:value-type="float" office:value="0.0182547040971168">
                <text:p>0.01825470409711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77824845679013">
                <text:p>0.0277824845679013</text:p>
              </table:table-cell>
              <table:table-cell office:value-type="float" office:value="0.0278394495412844">
                <text:p>0.02783944954128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41528417818739">
                <text:p>0.0141528417818739</text:p>
              </table:table-cell>
              <table:table-cell office:value-type="float" office:value="0.015636894977169">
                <text:p>0.015636894977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65365030674847">
                <text:p>0.0165365030674847</text:p>
              </table:table-cell>
              <table:table-cell office:value-type="float" office:value="0.021518320610687">
                <text:p>0.0215183206106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44251506024096">
                <text:p>0.00844251506024096</text:p>
              </table:table-cell>
              <table:table-cell office:value-type="float" office:value="0.00266261127596423">
                <text:p>0.002662611275964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65784570596799">
                <text:p>0.0165784570596799</text:p>
              </table:table-cell>
              <table:table-cell office:value-type="float" office:value="0.0164199999999999">
                <text:p>0.016419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79984319526627">
                <text:p>0.0279984319526627</text:p>
              </table:table-cell>
              <table:table-cell office:value-type="float" office:value="0.0337264705882352">
                <text:p>0.0337264705882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6211711711712">
                <text:p>0.0166211711711712</text:p>
              </table:table-cell>
              <table:table-cell office:value-type="float" office:value="0.0108002511078287">
                <text:p>0.01080025110782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73409821428572">
                <text:p>0.0173409821428572</text:p>
              </table:table-cell>
              <table:table-cell office:value-type="float" office:value="0.0254731500742942">
                <text:p>0.02547315007429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73738484398212">
                <text:p>0.00373738484398212</text:p>
              </table:table-cell>
              <table:table-cell office:value-type="float" office:value="0.0131494056463597">
                <text:p>0.01314940564635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236324822695035">
                <text:p>-0.0236324822695035</text:p>
              </table:table-cell>
              <table:table-cell office:value-type="float" office:value="-0.0283237202797202">
                <text:p>-0.02832372027972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2150070721358">
                <text:p>0.022150070721358</text:p>
              </table:table-cell>
              <table:table-cell office:value-type="float" office:value="0.020342119944212">
                <text:p>0.0203421199442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47430215827338">
                <text:p>0.0247430215827338</text:p>
              </table:table-cell>
              <table:table-cell office:value-type="float" office:value="0.0192416430594902">
                <text:p>0.01924164305949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941034682080932">
                <text:p>0.00941034682080932</text:p>
              </table:table-cell>
              <table:table-cell office:value-type="float" office:value="0.00842024285714293">
                <text:p>0.008420242857142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561554921540663">
                <text:p>-0.00561554921540663</text:p>
              </table:table-cell>
              <table:table-cell office:value-type="float" office:value="-0.00741777150916778">
                <text:p>-0.007417771509167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9503724928366">
                <text:p>0.0189503724928366</text:p>
              </table:table-cell>
              <table:table-cell office:value-type="float" office:value="0.0220928205128204">
                <text:p>0.02209282051282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46306451612903">
                <text:p>0.0246306451612903</text:p>
              </table:table-cell>
              <table:table-cell office:value-type="float" office:value="0.0200955137481911">
                <text:p>0.02009551374819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525124816446398">
                <text:p>0.00525124816446398</text:p>
              </table:table-cell>
              <table:table-cell office:value-type="float" office:value="0.00568124999999986">
                <text:p>0.005681249999999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813945668135085">
                <text:p>-0.00813945668135085</text:p>
              </table:table-cell>
              <table:table-cell office:value-type="float" office:value="-0.00979760522496365">
                <text:p>-0.009797605224963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52544560357675">
                <text:p>0.0252544560357675</text:p>
              </table:table-cell>
              <table:table-cell office:value-type="float" office:value="0.0287212444444445">
                <text:p>0.02872124444444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33922256097561">
                <text:p>0.0233922256097561</text:p>
              </table:table-cell>
              <table:table-cell office:value-type="float" office:value="0.0245578549848942">
                <text:p>0.02455785498489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237496159754225">
                <text:p>-0.00237496159754225</text:p>
              </table:table-cell>
              <table:table-cell office:value-type="float" office:value="-0.00845262839879157">
                <text:p>-0.00845262839879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11457317073171">
                <text:p>0.0111457317073171</text:p>
              </table:table-cell>
              <table:table-cell office:value-type="float" office:value="0.0131677155824508">
                <text:p>0.0131677155824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837158054711251">
                <text:p>0.00837158054711251</text:p>
              </table:table-cell>
              <table:table-cell office:value-type="float" office:value="0.011314743202417">
                <text:p>0.0113147432024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73270897832818">
                <text:p>0.0173270897832818</text:p>
              </table:table-cell>
              <table:table-cell office:value-type="float" office:value="0.0229568518518519">
                <text:p>0.02295685185185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8811232449297">
                <text:p>0.0108811232449297</text:p>
              </table:table-cell>
              <table:table-cell office:value-type="float" office:value="0.00780847457627121">
                <text:p>0.00780847457627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974578866768772">
                <text:p>0.00974578866768772</text:p>
              </table:table-cell>
              <table:table-cell office:value-type="float" office:value="-0.0023371814092954">
                <text:p>-0.00233718140929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27111879699249">
                <text:p>0.0127111879699249</text:p>
              </table:table-cell>
              <table:table-cell office:value-type="float" office:value="-0.0130923076923076">
                <text:p>-0.01309230769230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04680534918276">
                <text:p>0.0104680534918276</text:p>
              </table:table-cell>
              <table:table-cell office:value-type="float" office:value="0.00630979532163756">
                <text:p>0.006309795321637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5135135135135">
                <text:p>0.0145135135135135</text:p>
              </table:table-cell>
              <table:table-cell office:value-type="float" office:value="0.0168685543964233">
                <text:p>0.01686855439642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49820627802689">
                <text:p>0.00549820627802689</text:p>
              </table:table-cell>
              <table:table-cell office:value-type="float" office:value="-0.0040622254758419">
                <text:p>-0.00406222547584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66990936555891">
                <text:p>0.0266990936555891</text:p>
              </table:table-cell>
              <table:table-cell office:value-type="float" office:value="0.0313658408408408">
                <text:p>0.03136584084084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373423423423413">
                <text:p>-0.00373423423423413</text:p>
              </table:table-cell>
              <table:table-cell office:value-type="float" office:value="-0.0120739322533138">
                <text:p>-0.01207393225331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39037481259372">
                <text:p>0.0139037481259372</text:p>
              </table:table-cell>
              <table:table-cell office:value-type="float" office:value="0.0196010447761195">
                <text:p>0.01960104477611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17056711915535">
                <text:p>0.0117056711915535</text:p>
              </table:table-cell>
              <table:table-cell office:value-type="float" office:value="0.0195538554216868">
                <text:p>0.01955385542168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49696636085628">
                <text:p>0.0149696636085628</text:p>
              </table:table-cell>
              <table:table-cell office:value-type="float" office:value="0.00155635276532129">
                <text:p>0.00155635276532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788298507462693">
                <text:p>0.00788298507462693</text:p>
              </table:table-cell>
              <table:table-cell office:value-type="float" office:value="0.00514985250737454">
                <text:p>0.005149852507374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54421364985158">
                <text:p>0.00754421364985158</text:p>
              </table:table-cell>
              <table:table-cell office:value-type="float" office:value="0.00208821637426904">
                <text:p>0.002088216374269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56533333333331">
                <text:p>0.00856533333333331</text:p>
              </table:table-cell>
              <table:table-cell office:value-type="float" office:value="0.0114839469808541">
                <text:p>0.01148394698085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308753709198695">
                <text:p>-0.000308753709198695</text:p>
              </table:table-cell>
              <table:table-cell office:value-type="float" office:value="-0.00155712187958879">
                <text:p>-0.001557121879588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99708454810499">
                <text:p>0.00199708454810499</text:p>
              </table:table-cell>
              <table:table-cell office:value-type="float" office:value="0.00660174165457184">
                <text:p>0.006601741654571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08817997097244">
                <text:p>0.0108817997097244</text:p>
              </table:table-cell>
              <table:table-cell office:value-type="float" office:value="0.00826025824964116">
                <text:p>0.008260258249641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24590711175616">
                <text:p>0.0124590711175616</text:p>
              </table:table-cell>
              <table:table-cell office:value-type="float" office:value="0.014407492795389">
                <text:p>0.0144074927953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158748180494905">
                <text:p>-0.00158748180494905</text:p>
              </table:table-cell>
              <table:table-cell office:value-type="float" office:value="0.00169319826338632">
                <text:p>0.001693198263386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46879816513761">
                <text:p>0.0246879816513761</text:p>
              </table:table-cell>
              <table:table-cell office:value-type="float" office:value="0.0278344376899697">
                <text:p>0.0278344376899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78404552129221">
                <text:p>0.0178404552129221</text:p>
              </table:table-cell>
              <table:table-cell office:value-type="float" office:value="0.0219886297376093">
                <text:p>0.0219886297376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2129437869823">
                <text:p>0.0132129437869823</text:p>
              </table:table-cell>
              <table:table-cell office:value-type="float" office:value="0.0219722713864308">
                <text:p>0.02197227138643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90797619047634">
                <text:p>0.00390797619047634</text:p>
              </table:table-cell>
              <table:table-cell office:value-type="float" office:value="0.0090689349112425">
                <text:p>0.00906893491124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944395280235932">
                <text:p>0.000944395280235932</text:p>
              </table:table-cell>
              <table:table-cell office:value-type="float" office:value="0.00475783308931188">
                <text:p>0.00475783308931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6364828614009">
                <text:p>0.006364828614009</text:p>
              </table:table-cell>
              <table:table-cell office:value-type="float" office:value="0.00855781388478571">
                <text:p>0.008557813884785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85441860465117">
                <text:p>0.0385441860465117</text:p>
              </table:table-cell>
              <table:table-cell office:value-type="float" office:value="0.040002688172043">
                <text:p>0.0400026881720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93386075949367">
                <text:p>0.0293386075949367</text:p>
              </table:table-cell>
              <table:table-cell office:value-type="float" office:value="0.0424083596214511">
                <text:p>0.0424083596214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00253918495299">
                <text:p>0.0100253918495299</text:p>
              </table:table-cell>
              <table:table-cell office:value-type="float" office:value="0.0133012364760432">
                <text:p>0.01330123647604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53840317460317">
                <text:p>0.0253840317460317</text:p>
              </table:table-cell>
              <table:table-cell office:value-type="float" office:value="0.00905932203389837">
                <text:p>0.009059322033898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401058732612047">
                <text:p>-0.00401058732612047</text:p>
              </table:table-cell>
              <table:table-cell office:value-type="float" office:value="0.00834528593508499">
                <text:p>0.008345285935084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1747692307691">
                <text:p>0.0071747692307691</text:p>
              </table:table-cell>
              <table:table-cell office:value-type="float" office:value="0.0189491692307693">
                <text:p>0.01894916923076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621505376343978">
                <text:p>-0.000621505376343978</text:p>
              </table:table-cell>
              <table:table-cell office:value-type="float" office:value="0.00748675344563554">
                <text:p>0.007486753445635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58537037037036">
                <text:p>0.0158537037037036</text:p>
              </table:table-cell>
              <table:table-cell office:value-type="float" office:value="0.0229966205837175">
                <text:p>0.02299662058371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12172573189517">
                <text:p>-0.00212172573189517</text:p>
              </table:table-cell>
              <table:table-cell office:value-type="float" office:value="-0.00584491654021246">
                <text:p>-0.005844916540212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15386605783867">
                <text:p>0.0115386605783867</text:p>
              </table:table-cell>
              <table:table-cell office:value-type="float" office:value="0.0215654407294834">
                <text:p>0.02156544072948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92298325722973">
                <text:p>0.00892298325722973</text:p>
              </table:table-cell>
              <table:table-cell office:value-type="float" office:value="0.0148996060606061">
                <text:p>0.01489960606060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63323170731708">
                <text:p>0.0163323170731708</text:p>
              </table:table-cell>
              <table:table-cell office:value-type="float" office:value="0.0270621004566209">
                <text:p>0.02706210045662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32645384615384">
                <text:p>0.0032645384615384</text:p>
              </table:table-cell>
              <table:table-cell office:value-type="float" office:value="0.00629206106870228">
                <text:p>0.00629206106870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2356589147287">
                <text:p>0.0172356589147287</text:p>
              </table:table-cell>
              <table:table-cell office:value-type="float" office:value="0.0173358895705522">
                <text:p>0.01733588957055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781858678955438">
                <text:p>0.00781858678955438</text:p>
              </table:table-cell>
              <table:table-cell office:value-type="float" office:value="0.0175233588957056">
                <text:p>0.01752335889570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675391705069117">
                <text:p>0.00675391705069117</text:p>
              </table:table-cell>
              <table:table-cell office:value-type="float" office:value="0.00540036418816392">
                <text:p>0.005400364188163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36515902140673">
                <text:p>0.0236515902140673</text:p>
              </table:table-cell>
              <table:table-cell office:value-type="float" office:value="0.0328367938931298">
                <text:p>0.03283679389312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9205069124425">
                <text:p>0.0069205069124425</text:p>
              </table:table-cell>
              <table:table-cell office:value-type="float" office:value="0.0121139389312976">
                <text:p>0.01211393893129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62130769230784">
                <text:p>0.00462130769230784</text:p>
              </table:table-cell>
              <table:table-cell office:value-type="float" office:value="0.014128648233487">
                <text:p>0.0141286482334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73266153846152">
                <text:p>0.00473266153846152</text:p>
              </table:table-cell>
              <table:table-cell office:value-type="float" office:value="0.0103724349157732">
                <text:p>0.01037243491577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913586789554532">
                <text:p>0.00913586789554532</text:p>
              </table:table-cell>
              <table:table-cell office:value-type="float" office:value="0.0181635736196319">
                <text:p>0.01816357361963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1731182795699">
                <text:p>0.0101731182795699</text:p>
              </table:table-cell>
              <table:table-cell office:value-type="float" office:value="0.0119692541856924">
                <text:p>0.0119692541856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479582317073168">
                <text:p>0.00479582317073168</text:p>
              </table:table-cell>
              <table:table-cell office:value-type="float" office:value="-0.00279146706586819">
                <text:p>-0.002791467065868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83659638554213">
                <text:p>0.00883659638554213</text:p>
              </table:table-cell>
              <table:table-cell office:value-type="float" office:value="0.0124166816143498">
                <text:p>0.01241668161434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48893871449918">
                <text:p>0.00148893871449918</text:p>
              </table:table-cell>
              <table:table-cell office:value-type="float" office:value="-0.000541107828655796">
                <text:p>-0.0005411078286557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21671641791046">
                <text:p>0.0121671641791046</text:p>
              </table:table-cell>
              <table:table-cell office:value-type="float" office:value="0.0134263313609466">
                <text:p>0.01342633136094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4503671641791">
                <text:p>0.004503671641791</text:p>
              </table:table-cell>
              <table:table-cell office:value-type="float" office:value="0.0113653273809524">
                <text:p>0.01136532738095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12432432432419">
                <text:p>0.00512432432432419</text:p>
              </table:table-cell>
              <table:table-cell office:value-type="float" office:value="0.0120699101796407">
                <text:p>0.01206991017964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839895209580832">
                <text:p>0.00839895209580832</text:p>
              </table:table-cell>
              <table:table-cell office:value-type="float" office:value="0.00931498516320461">
                <text:p>0.009314985163204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30928024502297">
                <text:p>0.0230928024502297</text:p>
              </table:table-cell>
              <table:table-cell office:value-type="float" office:value="0.0254608358662614">
                <text:p>0.02546083586626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67032812500001">
                <text:p>0.0267032812500001</text:p>
              </table:table-cell>
              <table:table-cell office:value-type="float" office:value="0.0166143950995405">
                <text:p>0.01661439509954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04274809160299">
                <text:p>0.00204274809160299</text:p>
              </table:table-cell>
              <table:table-cell office:value-type="float" office:value="0.00493872919818461">
                <text:p>0.004938729198184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835820940819421">
                <text:p>0.00835820940819421</text:p>
              </table:table-cell>
              <table:table-cell office:value-type="float" office:value="0.0121211746987953">
                <text:p>0.01212117469879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300744047619039">
                <text:p>-0.000300744047619039</text:p>
              </table:table-cell>
              <table:table-cell office:value-type="float" office:value="-0.0117852983988355">
                <text:p>-0.0117852983988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00830746705709">
                <text:p>0.0200830746705709</text:p>
              </table:table-cell>
              <table:table-cell office:value-type="float" office:value="0.0285273868613138">
                <text:p>0.02852738686131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18426647144949">
                <text:p>-0.0018426647144949</text:p>
              </table:table-cell>
              <table:table-cell office:value-type="float" office:value="-0.0103679022988505">
                <text:p>-0.01036790229885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61169117647058">
                <text:p>0.0361169117647058</text:p>
              </table:table-cell>
              <table:table-cell office:value-type="float" office:value="0.0478032352941178">
                <text:p>0.04780323529411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11559761549926">
                <text:p>0.0111559761549926</text:p>
              </table:table-cell>
              <table:table-cell office:value-type="float" office:value="0.015114600591716">
                <text:p>0.0151146005917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979046199701927">
                <text:p>0.00979046199701927</text:p>
              </table:table-cell>
              <table:table-cell office:value-type="float" office:value="0.0161491097922848">
                <text:p>0.0161491097922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10679437869823">
                <text:p>0.0110679437869823</text:p>
              </table:table-cell>
              <table:table-cell office:value-type="float" office:value="0.0156858823529411">
                <text:p>0.01568588235294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53668085106382">
                <text:p>0.0353668085106382</text:p>
              </table:table-cell>
              <table:table-cell office:value-type="float" office:value="0.03546992481203">
                <text:p>0.035469924812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3665197568389">
                <text:p>0.013665197568389</text:p>
              </table:table-cell>
              <table:table-cell office:value-type="float" office:value="0.0108668215892054">
                <text:p>0.01086682158920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68418656716418">
                <text:p>0.0068418656716418</text:p>
              </table:table-cell>
              <table:table-cell office:value-type="float" office:value="0.00827204142011828">
                <text:p>0.008272041420118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87978851963746">
                <text:p>0.0187978851963746</text:p>
              </table:table-cell>
              <table:table-cell office:value-type="float" office:value="0.0179035874439462">
                <text:p>0.01790358744394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78823439878235">
                <text:p>0.0178823439878235</text:p>
              </table:table-cell>
              <table:table-cell office:value-type="float" office:value="0.0173674698795181">
                <text:p>0.01736746987951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59103993855607">
                <text:p>0.0159103993855607</text:p>
              </table:table-cell>
              <table:table-cell office:value-type="float" office:value="0.0157085106382979">
                <text:p>0.01570851063829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80074188562596">
                <text:p>0.0180074188562596</text:p>
              </table:table-cell>
              <table:table-cell office:value-type="float" office:value="0.0270771604938271">
                <text:p>0.02707716049382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460402476780186">
                <text:p>0.00460402476780186</text:p>
              </table:table-cell>
              <table:table-cell office:value-type="float" office:value="0.00248639143730878">
                <text:p>0.002486391437308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69959603658536">
                <text:p>0.0169959603658536</text:p>
              </table:table-cell>
              <table:table-cell office:value-type="float" office:value="0.0190780635400907">
                <text:p>0.01907806354009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87258308157101">
                <text:p>0.0087258308157101</text:p>
              </table:table-cell>
              <table:table-cell office:value-type="float" office:value="-0.0210904208998548">
                <text:p>-0.02109042089985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38740795287187">
                <text:p>0.0238740795287187</text:p>
              </table:table-cell>
              <table:table-cell office:value-type="float" office:value="0.0308371888726207">
                <text:p>0.03083718887262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2533936651583">
                <text:p>0.0262533936651583</text:p>
              </table:table-cell>
              <table:table-cell office:value-type="float" office:value="0.0261598507462686">
                <text:p>0.02615985074626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27692653673164">
                <text:p>0.0127692653673164</text:p>
              </table:table-cell>
              <table:table-cell office:value-type="float" office:value="0.00934612998522888">
                <text:p>0.009346129985228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75113095238078">
                <text:p>0.00175113095238078</text:p>
              </table:table-cell>
              <table:table-cell office:value-type="float" office:value="-0.00536374269005857">
                <text:p>-0.005363742690058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0518">
                <text:p>0.010518</text:p>
              </table:table-cell>
              <table:table-cell office:value-type="float" office:value="0.020533386861314">
                <text:p>0.0205333868613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65097667638481">
                <text:p>0.00165097667638481</text:p>
              </table:table-cell>
              <table:table-cell office:value-type="float" office:value="0.000440706051873185">
                <text:p>0.0004407060518731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24506432748539">
                <text:p>0.0124506432748539</text:p>
              </table:table-cell>
              <table:table-cell office:value-type="float" office:value="0.00812471181556207">
                <text:p>0.008124711815562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37201646090523">
                <text:p>0.00137201646090523</text:p>
              </table:table-cell>
              <table:table-cell office:value-type="float" office:value="-0.0197656914893617">
                <text:p>-0.0197656914893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80289572192514">
                <text:p>0.0180289572192514</text:p>
              </table:table-cell>
              <table:table-cell office:value-type="float" office:value="0.0201772486772487">
                <text:p>0.02017724867724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36721716514955">
                <text:p>-0.0136721716514955</text:p>
              </table:table-cell>
              <table:table-cell office:value-type="float" office:value="-0.0329617424242423">
                <text:p>-0.03296174242424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13217051282051">
                <text:p>0.0113217051282051</text:p>
              </table:table-cell>
              <table:table-cell office:value-type="float" office:value="0.0114506480304957">
                <text:p>0.01145064803049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789379746835439">
                <text:p>-0.00789379746835439</text:p>
              </table:table-cell>
              <table:table-cell office:value-type="float" office:value="-0.00969698870765379">
                <text:p>-0.009696988707653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674196988707654">
                <text:p>0.00674196988707654</text:p>
              </table:table-cell>
              <table:table-cell office:value-type="float" office:value="0.00986549999999986">
                <text:p>0.009865499999999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66157088122605">
                <text:p>0.0266157088122605</text:p>
              </table:table-cell>
              <table:table-cell office:value-type="float" office:value="0.026799695431472">
                <text:p>0.0267996954314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09219638242895">
                <text:p>0.0109219638242895</text:p>
              </table:table-cell>
              <table:table-cell office:value-type="float" office:value="0.00422938853503174">
                <text:p>0.004229388535031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107631313131313">
                <text:p>-0.0107631313131313</text:p>
              </table:table-cell>
              <table:table-cell office:value-type="float" office:value="-0.0183496268656717">
                <text:p>-0.01834962686567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712603773584908">
                <text:p>0.00712603773584908</text:p>
              </table:table-cell>
              <table:table-cell office:value-type="float" office:value="0.00613815461346645">
                <text:p>0.006138154613466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939195402298854">
                <text:p>0.00939195402298854</text:p>
              </table:table-cell>
              <table:table-cell office:value-type="float" office:value="0.00409204545454545">
                <text:p>0.004092045454545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71711195928752">
                <text:p>0.0071711195928752</text:p>
              </table:table-cell>
              <table:table-cell office:value-type="float" office:value="0.00834481012658217">
                <text:p>0.008344810126582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585012658227857">
                <text:p>0.000585012658227857</text:p>
              </table:table-cell>
              <table:table-cell office:value-type="float" office:value="0.00560000000000005">
                <text:p>0.005600000000000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50382165605101">
                <text:p>0.00350382165605101</text:p>
              </table:table-cell>
              <table:table-cell office:value-type="float" office:value="0.00769936386768455">
                <text:p>0.007699363867684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114691046658255">
                <text:p>-0.00114691046658255</text:p>
              </table:table-cell>
              <table:table-cell office:value-type="float" office:value="-0.018386251541307">
                <text:p>-0.0183862515413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21562034739455">
                <text:p>0.0121562034739455</text:p>
              </table:table-cell>
              <table:table-cell office:value-type="float" office:value="0.00763996314496307">
                <text:p>0.007639963144963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102843016069221">
                <text:p>-0.000102843016069221</text:p>
              </table:table-cell>
              <table:table-cell office:value-type="float" office:value="-0.00281712883435592">
                <text:p>-0.002817128834355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6856149068323">
                <text:p>0.016856149068323</text:p>
              </table:table-cell>
              <table:table-cell office:value-type="float" office:value="0.0187468401486988">
                <text:p>0.01874684014869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51394052044607">
                <text:p>0.00351394052044607</text:p>
              </table:table-cell>
              <table:table-cell office:value-type="float" office:value="-0.00103850122850113">
                <text:p>-0.001038501228501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84513715710724">
                <text:p>0.0184513715710724</text:p>
              </table:table-cell>
              <table:table-cell office:value-type="float" office:value="0.0160565551425031">
                <text:p>0.01605655514250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24663362609787">
                <text:p>0.0124663362609787</text:p>
              </table:table-cell>
              <table:table-cell office:value-type="float" office:value="0.0141212500000001">
                <text:p>0.01412125000000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502461152882205">
                <text:p>-0.00502461152882205</text:p>
              </table:table-cell>
              <table:table-cell office:value-type="float" office:value="-0.0111478810408923">
                <text:p>-0.01114788104089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737543424317622">
                <text:p>0.00737543424317622</text:p>
              </table:table-cell>
              <table:table-cell office:value-type="float" office:value="-0.00621741778319129">
                <text:p>-0.00621741778319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2681795511222">
                <text:p>0.022681795511222</text:p>
              </table:table-cell>
              <table:table-cell office:value-type="float" office:value="0.0230820496894411">
                <text:p>0.02308204968944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58291560102302">
                <text:p>0.0258291560102302</text:p>
              </table:table-cell>
              <table:table-cell office:value-type="float" office:value="0.0165541488020176">
                <text:p>0.0165541488020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75190597204575">
                <text:p>0.0175190597204575</text:p>
              </table:table-cell>
              <table:table-cell office:value-type="float" office:value="0.0240147395171537">
                <text:p>0.02401473951715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997834394904418">
                <text:p>0.000997834394904418</text:p>
              </table:table-cell>
              <table:table-cell office:value-type="float" office:value="-0.00963258145363399">
                <text:p>-0.009632581453633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39816129032258">
                <text:p>0.0239816129032258</text:p>
              </table:table-cell>
              <table:table-cell office:value-type="float" office:value="0.0242916046213095">
                <text:p>0.02429160462130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832760814249356">
                <text:p>-0.00832760814249356</text:p>
              </table:table-cell>
              <table:table-cell office:value-type="float" office:value="-0.0107055555555555">
                <text:p>-0.01070555555555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67924841571609">
                <text:p>0.0167924841571609</text:p>
              </table:table-cell>
              <table:table-cell office:value-type="float" office:value="0.0218781242078581">
                <text:p>0.02187812420785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32630906768849">
                <text:p>0.00332630906768849</text:p>
              </table:table-cell>
              <table:table-cell office:value-type="float" office:value="0.00174568527918773">
                <text:p>0.001745685279187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900469543147198">
                <text:p>0.00900469543147198</text:p>
              </table:table-cell>
              <table:table-cell office:value-type="float" office:value="0.0138537436548223">
                <text:p>0.01385374365482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653052229299367">
                <text:p>0.00653052229299367</text:p>
              </table:table-cell>
              <table:table-cell office:value-type="float" office:value="-0.001021710691824">
                <text:p>-0.0010217106918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441847117794481">
                <text:p>-0.00441847117794481</text:p>
              </table:table-cell>
              <table:table-cell office:value-type="float" office:value="-0.00379431960049947">
                <text:p>-0.003794319600499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18254716981132">
                <text:p>0.0118254716981132</text:p>
              </table:table-cell>
              <table:table-cell office:value-type="float" office:value="0.000860718711276354">
                <text:p>0.0008607187112763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45074074074081">
                <text:p>0.00245074074074081</text:p>
              </table:table-cell>
              <table:table-cell office:value-type="float" office:value="-0.0107458737864078">
                <text:p>-0.01074587378640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765453446191056">
                <text:p>0.00765453446191056</text:p>
              </table:table-cell>
              <table:table-cell office:value-type="float" office:value="0.00496338535414176">
                <text:p>0.004963385354141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90047794117647">
                <text:p>0.0190047794117647</text:p>
              </table:table-cell>
              <table:table-cell office:value-type="float" office:value="0.00473966305655837">
                <text:p>0.004739663056558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200510253317254">
                <text:p>-0.00200510253317254</text:p>
              </table:table-cell>
              <table:table-cell office:value-type="float" office:value="-0.0310171528588098">
                <text:p>-0.03101715285880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18820788530465">
                <text:p>0.0218820788530465</text:p>
              </table:table-cell>
              <table:table-cell office:value-type="float" office:value="0.0246169249106079">
                <text:p>0.02461692491060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524555288461537">
                <text:p>0.00524555288461537</text:p>
              </table:table-cell>
              <table:table-cell office:value-type="float" office:value="0.00656378896882504">
                <text:p>0.006563788968825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410444579780744">
                <text:p>0.00410444579780744</text:p>
              </table:table-cell>
              <table:table-cell office:value-type="float" office:value="0.000451995163240682">
                <text:p>0.0004519951632406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10958485958486">
                <text:p>0.0110958485958486</text:p>
              </table:table-cell>
              <table:table-cell office:value-type="float" office:value="0.00944629404617259">
                <text:p>0.009446294046172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35418835192069">
                <text:p>0.0235418835192069</text:p>
              </table:table-cell>
              <table:table-cell office:value-type="float" office:value="0.0212053020961775">
                <text:p>0.02120530209617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57639751552807">
                <text:p>0.00357639751552807</text:p>
              </table:table-cell>
              <table:table-cell office:value-type="float" office:value="-0.00662230392156871">
                <text:p>-0.006622303921568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10820858895704">
                <text:p>0.0110820858895704</text:p>
              </table:table-cell>
              <table:table-cell office:value-type="float" office:value="0.0115522643818851">
                <text:p>0.011552264381885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31661728395061">
                <text:p>0.00231661728395061</text:p>
              </table:table-cell>
              <table:table-cell office:value-type="float" office:value="0.00143608856088573">
                <text:p>0.001436088560885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94828850855744">
                <text:p>0.00294828850855744</text:p>
              </table:table-cell>
              <table:table-cell office:value-type="float" office:value="0.00294189024390246">
                <text:p>0.002941890243902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11360024449878">
                <text:p>0.0111360024449878</text:p>
              </table:table-cell>
              <table:table-cell office:value-type="float" office:value="-0.00940669056152921">
                <text:p>-0.009406690561529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27866464891042">
                <text:p>0.0127866464891042</text:p>
              </table:table-cell>
              <table:table-cell office:value-type="float" office:value="0.0127083333333333">
                <text:p>0.0127083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314027544910178">
                <text:p>-0.00314027544910178</text:p>
              </table:table-cell>
              <table:table-cell office:value-type="float" office:value="-0.00932707838479807">
                <text:p>-0.009327078384798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55166267942584">
                <text:p>0.0155166267942584</text:p>
              </table:table-cell>
              <table:table-cell office:value-type="float" office:value="0.0152646181384248">
                <text:p>0.01526461813842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222535885167519">
                <text:p>0.000222535885167519</text:p>
              </table:table-cell>
              <table:table-cell office:value-type="float" office:value="-0.0326128175519631">
                <text:p>-0.03261281755196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26063010501749">
                <text:p>0.0126063010501749</text:p>
              </table:table-cell>
              <table:table-cell office:value-type="float" office:value="0.0099843387470997">
                <text:p>0.00998433874709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16441773628938">
                <text:p>-0.0016441773628938</text:p>
              </table:table-cell>
              <table:table-cell office:value-type="float" office:value="-0.010149387990762">
                <text:p>-0.0101493879907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922293364377191">
                <text:p>0.00922293364377191</text:p>
              </table:table-cell>
              <table:table-cell office:value-type="float" office:value="0.00857386759581891">
                <text:p>0.008573867595818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03562603550296">
                <text:p>0.0103562603550296</text:p>
              </table:table-cell>
              <table:table-cell office:value-type="float" office:value="0.00744287396937571">
                <text:p>0.007442873969375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699321428571431">
                <text:p>0.00699321428571431</text:p>
              </table:table-cell>
              <table:table-cell office:value-type="float" office:value="0.00281420118343201">
                <text:p>0.002814201183432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38868832731649">
                <text:p>0.0238868832731649</text:p>
              </table:table-cell>
              <table:table-cell office:value-type="float" office:value="0.0231421368547418">
                <text:p>0.02314213685474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0557409638554329">
                <text:p>-0.000557409638554329</text:p>
              </table:table-cell>
              <table:table-cell office:value-type="float" office:value="-0.0121593349168646">
                <text:p>-0.01215933491686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39841645885288">
                <text:p>0.0339841645885288</text:p>
              </table:table-cell>
              <table:table-cell office:value-type="float" office:value="0.0318309677419355">
                <text:p>0.03183096774193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105635960591133">
                <text:p>-0.0105635960591133</text:p>
              </table:table-cell>
              <table:table-cell office:value-type="float" office:value="-0.019186269744836">
                <text:p>-0.0191862697448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26011097410605">
                <text:p>0.0126011097410605</text:p>
              </table:table-cell>
              <table:table-cell office:value-type="float" office:value="0.0156592373923738">
                <text:p>0.01565923739237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166062347188264">
                <text:p>-0.0166062347188264</text:p>
              </table:table-cell>
              <table:table-cell office:value-type="float" office:value="-0.0291852163461539">
                <text:p>-0.02918521634615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517814009661843">
                <text:p>0.00517814009661843</text:p>
              </table:table-cell>
              <table:table-cell office:value-type="float" office:value="0.00615481927710859">
                <text:p>0.006154819277108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183016928657798">
                <text:p>-0.00183016928657798</text:p>
              </table:table-cell>
              <table:table-cell office:value-type="float" office:value="-0.00529807692307693">
                <text:p>-0.005298076923076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86474608904934">
                <text:p>0.0086474608904934</text:p>
              </table:table-cell>
              <table:table-cell office:value-type="float" office:value="0.00960721153846156">
                <text:p>0.009607211538461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592748792270537">
                <text:p>0.00592748792270537</text:p>
              </table:table-cell>
              <table:table-cell office:value-type="float" office:value="0.00294876201923078">
                <text:p>0.002948762019230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14223181257707">
                <text:p>0.0214223181257707</text:p>
              </table:table-cell>
              <table:table-cell office:value-type="float" office:value="0.0160547123623012">
                <text:p>0.01605471236230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0377655677655675">
                <text:p>-0.00377655677655675</text:p>
              </table:table-cell>
              <table:table-cell office:value-type="float" office:value="-0.00829806060606064">
                <text:p>-0.008298060606060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14292176039119">
                <text:p>0.0114292176039119</text:p>
              </table:table-cell>
              <table:table-cell office:value-type="float" office:value="0.00423625907990322">
                <text:p>0.004236259079903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247803121248502">
                <text:p>-0.00247803121248502</text:p>
              </table:table-cell>
              <table:table-cell office:value-type="float" office:value="-0.00216059880239516">
                <text:p>-0.002160598802395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28900966183574">
                <text:p>0.0128900966183574</text:p>
              </table:table-cell>
              <table:table-cell office:value-type="float" office:value="0.00976110444177669">
                <text:p>0.009761104441776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6790963855422">
                <text:p>0.0036790963855422</text:p>
              </table:table-cell>
              <table:table-cell office:value-type="float" office:value="0.00495439229843564">
                <text:p>0.004954392298435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781414215686271">
                <text:p>0.00781414215686271</text:p>
              </table:table-cell>
              <table:table-cell office:value-type="float" office:value="0.00781491442542781">
                <text:p>0.007814914425427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19684644194755">
                <text:p>0.0219684644194755</text:p>
              </table:table-cell>
              <table:table-cell office:value-type="float" office:value="0.0185924317617867">
                <text:p>0.01859243176178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284521739130428">
                <text:p>0.00284521739130428</text:p>
              </table:table-cell>
              <table:table-cell office:value-type="float" office:value="-0.0000499629629630016">
                <text:p>-0.00004996296296300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718374384236453">
                <text:p>0.00718374384236453</text:p>
              </table:table-cell>
              <table:table-cell office:value-type="float" office:value="0.00684944785276076">
                <text:p>0.006849447852760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89970223325065">
                <text:p>0.00689970223325065</text:p>
              </table:table-cell>
              <table:table-cell office:value-type="float" office:value="0.00993089330024799">
                <text:p>0.009930893300247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32031994981179">
                <text:p>0.0132031994981179</text:p>
              </table:table-cell>
              <table:table-cell office:value-type="float" office:value="0.00991645885286774">
                <text:p>0.009916458852867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00429763092269275">
                <text:p>-0.000429763092269275</text:p>
              </table:table-cell>
              <table:table-cell office:value-type="float" office:value="-0.000983155279503101">
                <text:p>-0.0009831552795031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826708701134926">
                <text:p>0.00826708701134926</text:p>
              </table:table-cell>
              <table:table-cell office:value-type="float" office:value="0.00898207547169805">
                <text:p>0.008982075471698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650623425692687">
                <text:p>0.00650623425692687</text:p>
              </table:table-cell>
              <table:table-cell office:value-type="float" office:value="-0.00000615960099759061">
                <text:p>-0.000006159600997590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462369727047152">
                <text:p>-0.00462369727047152</text:p>
              </table:table-cell>
              <table:table-cell office:value-type="float" office:value="-0.0116588343558282">
                <text:p>-0.01165883435582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59279675810473">
                <text:p>0.0159279675810473</text:p>
              </table:table-cell>
              <table:table-cell office:value-type="float" office:value="0.0112470951792336">
                <text:p>0.01124709517923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25345043914693">
                <text:p>0.00225345043914693</text:p>
              </table:table-cell>
              <table:table-cell office:value-type="float" office:value="-0.00038241895261848">
                <text:p>-0.000382418952618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40614671814672">
                <text:p>0.0340614671814672</text:p>
              </table:table-cell>
              <table:table-cell office:value-type="float" office:value="0.0336770128205128">
                <text:p>0.03367701282051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870646437994727">
                <text:p>0.00870646437994727</text:p>
              </table:table-cell>
              <table:table-cell office:value-type="float" office:value="-0.0120212596401028">
                <text:p>-0.01202125964010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171585677749364">
                <text:p>-0.00171585677749364</text:p>
              </table:table-cell>
              <table:table-cell office:value-type="float" office:value="-0.000360636942675185">
                <text:p>-0.0003606369426751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1434010152278">
                <text:p>0.00111434010152278</text:p>
              </table:table-cell>
              <table:table-cell office:value-type="float" office:value="-0.00218652392947094">
                <text:p>-0.002186523929470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293012500000001">
                <text:p>-0.00293012500000001</text:p>
              </table:table-cell>
              <table:table-cell office:value-type="float" office:value="-0.0119359432799014">
                <text:p>-0.01193594327990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26354987531172">
                <text:p>0.0126354987531172</text:p>
              </table:table-cell>
              <table:table-cell office:value-type="float" office:value="0.00902747524752479">
                <text:p>0.009027475247524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385809876543208">
                <text:p>-0.00385809876543208</text:p>
              </table:table-cell>
              <table:table-cell office:value-type="float" office:value="-0.0121210975609756">
                <text:p>-0.01212109756097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758254950495063">
                <text:p>0.00758254950495063</text:p>
              </table:table-cell>
              <table:table-cell office:value-type="float" office:value="0.00590000000000002">
                <text:p>0.005900000000000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62272277227715">
                <text:p>0.00162272277227715</text:p>
              </table:table-cell>
              <table:table-cell office:value-type="float" office:value="-0.0081729670329671">
                <text:p>-0.00817296703296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232026537997587">
                <text:p>-0.00232026537997587</text:p>
              </table:table-cell>
              <table:table-cell office:value-type="float" office:value="-0.0188505910165484">
                <text:p>-0.0188505910165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31916666666665">
                <text:p>0.00231916666666665</text:p>
              </table:table-cell>
              <table:table-cell office:value-type="float" office:value="-0.00297142857142851">
                <text:p>-0.002971428571428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09992848629326">
                <text:p>0.00209992848629326</text:p>
              </table:table-cell>
              <table:table-cell office:value-type="float" office:value="-0.00243502958579878">
                <text:p>-0.002435029585798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746126340882">
                <text:p>0.001746126340882</text:p>
              </table:table-cell>
              <table:table-cell office:value-type="float" office:value="0.000715439429928688">
                <text:p>0.0007154394299286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55795942720771">
                <text:p>0.00355795942720771</text:p>
              </table:table-cell>
              <table:table-cell office:value-type="float" office:value="-0.00280082840236695">
                <text:p>-0.002800828402366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237008343265677">
                <text:p>0.000237008343265677</text:p>
              </table:table-cell>
              <table:table-cell office:value-type="float" office:value="0.000949095238095277">
                <text:p>0.0009490952380952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610880579010864">
                <text:p>0.00610880579010864</text:p>
              </table:table-cell>
              <table:table-cell office:value-type="float" office:value="-0.00121935483870961">
                <text:p>-0.001219354838709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50743233532935">
                <text:p>0.0050743233532935</text:p>
              </table:table-cell>
              <table:table-cell office:value-type="float" office:value="0.00459689366786153">
                <text:p>0.004596893667861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45540048250905">
                <text:p>0.0045540048250905</text:p>
              </table:table-cell>
              <table:table-cell office:value-type="float" office:value="-0.000656838323353282">
                <text:p>-0.0006568383233532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192335329341375">
                <text:p>0.000192335329341375</text:p>
              </table:table-cell>
              <table:table-cell office:value-type="float" office:value="-0.000736276849641948">
                <text:p>-0.0007362768496419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26370813397136">
                <text:p>0.00226370813397136</text:p>
              </table:table-cell>
              <table:table-cell office:value-type="float" office:value="-0.00281223277909737">
                <text:p>-0.002812232779097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35412545235223">
                <text:p>0.0135412545235223</text:p>
              </table:table-cell>
              <table:table-cell office:value-type="float" office:value="0.0152996381182147">
                <text:p>0.01529963811821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315752105896516">
                <text:p>-0.00315752105896516</text:p>
              </table:table-cell>
              <table:table-cell office:value-type="float" office:value="-0.00803381123058544">
                <text:p>-0.008033811230585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0272339667458432">
                <text:p>-0.00272339667458432</text:p>
              </table:table-cell>
              <table:table-cell office:value-type="float" office:value="-0.00759002358490568">
                <text:p>-0.007590023584905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0567461899179367">
                <text:p>-0.00567461899179367</text:p>
              </table:table-cell>
              <table:table-cell office:value-type="float" office:value="-0.0140160672853829">
                <text:p>-0.01401606728538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0706510416666661">
                <text:p>-0.00706510416666661</text:p>
              </table:table-cell>
              <table:table-cell office:value-type="float" office:value="-0.0208123576309794">
                <text:p>-0.02081235763097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0457929061784901">
                <text:p>-0.00457929061784901</text:p>
              </table:table-cell>
              <table:table-cell office:value-type="float" office:value="-0.0173337091319054">
                <text:p>-0.01733370913190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559296254256536">
                <text:p>-0.00559296254256536</text:p>
              </table:table-cell>
              <table:table-cell office:value-type="float" office:value="-0.0129681664791901">
                <text:p>-0.01296816647919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0832938202247191">
                <text:p>-0.00832938202247191</text:p>
              </table:table-cell>
              <table:table-cell office:value-type="float" office:value="-0.0161832182628062">
                <text:p>-0.01618321826280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807604519774019">
                <text:p>0.00807604519774019</text:p>
              </table:table-cell>
              <table:table-cell office:value-type="float" office:value="-0.00269340782122907">
                <text:p>-0.002693407821229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0304521934758151">
                <text:p>-0.00304521934758151</text:p>
              </table:table-cell>
              <table:table-cell office:value-type="float" office:value="-0.00387550561797756">
                <text:p>-0.003875505617977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0518148148148156">
                <text:p>-0.00518148148148156</text:p>
              </table:table-cell>
              <table:table-cell office:value-type="float" office:value="-0.00830542505592846">
                <text:p>-0.008305425055928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0685343082114742">
                <text:p>-0.00685343082114742</text:p>
              </table:table-cell>
              <table:table-cell office:value-type="float" office:value="-0.0141558035714285">
                <text:p>-0.01415580357142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175380662983425">
                <text:p>-0.0175380662983425</text:p>
              </table:table-cell>
              <table:table-cell office:value-type="float" office:value="-0.0229318681318682">
                <text:p>-0.02293186813186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184084615384615">
                <text:p>-0.0184084615384615</text:p>
              </table:table-cell>
              <table:table-cell office:value-type="float" office:value="-0.026977559912854">
                <text:p>-0.0269775599128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106721132897604">
                <text:p>-0.0106721132897604</text:p>
              </table:table-cell>
              <table:table-cell office:value-type="float" office:value="-0.0140109120521172">
                <text:p>-0.01401091205211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0142206208425721">
                <text:p>-0.00142206208425721</text:p>
              </table:table-cell>
              <table:table-cell office:value-type="float" office:value="-0.00809548458149778">
                <text:p>-0.008095484581497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501592673992672">
                <text:p>0.0501592673992672</text:p>
              </table:table-cell>
              <table:table-cell office:value-type="float" office:value="0.0163395513577331">
                <text:p>0.01633955135773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152421672555948">
                <text:p>-0.0152421672555948</text:p>
              </table:table-cell>
              <table:table-cell office:value-type="float" office:value="-0.0243603128621089">
                <text:p>-0.02436031286210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187231566820277">
                <text:p>-0.0187231566820277</text:p>
              </table:table-cell>
              <table:table-cell office:value-type="float" office:value="-0.0249494760820045">
                <text:p>-0.02494947608200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222747904869762">
                <text:p>-0.0222747904869762</text:p>
              </table:table-cell>
              <table:table-cell office:value-type="float" office:value="-0.0338058035714285">
                <text:p>-0.03380580357142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53115127020784">
                <text:p>0.0153115127020784</text:p>
              </table:table-cell>
              <table:table-cell office:value-type="float" office:value="0.00660536529680367">
                <text:p>0.006605365296803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7800824499411">
                <text:p>0.007800824499411</text:p>
              </table:table-cell>
              <table:table-cell office:value-type="float" office:value="0.00839071680376025">
                <text:p>0.008390716803760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11184876905041">
                <text:p>-0.011184876905041</text:p>
              </table:table-cell>
              <table:table-cell office:value-type="float" office:value="-0.019519235225956">
                <text:p>-0.0195192352259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903406976744192">
                <text:p>-0.00903406976744192</text:p>
              </table:table-cell>
              <table:table-cell office:value-type="float" office:value="-0.0225447368421053">
                <text:p>-0.02254473684210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48576422764226">
                <text:p>0.0048576422764226</text:p>
              </table:table-cell>
              <table:table-cell office:value-type="float" office:value="-0.0104633561643835">
                <text:p>-0.01046335616438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888408826945408">
                <text:p>-0.00888408826945408</text:p>
              </table:table-cell>
              <table:table-cell office:value-type="float" office:value="-0.0161352128883774">
                <text:p>-0.01613521288837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968438967136143">
                <text:p>0.00968438967136143</text:p>
              </table:table-cell>
              <table:table-cell office:value-type="float" office:value="0.0108801643192489">
                <text:p>0.01088016431924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0638323494687132">
                <text:p>-0.00638323494687132</text:p>
              </table:table-cell>
              <table:table-cell office:value-type="float" office:value="-0.00752630153121314">
                <text:p>-0.007526301531213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64386666666667">
                <text:p>0.0164386666666667</text:p>
              </table:table-cell>
              <table:table-cell office:value-type="float" office:value="0.00984272836538458">
                <text:p>0.009842728365384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137544242424242">
                <text:p>-0.0137544242424242</text:p>
              </table:table-cell>
              <table:table-cell office:value-type="float" office:value="-0.0199069147659063">
                <text:p>-0.01990691476590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08092995169082">
                <text:p>0.0108092995169082</text:p>
              </table:table-cell>
              <table:table-cell office:value-type="float" office:value="0.0100032490974729">
                <text:p>0.01000324909747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562386780905755">
                <text:p>-0.00562386780905755</text:p>
              </table:table-cell>
              <table:table-cell office:value-type="float" office:value="-0.0100268529769137">
                <text:p>-0.01002685297691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30312763320943">
                <text:p>0.0130312763320943</text:p>
              </table:table-cell>
              <table:table-cell office:value-type="float" office:value="0.00484354166666656">
                <text:p>0.004843541666666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93284833538854">
                <text:p>0.00293284833538854</text:p>
              </table:table-cell>
              <table:table-cell office:value-type="float" office:value="0.00135737423312876">
                <text:p>0.001357374233128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0565792079207916">
                <text:p>-0.00565792079207916</text:p>
              </table:table-cell>
              <table:table-cell office:value-type="float" office:value="-0.00323040791100115">
                <text:p>-0.003230407911001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661682926829266">
                <text:p>0.00661682926829266</text:p>
              </table:table-cell>
              <table:table-cell office:value-type="float" office:value="0.00953614634146338">
                <text:p>0.009536146341463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7548831488315">
                <text:p>0.017548831488315</text:p>
              </table:table-cell>
              <table:table-cell office:value-type="float" office:value="0.0140503785103785">
                <text:p>0.01405037851037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126144939759035">
                <text:p>-0.0126144939759035</text:p>
              </table:table-cell>
              <table:table-cell office:value-type="float" office:value="-0.0232060570071259">
                <text:p>-0.02320605700712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17032886723507">
                <text:p>0.0117032886723507</text:p>
              </table:table-cell>
              <table:table-cell office:value-type="float" office:value="-0.000123860911270923">
                <text:p>-0.0001238609112709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896593673966">
                <text:p>0.004896593673966</text:p>
              </table:table-cell>
              <table:table-cell office:value-type="float" office:value="0.00725078979343863">
                <text:p>0.007250789793438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0229075215782981">
                <text:p>-0.00229075215782981</text:p>
              </table:table-cell>
              <table:table-cell office:value-type="float" office:value="-0.00137134071340717">
                <text:p>-0.001371340713407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64016249999999">
                <text:p>0.00164016249999999</text:p>
              </table:table-cell>
              <table:table-cell office:value-type="float" office:value="-0.00562954264524107">
                <text:p>-0.005629542645241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54627215189873">
                <text:p>0.0054627215189873</text:p>
              </table:table-cell>
              <table:table-cell office:value-type="float" office:value="0.0057397730138713">
                <text:p>0.00573977301387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0898007518796995">
                <text:p>-0.00898007518796995</text:p>
              </table:table-cell>
              <table:table-cell office:value-type="float" office:value="-0.013916923076923">
                <text:p>-0.0139169230769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0604808933002488">
                <text:p>-0.00604808933002488</text:p>
              </table:table-cell>
              <table:table-cell office:value-type="float" office:value="-0.014946817625459">
                <text:p>-0.0149468176254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0746680981595094">
                <text:p>-0.00746680981595094</text:p>
              </table:table-cell>
              <table:table-cell office:value-type="float" office:value="-0.0158596363636364">
                <text:p>-0.01585963636363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08646986469862">
                <text:p>0.00108646986469862</text:p>
              </table:table-cell>
              <table:table-cell office:value-type="float" office:value="0.000193504901960795">
                <text:p>0.0001935049019607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874845105328426">
                <text:p>0.000874845105328426</text:p>
              </table:table-cell>
              <table:table-cell office:value-type="float" office:value="-0.00107213316892729">
                <text:p>-0.001072133168927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334363636363633">
                <text:p>-0.00334363636363633</text:p>
              </table:table-cell>
              <table:table-cell office:value-type="float" office:value="-0.0115803694581281">
                <text:p>-0.01158036945812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27072319201995">
                <text:p>0.0027072319201995</text:p>
              </table:table-cell>
              <table:table-cell office:value-type="float" office:value="-0.00044169764560098">
                <text:p>-0.000441697645600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00510135970333669">
                <text:p>-0.000510135970333669</text:p>
              </table:table-cell>
              <table:table-cell office:value-type="float" office:value="-0.0119894031668697">
                <text:p>-0.01198940316686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14883477188656">
                <text:p>-0.014883477188656</text:p>
              </table:table-cell>
              <table:table-cell office:value-type="float" office:value="-0.0155599508599509">
                <text:p>-0.01555995085995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0220821782178215">
                <text:p>-0.00220821782178215</text:p>
              </table:table-cell>
              <table:table-cell office:value-type="float" office:value="-0.00403418719211823">
                <text:p>-0.004034187192118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0578363411619276">
                <text:p>-0.00578363411619276</text:p>
              </table:table-cell>
              <table:table-cell office:value-type="float" office:value="-0.0185161800486617">
                <text:p>-0.01851618004866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0185353448275871">
                <text:p>-0.00185353448275871</text:p>
              </table:table-cell>
              <table:table-cell office:value-type="float" office:value="-0.00124447174447173">
                <text:p>-0.001244471744471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0773432465923163">
                <text:p>-0.00773432465923163</text:p>
              </table:table-cell>
              <table:table-cell office:value-type="float" office:value="-0.00978212083847108">
                <text:p>-0.009782120838471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0415977722772276">
                <text:p>-0.00415977722772276</text:p>
              </table:table-cell>
              <table:table-cell office:value-type="float" office:value="-0.00399214814814819">
                <text:p>-0.003992148148148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0581631644004954">
                <text:p>-0.00581631644004954</text:p>
              </table:table-cell>
              <table:table-cell office:value-type="float" office:value="-0.00567842170160293">
                <text:p>-0.005678421701602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000994146948941621">
                <text:p>-0.0000994146948941621</text:p>
              </table:table-cell>
              <table:table-cell office:value-type="float" office:value="-0.000248012422360278">
                <text:p>-0.000248012422360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10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806cm" svg:height="9.002cm" xlink:href=".." xlink:type="simple" chart:class="chart:line" chart:style-name="ch1">
        <chart:title svg:x="9.717cm" svg:y="0.316cm" chart:style-name="ch2">
          <text:p>close(実), low(予), close(予)のlow(実)との差分</text:p>
        </chart:title>
        <chart:legend chart:legend-position="end" svg:x="27.271cm" svg:y="3.455cm" style:legend-expansion="high" chart:style-name="ch3"/>
        <chart:plot-area chart:style-name="ch4" table:cell-range-address="predict.R3:predict.U386" chart:data-source-has-labels="row" svg:x="0.596cm" svg:y="1.275cm" svg:width="26.079cm" svg:height="7.547cm">
          <chartooo:coordinate-region svg:x="1.323cm" svg:y="1.474cm" svg:width="25.352cm" svg:height="7.1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edict.R3:predict.R386" chart:class="chart:line">
            <chart:data-point chart:repeated="384"/>
          </chart:series>
          <chart:series chart:style-name="ch9" chart:values-cell-range-address="predict.S3:predict.S386" loext:label-string="close" chart:class="chart:line">
            <chart:data-point chart:repeated="384"/>
          </chart:series>
          <chart:series chart:style-name="ch10" chart:values-cell-range-address="predict.T3:predict.T386" loext:label-string="low_p" chart:class="chart:line">
            <chart:data-point chart:repeated="384"/>
          </chart:series>
          <chart:series chart:style-name="ch11" chart:values-cell-range-address="predict.U3:predict.U386" loext:label-string="close_p" chart:class="chart:line">
            <chart:data-point chart:repeated="38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R</text:p>
              </table:table-cell>
              <table:table-cell office:value-type="string">
                <text:p>close</text:p>
              </table:table-cell>
              <table:table-cell office:value-type="string">
                <text:p>low_p</text:p>
              </table:table-cell>
              <table:table-cell office:value-type="string">
                <text:p>close_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edict.R3:predict.R386</svg:desc>
                </draw:g>
              </table:table-cell>
              <table:table-cell office:value-type="float" office:value="4">
                <text:p>4</text:p>
                <draw:g>
                  <svg:desc>predict.S3:predict.S386</svg:desc>
                </draw:g>
              </table:table-cell>
              <table:table-cell office:value-type="float" office:value="9.59084999999999">
                <text:p>9.59084999999999</text:p>
                <draw:g>
                  <svg:desc>predict.T3:predict.T386</svg:desc>
                </draw:g>
              </table:table-cell>
              <table:table-cell office:value-type="float" office:value="12.1166">
                <text:p>12.1166</text:p>
                <draw:g>
                  <svg:desc>predict.U3:predict.U3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597">
                <text:p>12.2597</text:p>
              </table:table-cell>
              <table:table-cell office:value-type="float" office:value="15.32648">
                <text:p>15.3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.5438">
                <text:p>16.5438</text:p>
              </table:table-cell>
              <table:table-cell office:value-type="float" office:value="18.95538">
                <text:p>18.95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.29788000000002">
                <text:p>7.29788000000002</text:p>
              </table:table-cell>
              <table:table-cell office:value-type="float" office:value="9.90902999999997">
                <text:p>9.909029999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.37198">
                <text:p>25.37198</text:p>
              </table:table-cell>
              <table:table-cell office:value-type="float" office:value="27.6293">
                <text:p>27.6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.29358000000002">
                <text:p>4.29358000000002</text:p>
              </table:table-cell>
              <table:table-cell office:value-type="float" office:value="6.56576999999999">
                <text:p>6.56576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56362999999999">
                <text:p>5.56362999999999</text:p>
              </table:table-cell>
              <table:table-cell office:value-type="float" office:value="8.30862000000002">
                <text:p>8.3086200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3.69092">
                <text:p>13.69092</text:p>
              </table:table-cell>
              <table:table-cell office:value-type="float" office:value="16.18152">
                <text:p>16.18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3.0735">
                <text:p>13.0735</text:p>
              </table:table-cell>
              <table:table-cell office:value-type="float" office:value="15.03894">
                <text:p>15.03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7.11014">
                <text:p>7.11014</text:p>
              </table:table-cell>
              <table:table-cell office:value-type="float" office:value="9.46379999999999">
                <text:p>9.4637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9.24103">
                <text:p>59.24103</text:p>
              </table:table-cell>
              <table:table-cell office:value-type="float" office:value="60.784">
                <text:p>60.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0.828">
                <text:p>30.828</text:p>
              </table:table-cell>
              <table:table-cell office:value-type="float" office:value="33.6515">
                <text:p>33.6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4.5957">
                <text:p>24.5957</text:p>
              </table:table-cell>
              <table:table-cell office:value-type="float" office:value="27.75528">
                <text:p>27.75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.69147">
                <text:p>15.69147</text:p>
              </table:table-cell>
              <table:table-cell office:value-type="float" office:value="18.54886">
                <text:p>18.54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.76242">
                <text:p>16.76242</text:p>
              </table:table-cell>
              <table:table-cell office:value-type="float" office:value="18.72375">
                <text:p>18.72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.50122">
                <text:p>14.50122</text:p>
              </table:table-cell>
              <table:table-cell office:value-type="float" office:value="17.08575">
                <text:p>17.08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9.2989">
                <text:p>19.2989</text:p>
              </table:table-cell>
              <table:table-cell office:value-type="float" office:value="21.39355">
                <text:p>21.39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.74887">
                <text:p>17.74887</text:p>
              </table:table-cell>
              <table:table-cell office:value-type="float" office:value="19.7213">
                <text:p>19.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1.81653">
                <text:p>31.81653</text:p>
              </table:table-cell>
              <table:table-cell office:value-type="float" office:value="33.98343">
                <text:p>33.98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.01953">
                <text:p>19.01953</text:p>
              </table:table-cell>
              <table:table-cell office:value-type="float" office:value="22.1625">
                <text:p>22.1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25146">
                <text:p>24.25146</text:p>
              </table:table-cell>
              <table:table-cell office:value-type="float" office:value="26.84796">
                <text:p>26.847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0.2628">
                <text:p>20.2628</text:p>
              </table:table-cell>
              <table:table-cell office:value-type="float" office:value="22.6155">
                <text:p>22.6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.19">
                <text:p>10.19</text:p>
              </table:table-cell>
              <table:table-cell office:value-type="float" office:value="12.0899">
                <text:p>12.0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.3048">
                <text:p>15.3048</text:p>
              </table:table-cell>
              <table:table-cell office:value-type="float" office:value="17.69897">
                <text:p>17.69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.25012">
                <text:p>14.25012</text:p>
              </table:table-cell>
              <table:table-cell office:value-type="float" office:value="16.78763">
                <text:p>16.787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.75177">
                <text:p>13.75177</text:p>
              </table:table-cell>
              <table:table-cell office:value-type="float" office:value="15.91986">
                <text:p>15.919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.29053">
                <text:p>15.29053</text:p>
              </table:table-cell>
              <table:table-cell office:value-type="float" office:value="17.8683">
                <text:p>17.8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.6128">
                <text:p>12.6128</text:p>
              </table:table-cell>
              <table:table-cell office:value-type="float" office:value="14.85028">
                <text:p>14.85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.3537">
                <text:p>12.3537</text:p>
              </table:table-cell>
              <table:table-cell office:value-type="float" office:value="14.41602">
                <text:p>14.416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.4843">
                <text:p>15.4843</text:p>
              </table:table-cell>
              <table:table-cell office:value-type="float" office:value="17.88986">
                <text:p>17.88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.31985">
                <text:p>12.31985</text:p>
              </table:table-cell>
              <table:table-cell office:value-type="float" office:value="14.8336">
                <text:p>14.8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.8167">
                <text:p>16.8167</text:p>
              </table:table-cell>
              <table:table-cell office:value-type="float" office:value="19.15488">
                <text:p>19.15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.6411">
                <text:p>13.6411</text:p>
              </table:table-cell>
              <table:table-cell office:value-type="float" office:value="15.88293">
                <text:p>15.882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.47516">
                <text:p>15.47516</text:p>
              </table:table-cell>
              <table:table-cell office:value-type="float" office:value="17.52628">
                <text:p>17.52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0.41638">
                <text:p>10.41638</text:p>
              </table:table-cell>
              <table:table-cell office:value-type="float" office:value="12.46704">
                <text:p>12.46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4.09690000000001">
                <text:p>4.09690000000001</text:p>
              </table:table-cell>
              <table:table-cell office:value-type="float" office:value="6.78960000000001">
                <text:p>6.7896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.11053">
                <text:p>17.11053</text:p>
              </table:table-cell>
              <table:table-cell office:value-type="float" office:value="19.3575">
                <text:p>19.3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4757">
                <text:p>10.4757</text:p>
              </table:table-cell>
              <table:table-cell office:value-type="float" office:value="12.95123">
                <text:p>12.95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1.33398">
                <text:p>11.33398</text:p>
              </table:table-cell>
              <table:table-cell office:value-type="float" office:value="13.91776">
                <text:p>13.91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34787">
                <text:p>6.34787</text:p>
              </table:table-cell>
              <table:table-cell office:value-type="float" office:value="8.67399999999998">
                <text:p>8.67399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.10473999999999">
                <text:p>6.10473999999999</text:p>
              </table:table-cell>
              <table:table-cell office:value-type="float" office:value="7.95825000000002">
                <text:p>7.9582500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.5975">
                <text:p>11.5975</text:p>
              </table:table-cell>
              <table:table-cell office:value-type="float" office:value="13.48856">
                <text:p>13.48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.8049">
                <text:p>10.8049</text:p>
              </table:table-cell>
              <table:table-cell office:value-type="float" office:value="13.01016">
                <text:p>13.01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55369999999999">
                <text:p>2.55369999999999</text:p>
              </table:table-cell>
              <table:table-cell office:value-type="float" office:value="4.73212000000001">
                <text:p>4.73212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26375999999999">
                <text:p>6.26375999999999</text:p>
              </table:table-cell>
              <table:table-cell office:value-type="float" office:value="8.32650000000001">
                <text:p>8.3265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.44232">
                <text:p>3.44232</text:p>
              </table:table-cell>
              <table:table-cell office:value-type="float" office:value="5.48354999999998">
                <text:p>5.483549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.91388000000001">
                <text:p>1.91388000000001</text:p>
              </table:table-cell>
              <table:table-cell office:value-type="float" office:value="4.91205000000002">
                <text:p>4.91205000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005">
                <text:p>5.005</text:p>
              </table:table-cell>
              <table:table-cell office:value-type="float" office:value="7.99173000000002">
                <text:p>7.99173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-14.06268">
                <text:p>-14.06268</text:p>
              </table:table-cell>
              <table:table-cell office:value-type="float" office:value="-10.99988">
                <text:p>-10.99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.10210000000001">
                <text:p>1.10210000000001</text:p>
              </table:table-cell>
              <table:table-cell office:value-type="float" office:value="6.11149999999998">
                <text:p>6.1114999999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.09296000000001">
                <text:p>1.09296000000001</text:p>
              </table:table-cell>
              <table:table-cell office:value-type="float" office:value="5.36590000000001">
                <text:p>5.3659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.72030000000001">
                <text:p>-4.72030000000001</text:p>
              </table:table-cell>
              <table:table-cell office:value-type="float" office:value="-0.301879999999983">
                <text:p>-0.3018799999999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34482000000003">
                <text:p>2.34482000000003</text:p>
              </table:table-cell>
              <table:table-cell office:value-type="float" office:value="6.52692000000002">
                <text:p>6.526920000000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.71620000000001">
                <text:p>-1.71620000000001</text:p>
              </table:table-cell>
              <table:table-cell office:value-type="float" office:value="2.28930000000003">
                <text:p>2.28930000000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80045000000001">
                <text:p>6.80045000000001</text:p>
              </table:table-cell>
              <table:table-cell office:value-type="float" office:value="10.42224">
                <text:p>10.42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-5.45355000000001">
                <text:p>-5.45355000000001</text:p>
              </table:table-cell>
              <table:table-cell office:value-type="float" office:value="-1.11590000000001">
                <text:p>-1.1159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2.13160000000005">
                <text:p>-2.13160000000005</text:p>
              </table:table-cell>
              <table:table-cell office:value-type="float" office:value="1.49490000000003">
                <text:p>1.49490000000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217200000000048">
                <text:p>-0.217200000000048</text:p>
              </table:table-cell>
              <table:table-cell office:value-type="float" office:value="4.26964999999996">
                <text:p>4.26964999999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0.941500000000019">
                <text:p>-0.941500000000019</text:p>
              </table:table-cell>
              <table:table-cell office:value-type="float" office:value="4.13525000000004">
                <text:p>4.1352500000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4.57510000000002">
                <text:p>-4.57510000000002</text:p>
              </table:table-cell>
              <table:table-cell office:value-type="float" office:value="0.24712999999997">
                <text:p>0.24712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95920000000001">
                <text:p>0.95920000000001</text:p>
              </table:table-cell>
              <table:table-cell office:value-type="float" office:value="6.10126000000003">
                <text:p>6.10126000000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9.00714000000005">
                <text:p>9.00714000000005</text:p>
              </table:table-cell>
              <table:table-cell office:value-type="float" office:value="15.1525">
                <text:p>15.1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.31177000000002">
                <text:p>7.31177000000002</text:p>
              </table:table-cell>
              <table:table-cell office:value-type="float" office:value="13.51953">
                <text:p>13.5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2.51250000000005">
                <text:p>-2.51250000000005</text:p>
              </table:table-cell>
              <table:table-cell office:value-type="float" office:value="3.59893999999997">
                <text:p>3.59893999999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87509999999998">
                <text:p>5.87509999999998</text:p>
              </table:table-cell>
              <table:table-cell office:value-type="float" office:value="11.6001">
                <text:p>11.6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.08594000000005">
                <text:p>-4.08594000000005</text:p>
              </table:table-cell>
              <table:table-cell office:value-type="float" office:value="1.53189999999995">
                <text:p>1.531899999999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160340000000019">
                <text:p>0.160340000000019</text:p>
              </table:table-cell>
              <table:table-cell office:value-type="float" office:value="4.98310000000004">
                <text:p>4.983100000000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3.97504000000004">
                <text:p>-3.97504000000004</text:p>
              </table:table-cell>
              <table:table-cell office:value-type="float" office:value="0.847700000000032">
                <text:p>0.847700000000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987499999999955">
                <text:p>0.987499999999955</text:p>
              </table:table-cell>
              <table:table-cell office:value-type="float" office:value="5.45165999999995">
                <text:p>5.45165999999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-4.72320000000002">
                <text:p>-4.72320000000002</text:p>
              </table:table-cell>
              <table:table-cell office:value-type="float" office:value="-0.402600000000007">
                <text:p>-0.402600000000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-0.306500000000028">
                <text:p>-0.306500000000028</text:p>
              </table:table-cell>
              <table:table-cell office:value-type="float" office:value="4.37559999999996">
                <text:p>4.37559999999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28503000000001">
                <text:p>8.28503000000001</text:p>
              </table:table-cell>
              <table:table-cell office:value-type="float" office:value="13.6212">
                <text:p>13.62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4.24199999999996">
                <text:p>-4.24199999999996</text:p>
              </table:table-cell>
              <table:table-cell office:value-type="float" office:value="1.44475999999997">
                <text:p>1.44475999999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4.66296">
                <text:p>4.66296</text:p>
              </table:table-cell>
              <table:table-cell office:value-type="float" office:value="9.88073999999995">
                <text:p>9.88073999999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.18444999999997">
                <text:p>1.18444999999997</text:p>
              </table:table-cell>
              <table:table-cell office:value-type="float" office:value="6.23694">
                <text:p>6.236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7.28470000000004">
                <text:p>-7.28470000000004</text:p>
              </table:table-cell>
              <table:table-cell office:value-type="float" office:value="-2.74239999999997">
                <text:p>-2.742399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.3383">
                <text:p>7.3383</text:p>
              </table:table-cell>
              <table:table-cell office:value-type="float" office:value="12.1319999999999">
                <text:p>12.131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.11632999999995">
                <text:p>-3.11632999999995</text:p>
              </table:table-cell>
              <table:table-cell office:value-type="float" office:value="2.17174999999997">
                <text:p>2.17174999999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.63660000000004">
                <text:p>-1.63660000000004</text:p>
              </table:table-cell>
              <table:table-cell office:value-type="float" office:value="3.07090000000005">
                <text:p>3.070900000000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9659999999997">
                <text:p>8.59659999999997</text:p>
              </table:table-cell>
              <table:table-cell office:value-type="float" office:value="13.1582">
                <text:p>13.15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4.7893">
                <text:p>-14.7893</text:p>
              </table:table-cell>
              <table:table-cell office:value-type="float" office:value="-9.85595999999998">
                <text:p>-9.85595999999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6.6924">
                <text:p>16.6924</text:p>
              </table:table-cell>
              <table:table-cell office:value-type="float" office:value="24.46674">
                <text:p>24.46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.13639999999998">
                <text:p>-1.13639999999998</text:p>
              </table:table-cell>
              <table:table-cell office:value-type="float" office:value="5.72569999999996">
                <text:p>5.72569999999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.84739999999999">
                <text:p>3.84739999999999</text:p>
              </table:table-cell>
              <table:table-cell office:value-type="float" office:value="10.1323">
                <text:p>10.13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.74559999999997">
                <text:p>4.74559999999997</text:p>
              </table:table-cell>
              <table:table-cell office:value-type="float" office:value="10.5468">
                <text:p>10.5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5.60284000000002">
                <text:p>-5.60284000000002</text:p>
              </table:table-cell>
              <table:table-cell office:value-type="float" office:value="-0.0643300000000409">
                <text:p>-0.0643300000000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6.97550000000001">
                <text:p>6.97550000000001</text:p>
              </table:table-cell>
              <table:table-cell office:value-type="float" office:value="14.1915">
                <text:p>14.1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5.39624000000003">
                <text:p>5.39624000000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.25256">
                <text:p>12.25256</text:p>
              </table:table-cell>
              <table:table-cell office:value-type="float" office:value="17.91986">
                <text:p>17.919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6712">
                <text:p>9.6712</text:p>
              </table:table-cell>
              <table:table-cell office:value-type="float" office:value="15.6745">
                <text:p>15.67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682739999999967">
                <text:p>0.682739999999967</text:p>
              </table:table-cell>
              <table:table-cell office:value-type="float" office:value="7.06330000000003">
                <text:p>7.06330000000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.067">
                <text:p>15.067</text:p>
              </table:table-cell>
              <table:table-cell office:value-type="float" office:value="20.49347">
                <text:p>20.493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.05079999999998">
                <text:p>5.05079999999998</text:p>
              </table:table-cell>
              <table:table-cell office:value-type="float" office:value="10.2871">
                <text:p>10.2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.90717">
                <text:p>16.90717</text:p>
              </table:table-cell>
              <table:table-cell office:value-type="float" office:value="21.71747">
                <text:p>21.71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5.82983000000002">
                <text:p>5.82983000000002</text:p>
              </table:table-cell>
              <table:table-cell office:value-type="float" office:value="11.8022">
                <text:p>11.80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0.06757">
                <text:p>20.06757</text:p>
              </table:table-cell>
              <table:table-cell office:value-type="float" office:value="29.7030999999999">
                <text:p>29.7030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.04300000000001">
                <text:p>1.04300000000001</text:p>
              </table:table-cell>
              <table:table-cell office:value-type="float" office:value="10.0297">
                <text:p>10.02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28570000000002">
                <text:p>5.28570000000002</text:p>
              </table:table-cell>
              <table:table-cell office:value-type="float" office:value="13.56525">
                <text:p>13.565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.09064">
                <text:p>11.09064</text:p>
              </table:table-cell>
              <table:table-cell office:value-type="float" office:value="17.69476">
                <text:p>17.69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3.4489">
                <text:p>13.4489</text:p>
              </table:table-cell>
              <table:table-cell office:value-type="float" office:value="20.1486">
                <text:p>20.14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9541">
                <text:p>10.9541</text:p>
              </table:table-cell>
              <table:table-cell office:value-type="float" office:value="17.0304">
                <text:p>17.03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.6018">
                <text:p>11.6018</text:p>
              </table:table-cell>
              <table:table-cell office:value-type="float" office:value="17.1327">
                <text:p>17.13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9.5168">
                <text:p>49.5168</text:p>
              </table:table-cell>
              <table:table-cell office:value-type="float" office:value="54.7753">
                <text:p>54.77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-1.81790000000001">
                <text:p>-1.81790000000001</text:p>
              </table:table-cell>
              <table:table-cell office:value-type="float" office:value="4.74383999999998">
                <text:p>4.7438399999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2.3653">
                <text:p>22.3653</text:p>
              </table:table-cell>
              <table:table-cell office:value-type="float" office:value="29.5568">
                <text:p>29.55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4126">
                <text:p>3.4126</text:p>
              </table:table-cell>
              <table:table-cell office:value-type="float" office:value="10.3082000000001">
                <text:p>10.3082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80255">
                <text:p>10.80255</text:p>
              </table:table-cell>
              <table:table-cell office:value-type="float" office:value="17.2819">
                <text:p>17.28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.80413999999996">
                <text:p>9.80413999999996</text:p>
              </table:table-cell>
              <table:table-cell office:value-type="float" office:value="16.84265">
                <text:p>16.84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.40924">
                <text:p>11.40924</text:p>
              </table:table-cell>
              <table:table-cell office:value-type="float" office:value="17.9936">
                <text:p>17.9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3694">
                <text:p>16.3694</text:p>
              </table:table-cell>
              <table:table-cell office:value-type="float" office:value="23.23785">
                <text:p>23.237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.69366">
                <text:p>14.69366</text:p>
              </table:table-cell>
              <table:table-cell office:value-type="float" office:value="21.4382000000001">
                <text:p>21.4382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.47400000000005">
                <text:p>9.47400000000005</text:p>
              </table:table-cell>
              <table:table-cell office:value-type="float" office:value="15.717">
                <text:p>15.7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.94240000000002">
                <text:p>9.94240000000002</text:p>
              </table:table-cell>
              <table:table-cell office:value-type="float" office:value="16.02985">
                <text:p>16.029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.00305">
                <text:p>18.00305</text:p>
              </table:table-cell>
              <table:table-cell office:value-type="float" office:value="24.207">
                <text:p>24.2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21349999999995">
                <text:p>9.21349999999995</text:p>
              </table:table-cell>
              <table:table-cell office:value-type="float" office:value="16.2734400000001">
                <text:p>16.27344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7818">
                <text:p>10.7818</text:p>
              </table:table-cell>
              <table:table-cell office:value-type="float" office:value="17.0945">
                <text:p>17.0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.60582999999997">
                <text:p>5.60582999999997</text:p>
              </table:table-cell>
              <table:table-cell office:value-type="float" office:value="11.7945999999999">
                <text:p>11.7945999999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1.3894">
                <text:p>11.3894</text:p>
              </table:table-cell>
              <table:table-cell office:value-type="float" office:value="19.4118999999999">
                <text:p>19.41189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.9269399999999">
                <text:p>18.9269399999999</text:p>
              </table:table-cell>
              <table:table-cell office:value-type="float" office:value="26.934">
                <text:p>26.9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.0697">
                <text:p>11.0697</text:p>
              </table:table-cell>
              <table:table-cell office:value-type="float" office:value="18.31177">
                <text:p>18.311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.65314">
                <text:p>11.65314</text:p>
              </table:table-cell>
              <table:table-cell office:value-type="float" office:value="18.14343">
                <text:p>18.143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1526000000001">
                <text:p>2.51526000000001</text:p>
              </table:table-cell>
              <table:table-cell office:value-type="float" office:value="8.84955000000002">
                <text:p>8.8495500000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16.6609">
                <text:p>-16.6609</text:p>
              </table:table-cell>
              <table:table-cell office:value-type="float" office:value="-10.25146">
                <text:p>-10.251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.6601000000001">
                <text:p>15.6601000000001</text:p>
              </table:table-cell>
              <table:table-cell office:value-type="float" office:value="24.5853">
                <text:p>24.58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.1964">
                <text:p>17.1964</text:p>
              </table:table-cell>
              <table:table-cell office:value-type="float" office:value="24.5846">
                <text:p>24.58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.51196000000004">
                <text:p>6.51196000000004</text:p>
              </table:table-cell>
              <table:table-cell office:value-type="float" office:value="13.89417">
                <text:p>13.894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3.93650000000002">
                <text:p>-3.93650000000002</text:p>
              </table:table-cell>
              <table:table-cell office:value-type="float" office:value="2.74080000000004">
                <text:p>2.740800000000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3.22736">
                <text:p>13.22736</text:p>
              </table:table-cell>
              <table:table-cell office:value-type="float" office:value="19.50916">
                <text:p>19.509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.7981">
                <text:p>16.7981</text:p>
              </table:table-cell>
              <table:table-cell office:value-type="float" office:value="22.886">
                <text:p>22.8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.5761">
                <text:p>3.5761</text:p>
              </table:table-cell>
              <table:table-cell office:value-type="float" office:value="10.9087">
                <text:p>10.90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5.54296999999997">
                <text:p>-5.54296999999997</text:p>
              </table:table-cell>
              <table:table-cell office:value-type="float" office:value="1.24945000000002">
                <text:p>1.24945000000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.94574">
                <text:p>16.94574</text:p>
              </table:table-cell>
              <table:table-cell office:value-type="float" office:value="23.38684">
                <text:p>23.386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.3453">
                <text:p>15.3453</text:p>
              </table:table-cell>
              <table:table-cell office:value-type="float" office:value="22.2573">
                <text:p>22.25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1.54610000000002">
                <text:p>-1.54610000000002</text:p>
              </table:table-cell>
              <table:table-cell office:value-type="float" office:value="5.40436">
                <text:p>5.404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.3116">
                <text:p>7.3116</text:p>
              </table:table-cell>
              <table:table-cell office:value-type="float" office:value="13.70386">
                <text:p>13.703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50850000000003">
                <text:p>5.50850000000003</text:p>
              </table:table-cell>
              <table:table-cell office:value-type="float" office:value="11.49036">
                <text:p>11.490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.1933">
                <text:p>11.1933</text:p>
              </table:table-cell>
              <table:table-cell office:value-type="float" office:value="16.87604">
                <text:p>16.876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.97479999999996">
                <text:p>6.97479999999996</text:p>
              </table:table-cell>
              <table:table-cell office:value-type="float" office:value="13.0676999999999">
                <text:p>13.0676999999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6.36400000000003">
                <text:p>6.36400000000003</text:p>
              </table:table-cell>
              <table:table-cell office:value-type="float" office:value="12.4411">
                <text:p>12.4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8.45294000000001">
                <text:p>8.45294000000001</text:p>
              </table:table-cell>
              <table:table-cell office:value-type="float" office:value="14.9794000000001">
                <text:p>14.97940000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7.04499999999996">
                <text:p>7.04499999999996</text:p>
              </table:table-cell>
              <table:table-cell office:value-type="float" office:value="15.3159000000001">
                <text:p>15.3159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.66600000000005">
                <text:p>9.66600000000005</text:p>
              </table:table-cell>
              <table:table-cell office:value-type="float" office:value="16.3188">
                <text:p>16.3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3.67830000000004">
                <text:p>3.67830000000004</text:p>
              </table:table-cell>
              <table:table-cell office:value-type="float" office:value="11.2255">
                <text:p>11.22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.6748">
                <text:p>17.6748</text:p>
              </table:table-cell>
              <table:table-cell office:value-type="float" office:value="24.88965">
                <text:p>24.889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-2.48699999999997">
                <text:p>-2.48699999999997</text:p>
              </table:table-cell>
              <table:table-cell office:value-type="float" office:value="4.80179999999996">
                <text:p>4.80179999999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.27380000000005">
                <text:p>9.27380000000005</text:p>
              </table:table-cell>
              <table:table-cell office:value-type="float" office:value="16.1327">
                <text:p>16.1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.76085999999998">
                <text:p>7.76085999999998</text:p>
              </table:table-cell>
              <table:table-cell office:value-type="float" office:value="13.98376">
                <text:p>13.983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9.79016000000001">
                <text:p>9.79016000000001</text:p>
              </table:table-cell>
              <table:table-cell office:value-type="float" office:value="16.0412">
                <text:p>16.04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28160000000003">
                <text:p>5.28160000000003</text:p>
              </table:table-cell>
              <table:table-cell office:value-type="float" office:value="11.4915999999999">
                <text:p>11.4915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.08479999999997">
                <text:p>5.08479999999997</text:p>
              </table:table-cell>
              <table:table-cell office:value-type="float" office:value="11.42834">
                <text:p>11.428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78160000000003">
                <text:p>5.78160000000003</text:p>
              </table:table-cell>
              <table:table-cell office:value-type="float" office:value="11.7976">
                <text:p>11.79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208099999999945">
                <text:p>-0.208099999999945</text:p>
              </table:table-cell>
              <table:table-cell office:value-type="float" office:value="5.93960000000004">
                <text:p>5.93960000000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37">
                <text:p>1.37</text:p>
              </table:table-cell>
              <table:table-cell office:value-type="float" office:value="7.54859999999997">
                <text:p>7.548599999999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49756000000002">
                <text:p>7.49756000000002</text:p>
              </table:table-cell>
              <table:table-cell office:value-type="float" office:value="13.7574">
                <text:p>13.75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.58429999999999">
                <text:p>8.58429999999999</text:p>
              </table:table-cell>
              <table:table-cell office:value-type="float" office:value="14.9988">
                <text:p>14.99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1.0906">
                <text:p>-1.0906</text:p>
              </table:table-cell>
              <table:table-cell office:value-type="float" office:value="5.16999999999996">
                <text:p>5.169999999999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.14594">
                <text:p>16.14594</text:p>
              </table:table-cell>
              <table:table-cell office:value-type="float" office:value="22.31506">
                <text:p>22.315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.14935">
                <text:p>12.14935</text:p>
              </table:table-cell>
              <table:table-cell office:value-type="float" office:value="20.0842">
                <text:p>20.08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93195000000003">
                <text:p>8.93195000000003</text:p>
              </table:table-cell>
              <table:table-cell office:value-type="float" office:value="16.8972">
                <text:p>16.89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62616000000003">
                <text:p>2.62616000000003</text:p>
              </table:table-cell>
              <table:table-cell office:value-type="float" office:value="10.1306">
                <text:p>10.1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640300000000025">
                <text:p>0.640300000000025</text:p>
              </table:table-cell>
              <table:table-cell office:value-type="float" office:value="8.24959999999999">
                <text:p>8.2495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.27080000000001">
                <text:p>4.27080000000001</text:p>
              </table:table-cell>
              <table:table-cell office:value-type="float" office:value="11.79364">
                <text:p>11.793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.861">
                <text:p>24.861</text:p>
              </table:table-cell>
              <table:table-cell office:value-type="float" office:value="32.04175">
                <text:p>32.041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.542">
                <text:p>18.542</text:p>
              </table:table-cell>
              <table:table-cell office:value-type="float" office:value="28.8869">
                <text:p>28.88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.39620000000002">
                <text:p>6.39620000000002</text:p>
              </table:table-cell>
              <table:table-cell office:value-type="float" office:value="17.6059">
                <text:p>17.60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.99194">
                <text:p>15.99194</text:p>
              </table:table-cell>
              <table:table-cell office:value-type="float" office:value="24.8795">
                <text:p>24.87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9484999999995">
                <text:p>-2.59484999999995</text:p>
              </table:table-cell>
              <table:table-cell office:value-type="float" office:value="5.39940000000001">
                <text:p>5.3994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6359999999997">
                <text:p>4.66359999999997</text:p>
              </table:table-cell>
              <table:table-cell office:value-type="float" office:value="12.31696">
                <text:p>12.316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0.404599999999959">
                <text:p>-0.404599999999959</text:p>
              </table:table-cell>
              <table:table-cell office:value-type="float" office:value="6.88885000000005">
                <text:p>6.88885000000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.2732">
                <text:p>10.2732</text:p>
              </table:table-cell>
              <table:table-cell office:value-type="float" office:value="17.9708000000001">
                <text:p>17.9708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1.37699999999995">
                <text:p>-1.37699999999995</text:p>
              </table:table-cell>
              <table:table-cell office:value-type="float" office:value="6.14819999999997">
                <text:p>6.14819999999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.58090000000004">
                <text:p>7.58090000000004</text:p>
              </table:table-cell>
              <table:table-cell office:value-type="float" office:value="15.19006">
                <text:p>15.190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.86239999999998">
                <text:p>5.86239999999998</text:p>
              </table:table-cell>
              <table:table-cell office:value-type="float" office:value="12.83374">
                <text:p>12.833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.7140000000001">
                <text:p>10.7140000000001</text:p>
              </table:table-cell>
              <table:table-cell office:value-type="float" office:value="18.7798">
                <text:p>18.77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.12194999999997">
                <text:p>2.12194999999997</text:p>
              </table:table-cell>
              <table:table-cell office:value-type="float" office:value="9.12130000000002">
                <text:p>9.121300000000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.117">
                <text:p>11.117</text:p>
              </table:table-cell>
              <table:table-cell office:value-type="float" office:value="18.303">
                <text:p>18.3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.08989999999994">
                <text:p>5.08989999999994</text:p>
              </table:table-cell>
              <table:table-cell office:value-type="float" office:value="12.4252300000001">
                <text:p>12.42523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.39679999999999">
                <text:p>4.39679999999999</text:p>
              </table:table-cell>
              <table:table-cell office:value-type="float" office:value="11.55884">
                <text:p>11.558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.4681399999999">
                <text:p>15.4681399999999</text:p>
              </table:table-cell>
              <table:table-cell office:value-type="float" office:value="22.5081">
                <text:p>22.50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.50525000000005">
                <text:p>4.50525000000005</text:p>
              </table:table-cell>
              <table:table-cell office:value-type="float" office:value="11.93463">
                <text:p>11.934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00385000000006">
                <text:p>3.00385000000006</text:p>
              </table:table-cell>
              <table:table-cell office:value-type="float" office:value="10.19775">
                <text:p>10.19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07623000000001">
                <text:p>3.07623000000001</text:p>
              </table:table-cell>
              <table:table-cell office:value-type="float" office:value="9.77319999999997">
                <text:p>9.77319999999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.94745">
                <text:p>5.94745</text:p>
              </table:table-cell>
              <table:table-cell office:value-type="float" office:value="12.84265">
                <text:p>12.84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62270000000001">
                <text:p>6.62270000000001</text:p>
              </table:table-cell>
              <table:table-cell office:value-type="float" office:value="13.8638">
                <text:p>13.86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.14606000000003">
                <text:p>3.14606000000003</text:p>
              </table:table-cell>
              <table:table-cell office:value-type="float" office:value="10.1353">
                <text:p>10.13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86749999999995">
                <text:p>5.86749999999995</text:p>
              </table:table-cell>
              <table:table-cell office:value-type="float" office:value="13.3067600000001">
                <text:p>13.30676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996099999999956">
                <text:p>0.996099999999956</text:p>
              </table:table-cell>
              <table:table-cell office:value-type="float" office:value="7.63367000000005">
                <text:p>7.633670000000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15200000000004">
                <text:p>8.15200000000004</text:p>
              </table:table-cell>
              <table:table-cell office:value-type="float" office:value="15.0762">
                <text:p>15.07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01746000000003">
                <text:p>3.01746000000003</text:p>
              </table:table-cell>
              <table:table-cell office:value-type="float" office:value="9.63750000000005">
                <text:p>9.63750000000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41279999999995">
                <text:p>3.41279999999995</text:p>
              </table:table-cell>
              <table:table-cell office:value-type="float" office:value="10.0626999999999">
                <text:p>10.0626999999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6105">
                <text:p>5.6105</text:p>
              </table:table-cell>
              <table:table-cell office:value-type="float" office:value="12.2782999999999">
                <text:p>12.2782999999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.0796">
                <text:p>15.0796</text:p>
              </table:table-cell>
              <table:table-cell office:value-type="float" office:value="21.75323">
                <text:p>21.753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7.0901">
                <text:p>17.0901</text:p>
              </table:table-cell>
              <table:table-cell office:value-type="float" office:value="23.8492">
                <text:p>23.84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.33799999999997">
                <text:p>1.33799999999997</text:p>
              </table:table-cell>
              <table:table-cell office:value-type="float" office:value="9.2645">
                <text:p>9.2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0806">
                <text:p>5.50806</text:p>
              </table:table-cell>
              <table:table-cell office:value-type="float" office:value="13.04846">
                <text:p>13.048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0.202099999999973">
                <text:p>-0.202099999999973</text:p>
              </table:table-cell>
              <table:table-cell office:value-type="float" office:value="6.90350000000001">
                <text:p>6.9035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.71674">
                <text:p>13.71674</text:p>
              </table:table-cell>
              <table:table-cell office:value-type="float" office:value="21.54126">
                <text:p>21.54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-1.25854000000004">
                <text:p>-1.25854000000004</text:p>
              </table:table-cell>
              <table:table-cell office:value-type="float" office:value="5.78394000000003">
                <text:p>5.783940000000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5595">
                <text:p>24.5595</text:p>
              </table:table-cell>
              <table:table-cell office:value-type="float" office:value="32.5062">
                <text:p>32.50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.48566000000005">
                <text:p>7.48566000000005</text:p>
              </table:table-cell>
              <table:table-cell office:value-type="float" office:value="15.21747">
                <text:p>15.217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6939999999997">
                <text:p>6.56939999999997</text:p>
              </table:table-cell>
              <table:table-cell office:value-type="float" office:value="13.8845">
                <text:p>13.88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.48193000000003">
                <text:p>7.48193000000003</text:p>
              </table:table-cell>
              <table:table-cell office:value-type="float" office:value="14.6664">
                <text:p>14.66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.27136">
                <text:p>23.27136</text:p>
              </table:table-cell>
              <table:table-cell office:value-type="float" office:value="30.5875">
                <text:p>30.5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.99170000000004">
                <text:p>8.99170000000004</text:p>
              </table:table-cell>
              <table:table-cell office:value-type="float" office:value="16.24817">
                <text:p>16.248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.58405000000005">
                <text:p>4.58405000000005</text:p>
              </table:table-cell>
              <table:table-cell office:value-type="float" office:value="11.5919">
                <text:p>11.59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2.4442">
                <text:p>12.4442</text:p>
              </table:table-cell>
              <table:table-cell office:value-type="float" office:value="18.9775">
                <text:p>18.97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.7487">
                <text:p>11.7487</text:p>
              </table:table-cell>
              <table:table-cell office:value-type="float" office:value="18.532">
                <text:p>18.5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35767">
                <text:p>10.35767</text:p>
              </table:table-cell>
              <table:table-cell office:value-type="float" office:value="17.3362">
                <text:p>17.33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.6508">
                <text:p>11.6508</text:p>
              </table:table-cell>
              <table:table-cell office:value-type="float" office:value="18.5460000000001">
                <text:p>18.5460000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.9742">
                <text:p>2.9742</text:p>
              </table:table-cell>
              <table:table-cell office:value-type="float" office:value="9.62609999999995">
                <text:p>9.626099999999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.14935">
                <text:p>11.14935</text:p>
              </table:table-cell>
              <table:table-cell office:value-type="float" office:value="17.6106">
                <text:p>17.61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5.77650000000006">
                <text:p>5.77650000000006</text:p>
              </table:table-cell>
              <table:table-cell office:value-type="float" office:value="12.4687">
                <text:p>12.46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6.2105">
                <text:p>16.2105</text:p>
              </table:table-cell>
              <table:table-cell office:value-type="float" office:value="25.0617999999999">
                <text:p>25.06179999999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.4059999999999">
                <text:p>17.4059999999999</text:p>
              </table:table-cell>
              <table:table-cell office:value-type="float" office:value="24.5271">
                <text:p>24.52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.51710000000003">
                <text:p>8.51710000000003</text:p>
              </table:table-cell>
              <table:table-cell office:value-type="float" office:value="16.32733">
                <text:p>16.327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.17675999999994">
                <text:p>1.17675999999994</text:p>
              </table:table-cell>
              <table:table-cell office:value-type="float" office:value="8.33119999999997">
                <text:p>8.33119999999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20483000000002">
                <text:p>7.20483000000002</text:p>
              </table:table-cell>
              <table:table-cell office:value-type="float" office:value="14.06537">
                <text:p>14.065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.13256999999999">
                <text:p>1.13256999999999</text:p>
              </table:table-cell>
              <table:table-cell office:value-type="float" office:value="8.30584999999996">
                <text:p>8.30584999999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.51624000000004">
                <text:p>8.51624000000004</text:p>
              </table:table-cell>
              <table:table-cell office:value-type="float" office:value="15.63855">
                <text:p>15.63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.00019999999995">
                <text:p>1.00019999999995</text:p>
              </table:table-cell>
              <table:table-cell office:value-type="float" office:value="8.13620000000003">
                <text:p>8.136200000000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.4856600000001">
                <text:p>13.4856600000001</text:p>
              </table:table-cell>
              <table:table-cell office:value-type="float" office:value="23.254">
                <text:p>23.2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-10.5139">
                <text:p>-10.5139</text:p>
              </table:table-cell>
              <table:table-cell office:value-type="float" office:value="-3.10569999999996">
                <text:p>-3.105699999999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.83092999999997">
                <text:p>8.83092999999997</text:p>
              </table:table-cell>
              <table:table-cell office:value-type="float" office:value="16.01166">
                <text:p>16.011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6.23609999999997">
                <text:p>-6.23609999999997</text:p>
              </table:table-cell>
              <table:table-cell office:value-type="float" office:value="-0.728500000000054">
                <text:p>-0.7285000000000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.37334999999996">
                <text:p>5.37334999999996</text:p>
              </table:table-cell>
              <table:table-cell office:value-type="float" office:value="10.8924">
                <text:p>10.89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.8401">
                <text:p>20.8401</text:p>
              </table:table-cell>
              <table:table-cell office:value-type="float" office:value="26.11816">
                <text:p>26.118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45360000000005">
                <text:p>8.45360000000005</text:p>
              </table:table-cell>
              <table:table-cell office:value-type="float" office:value="14.32007">
                <text:p>14.320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-8.52440000000001">
                <text:p>-8.52440000000001</text:p>
              </table:table-cell>
              <table:table-cell office:value-type="float" office:value="-2.75310000000002">
                <text:p>-2.75310000000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.66520000000003">
                <text:p>5.66520000000003</text:p>
              </table:table-cell>
              <table:table-cell office:value-type="float" office:value="11.9228000000001">
                <text:p>11.9228000000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.35389999999995">
                <text:p>7.35389999999995</text:p>
              </table:table-cell>
              <table:table-cell office:value-type="float" office:value="12.2409">
                <text:p>12.24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63649999999996">
                <text:p>5.63649999999996</text:p>
              </table:table-cell>
              <table:table-cell office:value-type="float" office:value="10.5924">
                <text:p>10.59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46216000000004">
                <text:p>0.46216000000004</text:p>
              </table:table-cell>
              <table:table-cell office:value-type="float" office:value="5.42960000000005">
                <text:p>5.429600000000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75049999999999">
                <text:p>2.75049999999999</text:p>
              </table:table-cell>
              <table:table-cell office:value-type="float" office:value="7.05169999999998">
                <text:p>7.05169999999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-0.90949999999998">
                <text:p>-0.90949999999998</text:p>
              </table:table-cell>
              <table:table-cell office:value-type="float" office:value="3.08875">
                <text:p>3.08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.79790000000003">
                <text:p>9.79790000000003</text:p>
              </table:table-cell>
              <table:table-cell office:value-type="float" office:value="14.21893">
                <text:p>14.218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0832000000000335">
                <text:p>-0.0832000000000335</text:p>
              </table:table-cell>
              <table:table-cell office:value-type="float" office:value="3.70403999999996">
                <text:p>3.704039999999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.5692">
                <text:p>13.5692</text:p>
              </table:table-cell>
              <table:table-cell office:value-type="float" office:value="17.1287">
                <text:p>17.12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83574999999996">
                <text:p>2.83574999999996</text:p>
              </table:table-cell>
              <table:table-cell office:value-type="float" office:value="6.15466000000004">
                <text:p>6.154660000000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.798">
                <text:p>14.798</text:p>
              </table:table-cell>
              <table:table-cell office:value-type="float" office:value="17.95764">
                <text:p>17.957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.93566999999996">
                <text:p>9.93566999999996</text:p>
              </table:table-cell>
              <table:table-cell office:value-type="float" office:value="14.297">
                <text:p>14.2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4.00963999999999">
                <text:p>-4.00963999999999</text:p>
              </table:table-cell>
              <table:table-cell office:value-type="float" office:value="0.00365999999996802">
                <text:p>0.003659999999968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5.94460000000004">
                <text:p>5.94460000000004</text:p>
              </table:table-cell>
              <table:table-cell office:value-type="float" office:value="9.89549999999997">
                <text:p>9.895499999999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.1908">
                <text:p>18.1908</text:p>
              </table:table-cell>
              <table:table-cell office:value-type="float" office:value="21.58105">
                <text:p>21.58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0.1984">
                <text:p>20.1984</text:p>
              </table:table-cell>
              <table:table-cell office:value-type="float" office:value="24.12744">
                <text:p>24.127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7875">
                <text:p>13.7875</text:p>
              </table:table-cell>
              <table:table-cell office:value-type="float" office:value="18.8996">
                <text:p>18.89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.783300000000054">
                <text:p>0.783300000000054</text:p>
              </table:table-cell>
              <table:table-cell office:value-type="float" office:value="5.31320000000005">
                <text:p>5.31320000000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.58575">
                <text:p>18.58575</text:p>
              </table:table-cell>
              <table:table-cell office:value-type="float" office:value="22.9231600000001">
                <text:p>22.92316000000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6.54549999999995">
                <text:p>-6.54549999999995</text:p>
              </table:table-cell>
              <table:table-cell office:value-type="float" office:value="-2.47879999999998">
                <text:p>-2.478799999999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24927">
                <text:p>13.24927</text:p>
              </table:table-cell>
              <table:table-cell office:value-type="float" office:value="17.26184">
                <text:p>17.261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.60450000000003">
                <text:p>2.60450000000003</text:p>
              </table:table-cell>
              <table:table-cell office:value-type="float" office:value="6.37559999999996">
                <text:p>6.375599999999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09569999999997">
                <text:p>7.09569999999997</text:p>
              </table:table-cell>
              <table:table-cell office:value-type="float" office:value="10.91675">
                <text:p>10.916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.12645999999995">
                <text:p>5.12645999999995</text:p>
              </table:table-cell>
              <table:table-cell office:value-type="float" office:value="9.18773999999996">
                <text:p>9.187739999999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3.52593999999999">
                <text:p>-3.52593999999999</text:p>
              </table:table-cell>
              <table:table-cell office:value-type="float" office:value="-0.0392500000000382">
                <text:p>-0.03925000000003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.40125">
                <text:p>9.40125</text:p>
              </table:table-cell>
              <table:table-cell office:value-type="float" office:value="12.6946">
                <text:p>12.69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.98509999999999">
                <text:p>1.98509999999999</text:p>
              </table:table-cell>
              <table:table-cell office:value-type="float" office:value="5.1454">
                <text:p>5.14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33029999999997">
                <text:p>6.33029999999997</text:p>
              </table:table-cell>
              <table:table-cell office:value-type="float" office:value="10.1345">
                <text:p>10.13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.5079">
                <text:p>15.5079</text:p>
              </table:table-cell>
              <table:table-cell office:value-type="float" office:value="18.93866">
                <text:p>18.938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-1.66223000000002">
                <text:p>-1.66223000000002</text:p>
              </table:table-cell>
              <table:table-cell office:value-type="float" office:value="1.41830000000004">
                <text:p>1.41830000000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.3153">
                <text:p>18.3153</text:p>
              </table:table-cell>
              <table:table-cell office:value-type="float" office:value="22.6536">
                <text:p>22.65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.36429999999996">
                <text:p>4.36429999999996</text:p>
              </table:table-cell>
              <table:table-cell office:value-type="float" office:value="7.4742">
                <text:p>7.47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.36974999999995">
                <text:p>3.36974999999995</text:p>
              </table:table-cell>
              <table:table-cell office:value-type="float" office:value="6.37379999999996">
                <text:p>6.373799999999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.08749999999998">
                <text:p>9.08749999999998</text:p>
              </table:table-cell>
              <table:table-cell office:value-type="float" office:value="11.7743">
                <text:p>11.77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.9983">
                <text:p>18.9983</text:p>
              </table:table-cell>
              <table:table-cell office:value-type="float" office:value="21.1975">
                <text:p>21.19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2.87900000000002">
                <text:p>2.87900000000002</text:p>
              </table:table-cell>
              <table:table-cell office:value-type="float" office:value="5.59619999999995">
                <text:p>5.596199999999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.03189999999995">
                <text:p>9.03189999999995</text:p>
              </table:table-cell>
              <table:table-cell office:value-type="float" office:value="11.4382000000001">
                <text:p>11.4382000000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87645999999995">
                <text:p>1.87645999999995</text:p>
              </table:table-cell>
              <table:table-cell office:value-type="float" office:value="4.16754000000003">
                <text:p>4.167540000000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4117">
                <text:p>2.4117</text:p>
              </table:table-cell>
              <table:table-cell office:value-type="float" office:value="4.41234999999995">
                <text:p>4.412349999999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9.10924999999997">
                <text:p>9.10924999999997</text:p>
              </table:table-cell>
              <table:table-cell office:value-type="float" office:value="11.1266000000001">
                <text:p>11.12660000000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.56177">
                <text:p>10.56177</text:p>
              </table:table-cell>
              <table:table-cell office:value-type="float" office:value="12.5225">
                <text:p>12.52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2.62212999999997">
                <text:p>-2.62212999999997</text:p>
              </table:table-cell>
              <table:table-cell office:value-type="float" office:value="-0.853399999999965">
                <text:p>-0.8533999999999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.9719">
                <text:p>12.9719</text:p>
              </table:table-cell>
              <table:table-cell office:value-type="float" office:value="14.79175">
                <text:p>14.791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.186040000000048">
                <text:p>0.186040000000048</text:p>
              </table:table-cell>
              <table:table-cell office:value-type="float" office:value="1.75729999999999">
                <text:p>1.75729999999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.8036">
                <text:p>10.8036</text:p>
              </table:table-cell>
              <table:table-cell office:value-type="float" office:value="13.6065">
                <text:p>13.60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1.40905999999995">
                <text:p>-1.40905999999995</text:p>
              </table:table-cell>
              <table:table-cell office:value-type="float" office:value="0.210630000000037">
                <text:p>0.2106300000000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92250000000001">
                <text:p>7.92250000000001</text:p>
              </table:table-cell>
              <table:table-cell office:value-type="float" office:value="9.38210000000004">
                <text:p>9.382100000000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.75103999999999">
                <text:p>8.75103999999999</text:p>
              </table:table-cell>
              <table:table-cell office:value-type="float" office:value="10.319">
                <text:p>10.3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87429999999995">
                <text:p>5.87429999999995</text:p>
              </table:table-cell>
              <table:table-cell office:value-type="float" office:value="7.37800000000004">
                <text:p>7.378000000000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.85">
                <text:p>19.85</text:p>
              </table:table-cell>
              <table:table-cell office:value-type="float" office:value="21.2773999999999">
                <text:p>21.27739999999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-0.462650000000053">
                <text:p>-0.462650000000053</text:p>
              </table:table-cell>
              <table:table-cell office:value-type="float" office:value="1.76184000000001">
                <text:p>1.761840000000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7.2553">
                <text:p>27.2553</text:p>
              </table:table-cell>
              <table:table-cell office:value-type="float" office:value="29.65576">
                <text:p>29.655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8.57763999999997">
                <text:p>-8.57763999999997</text:p>
              </table:table-cell>
              <table:table-cell office:value-type="float" office:value="-4.7903">
                <text:p>-4.79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.2195">
                <text:p>10.2195</text:p>
              </table:table-cell>
              <table:table-cell office:value-type="float" office:value="14.73096">
                <text:p>14.730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-13.5839">
                <text:p>-13.5839</text:p>
              </table:table-cell>
              <table:table-cell office:value-type="float" office:value="-10.2821">
                <text:p>-10.28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.28750000000002">
                <text:p>4.28750000000002</text:p>
              </table:table-cell>
              <table:table-cell office:value-type="float" office:value="7.10850000000005">
                <text:p>7.108500000000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1.51355000000001">
                <text:p>-1.51355000000001</text:p>
              </table:table-cell>
              <table:table-cell office:value-type="float" office:value="0.591999999999985">
                <text:p>0.5919999999999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.18604000000005">
                <text:p>7.18604000000005</text:p>
              </table:table-cell>
              <table:table-cell office:value-type="float" office:value="8.9932">
                <text:p>8.99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.90796">
                <text:p>4.90796</text:p>
              </table:table-cell>
              <table:table-cell office:value-type="float" office:value="6.45336999999995">
                <text:p>6.453369999999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.3735">
                <text:p>17.3735</text:p>
              </table:table-cell>
              <table:table-cell office:value-type="float" office:value="19.1167">
                <text:p>19.11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3.09299999999996">
                <text:p>-3.09299999999996</text:p>
              </table:table-cell>
              <table:table-cell office:value-type="float" office:value="-0.845900000000029">
                <text:p>-0.8459000000000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.34910000000002">
                <text:p>9.34910000000002</text:p>
              </table:table-cell>
              <table:table-cell office:value-type="float" office:value="11.49915">
                <text:p>11.499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2.06420000000003">
                <text:p>-2.06420000000003</text:p>
              </table:table-cell>
              <table:table-cell office:value-type="float" office:value="0.195900000000051">
                <text:p>0.1959000000000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.673">
                <text:p>10.673</text:p>
              </table:table-cell>
              <table:table-cell office:value-type="float" office:value="13.131">
                <text:p>13.1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05364999999995">
                <text:p>3.05364999999995</text:p>
              </table:table-cell>
              <table:table-cell office:value-type="float" office:value="5.11710000000005">
                <text:p>5.117100000000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37634000000003">
                <text:p>6.37634000000003</text:p>
              </table:table-cell>
              <table:table-cell office:value-type="float" office:value="8.39260000000002">
                <text:p>8.392600000000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.59674">
                <text:p>17.59674</text:p>
              </table:table-cell>
              <table:table-cell office:value-type="float" office:value="19.9855">
                <text:p>19.98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.29039999999998">
                <text:p>2.29039999999998</text:p>
              </table:table-cell>
              <table:table-cell office:value-type="float" office:value="4.95952999999997">
                <text:p>4.959529999999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.83320000000003">
                <text:p>5.83320000000003</text:p>
              </table:table-cell>
              <table:table-cell office:value-type="float" office:value="8.58230000000003">
                <text:p>8.582300000000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6115999999997">
                <text:p>5.56115999999997</text:p>
              </table:table-cell>
              <table:table-cell office:value-type="float" office:value="8.00429999999994">
                <text:p>8.004299999999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.52295">
                <text:p>10.52295</text:p>
              </table:table-cell>
              <table:table-cell office:value-type="float" office:value="12.953">
                <text:p>12.9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0.344669999999951">
                <text:p>-0.344669999999951</text:p>
              </table:table-cell>
              <table:table-cell office:value-type="float" office:value="2.20856000000003">
                <text:p>2.208560000000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55579999999998">
                <text:p>6.55579999999998</text:p>
              </table:table-cell>
              <table:table-cell office:value-type="float" office:value="9.14075000000003">
                <text:p>9.140750000000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16594999999995">
                <text:p>5.16594999999995</text:p>
              </table:table-cell>
              <table:table-cell office:value-type="float" office:value="7.99505999999997">
                <text:p>7.995059999999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3.72670000000005">
                <text:p>-3.72670000000005</text:p>
              </table:table-cell>
              <table:table-cell office:value-type="float" office:value="-0.501949999999965">
                <text:p>-0.5019499999999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2.77423">
                <text:p>12.77423</text:p>
              </table:table-cell>
              <table:table-cell office:value-type="float" office:value="16.0989">
                <text:p>16.09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.79600000000005">
                <text:p>1.79600000000005</text:p>
              </table:table-cell>
              <table:table-cell office:value-type="float" office:value="4.69330000000002">
                <text:p>4.693300000000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6.46576">
                <text:p>26.46576</text:p>
              </table:table-cell>
              <table:table-cell office:value-type="float" office:value="29.26807">
                <text:p>29.268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.59950000000003">
                <text:p>6.59950000000003</text:p>
              </table:table-cell>
              <table:table-cell office:value-type="float" office:value="10.64746">
                <text:p>10.647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1.34180000000003">
                <text:p>-1.34180000000003</text:p>
              </table:table-cell>
              <table:table-cell office:value-type="float" office:value="2.71690000000001">
                <text:p>2.716900000000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878100000000018">
                <text:p>0.878100000000018</text:p>
              </table:table-cell>
              <table:table-cell office:value-type="float" office:value="4.26390000000004">
                <text:p>4.263900000000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2.34410000000003">
                <text:p>-2.34410000000003</text:p>
              </table:table-cell>
              <table:table-cell office:value-type="float" office:value="1.31994999999995">
                <text:p>1.319949999999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.1336700000001">
                <text:p>10.1336700000001</text:p>
              </table:table-cell>
              <table:table-cell office:value-type="float" office:value="13.2942">
                <text:p>13.2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3.12505999999996">
                <text:p>-3.12505999999996</text:p>
              </table:table-cell>
              <table:table-cell office:value-type="float" office:value="0.0606999999999971">
                <text:p>0.06069999999999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.12670000000003">
                <text:p>6.12670000000003</text:p>
              </table:table-cell>
              <table:table-cell office:value-type="float" office:value="8.79079999999999">
                <text:p>8.790799999999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.31115999999997">
                <text:p>1.31115999999997</text:p>
              </table:table-cell>
              <table:table-cell office:value-type="float" office:value="4.30633999999998">
                <text:p>4.306339999999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-1.92349999999999">
                <text:p>-1.92349999999999</text:p>
              </table:table-cell>
              <table:table-cell office:value-type="float" office:value="1.05240000000003">
                <text:p>1.052400000000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.94809999999995">
                <text:p>1.94809999999995</text:p>
              </table:table-cell>
              <table:table-cell office:value-type="float" office:value="4.48320000000001">
                <text:p>4.48320000000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.76184000000001">
                <text:p>1.76184000000001</text:p>
              </table:table-cell>
              <table:table-cell office:value-type="float" office:value="3.94240000000002">
                <text:p>3.942400000000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46500000000003">
                <text:p>1.46500000000003</text:p>
              </table:table-cell>
              <table:table-cell office:value-type="float" office:value="3.60239999999999">
                <text:p>3.602399999999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98157000000003">
                <text:p>2.98157000000003</text:p>
              </table:table-cell>
              <table:table-cell office:value-type="float" office:value="4.63329999999996">
                <text:p>4.633299999999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98849999999993">
                <text:p>0.198849999999993</text:p>
              </table:table-cell>
              <table:table-cell office:value-type="float" office:value="1.79723999999999">
                <text:p>1.79723999999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06420000000003">
                <text:p>5.06420000000003</text:p>
              </table:table-cell>
              <table:table-cell office:value-type="float" office:value="6.97940000000006">
                <text:p>6.979400000000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.23706000000004">
                <text:p>4.23706000000004</text:p>
              </table:table-cell>
              <table:table-cell office:value-type="float" office:value="5.84760000000006">
                <text:p>5.847600000000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.77526999999998">
                <text:p>3.77526999999998</text:p>
              </table:table-cell>
              <table:table-cell office:value-type="float" office:value="5.45154000000002">
                <text:p>5.451540000000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160600000000045">
                <text:p>0.160600000000045</text:p>
              </table:table-cell>
              <table:table-cell office:value-type="float" office:value="2.38300000000004">
                <text:p>2.383000000000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.89246000000003">
                <text:p>1.89246000000003</text:p>
              </table:table-cell>
              <table:table-cell office:value-type="float" office:value="3.63210000000004">
                <text:p>3.632100000000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2257">
                <text:p>11.2257</text:p>
              </table:table-cell>
              <table:table-cell office:value-type="float" office:value="12.6834">
                <text:p>12.68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2.62390000000005">
                <text:p>-2.62390000000005</text:p>
              </table:table-cell>
              <table:table-cell office:value-type="float" office:value="-0.724299999999971">
                <text:p>-0.7242999999999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2.29309999999998">
                <text:p>-2.29309999999998</text:p>
              </table:table-cell>
              <table:table-cell office:value-type="float" office:value="-0.436339999999973">
                <text:p>-0.4363399999999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4.84045000000003">
                <text:p>-4.84045000000003</text:p>
              </table:table-cell>
              <table:table-cell office:value-type="float" office:value="-3.08185000000003">
                <text:p>-3.081850000000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-6.10424999999998">
                <text:p>-6.10424999999998</text:p>
              </table:table-cell>
              <table:table-cell office:value-type="float" office:value="-4.27324999999996">
                <text:p>-4.273249999999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-4.00229999999999">
                <text:p>-4.00229999999999</text:p>
              </table:table-cell>
              <table:table-cell office:value-type="float" office:value="-2.375">
                <text:p>-2.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4.92740000000003">
                <text:p>-4.92740000000003</text:p>
              </table:table-cell>
              <table:table-cell office:value-type="float" office:value="-3.52869999999996">
                <text:p>-3.528699999999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7.41314999999997">
                <text:p>-7.41314999999997</text:p>
              </table:table-cell>
              <table:table-cell office:value-type="float" office:value="-6.53252999999995">
                <text:p>-6.532529999999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.14729999999997">
                <text:p>7.14729999999997</text:p>
              </table:table-cell>
              <table:table-cell office:value-type="float" office:value="7.58939999999996">
                <text:p>7.58939999999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2.70719999999994">
                <text:p>-2.70719999999994</text:p>
              </table:table-cell>
              <table:table-cell office:value-type="float" office:value="-2.44920000000002">
                <text:p>-2.449200000000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4.61670000000004">
                <text:p>-4.61670000000004</text:p>
              </table:table-cell>
              <table:table-cell office:value-type="float" office:value="-4.42505000000006">
                <text:p>-4.425050000000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6.09270000000004">
                <text:p>-6.09270000000004</text:p>
              </table:table-cell>
              <table:table-cell office:value-type="float" office:value="-5.68359999999996">
                <text:p>-5.683599999999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15.87195">
                <text:p>-15.87195</text:p>
              </table:table-cell>
              <table:table-cell office:value-type="float" office:value="-15.8680000000001">
                <text:p>-15.8680000000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16.7517">
                <text:p>-16.7517</text:p>
              </table:table-cell>
              <table:table-cell office:value-type="float" office:value="-16.7654">
                <text:p>-16.76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9.79700000000003">
                <text:p>-9.79700000000003</text:p>
              </table:table-cell>
              <table:table-cell office:value-type="float" office:value="-9.90404999999998">
                <text:p>-9.904049999999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1.28269999999998">
                <text:p>-1.28269999999998</text:p>
              </table:table-cell>
              <table:table-cell office:value-type="float" office:value="-1.35069999999996">
                <text:p>-1.350699999999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41.08044">
                <text:p>41.08044</text:p>
              </table:table-cell>
              <table:table-cell office:value-type="float" office:value="41.8396">
                <text:p>41.83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-12.9406">
                <text:p>-12.9406</text:p>
              </table:table-cell>
              <table:table-cell office:value-type="float" office:value="-7.02295000000004">
                <text:p>-7.022950000000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16.2517">
                <text:p>-16.2517</text:p>
              </table:table-cell>
              <table:table-cell office:value-type="float" office:value="-11.9056399999999">
                <text:p>-11.90563999999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-19.66864">
                <text:p>-19.66864</text:p>
              </table:table-cell>
              <table:table-cell office:value-type="float" office:value="-17.29">
                <text:p>-17.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3.25977">
                <text:p>13.25977</text:p>
              </table:table-cell>
              <table:table-cell office:value-type="float" office:value="15.7863">
                <text:p>15.78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62289999999996">
                <text:p>6.62289999999996</text:p>
              </table:table-cell>
              <table:table-cell office:value-type="float" office:value="9.14049999999997">
                <text:p>9.140499999999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9.54070000000002">
                <text:p>-9.54070000000002</text:p>
              </table:table-cell>
              <table:table-cell office:value-type="float" office:value="-6.8451">
                <text:p>-6.84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-7.76930000000004">
                <text:p>-7.76930000000004</text:p>
              </table:table-cell>
              <table:table-cell office:value-type="float" office:value="-5.70410000000004">
                <text:p>-5.704100000000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4.18242999999995">
                <text:p>4.18242999999995</text:p>
              </table:table-cell>
              <table:table-cell office:value-type="float" office:value="5.83410000000004">
                <text:p>5.834100000000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7.64919999999995">
                <text:p>-7.64919999999995</text:p>
              </table:table-cell>
              <table:table-cell office:value-type="float" office:value="-6.02149999999995">
                <text:p>-6.021499999999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25109999999995">
                <text:p>8.25109999999995</text:p>
              </table:table-cell>
              <table:table-cell office:value-type="float" office:value="9.26990000000001">
                <text:p>9.26990000000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5.40660000000003">
                <text:p>-5.40660000000003</text:p>
              </table:table-cell>
              <table:table-cell office:value-type="float" office:value="-4.38982999999996">
                <text:p>-4.389829999999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.5619">
                <text:p>13.5619</text:p>
              </table:table-cell>
              <table:table-cell office:value-type="float" office:value="15.18915">
                <text:p>15.189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11.3474">
                <text:p>-11.3474</text:p>
              </table:table-cell>
              <table:table-cell office:value-type="float" office:value="-8.58245999999997">
                <text:p>-8.582459999999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95010000000002">
                <text:p>8.95010000000002</text:p>
              </table:table-cell>
              <table:table-cell office:value-type="float" office:value="11.3126999999999">
                <text:p>11.31269999999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4.59469999999999">
                <text:p>-4.59469999999999</text:p>
              </table:table-cell>
              <table:table-cell office:value-type="float" office:value="-2.25210000000004">
                <text:p>-2.252100000000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1624">
                <text:p>10.51624</text:p>
              </table:table-cell>
              <table:table-cell office:value-type="float" office:value="12.95233">
                <text:p>12.952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37854000000004">
                <text:p>2.37854000000004</text:p>
              </table:table-cell>
              <table:table-cell office:value-type="float" office:value="5.10626000000002">
                <text:p>5.106260000000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4.57159999999999">
                <text:p>-4.57159999999999</text:p>
              </table:table-cell>
              <table:table-cell office:value-type="float" office:value="-1.61339999999996">
                <text:p>-1.613399999999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42579999999998">
                <text:p>5.42579999999998</text:p>
              </table:table-cell>
              <table:table-cell office:value-type="float" office:value="7.81964000000005">
                <text:p>7.819640000000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.2672">
                <text:p>14.2672</text:p>
              </table:table-cell>
              <table:table-cell office:value-type="float" office:value="17.50726">
                <text:p>17.507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-10.47003">
                <text:p>-10.47003</text:p>
              </table:table-cell>
              <table:table-cell office:value-type="float" office:value="-7.53949999999998">
                <text:p>-7.539499999999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.60839999999996">
                <text:p>9.60839999999996</text:p>
              </table:table-cell>
              <table:table-cell office:value-type="float" office:value="12.8967">
                <text:p>12.89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.02499999999998">
                <text:p>4.02499999999998</text:p>
              </table:table-cell>
              <table:table-cell office:value-type="float" office:value="6.9674">
                <text:p>6.96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.8578">
                <text:p>-1.8578</text:p>
              </table:table-cell>
              <table:table-cell office:value-type="float" office:value="0.885099999999966">
                <text:p>0.8850999999999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.31213000000002">
                <text:p>1.31213000000002</text:p>
              </table:table-cell>
              <table:table-cell office:value-type="float" office:value="4.44569999999999">
                <text:p>4.445699999999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.31555000000003">
                <text:p>4.31555000000003</text:p>
              </table:table-cell>
              <table:table-cell office:value-type="float" office:value="7.55164000000002">
                <text:p>7.551640000000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7.16610000000003">
                <text:p>-7.16610000000003</text:p>
              </table:table-cell>
              <table:table-cell office:value-type="float" office:value="-3.21704">
                <text:p>-3.217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4.87476000000004">
                <text:p>-4.87476000000004</text:p>
              </table:table-cell>
              <table:table-cell office:value-type="float" office:value="-1.21154999999999">
                <text:p>-1.211549999999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-6.08545000000004">
                <text:p>-6.08545000000004</text:p>
              </table:table-cell>
              <table:table-cell office:value-type="float" office:value="-3.08420000000001">
                <text:p>-3.08420000000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883299999999963">
                <text:p>0.883299999999963</text:p>
              </table:table-cell>
              <table:table-cell office:value-type="float" office:value="3.15790000000004">
                <text:p>3.157900000000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706000000000017">
                <text:p>0.706000000000017</text:p>
              </table:table-cell>
              <table:table-cell office:value-type="float" office:value="3.13049999999998">
                <text:p>3.130499999999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2.68493999999998">
                <text:p>-2.68493999999998</text:p>
              </table:table-cell>
              <table:table-cell office:value-type="float" office:value="-0.403260000000046">
                <text:p>-0.4032600000000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.1712">
                <text:p>2.1712</text:p>
              </table:table-cell>
              <table:table-cell office:value-type="float" office:value="4.64355000000001">
                <text:p>4.64355000000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-0.412699999999973">
                <text:p>-0.412699999999973</text:p>
              </table:table-cell>
              <table:table-cell office:value-type="float" office:value="2.1567">
                <text:p>2.15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12.0705">
                <text:p>-12.0705</text:p>
              </table:table-cell>
              <table:table-cell office:value-type="float" office:value="-9.66579999999999">
                <text:p>-9.665799999999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1.78423999999995">
                <text:p>-1.78423999999995</text:p>
              </table:table-cell>
              <table:table-cell office:value-type="float" office:value="0.724240000000009">
                <text:p>0.7242400000000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-4.67895999999996">
                <text:p>-4.67895999999996</text:p>
              </table:table-cell>
              <table:table-cell office:value-type="float" office:value="-2.22029999999995">
                <text:p>-2.220299999999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1.50507000000005">
                <text:p>-1.50507000000005</text:p>
              </table:table-cell>
              <table:table-cell office:value-type="float" office:value="0.986999999999966">
                <text:p>0.9869999999999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6.24159999999995">
                <text:p>-6.24159999999995</text:p>
              </table:table-cell>
              <table:table-cell office:value-type="float" office:value="-3.93330000000003">
                <text:p>-3.933300000000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3.36109999999996">
                <text:p>-3.36109999999996</text:p>
              </table:table-cell>
              <table:table-cell office:value-type="float" office:value="-1.23364000000004">
                <text:p>-1.233640000000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4.70540000000005">
                <text:p>-4.70540000000005</text:p>
              </table:table-cell>
              <table:table-cell office:value-type="float" office:value="-2.60519999999997">
                <text:p>-2.605199999999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0.0798300000000154">
                <text:p>-0.0798300000000154</text:p>
              </table:table-cell>
              <table:table-cell office:value-type="float" office:value="1.80034999999998">
                <text:p>1.80034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